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1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ab_water_2g" table:style-name="ta1">
        <table:shapes>
          <draw:frame draw:z-index="0" draw:style-name="gr1" draw:text-style-name="P1" svg:width="21.036cm" svg:height="10.971cm" svg:x="26.541cm" svg:y="1.64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14662" calcext:value-type="float">
            <text:p>4.14662E-01</text:p>
          </table:table-cell>
          <table:table-cell table:formula="of:=[.C4]/[.$C$105]" office:value-type="float" office:value="0.0122816211248219" calcext:value-type="float">
            <text:p>1.22816E-02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1234691" calcext:value-type="float">
            <text:p>1.23469E-02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531598186546787" calcext:value-type="float">
            <text:p>-0.531598186546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18748" calcext:value-type="float">
            <text:p>4.18748E-01</text:p>
          </table:table-cell>
          <table:table-cell table:formula="of:=[.C5]/[.$C$105]" office:value-type="float" office:value="0.0124026418692259" calcext:value-type="float">
            <text:p>1.24026E-02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1233701" calcext:value-type="float">
            <text:p>1.23370E-02</text:p>
          </table:table-cell>
          <table:table-cell/>
          <table:table-cell table:formula="of:=100*([.D5]-[.H5])/[.D5]" office:value-type="float" office:value="0.529176524791455" calcext:value-type="float">
            <text:p>0.529176524791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18714" calcext:value-type="float">
            <text:p>4.18714E-01</text:p>
          </table:table-cell>
          <table:table-cell table:formula="of:=[.C6]/[.$C$105]" office:value-type="float" office:value="0.012401634843942" calcext:value-type="float">
            <text:p>1.24016E-02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1231722" calcext:value-type="float">
            <text:p>1.23172E-02</text:p>
          </table:table-cell>
          <table:table-cell/>
          <table:table-cell table:formula="of:=100*([.D6]-[.H6])/[.D6]" office:value-type="float" office:value="0.680675128757208" calcext:value-type="float">
            <text:p>0.680675128757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418584" calcext:value-type="float">
            <text:p>4.18584E-01</text:p>
          </table:table-cell>
          <table:table-cell table:formula="of:=[.C7]/[.$C$105]" office:value-type="float" office:value="0.0123977844531509" calcext:value-type="float">
            <text:p>1.23978E-02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1228751" calcext:value-type="float">
            <text:p>1.22875E-02</text:p>
          </table:table-cell>
          <table:table-cell/>
          <table:table-cell table:formula="of:=100*([.D7]-[.H7])/[.D7]" office:value-type="float" office:value="0.889469030273977" calcext:value-type="float">
            <text:p>0.889469030273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15983" calcext:value-type="float">
            <text:p>4.15983E-01</text:p>
          </table:table-cell>
          <table:table-cell table:formula="of:=[.C8]/[.$C$105]" office:value-type="float" office:value="0.0123207470189379" calcext:value-type="float">
            <text:p>1.23207E-02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1224786" calcext:value-type="float">
            <text:p>1.22479E-02</text:p>
          </table:table-cell>
          <table:table-cell/>
          <table:table-cell table:formula="of:=100*([.D8]-[.H8])/[.D8]" office:value-type="float" office:value="0.591579543236023" calcext:value-type="float">
            <text:p>0.591579543236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13409" calcext:value-type="float">
            <text:p>4.13409E-01</text:p>
          </table:table-cell>
          <table:table-cell table:formula="of:=[.C9]/[.$C$105]" office:value-type="float" office:value="0.0122445092812737" calcext:value-type="float">
            <text:p>1.22445E-02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1219825" calcext:value-type="float">
            <text:p>1.21983E-02</text:p>
          </table:table-cell>
          <table:table-cell/>
          <table:table-cell table:formula="of:=100*([.D9]-[.H9])/[.D9]" office:value-type="float" office:value="0.377796122417465" calcext:value-type="float">
            <text:p>0.3777961224174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09853" calcext:value-type="float">
            <text:p>4.09853E-01</text:p>
          </table:table-cell>
          <table:table-cell table:formula="of:=[.C10]/[.$C$105]" office:value-type="float" office:value="0.0121391862839413" calcext:value-type="float">
            <text:p>1.21392E-02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1213864" calcext:value-type="float">
            <text:p>1.21386E-02</text:p>
          </table:table-cell>
          <table:table-cell/>
          <table:table-cell table:formula="of:=100*([.D10]-[.H10])/[.D10]" office:value-type="float" office:value="0.00450016935666273" calcext:value-type="float">
            <text:p>0.004500169356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11727" calcext:value-type="float">
            <text:p>4.11727E-01</text:p>
          </table:table-cell>
          <table:table-cell table:formula="of:=[.C11]/[.$C$105]" office:value-type="float" office:value="0.0121946911481148" calcext:value-type="float">
            <text:p>1.21947E-02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12069" calcext:value-type="float">
            <text:p>1.20690E-02</text:p>
          </table:table-cell>
          <table:table-cell/>
          <table:table-cell table:formula="of:=100*([.D11]-[.H11])/[.D11]" office:value-type="float" office:value="1.03070382503481" calcext:value-type="float">
            <text:p>1.03070382503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407494" calcext:value-type="float">
            <text:p>4.07494E-01</text:p>
          </table:table-cell>
          <table:table-cell table:formula="of:=[.C12]/[.$C$105]" office:value-type="float" office:value="0.0120693165002778" calcext:value-type="float">
            <text:p>1.20693E-02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1198928" calcext:value-type="float">
            <text:p>1.19893E-02</text:p>
          </table:table-cell>
          <table:table-cell/>
          <table:table-cell table:formula="of:=100*([.D12]-[.H12])/[.D12]" office:value-type="float" office:value="0.663140288648145" calcext:value-type="float">
            <text:p>0.663140288648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404366" calcext:value-type="float">
            <text:p>4.04366E-01</text:p>
          </table:table-cell>
          <table:table-cell table:formula="of:=[.C13]/[.$C$105]" office:value-type="float" office:value="0.0119766701741654" calcext:value-type="float">
            <text:p>1.19767E-02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1189944" calcext:value-type="float">
            <text:p>1.18994E-02</text:p>
          </table:table-cell>
          <table:table-cell/>
          <table:table-cell table:formula="of:=100*([.D13]-[.H13])/[.D13]" office:value-type="float" office:value="0.644838448770092" calcext:value-type="float">
            <text:p>0.644838448770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399302" calcext:value-type="float">
            <text:p>3.99302E-01</text:p>
          </table:table-cell>
          <table:table-cell table:formula="of:=[.C14]/[.$C$105]" office:value-type="float" office:value="0.0118266826436559" calcext:value-type="float">
            <text:p>1.18267E-02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1179942" calcext:value-type="float">
            <text:p>1.17994E-02</text:p>
          </table:table-cell>
          <table:table-cell/>
          <table:table-cell table:formula="of:=100*([.D14]-[.H14])/[.D14]" office:value-type="float" office:value="0.230518096048885" calcext:value-type="float">
            <text:p>0.230518096048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396244" calcext:value-type="float">
            <text:p>3.96244E-01</text:p>
          </table:table-cell>
          <table:table-cell table:formula="of:=[.C15]/[.$C$105]" office:value-type="float" office:value="0.0117361096048925" calcext:value-type="float">
            <text:p>1.17361E-02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1168919" calcext:value-type="float">
            <text:p>1.16892E-02</text:p>
          </table:table-cell>
          <table:table-cell/>
          <table:table-cell table:formula="of:=100*([.D15]-[.H15])/[.D15]" office:value-type="float" office:value="0.399788400688934" calcext:value-type="float">
            <text:p>0.399788400688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89314" calcext:value-type="float">
            <text:p>3.89314E-01</text:p>
          </table:table-cell>
          <table:table-cell table:formula="of:=[.C16]/[.$C$105]" office:value-type="float" office:value="0.0115308541573352" calcext:value-type="float">
            <text:p>1.15309E-02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1156868" calcext:value-type="float">
            <text:p>1.15687E-02</text:p>
          </table:table-cell>
          <table:table-cell/>
          <table:table-cell table:formula="of:=100*([.D16]-[.H16])/[.D16]" office:value-type="float" office:value="-0.328040248785357" calcext:value-type="float">
            <text:p>-0.328040248785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382751" calcext:value-type="float">
            <text:p>3.82751E-01</text:p>
          </table:table-cell>
          <table:table-cell table:formula="of:=[.C17]/[.$C$105]" office:value-type="float" office:value="0.0113364686591651" calcext:value-type="float">
            <text:p>1.13365E-02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1143786" calcext:value-type="float">
            <text:p>1.14379E-02</text:p>
          </table:table-cell>
          <table:table-cell/>
          <table:table-cell table:formula="of:=100*([.D17]-[.H17])/[.D17]" office:value-type="float" office:value="-0.894382050383302" calcext:value-type="float">
            <text:p>-0.894382050383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370994" calcext:value-type="float">
            <text:p>3.70994E-01</text:p>
          </table:table-cell>
          <table:table-cell table:formula="of:=[.C18]/[.$C$105]" office:value-type="float" office:value="0.0109882452396945" calcext:value-type="float">
            <text:p>1.09882E-02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1129668" calcext:value-type="float">
            <text:p>1.12967E-02</text:p>
          </table:table-cell>
          <table:table-cell/>
          <table:table-cell table:formula="of:=100*([.D18]-[.H18])/[.D18]" office:value-type="float" office:value="-2.80695191613758" calcext:value-type="float">
            <text:p>-2.80695191613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366159" calcext:value-type="float">
            <text:p>3.66159E-01</text:p>
          </table:table-cell>
          <table:table-cell table:formula="of:=[.C19]/[.$C$105]" office:value-type="float" office:value="0.0108450403206556" calcext:value-type="float">
            <text:p>1.08450E-02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1114509" calcext:value-type="float">
            <text:p>1.11451E-02</text:p>
          </table:table-cell>
          <table:table-cell/>
          <table:table-cell table:formula="of:=100*([.D19]-[.H19])/[.D19]" office:value-type="float" office:value="-2.76669952782861" calcext:value-type="float">
            <text:p>-2.76669952782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361164" calcext:value-type="float">
            <text:p>3.61164E-01</text:p>
          </table:table-cell>
          <table:table-cell table:formula="of:=[.C20]/[.$C$105]" office:value-type="float" office:value="0.0106970964591045" calcext:value-type="float">
            <text:p>1.06971E-02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1098307" calcext:value-type="float">
            <text:p>1.09831E-02</text:p>
          </table:table-cell>
          <table:table-cell/>
          <table:table-cell table:formula="of:=100*([.D20]-[.H20])/[.D20]" office:value-type="float" office:value="-2.67337535927427" calcext:value-type="float">
            <text:p>-2.67337535927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356655" calcext:value-type="float">
            <text:p>3.56655E-01</text:p>
          </table:table-cell>
          <table:table-cell table:formula="of:=[.C21]/[.$C$105]" office:value-type="float" office:value="0.0105635471354341" calcext:value-type="float">
            <text:p>1.05635E-02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1081059" calcext:value-type="float">
            <text:p>1.08106E-02</text:p>
          </table:table-cell>
          <table:table-cell/>
          <table:table-cell table:formula="of:=100*([.D21]-[.H21])/[.D21]" office:value-type="float" office:value="-2.33863551133526" calcext:value-type="float">
            <text:p>-2.33863551133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35163" calcext:value-type="float">
            <text:p>3.51630E-01</text:p>
          </table:table-cell>
          <table:table-cell table:formula="of:=[.C22]/[.$C$105]" office:value-type="float" office:value="0.010414714722162" calcext:value-type="float">
            <text:p>1.04147E-02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1062763" calcext:value-type="float">
            <text:p>1.06276E-02</text:p>
          </table:table-cell>
          <table:table-cell/>
          <table:table-cell table:formula="of:=100*([.D22]-[.H22])/[.D22]" office:value-type="float" office:value="-2.04436975489042" calcext:value-type="float">
            <text:p>-2.04436975489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346707" calcext:value-type="float">
            <text:p>3.46707E-01</text:p>
          </table:table-cell>
          <table:table-cell table:formula="of:=[.C23]/[.$C$105]" office:value-type="float" office:value="0.0102689033847414" calcext:value-type="float">
            <text:p>1.02689E-02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1043419" calcext:value-type="float">
            <text:p>1.04342E-02</text:p>
          </table:table-cell>
          <table:table-cell/>
          <table:table-cell table:formula="of:=100*([.D23]-[.H23])/[.D23]" office:value-type="float" office:value="-1.60958389679856" calcext:value-type="float">
            <text:p>-1.60958389679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341007" calcext:value-type="float">
            <text:p>3.41007E-01</text:p>
          </table:table-cell>
          <table:table-cell table:formula="of:=[.C24]/[.$C$105]" office:value-type="float" office:value="0.0101000785577462" calcext:value-type="float">
            <text:p>1.01001E-02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1023026" calcext:value-type="float">
            <text:p>1.02303E-02</text:p>
          </table:table-cell>
          <table:table-cell/>
          <table:table-cell table:formula="of:=100*([.D24]-[.H24])/[.D24]" office:value-type="float" office:value="-1.28891514565456" calcext:value-type="float">
            <text:p>-1.28891514565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33439" calcext:value-type="float">
            <text:p>3.34390E-01</text:p>
          </table:table-cell>
          <table:table-cell table:formula="of:=[.C25]/[.$C$105]" office:value-type="float" office:value="0.00990409366647827" calcext:value-type="float">
            <text:p>9.90409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1001588" calcext:value-type="float">
            <text:p>1.00159E-02</text:p>
          </table:table-cell>
          <table:table-cell/>
          <table:table-cell table:formula="of:=100*([.D25]-[.H25])/[.D25]" office:value-type="float" office:value="-1.12868816962106" calcext:value-type="float">
            <text:p>-1.12868816962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327575" calcext:value-type="float">
            <text:p>3.27575E-01</text:p>
          </table:table-cell>
          <table:table-cell table:formula="of:=[.C26]/[.$C$105]" office:value-type="float" office:value="0.00970224433385155" calcext:value-type="float">
            <text:p>9.7022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9791069" calcext:value-type="float">
            <text:p>9.79107E-03</text:p>
          </table:table-cell>
          <table:table-cell/>
          <table:table-cell table:formula="of:=100*([.D26]-[.H26])/[.D26]" office:value-type="float" office:value="-0.915506382771016" calcext:value-type="float">
            <text:p>-0.915506382771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320673" calcext:value-type="float">
            <text:p>3.20673E-01</text:p>
          </table:table-cell>
          <table:table-cell table:formula="of:=[.C27]/[.$C$105]" office:value-type="float" office:value="0.00949781820123385" calcext:value-type="float">
            <text:p>9.4978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9555885" calcext:value-type="float">
            <text:p>9.55589E-03</text:p>
          </table:table-cell>
          <table:table-cell/>
          <table:table-cell table:formula="of:=100*([.D27]-[.H27])/[.D27]" office:value-type="float" office:value="-0.611369869751835" calcext:value-type="float">
            <text:p>-0.611369869751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311897" calcext:value-type="float">
            <text:p>3.11897E-01</text:p>
          </table:table-cell>
          <table:table-cell table:formula="of:=[.C28]/[.$C$105]" office:value-type="float" office:value="0.00923788720444263" calcext:value-type="float">
            <text:p>9.23789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9310396" calcext:value-type="float">
            <text:p>9.31040E-03</text:p>
          </table:table-cell>
          <table:table-cell/>
          <table:table-cell table:formula="of:=100*([.D28]-[.H28])/[.D28]" office:value-type="float" office:value="-0.784906699472347" calcext:value-type="float">
            <text:p>-0.784906699472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306279" calcext:value-type="float">
            <text:p>3.06279E-01</text:p>
          </table:table-cell>
          <table:table-cell table:formula="of:=[.C29]/[.$C$105]" office:value-type="float" office:value="0.0090714910854849" calcext:value-type="float">
            <text:p>9.07149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9054691" calcext:value-type="float">
            <text:p>9.05469E-03</text:p>
          </table:table-cell>
          <table:table-cell/>
          <table:table-cell table:formula="of:=100*([.D29]-[.H29])/[.D29]" office:value-type="float" office:value="0.185196516499707" calcext:value-type="float">
            <text:p>0.185196516499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301067" calcext:value-type="float">
            <text:p>3.01067E-01</text:p>
          </table:table-cell>
          <table:table-cell table:formula="of:=[.C30]/[.$C$105]" office:value-type="float" office:value="0.00891712003315175" calcext:value-type="float">
            <text:p>8.91712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878888" calcext:value-type="float">
            <text:p>8.78888E-03</text:p>
          </table:table-cell>
          <table:table-cell/>
          <table:table-cell table:formula="of:=100*([.D30]-[.H30])/[.D30]" office:value-type="float" office:value="1.43813285763771" calcext:value-type="float">
            <text:p>1.43813285763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295288" calcext:value-type="float">
            <text:p>2.95288E-01</text:p>
          </table:table-cell>
          <table:table-cell table:formula="of:=[.C31]/[.$C$105]" office:value-type="float" office:value="0.00874595535329117" calcext:value-type="float">
            <text:p>8.74596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8513095" calcext:value-type="float">
            <text:p>8.51310E-03</text:p>
          </table:table-cell>
          <table:table-cell/>
          <table:table-cell table:formula="of:=100*([.D31]-[.H31])/[.D31]" office:value-type="float" office:value="2.66249190494144" calcext:value-type="float">
            <text:p>2.66249190494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287646" calcext:value-type="float">
            <text:p>2.87646E-01</text:p>
          </table:table-cell>
          <table:table-cell table:formula="of:=[.C32]/[.$C$105]" office:value-type="float" office:value="0.00851961161155479" calcext:value-type="float">
            <text:p>8.51961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8227489" calcext:value-type="float">
            <text:p>8.22749E-03</text:p>
          </table:table-cell>
          <table:table-cell/>
          <table:table-cell table:formula="of:=100*([.D32]-[.H32])/[.D32]" office:value-type="float" office:value="3.42882545442091" calcext:value-type="float">
            <text:p>3.42882545442091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278541" calcext:value-type="float">
            <text:p>2.78541E-01</text:p>
          </table:table-cell>
          <table:table-cell table:formula="of:=[.C33]/[.$C$105]" office:value-type="float" office:value="0.00824993616422298" calcext:value-type="float">
            <text:p>8.24994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793224" calcext:value-type="float">
            <text:p>7.93224E-03</text:p>
          </table:table-cell>
          <table:table-cell/>
          <table:table-cell table:formula="of:=100*([.D33]-[.H33])/[.D33]" office:value-type="float" office:value="3.8508923935765" calcext:value-type="float">
            <text:p>3.8508923935765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268792" calcext:value-type="float">
            <text:p>2.68792E-01</text:p>
          </table:table-cell>
          <table:table-cell table:formula="of:=[.C34]/[.$C$105]" office:value-type="float" office:value="0.00796118647327978" calcext:value-type="float">
            <text:p>7.9611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7627549" calcext:value-type="float">
            <text:p>7.62755E-03</text:p>
          </table:table-cell>
          <table:table-cell/>
          <table:table-cell table:formula="of:=100*([.D34]-[.H34])/[.D34]" office:value-type="float" office:value="4.19080088626954" calcext:value-type="float">
            <text:p>4.19080088626954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3068" calcext:value-type="float">
            <text:p>8.46307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256874" calcext:value-type="float">
            <text:p>2.56874E-01</text:p>
          </table:table-cell>
          <table:table-cell table:formula="of:=[.C35]/[.$C$105]" office:value-type="float" office:value="0.0076081944929063" calcext:value-type="float">
            <text:p>7.60819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7313644" calcext:value-type="float">
            <text:p>7.31364E-03</text:p>
          </table:table-cell>
          <table:table-cell/>
          <table:table-cell table:formula="of:=100*([.D35]-[.H35])/[.D35]" office:value-type="float" office:value="3.8714900516927" calcext:value-type="float">
            <text:p>3.8714900516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247967" calcext:value-type="float">
            <text:p>2.47967E-01</text:p>
          </table:table-cell>
          <table:table-cell table:formula="of:=[.C36]/[.$C$105]" office:value-type="float" office:value="0.00734438348693327" calcext:value-type="float">
            <text:p>7.34438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6990776" calcext:value-type="float">
            <text:p>6.99078E-03</text:p>
          </table:table-cell>
          <table:table-cell/>
          <table:table-cell table:formula="of:=100*([.D36]-[.H36])/[.D36]" office:value-type="float" office:value="4.81466535022837" calcext:value-type="float">
            <text:p>4.81466535022837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353188149520965" calcext:value-type="float">
            <text:p>-0.03531881495209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235752" calcext:value-type="float">
            <text:p>2.35752E-01</text:p>
          </table:table-cell>
          <table:table-cell table:formula="of:=[.C37]/[.$C$105]" office:value-type="float" office:value="0.00698259484452162" calcext:value-type="float">
            <text:p>6.98259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6659222" calcext:value-type="float">
            <text:p>6.65922E-03</text:p>
          </table:table-cell>
          <table:table-cell/>
          <table:table-cell table:formula="of:=100*([.D37]-[.H37])/[.D37]" office:value-type="float" office:value="4.63112713428204" calcext:value-type="float">
            <text:p>4.63112713428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22294" calcext:value-type="float">
            <text:p>2.22940E-01</text:p>
          </table:table-cell>
          <table:table-cell table:formula="of:=[.C38]/[.$C$105]" office:value-type="float" office:value="0.00660312402286152" calcext:value-type="float">
            <text:p>6.60312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6319285" calcext:value-type="float">
            <text:p>6.31929E-03</text:p>
          </table:table-cell>
          <table:table-cell/>
          <table:table-cell table:formula="of:=100*([.D38]-[.H38])/[.D38]" office:value-type="float" office:value="4.29855659046846" calcext:value-type="float">
            <text:p>4.29855659046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211174" calcext:value-type="float">
            <text:p>2.11174E-01</text:p>
          </table:table-cell>
          <table:table-cell table:formula="of:=[.C39]/[.$C$105]" office:value-type="float" office:value="0.00625463403787458" calcext:value-type="float">
            <text:p>6.25463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5971292" calcext:value-type="float">
            <text:p>5.97129E-03</text:p>
          </table:table-cell>
          <table:table-cell/>
          <table:table-cell table:formula="of:=100*([.D39]-[.H39])/[.D39]" office:value-type="float" office:value="4.53011377098673" calcext:value-type="float">
            <text:p>4.53011377098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198094" calcext:value-type="float">
            <text:p>1.98094E-01</text:p>
          </table:table-cell>
          <table:table-cell table:formula="of:=[.C40]/[.$C$105]" office:value-type="float" office:value="0.00586722548750664" calcext:value-type="float">
            <text:p>5.8672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5615598" calcext:value-type="float">
            <text:p>5.61560E-03</text:p>
          </table:table-cell>
          <table:table-cell/>
          <table:table-cell table:formula="of:=100*([.D40]-[.H40])/[.D40]" office:value-type="float" office:value="4.28869638711589" calcext:value-type="float">
            <text:p>4.28869638711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84128" calcext:value-type="float">
            <text:p>1.84128E-01</text:p>
          </table:table-cell>
          <table:table-cell table:formula="of:=[.C41]/[.$C$105]" office:value-type="float" office:value="0.00545357504297769" calcext:value-type="float">
            <text:p>5.45358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5252579" calcext:value-type="float">
            <text:p>5.25258E-03</text:p>
          </table:table-cell>
          <table:table-cell/>
          <table:table-cell table:formula="of:=100*([.D41]-[.H41])/[.D41]" office:value-type="float" office:value="3.68558315222055" calcext:value-type="float">
            <text:p>3.68558315222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171356" calcext:value-type="float">
            <text:p>1.71356E-01</text:p>
          </table:table-cell>
          <table:table-cell table:formula="of:=[.C42]/[.$C$105]" office:value-type="float" office:value="0.00507528895694563" calcext:value-type="float">
            <text:p>5.07529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4882636" calcext:value-type="float">
            <text:p>4.88264E-03</text:p>
          </table:table-cell>
          <table:table-cell/>
          <table:table-cell table:formula="of:=100*([.D42]-[.H42])/[.D42]" office:value-type="float" office:value="3.79590124975999" calcext:value-type="float">
            <text:p>3.79590124975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16018" calcext:value-type="float">
            <text:p>1.60180E-01</text:p>
          </table:table-cell>
          <table:table-cell table:formula="of:=[.C43]/[.$C$105]" office:value-type="float" office:value="0.00474427382247223" calcext:value-type="float">
            <text:p>4.74427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4506196" calcext:value-type="float">
            <text:p>4.50620E-03</text:p>
          </table:table-cell>
          <table:table-cell/>
          <table:table-cell table:formula="of:=100*([.D43]-[.H43])/[.D43]" office:value-type="float" office:value="5.01821419633338" calcext:value-type="float">
            <text:p>5.01821419633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145323" calcext:value-type="float">
            <text:p>1.45323E-01</text:p>
          </table:table-cell>
          <table:table-cell table:formula="of:=[.C44]/[.$C$105]" office:value-type="float" office:value="0.00430423339182877" calcext:value-type="float">
            <text:p>4.3042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4123704" calcext:value-type="float">
            <text:p>4.12370E-03</text:p>
          </table:table-cell>
          <table:table-cell/>
          <table:table-cell table:formula="of:=100*([.D44]-[.H44])/[.D44]" office:value-type="float" office:value="4.19422869056054" calcext:value-type="float">
            <text:p>4.19422869056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134054" calcext:value-type="float">
            <text:p>1.34054E-01</text:p>
          </table:table-cell>
          <table:table-cell table:formula="of:=[.C45]/[.$C$105]" office:value-type="float" office:value="0.00397046374702018" calcext:value-type="float">
            <text:p>3.9704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3735631" calcext:value-type="float">
            <text:p>3.73563E-03</text:p>
          </table:table-cell>
          <table:table-cell/>
          <table:table-cell table:formula="of:=100*([.D45]-[.H45])/[.D45]" office:value-type="float" office:value="5.91449165595383" calcext:value-type="float">
            <text:p>5.91449165595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12038" calcext:value-type="float">
            <text:p>1.20380E-01</text:p>
          </table:table-cell>
          <table:table-cell table:formula="of:=[.C46]/[.$C$105]" office:value-type="float" office:value="0.0035654618725759" calcext:value-type="float">
            <text:p>3.56546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3342468" calcext:value-type="float">
            <text:p>3.34247E-03</text:p>
          </table:table-cell>
          <table:table-cell/>
          <table:table-cell table:formula="of:=100*([.D46]-[.H46])/[.D46]" office:value-type="float" office:value="6.25427730110028" calcext:value-type="float">
            <text:p>6.25427730110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106938" calcext:value-type="float">
            <text:p>1.06938E-01</text:p>
          </table:table-cell>
          <table:table-cell table:formula="of:=[.C47]/[.$C$105]" office:value-type="float" office:value="0.00316733146477422" calcext:value-type="float">
            <text:p>3.16733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2944734" calcext:value-type="float">
            <text:p>2.94473E-03</text:p>
          </table:table-cell>
          <table:table-cell/>
          <table:table-cell table:formula="of:=100*([.D47]-[.H47])/[.D47]" office:value-type="float" office:value="7.02791820969353" calcext:value-type="float">
            <text:p>7.027918209693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936128" calcext:value-type="float">
            <text:p>9.36128E-02</text:p>
          </table:table-cell>
          <table:table-cell table:formula="of:=[.C48]/[.$C$105]" office:value-type="float" office:value="0.00277266048500642" calcext:value-type="float">
            <text:p>2.77266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254299" calcext:value-type="float">
            <text:p>2.54299E-03</text:p>
          </table:table-cell>
          <table:table-cell/>
          <table:table-cell table:formula="of:=100*([.D48]-[.H48])/[.D48]" office:value-type="float" office:value="8.28339734519959" calcext:value-type="float">
            <text:p>8.28339734519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78247" calcext:value-type="float">
            <text:p>7.82470E-02</text:p>
          </table:table-cell>
          <table:table-cell table:formula="of:=[.C49]/[.$C$105]" office:value-type="float" office:value="0.00231755021717433" calcext:value-type="float">
            <text:p>2.31755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2137886" calcext:value-type="float">
            <text:p>2.13789E-03</text:p>
          </table:table-cell>
          <table:table-cell/>
          <table:table-cell table:formula="of:=100*([.D49]-[.H49])/[.D49]" office:value-type="float" office:value="7.75233329758805" calcext:value-type="float">
            <text:p>7.75233329758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626745" calcext:value-type="float">
            <text:p>6.26745E-02</text:p>
          </table:table-cell>
          <table:table-cell table:formula="of:=[.C50]/[.$C$105]" office:value-type="float" office:value="0.00185631782798437" calcext:value-type="float">
            <text:p>1.85632E-03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1730296" calcext:value-type="float">
            <text:p>1.73030E-03</text:p>
          </table:table-cell>
          <table:table-cell/>
          <table:table-cell table:formula="of:=100*([.D50]-[.H50])/[.D50]" office:value-type="float" office:value="6.7888066410054" calcext:value-type="float">
            <text:p>6.788806641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466902" calcext:value-type="float">
            <text:p>4.66902E-02</text:p>
          </table:table-cell>
          <table:table-cell table:formula="of:=[.C51]/[.$C$105]" office:value-type="float" office:value="0.00138288858550376" calcext:value-type="float">
            <text:p>1.38289E-03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1321716" calcext:value-type="float">
            <text:p>1.32172E-03</text:p>
          </table:table-cell>
          <table:table-cell/>
          <table:table-cell table:formula="of:=100*([.D51]-[.H51])/[.D51]" office:value-type="float" office:value="4.42353680151869" calcext:value-type="float">
            <text:p>4.42353680151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343234" calcext:value-type="float">
            <text:p>3.43234E-02</text:p>
          </table:table-cell>
          <table:table-cell table:formula="of:=[.C52]/[.$C$105]" office:value-type="float" office:value="0.00101660387138371" calcext:value-type="float">
            <text:p>1.01660E-03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9154094" calcext:value-type="float">
            <text:p>9.15409E-04</text:p>
          </table:table-cell>
          <table:table-cell/>
          <table:table-cell table:formula="of:=100*([.D52]-[.H52])/[.D52]" office:value-type="float" office:value="9.95416939008634" calcext:value-type="float">
            <text:p>9.95416939008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191054" calcext:value-type="float">
            <text:p>1.91054E-02</text:p>
          </table:table-cell>
          <table:table-cell table:formula="of:=[.C53]/[.$C$105]" office:value-type="float" office:value="0.000565871201697221" calcext:value-type="float">
            <text:p>5.65871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5197219" calcext:value-type="float">
            <text:p>5.19722E-04</text:p>
          </table:table-cell>
          <table:table-cell/>
          <table:table-cell table:formula="of:=100*([.D53]-[.H53])/[.D53]" office:value-type="float" office:value="8.15544271537501" calcext:value-type="float">
            <text:p>8.15544271537501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592997" calcext:value-type="float">
            <text:p>5.92997E-01</text:p>
          </table:table-cell>
          <table:table-cell table:formula="of:=[.C54]/[.$C$105]" office:value-type="float" office:value="0.0175636168304693" calcext:value-type="float">
            <text:p>1.75636E-02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1781613" calcext:value-type="float">
            <text:p>1.78161E-02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1.43770598031177" calcext:value-type="float">
            <text:p>-1.43770598031177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592213" calcext:value-type="float">
            <text:p>5.92213E-01</text:p>
          </table:table-cell>
          <table:table-cell table:formula="of:=[.C55]/[.$C$105]" office:value-type="float" office:value="0.0175403960121597" calcext:value-type="float">
            <text:p>1.75404E-02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1780183" calcext:value-type="float">
            <text:p>1.78018E-02</text:p>
          </table:table-cell>
          <table:table-cell/>
          <table:table-cell table:formula="of:=100*([.D55]-[.H55])/[.D55]" office:value-type="float" office:value="-1.49046798977095" calcext:value-type="float">
            <text:p>-1.49046798977095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594534" calcext:value-type="float">
            <text:p>5.94534E-01</text:p>
          </table:table-cell>
          <table:table-cell table:formula="of:=[.C56]/[.$C$105]" office:value-type="float" office:value="0.0176091402969766" calcext:value-type="float">
            <text:p>1.76091E-02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1777322" calcext:value-type="float">
            <text:p>1.77732E-02</text:p>
          </table:table-cell>
          <table:table-cell/>
          <table:table-cell table:formula="of:=100*([.D56]-[.H56])/[.D56]" office:value-type="float" office:value="-0.931787130184729" calcext:value-type="float">
            <text:p>-0.931787130184729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592939" calcext:value-type="float">
            <text:p>5.92939E-01</text:p>
          </table:table-cell>
          <table:table-cell table:formula="of:=[.C57]/[.$C$105]" office:value-type="float" office:value="0.0175618989638086" calcext:value-type="float">
            <text:p>1.75619E-02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1773028" calcext:value-type="float">
            <text:p>1.77303E-02</text:p>
          </table:table-cell>
          <table:table-cell/>
          <table:table-cell table:formula="of:=100*([.D57]-[.H57])/[.D57]" office:value-type="float" office:value="-0.958786043231434" calcext:value-type="float">
            <text:p>-0.958786043231434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590745" calcext:value-type="float">
            <text:p>5.90745E-01</text:p>
          </table:table-cell>
          <table:table-cell table:formula="of:=[.C58]/[.$C$105]" office:value-type="float" office:value="0.0174969162146108" calcext:value-type="float">
            <text:p>1.74969E-02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1767298" calcext:value-type="float">
            <text:p>1.76730E-02</text:p>
          </table:table-cell>
          <table:table-cell/>
          <table:table-cell table:formula="of:=100*([.D58]-[.H58])/[.D58]" office:value-type="float" office:value="-1.00625609238604" calcext:value-type="float">
            <text:p>-1.00625609238604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58947" calcext:value-type="float">
            <text:p>5.89470E-01</text:p>
          </table:table-cell>
          <table:table-cell table:formula="of:=[.C59]/[.$C$105]" office:value-type="float" office:value="0.0174591527664671" calcext:value-type="float">
            <text:p>1.74592E-02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1760128" calcext:value-type="float">
            <text:p>1.76013E-02</text:p>
          </table:table-cell>
          <table:table-cell/>
          <table:table-cell table:formula="of:=100*([.D59]-[.H59])/[.D59]" office:value-type="float" office:value="-0.814055730160496" calcext:value-type="float">
            <text:p>-0.814055730160496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589809" calcext:value-type="float">
            <text:p>5.89809E-01</text:p>
          </table:table-cell>
          <table:table-cell table:formula="of:=[.C60]/[.$C$105]" office:value-type="float" office:value="0.0174691934009147" calcext:value-type="float">
            <text:p>1.74692E-02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1751514" calcext:value-type="float">
            <text:p>1.75151E-02</text:p>
          </table:table-cell>
          <table:table-cell/>
          <table:table-cell table:formula="of:=100*([.D60]-[.H60])/[.D60]" office:value-type="float" office:value="-0.263015000354269" calcext:value-type="float">
            <text:p>-0.263015000354269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585892" calcext:value-type="float">
            <text:p>5.85892E-01</text:p>
          </table:table-cell>
          <table:table-cell table:formula="of:=[.C61]/[.$C$105]" office:value-type="float" office:value="0.0173531781645393" calcext:value-type="float">
            <text:p>1.73532E-02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174145" calcext:value-type="float">
            <text:p>1.74145E-02</text:p>
          </table:table-cell>
          <table:table-cell/>
          <table:table-cell table:formula="of:=100*([.D61]-[.H61])/[.D61]" office:value-type="float" office:value="-0.353375242732248" calcext:value-type="float">
            <text:p>-0.353375242732248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580415" calcext:value-type="float">
            <text:p>5.80415E-01</text:p>
          </table:table-cell>
          <table:table-cell table:formula="of:=[.C62]/[.$C$105]" office:value-type="float" office:value="0.0171909582386704" calcext:value-type="float">
            <text:p>1.71910E-02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1729929" calcext:value-type="float">
            <text:p>1.72993E-02</text:p>
          </table:table-cell>
          <table:table-cell/>
          <table:table-cell table:formula="of:=100*([.D62]-[.H62])/[.D62]" office:value-type="float" office:value="-0.630167090313297" calcext:value-type="float">
            <text:p>-0.630167090313297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570872" calcext:value-type="float">
            <text:p>5.70872E-01</text:p>
          </table:table-cell>
          <table:table-cell table:formula="of:=[.C63]/[.$C$105]" office:value-type="float" office:value="0.0169083099362116" calcext:value-type="float">
            <text:p>1.69083E-02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1716947" calcext:value-type="float">
            <text:p>1.71695E-02</text:p>
          </table:table-cell>
          <table:table-cell/>
          <table:table-cell table:formula="of:=100*([.D63]-[.H63])/[.D63]" office:value-type="float" office:value="-1.54456633911758" calcext:value-type="float">
            <text:p>-1.54456633911758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567373" calcext:value-type="float">
            <text:p>5.67373E-01</text:p>
          </table:table-cell>
          <table:table-cell table:formula="of:=[.C64]/[.$C$105]" office:value-type="float" office:value="0.0168046751871491" calcext:value-type="float">
            <text:p>1.68047E-02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1702495" calcext:value-type="float">
            <text:p>1.70250E-02</text:p>
          </table:table-cell>
          <table:table-cell/>
          <table:table-cell table:formula="of:=100*([.D64]-[.H64])/[.D64]" office:value-type="float" office:value="-1.31079482583126" calcext:value-type="float">
            <text:p>-1.31079482583126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558035" calcext:value-type="float">
            <text:p>5.58035E-01</text:p>
          </table:table-cell>
          <table:table-cell table:formula="of:=[.C65]/[.$C$105]" office:value-type="float" office:value="0.0165280986547839" calcext:value-type="float">
            <text:p>1.65281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1686567" calcext:value-type="float">
            <text:p>1.68657E-02</text:p>
          </table:table-cell>
          <table:table-cell/>
          <table:table-cell table:formula="of:=100*([.D65]-[.H65])/[.D65]" office:value-type="float" office:value="-2.04240882310074" calcext:value-type="float">
            <text:p>-2.0424088231007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554633" calcext:value-type="float">
            <text:p>5.54633E-01</text:p>
          </table:table-cell>
          <table:table-cell table:formula="of:=[.C66]/[.$C$105]" office:value-type="float" office:value="0.0164273368896194" calcext:value-type="float">
            <text:p>1.64273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1669157" calcext:value-type="float">
            <text:p>1.66916E-02</text:p>
          </table:table-cell>
          <table:table-cell/>
          <table:table-cell table:formula="of:=100*([.D66]-[.H66])/[.D66]" office:value-type="float" office:value="-1.60849632631307" calcext:value-type="float">
            <text:p>-1.60849632631307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541894" calcext:value-type="float">
            <text:p>5.41894E-01</text:p>
          </table:table-cell>
          <table:table-cell table:formula="of:=[.C67]/[.$C$105]" office:value-type="float" office:value="0.0160500282104805" calcext:value-type="float">
            <text:p>1.60500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1650257" calcext:value-type="float">
            <text:p>1.65026E-02</text:p>
          </table:table-cell>
          <table:table-cell/>
          <table:table-cell table:formula="of:=100*([.D67]-[.H67])/[.D67]" office:value-type="float" office:value="-2.81957005673048" calcext:value-type="float">
            <text:p>-2.81957005673048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526337" calcext:value-type="float">
            <text:p>5.26337E-01</text:p>
          </table:table-cell>
          <table:table-cell table:formula="of:=[.C68]/[.$C$105]" office:value-type="float" office:value="0.0155892549063464" calcext:value-type="float">
            <text:p>1.55893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1629861" calcext:value-type="float">
            <text:p>1.62986E-02</text:p>
          </table:table-cell>
          <table:table-cell/>
          <table:table-cell table:formula="of:=100*([.D68]-[.H68])/[.D68]" office:value-type="float" office:value="-4.55028221627721" calcext:value-type="float">
            <text:p>-4.55028221627721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521353" calcext:value-type="float">
            <text:p>5.21353E-01</text:p>
          </table:table-cell>
          <table:table-cell table:formula="of:=[.C69]/[.$C$105]" office:value-type="float" office:value="0.015441636847093" calcext:value-type="float">
            <text:p>1.54416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1607964" calcext:value-type="float">
            <text:p>1.60796E-02</text:p>
          </table:table-cell>
          <table:table-cell/>
          <table:table-cell table:formula="of:=100*([.D69]-[.H69])/[.D69]" office:value-type="float" office:value="-4.13170675637995" calcext:value-type="float">
            <text:p>-4.1317067563799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511209" calcext:value-type="float">
            <text:p>5.11209E-01</text:p>
          </table:table-cell>
          <table:table-cell table:formula="of:=[.C70]/[.$C$105]" office:value-type="float" office:value="0.015141187891823" calcext:value-type="float">
            <text:p>1.51412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1584561" calcext:value-type="float">
            <text:p>1.58456E-02</text:p>
          </table:table-cell>
          <table:table-cell/>
          <table:table-cell table:formula="of:=100*([.D70]-[.H70])/[.D70]" office:value-type="float" office:value="-4.65235695646721" calcext:value-type="float">
            <text:p>-4.65235695646721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507474" calcext:value-type="float">
            <text:p>5.07474E-01</text:p>
          </table:table-cell>
          <table:table-cell table:formula="of:=[.C71]/[.$C$105]" office:value-type="float" office:value="0.0150305632025551" calcext:value-type="float">
            <text:p>1.50306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1559649" calcext:value-type="float">
            <text:p>1.55965E-02</text:p>
          </table:table-cell>
          <table:table-cell/>
          <table:table-cell table:formula="of:=100*([.D71]-[.H71])/[.D71]" office:value-type="float" office:value="-3.76517359874244" calcext:value-type="float">
            <text:p>-3.76517359874244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494973" calcext:value-type="float">
            <text:p>4.94973E-01</text:p>
          </table:table-cell>
          <table:table-cell table:formula="of:=[.C72]/[.$C$105]" office:value-type="float" office:value="0.014660303700403" calcext:value-type="float">
            <text:p>1.46603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533225" calcext:value-type="float">
            <text:p>1.53323E-02</text:p>
          </table:table-cell>
          <table:table-cell/>
          <table:table-cell table:formula="of:=100*([.D72]-[.H72])/[.D72]" office:value-type="float" office:value="-4.58344051616426" calcext:value-type="float">
            <text:p>-4.5834405161642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490838" calcext:value-type="float">
            <text:p>4.90838E-01</text:p>
          </table:table-cell>
          <table:table-cell table:formula="of:=[.C73]/[.$C$105]" office:value-type="float" office:value="0.0145378316548547" calcext:value-type="float">
            <text:p>1.45378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505289" calcext:value-type="float">
            <text:p>1.50529E-02</text:p>
          </table:table-cell>
          <table:table-cell/>
          <table:table-cell table:formula="of:=100*([.D73]-[.H73])/[.D73]" office:value-type="float" office:value="-3.5428828547021" calcext:value-type="float">
            <text:p>-3.5428828547021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483971" calcext:value-type="float">
            <text:p>4.83971E-01</text:p>
          </table:table-cell>
          <table:table-cell table:formula="of:=[.C74]/[.$C$105]" office:value-type="float" office:value="0.0143344421659115" calcext:value-type="float">
            <text:p>1.43344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475841" calcext:value-type="float">
            <text:p>1.47584E-02</text:p>
          </table:table-cell>
          <table:table-cell/>
          <table:table-cell table:formula="of:=100*([.D74]-[.H74])/[.D74]" office:value-type="float" office:value="-2.95768631371461" calcext:value-type="float">
            <text:p>-2.95768631371461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478011" calcext:value-type="float">
            <text:p>4.78011E-01</text:p>
          </table:table-cell>
          <table:table-cell table:formula="of:=[.C75]/[.$C$105]" office:value-type="float" office:value="0.0141579165573341" calcext:value-type="float">
            <text:p>1.41579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444885" calcext:value-type="float">
            <text:p>1.44489E-02</text:p>
          </table:table-cell>
          <table:table-cell/>
          <table:table-cell table:formula="of:=100*([.D75]-[.H75])/[.D75]" office:value-type="float" office:value="-2.05491705992003" calcext:value-type="float">
            <text:p>-2.05491705992003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468392" calcext:value-type="float">
            <text:p>4.68392E-01</text:p>
          </table:table-cell>
          <table:table-cell table:formula="of:=[.C76]/[.$C$105]" office:value-type="float" office:value="0.013873017257182" calcext:value-type="float">
            <text:p>1.38730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412426" calcext:value-type="float">
            <text:p>1.41243E-02</text:p>
          </table:table-cell>
          <table:table-cell/>
          <table:table-cell table:formula="of:=100*([.D76]-[.H76])/[.D76]" office:value-type="float" office:value="-1.81101730186295" calcext:value-type="float">
            <text:p>-1.81101730186295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457291" calcext:value-type="float">
            <text:p>4.57291E-01</text:p>
          </table:table-cell>
          <table:table-cell table:formula="of:=[.C77]/[.$C$105]" office:value-type="float" office:value="0.0135442235020112" calcext:value-type="float">
            <text:p>1.35442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378471" calcext:value-type="float">
            <text:p>1.37847E-02</text:p>
          </table:table-cell>
          <table:table-cell/>
          <table:table-cell table:formula="of:=100*([.D77]-[.H77])/[.D77]" office:value-type="float" office:value="-1.77556504404325" calcext:value-type="float">
            <text:p>-1.77556504404325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448926" calcext:value-type="float">
            <text:p>4.48926E-01</text:p>
          </table:table-cell>
          <table:table-cell table:formula="of:=[.C78]/[.$C$105]" office:value-type="float" office:value="0.013296465663798" calcext:value-type="float">
            <text:p>1.32965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343032" calcext:value-type="float">
            <text:p>1.34303E-02</text:p>
          </table:table-cell>
          <table:table-cell/>
          <table:table-cell table:formula="of:=100*([.D78]-[.H78])/[.D78]" office:value-type="float" office:value="-1.00669109811972" calcext:value-type="float">
            <text:p>-1.0066910981197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430765" calcext:value-type="float">
            <text:p>4.30765E-01</text:p>
          </table:table-cell>
          <table:table-cell table:formula="of:=[.C79]/[.$C$105]" office:value-type="float" office:value="0.0127585660702787" calcext:value-type="float">
            <text:p>1.27586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30612" calcext:value-type="float">
            <text:p>1.30612E-02</text:p>
          </table:table-cell>
          <table:table-cell/>
          <table:table-cell table:formula="of:=100*([.D79]-[.H79])/[.D79]" office:value-type="float" office:value="-2.37200581988826" calcext:value-type="float">
            <text:p>-2.37200581988826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425247" calcext:value-type="float">
            <text:p>4.25247E-01</text:p>
          </table:table-cell>
          <table:table-cell table:formula="of:=[.C80]/[.$C$105]" office:value-type="float" office:value="0.0125951317903911" calcext:value-type="float">
            <text:p>1.25951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267752" calcext:value-type="float">
            <text:p>1.26775E-02</text:p>
          </table:table-cell>
          <table:table-cell/>
          <table:table-cell table:formula="of:=100*([.D80]-[.H80])/[.D80]" office:value-type="float" office:value="-0.654127411923973" calcext:value-type="float">
            <text:p>-0.654127411923973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417665" calcext:value-type="float">
            <text:p>4.17665E-01</text:p>
          </table:table-cell>
          <table:table-cell table:formula="of:=[.C81]/[.$C$105]" office:value-type="float" office:value="0.0123705651520968" calcext:value-type="float">
            <text:p>1.2370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227947" calcext:value-type="float">
            <text:p>1.22795E-02</text:p>
          </table:table-cell>
          <table:table-cell/>
          <table:table-cell table:formula="of:=100*([.D81]-[.H81])/[.D81]" office:value-type="float" office:value="0.73638634109905" calcext:value-type="float">
            <text:p>0.7363863410990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404217" calcext:value-type="float">
            <text:p>4.04217E-01</text:p>
          </table:table-cell>
          <table:table-cell table:formula="of:=[.C82]/[.$C$105]" office:value-type="float" office:value="0.0119722570339509" calcext:value-type="float">
            <text:p>1.19723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186727" calcext:value-type="float">
            <text:p>1.18673E-02</text:p>
          </table:table-cell>
          <table:table-cell/>
          <table:table-cell table:formula="of:=100*([.D82]-[.H82])/[.D82]" office:value-type="float" office:value="0.87691931148134" calcext:value-type="float">
            <text:p>0.87691931148134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393995" calcext:value-type="float">
            <text:p>3.93995E-01</text:p>
          </table:table-cell>
          <table:table-cell table:formula="of:=[.C83]/[.$C$105]" office:value-type="float" office:value="0.0116694978442062" calcext:value-type="float">
            <text:p>1.16695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144118" calcext:value-type="float">
            <text:p>1.14412E-02</text:p>
          </table:table-cell>
          <table:table-cell/>
          <table:table-cell table:formula="of:=100*([.D83]-[.H83])/[.D83]" office:value-type="float" office:value="1.95653529615721" calcext:value-type="float">
            <text:p>1.95653529615721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381432" calcext:value-type="float">
            <text:p>3.81432E-01</text:p>
          </table:table-cell>
          <table:table-cell table:formula="of:=[.C84]/[.$C$105]" office:value-type="float" office:value="0.0112974020018306" calcext:value-type="float">
            <text:p>1.12974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10015" calcext:value-type="float">
            <text:p>1.10015E-02</text:p>
          </table:table-cell>
          <table:table-cell/>
          <table:table-cell table:formula="of:=100*([.D84]-[.H84])/[.D84]" office:value-type="float" office:value="2.61920397081252" calcext:value-type="float">
            <text:p>2.61920397081252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366701" calcext:value-type="float">
            <text:p>3.66701E-01</text:p>
          </table:table-cell>
          <table:table-cell table:formula="of:=[.C85]/[.$C$105]" office:value-type="float" office:value="0.0108610934884155" calcext:value-type="float">
            <text:p>1.08611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054854" calcext:value-type="float">
            <text:p>1.05485E-02</text:p>
          </table:table-cell>
          <table:table-cell/>
          <table:table-cell table:formula="of:=100*([.D85]-[.H85])/[.D85]" office:value-type="float" office:value="2.8777349973911" calcext:value-type="float">
            <text:p>2.8777349973911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350917" calcext:value-type="float">
            <text:p>3.50917E-01</text:p>
          </table:table-cell>
          <table:table-cell table:formula="of:=[.C86]/[.$C$105]" office:value-type="float" office:value="0.0103935968095923" calcext:value-type="float">
            <text:p>1.03936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008269" calcext:value-type="float">
            <text:p>1.00827E-02</text:p>
          </table:table-cell>
          <table:table-cell/>
          <table:table-cell table:formula="of:=100*([.D86]-[.H86])/[.D86]" office:value-type="float" office:value="2.99133029006245" calcext:value-type="float">
            <text:p>2.99133029006245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334865" calcext:value-type="float">
            <text:p>3.34865E-01</text:p>
          </table:table-cell>
          <table:table-cell table:formula="of:=[.C87]/[.$C$105]" office:value-type="float" office:value="0.0099181624020612" calcext:value-type="float">
            <text:p>9.91816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9604322" calcext:value-type="float">
            <text:p>9.60432E-03</text:p>
          </table:table-cell>
          <table:table-cell/>
          <table:table-cell table:formula="of:=100*([.D87]-[.H87])/[.D87]" office:value-type="float" office:value="3.16429989083439" calcext:value-type="float">
            <text:p>3.16429989083439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31789" calcext:value-type="float">
            <text:p>3.17890E-01</text:p>
          </table:table-cell>
          <table:table-cell table:formula="of:=[.C88]/[.$C$105]" office:value-type="float" office:value="0.0094153902199132" calcext:value-type="float">
            <text:p>9.41539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9113891" calcext:value-type="float">
            <text:p>9.11389E-03</text:p>
          </table:table-cell>
          <table:table-cell/>
          <table:table-cell table:formula="of:=100*([.D88]-[.H88])/[.D88]" office:value-type="float" office:value="3.20219569100322" calcext:value-type="float">
            <text:p>3.20219569100322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300545" calcext:value-type="float">
            <text:p>3.00545E-01</text:p>
          </table:table-cell>
          <table:table-cell table:formula="of:=[.C89]/[.$C$105]" office:value-type="float" office:value="0.00890165923320587" calcext:value-type="float">
            <text:p>8.90166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8611865" calcext:value-type="float">
            <text:p>8.61187E-03</text:p>
          </table:table-cell>
          <table:table-cell/>
          <table:table-cell table:formula="of:=100*([.D89]-[.H89])/[.D89]" office:value-type="float" office:value="3.25550805320486" calcext:value-type="float">
            <text:p>3.25550805320486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280211" calcext:value-type="float">
            <text:p>2.80211E-01</text:p>
          </table:table-cell>
          <table:table-cell table:formula="of:=[.C90]/[.$C$105]" office:value-type="float" office:value="0.00829939887669351" calcext:value-type="float">
            <text:p>8.29940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8098753" calcext:value-type="float">
            <text:p>8.09875E-03</text:p>
          </table:table-cell>
          <table:table-cell/>
          <table:table-cell table:formula="of:=100*([.D90]-[.H90])/[.D90]" office:value-type="float" office:value="2.41759529424435" calcext:value-type="float">
            <text:p>2.41759529424435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262853" calcext:value-type="float">
            <text:p>2.62853E-01</text:p>
          </table:table-cell>
          <table:table-cell table:formula="of:=[.C91]/[.$C$105]" office:value-type="float" office:value="0.00778528285090706" calcext:value-type="float">
            <text:p>7.78528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75751" calcext:value-type="float">
            <text:p>7.57510E-03</text:p>
          </table:table-cell>
          <table:table-cell/>
          <table:table-cell table:formula="of:=100*([.D91]-[.H91])/[.D91]" office:value-type="float" office:value="2.69974585294062" calcext:value-type="float">
            <text:p>2.69974585294062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242576" calcext:value-type="float">
            <text:p>2.42576E-01</text:p>
          </table:table-cell>
          <table:table-cell table:formula="of:=[.C92]/[.$C$105]" office:value-type="float" office:value="0.00718471074266465" calcext:value-type="float">
            <text:p>7.18471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7041483" calcext:value-type="float">
            <text:p>7.04148E-03</text:p>
          </table:table-cell>
          <table:table-cell/>
          <table:table-cell table:formula="of:=100*([.D92]-[.H92])/[.D92]" office:value-type="float" office:value="1.99350743258357" calcext:value-type="float">
            <text:p>1.99350743258357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225783" calcext:value-type="float">
            <text:p>2.25783E-01</text:p>
          </table:table-cell>
          <table:table-cell table:formula="of:=[.C93]/[.$C$105]" office:value-type="float" office:value="0.00668732910762422" calcext:value-type="float">
            <text:p>6.68733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6498514" calcext:value-type="float">
            <text:p>6.49851E-03</text:p>
          </table:table-cell>
          <table:table-cell/>
          <table:table-cell table:formula="of:=100*([.D93]-[.H93])/[.D93]" office:value-type="float" office:value="2.82347562958958" calcext:value-type="float">
            <text:p>2.82347562958958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207898" calcext:value-type="float">
            <text:p>2.07898E-01</text:p>
          </table:table-cell>
          <table:table-cell table:formula="of:=[.C94]/[.$C$105]" office:value-type="float" office:value="0.00615760418993839" calcext:value-type="float">
            <text:p>6.1576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5946833" calcext:value-type="float">
            <text:p>5.94683E-03</text:p>
          </table:table-cell>
          <table:table-cell/>
          <table:table-cell table:formula="of:=100*([.D94]-[.H94])/[.D94]" office:value-type="float" office:value="3.42294151161572" calcext:value-type="float">
            <text:p>3.42294151161572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190974" calcext:value-type="float">
            <text:p>1.90974E-01</text:p>
          </table:table-cell>
          <table:table-cell table:formula="of:=[.C95]/[.$C$105]" office:value-type="float" office:value="0.00565634254571614" calcext:value-type="float">
            <text:p>5.65634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5387106" calcext:value-type="float">
            <text:p>5.38711E-03</text:p>
          </table:table-cell>
          <table:table-cell/>
          <table:table-cell table:formula="of:=100*([.D95]-[.H95])/[.D95]" office:value-type="float" office:value="4.75990524866724" calcext:value-type="float">
            <text:p>4.75990524866724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16935" calcext:value-type="float">
            <text:p>1.69350E-01</text:p>
          </table:table-cell>
          <table:table-cell table:formula="of:=[.C96]/[.$C$105]" office:value-type="float" office:value="0.0050158744651996" calcext:value-type="float">
            <text:p>5.01587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4820014" calcext:value-type="float">
            <text:p>4.82001E-03</text:p>
          </table:table-cell>
          <table:table-cell/>
          <table:table-cell table:formula="of:=100*([.D96]-[.H96])/[.D96]" office:value-type="float" office:value="3.90481194372966" calcext:value-type="float">
            <text:p>3.90481194372966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151694" calcext:value-type="float">
            <text:p>1.51694E-01</text:p>
          </table:table-cell>
          <table:table-cell table:formula="of:=[.C97]/[.$C$105]" office:value-type="float" office:value="0.00449293215898428" calcext:value-type="float">
            <text:p>4.492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4246224" calcext:value-type="float">
            <text:p>4.24622E-03</text:p>
          </table:table-cell>
          <table:table-cell/>
          <table:table-cell table:formula="of:=100*([.D97]-[.H97])/[.D97]" office:value-type="float" office:value="5.49102791349634" calcext:value-type="float">
            <text:p>5.49102791349634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132362" calcext:value-type="float">
            <text:p>1.32362E-01</text:p>
          </table:table-cell>
          <table:table-cell table:formula="of:=[.C98]/[.$C$105]" office:value-type="float" office:value="0.00392034942995423" calcext:value-type="float">
            <text:p>3.92035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3666313" calcext:value-type="float">
            <text:p>3.66631E-03</text:p>
          </table:table-cell>
          <table:table-cell/>
          <table:table-cell table:formula="of:=100*([.D98]-[.H98])/[.D98]" office:value-type="float" office:value="6.47994354822591" calcext:value-type="float">
            <text:p>6.47994354822591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109226" calcext:value-type="float">
            <text:p>1.09226E-01</text:p>
          </table:table-cell>
          <table:table-cell table:formula="of:=[.C99]/[.$C$105]" office:value-type="float" office:value="0.00323509834269791" calcext:value-type="float">
            <text:p>3.23510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3080552" calcext:value-type="float">
            <text:p>3.08055E-03</text:p>
          </table:table-cell>
          <table:table-cell/>
          <table:table-cell table:formula="of:=100*([.D99]-[.H99])/[.D99]" office:value-type="float" office:value="4.77717603382115" calcext:value-type="float">
            <text:p>4.77717603382115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87748" calcext:value-type="float">
            <text:p>8.77480E-02</text:p>
          </table:table-cell>
          <table:table-cell table:formula="of:=[.C100]/[.$C$105]" office:value-type="float" office:value="0.00259895454722371" calcext:value-type="float">
            <text:p>2.5989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2488282" calcext:value-type="float">
            <text:p>2.48828E-03</text:p>
          </table:table-cell>
          <table:table-cell/>
          <table:table-cell table:formula="of:=100*([.D100]-[.H100])/[.D100]" office:value-type="float" office:value="4.25834870186299" calcext:value-type="float">
            <text:p>4.2583487018629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663274" calcext:value-type="float">
            <text:p>6.63274E-02</text:p>
          </table:table-cell>
          <table:table-cell table:formula="of:=[.C101]/[.$C$105]" office:value-type="float" office:value="0.00196451084737573" calcext:value-type="float">
            <text:p>1.96451E-03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1886137" calcext:value-type="float">
            <text:p>1.88614E-03</text:p>
          </table:table-cell>
          <table:table-cell/>
          <table:table-cell table:formula="of:=100*([.D101]-[.H101])/[.D101]" office:value-type="float" office:value="3.98948407337249" calcext:value-type="float">
            <text:p>3.98948407337249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441087" calcext:value-type="float">
            <text:p>4.41087E-02</text:p>
          </table:table-cell>
          <table:table-cell table:formula="of:=[.C102]/[.$C$105]" office:value-type="float" office:value="0.00130642870990936" calcext:value-type="float">
            <text:p>1.30643E-03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12629" calcext:value-type="float">
            <text:p>1.26290E-03</text:p>
          </table:table-cell>
          <table:table-cell/>
          <table:table-cell table:formula="of:=100*([.D102]-[.H102])/[.D102]" office:value-type="float" office:value="3.33188558848957" calcext:value-type="float">
            <text:p>3.33188558848957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94323" calcext:value-type="float">
            <text:p>1.94323E-02</text:p>
          </table:table-cell>
          <table:table-cell table:formula="of:=[.C103]/[.$C$105]" office:value-type="float" office:value="0.00057555345361735" calcext:value-type="float">
            <text:p>5.75553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5847067" calcext:value-type="float">
            <text:p>5.84707E-04</text:p>
          </table:table-cell>
          <table:table-cell/>
          <table:table-cell table:formula="of:=100*([.D103]-[.H103])/[.D103]" office:value-type="float" office:value="-1.59033819102672" calcext:value-type="float">
            <text:p>-1.5903381910267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33.7628067" calcext:value-type="float">
            <text:p>3.37628E+01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3g" table:style-name="ta1">
        <table:shapes>
          <draw:frame draw:z-index="0" draw:style-name="gr1" draw:text-style-name="P1" svg:width="21.724cm" svg:height="12.936cm" svg:x="-46.559cm" svg:y="0.425cm">
            <draw:object draw:notify-on-update-of-ranges="slab_water_3g.B4:slab_water_3g.B53 slab_water_3g.E4:slab_water_3g.E4 slab_water_3g.D4:slab_water_3g.D53 slab_water_3g.B54:slab_water_3g.B103 slab_water_3g.E54:slab_water_3g.E54 slab_water_3g.D54:slab_water_3g.D103 slab_water_3g.B104:slab_water_3g.B153 slab_water_3g.E104:slab_water_3g.E104 slab_water_3g.D104:slab_water_3g.D153 slab_water_3g.G4:slab_water_3g.G52 slab_water_3g.I4:slab_water_3g.I4 slab_water_3g.H4:slab_water_3g.H53 slab_water_3g.G54:slab_water_3g.G103 slab_water_3g.I54:slab_water_3g.I54 slab_water_3g.H54:slab_water_3g.H103 slab_water_3g.G104:slab_water_3g.G153 slab_water_3g.I104:slab_water_3g.I104 slab_water_3g.H104:slab_water_3g.H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1309" calcext:value-type="float">
            <text:p>1.51309E-01</text:p>
          </table:table-cell>
          <table:table-cell table:formula="of:=[.C4]/[.$C$155]" office:value-type="float" office:value="0.00440555312941841" calcext:value-type="float">
            <text:p>4.40555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44588" calcext:value-type="float">
            <text:p>4.4445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886037903411753" calcext:value-type="float">
            <text:p>-0.886037903411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317" calcext:value-type="float">
            <text:p>1.51317E-01</text:p>
          </table:table-cell>
          <table:table-cell table:formula="of:=[.C5]/[.$C$155]" office:value-type="float" office:value="0.00440578605954838" calcext:value-type="float">
            <text:p>4.40579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41038" calcext:value-type="float">
            <text:p>4.44104E-03</text:p>
          </table:table-cell>
          <table:table-cell/>
          <table:table-cell table:formula="of:=100*([.D5]-[.H5])/[.D5]" office:value-type="float" office:value="-0.800128285285686" calcext:value-type="float">
            <text:p>-0.800128285285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026" calcext:value-type="float">
            <text:p>1.52026E-01</text:p>
          </table:table-cell>
          <table:table-cell table:formula="of:=[.C6]/[.$C$155]" office:value-type="float" office:value="0.0044264294923168" calcext:value-type="float">
            <text:p>4.42643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33934" calcext:value-type="float">
            <text:p>4.43393E-03</text:p>
          </table:table-cell>
          <table:table-cell/>
          <table:table-cell table:formula="of:=100*([.D6]-[.H6])/[.D6]" office:value-type="float" office:value="-0.169538624668626" calcext:value-type="float">
            <text:p>-0.169538624668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92" calcext:value-type="float">
            <text:p>1.51692E-01</text:p>
          </table:table-cell>
          <table:table-cell table:formula="of:=[.C7]/[.$C$155]" office:value-type="float" office:value="0.00441670465939063" calcext:value-type="float">
            <text:p>4.41670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23271" calcext:value-type="float">
            <text:p>4.42327E-03</text:p>
          </table:table-cell>
          <table:table-cell/>
          <table:table-cell table:formula="of:=100*([.D7]-[.H7])/[.D7]" office:value-type="float" office:value="-0.14867058397054" calcext:value-type="float">
            <text:p>-0.14867058397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2002" calcext:value-type="float">
            <text:p>1.52002E-01</text:p>
          </table:table-cell>
          <table:table-cell table:formula="of:=[.C8]/[.$C$155]" office:value-type="float" office:value="0.0044257307019269" calcext:value-type="float">
            <text:p>4.42573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9043" calcext:value-type="float">
            <text:p>4.40904E-03</text:p>
          </table:table-cell>
          <table:table-cell/>
          <table:table-cell table:formula="of:=100*([.D8]-[.H8])/[.D8]" office:value-type="float" office:value="0.377060943171112" calcext:value-type="float">
            <text:p>0.377060943171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53156" calcext:value-type="float">
            <text:p>1.53156E-01</text:p>
          </table:table-cell>
          <table:table-cell table:formula="of:=[.C9]/[.$C$155]" office:value-type="float" office:value="0.0044593308731748" calcext:value-type="float">
            <text:p>4.45933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91239" calcext:value-type="float">
            <text:p>4.39124E-03</text:p>
          </table:table-cell>
          <table:table-cell/>
          <table:table-cell table:formula="of:=100*([.D9]-[.H9])/[.D9]" office:value-type="float" office:value="1.52695270011042" calcext:value-type="float">
            <text:p>1.52695270011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53577" calcext:value-type="float">
            <text:p>1.53577E-01</text:p>
          </table:table-cell>
          <table:table-cell table:formula="of:=[.C10]/[.$C$155]" office:value-type="float" office:value="0.00447158882126437" calcext:value-type="float">
            <text:p>4.47159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9848" calcext:value-type="float">
            <text:p>4.36985E-03</text:p>
          </table:table-cell>
          <table:table-cell/>
          <table:table-cell table:formula="of:=100*([.D10]-[.H10])/[.D10]" office:value-type="float" office:value="2.27527228757143" calcext:value-type="float">
            <text:p>2.27527228757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2759" calcext:value-type="float">
            <text:p>1.52759E-01</text:p>
          </table:table-cell>
          <table:table-cell table:formula="of:=[.C11]/[.$C$155]" office:value-type="float" office:value="0.00444777171547513" calcext:value-type="float">
            <text:p>4.4477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44856" calcext:value-type="float">
            <text:p>4.34486E-03</text:p>
          </table:table-cell>
          <table:table-cell/>
          <table:table-cell table:formula="of:=100*([.D11]-[.H11])/[.D11]" office:value-type="float" office:value="2.31387135083969" calcext:value-type="float">
            <text:p>2.31387135083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50562" calcext:value-type="float">
            <text:p>1.50562E-01</text:p>
          </table:table-cell>
          <table:table-cell table:formula="of:=[.C12]/[.$C$155]" office:value-type="float" office:value="0.00438380327853263" calcext:value-type="float">
            <text:p>4.38380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16247" calcext:value-type="float">
            <text:p>4.31625E-03</text:p>
          </table:table-cell>
          <table:table-cell/>
          <table:table-cell table:formula="of:=100*([.D12]-[.H12])/[.D12]" office:value-type="float" office:value="1.54104265726182" calcext:value-type="float">
            <text:p>1.54104265726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9952" calcext:value-type="float">
            <text:p>1.49952E-01</text:p>
          </table:table-cell>
          <table:table-cell table:formula="of:=[.C13]/[.$C$155]" office:value-type="float" office:value="0.00436604235612256" calcext:value-type="float">
            <text:p>4.3660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84005" calcext:value-type="float">
            <text:p>4.28401E-03</text:p>
          </table:table-cell>
          <table:table-cell/>
          <table:table-cell table:formula="of:=100*([.D13]-[.H13])/[.D13]" office:value-type="float" office:value="1.87898672140726" calcext:value-type="float">
            <text:p>1.87898672140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7949" calcext:value-type="float">
            <text:p>1.47949E-01</text:p>
          </table:table-cell>
          <table:table-cell table:formula="of:=[.C14]/[.$C$155]" office:value-type="float" office:value="0.00430772247483179" calcext:value-type="float">
            <text:p>4.30772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48114" calcext:value-type="float">
            <text:p>4.24811E-03</text:p>
          </table:table-cell>
          <table:table-cell/>
          <table:table-cell table:formula="of:=100*([.D14]-[.H14])/[.D14]" office:value-type="float" office:value="1.38375847515845" calcext:value-type="float">
            <text:p>1.38375847515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6562" calcext:value-type="float">
            <text:p>1.46562E-01</text:p>
          </table:table-cell>
          <table:table-cell table:formula="of:=[.C15]/[.$C$155]" office:value-type="float" office:value="0.00426733821354857" calcext:value-type="float">
            <text:p>4.26734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208556" calcext:value-type="float">
            <text:p>4.20856E-03</text:p>
          </table:table-cell>
          <table:table-cell/>
          <table:table-cell table:formula="of:=100*([.D15]-[.H15])/[.D15]" office:value-type="float" office:value="1.37749132145044" calcext:value-type="float">
            <text:p>1.37749132145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4948" calcext:value-type="float">
            <text:p>1.44948E-01</text:p>
          </table:table-cell>
          <table:table-cell table:formula="of:=[.C16]/[.$C$155]" office:value-type="float" office:value="0.0042203445598275" calcext:value-type="float">
            <text:p>4.2203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65312" calcext:value-type="float">
            <text:p>4.16531E-03</text:p>
          </table:table-cell>
          <table:table-cell/>
          <table:table-cell table:formula="of:=100*([.D16]-[.H16])/[.D16]" office:value-type="float" office:value="1.30398262623727" calcext:value-type="float">
            <text:p>1.30398262623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43419" calcext:value-type="float">
            <text:p>1.43419E-01</text:p>
          </table:table-cell>
          <table:table-cell table:formula="of:=[.C17]/[.$C$155]" office:value-type="float" office:value="0.00417582578873734" calcext:value-type="float">
            <text:p>4.1758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18367" calcext:value-type="float">
            <text:p>4.11837E-03</text:p>
          </table:table-cell>
          <table:table-cell/>
          <table:table-cell table:formula="of:=100*([.D17]-[.H17])/[.D17]" office:value-type="float" office:value="1.37598625144547" calcext:value-type="float">
            <text:p>1.37598625144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40608" calcext:value-type="float">
            <text:p>1.40608E-01</text:p>
          </table:table-cell>
          <table:table-cell table:formula="of:=[.C18]/[.$C$155]" office:value-type="float" office:value="0.00409397996431979" calcext:value-type="float">
            <text:p>4.09398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67705" calcext:value-type="float">
            <text:p>4.06771E-03</text:p>
          </table:table-cell>
          <table:table-cell/>
          <table:table-cell table:formula="of:=100*([.D18]-[.H18])/[.D18]" office:value-type="float" office:value="0.641795136976327" calcext:value-type="float">
            <text:p>0.641795136976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984" calcext:value-type="float">
            <text:p>1.39840E-01</text:p>
          </table:table-cell>
          <table:table-cell table:formula="of:=[.C19]/[.$C$155]" office:value-type="float" office:value="0.00407161867184285" calcext:value-type="float">
            <text:p>4.07162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13311" calcext:value-type="float">
            <text:p>4.01331E-03</text:p>
          </table:table-cell>
          <table:table-cell/>
          <table:table-cell table:formula="of:=100*([.D19]-[.H19])/[.D19]" office:value-type="float" office:value="1.43205139140546" calcext:value-type="float">
            <text:p>1.43205139140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5083" calcext:value-type="float">
            <text:p>1.35083E-01</text:p>
          </table:table-cell>
          <table:table-cell table:formula="of:=[.C20]/[.$C$155]" office:value-type="float" office:value="0.00393311259331055" calcext:value-type="float">
            <text:p>3.93311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55173" calcext:value-type="float">
            <text:p>3.95517E-03</text:p>
          </table:table-cell>
          <table:table-cell/>
          <table:table-cell table:formula="of:=100*([.D20]-[.H20])/[.D20]" office:value-type="float" office:value="-0.56088927448888" calcext:value-type="float">
            <text:p>-0.56088927448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4194" calcext:value-type="float">
            <text:p>1.34194E-01</text:p>
          </table:table-cell>
          <table:table-cell table:formula="of:=[.C21]/[.$C$155]" office:value-type="float" office:value="0.00390722823261785" calcext:value-type="float">
            <text:p>3.90723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93282" calcext:value-type="float">
            <text:p>3.89328E-03</text:p>
          </table:table-cell>
          <table:table-cell/>
          <table:table-cell table:formula="of:=100*([.D21]-[.H21])/[.D21]" office:value-type="float" office:value="0.356934168867474" calcext:value-type="float">
            <text:p>0.356934168867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1664" calcext:value-type="float">
            <text:p>1.31664E-01</text:p>
          </table:table-cell>
          <table:table-cell table:formula="of:=[.C22]/[.$C$155]" office:value-type="float" office:value="0.00383356407901543" calcext:value-type="float">
            <text:p>3.83356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27631" calcext:value-type="float">
            <text:p>3.82763E-03</text:p>
          </table:table-cell>
          <table:table-cell/>
          <table:table-cell table:formula="of:=100*([.D22]-[.H22])/[.D22]" office:value-type="float" office:value="0.154766658209973" calcext:value-type="float">
            <text:p>0.154766658209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864" calcext:value-type="float">
            <text:p>1.27864E-01</text:p>
          </table:table-cell>
          <table:table-cell table:formula="of:=[.C23]/[.$C$155]" office:value-type="float" office:value="0.00372292226728057" calcext:value-type="float">
            <text:p>3.72292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58219" calcext:value-type="float">
            <text:p>3.75822E-03</text:p>
          </table:table-cell>
          <table:table-cell/>
          <table:table-cell table:formula="of:=100*([.D23]-[.H23])/[.D23]" office:value-type="float" office:value="-0.948092121869972" calcext:value-type="float">
            <text:p>-0.948092121869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918" calcext:value-type="float">
            <text:p>1.25918E-01</text:p>
          </table:table-cell>
          <table:table-cell table:formula="of:=[.C24]/[.$C$155]" office:value-type="float" office:value="0.00366626201316582" calcext:value-type="float">
            <text:p>3.66626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85046" calcext:value-type="float">
            <text:p>3.68505E-03</text:p>
          </table:table-cell>
          <table:table-cell/>
          <table:table-cell table:formula="of:=100*([.D24]-[.H24])/[.D24]" office:value-type="float" office:value="-0.512347092671645" calcext:value-type="float">
            <text:p>-0.512347092671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2146" calcext:value-type="float">
            <text:p>1.22146E-01</text:p>
          </table:table-cell>
          <table:table-cell table:formula="of:=[.C25]/[.$C$155]" office:value-type="float" office:value="0.00355643545688585" calcext:value-type="float">
            <text:p>3.55644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8121" calcext:value-type="float">
            <text:p>3.60812E-03</text:p>
          </table:table-cell>
          <table:table-cell/>
          <table:table-cell table:formula="of:=100*([.D25]-[.H25])/[.D25]" office:value-type="float" office:value="-1.45329624959391" calcext:value-type="float">
            <text:p>-1.45329624959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322" calcext:value-type="float">
            <text:p>1.18322E-01</text:p>
          </table:table-cell>
          <table:table-cell table:formula="of:=[.C26]/[.$C$155]" office:value-type="float" office:value="0.00344509485476108" calcext:value-type="float">
            <text:p>3.44509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27455" calcext:value-type="float">
            <text:p>3.52746E-03</text:p>
          </table:table-cell>
          <table:table-cell/>
          <table:table-cell table:formula="of:=100*([.D26]-[.H26])/[.D26]" office:value-type="float" office:value="-2.3906495673145" calcext:value-type="float">
            <text:p>-2.3906495673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4586" calcext:value-type="float">
            <text:p>1.14586E-01</text:p>
          </table:table-cell>
          <table:table-cell table:formula="of:=[.C27]/[.$C$155]" office:value-type="float" office:value="0.00333631648406597" calcext:value-type="float">
            <text:p>3.3363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43067" calcext:value-type="float">
            <text:p>3.44307E-03</text:p>
          </table:table-cell>
          <table:table-cell/>
          <table:table-cell table:formula="of:=100*([.D27]-[.H27])/[.D27]" office:value-type="float" office:value="-3.19965196479001" calcext:value-type="float">
            <text:p>-3.19965196479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0662" calcext:value-type="float">
            <text:p>1.10662E-01</text:p>
          </table:table-cell>
          <table:table-cell table:formula="of:=[.C28]/[.$C$155]" office:value-type="float" office:value="0.0032220642553166" calcext:value-type="float">
            <text:p>3.22206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54981" calcext:value-type="float">
            <text:p>3.35498E-03</text:p>
          </table:table-cell>
          <table:table-cell/>
          <table:table-cell table:formula="of:=100*([.D28]-[.H28])/[.D28]" office:value-type="float" office:value="-4.12520465611695" calcext:value-type="float">
            <text:p>-4.12520465611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07171" calcext:value-type="float">
            <text:p>1.07171E-01</text:p>
          </table:table-cell>
          <table:table-cell table:formula="of:=[.C29]/[.$C$155]" office:value-type="float" office:value="0.00312041936985176" calcext:value-type="float">
            <text:p>3.1204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63229" calcext:value-type="float">
            <text:p>3.26323E-03</text:p>
          </table:table-cell>
          <table:table-cell/>
          <table:table-cell table:formula="of:=100*([.D29]-[.H29])/[.D29]" office:value-type="float" office:value="-4.57661657686174" calcext:value-type="float">
            <text:p>-4.57661657686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3749" calcext:value-type="float">
            <text:p>1.03749E-01</text:p>
          </table:table-cell>
          <table:table-cell table:formula="of:=[.C30]/[.$C$155]" office:value-type="float" office:value="0.00302078350675789" calcext:value-type="float">
            <text:p>3.02078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7851" calcext:value-type="float">
            <text:p>3.16785E-03</text:p>
          </table:table-cell>
          <table:table-cell/>
          <table:table-cell table:formula="of:=100*([.D30]-[.H30])/[.D30]" office:value-type="float" office:value="-4.86852145852559" calcext:value-type="float">
            <text:p>-4.86852145852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998339" calcext:value-type="float">
            <text:p>9.98339E-02</text:p>
          </table:table-cell>
          <table:table-cell table:formula="of:=[.C31]/[.$C$155]" office:value-type="float" office:value="0.00290679041277812" calcext:value-type="float">
            <text:p>2.90679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8893" calcext:value-type="float">
            <text:p>3.06889E-03</text:p>
          </table:table-cell>
          <table:table-cell/>
          <table:table-cell table:formula="of:=100*([.D31]-[.H31])/[.D31]" office:value-type="float" office:value="-5.57668645490519" calcext:value-type="float">
            <text:p>-5.57668645490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958762" calcext:value-type="float">
            <text:p>9.58762E-02</text:p>
          </table:table-cell>
          <table:table-cell table:formula="of:=[.C32]/[.$C$155]" office:value-type="float" office:value="0.00279155696585626" calcext:value-type="float">
            <text:p>2.79156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66409" calcext:value-type="float">
            <text:p>2.96641E-03</text:p>
          </table:table-cell>
          <table:table-cell/>
          <table:table-cell table:formula="of:=100*([.D32]-[.H32])/[.D32]" office:value-type="float" office:value="-6.26360258029366" calcext:value-type="float">
            <text:p>-6.26360258029366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12675" calcext:value-type="float">
            <text:p>9.12675E-02</text:p>
          </table:table-cell>
          <table:table-cell table:formula="of:=[.C33]/[.$C$155]" office:value-type="float" office:value="0.00265736882960825" calcext:value-type="float">
            <text:p>2.65737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60464" calcext:value-type="float">
            <text:p>2.86046E-03</text:p>
          </table:table-cell>
          <table:table-cell/>
          <table:table-cell table:formula="of:=100*([.D33]-[.H33])/[.D33]" office:value-type="float" office:value="-7.64271666502877" calcext:value-type="float">
            <text:p>-7.64271666502877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859402" calcext:value-type="float">
            <text:p>8.59402E-02</text:p>
          </table:table-cell>
          <table:table-cell table:formula="of:=[.C34]/[.$C$155]" office:value-type="float" office:value="0.00250225774443585" calcext:value-type="float">
            <text:p>2.50226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51129" calcext:value-type="float">
            <text:p>2.75113E-03</text:p>
          </table:table-cell>
          <table:table-cell/>
          <table:table-cell table:formula="of:=100*([.D34]-[.H34])/[.D34]" office:value-type="float" office:value="-9.94586813119284" calcext:value-type="float">
            <text:p>-9.94586813119284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24713" calcext:value-type="float">
            <text:p>8.24713E-02</text:p>
          </table:table-cell>
          <table:table-cell table:formula="of:=[.C35]/[.$C$155]" office:value-type="float" office:value="0.00240125632845504" calcext:value-type="float">
            <text:p>2.40126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8486" calcext:value-type="float">
            <text:p>2.63849E-03</text:p>
          </table:table-cell>
          <table:table-cell/>
          <table:table-cell table:formula="of:=100*([.D35]-[.H35])/[.D35]" office:value-type="float" office:value="-9.879398077322" calcext:value-type="float">
            <text:p>-9.87939807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783218" calcext:value-type="float">
            <text:p>7.83218E-02</text:p>
          </table:table-cell>
          <table:table-cell table:formula="of:=[.C36]/[.$C$155]" office:value-type="float" office:value="0.0022804383816672" calcext:value-type="float">
            <text:p>2.28044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22622" calcext:value-type="float">
            <text:p>2.52262E-03</text:p>
          </table:table-cell>
          <table:table-cell/>
          <table:table-cell table:formula="of:=100*([.D36]-[.H36])/[.D36]" office:value-type="float" office:value="-10.6200465787522" calcext:value-type="float">
            <text:p>-10.62004657875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52315" calcext:value-type="float">
            <text:p>7.52315E-02</text:p>
          </table:table-cell>
          <table:table-cell table:formula="of:=[.C37]/[.$C$155]" office:value-type="float" office:value="0.00219046038408714" calcext:value-type="float">
            <text:p>2.19046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403639" calcext:value-type="float">
            <text:p>2.40364E-03</text:p>
          </table:table-cell>
          <table:table-cell/>
          <table:table-cell table:formula="of:=100*([.D37]-[.H37])/[.D37]" office:value-type="float" office:value="-9.73213747491264" calcext:value-type="float">
            <text:p>-9.73213747491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22177" calcext:value-type="float">
            <text:p>7.22177E-02</text:p>
          </table:table-cell>
          <table:table-cell table:formula="of:=[.C38]/[.$C$155]" office:value-type="float" office:value="0.0021027097808749" calcext:value-type="float">
            <text:p>2.1027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81643" calcext:value-type="float">
            <text:p>2.28164E-03</text:p>
          </table:table-cell>
          <table:table-cell/>
          <table:table-cell table:formula="of:=100*([.D38]-[.H38])/[.D38]" office:value-type="float" office:value="-8.50964887083227" calcext:value-type="float">
            <text:p>-8.50964887083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680505" calcext:value-type="float">
            <text:p>6.80505E-02</text:p>
          </table:table-cell>
          <table:table-cell table:formula="of:=[.C39]/[.$C$155]" office:value-type="float" office:value="0.0019813764761745" calcext:value-type="float">
            <text:p>1.98138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6752" calcext:value-type="float">
            <text:p>2.15675E-03</text:p>
          </table:table-cell>
          <table:table-cell/>
          <table:table-cell table:formula="of:=100*([.D39]-[.H39])/[.D39]" office:value-type="float" office:value="-8.85119642502785" calcext:value-type="float">
            <text:p>-8.85119642502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4361" calcext:value-type="float">
            <text:p>6.43610E-02</text:p>
          </table:table-cell>
          <table:table-cell table:formula="of:=[.C40]/[.$C$155]" office:value-type="float" office:value="0.00187395201185982" calcext:value-type="float">
            <text:p>1.87395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9091" calcext:value-type="float">
            <text:p>2.02909E-03</text:p>
          </table:table-cell>
          <table:table-cell/>
          <table:table-cell table:formula="of:=100*([.D40]-[.H40])/[.D40]" office:value-type="float" office:value="-8.27870656016485" calcext:value-type="float">
            <text:p>-8.278706560164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05604" calcext:value-type="float">
            <text:p>6.05604E-02</text:p>
          </table:table-cell>
          <table:table-cell table:formula="of:=[.C41]/[.$C$155]" office:value-type="float" office:value="0.00176329273036522" calcext:value-type="float">
            <text:p>1.76329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8796" calcext:value-type="float">
            <text:p>1.89880E-03</text:p>
          </table:table-cell>
          <table:table-cell/>
          <table:table-cell table:formula="of:=100*([.D41]-[.H41])/[.D41]" office:value-type="float" office:value="-7.68467239167452" calcext:value-type="float">
            <text:p>-7.68467239167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58953" calcext:value-type="float">
            <text:p>5.58953E-02</text:p>
          </table:table-cell>
          <table:table-cell table:formula="of:=[.C42]/[.$C$155]" office:value-type="float" office:value="0.00162746243670093" calcext:value-type="float">
            <text:p>1.62746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6009" calcext:value-type="float">
            <text:p>1.76601E-03</text:p>
          </table:table-cell>
          <table:table-cell/>
          <table:table-cell table:formula="of:=100*([.D42]-[.H42])/[.D42]" office:value-type="float" office:value="-8.51304215536435" calcext:value-type="float">
            <text:p>-8.51304215536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05337" calcext:value-type="float">
            <text:p>5.05337E-02</text:p>
          </table:table-cell>
          <table:table-cell table:formula="of:=[.C43]/[.$C$155]" office:value-type="float" office:value="0.00147135266359629" calcext:value-type="float">
            <text:p>1.47135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30882" calcext:value-type="float">
            <text:p>1.63088E-03</text:p>
          </table:table-cell>
          <table:table-cell/>
          <table:table-cell table:formula="of:=100*([.D43]-[.H43])/[.D43]" office:value-type="float" office:value="-10.842358895371" calcext:value-type="float">
            <text:p>-10.842358895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71417" calcext:value-type="float">
            <text:p>4.71417E-02</text:p>
          </table:table-cell>
          <table:table-cell table:formula="of:=[.C44]/[.$C$155]" office:value-type="float" office:value="0.0013725902884898" calcext:value-type="float">
            <text:p>1.37259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3576" calcext:value-type="float">
            <text:p>1.49358E-03</text:p>
          </table:table-cell>
          <table:table-cell/>
          <table:table-cell table:formula="of:=100*([.D44]-[.H44])/[.D44]" office:value-type="float" office:value="-8.81440824146552" calcext:value-type="float">
            <text:p>-8.81440824146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23494" calcext:value-type="float">
            <text:p>4.23494E-02</text:p>
          </table:table-cell>
          <table:table-cell table:formula="of:=[.C45]/[.$C$155]" office:value-type="float" office:value="0.00123305640575902" calcext:value-type="float">
            <text:p>1.2330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4259" calcext:value-type="float">
            <text:p>1.35426E-03</text:p>
          </table:table-cell>
          <table:table-cell/>
          <table:table-cell table:formula="of:=100*([.D45]-[.H45])/[.D45]" office:value-type="float" office:value="-9.82944443375828" calcext:value-type="float">
            <text:p>-9.82944443375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4269" calcext:value-type="float">
            <text:p>3.84269E-02</text:p>
          </table:table-cell>
          <table:table-cell table:formula="of:=[.C46]/[.$C$155]" office:value-type="float" office:value="0.00111884785140903" calcext:value-type="float">
            <text:p>1.1188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3111" calcext:value-type="float">
            <text:p>1.21311E-03</text:p>
          </table:table-cell>
          <table:table-cell/>
          <table:table-cell table:formula="of:=100*([.D46]-[.H46])/[.D46]" office:value-type="float" office:value="-8.42501940476168" calcext:value-type="float">
            <text:p>-8.42501940476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6395" calcext:value-type="float">
            <text:p>3.36395E-02</text:p>
          </table:table-cell>
          <table:table-cell table:formula="of:=[.C47]/[.$C$155]" office:value-type="float" office:value="0.000979456638382849" calcext:value-type="float">
            <text:p>9.79457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70329" calcext:value-type="float">
            <text:p>1.07033E-03</text:p>
          </table:table-cell>
          <table:table-cell/>
          <table:table-cell table:formula="of:=100*([.D47]-[.H47])/[.D47]" office:value-type="float" office:value="-9.27783406187206" calcext:value-type="float">
            <text:p>-9.27783406187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0381" calcext:value-type="float">
            <text:p>2.90381E-02</text:p>
          </table:table-cell>
          <table:table-cell table:formula="of:=[.C48]/[.$C$155]" office:value-type="float" office:value="0.000845481050878432" calcext:value-type="float">
            <text:p>8.45481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61473" calcext:value-type="float">
            <text:p>9.26147E-04</text:p>
          </table:table-cell>
          <table:table-cell/>
          <table:table-cell table:formula="of:=100*([.D48]-[.H48])/[.D48]" office:value-type="float" office:value="-9.54087013987574" calcext:value-type="float">
            <text:p>-9.54087013987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43577" calcext:value-type="float">
            <text:p>2.43577E-02</text:p>
          </table:table-cell>
          <table:table-cell table:formula="of:=[.C49]/[.$C$155]" office:value-type="float" office:value="0.00070920527834058" calcext:value-type="float">
            <text:p>7.09205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8915" calcext:value-type="float">
            <text:p>7.80892E-04</text:p>
          </table:table-cell>
          <table:table-cell/>
          <table:table-cell table:formula="of:=100*([.D49]-[.H49])/[.D49]" office:value-type="float" office:value="-10.1079650488718" calcext:value-type="float">
            <text:p>-10.1079650488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0885" calcext:value-type="float">
            <text:p>2.00885E-02</text:p>
          </table:table-cell>
          <table:table-cell table:formula="of:=[.C50]/[.$C$155]" office:value-type="float" office:value="0.000584902114483089" calcext:value-type="float">
            <text:p>5.84902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51215" calcext:value-type="float">
            <text:p>6.35122E-04</text:p>
          </table:table-cell>
          <table:table-cell/>
          <table:table-cell table:formula="of:=100*([.D50]-[.H50])/[.D50]" office:value-type="float" office:value="-8.58594699410392" calcext:value-type="float">
            <text:p>-8.58594699410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55659" calcext:value-type="float">
            <text:p>1.55659E-02</text:p>
          </table:table-cell>
          <table:table-cell table:formula="of:=[.C51]/[.$C$155]" office:value-type="float" office:value="0.000453220888758858" calcext:value-type="float">
            <text:p>4.53221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900087" calcext:value-type="float">
            <text:p>4.90009E-04</text:p>
          </table:table-cell>
          <table:table-cell/>
          <table:table-cell table:formula="of:=100*([.D51]-[.H51])/[.D51]" office:value-type="float" office:value="-8.11697169163698" calcext:value-type="float">
            <text:p>-8.116971691636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3454" calcext:value-type="float">
            <text:p>1.13454E-02</text:p>
          </table:table-cell>
          <table:table-cell table:formula="of:=[.C52]/[.$C$155]" office:value-type="float" office:value="0.000330335687067548" calcext:value-type="float">
            <text:p>3.30336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82959" calcext:value-type="float">
            <text:p>3.48296E-04</text:p>
          </table:table-cell>
          <table:table-cell/>
          <table:table-cell table:formula="of:=100*([.D52]-[.H52])/[.D52]" office:value-type="float" office:value="-5.43695811127408" calcext:value-type="float">
            <text:p>-5.43695811127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7995" calcext:value-type="float">
            <text:p>6.37995E-03</text:p>
          </table:table-cell>
          <table:table-cell table:formula="of:=[.C53]/[.$C$155]" office:value-type="float" office:value="0.000185760322836269" calcext:value-type="float">
            <text:p>1.8576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6849" calcext:value-type="float">
            <text:p>2.16685E-04</text:p>
          </table:table-cell>
          <table:table-cell/>
          <table:table-cell table:formula="of:=100*([.D53]-[.H53])/[.D53]" office:value-type="float" office:value="-16.6475685935302" calcext:value-type="float">
            <text:p>-16.6475685935302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81609" calcext:value-type="float">
            <text:p>2.81609E-01</text:p>
          </table:table-cell>
          <table:table-cell table:formula="of:=[.C54]/[.$C$155]" office:value-type="float" office:value="0.00819940262127427" calcext:value-type="float">
            <text:p>8.1994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7972525" calcext:value-type="float">
            <text:p>7.97253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76700183847066" calcext:value-type="float">
            <text:p>2.76700183847066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79579" calcext:value-type="float">
            <text:p>2.79579E-01</text:p>
          </table:table-cell>
          <table:table-cell table:formula="of:=[.C55]/[.$C$155]" office:value-type="float" office:value="0.00814029660079486" calcext:value-type="float">
            <text:p>8.14030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7966149" calcext:value-type="float">
            <text:p>7.96615E-03</text:p>
          </table:table-cell>
          <table:table-cell/>
          <table:table-cell table:formula="of:=100*([.D55]-[.H55])/[.D55]" office:value-type="float" office:value="2.13932746354543" calcext:value-type="float">
            <text:p>2.13932746354543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80328" calcext:value-type="float">
            <text:p>2.80328E-01</text:p>
          </table:table-cell>
          <table:table-cell table:formula="of:=[.C56]/[.$C$155]" office:value-type="float" office:value="0.00816210468421312" calcext:value-type="float">
            <text:p>8.16210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7953392" calcext:value-type="float">
            <text:p>7.95339E-03</text:p>
          </table:table-cell>
          <table:table-cell/>
          <table:table-cell table:formula="of:=100*([.D56]-[.H56])/[.D56]" office:value-type="float" office:value="2.55709393946889" calcext:value-type="float">
            <text:p>2.55709393946889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82199" calcext:value-type="float">
            <text:p>2.82199E-01</text:p>
          </table:table-cell>
          <table:table-cell table:formula="of:=[.C57]/[.$C$155]" office:value-type="float" office:value="0.00821658121835942" calcext:value-type="float">
            <text:p>8.21658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7934244" calcext:value-type="float">
            <text:p>7.93424E-03</text:p>
          </table:table-cell>
          <table:table-cell/>
          <table:table-cell table:formula="of:=100*([.D57]-[.H57])/[.D57]" office:value-type="float" office:value="3.43618849319662" calcext:value-type="float">
            <text:p>3.4361884931966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85078" calcext:value-type="float">
            <text:p>2.85078E-01</text:p>
          </table:table-cell>
          <table:table-cell table:formula="of:=[.C58]/[.$C$155]" office:value-type="float" office:value="0.0083004069488817" calcext:value-type="float">
            <text:p>8.30041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7908694" calcext:value-type="float">
            <text:p>7.90869E-03</text:p>
          </table:table-cell>
          <table:table-cell/>
          <table:table-cell table:formula="of:=100*([.D58]-[.H58])/[.D58]" office:value-type="float" office:value="4.71920173666274" calcext:value-type="float">
            <text:p>4.71920173666274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85318" calcext:value-type="float">
            <text:p>2.85318E-01</text:p>
          </table:table-cell>
          <table:table-cell table:formula="of:=[.C59]/[.$C$155]" office:value-type="float" office:value="0.00830739485278074" calcext:value-type="float">
            <text:p>8.30739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7876723" calcext:value-type="float">
            <text:p>7.87672E-03</text:p>
          </table:table-cell>
          <table:table-cell/>
          <table:table-cell table:formula="of:=100*([.D59]-[.H59])/[.D59]" office:value-type="float" office:value="5.18419866170899" calcext:value-type="float">
            <text:p>5.18419866170899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85821" calcext:value-type="float">
            <text:p>2.85821E-01</text:p>
          </table:table-cell>
          <table:table-cell table:formula="of:=[.C60]/[.$C$155]" office:value-type="float" office:value="0.00832204033470249" calcext:value-type="float">
            <text:p>8.32204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783831" calcext:value-type="float">
            <text:p>7.83831E-03</text:p>
          </table:table-cell>
          <table:table-cell/>
          <table:table-cell table:formula="of:=100*([.D60]-[.H60])/[.D60]" office:value-type="float" office:value="5.81264107415293" calcext:value-type="float">
            <text:p>5.81264107415293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83384" calcext:value-type="float">
            <text:p>2.83384E-01</text:p>
          </table:table-cell>
          <table:table-cell table:formula="of:=[.C61]/[.$C$155]" office:value-type="float" office:value="0.00825108399386095" calcext:value-type="float">
            <text:p>8.25108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7793432" calcext:value-type="float">
            <text:p>7.79343E-03</text:p>
          </table:table-cell>
          <table:table-cell/>
          <table:table-cell table:formula="of:=100*([.D61]-[.H61])/[.D61]" office:value-type="float" office:value="5.54656811397699" calcext:value-type="float">
            <text:p>5.54656811397699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7991" calcext:value-type="float">
            <text:p>2.79910E-01</text:p>
          </table:table-cell>
          <table:table-cell table:formula="of:=[.C62]/[.$C$155]" office:value-type="float" office:value="0.00814993408492229" calcext:value-type="float">
            <text:p>8.14993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7742062" calcext:value-type="float">
            <text:p>7.74206E-03</text:p>
          </table:table-cell>
          <table:table-cell/>
          <table:table-cell table:formula="of:=100*([.D62]-[.H62])/[.D62]" office:value-type="float" office:value="5.0046059351188" calcext:value-type="float">
            <text:p>5.004605935118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77413" calcext:value-type="float">
            <text:p>2.77413E-01</text:p>
          </table:table-cell>
          <table:table-cell table:formula="of:=[.C63]/[.$C$155]" office:value-type="float" office:value="0.00807723076810599" calcext:value-type="float">
            <text:p>8.07723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7684171" calcext:value-type="float">
            <text:p>7.68417E-03</text:p>
          </table:table-cell>
          <table:table-cell/>
          <table:table-cell table:formula="of:=100*([.D63]-[.H63])/[.D63]" office:value-type="float" office:value="4.86626889079408" calcext:value-type="float">
            <text:p>4.86626889079408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74176" calcext:value-type="float">
            <text:p>2.74176E-01</text:p>
          </table:table-cell>
          <table:table-cell table:formula="of:=[.C64]/[.$C$155]" office:value-type="float" office:value="0.00798298141426763" calcext:value-type="float">
            <text:p>7.98298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7619728" calcext:value-type="float">
            <text:p>7.61973E-03</text:p>
          </table:table-cell>
          <table:table-cell/>
          <table:table-cell table:formula="of:=100*([.D64]-[.H64])/[.D64]" office:value-type="float" office:value="4.55034773873335" calcext:value-type="float">
            <text:p>4.55034773873335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71214" calcext:value-type="float">
            <text:p>2.71214E-01</text:p>
          </table:table-cell>
          <table:table-cell table:formula="of:=[.C65]/[.$C$155]" office:value-type="float" office:value="0.00789673903364694" calcext:value-type="float">
            <text:p>7.89674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7548703" calcext:value-type="float">
            <text:p>7.54870E-03</text:p>
          </table:table-cell>
          <table:table-cell/>
          <table:table-cell table:formula="of:=100*([.D65]-[.H65])/[.D65]" office:value-type="float" office:value="4.40733867694001" calcext:value-type="float">
            <text:p>4.40733867694001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271078" calcext:value-type="float">
            <text:p>2.71078E-01</text:p>
          </table:table-cell>
          <table:table-cell table:formula="of:=[.C66]/[.$C$155]" office:value-type="float" office:value="0.00789277922143748" calcext:value-type="float">
            <text:p>7.8927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7471066" calcext:value-type="float">
            <text:p>7.47107E-03</text:p>
          </table:table-cell>
          <table:table-cell/>
          <table:table-cell table:formula="of:=100*([.D66]-[.H66])/[.D66]" office:value-type="float" office:value="5.34302568976046" calcext:value-type="float">
            <text:p>5.34302568976046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266671" calcext:value-type="float">
            <text:p>2.66671E-01</text:p>
          </table:table-cell>
          <table:table-cell table:formula="of:=[.C67]/[.$C$155]" office:value-type="float" office:value="0.00776446383609128" calcext:value-type="float">
            <text:p>7.76446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7386786" calcext:value-type="float">
            <text:p>7.38679E-03</text:p>
          </table:table-cell>
          <table:table-cell/>
          <table:table-cell table:formula="of:=100*([.D67]-[.H67])/[.D67]" office:value-type="float" office:value="4.86418436693251" calcext:value-type="float">
            <text:p>4.86418436693251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263007" calcext:value-type="float">
            <text:p>2.63007E-01</text:p>
          </table:table-cell>
          <table:table-cell table:formula="of:=[.C68]/[.$C$155]" office:value-type="float" office:value="0.00765778183656588" calcext:value-type="float">
            <text:p>7.65778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7295836" calcext:value-type="float">
            <text:p>7.29584E-03</text:p>
          </table:table-cell>
          <table:table-cell/>
          <table:table-cell table:formula="of:=100*([.D68]-[.H68])/[.D68]" office:value-type="float" office:value="4.72651016039122" calcext:value-type="float">
            <text:p>4.72651016039122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257475" calcext:value-type="float">
            <text:p>2.57475E-01</text:p>
          </table:table-cell>
          <table:table-cell table:formula="of:=[.C69]/[.$C$155]" office:value-type="float" office:value="0.00749671065169292" calcext:value-type="float">
            <text:p>7.49671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7198191" calcext:value-type="float">
            <text:p>7.19819E-03</text:p>
          </table:table-cell>
          <table:table-cell/>
          <table:table-cell table:formula="of:=100*([.D69]-[.H69])/[.D69]" office:value-type="float" office:value="3.98200845093985" calcext:value-type="float">
            <text:p>3.9820084509398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252879" calcext:value-type="float">
            <text:p>2.52879E-01</text:p>
          </table:table-cell>
          <table:table-cell table:formula="of:=[.C70]/[.$C$155]" office:value-type="float" office:value="0.00736289229202623" calcext:value-type="float">
            <text:p>7.36289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709383" calcext:value-type="float">
            <text:p>7.09383E-03</text:p>
          </table:table-cell>
          <table:table-cell/>
          <table:table-cell table:formula="of:=100*([.D70]-[.H70])/[.D70]" office:value-type="float" office:value="3.65430161619526" calcext:value-type="float">
            <text:p>3.65430161619526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249297" calcext:value-type="float">
            <text:p>2.49297E-01</text:p>
          </table:table-cell>
          <table:table-cell table:formula="of:=[.C71]/[.$C$155]" office:value-type="float" office:value="0.00725859782633301" calcext:value-type="float">
            <text:p>7.258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6982737" calcext:value-type="float">
            <text:p>6.98274E-03</text:p>
          </table:table-cell>
          <table:table-cell/>
          <table:table-cell table:formula="of:=100*([.D71]-[.H71])/[.D71]" office:value-type="float" office:value="3.80046991076199" calcext:value-type="float">
            <text:p>3.80046991076199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245956" calcext:value-type="float">
            <text:p>2.45956E-01</text:p>
          </table:table-cell>
          <table:table-cell table:formula="of:=[.C72]/[.$C$155]" office:value-type="float" office:value="0.00716132038080507" calcext:value-type="float">
            <text:p>7.16132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6864901" calcext:value-type="float">
            <text:p>6.86490E-03</text:p>
          </table:table-cell>
          <table:table-cell/>
          <table:table-cell table:formula="of:=100*([.D72]-[.H72])/[.D72]" office:value-type="float" office:value="4.13917217835388" calcext:value-type="float">
            <text:p>4.13917217835388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24012" calcext:value-type="float">
            <text:p>2.40120E-01</text:p>
          </table:table-cell>
          <table:table-cell table:formula="of:=[.C73]/[.$C$155]" office:value-type="float" office:value="0.00699139785099332" calcext:value-type="float">
            <text:p>6.99140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674032" calcext:value-type="float">
            <text:p>6.74032E-03</text:p>
          </table:table-cell>
          <table:table-cell/>
          <table:table-cell table:formula="of:=100*([.D73]-[.H73])/[.D73]" office:value-type="float" office:value="3.5912396396902" calcext:value-type="float">
            <text:p>3.5912396396902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234216" calcext:value-type="float">
            <text:p>2.34216E-01</text:p>
          </table:table-cell>
          <table:table-cell table:formula="of:=[.C74]/[.$C$155]" office:value-type="float" office:value="0.00681949541507684" calcext:value-type="float">
            <text:p>6.81950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6608996" calcext:value-type="float">
            <text:p>6.60900E-03</text:p>
          </table:table-cell>
          <table:table-cell/>
          <table:table-cell table:formula="of:=100*([.D74]-[.H74])/[.D74]" office:value-type="float" office:value="3.08673006233655" calcext:value-type="float">
            <text:p>3.08673006233655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225945" calcext:value-type="float">
            <text:p>2.25945E-01</text:p>
          </table:table-cell>
          <table:table-cell table:formula="of:=[.C75]/[.$C$155]" office:value-type="float" office:value="0.00657867477695604" calcext:value-type="float">
            <text:p>6.57867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6470944" calcext:value-type="float">
            <text:p>6.47094E-03</text:p>
          </table:table-cell>
          <table:table-cell/>
          <table:table-cell table:formula="of:=100*([.D75]-[.H75])/[.D75]" office:value-type="float" office:value="1.63757566088238" calcext:value-type="float">
            <text:p>1.6375756608823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219797" calcext:value-type="float">
            <text:p>2.19797E-01</text:p>
          </table:table-cell>
          <table:table-cell table:formula="of:=[.C76]/[.$C$155]" office:value-type="float" office:value="0.00639966797207554" calcext:value-type="float">
            <text:p>6.39967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6326187" calcext:value-type="float">
            <text:p>6.32619E-03</text:p>
          </table:table-cell>
          <table:table-cell/>
          <table:table-cell table:formula="of:=100*([.D76]-[.H76])/[.D76]" office:value-type="float" office:value="1.1481997565525" calcext:value-type="float">
            <text:p>1.1481997565525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213482" calcext:value-type="float">
            <text:p>2.13482E-01</text:p>
          </table:table-cell>
          <table:table-cell table:formula="of:=[.C77]/[.$C$155]" office:value-type="float" office:value="0.00621579875073195" calcext:value-type="float">
            <text:p>6.2158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6174757" calcext:value-type="float">
            <text:p>6.17476E-03</text:p>
          </table:table-cell>
          <table:table-cell/>
          <table:table-cell table:formula="of:=100*([.D77]-[.H77])/[.D77]" office:value-type="float" office:value="0.66028120242981" calcext:value-type="float">
            <text:p>0.66028120242981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206459" calcext:value-type="float">
            <text:p>2.06459E-01</text:p>
          </table:table-cell>
          <table:table-cell table:formula="of:=[.C78]/[.$C$155]" office:value-type="float" office:value="0.00601131521288618" calcext:value-type="float">
            <text:p>6.01132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60167" calcext:value-type="float">
            <text:p>6.01670E-03</text:p>
          </table:table-cell>
          <table:table-cell/>
          <table:table-cell table:formula="of:=100*([.D78]-[.H78])/[.D78]" office:value-type="float" office:value="-0.0895775204447121" calcext:value-type="float">
            <text:p>-0.08957752044471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200857" calcext:value-type="float">
            <text:p>2.00857E-01</text:p>
          </table:table-cell>
          <table:table-cell table:formula="of:=[.C79]/[.$C$155]" office:value-type="float" office:value="0.005848205889376" calcext:value-type="float">
            <text:p>5.84821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5852073" calcext:value-type="float">
            <text:p>5.85207E-03</text:p>
          </table:table-cell>
          <table:table-cell/>
          <table:table-cell table:formula="of:=100*([.D79]-[.H79])/[.D79]" office:value-type="float" office:value="-0.0661247346134806" calcext:value-type="float">
            <text:p>-0.066124734613481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93746" calcext:value-type="float">
            <text:p>1.93746E-01</text:p>
          </table:table-cell>
          <table:table-cell table:formula="of:=[.C80]/[.$C$155]" office:value-type="float" office:value="0.00564116012010058" calcext:value-type="float">
            <text:p>5.64116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5680948" calcext:value-type="float">
            <text:p>5.68095E-03</text:p>
          </table:table-cell>
          <table:table-cell/>
          <table:table-cell table:formula="of:=100*([.D80]-[.H80])/[.D80]" office:value-type="float" office:value="-0.705313783908526" calcext:value-type="float">
            <text:p>-0.705313783908526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18413" calcext:value-type="float">
            <text:p>1.84130E-01</text:p>
          </table:table-cell>
          <table:table-cell table:formula="of:=[.C81]/[.$C$155]" office:value-type="float" office:value="0.00536117810387889" calcext:value-type="float">
            <text:p>5.36118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5503408" calcext:value-type="float">
            <text:p>5.50341E-03</text:p>
          </table:table-cell>
          <table:table-cell/>
          <table:table-cell table:formula="of:=100*([.D81]-[.H81])/[.D81]" office:value-type="float" office:value="-2.65295972947075" calcext:value-type="float">
            <text:p>-2.6529597294707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177255" calcext:value-type="float">
            <text:p>1.77255E-01</text:p>
          </table:table-cell>
          <table:table-cell table:formula="of:=[.C82]/[.$C$155]" office:value-type="float" office:value="0.00516100377343753" calcext:value-type="float">
            <text:p>5.16100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5319552" calcext:value-type="float">
            <text:p>5.31955E-03</text:p>
          </table:table-cell>
          <table:table-cell/>
          <table:table-cell table:formula="of:=100*([.D82]-[.H82])/[.D82]" office:value-type="float" office:value="-3.07204244605439" calcext:value-type="float">
            <text:p>-3.07204244605439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169142" calcext:value-type="float">
            <text:p>1.69142E-01</text:p>
          </table:table-cell>
          <table:table-cell table:formula="of:=[.C83]/[.$C$155]" office:value-type="float" office:value="0.00492478350538361" calcext:value-type="float">
            <text:p>4.92478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5129495" calcext:value-type="float">
            <text:p>5.12950E-03</text:p>
          </table:table-cell>
          <table:table-cell/>
          <table:table-cell table:formula="of:=100*([.D83]-[.H83])/[.D83]" office:value-type="float" office:value="-4.15676129504183" calcext:value-type="float">
            <text:p>-4.1567612950418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162298" calcext:value-type="float">
            <text:p>1.62298E-01</text:p>
          </table:table-cell>
          <table:table-cell table:formula="of:=[.C84]/[.$C$155]" office:value-type="float" office:value="0.00472551177919588" calcext:value-type="float">
            <text:p>4.72551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4933366" calcext:value-type="float">
            <text:p>4.93337E-03</text:p>
          </table:table-cell>
          <table:table-cell/>
          <table:table-cell table:formula="of:=100*([.D84]-[.H84])/[.D84]" office:value-type="float" office:value="-4.39855470722136" calcext:value-type="float">
            <text:p>-4.39855470722136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154968" calcext:value-type="float">
            <text:p>1.54968E-01</text:p>
          </table:table-cell>
          <table:table-cell table:formula="of:=[.C85]/[.$C$155]" office:value-type="float" office:value="0.00451208954761258" calcext:value-type="float">
            <text:p>4.51209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4731309" calcext:value-type="float">
            <text:p>4.73131E-03</text:p>
          </table:table-cell>
          <table:table-cell/>
          <table:table-cell table:formula="of:=100*([.D85]-[.H85])/[.D85]" office:value-type="float" office:value="-4.85849072971994" calcext:value-type="float">
            <text:p>-4.85849072971994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146292" calcext:value-type="float">
            <text:p>1.46292E-01</text:p>
          </table:table-cell>
          <table:table-cell table:formula="of:=[.C86]/[.$C$155]" office:value-type="float" office:value="0.00425947682166215" calcext:value-type="float">
            <text:p>4.2594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4523487" calcext:value-type="float">
            <text:p>4.52349E-03</text:p>
          </table:table-cell>
          <table:table-cell/>
          <table:table-cell table:formula="of:=100*([.D86]-[.H86])/[.D86]" office:value-type="float" office:value="-6.19818323685177" calcext:value-type="float">
            <text:p>-6.19818323685177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139778" calcext:value-type="float">
            <text:p>1.39778E-01</text:p>
          </table:table-cell>
          <table:table-cell table:formula="of:=[.C87]/[.$C$155]" office:value-type="float" office:value="0.0040698134633356" calcext:value-type="float">
            <text:p>4.0698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4310077" calcext:value-type="float">
            <text:p>4.31008E-03</text:p>
          </table:table-cell>
          <table:table-cell/>
          <table:table-cell table:formula="of:=100*([.D87]-[.H87])/[.D87]" office:value-type="float" office:value="-5.90355157131653" calcext:value-type="float">
            <text:p>-5.90355157131653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132645" calcext:value-type="float">
            <text:p>1.32645E-01</text:p>
          </table:table-cell>
          <table:table-cell table:formula="of:=[.C88]/[.$C$155]" office:value-type="float" office:value="0.00386212713620277" calcext:value-type="float">
            <text:p>3.86213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4091272" calcext:value-type="float">
            <text:p>4.09127E-03</text:p>
          </table:table-cell>
          <table:table-cell/>
          <table:table-cell table:formula="of:=100*([.D88]-[.H88])/[.D88]" office:value-type="float" office:value="-5.93312585826794" calcext:value-type="float">
            <text:p>-5.93312585826794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124442" calcext:value-type="float">
            <text:p>1.24442E-01</text:p>
          </table:table-cell>
          <table:table-cell table:formula="of:=[.C89]/[.$C$155]" office:value-type="float" office:value="0.0036232864041867" calcext:value-type="float">
            <text:p>3.62329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3867283" calcext:value-type="float">
            <text:p>3.86728E-03</text:p>
          </table:table-cell>
          <table:table-cell/>
          <table:table-cell table:formula="of:=100*([.D89]-[.H89])/[.D89]" office:value-type="float" office:value="-6.73412390285689" calcext:value-type="float">
            <text:p>-6.7341239028568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117716" calcext:value-type="float">
            <text:p>1.17716E-01</text:p>
          </table:table-cell>
          <table:table-cell table:formula="of:=[.C90]/[.$C$155]" office:value-type="float" office:value="0.003427450397416" calcext:value-type="float">
            <text:p>3.42745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3638334" calcext:value-type="float">
            <text:p>3.63833E-03</text:p>
          </table:table-cell>
          <table:table-cell/>
          <table:table-cell table:formula="of:=100*([.D90]-[.H90])/[.D90]" office:value-type="float" office:value="-6.15278350178278" calcext:value-type="float">
            <text:p>-6.15278350178278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112064" calcext:value-type="float">
            <text:p>1.12064E-01</text:p>
          </table:table-cell>
          <table:table-cell table:formula="of:=[.C91]/[.$C$155]" office:value-type="float" office:value="0.00326288526059352" calcext:value-type="float">
            <text:p>3.26289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3404669" calcext:value-type="float">
            <text:p>3.40467E-03</text:p>
          </table:table-cell>
          <table:table-cell/>
          <table:table-cell table:formula="of:=100*([.D91]-[.H91])/[.D91]" office:value-type="float" office:value="-4.34534861273943" calcext:value-type="float">
            <text:p>-4.34534861273943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103182" calcext:value-type="float">
            <text:p>1.03182E-01</text:p>
          </table:table-cell>
          <table:table-cell table:formula="of:=[.C92]/[.$C$155]" office:value-type="float" office:value="0.0030042745837964" calcext:value-type="float">
            <text:p>3.00427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3166542" calcext:value-type="float">
            <text:p>3.16654E-03</text:p>
          </table:table-cell>
          <table:table-cell/>
          <table:table-cell table:formula="of:=100*([.D92]-[.H92])/[.D92]" office:value-type="float" office:value="-5.40121788729938" calcext:value-type="float">
            <text:p>-5.40121788729938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952895" calcext:value-type="float">
            <text:p>9.52895E-02</text:p>
          </table:table-cell>
          <table:table-cell table:formula="of:=[.C93]/[.$C$155]" office:value-type="float" office:value="0.00277447445244972" calcext:value-type="float">
            <text:p>2.77447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2924228" calcext:value-type="float">
            <text:p>2.92423E-03</text:p>
          </table:table-cell>
          <table:table-cell/>
          <table:table-cell table:formula="of:=100*([.D93]-[.H93])/[.D93]" office:value-type="float" office:value="-5.39754645850334" calcext:value-type="float">
            <text:p>-5.39754645850334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871131" calcext:value-type="float">
            <text:p>8.71131E-02</text:p>
          </table:table-cell>
          <table:table-cell table:formula="of:=[.C94]/[.$C$155]" office:value-type="float" office:value="0.0025364082131158" calcext:value-type="float">
            <text:p>2.53641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2678011" calcext:value-type="float">
            <text:p>2.67801E-03</text:p>
          </table:table-cell>
          <table:table-cell/>
          <table:table-cell table:formula="of:=100*([.D94]-[.H94])/[.D94]" office:value-type="float" office:value="-5.58280745788356" calcext:value-type="float">
            <text:p>-5.58280745788356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8011" calcext:value-type="float">
            <text:p>8.01100E-02</text:p>
          </table:table-cell>
          <table:table-cell table:formula="of:=[.C95]/[.$C$155]" office:value-type="float" office:value="0.00233250408896833" calcext:value-type="float">
            <text:p>2.33250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2428192" calcext:value-type="float">
            <text:p>2.42819E-03</text:p>
          </table:table-cell>
          <table:table-cell/>
          <table:table-cell table:formula="of:=100*([.D95]-[.H95])/[.D95]" office:value-type="float" office:value="-4.10236841531081" calcext:value-type="float">
            <text:p>-4.10236841531081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719994" calcext:value-type="float">
            <text:p>7.19994E-02</text:p>
          </table:table-cell>
          <table:table-cell table:formula="of:=[.C96]/[.$C$155]" office:value-type="float" office:value="0.00209635369995339" calcext:value-type="float">
            <text:p>2.09635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2175088" calcext:value-type="float">
            <text:p>2.17509E-03</text:p>
          </table:table-cell>
          <table:table-cell/>
          <table:table-cell table:formula="of:=100*([.D96]-[.H96])/[.D96]" office:value-type="float" office:value="-3.75577365825054" calcext:value-type="float">
            <text:p>-3.75577365825054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616125" calcext:value-type="float">
            <text:p>6.16125E-02</text:p>
          </table:table-cell>
          <table:table-cell table:formula="of:=[.C97]/[.$C$155]" office:value-type="float" office:value="0.00179392595408265" calcext:value-type="float">
            <text:p>1.793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1919027" calcext:value-type="float">
            <text:p>1.91903E-03</text:p>
          </table:table-cell>
          <table:table-cell/>
          <table:table-cell table:formula="of:=100*([.D97]-[.H97])/[.D97]" office:value-type="float" office:value="-6.97359027738255" calcext:value-type="float">
            <text:p>-6.97359027738255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52954" calcext:value-type="float">
            <text:p>5.29540E-02</text:p>
          </table:table-cell>
          <table:table-cell table:formula="of:=[.C98]/[.$C$155]" office:value-type="float" office:value="0.00154182276279152" calcext:value-type="float">
            <text:p>1.54182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166035" calcext:value-type="float">
            <text:p>1.66035E-03</text:p>
          </table:table-cell>
          <table:table-cell/>
          <table:table-cell table:formula="of:=100*([.D98]-[.H98])/[.D98]" office:value-type="float" office:value="-7.68747485566257" calcext:value-type="float">
            <text:p>-7.68747485566257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45426" calcext:value-type="float">
            <text:p>4.54260E-02</text:p>
          </table:table-cell>
          <table:table-cell table:formula="of:=[.C99]/[.$C$155]" office:value-type="float" office:value="0.00132263551049151" calcext:value-type="float">
            <text:p>1.32264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1399399" calcext:value-type="float">
            <text:p>1.39940E-03</text:p>
          </table:table-cell>
          <table:table-cell/>
          <table:table-cell table:formula="of:=100*([.D99]-[.H99])/[.D99]" office:value-type="float" office:value="-5.80382795559176" calcext:value-type="float">
            <text:p>-5.80382795559176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375615" calcext:value-type="float">
            <text:p>3.75615E-02</text:p>
          </table:table-cell>
          <table:table-cell table:formula="of:=[.C100]/[.$C$155]" office:value-type="float" office:value="0.00109365063459972" calcext:value-type="float">
            <text:p>1.0936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1136449" calcext:value-type="float">
            <text:p>1.13645E-03</text:p>
          </table:table-cell>
          <table:table-cell/>
          <table:table-cell table:formula="of:=100*([.D100]-[.H100])/[.D100]" office:value-type="float" office:value="-3.91334892938131" calcext:value-type="float">
            <text:p>-3.91334892938131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295638" calcext:value-type="float">
            <text:p>2.95638E-02</text:p>
          </table:table-cell>
          <table:table-cell table:formula="of:=[.C101]/[.$C$155]" office:value-type="float" office:value="0.000860787472043963" calcext:value-type="float">
            <text:p>8.60787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8714889" calcext:value-type="float">
            <text:p>8.71489E-04</text:p>
          </table:table-cell>
          <table:table-cell/>
          <table:table-cell table:formula="of:=100*([.D101]-[.H101])/[.D101]" office:value-type="float" office:value="-1.24321372041186" calcext:value-type="float">
            <text:p>-1.24321372041186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98669" calcext:value-type="float">
            <text:p>1.98669E-02</text:p>
          </table:table-cell>
          <table:table-cell table:formula="of:=[.C102]/[.$C$155]" office:value-type="float" office:value="0.000578449949882972" calcext:value-type="float">
            <text:p>5.78450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6034508" calcext:value-type="float">
            <text:p>6.03451E-04</text:p>
          </table:table-cell>
          <table:table-cell/>
          <table:table-cell table:formula="of:=100*([.D102]-[.H102])/[.D102]" office:value-type="float" office:value="-4.32204205775901" calcext:value-type="float">
            <text:p>-4.32204205775901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05075" calcext:value-type="float">
            <text:p>1.05075E-02</text:p>
          </table:table-cell>
          <table:table-cell table:formula="of:=[.C103]/[.$C$155]" office:value-type="float" office:value="0.000305939167580011" calcext:value-type="float">
            <text:p>3.05939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3277755" calcext:value-type="float">
            <text:p>3.27776E-04</text:p>
          </table:table-cell>
          <table:table-cell/>
          <table:table-cell table:formula="of:=100*([.D103]-[.H103])/[.D103]" office:value-type="float" office:value="-7.13747526762103" calcext:value-type="float">
            <text:p>-7.13747526762103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609623" calcext:value-type="float">
            <text:p>6.09623E-01</text:p>
          </table:table-cell>
          <table:table-cell table:formula="of:=[.C104]/[.$C$155]" office:value-type="float" office:value="0.0177499455776949" calcext:value-type="float">
            <text:p>1.77499E-02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1770625" calcext:value-type="float">
            <text:p>1.77063E-02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246173023481311" calcext:value-type="float">
            <text:p>0.246173023481311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611471" calcext:value-type="float">
            <text:p>6.11471E-01</text:p>
          </table:table-cell>
          <table:table-cell table:formula="of:=[.C105]/[.$C$155]" office:value-type="float" office:value="0.0178037524377175" calcext:value-type="float">
            <text:p>1.78038E-02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1769207" calcext:value-type="float">
            <text:p>1.76921E-02</text:p>
          </table:table-cell>
          <table:table-cell/>
          <table:table-cell table:formula="of:=100*([.D105]-[.H105])/[.D105]" office:value-type="float" office:value="0.627297184164944" calcext:value-type="float">
            <text:p>0.627297184164944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613453" calcext:value-type="float">
            <text:p>6.13453E-01</text:p>
          </table:table-cell>
          <table:table-cell table:formula="of:=[.C106]/[.$C$155]" office:value-type="float" office:value="0.0178614608774171" calcext:value-type="float">
            <text:p>1.78615E-02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1766369" calcext:value-type="float">
            <text:p>1.76637E-02</text:p>
          </table:table-cell>
          <table:table-cell/>
          <table:table-cell table:formula="of:=100*([.D106]-[.H106])/[.D106]" office:value-type="float" office:value="1.1072491705712" calcext:value-type="float">
            <text:p>1.1072491705712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614781" calcext:value-type="float">
            <text:p>6.14781E-01</text:p>
          </table:table-cell>
          <table:table-cell table:formula="of:=[.C107]/[.$C$155]" office:value-type="float" office:value="0.0179001272789919" calcext:value-type="float">
            <text:p>1.79001E-02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1762109" calcext:value-type="float">
            <text:p>1.76211E-02</text:p>
          </table:table-cell>
          <table:table-cell/>
          <table:table-cell table:formula="of:=100*([.D107]-[.H107])/[.D107]" office:value-type="float" office:value="1.55885639606255" calcext:value-type="float">
            <text:p>1.55885639606255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619558" calcext:value-type="float">
            <text:p>6.19558E-01</text:p>
          </table:table-cell>
          <table:table-cell table:formula="of:=[.C108]/[.$C$155]" office:value-type="float" office:value="0.0180392156828491" calcext:value-type="float">
            <text:p>1.80392E-02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1756426" calcext:value-type="float">
            <text:p>1.75643E-02</text:p>
          </table:table-cell>
          <table:table-cell/>
          <table:table-cell table:formula="of:=100*([.D108]-[.H108])/[.D108]" office:value-type="float" office:value="2.6329065032504" calcext:value-type="float">
            <text:p>2.6329065032504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61897" calcext:value-type="float">
            <text:p>6.18970E-01</text:p>
          </table:table-cell>
          <table:table-cell table:formula="of:=[.C109]/[.$C$155]" office:value-type="float" office:value="0.0180220953182964" calcext:value-type="float">
            <text:p>1.80221E-02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1749315" calcext:value-type="float">
            <text:p>1.74932E-02</text:p>
          </table:table-cell>
          <table:table-cell/>
          <table:table-cell table:formula="of:=100*([.D109]-[.H109])/[.D109]" office:value-type="float" office:value="2.93498235890143" calcext:value-type="float">
            <text:p>2.93498235890143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620859" calcext:value-type="float">
            <text:p>6.20859E-01</text:p>
          </table:table-cell>
          <table:table-cell table:formula="of:=[.C110]/[.$C$155]" office:value-type="float" office:value="0.0180770959452351" calcext:value-type="float">
            <text:p>1.80771E-02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1740771" calcext:value-type="float">
            <text:p>1.74077E-02</text:p>
          </table:table-cell>
          <table:table-cell/>
          <table:table-cell table:formula="of:=100*([.D110]-[.H110])/[.D110]" office:value-type="float" office:value="3.7029506689737" calcext:value-type="float">
            <text:p>3.7029506689737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617593" calcext:value-type="float">
            <text:p>6.17593E-01</text:p>
          </table:table-cell>
          <table:table-cell table:formula="of:=[.C111]/[.$C$155]" office:value-type="float" office:value="0.0179820022196756" calcext:value-type="float">
            <text:p>1.79820E-02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1730789" calcext:value-type="float">
            <text:p>1.73079E-02</text:p>
          </table:table-cell>
          <table:table-cell/>
          <table:table-cell table:formula="of:=100*([.D111]-[.H111])/[.D111]" office:value-type="float" office:value="3.74881624104128" calcext:value-type="float">
            <text:p>3.74881624104128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611613" calcext:value-type="float">
            <text:p>6.11613E-01</text:p>
          </table:table-cell>
          <table:table-cell table:formula="of:=[.C112]/[.$C$155]" office:value-type="float" office:value="0.0178078869475245" calcext:value-type="float">
            <text:p>1.78079E-02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1719363" calcext:value-type="float">
            <text:p>1.71936E-02</text:p>
          </table:table-cell>
          <table:table-cell/>
          <table:table-cell table:formula="of:=100*([.D112]-[.H112])/[.D112]" office:value-type="float" office:value="3.44935336424003" calcext:value-type="float">
            <text:p>3.44935336424003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601905" calcext:value-type="float">
            <text:p>6.01905E-01</text:p>
          </table:table-cell>
          <table:table-cell table:formula="of:=[.C113]/[.$C$155]" office:value-type="float" office:value="0.0175252262348082" calcext:value-type="float">
            <text:p>1.75252E-02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1706488" calcext:value-type="float">
            <text:p>1.70649E-02</text:p>
          </table:table-cell>
          <table:table-cell/>
          <table:table-cell table:formula="of:=100*([.D113]-[.H113])/[.D113]" office:value-type="float" office:value="2.62676343597704" calcext:value-type="float">
            <text:p>2.62676343597704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596504" calcext:value-type="float">
            <text:p>5.96504E-01</text:p>
          </table:table-cell>
          <table:table-cell table:formula="of:=[.C114]/[.$C$155]" office:value-type="float" office:value="0.0173679692808134" calcext:value-type="float">
            <text:p>1.73680E-02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1692156" calcext:value-type="float">
            <text:p>1.69216E-02</text:p>
          </table:table-cell>
          <table:table-cell/>
          <table:table-cell table:formula="of:=100*([.D114]-[.H114])/[.D114]" office:value-type="float" office:value="2.57030210956531" calcext:value-type="float">
            <text:p>2.57030210956531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591555" calcext:value-type="float">
            <text:p>5.91555E-01</text:p>
          </table:table-cell>
          <table:table-cell table:formula="of:=[.C115]/[.$C$155]" office:value-type="float" office:value="0.0172238728791619" calcext:value-type="float">
            <text:p>1.72239E-02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1676362" calcext:value-type="float">
            <text:p>1.67636E-02</text:p>
          </table:table-cell>
          <table:table-cell/>
          <table:table-cell table:formula="of:=100*([.D115]-[.H115])/[.D115]" office:value-type="float" office:value="2.67217995854308" calcext:value-type="float">
            <text:p>2.67217995854308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587705" calcext:value-type="float">
            <text:p>5.87705E-01</text:p>
          </table:table-cell>
          <table:table-cell table:formula="of:=[.C116]/[.$C$155]" office:value-type="float" office:value="0.0171117752541147" calcext:value-type="float">
            <text:p>1.71118E-02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1659097" calcext:value-type="float">
            <text:p>1.65910E-02</text:p>
          </table:table-cell>
          <table:table-cell/>
          <table:table-cell table:formula="of:=100*([.D116]-[.H116])/[.D116]" office:value-type="float" office:value="3.04354893855603" calcext:value-type="float">
            <text:p>3.04354893855603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583267" calcext:value-type="float">
            <text:p>5.83267E-01</text:p>
          </table:table-cell>
          <table:table-cell table:formula="of:=[.C117]/[.$C$155]" office:value-type="float" office:value="0.0169825572645149" calcext:value-type="float">
            <text:p>1.69826E-02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1640357" calcext:value-type="float">
            <text:p>1.64036E-02</text:p>
          </table:table-cell>
          <table:table-cell/>
          <table:table-cell table:formula="of:=100*([.D117]-[.H117])/[.D117]" office:value-type="float" office:value="3.40930553329971" calcext:value-type="float">
            <text:p>3.4093055332997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576225" calcext:value-type="float">
            <text:p>5.76225E-01</text:p>
          </table:table-cell>
          <table:table-cell table:formula="of:=[.C118]/[.$C$155]" office:value-type="float" office:value="0.0167775205176105" calcext:value-type="float">
            <text:p>1.67775E-02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1620135" calcext:value-type="float">
            <text:p>1.62014E-02</text:p>
          </table:table-cell>
          <table:table-cell/>
          <table:table-cell table:formula="of:=100*([.D118]-[.H118])/[.D118]" office:value-type="float" office:value="3.43418157054687" calcext:value-type="float">
            <text:p>3.43418157054687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567498" calcext:value-type="float">
            <text:p>5.67498E-01</text:p>
          </table:table-cell>
          <table:table-cell table:formula="of:=[.C119]/[.$C$155]" office:value-type="float" office:value="0.0165234228620815" calcext:value-type="float">
            <text:p>1.65234E-02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1598425" calcext:value-type="float">
            <text:p>1.59843E-02</text:p>
          </table:table-cell>
          <table:table-cell/>
          <table:table-cell table:formula="of:=100*([.D119]-[.H119])/[.D119]" office:value-type="float" office:value="3.26308215060458" calcext:value-type="float">
            <text:p>3.26308215060458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553792" calcext:value-type="float">
            <text:p>5.53792E-01</text:p>
          </table:table-cell>
          <table:table-cell table:formula="of:=[.C120]/[.$C$155]" office:value-type="float" office:value="0.0161243553169136" calcext:value-type="float">
            <text:p>1.61244E-02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1575224" calcext:value-type="float">
            <text:p>1.57522E-02</text:p>
          </table:table-cell>
          <table:table-cell/>
          <table:table-cell table:formula="of:=100*([.D120]-[.H120])/[.D120]" office:value-type="float" office:value="2.30778415384626" calcext:value-type="float">
            <text:p>2.30778415384626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546743" calcext:value-type="float">
            <text:p>5.46743E-01</text:p>
          </table:table-cell>
          <table:table-cell table:formula="of:=[.C121]/[.$C$155]" office:value-type="float" office:value="0.0159191147561454" calcext:value-type="float">
            <text:p>1.59191E-02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1550528" calcext:value-type="float">
            <text:p>1.55053E-02</text:p>
          </table:table-cell>
          <table:table-cell/>
          <table:table-cell table:formula="of:=100*([.D121]-[.H121])/[.D121]" office:value-type="float" office:value="2.59960910191721" calcext:value-type="float">
            <text:p>2.59960910191721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533522" calcext:value-type="float">
            <text:p>5.33522E-01</text:p>
          </table:table-cell>
          <table:table-cell table:formula="of:=[.C122]/[.$C$155]" office:value-type="float" office:value="0.0155341686001069" calcext:value-type="float">
            <text:p>1.55342E-02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1524335" calcext:value-type="float">
            <text:p>1.52434E-02</text:p>
          </table:table-cell>
          <table:table-cell/>
          <table:table-cell table:formula="of:=100*([.D122]-[.H122])/[.D122]" office:value-type="float" office:value="1.87212207871168" calcext:value-type="float">
            <text:p>1.87212207871168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524136" calcext:value-type="float">
            <text:p>5.24136E-01</text:p>
          </table:table-cell>
          <table:table-cell table:formula="of:=[.C123]/[.$C$155]" office:value-type="float" office:value="0.0152608833251217" calcext:value-type="float">
            <text:p>1.52609E-02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1496644" calcext:value-type="float">
            <text:p>1.49664E-02</text:p>
          </table:table-cell>
          <table:table-cell/>
          <table:table-cell table:formula="of:=100*([.D123]-[.H123])/[.D123]" office:value-type="float" office:value="1.92939896629051" calcext:value-type="float">
            <text:p>1.92939896629051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512014" calcext:value-type="float">
            <text:p>5.12014E-01</text:p>
          </table:table-cell>
          <table:table-cell table:formula="of:=[.C124]/[.$C$155]" office:value-type="float" office:value="0.0149079359456875" calcext:value-type="float">
            <text:p>1.49079E-02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1467456" calcext:value-type="float">
            <text:p>1.46746E-02</text:p>
          </table:table-cell>
          <table:table-cell/>
          <table:table-cell table:formula="of:=100*([.D124]-[.H124])/[.D124]" office:value-type="float" office:value="1.56544773560695" calcext:value-type="float">
            <text:p>1.5654477356069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497354" calcext:value-type="float">
            <text:p>4.97354E-01</text:p>
          </table:table-cell>
          <table:table-cell table:formula="of:=[.C125]/[.$C$155]" office:value-type="float" office:value="0.014481091482521" calcext:value-type="float">
            <text:p>1.44811E-02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1436775" calcext:value-type="float">
            <text:p>1.43678E-02</text:p>
          </table:table-cell>
          <table:table-cell/>
          <table:table-cell table:formula="of:=100*([.D125]-[.H125])/[.D125]" office:value-type="float" office:value="0.782686047234808" calcext:value-type="float">
            <text:p>0.782686047234808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486773" calcext:value-type="float">
            <text:p>4.86773E-01</text:p>
          </table:table-cell>
          <table:table-cell table:formula="of:=[.C126]/[.$C$155]" office:value-type="float" office:value="0.0141730122693719" calcext:value-type="float">
            <text:p>1.41730E-02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1404607" calcext:value-type="float">
            <text:p>1.40461E-02</text:p>
          </table:table-cell>
          <table:table-cell/>
          <table:table-cell table:formula="of:=100*([.D126]-[.H126])/[.D126]" office:value-type="float" office:value="0.895661888660209" calcext:value-type="float">
            <text:p>0.895661888660209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468937" calcext:value-type="float">
            <text:p>4.68937E-01</text:p>
          </table:table-cell>
          <table:table-cell table:formula="of:=[.C127]/[.$C$155]" office:value-type="float" office:value="0.0136536945446079" calcext:value-type="float">
            <text:p>1.36537E-02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1370957" calcext:value-type="float">
            <text:p>1.37096E-02</text:p>
          </table:table-cell>
          <table:table-cell/>
          <table:table-cell table:formula="of:=100*([.D127]-[.H127])/[.D127]" office:value-type="float" office:value="-0.409233231412573" calcext:value-type="float">
            <text:p>-0.409233231412573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453569" calcext:value-type="float">
            <text:p>4.53569E-01</text:p>
          </table:table-cell>
          <table:table-cell table:formula="of:=[.C128]/[.$C$155]" office:value-type="float" office:value="0.0132062357649392" calcext:value-type="float">
            <text:p>1.32062E-02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1335838" calcext:value-type="float">
            <text:p>1.33584E-02</text:p>
          </table:table-cell>
          <table:table-cell/>
          <table:table-cell table:formula="of:=100*([.D128]-[.H128])/[.D128]" office:value-type="float" office:value="-1.1520635991122" calcext:value-type="float">
            <text:p>-1.152063599112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439895" calcext:value-type="float">
            <text:p>4.39895E-01</text:p>
          </table:table-cell>
          <table:table-cell table:formula="of:=[.C129]/[.$C$155]" office:value-type="float" office:value="0.0128080999402911" calcext:value-type="float">
            <text:p>1.28081E-02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1299262" calcext:value-type="float">
            <text:p>1.29926E-02</text:p>
          </table:table-cell>
          <table:table-cell/>
          <table:table-cell table:formula="of:=100*([.D129]-[.H129])/[.D129]" office:value-type="float" office:value="-1.4406513110383" calcext:value-type="float">
            <text:p>-1.4406513110383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423592" calcext:value-type="float">
            <text:p>4.23592E-01</text:p>
          </table:table-cell>
          <table:table-cell table:formula="of:=[.C130]/[.$C$155]" office:value-type="float" office:value="0.0123334174516823" calcext:value-type="float">
            <text:p>1.23334E-02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1261244" calcext:value-type="float">
            <text:p>1.26124E-02</text:p>
          </table:table-cell>
          <table:table-cell/>
          <table:table-cell table:formula="of:=100*([.D130]-[.H130])/[.D130]" office:value-type="float" office:value="-2.26232955635213" calcext:value-type="float">
            <text:p>-2.26232955635213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404142" calcext:value-type="float">
            <text:p>4.04142E-01</text:p>
          </table:table-cell>
          <table:table-cell table:formula="of:=[.C131]/[.$C$155]" office:value-type="float" office:value="0.0117671060731973" calcext:value-type="float">
            <text:p>1.17671E-02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1221804" calcext:value-type="float">
            <text:p>1.22180E-02</text:p>
          </table:table-cell>
          <table:table-cell/>
          <table:table-cell table:formula="of:=100*([.D131]-[.H131])/[.D131]" office:value-type="float" office:value="-3.83215655572121" calcext:value-type="float">
            <text:p>-3.83215655572121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385667" calcext:value-type="float">
            <text:p>3.85667E-01</text:p>
          </table:table-cell>
          <table:table-cell table:formula="of:=[.C132]/[.$C$155]" office:value-type="float" office:value="0.0112291830543022" calcext:value-type="float">
            <text:p>1.12292E-02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1180963" calcext:value-type="float">
            <text:p>1.18096E-02</text:p>
          </table:table-cell>
          <table:table-cell/>
          <table:table-cell table:formula="of:=100*([.D132]-[.H132])/[.D132]" office:value-type="float" office:value="-5.16909327144164" calcext:value-type="float">
            <text:p>-5.16909327144164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372193" calcext:value-type="float">
            <text:p>3.72193E-01</text:p>
          </table:table-cell>
          <table:table-cell table:formula="of:=[.C133]/[.$C$155]" office:value-type="float" office:value="0.0108368704829034" calcext:value-type="float">
            <text:p>1.08369E-02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1138748" calcext:value-type="float">
            <text:p>1.13875E-02</text:p>
          </table:table-cell>
          <table:table-cell/>
          <table:table-cell table:formula="of:=100*([.D133]-[.H133])/[.D133]" office:value-type="float" office:value="-5.08089044678775" calcext:value-type="float">
            <text:p>-5.08089044678775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355417" calcext:value-type="float">
            <text:p>3.55417E-01</text:p>
          </table:table-cell>
          <table:table-cell table:formula="of:=[.C134]/[.$C$155]" office:value-type="float" office:value="0.0103484160003602" calcext:value-type="float">
            <text:p>1.03484E-02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1095187" calcext:value-type="float">
            <text:p>1.09519E-02</text:p>
          </table:table-cell>
          <table:table-cell/>
          <table:table-cell table:formula="of:=100*([.D134]-[.H134])/[.D134]" office:value-type="float" office:value="-5.83136587878566" calcext:value-type="float">
            <text:p>-5.83136587878566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33882" calcext:value-type="float">
            <text:p>3.38820E-01</text:p>
          </table:table-cell>
          <table:table-cell table:formula="of:=[.C135]/[.$C$155]" office:value-type="float" office:value="0.00986517332947508" calcext:value-type="float">
            <text:p>9.86517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1050312" calcext:value-type="float">
            <text:p>1.05031E-02</text:p>
          </table:table-cell>
          <table:table-cell/>
          <table:table-cell table:formula="of:=100*([.D135]-[.H135])/[.D135]" office:value-type="float" office:value="-6.46665445419866" calcext:value-type="float">
            <text:p>-6.46665445419866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323954" calcext:value-type="float">
            <text:p>3.23954E-01</text:p>
          </table:table-cell>
          <table:table-cell table:formula="of:=[.C136]/[.$C$155]" office:value-type="float" office:value="0.00943233091546181" calcext:value-type="float">
            <text:p>9.43233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1004159" calcext:value-type="float">
            <text:p>1.00416E-02</text:p>
          </table:table-cell>
          <table:table-cell/>
          <table:table-cell table:formula="of:=100*([.D136]-[.H136])/[.D136]" office:value-type="float" office:value="-6.45926325103235" calcext:value-type="float">
            <text:p>-6.45926325103235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306703" calcext:value-type="float">
            <text:p>3.06703E-01</text:p>
          </table:table-cell>
          <table:table-cell table:formula="of:=[.C137]/[.$C$155]" office:value-type="float" office:value="0.00893004620645179" calcext:value-type="float">
            <text:p>8.93005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9567679" calcext:value-type="float">
            <text:p>9.56768E-03</text:p>
          </table:table-cell>
          <table:table-cell/>
          <table:table-cell table:formula="of:=100*([.D137]-[.H137])/[.D137]" office:value-type="float" office:value="-7.1403078865094" calcext:value-type="float">
            <text:p>-7.1403078865094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294017" calcext:value-type="float">
            <text:p>2.94017E-01</text:p>
          </table:table-cell>
          <table:table-cell table:formula="of:=[.C138]/[.$C$155]" office:value-type="float" office:value="0.00856067725285483" calcext:value-type="float">
            <text:p>8.56068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9081816" calcext:value-type="float">
            <text:p>9.08182E-03</text:p>
          </table:table-cell>
          <table:table-cell/>
          <table:table-cell table:formula="of:=100*([.D138]-[.H138])/[.D138]" office:value-type="float" office:value="-6.0875878362472" calcext:value-type="float">
            <text:p>-6.0875878362472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277411" calcext:value-type="float">
            <text:p>2.77411E-01</text:p>
          </table:table-cell>
          <table:table-cell table:formula="of:=[.C139]/[.$C$155]" office:value-type="float" office:value="0.00807717253557349" calcext:value-type="float">
            <text:p>8.07717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8584466" calcext:value-type="float">
            <text:p>8.58447E-03</text:p>
          </table:table-cell>
          <table:table-cell/>
          <table:table-cell table:formula="of:=100*([.D139]-[.H139])/[.D139]" office:value-type="float" office:value="-6.28058224820985" calcext:value-type="float">
            <text:p>-6.28058224820985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260059" calcext:value-type="float">
            <text:p>2.60059E-01</text:p>
          </table:table-cell>
          <table:table-cell table:formula="of:=[.C140]/[.$C$155]" office:value-type="float" office:value="0.00757194708367263" calcext:value-type="float">
            <text:p>7.57195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8076131" calcext:value-type="float">
            <text:p>8.07613E-03</text:p>
          </table:table-cell>
          <table:table-cell/>
          <table:table-cell table:formula="of:=100*([.D140]-[.H140])/[.D140]" office:value-type="float" office:value="-6.65857685950474" calcext:value-type="float">
            <text:p>-6.65857685950474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243949" calcext:value-type="float">
            <text:p>2.43949E-01</text:p>
          </table:table-cell>
          <table:table-cell table:formula="of:=[.C141]/[.$C$155]" office:value-type="float" office:value="0.00710288403444931" calcext:value-type="float">
            <text:p>7.10288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7557345" calcext:value-type="float">
            <text:p>7.55735E-03</text:p>
          </table:table-cell>
          <table:table-cell/>
          <table:table-cell table:formula="of:=100*([.D141]-[.H141])/[.D141]" office:value-type="float" office:value="-6.39825968362335" calcext:value-type="float">
            <text:p>-6.39825968362335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225018" calcext:value-type="float">
            <text:p>2.25018E-01</text:p>
          </table:table-cell>
          <table:table-cell table:formula="of:=[.C142]/[.$C$155]" office:value-type="float" office:value="0.00655168399814599" calcext:value-type="float">
            <text:p>6.55168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7028678" calcext:value-type="float">
            <text:p>7.02868E-03</text:p>
          </table:table-cell>
          <table:table-cell/>
          <table:table-cell table:formula="of:=100*([.D142]-[.H142])/[.D142]" office:value-type="float" office:value="-7.2804793697161" calcext:value-type="float">
            <text:p>-7.2804793697161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208644" calcext:value-type="float">
            <text:p>2.08644E-01</text:p>
          </table:table-cell>
          <table:table-cell table:formula="of:=[.C143]/[.$C$155]" office:value-type="float" office:value="0.00607493425463373" calcext:value-type="float">
            <text:p>6.07493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6490729" calcext:value-type="float">
            <text:p>6.49073E-03</text:p>
          </table:table-cell>
          <table:table-cell/>
          <table:table-cell table:formula="of:=100*([.D143]-[.H143])/[.D143]" office:value-type="float" office:value="-6.84443202079294" calcext:value-type="float">
            <text:p>-6.8444320207929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190503" calcext:value-type="float">
            <text:p>1.90503E-01</text:p>
          </table:table-cell>
          <table:table-cell table:formula="of:=[.C144]/[.$C$155]" office:value-type="float" office:value="0.00554673606866475" calcext:value-type="float">
            <text:p>5.54674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5944125" calcext:value-type="float">
            <text:p>5.94413E-03</text:p>
          </table:table-cell>
          <table:table-cell/>
          <table:table-cell table:formula="of:=100*([.D144]-[.H144])/[.D144]" office:value-type="float" office:value="-7.16437426291518" calcext:value-type="float">
            <text:p>-7.16437426291518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173515" calcext:value-type="float">
            <text:p>1.73515E-01</text:p>
          </table:table-cell>
          <table:table-cell table:formula="of:=[.C145]/[.$C$155]" office:value-type="float" office:value="0.00505210893767744" calcext:value-type="float">
            <text:p>5.05211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5389509" calcext:value-type="float">
            <text:p>5.38951E-03</text:p>
          </table:table-cell>
          <table:table-cell/>
          <table:table-cell table:formula="of:=100*([.D145]-[.H145])/[.D145]" office:value-type="float" office:value="-6.67840037664885" calcext:value-type="float">
            <text:p>-6.6784003766488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155894" calcext:value-type="float">
            <text:p>1.55894E-01</text:p>
          </table:table-cell>
          <table:table-cell table:formula="of:=[.C146]/[.$C$155]" office:value-type="float" office:value="0.00453905121015639" calcext:value-type="float">
            <text:p>4.53905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4827519" calcext:value-type="float">
            <text:p>4.82752E-03</text:p>
          </table:table-cell>
          <table:table-cell/>
          <table:table-cell table:formula="of:=100*([.D146]-[.H146])/[.D146]" office:value-type="float" office:value="-6.35524422368593" calcext:value-type="float">
            <text:p>-6.355244223685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138213" calcext:value-type="float">
            <text:p>1.38213E-01</text:p>
          </table:table-cell>
          <table:table-cell table:formula="of:=[.C147]/[.$C$155]" office:value-type="float" office:value="0.00402424650666058" calcext:value-type="float">
            <text:p>4.02425E-03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4258728" calcext:value-type="float">
            <text:p>4.25873E-03</text:p>
          </table:table-cell>
          <table:table-cell/>
          <table:table-cell table:formula="of:=100*([.D147]-[.H147])/[.D147]" office:value-type="float" office:value="-5.82671794462211" calcext:value-type="float">
            <text:p>-5.82671794462211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116724" calcext:value-type="float">
            <text:p>1.16724E-01</text:p>
          </table:table-cell>
          <table:table-cell table:formula="of:=[.C148]/[.$C$155]" office:value-type="float" office:value="0.00339856706129995" calcext:value-type="float">
            <text:p>3.39857E-03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3683496" calcext:value-type="float">
            <text:p>3.68350E-03</text:p>
          </table:table-cell>
          <table:table-cell/>
          <table:table-cell table:formula="of:=100*([.D148]-[.H148])/[.D148]" office:value-type="float" office:value="-8.38379627533566" calcext:value-type="float">
            <text:p>-8.3837962753356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100134" calcext:value-type="float">
            <text:p>1.00134E-01</text:p>
          </table:table-cell>
          <table:table-cell table:formula="of:=[.C149]/[.$C$155]" office:value-type="float" office:value="0.00291552820427855" calcext:value-type="float">
            <text:p>2.91553E-03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3101601" calcext:value-type="float">
            <text:p>3.10160E-03</text:p>
          </table:table-cell>
          <table:table-cell/>
          <table:table-cell table:formula="of:=100*([.D149]-[.H149])/[.D149]" office:value-type="float" office:value="-6.38212984694805" calcext:value-type="float">
            <text:p>-6.38212984694805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820561" calcext:value-type="float">
            <text:p>8.20561E-02</text:p>
          </table:table-cell>
          <table:table-cell table:formula="of:=[.C150]/[.$C$155]" office:value-type="float" office:value="0.0023891672547097" calcext:value-type="float">
            <text:p>2.38917E-03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2511324" calcext:value-type="float">
            <text:p>2.51132E-03</text:p>
          </table:table-cell>
          <table:table-cell/>
          <table:table-cell table:formula="of:=100*([.D150]-[.H150])/[.D150]" office:value-type="float" office:value="-5.11294238816875" calcext:value-type="float">
            <text:p>-5.11294238816875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634722" calcext:value-type="float">
            <text:p>6.34722E-02</text:p>
          </table:table-cell>
          <table:table-cell table:formula="of:=[.C151]/[.$C$155]" office:value-type="float" office:value="0.00184807347442037" calcext:value-type="float">
            <text:p>1.84807E-03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1907285" calcext:value-type="float">
            <text:p>1.90729E-03</text:p>
          </table:table-cell>
          <table:table-cell/>
          <table:table-cell table:formula="of:=100*([.D151]-[.H151])/[.D151]" office:value-type="float" office:value="-3.20395949615591" calcext:value-type="float">
            <text:p>-3.2039594961559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424264" calcext:value-type="float">
            <text:p>4.24264E-02</text:p>
          </table:table-cell>
          <table:table-cell table:formula="of:=[.C152]/[.$C$155]" office:value-type="float" office:value="0.00123529835825997" calcext:value-type="float">
            <text:p>1.23530E-03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1275464" calcext:value-type="float">
            <text:p>1.27546E-03</text:p>
          </table:table-cell>
          <table:table-cell/>
          <table:table-cell table:formula="of:=100*([.D152]-[.H152])/[.D152]" office:value-type="float" office:value="-3.25149316935926" calcext:value-type="float">
            <text:p>-3.25149316935926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183631" calcext:value-type="float">
            <text:p>1.83631E-02</text:p>
          </table:table-cell>
          <table:table-cell table:formula="of:=[.C153]/[.$C$155]" office:value-type="float" office:value="0.000534664908702213" calcext:value-type="float">
            <text:p>5.34665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5823668" calcext:value-type="float">
            <text:p>5.82367E-04</text:p>
          </table:table-cell>
          <table:table-cell/>
          <table:table-cell table:formula="of:=100*([.D153]-[.H153])/[.D153]" office:value-type="float" office:value="-8.92182945268904" calcext:value-type="float">
            <text:p>-8.9218294526890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53])" office:value-type="float" office:value="34.34506305" calcext:value-type="float">
            <text:p>3.43451E+01</text:p>
          </table:table-cell>
          <table:table-cell table:number-columns-repeated="11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4g" table:style-name="ta1">
        <table:shapes>
          <draw:frame draw:z-index="0" draw:style-name="gr1" draw:text-style-name="P1" svg:width="23.073cm" svg:height="13.739cm" svg:x="24.56cm" svg:y="0cm">
            <draw:object draw:notify-on-update-of-ranges="slab_water_4g.B4:slab_water_4g.B53 slab_water_4g.E4:slab_water_4g.E4 slab_water_4g.D4:slab_water_4g.D53 slab_water_4g.B54:slab_water_4g.B103 slab_water_4g.E54:slab_water_4g.E54 slab_water_4g.D54:slab_water_4g.D103 slab_water_4g.B104:slab_water_4g.B153 slab_water_4g.E104:slab_water_4g.E104 slab_water_4g.D104:slab_water_4g.D153 slab_water_4g.B154:slab_water_4g.B203 slab_water_4g.E154:slab_water_4g.E154 slab_water_4g.D154:slab_water_4g.D203 slab_water_4g.G4:slab_water_4g.G52 slab_water_4g.I4:slab_water_4g.I4 slab_water_4g.H4:slab_water_4g.H53 slab_water_4g.G54:slab_water_4g.G103 slab_water_4g.I54:slab_water_4g.I54 slab_water_4g.H54:slab_water_4g.H103 slab_water_4g.G104:slab_water_4g.G153 slab_water_4g.I104:slab_water_4g.I104 slab_water_4g.H104:slab_water_4g.H153 slab_water_4g.G154:slab_water_4g.G203 slab_water_4g.I154:slab_water_4g.I154 slab_water_4g.H154:slab_water_4g.H2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241" calcext:value-type="float">
            <text:p>1.54241E-01</text:p>
          </table:table-cell>
          <table:table-cell table:formula="of:=[.C4]/[.$C$205]" office:value-type="float" office:value="0.00446918950531326" calcext:value-type="float">
            <text:p>4.46919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35527" calcext:value-type="float">
            <text:p>4.43553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3212753078385" calcext:value-type="float">
            <text:p>0.753212753078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558" calcext:value-type="float">
            <text:p>1.51558E-01</text:p>
          </table:table-cell>
          <table:table-cell table:formula="of:=[.C5]/[.$C$205]" office:value-type="float" office:value="0.00439144859697659" calcext:value-type="float">
            <text:p>4.39145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31979" calcext:value-type="float">
            <text:p>4.43198E-03</text:p>
          </table:table-cell>
          <table:table-cell/>
          <table:table-cell table:formula="of:=100*([.D5]-[.H5])/[.D5]" office:value-type="float" office:value="-0.922939256338184" calcext:value-type="float">
            <text:p>-0.922939256338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25" calcext:value-type="float">
            <text:p>1.52250E-01</text:p>
          </table:table-cell>
          <table:table-cell table:formula="of:=[.C6]/[.$C$205]" office:value-type="float" office:value="0.00441149955059902" calcext:value-type="float">
            <text:p>4.4115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24879" calcext:value-type="float">
            <text:p>4.42488E-03</text:p>
          </table:table-cell>
          <table:table-cell/>
          <table:table-cell table:formula="of:=100*([.D6]-[.H6])/[.D6]" office:value-type="float" office:value="-0.30328574779438" calcext:value-type="float">
            <text:p>-0.30328574779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86" calcext:value-type="float">
            <text:p>1.51686E-01</text:p>
          </table:table-cell>
          <table:table-cell table:formula="of:=[.C7]/[.$C$205]" office:value-type="float" office:value="0.00439515744388941" calcext:value-type="float">
            <text:p>4.3951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14224" calcext:value-type="float">
            <text:p>4.41422E-03</text:p>
          </table:table-cell>
          <table:table-cell/>
          <table:table-cell table:formula="of:=100*([.D7]-[.H7])/[.D7]" office:value-type="float" office:value="-0.433808261797265" calcext:value-type="float">
            <text:p>-0.433808261797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0035" calcext:value-type="float">
            <text:p>1.50035E-01</text:p>
          </table:table-cell>
          <table:table-cell table:formula="of:=[.C8]/[.$C$205]" office:value-type="float" office:value="0.00434731911378735" calcext:value-type="float">
            <text:p>4.34732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0006" calcext:value-type="float">
            <text:p>4.40001E-03</text:p>
          </table:table-cell>
          <table:table-cell/>
          <table:table-cell table:formula="of:=100*([.D8]-[.H8])/[.D8]" office:value-type="float" office:value="-1.21193969970034" calcext:value-type="float">
            <text:p>-1.2119396997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49698" calcext:value-type="float">
            <text:p>1.49698E-01</text:p>
          </table:table-cell>
          <table:table-cell table:formula="of:=[.C9]/[.$C$205]" office:value-type="float" office:value="0.00433755441527469" calcext:value-type="float">
            <text:p>4.33755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82215" calcext:value-type="float">
            <text:p>4.38222E-03</text:p>
          </table:table-cell>
          <table:table-cell/>
          <table:table-cell table:formula="of:=100*([.D9]-[.H9])/[.D9]" office:value-type="float" office:value="-1.0296259239547" calcext:value-type="float">
            <text:p>-1.0296259239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48108" calcext:value-type="float">
            <text:p>1.48108E-01</text:p>
          </table:table-cell>
          <table:table-cell table:formula="of:=[.C10]/[.$C$205]" office:value-type="float" office:value="0.00429148358252952" calcext:value-type="float">
            <text:p>4.29148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084" calcext:value-type="float">
            <text:p>4.36084E-03</text:p>
          </table:table-cell>
          <table:table-cell/>
          <table:table-cell table:formula="of:=100*([.D10]-[.H10])/[.D10]" office:value-type="float" office:value="-1.61614080857322" calcext:value-type="float">
            <text:p>-1.6161408085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6965" calcext:value-type="float">
            <text:p>1.46965E-01</text:p>
          </table:table-cell>
          <table:table-cell table:formula="of:=[.C11]/[.$C$205]" office:value-type="float" office:value="0.00425836473861271" calcext:value-type="float">
            <text:p>4.258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35868" calcext:value-type="float">
            <text:p>4.33587E-03</text:p>
          </table:table-cell>
          <table:table-cell/>
          <table:table-cell table:formula="of:=100*([.D11]-[.H11])/[.D11]" office:value-type="float" office:value="-1.82002402670042" calcext:value-type="float">
            <text:p>-1.82002402670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46568" calcext:value-type="float">
            <text:p>1.46568E-01</text:p>
          </table:table-cell>
          <table:table-cell table:formula="of:=[.C12]/[.$C$205]" office:value-type="float" office:value="0.00424686151810967" calcext:value-type="float">
            <text:p>4.2468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07283" calcext:value-type="float">
            <text:p>4.30728E-03</text:p>
          </table:table-cell>
          <table:table-cell/>
          <table:table-cell table:formula="of:=100*([.D12]-[.H12])/[.D12]" office:value-type="float" office:value="-1.4227325669245" calcext:value-type="float">
            <text:p>-1.4227325669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5211" calcext:value-type="float">
            <text:p>1.45211E-01</text:p>
          </table:table-cell>
          <table:table-cell table:formula="of:=[.C13]/[.$C$205]" office:value-type="float" office:value="0.00420754194576049" calcext:value-type="float">
            <text:p>4.2075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7507" calcext:value-type="float">
            <text:p>4.27507E-03</text:p>
          </table:table-cell>
          <table:table-cell/>
          <table:table-cell table:formula="of:=100*([.D13]-[.H13])/[.D13]" office:value-type="float" office:value="-1.60492884230306" calcext:value-type="float">
            <text:p>-1.60492884230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4515" calcext:value-type="float">
            <text:p>1.44515E-01</text:p>
          </table:table-cell>
          <table:table-cell table:formula="of:=[.C14]/[.$C$205]" office:value-type="float" office:value="0.00418737509067203" calcext:value-type="float">
            <text:p>4.18738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39213" calcext:value-type="float">
            <text:p>4.23921E-03</text:p>
          </table:table-cell>
          <table:table-cell/>
          <table:table-cell table:formula="of:=100*([.D14]-[.H14])/[.D14]" office:value-type="float" office:value="-1.23795714989676" calcext:value-type="float">
            <text:p>-1.23795714989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2024" calcext:value-type="float">
            <text:p>1.42024E-01</text:p>
          </table:table-cell>
          <table:table-cell table:formula="of:=[.C15]/[.$C$205]" office:value-type="float" office:value="0.0041151974527046" calcext:value-type="float">
            <text:p>4.11520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199694" calcext:value-type="float">
            <text:p>4.19969E-03</text:p>
          </table:table-cell>
          <table:table-cell/>
          <table:table-cell table:formula="of:=100*([.D15]-[.H15])/[.D15]" office:value-type="float" office:value="-2.05328051123933" calcext:value-type="float">
            <text:p>-2.05328051123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134" calcext:value-type="float">
            <text:p>1.41340E-01</text:p>
          </table:table-cell>
          <table:table-cell table:formula="of:=[.C16]/[.$C$205]" office:value-type="float" office:value="0.00409537830201422" calcext:value-type="float">
            <text:p>4.09538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56497" calcext:value-type="float">
            <text:p>4.15650E-03</text:p>
          </table:table-cell>
          <table:table-cell/>
          <table:table-cell table:formula="of:=100*([.D16]-[.H16])/[.D16]" office:value-type="float" office:value="-1.49238222890716" calcext:value-type="float">
            <text:p>-1.49238222890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9399" calcext:value-type="float">
            <text:p>1.39399E-01</text:p>
          </table:table-cell>
          <table:table-cell table:formula="of:=[.C17]/[.$C$205]" office:value-type="float" office:value="0.0040391371156253" calcext:value-type="float">
            <text:p>4.03914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09606" calcext:value-type="float">
            <text:p>4.10961E-03</text:p>
          </table:table-cell>
          <table:table-cell/>
          <table:table-cell table:formula="of:=100*([.D17]-[.H17])/[.D17]" office:value-type="float" office:value="-1.7446519481127" calcext:value-type="float">
            <text:p>-1.7446519481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9036" calcext:value-type="float">
            <text:p>1.39036E-01</text:p>
          </table:table-cell>
          <table:table-cell table:formula="of:=[.C18]/[.$C$205]" office:value-type="float" office:value="0.00402861905758348" calcext:value-type="float">
            <text:p>4.02862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59005" calcext:value-type="float">
            <text:p>4.05901E-03</text:p>
          </table:table-cell>
          <table:table-cell/>
          <table:table-cell table:formula="of:=100*([.D18]-[.H18])/[.D18]" office:value-type="float" office:value="-0.754252064595714" calcext:value-type="float">
            <text:p>-0.754252064595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633" calcext:value-type="float">
            <text:p>1.37633E-01</text:p>
          </table:table-cell>
          <table:table-cell table:formula="of:=[.C19]/[.$C$205]" office:value-type="float" office:value="0.00398796661837501" calcext:value-type="float">
            <text:p>3.98797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0468" calcext:value-type="float">
            <text:p>4.00468E-03</text:p>
          </table:table-cell>
          <table:table-cell/>
          <table:table-cell table:formula="of:=100*([.D19]-[.H19])/[.D19]" office:value-type="float" office:value="-0.419095324117842" calcext:value-type="float">
            <text:p>-0.4190953241178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4087" calcext:value-type="float">
            <text:p>1.34087E-01</text:p>
          </table:table-cell>
          <table:table-cell table:formula="of:=[.C20]/[.$C$205]" office:value-type="float" office:value="0.00388521996874332" calcext:value-type="float">
            <text:p>3.88522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46621" calcext:value-type="float">
            <text:p>3.94662E-03</text:p>
          </table:table-cell>
          <table:table-cell/>
          <table:table-cell table:formula="of:=100*([.D20]-[.H20])/[.D20]" office:value-type="float" office:value="-1.58037464418108" calcext:value-type="float">
            <text:p>-1.58037464418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1571" calcext:value-type="float">
            <text:p>1.31571E-01</text:p>
          </table:table-cell>
          <table:table-cell table:formula="of:=[.C21]/[.$C$205]" office:value-type="float" office:value="0.00381231794661322" calcext:value-type="float">
            <text:p>3.8123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84818" calcext:value-type="float">
            <text:p>3.88482E-03</text:p>
          </table:table-cell>
          <table:table-cell/>
          <table:table-cell table:formula="of:=100*([.D21]-[.H21])/[.D21]" office:value-type="float" office:value="-1.90173155550123" calcext:value-type="float">
            <text:p>-1.9017315555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0131" calcext:value-type="float">
            <text:p>1.30131E-01</text:p>
          </table:table-cell>
          <table:table-cell table:formula="of:=[.C22]/[.$C$205]" office:value-type="float" office:value="0.00377059341884401" calcext:value-type="float">
            <text:p>3.77059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19267" calcext:value-type="float">
            <text:p>3.81927E-03</text:p>
          </table:table-cell>
          <table:table-cell/>
          <table:table-cell table:formula="of:=100*([.D22]-[.H22])/[.D22]" office:value-type="float" office:value="-1.29087323265186" calcext:value-type="float">
            <text:p>-1.29087323265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1" calcext:value-type="float">
            <text:p>1.27100E-01</text:p>
          </table:table-cell>
          <table:table-cell table:formula="of:=[.C23]/[.$C$205]" office:value-type="float" office:value="0.00368276908296312" calcext:value-type="float">
            <text:p>3.68277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49965" calcext:value-type="float">
            <text:p>3.74997E-03</text:p>
          </table:table-cell>
          <table:table-cell/>
          <table:table-cell table:formula="of:=100*([.D23]-[.H23])/[.D23]" office:value-type="float" office:value="-1.82460305067009" calcext:value-type="float">
            <text:p>-1.82460305067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287" calcext:value-type="float">
            <text:p>1.25287E-01</text:p>
          </table:table-cell>
          <table:table-cell table:formula="of:=[.C24]/[.$C$205]" office:value-type="float" office:value="0.00363023674348702" calcext:value-type="float">
            <text:p>3.63024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76915" calcext:value-type="float">
            <text:p>3.67692E-03</text:p>
          </table:table-cell>
          <table:table-cell/>
          <table:table-cell table:formula="of:=100*([.D24]-[.H24])/[.D24]" office:value-type="float" office:value="-1.28581852400466" calcext:value-type="float">
            <text:p>-1.28581852400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3588" calcext:value-type="float">
            <text:p>1.23588E-01</text:p>
          </table:table-cell>
          <table:table-cell table:formula="of:=[.C25]/[.$C$205]" office:value-type="float" office:value="0.00358100759579265" calcext:value-type="float">
            <text:p>3.58101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0124" calcext:value-type="float">
            <text:p>3.60012E-03</text:p>
          </table:table-cell>
          <table:table-cell/>
          <table:table-cell table:formula="of:=100*([.D25]-[.H25])/[.D25]" office:value-type="float" office:value="-0.533827524683552" calcext:value-type="float">
            <text:p>-0.533827524683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9879" calcext:value-type="float">
            <text:p>1.19879E-01</text:p>
          </table:table-cell>
          <table:table-cell table:formula="of:=[.C26]/[.$C$205]" office:value-type="float" office:value="0.00347353796142043" calcext:value-type="float">
            <text:p>3.4735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19606" calcext:value-type="float">
            <text:p>3.51961E-03</text:p>
          </table:table-cell>
          <table:table-cell/>
          <table:table-cell table:formula="of:=100*([.D26]-[.H26])/[.D26]" office:value-type="float" office:value="-1.32625694871437" calcext:value-type="float">
            <text:p>-1.32625694871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6166" calcext:value-type="float">
            <text:p>1.16166E-01</text:p>
          </table:table-cell>
          <table:table-cell table:formula="of:=[.C27]/[.$C$205]" office:value-type="float" office:value="0.00336595242558217" calcext:value-type="float">
            <text:p>3.36595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3538" calcext:value-type="float">
            <text:p>3.43538E-03</text:p>
          </table:table-cell>
          <table:table-cell/>
          <table:table-cell table:formula="of:=100*([.D27]-[.H27])/[.D27]" office:value-type="float" office:value="-2.06264277207725" calcext:value-type="float">
            <text:p>-2.06264277207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4753" calcext:value-type="float">
            <text:p>1.14753E-01</text:p>
          </table:table-cell>
          <table:table-cell table:formula="of:=[.C28]/[.$C$205]" office:value-type="float" office:value="0.00332501023270863" calcext:value-type="float">
            <text:p>3.32501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4747" calcext:value-type="float">
            <text:p>3.34747E-03</text:p>
          </table:table-cell>
          <table:table-cell/>
          <table:table-cell table:formula="of:=100*([.D28]-[.H28])/[.D28]" office:value-type="float" office:value="-0.675479644255812" calcext:value-type="float">
            <text:p>-0.675479644255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10809" calcext:value-type="float">
            <text:p>1.10809E-01</text:p>
          </table:table-cell>
          <table:table-cell table:formula="of:=[.C29]/[.$C$205]" office:value-type="float" office:value="0.0032107313872074" calcext:value-type="float">
            <text:p>3.21073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55909" calcext:value-type="float">
            <text:p>3.25591E-03</text:p>
          </table:table-cell>
          <table:table-cell/>
          <table:table-cell table:formula="of:=100*([.D29]-[.H29])/[.D29]" office:value-type="float" office:value="-1.40708166907399" calcext:value-type="float">
            <text:p>-1.40708166907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6791" calcext:value-type="float">
            <text:p>1.06791E-01</text:p>
          </table:table-cell>
          <table:table-cell table:formula="of:=[.C30]/[.$C$205]" office:value-type="float" office:value="0.00309430836458469" calcext:value-type="float">
            <text:p>3.09431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0736" calcext:value-type="float">
            <text:p>3.16074E-03</text:p>
          </table:table-cell>
          <table:table-cell/>
          <table:table-cell table:formula="of:=100*([.D30]-[.H30])/[.D30]" office:value-type="float" office:value="-2.14676844026261" calcext:value-type="float">
            <text:p>-2.14676844026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3225" calcext:value-type="float">
            <text:p>1.03225E-01</text:p>
          </table:table-cell>
          <table:table-cell table:formula="of:=[.C31]/[.$C$205]" office:value-type="float" office:value="0.00299098220762288" calcext:value-type="float">
            <text:p>2.99098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1999" calcext:value-type="float">
            <text:p>3.06200E-03</text:p>
          </table:table-cell>
          <table:table-cell/>
          <table:table-cell table:formula="of:=100*([.D31]-[.H31])/[.D31]" office:value-type="float" office:value="-2.37436358518365" calcext:value-type="float">
            <text:p>-2.37436358518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101274" calcext:value-type="float">
            <text:p>1.01274E-01</text:p>
          </table:table-cell>
          <table:table-cell table:formula="of:=[.C32]/[.$C$205]" office:value-type="float" office:value="0.0029344512675689" calcext:value-type="float">
            <text:p>2.9344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59752" calcext:value-type="float">
            <text:p>2.95975E-03</text:p>
          </table:table-cell>
          <table:table-cell/>
          <table:table-cell table:formula="of:=100*([.D32]-[.H32])/[.D32]" office:value-type="float" office:value="-0.86219637418144" calcext:value-type="float">
            <text:p>-0.86219637418144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63951" calcext:value-type="float">
            <text:p>9.63951E-02</text:p>
          </table:table-cell>
          <table:table-cell table:formula="of:=[.C33]/[.$C$205]" office:value-type="float" office:value="0.00279308335192084" calcext:value-type="float">
            <text:p>2.79308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54059" calcext:value-type="float">
            <text:p>2.85406E-03</text:p>
          </table:table-cell>
          <table:table-cell/>
          <table:table-cell table:formula="of:=100*([.D33]-[.H33])/[.D33]" office:value-type="float" office:value="-2.18309446573538" calcext:value-type="float">
            <text:p>-2.18309446573538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93649" calcext:value-type="float">
            <text:p>9.36490E-02</text:p>
          </table:table-cell>
          <table:table-cell table:formula="of:=[.C34]/[.$C$205]" office:value-type="float" office:value="0.00271351409795762" calcext:value-type="float">
            <text:p>2.71351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44992" calcext:value-type="float">
            <text:p>2.74499E-03</text:p>
          </table:table-cell>
          <table:table-cell/>
          <table:table-cell table:formula="of:=100*([.D34]-[.H34])/[.D34]" office:value-type="float" office:value="-1.16004195688803" calcext:value-type="float">
            <text:p>-1.16004195688803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90469" calcext:value-type="float">
            <text:p>8.90469E-02</text:p>
          </table:table-cell>
          <table:table-cell table:formula="of:=[.C35]/[.$C$205]" office:value-type="float" office:value="0.00258016656375853" calcext:value-type="float">
            <text:p>2.58017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2632" calcext:value-type="float">
            <text:p>2.63263E-03</text:p>
          </table:table-cell>
          <table:table-cell/>
          <table:table-cell table:formula="of:=100*([.D35]-[.H35])/[.D35]" office:value-type="float" office:value="-2.03341276405983" calcext:value-type="float">
            <text:p>-2.03341276405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835838" calcext:value-type="float">
            <text:p>8.35838E-02</text:p>
          </table:table-cell>
          <table:table-cell table:formula="of:=[.C36]/[.$C$205]" office:value-type="float" office:value="0.00242187123899743" calcext:value-type="float">
            <text:p>2.4218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17068" calcext:value-type="float">
            <text:p>2.51707E-03</text:p>
          </table:table-cell>
          <table:table-cell/>
          <table:table-cell table:formula="of:=100*([.D36]-[.H36])/[.D36]" office:value-type="float" office:value="-3.93071107454822" calcext:value-type="float">
            <text:p>-3.930711074548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98062" calcext:value-type="float">
            <text:p>7.98062E-02</text:p>
          </table:table-cell>
          <table:table-cell table:formula="of:=[.C37]/[.$C$205]" office:value-type="float" office:value="0.00231241389448286" calcext:value-type="float">
            <text:p>2.31241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3984" calcext:value-type="float">
            <text:p>2.39840E-03</text:p>
          </table:table-cell>
          <table:table-cell/>
          <table:table-cell table:formula="of:=100*([.D37]-[.H37])/[.D37]" office:value-type="float" office:value="-3.7184565324699" calcext:value-type="float">
            <text:p>-3.7184565324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6286" calcext:value-type="float">
            <text:p>7.62860E-02</text:p>
          </table:table-cell>
          <table:table-cell table:formula="of:=[.C38]/[.$C$205]" office:value-type="float" office:value="0.00221041480930704" calcext:value-type="float">
            <text:p>2.2104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76734" calcext:value-type="float">
            <text:p>2.27673E-03</text:p>
          </table:table-cell>
          <table:table-cell/>
          <table:table-cell table:formula="of:=100*([.D38]-[.H38])/[.D38]" office:value-type="float" office:value="-3.00030521030354" calcext:value-type="float">
            <text:p>-3.00030521030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708968" calcext:value-type="float">
            <text:p>7.08968E-02</text:p>
          </table:table-cell>
          <table:table-cell table:formula="of:=[.C39]/[.$C$205]" office:value-type="float" office:value="0.00205426076413076" calcext:value-type="float">
            <text:p>2.05426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2188" calcext:value-type="float">
            <text:p>2.15219E-03</text:p>
          </table:table-cell>
          <table:table-cell/>
          <table:table-cell table:formula="of:=100*([.D39]-[.H39])/[.D39]" office:value-type="float" office:value="-4.76703043640505" calcext:value-type="float">
            <text:p>-4.76703043640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66232" calcext:value-type="float">
            <text:p>6.66232E-02</text:p>
          </table:table-cell>
          <table:table-cell table:formula="of:=[.C40]/[.$C$205]" office:value-type="float" office:value="0.00193043163782902" calcext:value-type="float">
            <text:p>1.9304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4886" calcext:value-type="float">
            <text:p>2.02489E-03</text:p>
          </table:table-cell>
          <table:table-cell/>
          <table:table-cell table:formula="of:=100*([.D40]-[.H40])/[.D40]" office:value-type="float" office:value="-4.89291411931086" calcext:value-type="float">
            <text:p>-4.89291411931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26745" calcext:value-type="float">
            <text:p>6.26745E-02</text:p>
          </table:table-cell>
          <table:table-cell table:formula="of:=[.C41]/[.$C$205]" office:value-type="float" office:value="0.00181601660810521" calcext:value-type="float">
            <text:p>1.81602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4963" calcext:value-type="float">
            <text:p>1.89496E-03</text:p>
          </table:table-cell>
          <table:table-cell/>
          <table:table-cell table:formula="of:=100*([.D41]-[.H41])/[.D41]" office:value-type="float" office:value="-4.34722851886034" calcext:value-type="float">
            <text:p>-4.3472285188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76869" calcext:value-type="float">
            <text:p>5.76869E-02</text:p>
          </table:table-cell>
          <table:table-cell table:formula="of:=[.C42]/[.$C$205]" office:value-type="float" office:value="0.0016714990701179" calcext:value-type="float">
            <text:p>1.67150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2561" calcext:value-type="float">
            <text:p>1.76256E-03</text:p>
          </table:table-cell>
          <table:table-cell/>
          <table:table-cell table:formula="of:=100*([.D42]-[.H42])/[.D42]" office:value-type="float" office:value="-5.44791986487179" calcext:value-type="float">
            <text:p>-5.44791986487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3328" calcext:value-type="float">
            <text:p>5.33280E-02</text:p>
          </table:table-cell>
          <table:table-cell table:formula="of:=[.C43]/[.$C$205]" office:value-type="float" office:value="0.00154519834505317" calcext:value-type="float">
            <text:p>1.54520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27832" calcext:value-type="float">
            <text:p>1.62783E-03</text:p>
          </table:table-cell>
          <table:table-cell/>
          <table:table-cell table:formula="of:=100*([.D43]-[.H43])/[.D43]" office:value-type="float" office:value="-5.34777009122324" calcext:value-type="float">
            <text:p>-5.34777009122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80798" calcext:value-type="float">
            <text:p>4.80798E-02</text:p>
          </table:table-cell>
          <table:table-cell table:formula="of:=[.C44]/[.$C$205]" office:value-type="float" office:value="0.00139312982655429" calcext:value-type="float">
            <text:p>1.3931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0934" calcext:value-type="float">
            <text:p>1.49093E-03</text:p>
          </table:table-cell>
          <table:table-cell/>
          <table:table-cell table:formula="of:=100*([.D44]-[.H44])/[.D44]" office:value-type="float" office:value="-7.02046367692915" calcext:value-type="float">
            <text:p>-7.02046367692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45485" calcext:value-type="float">
            <text:p>4.45485E-02</text:p>
          </table:table-cell>
          <table:table-cell table:formula="of:=[.C45]/[.$C$205]" office:value-type="float" office:value="0.00129080911481025" calcext:value-type="float">
            <text:p>1.29081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2033" calcext:value-type="float">
            <text:p>1.35203E-03</text:p>
          </table:table-cell>
          <table:table-cell/>
          <table:table-cell table:formula="of:=100*([.D45]-[.H45])/[.D45]" office:value-type="float" office:value="-4.74306266412986" calcext:value-type="float">
            <text:p>-4.74306266412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3189" calcext:value-type="float">
            <text:p>3.83189E-02</text:p>
          </table:table-cell>
          <table:table-cell table:formula="of:=[.C46]/[.$C$205]" office:value-type="float" office:value="0.001110304171622" calcext:value-type="float">
            <text:p>1.11030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1307" calcext:value-type="float">
            <text:p>1.21131E-03</text:p>
          </table:table-cell>
          <table:table-cell/>
          <table:table-cell table:formula="of:=100*([.D46]-[.H46])/[.D46]" office:value-type="float" office:value="-9.09686110883009" calcext:value-type="float">
            <text:p>-9.09686110883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9374" calcext:value-type="float">
            <text:p>3.39374E-02</text:p>
          </table:table-cell>
          <table:table-cell table:formula="of:=[.C47]/[.$C$205]" office:value-type="float" office:value="0.000983348603274214" calcext:value-type="float">
            <text:p>9.83349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68946" calcext:value-type="float">
            <text:p>1.06895E-03</text:p>
          </table:table-cell>
          <table:table-cell/>
          <table:table-cell table:formula="of:=100*([.D47]-[.H47])/[.D47]" office:value-type="float" office:value="-8.70468483310762" calcext:value-type="float">
            <text:p>-8.70468483310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4607" calcext:value-type="float">
            <text:p>2.94607E-02</text:p>
          </table:table-cell>
          <table:table-cell table:formula="of:=[.C48]/[.$C$205]" office:value-type="float" office:value="0.000853634580035025" calcext:value-type="float">
            <text:p>8.53635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51695" calcext:value-type="float">
            <text:p>9.25170E-04</text:p>
          </table:table-cell>
          <table:table-cell/>
          <table:table-cell table:formula="of:=100*([.D48]-[.H48])/[.D48]" office:value-type="float" office:value="-8.38004008249524" calcext:value-type="float">
            <text:p>-8.38004008249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52625" calcext:value-type="float">
            <text:p>2.52625E-02</text:p>
          </table:table-cell>
          <table:table-cell table:formula="of:=[.C49]/[.$C$205]" office:value-type="float" office:value="0.000731990196367867" calcext:value-type="float">
            <text:p>7.31990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275" calcext:value-type="float">
            <text:p>7.80275E-04</text:p>
          </table:table-cell>
          <table:table-cell/>
          <table:table-cell table:formula="of:=100*([.D49]-[.H49])/[.D49]" office:value-type="float" office:value="-6.59637299402671" calcext:value-type="float">
            <text:p>-6.59637299402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9243" calcext:value-type="float">
            <text:p>2.09243E-02</text:p>
          </table:table-cell>
          <table:table-cell table:formula="of:=[.C50]/[.$C$205]" office:value-type="float" office:value="0.000606289261389813" calcext:value-type="float">
            <text:p>6.06289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47744" calcext:value-type="float">
            <text:p>6.34774E-04</text:p>
          </table:table-cell>
          <table:table-cell/>
          <table:table-cell table:formula="of:=100*([.D50]-[.H50])/[.D50]" office:value-type="float" office:value="-4.69827529930015" calcext:value-type="float">
            <text:p>-4.6982752993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60311" calcext:value-type="float">
            <text:p>1.60311E-02</text:p>
          </table:table-cell>
          <table:table-cell table:formula="of:=[.C51]/[.$C$205]" office:value-type="float" office:value="0.000464506998000709" calcext:value-type="float">
            <text:p>4.64507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897735" calcext:value-type="float">
            <text:p>4.89774E-04</text:p>
          </table:table-cell>
          <table:table-cell/>
          <table:table-cell table:formula="of:=100*([.D51]-[.H51])/[.D51]" office:value-type="float" office:value="-5.43942332581445" calcext:value-type="float">
            <text:p>-5.43942332581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1998" calcext:value-type="float">
            <text:p>1.11998E-02</text:p>
          </table:table-cell>
          <table:table-cell table:formula="of:=[.C52]/[.$C$205]" office:value-type="float" office:value="0.000324518309798351" calcext:value-type="float">
            <text:p>3.24518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79784" calcext:value-type="float">
            <text:p>3.47978E-04</text:p>
          </table:table-cell>
          <table:table-cell/>
          <table:table-cell table:formula="of:=100*([.D52]-[.H52])/[.D52]" office:value-type="float" office:value="-7.22920386717982" calcext:value-type="float">
            <text:p>-7.22920386717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6333" calcext:value-type="float">
            <text:p>6.36333E-03</text:p>
          </table:table-cell>
          <table:table-cell table:formula="of:=[.C53]/[.$C$205]" office:value-type="float" office:value="0.000184379818951154" calcext:value-type="float">
            <text:p>1.8438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2228" calcext:value-type="float">
            <text:p>2.16223E-04</text:p>
          </table:table-cell>
          <table:table-cell/>
          <table:table-cell table:formula="of:=100*([.D53]-[.H53])/[.D53]" office:value-type="float" office:value="-17.2703179935771" calcext:value-type="float">
            <text:p>-17.2703179935771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143943" calcext:value-type="float">
            <text:p>1.43943E-01</text:p>
          </table:table-cell>
          <table:table-cell table:formula="of:=[.C54]/[.$C$205]" office:value-type="float" office:value="0.00417080118103038" calcext:value-type="float">
            <text:p>4.1708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4064574" calcext:value-type="float">
            <text:p>4.06457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54692507313754" calcext:value-type="float">
            <text:p>2.54692507313754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143068" calcext:value-type="float">
            <text:p>1.43068E-01</text:p>
          </table:table-cell>
          <table:table-cell table:formula="of:=[.C55]/[.$C$205]" office:value-type="float" office:value="0.00414544773533728" calcext:value-type="float">
            <text:p>4.1454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4061321" calcext:value-type="float">
            <text:p>4.06132E-03</text:p>
          </table:table-cell>
          <table:table-cell/>
          <table:table-cell table:formula="of:=100*([.D55]-[.H55])/[.D55]" office:value-type="float" office:value="2.02937633539928" calcext:value-type="float">
            <text:p>2.02937633539928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144176" calcext:value-type="float">
            <text:p>1.44176E-01</text:p>
          </table:table-cell>
          <table:table-cell table:formula="of:=[.C56]/[.$C$205]" office:value-type="float" office:value="0.00417755244142637" calcext:value-type="float">
            <text:p>4.17755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4054812" calcext:value-type="float">
            <text:p>4.05481E-03</text:p>
          </table:table-cell>
          <table:table-cell/>
          <table:table-cell table:formula="of:=100*([.D56]-[.H56])/[.D56]" office:value-type="float" office:value="2.93809456966294" calcext:value-type="float">
            <text:p>2.93809456966294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142828" calcext:value-type="float">
            <text:p>1.42828E-01</text:p>
          </table:table-cell>
          <table:table-cell table:formula="of:=[.C57]/[.$C$205]" office:value-type="float" office:value="0.00413849364737574" calcext:value-type="float">
            <text:p>4.13849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4045044" calcext:value-type="float">
            <text:p>4.04504E-03</text:p>
          </table:table-cell>
          <table:table-cell/>
          <table:table-cell table:formula="of:=100*([.D57]-[.H57])/[.D57]" office:value-type="float" office:value="2.25805946168355" calcext:value-type="float">
            <text:p>2.25805946168355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141843" calcext:value-type="float">
            <text:p>1.41843E-01</text:p>
          </table:table-cell>
          <table:table-cell table:formula="of:=[.C58]/[.$C$205]" office:value-type="float" office:value="0.00410995291136694" calcext:value-type="float">
            <text:p>4.1099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4032009" calcext:value-type="float">
            <text:p>4.03201E-03</text:p>
          </table:table-cell>
          <table:table-cell/>
          <table:table-cell table:formula="of:=100*([.D58]-[.H58])/[.D58]" office:value-type="float" office:value="1.89646726003526" calcext:value-type="float">
            <text:p>1.8964672600352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140672" calcext:value-type="float">
            <text:p>1.40672E-01</text:p>
          </table:table-cell>
          <table:table-cell table:formula="of:=[.C59]/[.$C$205]" office:value-type="float" office:value="0.00407602275718795" calcext:value-type="float">
            <text:p>4.07602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4015699" calcext:value-type="float">
            <text:p>4.01570E-03</text:p>
          </table:table-cell>
          <table:table-cell/>
          <table:table-cell table:formula="of:=100*([.D59]-[.H59])/[.D59]" office:value-type="float" office:value="1.47996615282805" calcext:value-type="float">
            <text:p>1.47996615282805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14006" calcext:value-type="float">
            <text:p>1.40060E-01</text:p>
          </table:table-cell>
          <table:table-cell table:formula="of:=[.C60]/[.$C$205]" office:value-type="float" office:value="0.00405828983288603" calcext:value-type="float">
            <text:p>4.05829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3996103" calcext:value-type="float">
            <text:p>3.99610E-03</text:p>
          </table:table-cell>
          <table:table-cell/>
          <table:table-cell table:formula="of:=100*([.D60]-[.H60])/[.D60]" office:value-type="float" office:value="1.53234084914548" calcext:value-type="float">
            <text:p>1.53234084914548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13844" calcext:value-type="float">
            <text:p>1.38440E-01</text:p>
          </table:table-cell>
          <table:table-cell table:formula="of:=[.C61]/[.$C$205]" office:value-type="float" office:value="0.00401134973914567" calcext:value-type="float">
            <text:p>4.01135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3973209" calcext:value-type="float">
            <text:p>3.97321E-03</text:p>
          </table:table-cell>
          <table:table-cell/>
          <table:table-cell table:formula="of:=100*([.D61]-[.H61])/[.D61]" office:value-type="float" office:value="0.950820587231894" calcext:value-type="float">
            <text:p>0.950820587231894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13804" calcext:value-type="float">
            <text:p>1.38040E-01</text:p>
          </table:table-cell>
          <table:table-cell table:formula="of:=[.C62]/[.$C$205]" office:value-type="float" office:value="0.00399975959254311" calcext:value-type="float">
            <text:p>3.99976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3947005" calcext:value-type="float">
            <text:p>3.94701E-03</text:p>
          </table:table-cell>
          <table:table-cell/>
          <table:table-cell table:formula="of:=100*([.D62]-[.H62])/[.D62]" office:value-type="float" office:value="1.31894408457605" calcext:value-type="float">
            <text:p>1.31894408457605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136544" calcext:value-type="float">
            <text:p>1.36544E-01</text:p>
          </table:table-cell>
          <table:table-cell table:formula="of:=[.C63]/[.$C$205]" office:value-type="float" office:value="0.00395641244424954" calcext:value-type="float">
            <text:p>3.95641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3917475" calcext:value-type="float">
            <text:p>3.91748E-03</text:p>
          </table:table-cell>
          <table:table-cell/>
          <table:table-cell table:formula="of:=100*([.D63]-[.H63])/[.D63]" office:value-type="float" office:value="0.984160392734935" calcext:value-type="float">
            <text:p>0.984160392734935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136361" calcext:value-type="float">
            <text:p>1.36361E-01</text:p>
          </table:table-cell>
          <table:table-cell table:formula="of:=[.C64]/[.$C$205]" office:value-type="float" office:value="0.00395110995217887" calcext:value-type="float">
            <text:p>3.95111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3884604" calcext:value-type="float">
            <text:p>3.88460E-03</text:p>
          </table:table-cell>
          <table:table-cell/>
          <table:table-cell table:formula="of:=100*([.D64]-[.H64])/[.D64]" office:value-type="float" office:value="1.68322200555807" calcext:value-type="float">
            <text:p>1.68322200555807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134508" calcext:value-type="float">
            <text:p>1.34508E-01</text:p>
          </table:table-cell>
          <table:table-cell table:formula="of:=[.C65]/[.$C$205]" office:value-type="float" office:value="0.00389741859804251" calcext:value-type="float">
            <text:p>3.8974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3848377" calcext:value-type="float">
            <text:p>3.84838E-03</text:p>
          </table:table-cell>
          <table:table-cell/>
          <table:table-cell table:formula="of:=100*([.D65]-[.H65])/[.D65]" office:value-type="float" office:value="1.25830974551057" calcext:value-type="float">
            <text:p>1.25830974551057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3255" calcext:value-type="float">
            <text:p>1.32550E-01</text:p>
          </table:table-cell>
          <table:table-cell table:formula="of:=[.C66]/[.$C$205]" office:value-type="float" office:value="0.00384068483042299" calcext:value-type="float">
            <text:p>3.8406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3808778" calcext:value-type="float">
            <text:p>3.80878E-03</text:p>
          </table:table-cell>
          <table:table-cell/>
          <table:table-cell table:formula="of:=100*([.D66]-[.H66])/[.D66]" office:value-type="float" office:value="0.830758883682634" calcext:value-type="float">
            <text:p>0.830758883682634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31546" calcext:value-type="float">
            <text:p>1.31546E-01</text:p>
          </table:table-cell>
          <table:table-cell table:formula="of:=[.C67]/[.$C$205]" office:value-type="float" office:value="0.00381159356245056" calcext:value-type="float">
            <text:p>3.81159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3765794" calcext:value-type="float">
            <text:p>3.76579E-03</text:p>
          </table:table-cell>
          <table:table-cell/>
          <table:table-cell table:formula="of:=100*([.D67]-[.H67])/[.D67]" office:value-type="float" office:value="1.2015856806389" calcext:value-type="float">
            <text:p>1.2015856806389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3059" calcext:value-type="float">
            <text:p>1.30590E-01</text:p>
          </table:table-cell>
          <table:table-cell table:formula="of:=[.C68]/[.$C$205]" office:value-type="float" office:value="0.00378389311207045" calcext:value-type="float">
            <text:p>3.78389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371941" calcext:value-type="float">
            <text:p>3.71941E-03</text:p>
          </table:table-cell>
          <table:table-cell/>
          <table:table-cell table:formula="of:=100*([.D68]-[.H68])/[.D68]" office:value-type="float" office:value="1.70414729382158" calcext:value-type="float">
            <text:p>1.70414729382158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28046" calcext:value-type="float">
            <text:p>1.28046E-01</text:p>
          </table:table-cell>
          <table:table-cell table:formula="of:=[.C69]/[.$C$205]" office:value-type="float" office:value="0.00371017977967817" calcext:value-type="float">
            <text:p>3.71018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3669613" calcext:value-type="float">
            <text:p>3.66961E-03</text:p>
          </table:table-cell>
          <table:table-cell/>
          <table:table-cell table:formula="of:=100*([.D69]-[.H69])/[.D69]" office:value-type="float" office:value="1.09339121247889" calcext:value-type="float">
            <text:p>1.09339121247889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26967" calcext:value-type="float">
            <text:p>1.26967E-01</text:p>
          </table:table-cell>
          <table:table-cell table:formula="of:=[.C70]/[.$C$205]" office:value-type="float" office:value="0.00367891535921777" calcext:value-type="float">
            <text:p>3.67892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3616395" calcext:value-type="float">
            <text:p>3.61640E-03</text:p>
          </table:table-cell>
          <table:table-cell/>
          <table:table-cell table:formula="of:=100*([.D70]-[.H70])/[.D70]" office:value-type="float" office:value="1.69942369185312" calcext:value-type="float">
            <text:p>1.69942369185312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2393" calcext:value-type="float">
            <text:p>1.23930E-01</text:p>
          </table:table-cell>
          <table:table-cell table:formula="of:=[.C71]/[.$C$205]" office:value-type="float" office:value="0.00359091717113784" calcext:value-type="float">
            <text:p>3.59092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3559746" calcext:value-type="float">
            <text:p>3.55975E-03</text:p>
          </table:table-cell>
          <table:table-cell/>
          <table:table-cell table:formula="of:=100*([.D71]-[.H71])/[.D71]" office:value-type="float" office:value="0.868055977129734" calcext:value-type="float">
            <text:p>0.868055977129734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22547" calcext:value-type="float">
            <text:p>1.22547E-01</text:p>
          </table:table-cell>
          <table:table-cell table:formula="of:=[.C72]/[.$C$205]" office:value-type="float" office:value="0.00355084423925949" calcext:value-type="float">
            <text:p>3.55084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499661" calcext:value-type="float">
            <text:p>3.49966E-03</text:p>
          </table:table-cell>
          <table:table-cell/>
          <table:table-cell table:formula="of:=100*([.D72]-[.H72])/[.D72]" office:value-type="float" office:value="1.44143859349246" calcext:value-type="float">
            <text:p>1.4414385934924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19799" calcext:value-type="float">
            <text:p>1.19799E-01</text:p>
          </table:table-cell>
          <table:table-cell table:formula="of:=[.C73]/[.$C$205]" office:value-type="float" office:value="0.00347121993209991" calcext:value-type="float">
            <text:p>3.47122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36141" calcext:value-type="float">
            <text:p>3.43614E-03</text:p>
          </table:table-cell>
          <table:table-cell/>
          <table:table-cell table:formula="of:=100*([.D73]-[.H73])/[.D73]" office:value-type="float" office:value="1.01056495370747" calcext:value-type="float">
            <text:p>1.0105649537074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788" calcext:value-type="float">
            <text:p>1.17788E-01</text:p>
          </table:table-cell>
          <table:table-cell table:formula="of:=[.C74]/[.$C$205]" office:value-type="float" office:value="0.00341295047005555" calcext:value-type="float">
            <text:p>3.41295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369186" calcext:value-type="float">
            <text:p>3.36919E-03</text:p>
          </table:table-cell>
          <table:table-cell/>
          <table:table-cell table:formula="of:=100*([.D74]-[.H74])/[.D74]" office:value-type="float" office:value="1.28230604104951" calcext:value-type="float">
            <text:p>1.28230604104951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15771" calcext:value-type="float">
            <text:p>1.15771E-01</text:p>
          </table:table-cell>
          <table:table-cell table:formula="of:=[.C75]/[.$C$205]" office:value-type="float" office:value="0.00335450715581214" calcext:value-type="float">
            <text:p>3.35451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3298804" calcext:value-type="float">
            <text:p>3.29880E-03</text:p>
          </table:table-cell>
          <table:table-cell/>
          <table:table-cell table:formula="of:=100*([.D75]-[.H75])/[.D75]" office:value-type="float" office:value="1.66054663844215" calcext:value-type="float">
            <text:p>1.66054663844215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112725" calcext:value-type="float">
            <text:p>1.12725E-01</text:p>
          </table:table-cell>
          <table:table-cell table:formula="of:=[.C76]/[.$C$205]" office:value-type="float" office:value="0.00326624818943366" calcext:value-type="float">
            <text:p>3.26625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3225008" calcext:value-type="float">
            <text:p>3.22501E-03</text:p>
          </table:table-cell>
          <table:table-cell/>
          <table:table-cell table:formula="of:=100*([.D76]-[.H76])/[.D76]" office:value-type="float" office:value="1.26261652641929" calcext:value-type="float">
            <text:p>1.26261652641929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108592" calcext:value-type="float">
            <text:p>1.08592E-01</text:p>
          </table:table-cell>
          <table:table-cell table:formula="of:=[.C77]/[.$C$205]" office:value-type="float" office:value="0.00314649299966272" calcext:value-type="float">
            <text:p>3.14649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3147814" calcext:value-type="float">
            <text:p>3.14781E-03</text:p>
          </table:table-cell>
          <table:table-cell/>
          <table:table-cell table:formula="of:=100*([.D77]-[.H77])/[.D77]" office:value-type="float" office:value="-0.0419832600111169" calcext:value-type="float">
            <text:p>-0.041983260011117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106905" calcext:value-type="float">
            <text:p>1.06905E-01</text:p>
          </table:table-cell>
          <table:table-cell table:formula="of:=[.C78]/[.$C$205]" office:value-type="float" office:value="0.00309761155636642" calcext:value-type="float">
            <text:p>3.09761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3067245" calcext:value-type="float">
            <text:p>3.06725E-03</text:p>
          </table:table-cell>
          <table:table-cell/>
          <table:table-cell table:formula="of:=100*([.D78]-[.H78])/[.D78]" office:value-type="float" office:value="0.980321638586625" calcext:value-type="float">
            <text:p>0.980321638586625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103755" calcext:value-type="float">
            <text:p>1.03755E-01</text:p>
          </table:table-cell>
          <table:table-cell table:formula="of:=[.C79]/[.$C$205]" office:value-type="float" office:value="0.00300633915187127" calcext:value-type="float">
            <text:p>3.00634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2983333" calcext:value-type="float">
            <text:p>2.98333E-03</text:p>
          </table:table-cell>
          <table:table-cell/>
          <table:table-cell table:formula="of:=100*([.D79]-[.H79])/[.D79]" office:value-type="float" office:value="0.765254707106143" calcext:value-type="float">
            <text:p>0.765254707106143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01064" calcext:value-type="float">
            <text:p>1.01064E-01</text:p>
          </table:table-cell>
          <table:table-cell table:formula="of:=[.C80]/[.$C$205]" office:value-type="float" office:value="0.00292836644060256" calcext:value-type="float">
            <text:p>2.92837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2896111" calcext:value-type="float">
            <text:p>2.89611E-03</text:p>
          </table:table-cell>
          <table:table-cell/>
          <table:table-cell table:formula="of:=100*([.D80]-[.H80])/[.D80]" office:value-type="float" office:value="1.10148238810996" calcext:value-type="float">
            <text:p>1.10148238810996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973315" calcext:value-type="float">
            <text:p>9.73315E-02</text:p>
          </table:table-cell>
          <table:table-cell table:formula="of:=[.C81]/[.$C$205]" office:value-type="float" office:value="0.00282021588511743" calcext:value-type="float">
            <text:p>2.82022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2805625" calcext:value-type="float">
            <text:p>2.80563E-03</text:p>
          </table:table-cell>
          <table:table-cell/>
          <table:table-cell table:formula="of:=100*([.D81]-[.H81])/[.D81]" office:value-type="float" office:value="0.517367666582831" calcext:value-type="float">
            <text:p>0.517367666582831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937583" calcext:value-type="float">
            <text:p>9.37583E-02</text:p>
          </table:table-cell>
          <table:table-cell table:formula="of:=[.C82]/[.$C$205]" office:value-type="float" office:value="0.00271668110551677" calcext:value-type="float">
            <text:p>2.71668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2711924" calcext:value-type="float">
            <text:p>2.71192E-03</text:p>
          </table:table-cell>
          <table:table-cell/>
          <table:table-cell table:formula="of:=100*([.D82]-[.H82])/[.D82]" office:value-type="float" office:value="0.175107247851422" calcext:value-type="float">
            <text:p>0.175107247851422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904995" calcext:value-type="float">
            <text:p>9.04995E-02</text:p>
          </table:table-cell>
          <table:table-cell table:formula="of:=[.C83]/[.$C$205]" office:value-type="float" office:value="0.00262225618114572" calcext:value-type="float">
            <text:p>2.62226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2615067" calcext:value-type="float">
            <text:p>2.61507E-03</text:p>
          </table:table-cell>
          <table:table-cell/>
          <table:table-cell table:formula="of:=100*([.D83]-[.H83])/[.D83]" office:value-type="float" office:value="0.274160137266953" calcext:value-type="float">
            <text:p>0.27416013726695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867928" calcext:value-type="float">
            <text:p>8.67928E-02</text:p>
          </table:table-cell>
          <table:table-cell table:formula="of:=[.C84]/[.$C$205]" office:value-type="float" office:value="0.00251485319011646" calcext:value-type="float">
            <text:p>2.51485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251512" calcext:value-type="float">
            <text:p>2.51512E-03</text:p>
          </table:table-cell>
          <table:table-cell/>
          <table:table-cell table:formula="of:=100*([.D84]-[.H84])/[.D84]" office:value-type="float" office:value="-0.010609362192124" calcext:value-type="float">
            <text:p>-0.010609362192124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830471" calcext:value-type="float">
            <text:p>8.30471E-02</text:p>
          </table:table-cell>
          <table:table-cell table:formula="of:=[.C85]/[.$C$205]" office:value-type="float" office:value="0.00240632015979344" calcext:value-type="float">
            <text:p>2.40632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2412157" calcext:value-type="float">
            <text:p>2.41216E-03</text:p>
          </table:table-cell>
          <table:table-cell/>
          <table:table-cell table:formula="of:=100*([.D85]-[.H85])/[.D85]" office:value-type="float" office:value="-0.242562910126686" calcext:value-type="float">
            <text:p>-0.242562910126686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794702" calcext:value-type="float">
            <text:p>7.94702E-02</text:p>
          </table:table-cell>
          <table:table-cell table:formula="of:=[.C86]/[.$C$205]" office:value-type="float" office:value="0.00230267817133671" calcext:value-type="float">
            <text:p>2.3026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230626" calcext:value-type="float">
            <text:p>2.30626E-03</text:p>
          </table:table-cell>
          <table:table-cell/>
          <table:table-cell table:formula="of:=100*([.D86]-[.H86])/[.D86]" office:value-type="float" office:value="-0.155550554475033" calcext:value-type="float">
            <text:p>-0.15555055447503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753161" calcext:value-type="float">
            <text:p>7.53161E-02</text:p>
          </table:table-cell>
          <table:table-cell table:formula="of:=[.C87]/[.$C$205]" office:value-type="float" office:value="0.00218231160133248" calcext:value-type="float">
            <text:p>2.1823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219752" calcext:value-type="float">
            <text:p>2.19752E-03</text:p>
          </table:table-cell>
          <table:table-cell/>
          <table:table-cell table:formula="of:=100*([.D87]-[.H87])/[.D87]" office:value-type="float" office:value="-0.696894002590377" calcext:value-type="float">
            <text:p>-0.696894002590377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711831" calcext:value-type="float">
            <text:p>7.11831E-02</text:p>
          </table:table-cell>
          <table:table-cell table:formula="of:=[.C88]/[.$C$205]" office:value-type="float" office:value="0.00206255641156154" calcext:value-type="float">
            <text:p>2.06256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2086034" calcext:value-type="float">
            <text:p>2.08603E-03</text:p>
          </table:table-cell>
          <table:table-cell/>
          <table:table-cell table:formula="of:=100*([.D88]-[.H88])/[.D88]" office:value-type="float" office:value="-1.13827618516796" calcext:value-type="float">
            <text:p>-1.13827618516796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675577" calcext:value-type="float">
            <text:p>6.75577E-02</text:p>
          </table:table-cell>
          <table:table-cell table:formula="of:=[.C89]/[.$C$205]" office:value-type="float" office:value="0.00195750911782925" calcext:value-type="float">
            <text:p>1.95751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1971911" calcext:value-type="float">
            <text:p>1.97191E-03</text:p>
          </table:table-cell>
          <table:table-cell/>
          <table:table-cell table:formula="of:=100*([.D89]-[.H89])/[.D89]" office:value-type="float" office:value="-0.735724908741199" calcext:value-type="float">
            <text:p>-0.73572490874119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633547" calcext:value-type="float">
            <text:p>6.33547E-02</text:p>
          </table:table-cell>
          <table:table-cell table:formula="of:=[.C90]/[.$C$205]" office:value-type="float" office:value="0.00183572565240286" calcext:value-type="float">
            <text:p>1.83573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1855265" calcext:value-type="float">
            <text:p>1.85527E-03</text:p>
          </table:table-cell>
          <table:table-cell/>
          <table:table-cell table:formula="of:=100*([.D90]-[.H90])/[.D90]" office:value-type="float" office:value="-1.06439366751584" calcext:value-type="float">
            <text:p>-1.06439366751584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588552" calcext:value-type="float">
            <text:p>5.88552E-02</text:p>
          </table:table-cell>
          <table:table-cell table:formula="of:=[.C91]/[.$C$205]" office:value-type="float" office:value="0.00170535099080733" calcext:value-type="float">
            <text:p>1.70535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1736218" calcext:value-type="float">
            <text:p>1.73622E-03</text:p>
          </table:table-cell>
          <table:table-cell/>
          <table:table-cell table:formula="of:=100*([.D91]-[.H91])/[.D91]" office:value-type="float" office:value="-1.81000916286783" calcext:value-type="float">
            <text:p>-1.81000916286783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545345" calcext:value-type="float">
            <text:p>5.45345E-02</text:p>
          </table:table-cell>
          <table:table-cell table:formula="of:=[.C92]/[.$C$205]" office:value-type="float" office:value="0.00158015712474313" calcext:value-type="float">
            <text:p>1.58016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1614902" calcext:value-type="float">
            <text:p>1.61490E-03</text:p>
          </table:table-cell>
          <table:table-cell/>
          <table:table-cell table:formula="of:=100*([.D92]-[.H92])/[.D92]" office:value-type="float" office:value="-2.19882407342992" calcext:value-type="float">
            <text:p>-2.19882407342992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498519" calcext:value-type="float">
            <text:p>4.98519E-02</text:p>
          </table:table-cell>
          <table:table-cell table:formula="of:=[.C93]/[.$C$205]" office:value-type="float" office:value="0.00144447707354028" calcext:value-type="float">
            <text:p>1.44448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1491454" calcext:value-type="float">
            <text:p>1.49145E-03</text:p>
          </table:table-cell>
          <table:table-cell/>
          <table:table-cell table:formula="of:=100*([.D93]-[.H93])/[.D93]" office:value-type="float" office:value="-3.25217529029961" calcext:value-type="float">
            <text:p>-3.25217529029961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454178" calcext:value-type="float">
            <text:p>4.54178E-02</text:p>
          </table:table-cell>
          <table:table-cell table:formula="of:=[.C94]/[.$C$205]" office:value-type="float" office:value="0.00131599740091426" calcext:value-type="float">
            <text:p>1.3160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1366021" calcext:value-type="float">
            <text:p>1.36602E-03</text:p>
          </table:table-cell>
          <table:table-cell/>
          <table:table-cell table:formula="of:=100*([.D94]-[.H94])/[.D94]" office:value-type="float" office:value="-3.80119284817638" calcext:value-type="float">
            <text:p>-3.80119284817638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409959" calcext:value-type="float">
            <text:p>4.09959E-02</text:p>
          </table:table-cell>
          <table:table-cell table:formula="of:=[.C95]/[.$C$205]" office:value-type="float" office:value="0.00118787122775962" calcext:value-type="float">
            <text:p>1.18787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1238755" calcext:value-type="float">
            <text:p>1.23876E-03</text:p>
          </table:table-cell>
          <table:table-cell/>
          <table:table-cell table:formula="of:=100*([.D95]-[.H95])/[.D95]" office:value-type="float" office:value="-4.28361012972333" calcext:value-type="float">
            <text:p>-4.2836101297233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359239" calcext:value-type="float">
            <text:p>3.59239E-02</text:p>
          </table:table-cell>
          <table:table-cell table:formula="of:=[.C96]/[.$C$205]" office:value-type="float" office:value="0.00104090816883917" calcext:value-type="float">
            <text:p>1.04091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1109817" calcext:value-type="float">
            <text:p>1.10982E-03</text:p>
          </table:table-cell>
          <table:table-cell/>
          <table:table-cell table:formula="of:=100*([.D96]-[.H96])/[.D96]" office:value-type="float" office:value="-6.62006824652725" calcext:value-type="float">
            <text:p>-6.62006824652725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322711" calcext:value-type="float">
            <text:p>3.22711E-02</text:p>
          </table:table-cell>
          <table:table-cell table:formula="of:=[.C97]/[.$C$205]" office:value-type="float" office:value="0.000935066950064604" calcext:value-type="float">
            <text:p>9.35067E-04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9793795" calcext:value-type="float">
            <text:p>9.79380E-04</text:p>
          </table:table-cell>
          <table:table-cell/>
          <table:table-cell table:formula="of:=100*([.D97]-[.H97])/[.D97]" office:value-type="float" office:value="-4.73897082260627" calcext:value-type="float">
            <text:p>-4.73897082260627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275221" calcext:value-type="float">
            <text:p>2.75221E-02</text:p>
          </table:table-cell>
          <table:table-cell table:formula="of:=[.C98]/[.$C$205]" office:value-type="float" office:value="0.000797462934525723" calcext:value-type="float">
            <text:p>7.97463E-04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8476305" calcext:value-type="float">
            <text:p>8.47631E-04</text:p>
          </table:table-cell>
          <table:table-cell/>
          <table:table-cell table:formula="of:=100*([.D98]-[.H98])/[.D98]" office:value-type="float" office:value="-6.29089620373556" calcext:value-type="float">
            <text:p>-6.29089620373556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237191" calcext:value-type="float">
            <text:p>2.37191E-02</text:p>
          </table:table-cell>
          <table:table-cell table:formula="of:=[.C99]/[.$C$205]" office:value-type="float" office:value="0.000687269615701893" calcext:value-type="float">
            <text:p>6.87270E-04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7147913" calcext:value-type="float">
            <text:p>7.14791E-04</text:p>
          </table:table-cell>
          <table:table-cell/>
          <table:table-cell table:formula="of:=100*([.D99]-[.H99])/[.D99]" office:value-type="float" office:value="-4.00449600409" calcext:value-type="float">
            <text:p>-4.00449600409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193405" calcext:value-type="float">
            <text:p>1.93405E-02</text:p>
          </table:table-cell>
          <table:table-cell table:formula="of:=[.C100]/[.$C$205]" office:value-type="float" office:value="0.000560398075916981" calcext:value-type="float">
            <text:p>5.60398E-04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5811433" calcext:value-type="float">
            <text:p>5.81143E-04</text:p>
          </table:table-cell>
          <table:table-cell/>
          <table:table-cell table:formula="of:=100*([.D100]-[.H100])/[.D100]" office:value-type="float" office:value="-3.70187282479039" calcext:value-type="float">
            <text:p>-3.7018728247903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147584" calcext:value-type="float">
            <text:p>1.47584E-02</text:p>
          </table:table-cell>
          <table:table-cell table:formula="of:=[.C101]/[.$C$205]" office:value-type="float" office:value="0.000427630049048017" calcext:value-type="float">
            <text:p>4.27630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4470576" calcext:value-type="float">
            <text:p>4.47058E-04</text:p>
          </table:table-cell>
          <table:table-cell/>
          <table:table-cell table:formula="of:=100*([.D101]-[.H101])/[.D101]" office:value-type="float" office:value="-4.54307432212313" calcext:value-type="float">
            <text:p>-4.54307432212313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01244" calcext:value-type="float">
            <text:p>1.01244E-02</text:p>
          </table:table-cell>
          <table:table-cell table:formula="of:=[.C102]/[.$C$205]" office:value-type="float" office:value="0.000293358200657371" calcext:value-type="float">
            <text:p>2.93358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3129142" calcext:value-type="float">
            <text:p>3.12914E-04</text:p>
          </table:table-cell>
          <table:table-cell/>
          <table:table-cell table:formula="of:=100*([.D102]-[.H102])/[.D102]" office:value-type="float" office:value="-6.66625282634234" calcext:value-type="float">
            <text:p>-6.66625282634234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575768" calcext:value-type="float">
            <text:p>5.75768E-03</text:p>
          </table:table-cell>
          <table:table-cell table:formula="of:=[.C103]/[.$C$205]" office:value-type="float" office:value="0.000166830888226555" calcext:value-type="float">
            <text:p>1.66831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17837" calcext:value-type="float">
            <text:p>1.78370E-04</text:p>
          </table:table-cell>
          <table:table-cell/>
          <table:table-cell table:formula="of:=100*([.D103]-[.H103])/[.D103]" office:value-type="float" office:value="-6.91665188389752" calcext:value-type="float">
            <text:p>-6.91665188389752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141053" calcext:value-type="float">
            <text:p>1.41053E-01</text:p>
          </table:table-cell>
          <table:table-cell table:formula="of:=[.C104]/[.$C$205]" office:value-type="float" office:value="0.00408706237182689" calcext:value-type="float">
            <text:p>4.08706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3957006" calcext:value-type="float">
            <text:p>3.95701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3.18214795847992" calcext:value-type="float">
            <text:p>3.18214795847992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139728" calcext:value-type="float">
            <text:p>1.39728E-01</text:p>
          </table:table-cell>
          <table:table-cell table:formula="of:=[.C105]/[.$C$205]" office:value-type="float" office:value="0.00404867001120591" calcext:value-type="float">
            <text:p>4.04867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3953837" calcext:value-type="float">
            <text:p>3.95384E-03</text:p>
          </table:table-cell>
          <table:table-cell/>
          <table:table-cell table:formula="of:=100*([.D105]-[.H105])/[.D105]" office:value-type="float" office:value="2.34232503373778" calcext:value-type="float">
            <text:p>2.34232503373778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140357" calcext:value-type="float">
            <text:p>1.40357E-01</text:p>
          </table:table-cell>
          <table:table-cell table:formula="of:=[.C106]/[.$C$205]" office:value-type="float" office:value="0.00406689551673843" calcext:value-type="float">
            <text:p>4.0669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3947496" calcext:value-type="float">
            <text:p>3.94750E-03</text:p>
          </table:table-cell>
          <table:table-cell/>
          <table:table-cell table:formula="of:=100*([.D106]-[.H106])/[.D106]" office:value-type="float" office:value="2.93588847431679" calcext:value-type="float">
            <text:p>2.93588847431679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139037" calcext:value-type="float">
            <text:p>1.39037E-01</text:p>
          </table:table-cell>
          <table:table-cell table:formula="of:=[.C107]/[.$C$205]" office:value-type="float" office:value="0.00402864803294999" calcext:value-type="float">
            <text:p>4.02865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3937979" calcext:value-type="float">
            <text:p>3.93798E-03</text:p>
          </table:table-cell>
          <table:table-cell/>
          <table:table-cell table:formula="of:=100*([.D107]-[.H107])/[.D107]" office:value-type="float" office:value="2.25060695817592" calcext:value-type="float">
            <text:p>2.25060695817592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138408" calcext:value-type="float">
            <text:p>1.38408E-01</text:p>
          </table:table-cell>
          <table:table-cell table:formula="of:=[.C108]/[.$C$205]" office:value-type="float" office:value="0.00401042252741747" calcext:value-type="float">
            <text:p>4.01042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3925281" calcext:value-type="float">
            <text:p>3.92528E-03</text:p>
          </table:table-cell>
          <table:table-cell/>
          <table:table-cell table:formula="of:=100*([.D108]-[.H108])/[.D108]" office:value-type="float" office:value="2.12300641230184" calcext:value-type="float">
            <text:p>2.12300641230184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136955" calcext:value-type="float">
            <text:p>1.36955E-01</text:p>
          </table:table-cell>
          <table:table-cell table:formula="of:=[.C109]/[.$C$205]" office:value-type="float" office:value="0.00396832131988367" calcext:value-type="float">
            <text:p>3.96832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3909391" calcext:value-type="float">
            <text:p>3.90939E-03</text:p>
          </table:table-cell>
          <table:table-cell/>
          <table:table-cell table:formula="of:=100*([.D109]-[.H109])/[.D109]" office:value-type="float" office:value="1.48501885642158" calcext:value-type="float">
            <text:p>1.48501885642158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135642" calcext:value-type="float">
            <text:p>1.35642E-01</text:p>
          </table:table-cell>
          <table:table-cell table:formula="of:=[.C110]/[.$C$205]" office:value-type="float" office:value="0.00393027666366077" calcext:value-type="float">
            <text:p>3.93028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3890301" calcext:value-type="float">
            <text:p>3.89030E-03</text:p>
          </table:table-cell>
          <table:table-cell/>
          <table:table-cell table:formula="of:=100*([.D110]-[.H110])/[.D110]" office:value-type="float" office:value="1.01712085641156" calcext:value-type="float">
            <text:p>1.01712085641156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134763" calcext:value-type="float">
            <text:p>1.34763E-01</text:p>
          </table:table-cell>
          <table:table-cell table:formula="of:=[.C111]/[.$C$205]" office:value-type="float" office:value="0.00390480731650165" calcext:value-type="float">
            <text:p>3.90481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3867999" calcext:value-type="float">
            <text:p>3.86800E-03</text:p>
          </table:table-cell>
          <table:table-cell/>
          <table:table-cell table:formula="of:=100*([.D111]-[.H111])/[.D111]" office:value-type="float" office:value="0.942641045208514" calcext:value-type="float">
            <text:p>0.942641045208514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134504" calcext:value-type="float">
            <text:p>1.34504E-01</text:p>
          </table:table-cell>
          <table:table-cell table:formula="of:=[.C112]/[.$C$205]" office:value-type="float" office:value="0.00389730269657649" calcext:value-type="float">
            <text:p>3.8973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3842472" calcext:value-type="float">
            <text:p>3.84247E-03</text:p>
          </table:table-cell>
          <table:table-cell/>
          <table:table-cell table:formula="of:=100*([.D112]-[.H112])/[.D112]" office:value-type="float" office:value="1.40688832367716" calcext:value-type="float">
            <text:p>1.40688832367716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133583" calcext:value-type="float">
            <text:p>1.33583E-01</text:p>
          </table:table-cell>
          <table:table-cell table:formula="of:=[.C113]/[.$C$205]" office:value-type="float" office:value="0.0038706163840241" calcext:value-type="float">
            <text:p>3.87062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3813705" calcext:value-type="float">
            <text:p>3.81371E-03</text:p>
          </table:table-cell>
          <table:table-cell/>
          <table:table-cell table:formula="of:=100*([.D113]-[.H113])/[.D113]" office:value-type="float" office:value="1.47034421336613" calcext:value-type="float">
            <text:p>1.4703442133661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13272" calcext:value-type="float">
            <text:p>1.32720E-01</text:p>
          </table:table-cell>
          <table:table-cell table:formula="of:=[.C114]/[.$C$205]" office:value-type="float" office:value="0.00384561064272908" calcext:value-type="float">
            <text:p>3.84561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3781685" calcext:value-type="float">
            <text:p>3.78169E-03</text:p>
          </table:table-cell>
          <table:table-cell/>
          <table:table-cell table:formula="of:=100*([.D114]-[.H114])/[.D114]" office:value-type="float" office:value="1.66230148259925" calcext:value-type="float">
            <text:p>1.66230148259925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30388" calcext:value-type="float">
            <text:p>1.30388E-01</text:p>
          </table:table-cell>
          <table:table-cell table:formula="of:=[.C115]/[.$C$205]" office:value-type="float" office:value="0.00377804008803616" calcext:value-type="float">
            <text:p>3.77804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3746396" calcext:value-type="float">
            <text:p>3.74640E-03</text:p>
          </table:table-cell>
          <table:table-cell/>
          <table:table-cell table:formula="of:=100*([.D115]-[.H115])/[.D115]" office:value-type="float" office:value="0.837579467099001" calcext:value-type="float">
            <text:p>0.83757946709900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29727" calcext:value-type="float">
            <text:p>1.29727E-01</text:p>
          </table:table-cell>
          <table:table-cell table:formula="of:=[.C116]/[.$C$205]" office:value-type="float" office:value="0.00375888737077543" calcext:value-type="float">
            <text:p>3.75889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3707824" calcext:value-type="float">
            <text:p>3.70782E-03</text:p>
          </table:table-cell>
          <table:table-cell/>
          <table:table-cell table:formula="of:=100*([.D116]-[.H116])/[.D116]" office:value-type="float" office:value="1.35847035940574" calcext:value-type="float">
            <text:p>1.35847035940574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28473" calcext:value-type="float">
            <text:p>1.28473E-01</text:p>
          </table:table-cell>
          <table:table-cell table:formula="of:=[.C117]/[.$C$205]" office:value-type="float" office:value="0.00372255226117641" calcext:value-type="float">
            <text:p>3.72255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3665955" calcext:value-type="float">
            <text:p>3.66596E-03</text:p>
          </table:table-cell>
          <table:table-cell/>
          <table:table-cell table:formula="of:=100*([.D117]-[.H117])/[.D117]" office:value-type="float" office:value="1.52038862601553" calcext:value-type="float">
            <text:p>1.52038862601553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2646" calcext:value-type="float">
            <text:p>1.26460E-01</text:p>
          </table:table-cell>
          <table:table-cell table:formula="of:=[.C118]/[.$C$205]" office:value-type="float" office:value="0.00366422484839903" calcext:value-type="float">
            <text:p>3.66422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3620776" calcext:value-type="float">
            <text:p>3.62078E-03</text:p>
          </table:table-cell>
          <table:table-cell/>
          <table:table-cell table:formula="of:=100*([.D118]-[.H118])/[.D118]" office:value-type="float" office:value="1.18575824892443" calcext:value-type="float">
            <text:p>1.18575824892443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25118" calcext:value-type="float">
            <text:p>1.25118E-01</text:p>
          </table:table-cell>
          <table:table-cell table:formula="of:=[.C119]/[.$C$205]" office:value-type="float" office:value="0.00362533990654744" calcext:value-type="float">
            <text:p>3.62534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3572274" calcext:value-type="float">
            <text:p>3.57227E-03</text:p>
          </table:table-cell>
          <table:table-cell/>
          <table:table-cell table:formula="of:=100*([.D119]-[.H119])/[.D119]" office:value-type="float" office:value="1.46374982526747" calcext:value-type="float">
            <text:p>1.46374982526747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23096" calcext:value-type="float">
            <text:p>1.23096E-01</text:p>
          </table:table-cell>
          <table:table-cell table:formula="of:=[.C120]/[.$C$205]" office:value-type="float" office:value="0.00356675171547151" calcext:value-type="float">
            <text:p>3.56675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3520441" calcext:value-type="float">
            <text:p>3.52044E-03</text:p>
          </table:table-cell>
          <table:table-cell/>
          <table:table-cell table:formula="of:=100*([.D120]-[.H120])/[.D120]" office:value-type="float" office:value="1.29840031395031" calcext:value-type="float">
            <text:p>1.29840031395031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21481" calcext:value-type="float">
            <text:p>1.21481E-01</text:p>
          </table:table-cell>
          <table:table-cell table:formula="of:=[.C121]/[.$C$205]" office:value-type="float" office:value="0.00351995649856367" calcext:value-type="float">
            <text:p>3.51996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465268" calcext:value-type="float">
            <text:p>3.46527E-03</text:p>
          </table:table-cell>
          <table:table-cell/>
          <table:table-cell table:formula="of:=100*([.D121]-[.H121])/[.D121]" office:value-type="float" office:value="1.55366972819085" calcext:value-type="float">
            <text:p>1.55366972819085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18972" calcext:value-type="float">
            <text:p>1.18972E-01</text:p>
          </table:table-cell>
          <table:table-cell table:formula="of:=[.C122]/[.$C$205]" office:value-type="float" office:value="0.00344725730399912" calcext:value-type="float">
            <text:p>3.44726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406751" calcext:value-type="float">
            <text:p>3.40675E-03</text:p>
          </table:table-cell>
          <table:table-cell/>
          <table:table-cell table:formula="of:=100*([.D122]-[.H122])/[.D122]" office:value-type="float" office:value="1.17502989846824" calcext:value-type="float">
            <text:p>1.17502989846824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16646" calcext:value-type="float">
            <text:p>1.16646E-01</text:p>
          </table:table-cell>
          <table:table-cell table:formula="of:=[.C123]/[.$C$205]" office:value-type="float" office:value="0.00337986060150524" calcext:value-type="float">
            <text:p>3.37986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44889" calcext:value-type="float">
            <text:p>3.34489E-03</text:p>
          </table:table-cell>
          <table:table-cell/>
          <table:table-cell table:formula="of:=100*([.D123]-[.H123])/[.D123]" office:value-type="float" office:value="1.03470543991268" calcext:value-type="float">
            <text:p>1.03470543991268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4886" calcext:value-type="float">
            <text:p>1.14886E-01</text:p>
          </table:table-cell>
          <table:table-cell table:formula="of:=[.C124]/[.$C$205]" office:value-type="float" office:value="0.00332886395645398" calcext:value-type="float">
            <text:p>3.32886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279685" calcext:value-type="float">
            <text:p>3.27969E-03</text:p>
          </table:table-cell>
          <table:table-cell/>
          <table:table-cell table:formula="of:=100*([.D124]-[.H124])/[.D124]" office:value-type="float" office:value="1.47734954318672" calcext:value-type="float">
            <text:p>1.47734954318672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12677" calcext:value-type="float">
            <text:p>1.12677E-01</text:p>
          </table:table-cell>
          <table:table-cell table:formula="of:=[.C125]/[.$C$205]" office:value-type="float" office:value="0.00326485737184135" calcext:value-type="float">
            <text:p>3.26486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3211145" calcext:value-type="float">
            <text:p>3.21115E-03</text:p>
          </table:table-cell>
          <table:table-cell/>
          <table:table-cell table:formula="of:=100*([.D125]-[.H125])/[.D125]" office:value-type="float" office:value="1.64516748280053" calcext:value-type="float">
            <text:p>1.64516748280053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109045" calcext:value-type="float">
            <text:p>1.09045E-01</text:p>
          </table:table-cell>
          <table:table-cell table:formula="of:=[.C126]/[.$C$205]" office:value-type="float" office:value="0.00315961884069011" calcext:value-type="float">
            <text:p>3.15962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3139282" calcext:value-type="float">
            <text:p>3.13928E-03</text:p>
          </table:table-cell>
          <table:table-cell/>
          <table:table-cell table:formula="of:=100*([.D126]-[.H126])/[.D126]" office:value-type="float" office:value="0.643648544824737" calcext:value-type="float">
            <text:p>0.643648544824737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105929" calcext:value-type="float">
            <text:p>1.05929E-01</text:p>
          </table:table-cell>
          <table:table-cell table:formula="of:=[.C127]/[.$C$205]" office:value-type="float" office:value="0.00306933159865618" calcext:value-type="float">
            <text:p>3.0693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3064114" calcext:value-type="float">
            <text:p>3.06411E-03</text:p>
          </table:table-cell>
          <table:table-cell/>
          <table:table-cell table:formula="of:=100*([.D127]-[.H127])/[.D127]" office:value-type="float" office:value="0.16999136419358" calcext:value-type="float">
            <text:p>0.16999136419358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104943" calcext:value-type="float">
            <text:p>1.04943E-01</text:p>
          </table:table-cell>
          <table:table-cell table:formula="of:=[.C128]/[.$C$205]" office:value-type="float" office:value="0.00304076188728087" calcext:value-type="float">
            <text:p>3.0407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2985661" calcext:value-type="float">
            <text:p>2.98566E-03</text:p>
          </table:table-cell>
          <table:table-cell/>
          <table:table-cell table:formula="of:=100*([.D128]-[.H128])/[.D128]" office:value-type="float" office:value="1.81207504314462" calcext:value-type="float">
            <text:p>1.8120750431446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100832" calcext:value-type="float">
            <text:p>1.00832E-01</text:p>
          </table:table-cell>
          <table:table-cell table:formula="of:=[.C129]/[.$C$205]" office:value-type="float" office:value="0.00292164415557307" calcext:value-type="float">
            <text:p>2.92164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2903955" calcext:value-type="float">
            <text:p>2.90396E-03</text:p>
          </table:table-cell>
          <table:table-cell/>
          <table:table-cell table:formula="of:=100*([.D129]-[.H129])/[.D129]" office:value-type="float" office:value="0.605452089000222" calcext:value-type="float">
            <text:p>0.605452089000222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984413" calcext:value-type="float">
            <text:p>9.84413E-02</text:p>
          </table:table-cell>
          <table:table-cell table:formula="of:=[.C130]/[.$C$205]" office:value-type="float" office:value="0.00285237274686623" calcext:value-type="float">
            <text:p>2.85237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281903" calcext:value-type="float">
            <text:p>2.81903E-03</text:p>
          </table:table-cell>
          <table:table-cell/>
          <table:table-cell table:formula="of:=100*([.D130]-[.H130])/[.D130]" office:value-type="float" office:value="1.16894774369381" calcext:value-type="float">
            <text:p>1.16894774369381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946927" calcext:value-type="float">
            <text:p>9.46927E-02</text:p>
          </table:table-cell>
          <table:table-cell table:formula="of:=[.C131]/[.$C$205]" office:value-type="float" office:value="0.00274375568798035" calcext:value-type="float">
            <text:p>2.74376E-03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2730928" calcext:value-type="float">
            <text:p>2.73093E-03</text:p>
          </table:table-cell>
          <table:table-cell/>
          <table:table-cell table:formula="of:=100*([.D131]-[.H131])/[.D131]" office:value-type="float" office:value="0.467522966295607" calcext:value-type="float">
            <text:p>0.467522966295607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912175" calcext:value-type="float">
            <text:p>9.12175E-02</text:p>
          </table:table-cell>
          <table:table-cell table:formula="of:=[.C132]/[.$C$205]" office:value-type="float" office:value="0.00264306049429731" calcext:value-type="float">
            <text:p>2.64306E-03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26397" calcext:value-type="float">
            <text:p>2.63970E-03</text:p>
          </table:table-cell>
          <table:table-cell/>
          <table:table-cell table:formula="of:=100*([.D132]-[.H132])/[.D132]" office:value-type="float" office:value="0.127144055331338" calcext:value-type="float">
            <text:p>0.127144055331338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880372" calcext:value-type="float">
            <text:p>8.80372E-02</text:p>
          </table:table-cell>
          <table:table-cell table:formula="of:=[.C133]/[.$C$205]" office:value-type="float" office:value="0.00255091013619702" calcext:value-type="float">
            <text:p>2.55091E-03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2545401" calcext:value-type="float">
            <text:p>2.54540E-03</text:p>
          </table:table-cell>
          <table:table-cell/>
          <table:table-cell table:formula="of:=100*([.D133]-[.H133])/[.D133]" office:value-type="float" office:value="0.215967474465147" calcext:value-type="float">
            <text:p>0.215967474465147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848606" calcext:value-type="float">
            <text:p>8.48606E-02</text:p>
          </table:table-cell>
          <table:table-cell table:formula="of:=[.C134]/[.$C$205]" office:value-type="float" office:value="0.00245886698695279" calcext:value-type="float">
            <text:p>2.45887E-03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2448096" calcext:value-type="float">
            <text:p>2.44810E-03</text:p>
          </table:table-cell>
          <table:table-cell/>
          <table:table-cell table:formula="of:=100*([.D134]-[.H134])/[.D134]" office:value-type="float" office:value="0.438046751204622" calcext:value-type="float">
            <text:p>0.43804675120462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805666" calcext:value-type="float">
            <text:p>8.05666E-02</text:p>
          </table:table-cell>
          <table:table-cell table:formula="of:=[.C135]/[.$C$205]" office:value-type="float" office:value="0.00233444676317432" calcext:value-type="float">
            <text:p>2.33445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2347858" calcext:value-type="float">
            <text:p>2.34786E-03</text:p>
          </table:table-cell>
          <table:table-cell/>
          <table:table-cell table:formula="of:=100*([.D135]-[.H135])/[.D135]" office:value-type="float" office:value="-0.574493153463202" calcext:value-type="float">
            <text:p>-0.574493153463202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773983" calcext:value-type="float">
            <text:p>7.73983E-02</text:p>
          </table:table-cell>
          <table:table-cell table:formula="of:=[.C136]/[.$C$205]" office:value-type="float" office:value="0.00224264410947211" calcext:value-type="float">
            <text:p>2.24264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2244766" calcext:value-type="float">
            <text:p>2.24477E-03</text:p>
          </table:table-cell>
          <table:table-cell/>
          <table:table-cell table:formula="of:=100*([.D136]-[.H136])/[.D136]" office:value-type="float" office:value="-0.0946155709204125" calcext:value-type="float">
            <text:p>-0.094615570920413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731726" calcext:value-type="float">
            <text:p>7.31726E-02</text:p>
          </table:table-cell>
          <table:table-cell table:formula="of:=[.C137]/[.$C$205]" office:value-type="float" office:value="0.00212020290322602" calcext:value-type="float">
            <text:p>2.12020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2138908" calcext:value-type="float">
            <text:p>2.13891E-03</text:p>
          </table:table-cell>
          <table:table-cell/>
          <table:table-cell table:formula="of:=100*([.D137]-[.H137])/[.D137]" office:value-type="float" office:value="-0.882231448014662" calcext:value-type="float">
            <text:p>-0.882231448014662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692146" calcext:value-type="float">
            <text:p>6.92146E-02</text:p>
          </table:table-cell>
          <table:table-cell table:formula="of:=[.C138]/[.$C$205]" office:value-type="float" office:value="0.0020055184025937" calcext:value-type="float">
            <text:p>2.00552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2030381" calcext:value-type="float">
            <text:p>2.03038E-03</text:p>
          </table:table-cell>
          <table:table-cell/>
          <table:table-cell table:formula="of:=100*([.D138]-[.H138])/[.D138]" office:value-type="float" office:value="-1.23970926290906" calcext:value-type="float">
            <text:p>-1.23970926290906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655638" calcext:value-type="float">
            <text:p>6.55638E-02</text:p>
          </table:table-cell>
          <table:table-cell table:formula="of:=[.C139]/[.$C$205]" office:value-type="float" office:value="0.00189973513455214" calcext:value-type="float">
            <text:p>1.89974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1919289" calcext:value-type="float">
            <text:p>1.91929E-03</text:p>
          </table:table-cell>
          <table:table-cell/>
          <table:table-cell table:formula="of:=100*([.D139]-[.H139])/[.D139]" office:value-type="float" office:value="-1.02929429962192" calcext:value-type="float">
            <text:p>-1.02929429962192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614716" calcext:value-type="float">
            <text:p>6.14716E-02</text:p>
          </table:table-cell>
          <table:table-cell table:formula="of:=[.C140]/[.$C$205]" office:value-type="float" office:value="0.00178116213973466" calcext:value-type="float">
            <text:p>1.78116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1805743" calcext:value-type="float">
            <text:p>1.80574E-03</text:p>
          </table:table-cell>
          <table:table-cell/>
          <table:table-cell table:formula="of:=100*([.D140]-[.H140])/[.D140]" office:value-type="float" office:value="-1.38004619102233" calcext:value-type="float">
            <text:p>-1.38004619102233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572275" calcext:value-type="float">
            <text:p>5.72275E-02</text:p>
          </table:table-cell>
          <table:table-cell table:formula="of:=[.C141]/[.$C$205]" office:value-type="float" office:value="0.00165818778674486" calcext:value-type="float">
            <text:p>1.65819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1689864" calcext:value-type="float">
            <text:p>1.68986E-03</text:p>
          </table:table-cell>
          <table:table-cell/>
          <table:table-cell table:formula="of:=100*([.D141]-[.H141])/[.D141]" office:value-type="float" office:value="-1.91029107247995" calcext:value-type="float">
            <text:p>-1.91029107247995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531141" calcext:value-type="float">
            <text:p>5.31141E-02</text:p>
          </table:table-cell>
          <table:table-cell table:formula="of:=[.C142]/[.$C$205]" office:value-type="float" office:value="0.00153900051415745" calcext:value-type="float">
            <text:p>1.53900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1571777" calcext:value-type="float">
            <text:p>1.57178E-03</text:p>
          </table:table-cell>
          <table:table-cell/>
          <table:table-cell table:formula="of:=100*([.D142]-[.H142])/[.D142]" office:value-type="float" office:value="-2.12972546409408" calcext:value-type="float">
            <text:p>-2.12972546409408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487172" calcext:value-type="float">
            <text:p>4.87172E-02</text:p>
          </table:table-cell>
          <table:table-cell table:formula="of:=[.C143]/[.$C$205]" office:value-type="float" office:value="0.00141159872516547" calcext:value-type="float">
            <text:p>1.41160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1451618" calcext:value-type="float">
            <text:p>1.45162E-03</text:p>
          </table:table-cell>
          <table:table-cell/>
          <table:table-cell table:formula="of:=100*([.D143]-[.H143])/[.D143]" office:value-type="float" office:value="-2.83503194789574" calcext:value-type="float">
            <text:p>-2.8350319478957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440431" calcext:value-type="float">
            <text:p>4.40431E-02</text:p>
          </table:table-cell>
          <table:table-cell table:formula="of:=[.C144]/[.$C$205]" office:value-type="float" office:value="0.00127616496457792" calcext:value-type="float">
            <text:p>1.27616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1329529" calcext:value-type="float">
            <text:p>1.32953E-03</text:p>
          </table:table-cell>
          <table:table-cell/>
          <table:table-cell table:formula="of:=100*([.D144]-[.H144])/[.D144]" office:value-type="float" office:value="-4.18159383020906" calcext:value-type="float">
            <text:p>-4.18159383020906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398325" calcext:value-type="float">
            <text:p>3.98325E-02</text:p>
          </table:table-cell>
          <table:table-cell table:formula="of:=[.C145]/[.$C$205]" office:value-type="float" office:value="0.00115416128636608" calcext:value-type="float">
            <text:p>1.15416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1205659" calcext:value-type="float">
            <text:p>1.20566E-03</text:p>
          </table:table-cell>
          <table:table-cell/>
          <table:table-cell table:formula="of:=100*([.D145]-[.H145])/[.D145]" office:value-type="float" office:value="-4.46191656593009" calcext:value-type="float">
            <text:p>-4.46191656593009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352784" calcext:value-type="float">
            <text:p>3.52784E-02</text:p>
          </table:table-cell>
          <table:table-cell table:formula="of:=[.C146]/[.$C$205]" office:value-type="float" office:value="0.00102220456975929" calcext:value-type="float">
            <text:p>1.02220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1080166" calcext:value-type="float">
            <text:p>1.08017E-03</text:p>
          </table:table-cell>
          <table:table-cell/>
          <table:table-cell table:formula="of:=100*([.D146]-[.H146])/[.D146]" office:value-type="float" office:value="-5.67023783256601" calcext:value-type="float">
            <text:p>-5.67023783256601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308718" calcext:value-type="float">
            <text:p>3.08718E-02</text:p>
          </table:table-cell>
          <table:table-cell table:formula="of:=[.C147]/[.$C$205]" office:value-type="float" office:value="0.000894521719712202" calcext:value-type="float">
            <text:p>8.94522E-04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9532186" calcext:value-type="float">
            <text:p>9.53219E-04</text:p>
          </table:table-cell>
          <table:table-cell/>
          <table:table-cell table:formula="of:=100*([.D147]-[.H147])/[.D147]" office:value-type="float" office:value="-6.56181722526343" calcext:value-type="float">
            <text:p>-6.56181722526343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270437" calcext:value-type="float">
            <text:p>2.70437E-02</text:p>
          </table:table-cell>
          <table:table-cell table:formula="of:=[.C148]/[.$C$205]" office:value-type="float" office:value="0.000783601119189062" calcext:value-type="float">
            <text:p>7.83601E-04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8249994" calcext:value-type="float">
            <text:p>8.24999E-04</text:p>
          </table:table-cell>
          <table:table-cell/>
          <table:table-cell table:formula="of:=100*([.D148]-[.H148])/[.D148]" office:value-type="float" office:value="-5.2830808682076" calcext:value-type="float">
            <text:p>-5.283080868207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227163" calcext:value-type="float">
            <text:p>2.27163E-02</text:p>
          </table:table-cell>
          <table:table-cell table:formula="of:=[.C149]/[.$C$205]" office:value-type="float" office:value="0.000658213118169277" calcext:value-type="float">
            <text:p>6.58213E-04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6957033" calcext:value-type="float">
            <text:p>6.95703E-04</text:p>
          </table:table-cell>
          <table:table-cell/>
          <table:table-cell table:formula="of:=100*([.D149]-[.H149])/[.D149]" office:value-type="float" office:value="-5.69575123859524" calcext:value-type="float">
            <text:p>-5.69575123859524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187117" calcext:value-type="float">
            <text:p>1.87117E-02</text:p>
          </table:table-cell>
          <table:table-cell table:formula="of:=[.C150]/[.$C$205]" office:value-type="float" office:value="0.000542178365457758" calcext:value-type="float">
            <text:p>5.42178E-04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5654942" calcext:value-type="float">
            <text:p>5.65494E-04</text:p>
          </table:table-cell>
          <table:table-cell/>
          <table:table-cell table:formula="of:=100*([.D150]-[.H150])/[.D150]" office:value-type="float" office:value="-4.3003992832795" calcext:value-type="float">
            <text:p>-4.3003992832795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142164" calcext:value-type="float">
            <text:p>1.42164E-02</text:p>
          </table:table-cell>
          <table:table-cell table:formula="of:=[.C151]/[.$C$205]" office:value-type="float" office:value="0.000411925400401549" calcext:value-type="float">
            <text:p>4.11925E-04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4342759" calcext:value-type="float">
            <text:p>4.34276E-04</text:p>
          </table:table-cell>
          <table:table-cell/>
          <table:table-cell table:formula="of:=100*([.D151]-[.H151])/[.D151]" office:value-type="float" office:value="-5.42586098761171" calcext:value-type="float">
            <text:p>-5.4258609876117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991802" calcext:value-type="float">
            <text:p>9.91802E-03</text:p>
          </table:table-cell>
          <table:table-cell table:formula="of:=[.C152]/[.$C$205]" office:value-type="float" office:value="0.00028737826451778" calcext:value-type="float">
            <text:p>2.87378E-04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3007281" calcext:value-type="float">
            <text:p>3.00728E-04</text:p>
          </table:table-cell>
          <table:table-cell/>
          <table:table-cell table:formula="of:=100*([.D152]-[.H152])/[.D152]" office:value-type="float" office:value="-4.64538802355877" calcext:value-type="float">
            <text:p>-4.64538802355877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513451" calcext:value-type="float">
            <text:p>5.13451E-03</text:p>
          </table:table-cell>
          <table:table-cell table:formula="of:=[.C153]/[.$C$205]" office:value-type="float" office:value="0.000148774309080763" calcext:value-type="float">
            <text:p>1.48774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1587392" calcext:value-type="float">
            <text:p>1.58739E-04</text:p>
          </table:table-cell>
          <table:table-cell/>
          <table:table-cell table:formula="of:=100*([.D153]-[.H153])/[.D153]" office:value-type="float" office:value="-6.69799173043211" calcext:value-type="float">
            <text:p>-6.69799173043211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0.621603" calcext:value-type="float">
            <text:p>6.21603E-01</text:p>
          </table:table-cell>
          <table:table-cell table:formula="of:=[.C154]/[.$C$205]" office:value-type="float" office:value="0.0180111747464762" calcext:value-type="float">
            <text:p>1.80112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1766666" calcext:value-type="float">
            <text:p>1.76667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1.91278332105239" calcext:value-type="float">
            <text:p>1.91278332105239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0.622087" calcext:value-type="float">
            <text:p>6.22087E-01</text:p>
          </table:table-cell>
          <table:table-cell table:formula="of:=[.C155]/[.$C$205]" office:value-type="float" office:value="0.0180251988238653" calcext:value-type="float">
            <text:p>1.80252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1765249" calcext:value-type="float">
            <text:p>1.76525E-02</text:p>
          </table:table-cell>
          <table:table-cell/>
          <table:table-cell table:formula="of:=100*([.D155]-[.H155])/[.D155]" office:value-type="float" office:value="2.06770991824974" calcext:value-type="float">
            <text:p>2.06770991824974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0.619956" calcext:value-type="float">
            <text:p>6.19956E-01</text:p>
          </table:table-cell>
          <table:table-cell table:formula="of:=[.C156]/[.$C$205]" office:value-type="float" office:value="0.0179634523178402" calcext:value-type="float">
            <text:p>1.79635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1762413" calcext:value-type="float">
            <text:p>1.76241E-02</text:p>
          </table:table-cell>
          <table:table-cell/>
          <table:table-cell table:formula="of:=100*([.D156]-[.H156])/[.D156]" office:value-type="float" office:value="1.88895938172867" calcext:value-type="float">
            <text:p>1.88895938172867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0.620082" calcext:value-type="float">
            <text:p>6.20082E-01</text:p>
          </table:table-cell>
          <table:table-cell table:formula="of:=[.C157]/[.$C$205]" office:value-type="float" office:value="0.01796710321402" calcext:value-type="float">
            <text:p>1.79671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1758158" calcext:value-type="float">
            <text:p>1.75816E-02</text:p>
          </table:table-cell>
          <table:table-cell/>
          <table:table-cell table:formula="of:=100*([.D157]-[.H157])/[.D157]" office:value-type="float" office:value="2.14571714442633" calcext:value-type="float">
            <text:p>2.14571714442633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0.613744" calcext:value-type="float">
            <text:p>6.13744E-01</text:p>
          </table:table-cell>
          <table:table-cell table:formula="of:=[.C158]/[.$C$205]" office:value-type="float" office:value="0.0177834573411024" calcext:value-type="float">
            <text:p>1.7783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1752479" calcext:value-type="float">
            <text:p>1.75248E-02</text:p>
          </table:table-cell>
          <table:table-cell/>
          <table:table-cell table:formula="of:=100*([.D158]-[.H158])/[.D158]" office:value-type="float" office:value="1.45453910418503" calcext:value-type="float">
            <text:p>1.45453910418503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0.610694" calcext:value-type="float">
            <text:p>6.10694E-01</text:p>
          </table:table-cell>
          <table:table-cell table:formula="of:=[.C159]/[.$C$205]" office:value-type="float" office:value="0.0176950824732579" calcext:value-type="float">
            <text:p>1.76951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1745375" calcext:value-type="float">
            <text:p>1.74538E-02</text:p>
          </table:table-cell>
          <table:table-cell/>
          <table:table-cell table:formula="of:=100*([.D159]-[.H159])/[.D159]" office:value-type="float" office:value="1.36383921138891" calcext:value-type="float">
            <text:p>1.36383921138891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606272" calcext:value-type="float">
            <text:p>6.06272E-01</text:p>
          </table:table-cell>
          <table:table-cell table:formula="of:=[.C160]/[.$C$205]" office:value-type="float" office:value="0.0175669534025666" calcext:value-type="float">
            <text:p>1.75670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1736839" calcext:value-type="float">
            <text:p>1.73684E-02</text:p>
          </table:table-cell>
          <table:table-cell/>
          <table:table-cell table:formula="of:=100*([.D160]-[.H160])/[.D160]" office:value-type="float" office:value="1.13032350013287" calcext:value-type="float">
            <text:p>1.13032350013287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598305" calcext:value-type="float">
            <text:p>5.98305E-01</text:p>
          </table:table-cell>
          <table:table-cell table:formula="of:=[.C161]/[.$C$205]" office:value-type="float" office:value="0.0173361066576102" calcext:value-type="float">
            <text:p>1.73361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1726867" calcext:value-type="float">
            <text:p>1.72687E-02</text:p>
          </table:table-cell>
          <table:table-cell/>
          <table:table-cell table:formula="of:=100*([.D161]-[.H161])/[.D161]" office:value-type="float" office:value="0.388995400997929" calcext:value-type="float">
            <text:p>0.388995400997929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59229" calcext:value-type="float">
            <text:p>5.92290E-01</text:p>
          </table:table-cell>
          <table:table-cell table:formula="of:=[.C162]/[.$C$205]" office:value-type="float" office:value="0.0171618198280742" calcext:value-type="float">
            <text:p>1.71618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1715453" calcext:value-type="float">
            <text:p>1.71545E-02</text:p>
          </table:table-cell>
          <table:table-cell/>
          <table:table-cell table:formula="of:=100*([.D162]-[.H162])/[.D162]" office:value-type="float" office:value="0.0424770108719765" calcext:value-type="float">
            <text:p>0.042477010871977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591931" calcext:value-type="float">
            <text:p>5.91931E-01</text:p>
          </table:table-cell>
          <table:table-cell table:formula="of:=[.C163]/[.$C$205]" office:value-type="float" office:value="0.0171514176714984" calcext:value-type="float">
            <text:p>1.71514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1702592" calcext:value-type="float">
            <text:p>1.70259E-02</text:p>
          </table:table-cell>
          <table:table-cell/>
          <table:table-cell table:formula="of:=100*([.D163]-[.H163])/[.D163]" office:value-type="float" office:value="0.731704363464649" calcext:value-type="float">
            <text:p>0.731704363464649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587214" calcext:value-type="float">
            <text:p>5.87214E-01</text:p>
          </table:table-cell>
          <table:table-cell table:formula="of:=[.C164]/[.$C$205]" office:value-type="float" office:value="0.0170147408676877" calcext:value-type="float">
            <text:p>1.70147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1688277" calcext:value-type="float">
            <text:p>1.68828E-02</text:p>
          </table:table-cell>
          <table:table-cell/>
          <table:table-cell table:formula="of:=100*([.D164]-[.H164])/[.D164]" office:value-type="float" office:value="0.775626668157615" calcext:value-type="float">
            <text:p>0.77562666815761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580072" calcext:value-type="float">
            <text:p>5.80072E-01</text:p>
          </table:table-cell>
          <table:table-cell table:formula="of:=[.C165]/[.$C$205]" office:value-type="float" office:value="0.016807798800099" calcext:value-type="float">
            <text:p>1.68078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1672501" calcext:value-type="float">
            <text:p>1.67250E-02</text:p>
          </table:table-cell>
          <table:table-cell/>
          <table:table-cell table:formula="of:=100*([.D165]-[.H165])/[.D165]" office:value-type="float" office:value="0.492561822542225" calcext:value-type="float">
            <text:p>0.492561822542225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575896" calcext:value-type="float">
            <text:p>5.75896E-01</text:p>
          </table:table-cell>
          <table:table-cell table:formula="of:=[.C166]/[.$C$205]" office:value-type="float" office:value="0.0166867976695683" calcext:value-type="float">
            <text:p>1.66868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1655259" calcext:value-type="float">
            <text:p>1.65526E-02</text:p>
          </table:table-cell>
          <table:table-cell/>
          <table:table-cell table:formula="of:=100*([.D166]-[.H166])/[.D166]" office:value-type="float" office:value="0.804274566192262" calcext:value-type="float">
            <text:p>0.804274566192262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567078" calcext:value-type="float">
            <text:p>5.67078E-01</text:p>
          </table:table-cell>
          <table:table-cell table:formula="of:=[.C167]/[.$C$205]" office:value-type="float" office:value="0.0164312928877149" calcext:value-type="float">
            <text:p>1.64313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1636544" calcext:value-type="float">
            <text:p>1.63654E-02</text:p>
          </table:table-cell>
          <table:table-cell/>
          <table:table-cell table:formula="of:=100*([.D167]-[.H167])/[.D167]" office:value-type="float" office:value="0.400777273979044" calcext:value-type="float">
            <text:p>0.400777273979044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561771" calcext:value-type="float">
            <text:p>5.61771E-01</text:p>
          </table:table-cell>
          <table:table-cell table:formula="of:=[.C168]/[.$C$205]" office:value-type="float" office:value="0.0162775206176654" calcext:value-type="float">
            <text:p>1.62775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161635" calcext:value-type="float">
            <text:p>1.61635E-02</text:p>
          </table:table-cell>
          <table:table-cell/>
          <table:table-cell table:formula="of:=100*([.D168]-[.H168])/[.D168]" office:value-type="float" office:value="0.700479024684232" calcext:value-type="float">
            <text:p>0.700479024684232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557075" calcext:value-type="float">
            <text:p>5.57075E-01</text:p>
          </table:table-cell>
          <table:table-cell table:formula="of:=[.C169]/[.$C$205]" office:value-type="float" office:value="0.0161414522965514" calcext:value-type="float">
            <text:p>1.61415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1594672" calcext:value-type="float">
            <text:p>1.59467E-02</text:p>
          </table:table-cell>
          <table:table-cell/>
          <table:table-cell table:formula="of:=100*([.D169]-[.H169])/[.D169]" office:value-type="float" office:value="1.20641125082036" calcext:value-type="float">
            <text:p>1.20641125082036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550012" calcext:value-type="float">
            <text:p>5.50012E-01</text:p>
          </table:table-cell>
          <table:table-cell table:formula="of:=[.C170]/[.$C$205]" office:value-type="float" office:value="0.0159367992829167" calcext:value-type="float">
            <text:p>1.59368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571507" calcext:value-type="float">
            <text:p>1.57151E-02</text:p>
          </table:table-cell>
          <table:table-cell/>
          <table:table-cell table:formula="of:=100*([.D170]-[.H170])/[.D170]" office:value-type="float" office:value="1.39130373031916" calcext:value-type="float">
            <text:p>1.39130373031916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534524" calcext:value-type="float">
            <text:p>5.34524E-01</text:p>
          </table:table-cell>
          <table:table-cell table:formula="of:=[.C171]/[.$C$205]" office:value-type="float" office:value="0.0154880288064656" calcext:value-type="float">
            <text:p>1.54880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546851" calcext:value-type="float">
            <text:p>1.54685E-02</text:p>
          </table:table-cell>
          <table:table-cell/>
          <table:table-cell table:formula="of:=100*([.D171]-[.H171])/[.D171]" office:value-type="float" office:value="0.12602511726639" calcext:value-type="float">
            <text:p>0.12602511726639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27696" calcext:value-type="float">
            <text:p>5.27696E-01</text:p>
          </table:table-cell>
          <table:table-cell table:formula="of:=[.C172]/[.$C$205]" office:value-type="float" office:value="0.0152901850039599" calcext:value-type="float">
            <text:p>1.52902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520703" calcext:value-type="float">
            <text:p>1.52070E-02</text:p>
          </table:table-cell>
          <table:table-cell/>
          <table:table-cell table:formula="of:=100*([.D172]-[.H172])/[.D172]" office:value-type="float" office:value="0.543845636520186" calcext:value-type="float">
            <text:p>0.543845636520186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16365" calcext:value-type="float">
            <text:p>5.16365E-01</text:p>
          </table:table-cell>
          <table:table-cell table:formula="of:=[.C173]/[.$C$205]" office:value-type="float" office:value="0.0149618651260759" calcext:value-type="float">
            <text:p>1.49619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3061" calcext:value-type="float">
            <text:p>1.49306E-02</text:p>
          </table:table-cell>
          <table:table-cell/>
          <table:table-cell table:formula="of:=100*([.D173]-[.H173])/[.D173]" office:value-type="float" office:value="0.208898595278918" calcext:value-type="float">
            <text:p>0.208898595278918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507195" calcext:value-type="float">
            <text:p>5.07195E-01</text:p>
          </table:table-cell>
          <table:table-cell table:formula="of:=[.C174]/[.$C$205]" office:value-type="float" office:value="0.0146961610152123" calcext:value-type="float">
            <text:p>1.46962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463928" calcext:value-type="float">
            <text:p>1.46393E-02</text:p>
          </table:table-cell>
          <table:table-cell/>
          <table:table-cell table:formula="of:=100*([.D174]-[.H174])/[.D174]" office:value-type="float" office:value="0.387046761078758" calcext:value-type="float">
            <text:p>0.387046761078758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97792" calcext:value-type="float">
            <text:p>4.97792E-01</text:p>
          </table:table-cell>
          <table:table-cell table:formula="of:=[.C175]/[.$C$205]" office:value-type="float" office:value="0.0144237056439526" calcext:value-type="float">
            <text:p>1.44237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433307" calcext:value-type="float">
            <text:p>1.43331E-02</text:p>
          </table:table-cell>
          <table:table-cell/>
          <table:table-cell table:formula="of:=100*([.D175]-[.H175])/[.D175]" office:value-type="float" office:value="0.628379739506127" calcext:value-type="float">
            <text:p>0.62837973950612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80015" calcext:value-type="float">
            <text:p>4.80015E-01</text:p>
          </table:table-cell>
          <table:table-cell table:formula="of:=[.C176]/[.$C$205]" office:value-type="float" office:value="0.0139086105535684" calcext:value-type="float">
            <text:p>1.39086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401204" calcext:value-type="float">
            <text:p>1.40120E-02</text:p>
          </table:table-cell>
          <table:table-cell/>
          <table:table-cell table:formula="of:=100*([.D176]-[.H176])/[.D176]" office:value-type="float" office:value="-0.743636080924449" calcext:value-type="float">
            <text:p>-0.743636080924449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472758" calcext:value-type="float">
            <text:p>4.72758E-01</text:p>
          </table:table-cell>
          <table:table-cell table:formula="of:=[.C177]/[.$C$205]" office:value-type="float" office:value="0.0136983363188315" calcext:value-type="float">
            <text:p>1.3698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1367626" calcext:value-type="float">
            <text:p>1.36763E-02</text:p>
          </table:table-cell>
          <table:table-cell/>
          <table:table-cell table:formula="of:=100*([.D177]-[.H177])/[.D177]" office:value-type="float" office:value="0.16116058415904" calcext:value-type="float">
            <text:p>0.16116058415904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463297" calcext:value-type="float">
            <text:p>4.63297E-01</text:p>
          </table:table-cell>
          <table:table-cell table:formula="of:=[.C178]/[.$C$205]" office:value-type="float" office:value="0.0134242003763144" calcext:value-type="float">
            <text:p>1.34242E-02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1332584" calcext:value-type="float">
            <text:p>1.33258E-02</text:p>
          </table:table-cell>
          <table:table-cell/>
          <table:table-cell table:formula="of:=100*([.D178]-[.H178])/[.D178]" office:value-type="float" office:value="0.732709387204521" calcext:value-type="float">
            <text:p>0.732709387204521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448234" calcext:value-type="float">
            <text:p>4.48234E-01</text:p>
          </table:table-cell>
          <table:table-cell table:formula="of:=[.C179]/[.$C$205]" office:value-type="float" office:value="0.0129877444306286" calcext:value-type="float">
            <text:p>1.29877E-02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129609" calcext:value-type="float">
            <text:p>1.29609E-02</text:p>
          </table:table-cell>
          <table:table-cell/>
          <table:table-cell table:formula="of:=100*([.D179]-[.H179])/[.D179]" office:value-type="float" office:value="0.206690474793251" calcext:value-type="float">
            <text:p>0.206690474793251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435233" calcext:value-type="float">
            <text:p>4.35233E-01</text:p>
          </table:table-cell>
          <table:table-cell table:formula="of:=[.C180]/[.$C$205]" office:value-type="float" office:value="0.0126110356906789" calcext:value-type="float">
            <text:p>1.26110E-02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1258162" calcext:value-type="float">
            <text:p>1.25816E-02</text:p>
          </table:table-cell>
          <table:table-cell/>
          <table:table-cell table:formula="of:=100*([.D180]-[.H180])/[.D180]" office:value-type="float" office:value="0.233253567751306" calcext:value-type="float">
            <text:p>0.233253567751306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419884" calcext:value-type="float">
            <text:p>4.19884E-01</text:p>
          </table:table-cell>
          <table:table-cell table:formula="of:=[.C181]/[.$C$205]" office:value-type="float" office:value="0.0121662927901722" calcext:value-type="float">
            <text:p>1.21663E-02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1218817" calcext:value-type="float">
            <text:p>1.21882E-02</text:p>
          </table:table-cell>
          <table:table-cell/>
          <table:table-cell table:formula="of:=100*([.D181]-[.H181])/[.D181]" office:value-type="float" office:value="-0.1798182092533" calcext:value-type="float">
            <text:p>-0.179818209253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405488" calcext:value-type="float">
            <text:p>4.05488E-01</text:p>
          </table:table-cell>
          <table:table-cell table:formula="of:=[.C182]/[.$C$205]" office:value-type="float" office:value="0.0117491634139461" calcext:value-type="float">
            <text:p>1.17492E-02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1178079" calcext:value-type="float">
            <text:p>1.17808E-02</text:p>
          </table:table-cell>
          <table:table-cell/>
          <table:table-cell table:formula="of:=100*([.D182]-[.H182])/[.D182]" office:value-type="float" office:value="-0.269181599911711" calcext:value-type="float">
            <text:p>-0.269181599911711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392272" calcext:value-type="float">
            <text:p>3.92272E-01</text:p>
          </table:table-cell>
          <table:table-cell table:formula="of:=[.C183]/[.$C$205]" office:value-type="float" office:value="0.0113662249701976" calcext:value-type="float">
            <text:p>1.13662E-02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1135973" calcext:value-type="float">
            <text:p>1.13597E-02</text:p>
          </table:table-cell>
          <table:table-cell/>
          <table:table-cell table:formula="of:=100*([.D183]-[.H183])/[.D183]" office:value-type="float" office:value="0.057142720776953" calcext:value-type="float">
            <text:p>0.057142720776953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374071" calcext:value-type="float">
            <text:p>3.74071E-01</text:p>
          </table:table-cell>
          <table:table-cell table:formula="of:=[.C184]/[.$C$205]" office:value-type="float" office:value="0.0108388443244146" calcext:value-type="float">
            <text:p>1.08388E-02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1092527" calcext:value-type="float">
            <text:p>1.09253E-02</text:p>
          </table:table-cell>
          <table:table-cell/>
          <table:table-cell table:formula="of:=100*([.D184]-[.H184])/[.D184]" office:value-type="float" office:value="-0.797369839427683" calcext:value-type="float">
            <text:p>-0.797369839427683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357812" calcext:value-type="float">
            <text:p>3.57812E-01</text:p>
          </table:table-cell>
          <table:table-cell table:formula="of:=[.C185]/[.$C$205]" office:value-type="float" office:value="0.0103677338403871" calcext:value-type="float">
            <text:p>1.03677E-02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1047774" calcext:value-type="float">
            <text:p>1.04777E-02</text:p>
          </table:table-cell>
          <table:table-cell/>
          <table:table-cell table:formula="of:=100*([.D185]-[.H185])/[.D185]" office:value-type="float" office:value="-1.06104343829099" calcext:value-type="float">
            <text:p>-1.06104343829099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342715" calcext:value-type="float">
            <text:p>3.42715E-01</text:p>
          </table:table-cell>
          <table:table-cell table:formula="of:=[.C186]/[.$C$205]" office:value-type="float" office:value="0.00993029273224002" calcext:value-type="float">
            <text:p>9.93029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1001749" calcext:value-type="float">
            <text:p>1.00175E-02</text:p>
          </table:table-cell>
          <table:table-cell/>
          <table:table-cell table:formula="of:=100*([.D186]-[.H186])/[.D186]" office:value-type="float" office:value="-0.878093628366888" calcext:value-type="float">
            <text:p>-0.878093628366888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326551" calcext:value-type="float">
            <text:p>3.26551E-01</text:p>
          </table:table-cell>
          <table:table-cell table:formula="of:=[.C187]/[.$C$205]" office:value-type="float" office:value="0.00946193490803061" calcext:value-type="float">
            <text:p>9.46193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9544932" calcext:value-type="float">
            <text:p>9.54493E-03</text:p>
          </table:table-cell>
          <table:table-cell/>
          <table:table-cell table:formula="of:=100*([.D187]-[.H187])/[.D187]" office:value-type="float" office:value="-0.877168282979288" calcext:value-type="float">
            <text:p>-0.877168282979288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311597" calcext:value-type="float">
            <text:p>3.11597E-01</text:p>
          </table:table-cell>
          <table:table-cell table:formula="of:=[.C188]/[.$C$205]" office:value-type="float" office:value="0.00902863727729394" calcext:value-type="float">
            <text:p>9.0286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9060479" calcext:value-type="float">
            <text:p>9.06048E-03</text:p>
          </table:table-cell>
          <table:table-cell/>
          <table:table-cell table:formula="of:=100*([.D188]-[.H188])/[.D188]" office:value-type="float" office:value="-0.352674736265438" calcext:value-type="float">
            <text:p>-0.352674736265438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295677" calcext:value-type="float">
            <text:p>2.95677E-01</text:p>
          </table:table-cell>
          <table:table-cell table:formula="of:=[.C189]/[.$C$205]" office:value-type="float" office:value="0.00856734944251209" calcext:value-type="float">
            <text:p>8.56735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85646" calcext:value-type="float">
            <text:p>8.56460E-03</text:p>
          </table:table-cell>
          <table:table-cell/>
          <table:table-cell table:formula="of:=100*([.D189]-[.H189])/[.D189]" office:value-type="float" office:value="0.0320921018868215" calcext:value-type="float">
            <text:p>0.032092101886822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273381" calcext:value-type="float">
            <text:p>2.73381E-01</text:p>
          </table:table-cell>
          <table:table-cell table:formula="of:=[.C190]/[.$C$205]" office:value-type="float" office:value="0.00792131467088545" calcext:value-type="float">
            <text:p>7.92131E-03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8057793" calcext:value-type="float">
            <text:p>8.05779E-03</text:p>
          </table:table-cell>
          <table:table-cell/>
          <table:table-cell table:formula="of:=100*([.D190]-[.H190])/[.D190]" office:value-type="float" office:value="-1.72292523128986" calcext:value-type="float">
            <text:p>-1.72292523128986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255567" calcext:value-type="float">
            <text:p>2.55567E-01</text:p>
          </table:table-cell>
          <table:table-cell table:formula="of:=[.C191]/[.$C$205]" office:value-type="float" office:value="0.00740514749194049" calcext:value-type="float">
            <text:p>7.40515E-03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7540593" calcext:value-type="float">
            <text:p>7.54059E-03</text:p>
          </table:table-cell>
          <table:table-cell/>
          <table:table-cell table:formula="of:=100*([.D191]-[.H191])/[.D191]" office:value-type="float" office:value="-1.82907238791562" calcext:value-type="float">
            <text:p>-1.82907238791562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234602" calcext:value-type="float">
            <text:p>2.34602E-01</text:p>
          </table:table-cell>
          <table:table-cell table:formula="of:=[.C192]/[.$C$205]" office:value-type="float" office:value="0.00679767893313387" calcext:value-type="float">
            <text:p>6.79768E-03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7013566" calcext:value-type="float">
            <text:p>7.01357E-03</text:p>
          </table:table-cell>
          <table:table-cell/>
          <table:table-cell table:formula="of:=100*([.D192]-[.H192])/[.D192]" office:value-type="float" office:value="-3.17589384538057" calcext:value-type="float">
            <text:p>-3.17589384538057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215617" calcext:value-type="float">
            <text:p>2.15617E-01</text:p>
          </table:table-cell>
          <table:table-cell table:formula="of:=[.C193]/[.$C$205]" office:value-type="float" office:value="0.00624758160000991" calcext:value-type="float">
            <text:p>6.24758E-03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6477308" calcext:value-type="float">
            <text:p>6.47731E-03</text:p>
          </table:table-cell>
          <table:table-cell/>
          <table:table-cell table:formula="of:=100*([.D193]-[.H193])/[.D193]" office:value-type="float" office:value="-3.67704521041751" calcext:value-type="float">
            <text:p>-3.67704521041751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19796" calcext:value-type="float">
            <text:p>1.97960E-01</text:p>
          </table:table-cell>
          <table:table-cell table:formula="of:=[.C194]/[.$C$205]" office:value-type="float" office:value="0.00573596355360645" calcext:value-type="float">
            <text:p>5.73596E-03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5932446" calcext:value-type="float">
            <text:p>5.93245E-03</text:p>
          </table:table-cell>
          <table:table-cell/>
          <table:table-cell table:formula="of:=100*([.D194]-[.H194])/[.D194]" office:value-type="float" office:value="-3.42544795756263" calcext:value-type="float">
            <text:p>-3.42544795756263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176936" calcext:value-type="float">
            <text:p>1.76936E-01</text:p>
          </table:table-cell>
          <table:table-cell table:formula="of:=[.C195]/[.$C$205]" office:value-type="float" office:value="0.00512678544817595" calcext:value-type="float">
            <text:p>5.12679E-03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5379624" calcext:value-type="float">
            <text:p>5.37962E-03</text:p>
          </table:table-cell>
          <table:table-cell/>
          <table:table-cell table:formula="of:=100*([.D195]-[.H195])/[.D195]" office:value-type="float" office:value="-4.93171704530774" calcext:value-type="float">
            <text:p>-4.93171704530774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157446" calcext:value-type="float">
            <text:p>1.57446E-01</text:p>
          </table:table-cell>
          <table:table-cell table:formula="of:=[.C196]/[.$C$205]" office:value-type="float" office:value="0.00456205555496626" calcext:value-type="float">
            <text:p>4.56206E-03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4819486" calcext:value-type="float">
            <text:p>4.81949E-03</text:p>
          </table:table-cell>
          <table:table-cell/>
          <table:table-cell table:formula="of:=100*([.D196]-[.H196])/[.D196]" office:value-type="float" office:value="-5.6428608098273" calcext:value-type="float">
            <text:p>-5.6428608098273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138812" calcext:value-type="float">
            <text:p>1.38812E-01</text:p>
          </table:table-cell>
          <table:table-cell table:formula="of:=[.C197]/[.$C$205]" office:value-type="float" office:value="0.00402212857548605" calcext:value-type="float">
            <text:p>4.02213E-03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4252617" calcext:value-type="float">
            <text:p>4.25262E-03</text:p>
          </table:table-cell>
          <table:table-cell/>
          <table:table-cell table:formula="of:=100*([.D197]-[.H197])/[.D197]" office:value-type="float" office:value="-5.7305086147351" calcext:value-type="float">
            <text:p>-5.7305086147351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120154" calcext:value-type="float">
            <text:p>1.20154E-01</text:p>
          </table:table-cell>
          <table:table-cell table:formula="of:=[.C198]/[.$C$205]" office:value-type="float" office:value="0.00348150618720968" calcext:value-type="float">
            <text:p>3.48151E-03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3679386" calcext:value-type="float">
            <text:p>3.67939E-03</text:p>
          </table:table-cell>
          <table:table-cell/>
          <table:table-cell table:formula="of:=100*([.D198]-[.H198])/[.D198]" office:value-type="float" office:value="-5.68374152305944" calcext:value-type="float">
            <text:p>-5.68374152305944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102008" calcext:value-type="float">
            <text:p>1.02008E-01</text:p>
          </table:table-cell>
          <table:table-cell table:formula="of:=[.C199]/[.$C$205]" office:value-type="float" office:value="0.0029557191865846" calcext:value-type="float">
            <text:p>2.95572E-03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3099528" calcext:value-type="float">
            <text:p>3.09953E-03</text:p>
          </table:table-cell>
          <table:table-cell/>
          <table:table-cell table:formula="of:=100*([.D199]-[.H199])/[.D199]" office:value-type="float" office:value="-4.86544236232314" calcext:value-type="float">
            <text:p>-4.86544236232314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831907" calcext:value-type="float">
            <text:p>8.31907E-02</text:p>
          </table:table-cell>
          <table:table-cell table:formula="of:=[.C200]/[.$C$205]" office:value-type="float" office:value="0.00241048102242376" calcext:value-type="float">
            <text:p>2.41048E-03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2511096" calcext:value-type="float">
            <text:p>2.51110E-03</text:p>
          </table:table-cell>
          <table:table-cell/>
          <table:table-cell table:formula="of:=100*([.D200]-[.H200])/[.D200]" office:value-type="float" office:value="-4.17406221580913" calcext:value-type="float">
            <text:p>-4.17406221580913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638865" calcext:value-type="float">
            <text:p>6.38865E-02</text:p>
          </table:table-cell>
          <table:table-cell table:formula="of:=[.C201]/[.$C$205]" office:value-type="float" office:value="0.00185113475231096" calcext:value-type="float">
            <text:p>1.85113E-03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1907965" calcext:value-type="float">
            <text:p>1.90797E-03</text:p>
          </table:table-cell>
          <table:table-cell/>
          <table:table-cell table:formula="of:=100*([.D201]-[.H201])/[.D201]" office:value-type="float" office:value="-3.07002219142032" calcext:value-type="float">
            <text:p>-3.07002219142032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421357" calcext:value-type="float">
            <text:p>4.21357E-02</text:p>
          </table:table-cell>
          <table:table-cell table:formula="of:=[.C202]/[.$C$205]" office:value-type="float" office:value="0.00122089735050361" calcext:value-type="float">
            <text:p>1.22090E-03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1274539" calcext:value-type="float">
            <text:p>1.27454E-03</text:p>
          </table:table-cell>
          <table:table-cell/>
          <table:table-cell table:formula="of:=100*([.D202]-[.H202])/[.D202]" office:value-type="float" office:value="-4.39362485914669" calcext:value-type="float">
            <text:p>-4.39362485914669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187631" calcext:value-type="float">
            <text:p>1.87631E-02</text:p>
          </table:table-cell>
          <table:table-cell table:formula="of:=[.C203]/[.$C$205]" office:value-type="float" office:value="0.000543667699296187" calcext:value-type="float">
            <text:p>5.43668E-04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5767434" calcext:value-type="float">
            <text:p>5.76743E-04</text:p>
          </table:table-cell>
          <table:table-cell/>
          <table:table-cell table:formula="of:=100*([.D203]-[.H203])/[.D203]" office:value-type="float" office:value="-6.08380831648297" calcext:value-type="float">
            <text:p>-6.0838083164829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4.51207424" calcext:value-type="float">
            <text:p>3.45121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two_materials_4g" table:style-name="ta1">
        <table:shapes>
          <draw:frame draw:z-index="0" draw:style-name="gr1" draw:text-style-name="P1" svg:width="23.073cm" svg:height="13.739cm" svg:x="24.56cm" svg:y="0cm">
            <draw:object draw:notify-on-update-of-ranges="slab_water_two_materials_4g.B4:slab_water_two_materials_4g.B53 slab_water_two_materials_4g.E4:slab_water_two_materials_4g.E4 slab_water_two_materials_4g.D4:slab_water_two_materials_4g.D53 slab_water_two_materials_4g.B54:slab_water_two_materials_4g.B103 slab_water_two_materials_4g.E54:slab_water_two_materials_4g.E54 slab_water_two_materials_4g.D54:slab_water_two_materials_4g.D103 slab_water_two_materials_4g.B104:slab_water_two_materials_4g.B153 slab_water_two_materials_4g.E104:slab_water_two_materials_4g.E104 slab_water_two_materials_4g.D104:slab_water_two_materials_4g.D153 slab_water_two_materials_4g.B154:slab_water_two_materials_4g.B203 slab_water_two_materials_4g.E154:slab_water_two_materials_4g.E154 slab_water_two_materials_4g.D154:slab_water_two_materials_4g.D203 slab_water_two_materials_4g.G4:slab_water_two_materials_4g.G52 slab_water_two_materials_4g.I4:slab_water_two_materials_4g.I4 slab_water_two_materials_4g.H4:slab_water_two_materials_4g.H53 slab_water_two_materials_4g.G54:slab_water_two_materials_4g.G103 slab_water_two_materials_4g.I54:slab_water_two_materials_4g.I54 slab_water_two_materials_4g.H54:slab_water_two_materials_4g.H103 slab_water_two_materials_4g.G104:slab_water_two_materials_4g.G153 slab_water_two_materials_4g.I104:slab_water_two_materials_4g.I104 slab_water_two_materials_4g.H104:slab_water_two_materials_4g.H153 slab_water_two_materials_4g.G154:slab_water_two_materials_4g.G203 slab_water_two_materials_4g.I154:slab_water_two_materials_4g.I154 slab_water_two_materials_4g.H154:slab_water_two_materials_4g.H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0741111318870383" calcext:value-type="float">
            <text:p>7.41111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648793" calcext:value-type="float">
            <text:p>7.6487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3.20707301648618" calcext:value-type="float">
            <text:p>-3.20707301648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0735706589140722" calcext:value-type="float">
            <text:p>7.35707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626735" calcext:value-type="float">
            <text:p>7.62674E-03</text:p>
          </table:table-cell>
          <table:table-cell/>
          <table:table-cell table:formula="of:=100*([.D5]-[.H5])/[.D5]" office:value-type="float" office:value="-3.66544370504746" calcext:value-type="float">
            <text:p>-3.66544370504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0733940465650605" calcext:value-type="float">
            <text:p>7.3394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582679" calcext:value-type="float">
            <text:p>7.58268E-03</text:p>
          </table:table-cell>
          <table:table-cell/>
          <table:table-cell table:formula="of:=100*([.D6]-[.H6])/[.D6]" office:value-type="float" office:value="-3.31463320091361" calcext:value-type="float">
            <text:p>-3.31463320091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0727766030754886" calcext:value-type="float">
            <text:p>7.2776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516748" calcext:value-type="float">
            <text:p>7.51675E-03</text:p>
          </table:table-cell>
          <table:table-cell/>
          <table:table-cell table:formula="of:=100*([.D7]-[.H7])/[.D7]" office:value-type="float" office:value="-3.28522742677537" calcext:value-type="float">
            <text:p>-3.28522742677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0716939777728303" calcext:value-type="float">
            <text:p>7.16940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429124" calcext:value-type="float">
            <text:p>7.42912E-03</text:p>
          </table:table-cell>
          <table:table-cell/>
          <table:table-cell table:formula="of:=100*([.D8]-[.H8])/[.D8]" office:value-type="float" office:value="-3.6227062688576" calcext:value-type="float">
            <text:p>-3.6227062688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0709270715346494" calcext:value-type="float">
            <text:p>7.09271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320051" calcext:value-type="float">
            <text:p>7.32005E-03</text:p>
          </table:table-cell>
          <table:table-cell/>
          <table:table-cell table:formula="of:=100*([.D9]-[.H9])/[.D9]" office:value-type="float" office:value="-3.20531838712666" calcext:value-type="float">
            <text:p>-3.20531838712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0703350982887543" calcext:value-type="float">
            <text:p>7.0335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89832" calcext:value-type="float">
            <text:p>7.18983E-03</text:p>
          </table:table-cell>
          <table:table-cell/>
          <table:table-cell table:formula="of:=100*([.D10]-[.H10])/[.D10]" office:value-type="float" office:value="-2.22253433815936" calcext:value-type="float">
            <text:p>-2.22253433815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0686526627421466" calcext:value-type="float">
            <text:p>6.8652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038829" calcext:value-type="float">
            <text:p>7.03883E-03</text:p>
          </table:table-cell>
          <table:table-cell/>
          <table:table-cell table:formula="of:=100*([.D11]-[.H11])/[.D11]" office:value-type="float" office:value="-2.52812809952072" calcext:value-type="float">
            <text:p>-2.5281280995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0673046990767892" calcext:value-type="float">
            <text:p>6.73047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6867464" calcext:value-type="float">
            <text:p>6.86746E-03</text:p>
          </table:table-cell>
          <table:table-cell/>
          <table:table-cell table:formula="of:=100*([.D12]-[.H12])/[.D12]" office:value-type="float" office:value="-2.0354313175783" calcext:value-type="float">
            <text:p>-2.0354313175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0652091417755994" calcext:value-type="float">
            <text:p>6.52091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6676215" calcext:value-type="float">
            <text:p>6.67622E-03</text:p>
          </table:table-cell>
          <table:table-cell/>
          <table:table-cell table:formula="of:=100*([.D13]-[.H13])/[.D13]" office:value-type="float" office:value="-2.38158053014234" calcext:value-type="float">
            <text:p>-2.38158053014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063744462817789" calcext:value-type="float">
            <text:p>6.37445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465618" calcext:value-type="float">
            <text:p>6.46562E-03</text:p>
          </table:table-cell>
          <table:table-cell/>
          <table:table-cell table:formula="of:=100*([.D14]-[.H14])/[.D14]" office:value-type="float" office:value="-1.43026882949365" calcext:value-type="float">
            <text:p>-1.43026882949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0612002373779845" calcext:value-type="float">
            <text:p>6.12002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23626" calcext:value-type="float">
            <text:p>6.23626E-03</text:p>
          </table:table-cell>
          <table:table-cell/>
          <table:table-cell table:formula="of:=100*([.D15]-[.H15])/[.D15]" office:value-type="float" office:value="-1.89927796331332" calcext:value-type="float">
            <text:p>-1.89927796331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0590103562073542" calcext:value-type="float">
            <text:p>5.9010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598878" calcext:value-type="float">
            <text:p>5.98878E-03</text:p>
          </table:table-cell>
          <table:table-cell/>
          <table:table-cell table:formula="of:=100*([.D16]-[.H16])/[.D16]" office:value-type="float" office:value="-1.48693186931897" calcext:value-type="float">
            <text:p>-1.48693186931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0563460567616448" calcext:value-type="float">
            <text:p>5.63461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5723862" calcext:value-type="float">
            <text:p>5.72386E-03</text:p>
          </table:table-cell>
          <table:table-cell/>
          <table:table-cell table:formula="of:=100*([.D17]-[.H17])/[.D17]" office:value-type="float" office:value="-1.58407400562372" calcext:value-type="float">
            <text:p>-1.58407400562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0537951138949366" calcext:value-type="float">
            <text:p>5.37951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5442222" calcext:value-type="float">
            <text:p>5.44222E-03</text:p>
          </table:table-cell>
          <table:table-cell/>
          <table:table-cell table:formula="of:=100*([.D18]-[.H18])/[.D18]" office:value-type="float" office:value="-1.16573060201741" calcext:value-type="float">
            <text:p>-1.16573060201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0510994664570095" calcext:value-type="float">
            <text:p>5.10995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5144596" calcext:value-type="float">
            <text:p>5.14460E-03</text:p>
          </table:table-cell>
          <table:table-cell/>
          <table:table-cell table:formula="of:=100*([.D19]-[.H19])/[.D19]" office:value-type="float" office:value="-0.678076635657269" calcext:value-type="float">
            <text:p>-0.678076635657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0480609503542024" calcext:value-type="float">
            <text:p>4.80610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4831706" calcext:value-type="float">
            <text:p>4.83171E-03</text:p>
          </table:table-cell>
          <table:table-cell/>
          <table:table-cell table:formula="of:=100*([.D20]-[.H20])/[.D20]" office:value-type="float" office:value="-0.532885105080345" calcext:value-type="float">
            <text:p>-0.532885105080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0450672170974204" calcext:value-type="float">
            <text:p>4.5067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4504208" calcext:value-type="float">
            <text:p>4.50421E-03</text:p>
          </table:table-cell>
          <table:table-cell/>
          <table:table-cell table:formula="of:=100*([.D21]-[.H21])/[.D21]" office:value-type="float" office:value="0.0557769017910846" calcext:value-type="float">
            <text:p>0.055776901791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042096714942014" calcext:value-type="float">
            <text:p>4.20967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4162599" calcext:value-type="float">
            <text:p>4.16260E-03</text:p>
          </table:table-cell>
          <table:table-cell/>
          <table:table-cell table:formula="of:=100*([.D22]-[.H22])/[.D22]" office:value-type="float" office:value="1.11819875413651" calcext:value-type="float">
            <text:p>1.11819875413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0382680614996504" calcext:value-type="float">
            <text:p>3.8268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807056" calcext:value-type="float">
            <text:p>3.80706E-03</text:p>
          </table:table-cell>
          <table:table-cell/>
          <table:table-cell table:formula="of:=100*([.D23]-[.H23])/[.D23]" office:value-type="float" office:value="0.516100089502067" calcext:value-type="float">
            <text:p>0.516100089502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034861486381074" calcext:value-type="float">
            <text:p>3.48615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437149" calcext:value-type="float">
            <text:p>3.43715E-03</text:p>
          </table:table-cell>
          <table:table-cell/>
          <table:table-cell table:formula="of:=100*([.D24]-[.H24])/[.D24]" office:value-type="float" office:value="1.40555217788997" calcext:value-type="float">
            <text:p>1.40555217788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0314775825782978" calcext:value-type="float">
            <text:p>3.14776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051364" calcext:value-type="float">
            <text:p>3.05136E-03</text:p>
          </table:table-cell>
          <table:table-cell/>
          <table:table-cell table:formula="of:=100*([.D25]-[.H25])/[.D25]" office:value-type="float" office:value="3.06231450874627" calcext:value-type="float">
            <text:p>3.06231450874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0276412320842736" calcext:value-type="float">
            <text:p>2.7641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2646277" calcext:value-type="float">
            <text:p>2.64628E-03</text:p>
          </table:table-cell>
          <table:table-cell/>
          <table:table-cell table:formula="of:=100*([.D26]-[.H26])/[.D26]" office:value-type="float" office:value="4.26342096720096" calcext:value-type="float">
            <text:p>4.26342096720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0234978112129107" calcext:value-type="float">
            <text:p>2.34978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2215181" calcext:value-type="float">
            <text:p>2.21518E-03</text:p>
          </table:table-cell>
          <table:table-cell/>
          <table:table-cell table:formula="of:=100*([.D27]-[.H27])/[.D27]" office:value-type="float" office:value="5.72819825946661" calcext:value-type="float">
            <text:p>5.72819825946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0189027833286628" calcext:value-type="float">
            <text:p>1.8902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1745821" calcext:value-type="float">
            <text:p>1.74582E-03</text:p>
          </table:table-cell>
          <table:table-cell/>
          <table:table-cell table:formula="of:=100*([.D28]-[.H28])/[.D28]" office:value-type="float" office:value="7.64211970028961" calcext:value-type="float">
            <text:p>7.64211970028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122352333196492" calcext:value-type="float">
            <text:p>1.2235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1297178" calcext:value-type="float">
            <text:p>1.29718E-03</text:p>
          </table:table-cell>
          <table:table-cell/>
          <table:table-cell table:formula="of:=100*([.D29]-[.H29])/[.D29]" office:value-type="float" office:value="-6.01988258914475" calcext:value-type="float">
            <text:p>-6.01988258914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085399487906043" calcext:value-type="float">
            <text:p>8.53995E-04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1010386" calcext:value-type="float">
            <text:p>1.01039E-03</text:p>
          </table:table-cell>
          <table:table-cell/>
          <table:table-cell table:formula="of:=100*([.D30]-[.H30])/[.D30]" office:value-type="float" office:value="-18.3128874392821" calcext:value-type="float">
            <text:p>-18.3128874392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0633358193478094" calcext:value-type="float">
            <text:p>6.33358E-04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7870014" calcext:value-type="float">
            <text:p>7.87001E-04</text:p>
          </table:table-cell>
          <table:table-cell/>
          <table:table-cell table:formula="of:=100*([.D31]-[.H31])/[.D31]" office:value-type="float" office:value="-24.2585014457889" calcext:value-type="float">
            <text:p>-24.2585014457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0478641857244794" calcext:value-type="float">
            <text:p>4.78642E-04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6130044" calcext:value-type="float">
            <text:p>6.13004E-04</text:p>
          </table:table-cell>
          <table:table-cell/>
          <table:table-cell table:formula="of:=100*([.D32]-[.H32])/[.D32]" office:value-type="float" office:value="-28.0716240590902" calcext:value-type="float">
            <text:p>-28.0716240590902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0362332409333822" calcext:value-type="float">
            <text:p>3.62332E-04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4774763" calcext:value-type="float">
            <text:p>4.77476E-04</text:p>
          </table:table-cell>
          <table:table-cell/>
          <table:table-cell table:formula="of:=100*([.D33]-[.H33])/[.D33]" office:value-type="float" office:value="-31.7785237257356" calcext:value-type="float">
            <text:p>-31.7785237257356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0284888873916936" calcext:value-type="float">
            <text:p>2.84889E-04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371912" calcext:value-type="float">
            <text:p>3.71912E-04</text:p>
          </table:table-cell>
          <table:table-cell/>
          <table:table-cell table:formula="of:=100*([.D34]-[.H34])/[.D34]" office:value-type="float" office:value="-30.5463407140417" calcext:value-type="float">
            <text:p>-30.546340714041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0220001328954355" calcext:value-type="float">
            <text:p>2.20001E-04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289687" calcext:value-type="float">
            <text:p>2.89687E-04</text:p>
          </table:table-cell>
          <table:table-cell/>
          <table:table-cell table:formula="of:=100*([.D35]-[.H35])/[.D35]" office:value-type="float" office:value="-31.6751136808374" calcext:value-type="float">
            <text:p>-31.6751136808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0177724642949877" calcext:value-type="float">
            <text:p>1.77725E-04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2256412" calcext:value-type="float">
            <text:p>2.25641E-04</text:p>
          </table:table-cell>
          <table:table-cell/>
          <table:table-cell table:formula="of:=100*([.D36]-[.H36])/[.D36]" office:value-type="float" office:value="-26.9611215725648" calcext:value-type="float">
            <text:p>-26.9611215725648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135542000922052" calcext:value-type="float">
            <text:p>1.35542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1757554" calcext:value-type="float">
            <text:p>1.75755E-04</text:p>
          </table:table-cell>
          <table:table-cell/>
          <table:table-cell table:formula="of:=100*([.D37]-[.H37])/[.D37]" office:value-type="float" office:value="-29.6685889277037" calcext:value-type="float">
            <text:p>-29.6685889277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103283797358979" calcext:value-type="float">
            <text:p>1.03284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1368991" calcext:value-type="float">
            <text:p>1.36899E-04</text:p>
          </table:table-cell>
          <table:table-cell/>
          <table:table-cell table:formula="of:=100*([.D38]-[.H38])/[.D38]" office:value-type="float" office:value="-32.5465402130653" calcext:value-type="float">
            <text:p>-32.5465402130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0837618352054605" calcext:value-type="float">
            <text:p>8.37618E-05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1066339" calcext:value-type="float">
            <text:p>1.06634E-04</text:p>
          </table:table-cell>
          <table:table-cell/>
          <table:table-cell table:formula="of:=100*([.D39]-[.H39])/[.D39]" office:value-type="float" office:value="-27.3060693314996" calcext:value-type="float">
            <text:p>-27.3060693314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0702102661054592" calcext:value-type="float">
            <text:p>7.02103E-05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8306043" calcext:value-type="float">
            <text:p>8.30604E-05</text:p>
          </table:table-cell>
          <table:table-cell/>
          <table:table-cell table:formula="of:=100*([.D40]-[.H40])/[.D40]" office:value-type="float" office:value="-18.3024002148621" calcext:value-type="float">
            <text:p>-18.3024002148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0560712020441653" calcext:value-type="float">
            <text:p>5.60712E-05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6469941" calcext:value-type="float">
            <text:p>6.46994E-05</text:p>
          </table:table-cell>
          <table:table-cell/>
          <table:table-cell table:formula="of:=100*([.D41]-[.H41])/[.D41]" office:value-type="float" office:value="-15.3879489671696" calcext:value-type="float">
            <text:p>-15.3879489671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041173068742745" calcext:value-type="float">
            <text:p>4.11731E-05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5039857" calcext:value-type="float">
            <text:p>5.03986E-05</text:p>
          </table:table-cell>
          <table:table-cell/>
          <table:table-cell table:formula="of:=100*([.D42]-[.H42])/[.D42]" office:value-type="float" office:value="-22.4066399201313" calcext:value-type="float">
            <text:p>-22.4066399201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0351724472681612" calcext:value-type="float">
            <text:p>3.51724E-05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3926048" calcext:value-type="float">
            <text:p>3.92605E-05</text:p>
          </table:table-cell>
          <table:table-cell/>
          <table:table-cell table:formula="of:=100*([.D43]-[.H43])/[.D43]" office:value-type="float" office:value="-11.6228270972187" calcext:value-type="float">
            <text:p>-11.6228270972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0258194379186913" calcext:value-type="float">
            <text:p>2.58194E-05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3058617" calcext:value-type="float">
            <text:p>3.05862E-05</text:p>
          </table:table-cell>
          <table:table-cell/>
          <table:table-cell table:formula="of:=100*([.D44]-[.H44])/[.D44]" office:value-type="float" office:value="-18.4617964818589" calcext:value-type="float">
            <text:p>-18.4617964818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0228306867535296" calcext:value-type="float">
            <text:p>2.28307E-05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2383129" calcext:value-type="float">
            <text:p>2.38313E-05</text:p>
          </table:table-cell>
          <table:table-cell/>
          <table:table-cell table:formula="of:=100*([.D45]-[.H45])/[.D45]" office:value-type="float" office:value="-4.38271199317168" calcext:value-type="float">
            <text:p>-4.38271199317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0210283451366895" calcext:value-type="float">
            <text:p>2.10283E-05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857193" calcext:value-type="float">
            <text:p>1.85719E-05</text:p>
          </table:table-cell>
          <table:table-cell/>
          <table:table-cell table:formula="of:=100*([.D46]-[.H46])/[.D46]" office:value-type="float" office:value="11.6814476875008" calcext:value-type="float">
            <text:p>11.6814476875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0158148661488341" calcext:value-type="float">
            <text:p>1.58149E-05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447804" calcext:value-type="float">
            <text:p>1.44780E-05</text:p>
          </table:table-cell>
          <table:table-cell/>
          <table:table-cell table:formula="of:=100*([.D47]-[.H47])/[.D47]" office:value-type="float" office:value="8.45297162968816" calcext:value-type="float">
            <text:p>8.45297162968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132016751261509" calcext:value-type="float">
            <text:p>1.32017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1129273" calcext:value-type="float">
            <text:p>1.12927E-05</text:p>
          </table:table-cell>
          <table:table-cell/>
          <table:table-cell table:formula="of:=100*([.D48]-[.H48])/[.D48]" office:value-type="float" office:value="14.4598704930219" calcext:value-type="float">
            <text:p>14.4598704930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125089404766992" calcext:value-type="float">
            <text:p>1.25089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8816078" calcext:value-type="float">
            <text:p>8.81608E-06</text:p>
          </table:table-cell>
          <table:table-cell/>
          <table:table-cell table:formula="of:=100*([.D49]-[.H49])/[.D49]" office:value-type="float" office:value="29.52178470733" calcext:value-type="float">
            <text:p>29.52178470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0966671318587611" calcext:value-type="float">
            <text:p>9.66671E-06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892681" calcext:value-type="float">
            <text:p>6.89268E-06</text:p>
          </table:table-cell>
          <table:table-cell/>
          <table:table-cell table:formula="of:=100*([.D50]-[.H50])/[.D50]" office:value-type="float" office:value="28.6967465832048" calcext:value-type="float">
            <text:p>28.696746583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0784405135265208" calcext:value-type="float">
            <text:p>7.84405E-06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5401832" calcext:value-type="float">
            <text:p>5.40183E-06</text:p>
          </table:table-cell>
          <table:table-cell/>
          <table:table-cell table:formula="of:=100*([.D51]-[.H51])/[.D51]" office:value-type="float" office:value="31.1346680797336" calcext:value-type="float">
            <text:p>31.1346680797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0546213574041008" calcext:value-type="float">
            <text:p>5.46214E-06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249973" calcext:value-type="float">
            <text:p>4.24997E-06</text:p>
          </table:table-cell>
          <table:table-cell/>
          <table:table-cell table:formula="of:=100*([.D52]-[.H52])/[.D52]" office:value-type="float" office:value="22.1921021010561" calcext:value-type="float">
            <text:p>22.1921021010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0444094690464259" calcext:value-type="float">
            <text:p>4.44095E-06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364819" calcext:value-type="float">
            <text:p>3.36482E-06</text:p>
          </table:table-cell>
          <table:table-cell/>
          <table:table-cell table:formula="of:=100*([.D53]-[.H53])/[.D53]" office:value-type="float" office:value="24.231947099336" calcext:value-type="float">
            <text:p>24.231947099336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49045" calcext:value-type="float">
            <text:p>2.49045E-01</text:p>
          </table:table-cell>
          <table:table-cell table:formula="of:=[.C54]/[.$C$205]" office:value-type="float" office:value="0.00697058993021008" calcext:value-type="float">
            <text:p>6.97059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6985454" calcext:value-type="float">
            <text:p>6.98545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0.213239767921224" calcext:value-type="float">
            <text:p>-0.213239767921224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48717" calcext:value-type="float">
            <text:p>2.48717E-01</text:p>
          </table:table-cell>
          <table:table-cell table:formula="of:=[.C55]/[.$C$205]" office:value-type="float" office:value="0.00696140944677492" calcext:value-type="float">
            <text:p>6.96141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6965306" calcext:value-type="float">
            <text:p>6.96531E-03</text:p>
          </table:table-cell>
          <table:table-cell/>
          <table:table-cell table:formula="of:=100*([.D55]-[.H55])/[.D55]" office:value-type="float" office:value="-0.0559736250951941" calcext:value-type="float">
            <text:p>-0.055973625095194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46169" calcext:value-type="float">
            <text:p>2.46169E-01</text:p>
          </table:table-cell>
          <table:table-cell table:formula="of:=[.C56]/[.$C$205]" office:value-type="float" office:value="0.00689009276447986" calcext:value-type="float">
            <text:p>6.89009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6925066" calcext:value-type="float">
            <text:p>6.92507E-03</text:p>
          </table:table-cell>
          <table:table-cell/>
          <table:table-cell table:formula="of:=100*([.D56]-[.H56])/[.D56]" office:value-type="float" office:value="-0.507587295492395" calcext:value-type="float">
            <text:p>-0.507587295492395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46713" calcext:value-type="float">
            <text:p>2.46713E-01</text:p>
          </table:table-cell>
          <table:table-cell table:formula="of:=[.C57]/[.$C$205]" office:value-type="float" office:value="0.00690531893212841" calcext:value-type="float">
            <text:p>6.90532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6864845" calcext:value-type="float">
            <text:p>6.86485E-03</text:p>
          </table:table-cell>
          <table:table-cell/>
          <table:table-cell table:formula="of:=100*([.D57]-[.H57])/[.D57]" office:value-type="float" office:value="0.586126904871792" calcext:value-type="float">
            <text:p>0.58612690487179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43307" calcext:value-type="float">
            <text:p>2.43307E-01</text:p>
          </table:table-cell>
          <table:table-cell table:formula="of:=[.C58]/[.$C$205]" office:value-type="float" office:value="0.00680998744865235" calcext:value-type="float">
            <text:p>6.80999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678481" calcext:value-type="float">
            <text:p>6.78481E-03</text:p>
          </table:table-cell>
          <table:table-cell/>
          <table:table-cell table:formula="of:=100*([.D58]-[.H58])/[.D58]" office:value-type="float" office:value="0.369713583794232" calcext:value-type="float">
            <text:p>0.36971358379423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39315" calcext:value-type="float">
            <text:p>2.39315E-01</text:p>
          </table:table-cell>
          <table:table-cell table:formula="of:=[.C59]/[.$C$205]" office:value-type="float" office:value="0.00669825424781957" calcext:value-type="float">
            <text:p>6.69825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6685184" calcext:value-type="float">
            <text:p>6.68518E-03</text:p>
          </table:table-cell>
          <table:table-cell/>
          <table:table-cell table:formula="of:=100*([.D59]-[.H59])/[.D59]" office:value-type="float" office:value="0.19512916852663" calcext:value-type="float">
            <text:p>0.19512916852663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34967" calcext:value-type="float">
            <text:p>2.34967E-01</text:p>
          </table:table-cell>
          <table:table-cell table:formula="of:=[.C60]/[.$C$205]" office:value-type="float" office:value="0.0065765568637462" calcext:value-type="float">
            <text:p>6.57656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6566243" calcext:value-type="float">
            <text:p>6.56624E-03</text:p>
          </table:table-cell>
          <table:table-cell/>
          <table:table-cell table:formula="of:=100*([.D60]-[.H60])/[.D60]" office:value-type="float" office:value="0.156827713344276" calcext:value-type="float">
            <text:p>0.156827713344276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31743" calcext:value-type="float">
            <text:p>2.31743E-01</text:p>
          </table:table-cell>
          <table:table-cell table:formula="of:=[.C61]/[.$C$205]" office:value-type="float" office:value="0.0064863194290055" calcext:value-type="float">
            <text:p>6.48632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6428318" calcext:value-type="float">
            <text:p>6.42832E-03</text:p>
          </table:table-cell>
          <table:table-cell/>
          <table:table-cell table:formula="of:=100*([.D61]-[.H61])/[.D61]" office:value-type="float" office:value="0.894211727318397" calcext:value-type="float">
            <text:p>0.894211727318397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26437" calcext:value-type="float">
            <text:p>2.26437E-01</text:p>
          </table:table-cell>
          <table:table-cell table:formula="of:=[.C62]/[.$C$205]" office:value-type="float" office:value="0.00633780831587456" calcext:value-type="float">
            <text:p>6.33781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6271794" calcext:value-type="float">
            <text:p>6.27179E-03</text:p>
          </table:table-cell>
          <table:table-cell/>
          <table:table-cell table:formula="of:=100*([.D62]-[.H62])/[.D62]" office:value-type="float" office:value="1.04159533681716" calcext:value-type="float">
            <text:p>1.04159533681716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20105" calcext:value-type="float">
            <text:p>2.20105E-01</text:p>
          </table:table-cell>
          <table:table-cell table:formula="of:=[.C63]/[.$C$205]" office:value-type="float" office:value="0.00616058020272999" calcext:value-type="float">
            <text:p>6.16058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6097107" calcext:value-type="float">
            <text:p>6.09711E-03</text:p>
          </table:table-cell>
          <table:table-cell/>
          <table:table-cell table:formula="of:=100*([.D63]-[.H63])/[.D63]" office:value-type="float" office:value="1.0303120914141" calcext:value-type="float">
            <text:p>1.0303120914141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13073" calcext:value-type="float">
            <text:p>2.13073E-01</text:p>
          </table:table-cell>
          <table:table-cell table:formula="of:=[.C64]/[.$C$205]" office:value-type="float" office:value="0.00596375959444941" calcext:value-type="float">
            <text:p>5.96376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5904744" calcext:value-type="float">
            <text:p>5.90474E-03</text:p>
          </table:table-cell>
          <table:table-cell/>
          <table:table-cell table:formula="of:=100*([.D64]-[.H64])/[.D64]" office:value-type="float" office:value="0.989570312397194" calcext:value-type="float">
            <text:p>0.989570312397194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06251" calcext:value-type="float">
            <text:p>2.06251E-01</text:p>
          </table:table-cell>
          <table:table-cell table:formula="of:=[.C65]/[.$C$205]" office:value-type="float" office:value="0.00577281673470963" calcext:value-type="float">
            <text:p>5.7728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569524" calcext:value-type="float">
            <text:p>5.69524E-03</text:p>
          </table:table-cell>
          <table:table-cell/>
          <table:table-cell table:formula="of:=100*([.D65]-[.H65])/[.D65]" office:value-type="float" office:value="1.34382812194942" calcext:value-type="float">
            <text:p>1.34382812194942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98218" calcext:value-type="float">
            <text:p>1.98218E-01</text:p>
          </table:table-cell>
          <table:table-cell table:formula="of:=[.C66]/[.$C$205]" office:value-type="float" office:value="0.00554797885838456" calcext:value-type="float">
            <text:p>5.5479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5469175" calcext:value-type="float">
            <text:p>5.46918E-03</text:p>
          </table:table-cell>
          <table:table-cell/>
          <table:table-cell table:formula="of:=100*([.D66]-[.H66])/[.D66]" office:value-type="float" office:value="1.42040660925492" calcext:value-type="float">
            <text:p>1.42040660925492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90403" calcext:value-type="float">
            <text:p>1.90403E-01</text:p>
          </table:table-cell>
          <table:table-cell table:formula="of:=[.C67]/[.$C$205]" office:value-type="float" office:value="0.00532924264483041" calcext:value-type="float">
            <text:p>5.32924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5227168" calcext:value-type="float">
            <text:p>5.22717E-03</text:p>
          </table:table-cell>
          <table:table-cell/>
          <table:table-cell table:formula="of:=100*([.D67]-[.H67])/[.D67]" office:value-type="float" office:value="1.91536868619459" calcext:value-type="float">
            <text:p>1.91536868619459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81189" calcext:value-type="float">
            <text:p>1.81189E-01</text:p>
          </table:table-cell>
          <table:table-cell table:formula="of:=[.C68]/[.$C$205]" office:value-type="float" office:value="0.00507134943028302" calcext:value-type="float">
            <text:p>5.07135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4969872" calcext:value-type="float">
            <text:p>4.96987E-03</text:p>
          </table:table-cell>
          <table:table-cell/>
          <table:table-cell table:formula="of:=100*([.D68]-[.H68])/[.D68]" office:value-type="float" office:value="2.00099464014565" calcext:value-type="float">
            <text:p>2.00099464014565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72085" calcext:value-type="float">
            <text:p>1.72085E-01</text:p>
          </table:table-cell>
          <table:table-cell table:formula="of:=[.C69]/[.$C$205]" office:value-type="float" office:value="0.00481653503639986" calcext:value-type="float">
            <text:p>4.81654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4697959" calcext:value-type="float">
            <text:p>4.69796E-03</text:p>
          </table:table-cell>
          <table:table-cell/>
          <table:table-cell table:formula="of:=100*([.D69]-[.H69])/[.D69]" office:value-type="float" office:value="2.46185350057143" calcext:value-type="float">
            <text:p>2.46185350057143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62347" calcext:value-type="float">
            <text:p>1.62347E-01</text:p>
          </table:table-cell>
          <table:table-cell table:formula="of:=[.C70]/[.$C$205]" office:value-type="float" office:value="0.00454397543977922" calcext:value-type="float">
            <text:p>4.54398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4412103" calcext:value-type="float">
            <text:p>4.41210E-03</text:p>
          </table:table-cell>
          <table:table-cell/>
          <table:table-cell table:formula="of:=100*([.D70]-[.H70])/[.D70]" office:value-type="float" office:value="2.90213804028895" calcext:value-type="float">
            <text:p>2.90213804028895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52294" calcext:value-type="float">
            <text:p>1.52294E-01</text:p>
          </table:table-cell>
          <table:table-cell table:formula="of:=[.C71]/[.$C$205]" office:value-type="float" office:value="0.00426259922034738" calcext:value-type="float">
            <text:p>4.262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4112948" calcext:value-type="float">
            <text:p>4.11295E-03</text:p>
          </table:table-cell>
          <table:table-cell/>
          <table:table-cell table:formula="of:=100*([.D71]-[.H71])/[.D71]" office:value-type="float" office:value="3.51079734714503" calcext:value-type="float">
            <text:p>3.5107973471450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40696" calcext:value-type="float">
            <text:p>1.40696E-01</text:p>
          </table:table-cell>
          <table:table-cell table:formula="of:=[.C72]/[.$C$205]" office:value-type="float" office:value="0.0039379795652225" calcext:value-type="float">
            <text:p>3.93798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801066" calcext:value-type="float">
            <text:p>3.80107E-03</text:p>
          </table:table-cell>
          <table:table-cell/>
          <table:table-cell table:formula="of:=100*([.D72]-[.H72])/[.D72]" office:value-type="float" office:value="3.47674646236424" calcext:value-type="float">
            <text:p>3.47674646236424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28816" calcext:value-type="float">
            <text:p>1.28816E-01</text:p>
          </table:table-cell>
          <table:table-cell table:formula="of:=[.C73]/[.$C$205]" office:value-type="float" office:value="0.00360546693348568" calcext:value-type="float">
            <text:p>3.60547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76888" calcext:value-type="float">
            <text:p>3.47689E-03</text:p>
          </table:table-cell>
          <table:table-cell/>
          <table:table-cell table:formula="of:=100*([.D73]-[.H73])/[.D73]" office:value-type="float" office:value="3.56622140371075" calcext:value-type="float">
            <text:p>3.56622140371075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032" calcext:value-type="float">
            <text:p>1.17032E-01</text:p>
          </table:table-cell>
          <table:table-cell table:formula="of:=[.C74]/[.$C$205]" office:value-type="float" office:value="0.00327564127251037" calcext:value-type="float">
            <text:p>3.27564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1406" calcext:value-type="float">
            <text:p>3.14060E-03</text:p>
          </table:table-cell>
          <table:table-cell/>
          <table:table-cell table:formula="of:=100*([.D74]-[.H74])/[.D74]" office:value-type="float" office:value="4.12259039607466" calcext:value-type="float">
            <text:p>4.1225903960746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05218" calcext:value-type="float">
            <text:p>1.05218E-01</text:p>
          </table:table-cell>
          <table:table-cell table:formula="of:=[.C75]/[.$C$205]" office:value-type="float" office:value="0.00294497593317209" calcext:value-type="float">
            <text:p>2.94498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2792008" calcext:value-type="float">
            <text:p>2.79201E-03</text:p>
          </table:table-cell>
          <table:table-cell/>
          <table:table-cell table:formula="of:=100*([.D75]-[.H75])/[.D75]" office:value-type="float" office:value="5.19419977083905" calcext:value-type="float">
            <text:p>5.19419977083905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0921044" calcext:value-type="float">
            <text:p>9.21044E-02</text:p>
          </table:table-cell>
          <table:table-cell table:formula="of:=[.C76]/[.$C$205]" office:value-type="float" office:value="0.00257793572714988" calcext:value-type="float">
            <text:p>2.57794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2430356" calcext:value-type="float">
            <text:p>2.43036E-03</text:p>
          </table:table-cell>
          <table:table-cell/>
          <table:table-cell table:formula="of:=100*([.D76]-[.H76])/[.D76]" office:value-type="float" office:value="5.72472484847562" calcext:value-type="float">
            <text:p>5.72472484847562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0774475" calcext:value-type="float">
            <text:p>7.74475E-02</text:p>
          </table:table-cell>
          <table:table-cell table:formula="of:=[.C77]/[.$C$205]" office:value-type="float" office:value="0.00216769966720852" calcext:value-type="float">
            <text:p>2.1677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205413" calcext:value-type="float">
            <text:p>2.05413E-03</text:p>
          </table:table-cell>
          <table:table-cell/>
          <table:table-cell table:formula="of:=100*([.D77]-[.H77])/[.D77]" office:value-type="float" office:value="5.23917906740147" calcext:value-type="float">
            <text:p>5.23917906740147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0619963" calcext:value-type="float">
            <text:p>6.19963E-02</text:p>
          </table:table-cell>
          <table:table-cell table:formula="of:=[.C78]/[.$C$205]" office:value-type="float" office:value="0.00173523172314354" calcext:value-type="float">
            <text:p>1.73523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1660925" calcext:value-type="float">
            <text:p>1.66093E-03</text:p>
          </table:table-cell>
          <table:table-cell/>
          <table:table-cell table:formula="of:=100*([.D78]-[.H78])/[.D78]" office:value-type="float" office:value="4.28223632339583" calcext:value-type="float">
            <text:p>4.28223632339583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0437275" calcext:value-type="float">
            <text:p>4.37275E-02</text:p>
          </table:table-cell>
          <table:table-cell table:formula="of:=[.C79]/[.$C$205]" office:value-type="float" office:value="0.00122390118722826" calcext:value-type="float">
            <text:p>1.22390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1226756" calcext:value-type="float">
            <text:p>1.22676E-03</text:p>
          </table:table-cell>
          <table:table-cell/>
          <table:table-cell table:formula="of:=100*([.D79]-[.H79])/[.D79]" office:value-type="float" office:value="-0.233255168107579" calcext:value-type="float">
            <text:p>-0.233255168107579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0307439" calcext:value-type="float">
            <text:p>3.07439E-02</text:p>
          </table:table-cell>
          <table:table-cell table:formula="of:=[.C80]/[.$C$205]" office:value-type="float" office:value="0.000860499587445585" calcext:value-type="float">
            <text:p>8.60500E-04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09079304" calcext:value-type="float">
            <text:p>9.07930E-04</text:p>
          </table:table-cell>
          <table:table-cell/>
          <table:table-cell table:formula="of:=100*([.D80]-[.H80])/[.D80]" office:value-type="float" office:value="-5.5120087500814" calcext:value-type="float">
            <text:p>-5.5120087500814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221893" calcext:value-type="float">
            <text:p>2.21893E-02</text:p>
          </table:table-cell>
          <table:table-cell table:formula="of:=[.C81]/[.$C$205]" office:value-type="float" office:value="0.000621062503316311" calcext:value-type="float">
            <text:p>6.21063E-04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06799572" calcext:value-type="float">
            <text:p>6.79957E-04</text:p>
          </table:table-cell>
          <table:table-cell/>
          <table:table-cell table:formula="of:=100*([.D81]-[.H81])/[.D81]" office:value-type="float" office:value="-9.48289364906216" calcext:value-type="float">
            <text:p>-9.48289364906216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160894" calcext:value-type="float">
            <text:p>1.60894E-02</text:p>
          </table:table-cell>
          <table:table-cell table:formula="of:=[.C82]/[.$C$205]" office:value-type="float" office:value="0.000450330701773262" calcext:value-type="float">
            <text:p>4.50331E-04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05140388" calcext:value-type="float">
            <text:p>5.14039E-04</text:p>
          </table:table-cell>
          <table:table-cell/>
          <table:table-cell table:formula="of:=100*([.D82]-[.H82])/[.D82]" office:value-type="float" office:value="-14.1469586630171" calcext:value-type="float">
            <text:p>-14.1469586630171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120848" calcext:value-type="float">
            <text:p>1.20848E-02</text:p>
          </table:table-cell>
          <table:table-cell table:formula="of:=[.C83]/[.$C$205]" office:value-type="float" office:value="0.000338244836028038" calcext:value-type="float">
            <text:p>3.38245E-04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03914711" calcext:value-type="float">
            <text:p>3.91471E-04</text:p>
          </table:table-cell>
          <table:table-cell/>
          <table:table-cell table:formula="of:=100*([.D83]-[.H83])/[.D83]" office:value-type="float" office:value="-15.7360167259287" calcext:value-type="float">
            <text:p>-15.7360167259287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0894539" calcext:value-type="float">
            <text:p>8.94539E-03</text:p>
          </table:table-cell>
          <table:table-cell table:formula="of:=[.C84]/[.$C$205]" office:value-type="float" office:value="0.000250375014378132" calcext:value-type="float">
            <text:p>2.50375E-04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02998174" calcext:value-type="float">
            <text:p>2.99817E-04</text:p>
          </table:table-cell>
          <table:table-cell/>
          <table:table-cell table:formula="of:=100*([.D84]-[.H84])/[.D84]" office:value-type="float" office:value="-19.7473321148559" calcext:value-type="float">
            <text:p>-19.7473321148559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0669256" calcext:value-type="float">
            <text:p>6.69256E-03</text:p>
          </table:table-cell>
          <table:table-cell table:formula="of:=[.C85]/[.$C$205]" office:value-type="float" office:value="0.000187319927496343" calcext:value-type="float">
            <text:p>1.87320E-04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02306109" calcext:value-type="float">
            <text:p>2.30611E-04</text:p>
          </table:table-cell>
          <table:table-cell/>
          <table:table-cell table:formula="of:=100*([.D85]-[.H85])/[.D85]" office:value-type="float" office:value="-23.1107138905454" calcext:value-type="float">
            <text:p>-23.1107138905454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0519141" calcext:value-type="float">
            <text:p>5.19141E-03</text:p>
          </table:table-cell>
          <table:table-cell table:formula="of:=[.C86]/[.$C$205]" office:value-type="float" office:value="0.000145303821677175" calcext:value-type="float">
            <text:p>1.45304E-04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01779546" calcext:value-type="float">
            <text:p>1.77955E-04</text:p>
          </table:table-cell>
          <table:table-cell/>
          <table:table-cell table:formula="of:=100*([.D86]-[.H86])/[.D86]" office:value-type="float" office:value="-22.4706948144599" calcext:value-type="float">
            <text:p>-22.4706948144599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0391374" calcext:value-type="float">
            <text:p>3.91374E-03</text:p>
          </table:table-cell>
          <table:table-cell table:formula="of:=[.C87]/[.$C$205]" office:value-type="float" office:value="0.00010954275987657" calcext:value-type="float">
            <text:p>1.09543E-04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01376551" calcext:value-type="float">
            <text:p>1.37655E-04</text:p>
          </table:table-cell>
          <table:table-cell/>
          <table:table-cell table:formula="of:=100*([.D87]-[.H87])/[.D87]" office:value-type="float" office:value="-25.6633484085176" calcext:value-type="float">
            <text:p>-25.6633484085176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030455" calcext:value-type="float">
            <text:p>3.04550E-03</text:p>
          </table:table-cell>
          <table:table-cell table:formula="of:=[.C88]/[.$C$205]" office:value-type="float" office:value="0.0000852413484810167" calcext:value-type="float">
            <text:p>8.52413E-05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01066747" calcext:value-type="float">
            <text:p>1.06675E-04</text:p>
          </table:table-cell>
          <table:table-cell/>
          <table:table-cell table:formula="of:=100*([.D88]-[.H88])/[.D88]" office:value-type="float" office:value="-25.1443130604117" calcext:value-type="float">
            <text:p>-25.1443130604117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0236432" calcext:value-type="float">
            <text:p>2.36432E-03</text:p>
          </table:table-cell>
          <table:table-cell table:formula="of:=[.C89]/[.$C$205]" office:value-type="float" office:value="0.0000661756115713799" calcext:value-type="float">
            <text:p>6.61756E-05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008277809" calcext:value-type="float">
            <text:p>8.27781E-05</text:p>
          </table:table-cell>
          <table:table-cell/>
          <table:table-cell table:formula="of:=100*([.D89]-[.H89])/[.D89]" office:value-type="float" office:value="-25.0885152919395" calcext:value-type="float">
            <text:p>-25.0885152919395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0180408" calcext:value-type="float">
            <text:p>1.80408E-03</text:p>
          </table:table-cell>
          <table:table-cell table:formula="of:=[.C90]/[.$C$205]" office:value-type="float" office:value="0.0000504948980356699" calcext:value-type="float">
            <text:p>5.04949E-05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006429893" calcext:value-type="float">
            <text:p>6.42989E-05</text:p>
          </table:table-cell>
          <table:table-cell/>
          <table:table-cell table:formula="of:=100*([.D90]-[.H90])/[.D90]" office:value-type="float" office:value="-27.3374786390872" calcext:value-type="float">
            <text:p>-27.3374786390872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0139352" calcext:value-type="float">
            <text:p>1.39352E-03</text:p>
          </table:table-cell>
          <table:table-cell table:formula="of:=[.C91]/[.$C$205]" office:value-type="float" office:value="0.0000390036197456137" calcext:value-type="float">
            <text:p>3.90036E-05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004998224" calcext:value-type="float">
            <text:p>4.99822E-05</text:p>
          </table:table-cell>
          <table:table-cell/>
          <table:table-cell table:formula="of:=100*([.D91]-[.H91])/[.D91]" office:value-type="float" office:value="-28.1476958446169" calcext:value-type="float">
            <text:p>-28.1476958446169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0113119" calcext:value-type="float">
            <text:p>1.13119E-03</text:p>
          </table:table-cell>
          <table:table-cell table:formula="of:=[.C92]/[.$C$205]" office:value-type="float" office:value="0.0000316611922470009" calcext:value-type="float">
            <text:p>3.16612E-05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003887494" calcext:value-type="float">
            <text:p>3.88749E-05</text:p>
          </table:table-cell>
          <table:table-cell/>
          <table:table-cell table:formula="of:=100*([.D92]-[.H92])/[.D92]" office:value-type="float" office:value="-22.7841949119349" calcext:value-type="float">
            <text:p>-22.7841949119349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00906139" calcext:value-type="float">
            <text:p>9.06139E-04</text:p>
          </table:table-cell>
          <table:table-cell table:formula="of:=[.C93]/[.$C$205]" office:value-type="float" office:value="0.0000253621770714956" calcext:value-type="float">
            <text:p>2.53622E-05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003024861" calcext:value-type="float">
            <text:p>3.02486E-05</text:p>
          </table:table-cell>
          <table:table-cell/>
          <table:table-cell table:formula="of:=100*([.D93]-[.H93])/[.D93]" office:value-type="float" office:value="-19.2666146708527" calcext:value-type="float">
            <text:p>-19.266614670852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00712419" calcext:value-type="float">
            <text:p>7.12419E-04</text:p>
          </table:table-cell>
          <table:table-cell table:formula="of:=[.C94]/[.$C$205]" office:value-type="float" office:value="0.0000199400939889993" calcext:value-type="float">
            <text:p>1.99401E-05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002354379" calcext:value-type="float">
            <text:p>2.35438E-05</text:p>
          </table:table-cell>
          <table:table-cell/>
          <table:table-cell table:formula="of:=100*([.D94]-[.H94])/[.D94]" office:value-type="float" office:value="-18.0726129625508" calcext:value-type="float">
            <text:p>-18.0726129625508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00571642" calcext:value-type="float">
            <text:p>5.71642E-04</text:p>
          </table:table-cell>
          <table:table-cell table:formula="of:=[.C95]/[.$C$205]" office:value-type="float" office:value="0.0000159998472921968" calcext:value-type="float">
            <text:p>1.59998E-05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001832901" calcext:value-type="float">
            <text:p>1.83290E-05</text:p>
          </table:table-cell>
          <table:table-cell/>
          <table:table-cell table:formula="of:=100*([.D95]-[.H95])/[.D95]" office:value-type="float" office:value="-14.5574058631118" calcext:value-type="float">
            <text:p>-14.5574058631118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00465146" calcext:value-type="float">
            <text:p>4.65146E-04</text:p>
          </table:table-cell>
          <table:table-cell table:formula="of:=[.C96]/[.$C$205]" office:value-type="float" office:value="0.0000130191010607621" calcext:value-type="float">
            <text:p>1.30191E-05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001427034" calcext:value-type="float">
            <text:p>1.42703E-05</text:p>
          </table:table-cell>
          <table:table-cell/>
          <table:table-cell table:formula="of:=100*([.D96]-[.H96])/[.D96]" office:value-type="float" office:value="-9.61079365924098" calcext:value-type="float">
            <text:p>-9.61079365924098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00399658" calcext:value-type="float">
            <text:p>3.99658E-04</text:p>
          </table:table-cell>
          <table:table-cell table:formula="of:=[.C97]/[.$C$205]" office:value-type="float" office:value="0.0000111861391729523" calcext:value-type="float">
            <text:p>1.11861E-05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0111083" calcext:value-type="float">
            <text:p>1.11083E-05</text:p>
          </table:table-cell>
          <table:table-cell/>
          <table:table-cell table:formula="of:=100*([.D97]-[.H97])/[.D97]" office:value-type="float" office:value="0.695853786090127" calcext:value-type="float">
            <text:p>0.695853786090127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00302233" calcext:value-type="float">
            <text:p>3.02233E-04</text:p>
          </table:table-cell>
          <table:table-cell table:formula="of:=[.C98]/[.$C$205]" office:value-type="float" office:value="0.00000845928368920149" calcext:value-type="float">
            <text:p>8.45928E-06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008639994" calcext:value-type="float">
            <text:p>8.63999E-06</text:p>
          </table:table-cell>
          <table:table-cell/>
          <table:table-cell table:formula="of:=100*([.D98]-[.H98])/[.D98]" office:value-type="float" office:value="-2.13623655900314" calcext:value-type="float">
            <text:p>-2.13623655900314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00231057" calcext:value-type="float">
            <text:p>2.31057E-04</text:p>
          </table:table-cell>
          <table:table-cell table:formula="of:=[.C99]/[.$C$205]" office:value-type="float" office:value="0.00000646711878377221" calcext:value-type="float">
            <text:p>6.46712E-06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006705004" calcext:value-type="float">
            <text:p>6.70500E-06</text:p>
          </table:table-cell>
          <table:table-cell/>
          <table:table-cell table:formula="of:=100*([.D99]-[.H99])/[.D99]" office:value-type="float" office:value="-3.67838019033622" calcext:value-type="float">
            <text:p>-3.67838019033622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00180522" calcext:value-type="float">
            <text:p>1.80522E-04</text:p>
          </table:table-cell>
          <table:table-cell table:formula="of:=[.C100]/[.$C$205]" office:value-type="float" office:value="0.00000505268058134628" calcext:value-type="float">
            <text:p>5.05268E-06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005173536" calcext:value-type="float">
            <text:p>5.17354E-06</text:p>
          </table:table-cell>
          <table:table-cell/>
          <table:table-cell table:formula="of:=100*([.D100]-[.H100])/[.D100]" office:value-type="float" office:value="-2.39190696320484" calcext:value-type="float">
            <text:p>-2.39190696320484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00139509" calcext:value-type="float">
            <text:p>1.39509E-04</text:p>
          </table:table-cell>
          <table:table-cell table:formula="of:=[.C101]/[.$C$205]" office:value-type="float" office:value="0.00000390475629132759" calcext:value-type="float">
            <text:p>3.90476E-06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003935605" calcext:value-type="float">
            <text:p>3.93561E-06</text:p>
          </table:table-cell>
          <table:table-cell/>
          <table:table-cell table:formula="of:=100*([.D101]-[.H101])/[.D101]" office:value-type="float" office:value="-0.790029040760489" calcext:value-type="float">
            <text:p>-0.790029040760489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00119078" calcext:value-type="float">
            <text:p>1.19078E-04</text:p>
          </table:table-cell>
          <table:table-cell table:formula="of:=[.C102]/[.$C$205]" office:value-type="float" office:value="0.00000333290733686505" calcext:value-type="float">
            <text:p>3.33291E-06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00288969" calcext:value-type="float">
            <text:p>2.88969E-06</text:p>
          </table:table-cell>
          <table:table-cell/>
          <table:table-cell table:formula="of:=100*([.D102]-[.H102])/[.D102]" office:value-type="float" office:value="13.2982196043273" calcext:value-type="float">
            <text:p>13.2982196043273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00936822" calcext:value-type="float">
            <text:p>9.36822E-05</text:p>
          </table:table-cell>
          <table:table-cell table:formula="of:=[.C103]/[.$C$205]" office:value-type="float" office:value="0.00000262209721118644" calcext:value-type="float">
            <text:p>2.62210E-06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001928748" calcext:value-type="float">
            <text:p>1.92875E-06</text:p>
          </table:table-cell>
          <table:table-cell/>
          <table:table-cell table:formula="of:=100*([.D103]-[.H103])/[.D103]" office:value-type="float" office:value="26.4425440913655" calcext:value-type="float">
            <text:p>26.4425440913655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241717" calcext:value-type="float">
            <text:p>2.41717E-01</text:p>
          </table:table-cell>
          <table:table-cell table:formula="of:=[.C104]/[.$C$205]" office:value-type="float" office:value="0.00676548449541485" calcext:value-type="float">
            <text:p>6.76548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6763269" calcext:value-type="float">
            <text:p>6.76327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0327470326234747" calcext:value-type="float">
            <text:p>0.032747032623475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240061" calcext:value-type="float">
            <text:p>2.40061E-01</text:p>
          </table:table-cell>
          <table:table-cell table:formula="of:=[.C105]/[.$C$205]" office:value-type="float" office:value="0.00671913424977881" calcext:value-type="float">
            <text:p>6.71913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6743758" calcext:value-type="float">
            <text:p>6.74376E-03</text:p>
          </table:table-cell>
          <table:table-cell/>
          <table:table-cell table:formula="of:=100*([.D105]-[.H105])/[.D105]" office:value-type="float" office:value="-0.366472067766781" calcext:value-type="float">
            <text:p>-0.366472067766781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238059" calcext:value-type="float">
            <text:p>2.38059E-01</text:p>
          </table:table-cell>
          <table:table-cell table:formula="of:=[.C106]/[.$C$205]" office:value-type="float" office:value="0.00666309971368982" calcext:value-type="float">
            <text:p>6.6631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670479" calcext:value-type="float">
            <text:p>6.70479E-03</text:p>
          </table:table-cell>
          <table:table-cell/>
          <table:table-cell table:formula="of:=100*([.D106]-[.H106])/[.D106]" office:value-type="float" office:value="-0.625689065173741" calcext:value-type="float">
            <text:p>-0.625689065173741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237254" calcext:value-type="float">
            <text:p>2.37254E-01</text:p>
          </table:table-cell>
          <table:table-cell table:formula="of:=[.C107]/[.$C$205]" office:value-type="float" office:value="0.00664056834428341" calcext:value-type="float">
            <text:p>6.64057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6646472" calcext:value-type="float">
            <text:p>6.64647E-03</text:p>
          </table:table-cell>
          <table:table-cell/>
          <table:table-cell table:formula="of:=100*([.D107]-[.H107])/[.D107]" office:value-type="float" office:value="-0.0889028681057462" calcext:value-type="float">
            <text:p>-0.088902868105746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235138" calcext:value-type="float">
            <text:p>2.35138E-01</text:p>
          </table:table-cell>
          <table:table-cell table:formula="of:=[.C108]/[.$C$205]" office:value-type="float" office:value="0.00658134303041514" calcext:value-type="float">
            <text:p>6.58134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6568967" calcext:value-type="float">
            <text:p>6.56897E-03</text:p>
          </table:table-cell>
          <table:table-cell/>
          <table:table-cell table:formula="of:=100*([.D108]-[.H108])/[.D108]" office:value-type="float" office:value="0.188047186690403" calcext:value-type="float">
            <text:p>0.188047186690403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231466" calcext:value-type="float">
            <text:p>2.31466E-01</text:p>
          </table:table-cell>
          <table:table-cell table:formula="of:=[.C109]/[.$C$205]" office:value-type="float" office:value="0.0064785663987874" calcext:value-type="float">
            <text:p>6.47857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647249" calcext:value-type="float">
            <text:p>6.47249E-03</text:p>
          </table:table-cell>
          <table:table-cell/>
          <table:table-cell table:formula="of:=100*([.D109]-[.H109])/[.D109]" office:value-type="float" office:value="0.0937923363498591" calcext:value-type="float">
            <text:p>0.093792336349859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228714" calcext:value-type="float">
            <text:p>2.28714E-01</text:p>
          </table:table-cell>
          <table:table-cell table:formula="of:=[.C110]/[.$C$205]" office:value-type="float" office:value="0.00640153990362412" calcext:value-type="float">
            <text:p>6.40154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635731" calcext:value-type="float">
            <text:p>6.35731E-03</text:p>
          </table:table-cell>
          <table:table-cell/>
          <table:table-cell table:formula="of:=100*([.D110]-[.H110])/[.D110]" office:value-type="float" office:value="0.690926000462479" calcext:value-type="float">
            <text:p>0.690926000462479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223457" calcext:value-type="float">
            <text:p>2.23457E-01</text:p>
          </table:table-cell>
          <table:table-cell table:formula="of:=[.C111]/[.$C$205]" office:value-type="float" office:value="0.0062544002651527" calcext:value-type="float">
            <text:p>6.25440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6223746" calcext:value-type="float">
            <text:p>6.22375E-03</text:p>
          </table:table-cell>
          <table:table-cell/>
          <table:table-cell table:formula="of:=100*([.D111]-[.H111])/[.D111]" office:value-type="float" office:value="0.490123174934833" calcext:value-type="float">
            <text:p>0.490123174934833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219527" calcext:value-type="float">
            <text:p>2.19527E-01</text:p>
          </table:table-cell>
          <table:table-cell table:formula="of:=[.C112]/[.$C$205]" office:value-type="float" office:value="0.0061444023996034" calcext:value-type="float">
            <text:p>6.1444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6072169" calcext:value-type="float">
            <text:p>6.07217E-03</text:p>
          </table:table-cell>
          <table:table-cell/>
          <table:table-cell table:formula="of:=100*([.D112]-[.H112])/[.D112]" office:value-type="float" office:value="1.17559682627658" calcext:value-type="float">
            <text:p>1.17559682627658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213351" calcext:value-type="float">
            <text:p>2.13351E-01</text:p>
          </table:table-cell>
          <table:table-cell table:formula="of:=[.C113]/[.$C$205]" office:value-type="float" office:value="0.00597154061394628" calcext:value-type="float">
            <text:p>5.97154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5903002" calcext:value-type="float">
            <text:p>5.90300E-03</text:p>
          </table:table-cell>
          <table:table-cell/>
          <table:table-cell table:formula="of:=100*([.D113]-[.H113])/[.D113]" office:value-type="float" office:value="1.14775429620643" calcext:value-type="float">
            <text:p>1.1477542962064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206386" calcext:value-type="float">
            <text:p>2.06386E-01</text:p>
          </table:table-cell>
          <table:table-cell table:formula="of:=[.C114]/[.$C$205]" office:value-type="float" office:value="0.005776595287343" calcext:value-type="float">
            <text:p>5.77660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5716711" calcext:value-type="float">
            <text:p>5.71671E-03</text:p>
          </table:table-cell>
          <table:table-cell/>
          <table:table-cell table:formula="of:=100*([.D114]-[.H114])/[.D114]" office:value-type="float" office:value="1.0366709863544" calcext:value-type="float">
            <text:p>1.0366709863544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99329" calcext:value-type="float">
            <text:p>1.99329E-01</text:p>
          </table:table-cell>
          <table:table-cell table:formula="of:=[.C115]/[.$C$205]" office:value-type="float" office:value="0.00557907494709328" calcext:value-type="float">
            <text:p>5.57907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5513809" calcext:value-type="float">
            <text:p>5.51381E-03</text:p>
          </table:table-cell>
          <table:table-cell/>
          <table:table-cell table:formula="of:=100*([.D115]-[.H115])/[.D115]" office:value-type="float" office:value="1.16983456419211" calcext:value-type="float">
            <text:p>1.1698345641921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92236" calcext:value-type="float">
            <text:p>1.92236E-01</text:p>
          </table:table-cell>
          <table:table-cell table:formula="of:=[.C116]/[.$C$205]" office:value-type="float" office:value="0.00538054699280799" calcext:value-type="float">
            <text:p>5.38055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529485" calcext:value-type="float">
            <text:p>5.29485E-03</text:p>
          </table:table-cell>
          <table:table-cell/>
          <table:table-cell table:formula="of:=100*([.D116]-[.H116])/[.D116]" office:value-type="float" office:value="1.59271897304379" calcext:value-type="float">
            <text:p>1.59271897304379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84674" calcext:value-type="float">
            <text:p>1.84674E-01</text:p>
          </table:table-cell>
          <table:table-cell table:formula="of:=[.C117]/[.$C$205]" office:value-type="float" office:value="0.00516889206678157" calcext:value-type="float">
            <text:p>5.16889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5060421" calcext:value-type="float">
            <text:p>5.06042E-03</text:p>
          </table:table-cell>
          <table:table-cell/>
          <table:table-cell table:formula="of:=100*([.D117]-[.H117])/[.D117]" office:value-type="float" office:value="2.0985361152861" calcext:value-type="float">
            <text:p>2.098536115286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74947" calcext:value-type="float">
            <text:p>1.74947E-01</text:p>
          </table:table-cell>
          <table:table-cell table:formula="of:=[.C118]/[.$C$205]" office:value-type="float" office:value="0.00489664035222736" calcext:value-type="float">
            <text:p>4.89664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4811133" calcext:value-type="float">
            <text:p>4.81113E-03</text:p>
          </table:table-cell>
          <table:table-cell/>
          <table:table-cell table:formula="of:=100*([.D118]-[.H118])/[.D118]" office:value-type="float" office:value="1.74624530446604" calcext:value-type="float">
            <text:p>1.74624530446604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66232" calcext:value-type="float">
            <text:p>1.66232E-01</text:p>
          </table:table-cell>
          <table:table-cell table:formula="of:=[.C119]/[.$C$205]" office:value-type="float" office:value="0.00465271378778407" calcext:value-type="float">
            <text:p>4.65271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4547612" calcext:value-type="float">
            <text:p>4.54761E-03</text:p>
          </table:table-cell>
          <table:table-cell/>
          <table:table-cell table:formula="of:=100*([.D119]-[.H119])/[.D119]" office:value-type="float" office:value="2.25893516295843" calcext:value-type="float">
            <text:p>2.25893516295843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56009" calcext:value-type="float">
            <text:p>1.56009E-01</text:p>
          </table:table-cell>
          <table:table-cell table:formula="of:=[.C120]/[.$C$205]" office:value-type="float" office:value="0.00436657939096205" calcext:value-type="float">
            <text:p>4.36658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4270479" calcext:value-type="float">
            <text:p>4.27048E-03</text:p>
          </table:table-cell>
          <table:table-cell/>
          <table:table-cell table:formula="of:=100*([.D120]-[.H120])/[.D120]" office:value-type="float" office:value="2.20081629938892" calcext:value-type="float">
            <text:p>2.2008162993889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46522" calcext:value-type="float">
            <text:p>1.46522E-01</text:p>
          </table:table-cell>
          <table:table-cell table:formula="of:=[.C121]/[.$C$205]" office:value-type="float" office:value="0.00410104510331162" calcext:value-type="float">
            <text:p>4.10105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980335" calcext:value-type="float">
            <text:p>3.98034E-03</text:p>
          </table:table-cell>
          <table:table-cell/>
          <table:table-cell table:formula="of:=100*([.D121]-[.H121])/[.D121]" office:value-type="float" office:value="2.94339857940468" calcext:value-type="float">
            <text:p>2.94339857940468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3578" calcext:value-type="float">
            <text:p>1.35780E-01</text:p>
          </table:table-cell>
          <table:table-cell table:formula="of:=[.C122]/[.$C$205]" office:value-type="float" office:value="0.0038003842708102" calcext:value-type="float">
            <text:p>3.80038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677745" calcext:value-type="float">
            <text:p>3.67775E-03</text:p>
          </table:table-cell>
          <table:table-cell/>
          <table:table-cell table:formula="of:=100*([.D122]-[.H122])/[.D122]" office:value-type="float" office:value="3.22702290271437" calcext:value-type="float">
            <text:p>3.22702290271437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24579" calcext:value-type="float">
            <text:p>1.24579E-01</text:p>
          </table:table-cell>
          <table:table-cell table:formula="of:=[.C123]/[.$C$205]" office:value-type="float" office:value="0.0034868763593553" calcext:value-type="float">
            <text:p>3.48688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63237" calcext:value-type="float">
            <text:p>3.36324E-03</text:p>
          </table:table-cell>
          <table:table-cell/>
          <table:table-cell table:formula="of:=100*([.D123]-[.H123])/[.D123]" office:value-type="float" office:value="3.54584867982413" calcext:value-type="float">
            <text:p>3.54584867982413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3272" calcext:value-type="float">
            <text:p>1.13272E-01</text:p>
          </table:table-cell>
          <table:table-cell table:formula="of:=[.C124]/[.$C$205]" office:value-type="float" office:value="0.00317040158435125" calcext:value-type="float">
            <text:p>3.17040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037363" calcext:value-type="float">
            <text:p>3.03736E-03</text:p>
          </table:table-cell>
          <table:table-cell/>
          <table:table-cell table:formula="of:=100*([.D124]-[.H124])/[.D124]" office:value-type="float" office:value="4.19626917321495" calcext:value-type="float">
            <text:p>4.1962691732149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01575" calcext:value-type="float">
            <text:p>1.01575E-01</text:p>
          </table:table-cell>
          <table:table-cell table:formula="of:=[.C125]/[.$C$205]" office:value-type="float" office:value="0.00284301099062856" calcext:value-type="float">
            <text:p>2.84301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2700888" calcext:value-type="float">
            <text:p>2.70089E-03</text:p>
          </table:table-cell>
          <table:table-cell/>
          <table:table-cell table:formula="of:=100*([.D125]-[.H125])/[.D125]" office:value-type="float" office:value="4.99903064381534" calcext:value-type="float">
            <text:p>4.99903064381534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0878862" calcext:value-type="float">
            <text:p>8.78862E-02</text:p>
          </table:table-cell>
          <table:table-cell table:formula="of:=[.C126]/[.$C$205]" office:value-type="float" office:value="0.0024598713514603" calcext:value-type="float">
            <text:p>2.45987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2355286" calcext:value-type="float">
            <text:p>2.35529E-03</text:p>
          </table:table-cell>
          <table:table-cell/>
          <table:table-cell table:formula="of:=100*([.D126]-[.H126])/[.D126]" office:value-type="float" office:value="4.25165939666774" calcext:value-type="float">
            <text:p>4.25165939666774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0742332" calcext:value-type="float">
            <text:p>7.42332E-02</text:p>
          </table:table-cell>
          <table:table-cell table:formula="of:=[.C127]/[.$C$205]" office:value-type="float" office:value="0.00207773372847185" calcext:value-type="float">
            <text:p>2.0777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2003904" calcext:value-type="float">
            <text:p>2.00390E-03</text:p>
          </table:table-cell>
          <table:table-cell/>
          <table:table-cell table:formula="of:=100*([.D127]-[.H127])/[.D127]" office:value-type="float" office:value="3.55337777214365" calcext:value-type="float">
            <text:p>3.55337777214365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0601038" calcext:value-type="float">
            <text:p>6.01038E-02</text:p>
          </table:table-cell>
          <table:table-cell table:formula="of:=[.C128]/[.$C$205]" office:value-type="float" office:value="0.00168226201307941" calcext:value-type="float">
            <text:p>1.6822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1654489" calcext:value-type="float">
            <text:p>1.65449E-03</text:p>
          </table:table-cell>
          <table:table-cell/>
          <table:table-cell table:formula="of:=100*([.D128]-[.H128])/[.D128]" office:value-type="float" office:value="1.65093266467873" calcext:value-type="float">
            <text:p>1.65093266467873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0474474" calcext:value-type="float">
            <text:p>4.74474E-02</text:p>
          </table:table-cell>
          <table:table-cell table:formula="of:=[.C129]/[.$C$205]" office:value-type="float" office:value="0.00132801850530888" calcext:value-type="float">
            <text:p>1.32802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1319802" calcext:value-type="float">
            <text:p>1.31980E-03</text:p>
          </table:table-cell>
          <table:table-cell/>
          <table:table-cell table:formula="of:=100*([.D129]-[.H129])/[.D129]" office:value-type="float" office:value="0.618704127693528" calcext:value-type="float">
            <text:p>0.618704127693528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362039" calcext:value-type="float">
            <text:p>3.62039E-02</text:p>
          </table:table-cell>
          <table:table-cell table:formula="of:=[.C130]/[.$C$205]" office:value-type="float" office:value="0.00101332104950645" calcext:value-type="float">
            <text:p>1.01332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1023586" calcext:value-type="float">
            <text:p>1.02359E-03</text:p>
          </table:table-cell>
          <table:table-cell/>
          <table:table-cell table:formula="of:=100*([.D130]-[.H130])/[.D130]" office:value-type="float" office:value="-1.01300081534374" calcext:value-type="float">
            <text:p>-1.01300081534374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27232" calcext:value-type="float">
            <text:p>2.72320E-02</text:p>
          </table:table-cell>
          <table:table-cell table:formula="of:=[.C131]/[.$C$205]" office:value-type="float" office:value="0.000762204039348234" calcext:value-type="float">
            <text:p>7.62204E-04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07850593" calcext:value-type="float">
            <text:p>7.85059E-04</text:p>
          </table:table-cell>
          <table:table-cell/>
          <table:table-cell table:formula="of:=100*([.D131]-[.H131])/[.D131]" office:value-type="float" office:value="-2.99857511530767" calcext:value-type="float">
            <text:p>-2.99857511530767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198565" calcext:value-type="float">
            <text:p>1.98565E-02</text:p>
          </table:table-cell>
          <table:table-cell table:formula="of:=[.C132]/[.$C$205]" office:value-type="float" office:value="0.000555769113811626" calcext:value-type="float">
            <text:p>5.55769E-04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05998308" calcext:value-type="float">
            <text:p>5.99831E-04</text:p>
          </table:table-cell>
          <table:table-cell/>
          <table:table-cell table:formula="of:=100*([.D132]-[.H132])/[.D132]" office:value-type="float" office:value="-7.92805593066987" calcext:value-type="float">
            <text:p>-7.92805593066987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143865" calcext:value-type="float">
            <text:p>1.43865E-02</text:p>
          </table:table-cell>
          <table:table-cell table:formula="of:=[.C133]/[.$C$205]" office:value-type="float" office:value="0.000402667758963109" calcext:value-type="float">
            <text:p>4.02668E-04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0458297" calcext:value-type="float">
            <text:p>4.58297E-04</text:p>
          </table:table-cell>
          <table:table-cell/>
          <table:table-cell table:formula="of:=100*([.D133]-[.H133])/[.D133]" office:value-type="float" office:value="-13.8151713909599" calcext:value-type="float">
            <text:p>-13.8151713909599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106539" calcext:value-type="float">
            <text:p>1.06539E-02</text:p>
          </table:table-cell>
          <table:table-cell table:formula="of:=[.C134]/[.$C$205]" office:value-type="float" office:value="0.000298194977042162" calcext:value-type="float">
            <text:p>2.98195E-04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03507899" calcext:value-type="float">
            <text:p>3.50790E-04</text:p>
          </table:table-cell>
          <table:table-cell/>
          <table:table-cell table:formula="of:=100*([.D134]-[.H134])/[.D134]" office:value-type="float" office:value="-17.6377628756642" calcext:value-type="float">
            <text:p>-17.637762875664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0797112" calcext:value-type="float">
            <text:p>7.97112E-03</text:p>
          </table:table-cell>
          <table:table-cell table:formula="of:=[.C135]/[.$C$205]" office:value-type="float" office:value="0.000223105899755049" calcext:value-type="float">
            <text:p>2.23106E-04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02691777" calcext:value-type="float">
            <text:p>2.69178E-04</text:p>
          </table:table-cell>
          <table:table-cell/>
          <table:table-cell table:formula="of:=100*([.D135]-[.H135])/[.D135]" office:value-type="float" office:value="-20.6501936056079" calcext:value-type="float">
            <text:p>-20.6501936056079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0614689" calcext:value-type="float">
            <text:p>6.14689E-03</text:p>
          </table:table-cell>
          <table:table-cell table:formula="of:=[.C136]/[.$C$205]" office:value-type="float" office:value="0.00017204701775225" calcext:value-type="float">
            <text:p>1.72047E-04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02070957" calcext:value-type="float">
            <text:p>2.07096E-04</text:p>
          </table:table-cell>
          <table:table-cell/>
          <table:table-cell table:formula="of:=100*([.D136]-[.H136])/[.D136]" office:value-type="float" office:value="-20.3715720886372" calcext:value-type="float">
            <text:p>-20.3715720886372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0458869" calcext:value-type="float">
            <text:p>4.58869E-03</text:p>
          </table:table-cell>
          <table:table-cell table:formula="of:=[.C137]/[.$C$205]" office:value-type="float" office:value="0.000128434123579497" calcext:value-type="float">
            <text:p>1.28434E-04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015972" calcext:value-type="float">
            <text:p>1.59720E-04</text:p>
          </table:table-cell>
          <table:table-cell/>
          <table:table-cell table:formula="of:=100*([.D137]-[.H137])/[.D137]" office:value-type="float" office:value="-24.3594735951446" calcext:value-type="float">
            <text:p>-24.3594735951446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0343828" calcext:value-type="float">
            <text:p>3.43828E-03</text:p>
          </table:table-cell>
          <table:table-cell table:formula="of:=[.C138]/[.$C$205]" office:value-type="float" office:value="0.0000962349773946183" calcext:value-type="float">
            <text:p>9.62350E-05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01234419" calcext:value-type="float">
            <text:p>1.23442E-04</text:p>
          </table:table-cell>
          <table:table-cell/>
          <table:table-cell table:formula="of:=100*([.D138]-[.H138])/[.D138]" office:value-type="float" office:value="-28.2713451407775" calcext:value-type="float">
            <text:p>-28.2713451407775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0270643" calcext:value-type="float">
            <text:p>2.70643E-03</text:p>
          </table:table-cell>
          <table:table-cell table:formula="of:=[.C139]/[.$C$205]" office:value-type="float" office:value="0.0000757510237299222" calcext:value-type="float">
            <text:p>7.57510E-05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009557124" calcext:value-type="float">
            <text:p>9.55712E-05</text:p>
          </table:table-cell>
          <table:table-cell/>
          <table:table-cell table:formula="of:=100*([.D139]-[.H139])/[.D139]" office:value-type="float" office:value="-26.1649483982468" calcext:value-type="float">
            <text:p>-26.164948398246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0213021" calcext:value-type="float">
            <text:p>2.13021E-03</text:p>
          </table:table-cell>
          <table:table-cell table:formula="of:=[.C140]/[.$C$205]" office:value-type="float" office:value="0.0000596230415195359" calcext:value-type="float">
            <text:p>5.96230E-05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007409802" calcext:value-type="float">
            <text:p>7.40980E-05</text:p>
          </table:table-cell>
          <table:table-cell/>
          <table:table-cell table:formula="of:=100*([.D140]-[.H140])/[.D140]" office:value-type="float" office:value="-24.2774909021058" calcext:value-type="float">
            <text:p>-24.277490902105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0165194" calcext:value-type="float">
            <text:p>1.65194E-03</text:p>
          </table:table-cell>
          <table:table-cell table:formula="of:=[.C141]/[.$C$205]" office:value-type="float" office:value="0.0000462366091642524" calcext:value-type="float">
            <text:p>4.62366E-05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005751387" calcext:value-type="float">
            <text:p>5.75139E-05</text:p>
          </table:table-cell>
          <table:table-cell/>
          <table:table-cell table:formula="of:=100*([.D141]-[.H141])/[.D141]" office:value-type="float" office:value="-24.3903284423083" calcext:value-type="float">
            <text:p>-24.3903284423083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0131996" calcext:value-type="float">
            <text:p>1.31996E-03</text:p>
          </table:table-cell>
          <table:table-cell table:formula="of:=[.C142]/[.$C$205]" office:value-type="float" office:value="0.0000369447283996069" calcext:value-type="float">
            <text:p>3.69447E-05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004468038" calcext:value-type="float">
            <text:p>4.46804E-05</text:p>
          </table:table-cell>
          <table:table-cell/>
          <table:table-cell table:formula="of:=100*([.D142]-[.H142])/[.D142]" office:value-type="float" office:value="-20.9384449026709" calcext:value-type="float">
            <text:p>-20.9384449026709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00975831" calcext:value-type="float">
            <text:p>9.75831E-04</text:p>
          </table:table-cell>
          <table:table-cell table:formula="of:=[.C143]/[.$C$205]" office:value-type="float" office:value="0.0000273128058872366" calcext:value-type="float">
            <text:p>2.73128E-05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003473344" calcext:value-type="float">
            <text:p>3.47334E-05</text:p>
          </table:table-cell>
          <table:table-cell/>
          <table:table-cell table:formula="of:=100*([.D143]-[.H143])/[.D143]" office:value-type="float" office:value="-27.1690654684113" calcext:value-type="float">
            <text:p>-27.1690654684113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00764026" calcext:value-type="float">
            <text:p>7.64026E-04</text:p>
          </table:table-cell>
          <table:table-cell table:formula="of:=[.C144]/[.$C$205]" office:value-type="float" office:value="0.0000213845366982621" calcext:value-type="float">
            <text:p>2.13845E-05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00270136" calcext:value-type="float">
            <text:p>2.70136E-05</text:p>
          </table:table-cell>
          <table:table-cell/>
          <table:table-cell table:formula="of:=100*([.D144]-[.H144])/[.D144]" office:value-type="float" office:value="-26.3230547435492" calcext:value-type="float">
            <text:p>-26.3230547435492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00645455" calcext:value-type="float">
            <text:p>6.45455E-04</text:p>
          </table:table-cell>
          <table:table-cell table:formula="of:=[.C145]/[.$C$205]" office:value-type="float" office:value="0.0000180658199257313" calcext:value-type="float">
            <text:p>1.80658E-05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002101498" calcext:value-type="float">
            <text:p>2.10150E-05</text:p>
          </table:table-cell>
          <table:table-cell/>
          <table:table-cell table:formula="of:=100*([.D145]-[.H145])/[.D145]" office:value-type="float" office:value="-16.3245293398955" calcext:value-type="float">
            <text:p>-16.324529339895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00509948" calcext:value-type="float">
            <text:p>5.09948E-04</text:p>
          </table:table-cell>
          <table:table-cell table:formula="of:=[.C146]/[.$C$205]" office:value-type="float" office:value="0.0000142730767280241" calcext:value-type="float">
            <text:p>1.42731E-05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001634751" calcext:value-type="float">
            <text:p>1.63475E-05</text:p>
          </table:table-cell>
          <table:table-cell/>
          <table:table-cell table:formula="of:=100*([.D146]-[.H146])/[.D146]" office:value-type="float" office:value="-14.5338900049693" calcext:value-type="float">
            <text:p>-14.53389000496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00395477" calcext:value-type="float">
            <text:p>3.95477E-04</text:p>
          </table:table-cell>
          <table:table-cell table:formula="of:=[.C147]/[.$C$205]" office:value-type="float" office:value="0.0000110691159984328" calcext:value-type="float">
            <text:p>1.10691E-05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01270846" calcext:value-type="float">
            <text:p>1.27085E-05</text:p>
          </table:table-cell>
          <table:table-cell/>
          <table:table-cell table:formula="of:=100*([.D147]-[.H147])/[.D147]" office:value-type="float" office:value="-14.810071570298" calcext:value-type="float">
            <text:p>-14.810071570298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00308506" calcext:value-type="float">
            <text:p>3.08506E-04</text:p>
          </table:table-cell>
          <table:table-cell table:formula="of:=[.C148]/[.$C$205]" office:value-type="float" office:value="0.00000863486043489888" calcext:value-type="float">
            <text:p>8.63486E-06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009860604" calcext:value-type="float">
            <text:p>9.86060E-06</text:p>
          </table:table-cell>
          <table:table-cell/>
          <table:table-cell table:formula="of:=100*([.D148]-[.H148])/[.D148]" office:value-type="float" office:value="-14.1952909875314" calcext:value-type="float">
            <text:p>-14.1952909875314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0027028" calcext:value-type="float">
            <text:p>2.70280E-04</text:p>
          </table:table-cell>
          <table:table-cell table:formula="of:=[.C149]/[.$C$205]" office:value-type="float" office:value="0.00000756494226480026" calcext:value-type="float">
            <text:p>7.56494E-06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00761489" calcext:value-type="float">
            <text:p>7.61489E-06</text:p>
          </table:table-cell>
          <table:table-cell/>
          <table:table-cell table:formula="of:=100*([.D149]-[.H149])/[.D149]" office:value-type="float" office:value="-0.660252695280268" calcext:value-type="float">
            <text:p>-0.660252695280268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00208007" calcext:value-type="float">
            <text:p>2.08007E-04</text:p>
          </table:table-cell>
          <table:table-cell table:formula="of:=[.C150]/[.$C$205]" office:value-type="float" office:value="0.00000582196590822224" calcext:value-type="float">
            <text:p>5.82197E-06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005815863" calcext:value-type="float">
            <text:p>5.81586E-06</text:p>
          </table:table-cell>
          <table:table-cell/>
          <table:table-cell table:formula="of:=100*([.D150]-[.H150])/[.D150]" office:value-type="float" office:value="0.104825557525512" calcext:value-type="float">
            <text:p>0.104825557525512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001731" calcext:value-type="float">
            <text:p>1.73100E-04</text:p>
          </table:table-cell>
          <table:table-cell table:formula="of:=[.C151]/[.$C$205]" office:value-type="float" office:value="0.00000484494415434707" calcext:value-type="float">
            <text:p>4.84494E-06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004328515" calcext:value-type="float">
            <text:p>4.32852E-06</text:p>
          </table:table-cell>
          <table:table-cell/>
          <table:table-cell table:formula="of:=100*([.D151]-[.H151])/[.D151]" office:value-type="float" office:value="10.6591353356201" calcext:value-type="float">
            <text:p>10.659135335620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0124144" calcext:value-type="float">
            <text:p>1.24144E-04</text:p>
          </table:table-cell>
          <table:table-cell table:formula="of:=[.C152]/[.$C$205]" office:value-type="float" office:value="0.00000347470102309221" calcext:value-type="float">
            <text:p>3.47470E-06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00302529" calcext:value-type="float">
            <text:p>3.02529E-06</text:p>
          </table:table-cell>
          <table:table-cell/>
          <table:table-cell table:formula="of:=100*([.D152]-[.H152])/[.D152]" office:value-type="float" office:value="12.9338040915034" calcext:value-type="float">
            <text:p>12.9338040915034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0090459" calcext:value-type="float">
            <text:p>9.04590E-05</text:p>
          </table:table-cell>
          <table:table-cell table:formula="of:=[.C153]/[.$C$205]" office:value-type="float" office:value="0.00000253188216786875" calcext:value-type="float">
            <text:p>2.53188E-06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001772383" calcext:value-type="float">
            <text:p>1.77238E-06</text:p>
          </table:table-cell>
          <table:table-cell/>
          <table:table-cell table:formula="of:=100*([.D153]-[.H153])/[.D153]" office:value-type="float" office:value="29.9974136832785" calcext:value-type="float">
            <text:p>29.9974136832785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1.05582" calcext:value-type="float">
            <text:p>1.05582E+00</text:p>
          </table:table-cell>
          <table:table-cell table:formula="of:=[.C154]/[.$C$205]" office:value-type="float" office:value="0.0295516403064282" calcext:value-type="float">
            <text:p>2.95516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2985878" calcext:value-type="float">
            <text:p>2.98588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-1.03933213313033" calcext:value-type="float">
            <text:p>-1.03933213313033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1.05364" calcext:value-type="float">
            <text:p>1.05364E+00</text:p>
          </table:table-cell>
          <table:table-cell table:formula="of:=[.C155]/[.$C$205]" office:value-type="float" office:value="0.0294906236787189" calcext:value-type="float">
            <text:p>2.94906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297726" calcext:value-type="float">
            <text:p>2.97726E-02</text:p>
          </table:table-cell>
          <table:table-cell/>
          <table:table-cell table:formula="of:=100*([.D155]-[.H155])/[.D155]" office:value-type="float" office:value="-0.956155842457069" calcext:value-type="float">
            <text:p>-0.956155842457069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1.04989" calcext:value-type="float">
            <text:p>1.04989E+00</text:p>
          </table:table-cell>
          <table:table-cell table:formula="of:=[.C156]/[.$C$205]" office:value-type="float" office:value="0.0293856638833474" calcext:value-type="float">
            <text:p>2.93857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2960049" calcext:value-type="float">
            <text:p>2.96005E-02</text:p>
          </table:table-cell>
          <table:table-cell/>
          <table:table-cell table:formula="of:=100*([.D156]-[.H156])/[.D156]" office:value-type="float" office:value="-0.731057557540302" calcext:value-type="float">
            <text:p>-0.731057557540302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1.04079" calcext:value-type="float">
            <text:p>1.04079E+00</text:p>
          </table:table-cell>
          <table:table-cell table:formula="of:=[.C157]/[.$C$205]" office:value-type="float" office:value="0.0291309614465793" calcext:value-type="float">
            <text:p>2.91310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2934293" calcext:value-type="float">
            <text:p>2.93429E-02</text:p>
          </table:table-cell>
          <table:table-cell/>
          <table:table-cell table:formula="of:=100*([.D157]-[.H157])/[.D157]" office:value-type="float" office:value="-0.727640087710157" calcext:value-type="float">
            <text:p>-0.727640087710157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1.02816" calcext:value-type="float">
            <text:p>1.02816E+00</text:p>
          </table:table-cell>
          <table:table-cell table:formula="of:=[.C158]/[.$C$205]" office:value-type="float" office:value="0.0287774568557682" calcext:value-type="float">
            <text:p>2.8777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2900063" calcext:value-type="float">
            <text:p>2.90006E-02</text:p>
          </table:table-cell>
          <table:table-cell/>
          <table:table-cell table:formula="of:=100*([.D158]-[.H158])/[.D158]" office:value-type="float" office:value="-0.775513782716582" calcext:value-type="float">
            <text:p>-0.775513782716582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1.01508" calcext:value-type="float">
            <text:p>1.01508E+00</text:p>
          </table:table-cell>
          <table:table-cell table:formula="of:=[.C159]/[.$C$205]" office:value-type="float" office:value="0.0284113570895125" calcext:value-type="float">
            <text:p>2.84114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2857455" calcext:value-type="float">
            <text:p>2.85746E-02</text:p>
          </table:table-cell>
          <table:table-cell/>
          <table:table-cell table:formula="of:=100*([.D159]-[.H159])/[.D159]" office:value-type="float" office:value="-0.574393225826373" calcext:value-type="float">
            <text:p>-0.574393225826373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999077" calcext:value-type="float">
            <text:p>9.99077E-01</text:p>
          </table:table-cell>
          <table:table-cell table:formula="of:=[.C160]/[.$C$205]" office:value-type="float" office:value="0.0279634446614246" calcext:value-type="float">
            <text:p>2.79634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2806588" calcext:value-type="float">
            <text:p>2.80659E-02</text:p>
          </table:table-cell>
          <table:table-cell/>
          <table:table-cell table:formula="of:=100*([.D160]-[.H160])/[.D160]" office:value-type="float" office:value="-0.366318741541562" calcext:value-type="float">
            <text:p>-0.366318741541562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977635" calcext:value-type="float">
            <text:p>9.77635E-01</text:p>
          </table:table-cell>
          <table:table-cell table:formula="of:=[.C161]/[.$C$205]" office:value-type="float" office:value="0.0273632985461299" calcext:value-type="float">
            <text:p>2.73633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2747607" calcext:value-type="float">
            <text:p>2.74761E-02</text:p>
          </table:table-cell>
          <table:table-cell/>
          <table:table-cell table:formula="of:=100*([.D161]-[.H161])/[.D161]" office:value-type="float" office:value="-0.41212668012224" calcext:value-type="float">
            <text:p>-0.41212668012224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958715" calcext:value-type="float">
            <text:p>9.58715E-01</text:p>
          </table:table-cell>
          <table:table-cell table:formula="of:=[.C162]/[.$C$205]" office:value-type="float" office:value="0.0268337413918824" calcext:value-type="float">
            <text:p>2.68337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2680676" calcext:value-type="float">
            <text:p>2.68068E-02</text:p>
          </table:table-cell>
          <table:table-cell/>
          <table:table-cell table:formula="of:=100*([.D162]-[.H162])/[.D162]" office:value-type="float" office:value="0.100550241907611" calcext:value-type="float">
            <text:p>0.100550241907611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935678" calcext:value-type="float">
            <text:p>9.35678E-01</text:p>
          </table:table-cell>
          <table:table-cell table:formula="of:=[.C163]/[.$C$205]" office:value-type="float" office:value="0.0261889523769564" calcext:value-type="float">
            <text:p>2.61890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2605987" calcext:value-type="float">
            <text:p>2.60599E-02</text:p>
          </table:table-cell>
          <table:table-cell/>
          <table:table-cell table:formula="of:=100*([.D163]-[.H163])/[.D163]" office:value-type="float" office:value="0.492888661976332" calcext:value-type="float">
            <text:p>0.492888661976332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90695" calcext:value-type="float">
            <text:p>9.06950E-01</text:p>
          </table:table-cell>
          <table:table-cell table:formula="of:=[.C164]/[.$C$205]" office:value-type="float" office:value="0.0253848763765747" calcext:value-type="float">
            <text:p>2.53849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2523755" calcext:value-type="float">
            <text:p>2.52376E-02</text:p>
          </table:table-cell>
          <table:table-cell/>
          <table:table-cell table:formula="of:=100*([.D164]-[.H164])/[.D164]" office:value-type="float" office:value="0.580370667909385" calcext:value-type="float">
            <text:p>0.58037066790938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873837" calcext:value-type="float">
            <text:p>8.73837E-01</text:p>
          </table:table-cell>
          <table:table-cell table:formula="of:=[.C165]/[.$C$205]" office:value-type="float" office:value="0.0244580673888052" calcext:value-type="float">
            <text:p>2.44581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2434219" calcext:value-type="float">
            <text:p>2.43422E-02</text:p>
          </table:table-cell>
          <table:table-cell/>
          <table:table-cell table:formula="of:=100*([.D165]-[.H165])/[.D165]" office:value-type="float" office:value="0.473779824722533" calcext:value-type="float">
            <text:p>0.473779824722533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840217" calcext:value-type="float">
            <text:p>8.40217E-01</text:p>
          </table:table-cell>
          <table:table-cell table:formula="of:=[.C166]/[.$C$205]" office:value-type="float" office:value="0.0235170678367015" calcext:value-type="float">
            <text:p>2.35171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2337649" calcext:value-type="float">
            <text:p>2.33765E-02</text:p>
          </table:table-cell>
          <table:table-cell/>
          <table:table-cell table:formula="of:=100*([.D166]-[.H166])/[.D166]" office:value-type="float" office:value="0.597769405938051" calcext:value-type="float">
            <text:p>0.597769405938051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804216" calcext:value-type="float">
            <text:p>8.04216E-01</text:p>
          </table:table-cell>
          <table:table-cell table:formula="of:=[.C167]/[.$C$205]" office:value-type="float" office:value="0.0225094258118566" calcext:value-type="float">
            <text:p>2.25094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2234344" calcext:value-type="float">
            <text:p>2.23434E-02</text:p>
          </table:table-cell>
          <table:table-cell/>
          <table:table-cell table:formula="of:=100*([.D167]-[.H167])/[.D167]" office:value-type="float" office:value="0.737405801658292" calcext:value-type="float">
            <text:p>0.737405801658292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76615" calcext:value-type="float">
            <text:p>7.66150E-01</text:p>
          </table:table-cell>
          <table:table-cell table:formula="of:=[.C168]/[.$C$205]" office:value-type="float" office:value="0.0214439859263605" calcext:value-type="float">
            <text:p>2.14440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2124649" calcext:value-type="float">
            <text:p>2.12465E-02</text:p>
          </table:table-cell>
          <table:table-cell/>
          <table:table-cell table:formula="of:=100*([.D168]-[.H168])/[.D168]" office:value-type="float" office:value="0.9209851519149" calcext:value-type="float">
            <text:p>0.9209851519149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727853" calcext:value-type="float">
            <text:p>7.27853E-01</text:p>
          </table:table-cell>
          <table:table-cell table:formula="of:=[.C169]/[.$C$205]" office:value-type="float" office:value="0.0203720805174695" calcext:value-type="float">
            <text:p>2.03721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2008965" calcext:value-type="float">
            <text:p>2.00897E-02</text:p>
          </table:table-cell>
          <table:table-cell/>
          <table:table-cell table:formula="of:=100*([.D169]-[.H169])/[.D169]" office:value-type="float" office:value="1.38636069706925" calcext:value-type="float">
            <text:p>1.38636069706925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687502" calcext:value-type="float">
            <text:p>6.87502E-01</text:p>
          </table:table-cell>
          <table:table-cell table:formula="of:=[.C170]/[.$C$205]" office:value-type="float" office:value="0.0192426851299937" calcext:value-type="float">
            <text:p>1.92427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887781" calcext:value-type="float">
            <text:p>1.88778E-02</text:p>
          </table:table-cell>
          <table:table-cell/>
          <table:table-cell table:formula="of:=100*([.D170]-[.H170])/[.D170]" office:value-type="float" office:value="1.89617575472855" calcext:value-type="float">
            <text:p>1.89617575472855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643165" calcext:value-type="float">
            <text:p>6.43165E-01</text:p>
          </table:table-cell>
          <table:table-cell table:formula="of:=[.C171]/[.$C$205]" office:value-type="float" office:value="0.0180017244773578" calcext:value-type="float">
            <text:p>1.80017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761721" calcext:value-type="float">
            <text:p>1.76172E-02</text:p>
          </table:table-cell>
          <table:table-cell/>
          <table:table-cell table:formula="of:=100*([.D171]-[.H171])/[.D171]" office:value-type="float" office:value="2.1359869041515" calcext:value-type="float">
            <text:p>2.1359869041515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97367" calcext:value-type="float">
            <text:p>5.97367E-01</text:p>
          </table:table-cell>
          <table:table-cell table:formula="of:=[.C172]/[.$C$205]" office:value-type="float" office:value="0.0167198714884451" calcext:value-type="float">
            <text:p>1.67199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631626" calcext:value-type="float">
            <text:p>1.63163E-02</text:p>
          </table:table-cell>
          <table:table-cell/>
          <table:table-cell table:formula="of:=100*([.D172]-[.H172])/[.D172]" office:value-type="float" office:value="2.41396286283679" calcext:value-type="float">
            <text:p>2.41396286283679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50018" calcext:value-type="float">
            <text:p>5.50018E-01</text:p>
          </table:table-cell>
          <table:table-cell table:formula="of:=[.C173]/[.$C$205]" office:value-type="float" office:value="0.0153946071281668" calcext:value-type="float">
            <text:p>1.53946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8694" calcext:value-type="float">
            <text:p>1.49869E-02</text:p>
          </table:table-cell>
          <table:table-cell/>
          <table:table-cell table:formula="of:=100*([.D173]-[.H173])/[.D173]" office:value-type="float" office:value="2.64811647853558" calcext:value-type="float">
            <text:p>2.64811647853558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498902" calcext:value-type="float">
            <text:p>4.98902E-01</text:p>
          </table:table-cell>
          <table:table-cell table:formula="of:=[.C174]/[.$C$205]" office:value-type="float" office:value="0.0139639071547779" calcext:value-type="float">
            <text:p>1.39639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364702" calcext:value-type="float">
            <text:p>1.36470E-02</text:p>
          </table:table-cell>
          <table:table-cell/>
          <table:table-cell table:formula="of:=100*([.D174]-[.H174])/[.D174]" office:value-type="float" office:value="2.26933014711053" calcext:value-type="float">
            <text:p>2.26933014711053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50925" calcext:value-type="float">
            <text:p>4.50925E-01</text:p>
          </table:table-cell>
          <table:table-cell table:formula="of:=[.C175]/[.$C$205]" office:value-type="float" office:value="0.0126210655274347" calcext:value-type="float">
            <text:p>1.26211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232358" calcext:value-type="float">
            <text:p>1.23236E-02</text:p>
          </table:table-cell>
          <table:table-cell/>
          <table:table-cell table:formula="of:=100*([.D175]-[.H175])/[.D175]" office:value-type="float" office:value="2.35705556545957" calcext:value-type="float">
            <text:p>2.3570555654595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06179" calcext:value-type="float">
            <text:p>4.06179E-01</text:p>
          </table:table-cell>
          <table:table-cell table:formula="of:=[.C176]/[.$C$205]" office:value-type="float" office:value="0.0113686572597836" calcext:value-type="float">
            <text:p>1.13687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105857" calcext:value-type="float">
            <text:p>1.10586E-02</text:p>
          </table:table-cell>
          <table:table-cell/>
          <table:table-cell table:formula="of:=100*([.D176]-[.H176])/[.D176]" office:value-type="float" office:value="2.72756274288017" calcext:value-type="float">
            <text:p>2.72756274288017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361791" calcext:value-type="float">
            <text:p>3.61791E-01</text:p>
          </table:table-cell>
          <table:table-cell table:formula="of:=[.C177]/[.$C$205]" office:value-type="float" office:value="0.0101262691539306" calcext:value-type="float">
            <text:p>1.0126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09916985" calcext:value-type="float">
            <text:p>9.91699E-03</text:p>
          </table:table-cell>
          <table:table-cell/>
          <table:table-cell table:formula="of:=100*([.D177]-[.H177])/[.D177]" office:value-type="float" office:value="2.06674492598651" calcext:value-type="float">
            <text:p>2.06674492598651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326605" calcext:value-type="float">
            <text:p>3.26605E-01</text:p>
          </table:table-cell>
          <table:table-cell table:formula="of:=[.C178]/[.$C$205]" office:value-type="float" office:value="0.00914143839127974" calcext:value-type="float">
            <text:p>9.14144E-03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08998488" calcext:value-type="float">
            <text:p>8.99849E-03</text:p>
          </table:table-cell>
          <table:table-cell/>
          <table:table-cell table:formula="of:=100*([.D178]-[.H178])/[.D178]" office:value-type="float" office:value="1.56376256296935" calcext:value-type="float">
            <text:p>1.56376256296935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301321" calcext:value-type="float">
            <text:p>3.01321E-01</text:p>
          </table:table-cell>
          <table:table-cell table:formula="of:=[.C179]/[.$C$205]" office:value-type="float" office:value="0.00843375746696714" calcext:value-type="float">
            <text:p>8.43376E-03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08448167" calcext:value-type="float">
            <text:p>8.44817E-03</text:p>
          </table:table-cell>
          <table:table-cell/>
          <table:table-cell table:formula="of:=100*([.D179]-[.H179])/[.D179]" office:value-type="float" office:value="-0.170855435306259" calcext:value-type="float">
            <text:p>-0.170855435306259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26963" calcext:value-type="float">
            <text:p>2.69630E-01</text:p>
          </table:table-cell>
          <table:table-cell table:formula="of:=[.C180]/[.$C$205]" office:value-type="float" office:value="0.00754674923360254" calcext:value-type="float">
            <text:p>7.54675E-03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07557967" calcext:value-type="float">
            <text:p>7.55797E-03</text:p>
          </table:table-cell>
          <table:table-cell/>
          <table:table-cell table:formula="of:=100*([.D180]-[.H180])/[.D180]" office:value-type="float" office:value="-0.148643688165922" calcext:value-type="float">
            <text:p>-0.148643688165922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230361" calcext:value-type="float">
            <text:p>2.30361E-01</text:p>
          </table:table-cell>
          <table:table-cell table:formula="of:=[.C181]/[.$C$205]" office:value-type="float" office:value="0.00644763824575127" calcext:value-type="float">
            <text:p>6.44764E-03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06543373" calcext:value-type="float">
            <text:p>6.54337E-03</text:p>
          </table:table-cell>
          <table:table-cell/>
          <table:table-cell table:formula="of:=100*([.D181]-[.H181])/[.D181]" office:value-type="float" office:value="-1.4848034365423" calcext:value-type="float">
            <text:p>-1.484803436542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191205" calcext:value-type="float">
            <text:p>1.91205E-01</text:p>
          </table:table-cell>
          <table:table-cell table:formula="of:=[.C182]/[.$C$205]" office:value-type="float" office:value="0.00535169004640053" calcext:value-type="float">
            <text:p>5.35169E-03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0553417" calcext:value-type="float">
            <text:p>5.53417E-03</text:p>
          </table:table-cell>
          <table:table-cell/>
          <table:table-cell table:formula="of:=100*([.D182]-[.H182])/[.D182]" office:value-type="float" office:value="-3.40976312187966" calcext:value-type="float">
            <text:p>-3.40976312187966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158493" calcext:value-type="float">
            <text:p>1.58493E-01</text:p>
          </table:table-cell>
          <table:table-cell table:formula="of:=[.C183]/[.$C$205]" office:value-type="float" office:value="0.00443610475941612" calcext:value-type="float">
            <text:p>4.43610E-03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04601266" calcext:value-type="float">
            <text:p>4.60127E-03</text:p>
          </table:table-cell>
          <table:table-cell/>
          <table:table-cell table:formula="of:=100*([.D183]-[.H183])/[.D183]" office:value-type="float" office:value="-3.72311407284302" calcext:value-type="float">
            <text:p>-3.72311407284302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12785" calcext:value-type="float">
            <text:p>1.27850E-01</text:p>
          </table:table-cell>
          <table:table-cell table:formula="of:=[.C184]/[.$C$205]" office:value-type="float" office:value="0.00357842929019799" calcext:value-type="float">
            <text:p>3.57843E-03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03777002" calcext:value-type="float">
            <text:p>3.77700E-03</text:p>
          </table:table-cell>
          <table:table-cell/>
          <table:table-cell table:formula="of:=100*([.D184]-[.H184])/[.D184]" office:value-type="float" office:value="-5.5491584071799" calcext:value-type="float">
            <text:p>-5.5491584071799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101579" calcext:value-type="float">
            <text:p>1.01579E-01</text:p>
          </table:table-cell>
          <table:table-cell table:formula="of:=[.C185]/[.$C$205]" office:value-type="float" office:value="0.00284312294774362" calcext:value-type="float">
            <text:p>2.84312E-03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03070331" calcext:value-type="float">
            <text:p>3.07033E-03</text:p>
          </table:table-cell>
          <table:table-cell/>
          <table:table-cell table:formula="of:=100*([.D185]-[.H185])/[.D185]" office:value-type="float" office:value="-7.99149584567557" calcext:value-type="float">
            <text:p>-7.99149584567557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0821531" calcext:value-type="float">
            <text:p>8.21531E-02</text:p>
          </table:table-cell>
          <table:table-cell table:formula="of:=[.C186]/[.$C$205]" office:value-type="float" office:value="0.00229940601736852" calcext:value-type="float">
            <text:p>2.29941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02477124" calcext:value-type="float">
            <text:p>2.47712E-03</text:p>
          </table:table-cell>
          <table:table-cell/>
          <table:table-cell table:formula="of:=100*([.D186]-[.H186])/[.D186]" office:value-type="float" office:value="-7.72886481504748" calcext:value-type="float">
            <text:p>-7.72886481504748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0649543" calcext:value-type="float">
            <text:p>6.49543E-02</text:p>
          </table:table-cell>
          <table:table-cell table:formula="of:=[.C187]/[.$C$205]" office:value-type="float" office:value="0.00181802400973256" calcext:value-type="float">
            <text:p>1.81802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1986725" calcext:value-type="float">
            <text:p>1.98673E-03</text:p>
          </table:table-cell>
          <table:table-cell/>
          <table:table-cell table:formula="of:=100*([.D187]-[.H187])/[.D187]" office:value-type="float" office:value="-9.27935986347378" calcext:value-type="float">
            <text:p>-9.27935986347378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0516605" calcext:value-type="float">
            <text:p>5.16605E-02</text:p>
          </table:table-cell>
          <table:table-cell table:formula="of:=[.C188]/[.$C$205]" office:value-type="float" office:value="0.00144594013567676" calcext:value-type="float">
            <text:p>1.4459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1585913" calcext:value-type="float">
            <text:p>1.58591E-03</text:p>
          </table:table-cell>
          <table:table-cell/>
          <table:table-cell table:formula="of:=100*([.D188]-[.H188])/[.D188]" office:value-type="float" office:value="-9.68040521661893" calcext:value-type="float">
            <text:p>-9.68040521661893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0398653" calcext:value-type="float">
            <text:p>3.98653E-02</text:p>
          </table:table-cell>
          <table:table-cell table:formula="of:=[.C189]/[.$C$205]" office:value-type="float" office:value="0.00111580099477927" calcext:value-type="float">
            <text:p>1.11580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126115" calcext:value-type="float">
            <text:p>1.26115E-03</text:p>
          </table:table-cell>
          <table:table-cell/>
          <table:table-cell table:formula="of:=100*([.D189]-[.H189])/[.D189]" office:value-type="float" office:value="-13.0264272841487" calcext:value-type="float">
            <text:p>-13.0264272841487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0304687" calcext:value-type="float">
            <text:p>3.04687E-02</text:p>
          </table:table-cell>
          <table:table-cell table:formula="of:=[.C190]/[.$C$205]" office:value-type="float" office:value="0.000852796937929258" calcext:value-type="float">
            <text:p>8.52797E-04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09997603" calcext:value-type="float">
            <text:p>9.99760E-04</text:p>
          </table:table-cell>
          <table:table-cell/>
          <table:table-cell table:formula="of:=100*([.D190]-[.H190])/[.D190]" office:value-type="float" office:value="-17.2331015197586" calcext:value-type="float">
            <text:p>-17.2331015197586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024103" calcext:value-type="float">
            <text:p>2.41030E-02</text:p>
          </table:table-cell>
          <table:table-cell table:formula="of:=[.C191]/[.$C$205]" office:value-type="float" office:value="0.000674625586090279" calcext:value-type="float">
            <text:p>6.74626E-04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07904721" calcext:value-type="float">
            <text:p>7.90472E-04</text:p>
          </table:table-cell>
          <table:table-cell/>
          <table:table-cell table:formula="of:=100*([.D191]-[.H191])/[.D191]" office:value-type="float" office:value="-17.1719715792425" calcext:value-type="float">
            <text:p>-17.171971579242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0188655" calcext:value-type="float">
            <text:p>1.88655E-02</text:p>
          </table:table-cell>
          <table:table-cell table:formula="of:=[.C192]/[.$C$205]" office:value-type="float" office:value="0.000528031738554793" calcext:value-type="float">
            <text:p>5.28032E-04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06235776" calcext:value-type="float">
            <text:p>6.23578E-04</text:p>
          </table:table-cell>
          <table:table-cell/>
          <table:table-cell table:formula="of:=100*([.D192]-[.H192])/[.D192]" office:value-type="float" office:value="-18.0947194020407" calcext:value-type="float">
            <text:p>-18.0947194020407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0146644" calcext:value-type="float">
            <text:p>1.46644E-02</text:p>
          </table:table-cell>
          <table:table-cell table:formula="of:=[.C193]/[.$C$205]" office:value-type="float" office:value="0.000410445979532104" calcext:value-type="float">
            <text:p>4.10446E-04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04908983" calcext:value-type="float">
            <text:p>4.90898E-04</text:p>
          </table:table-cell>
          <table:table-cell/>
          <table:table-cell table:formula="of:=100*([.D193]-[.H193])/[.D193]" office:value-type="float" office:value="-19.6011958893127" calcext:value-type="float">
            <text:p>-19.6011958893127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0117811" calcext:value-type="float">
            <text:p>1.17811E-02</text:p>
          </table:table-cell>
          <table:table-cell table:formula="of:=[.C194]/[.$C$205]" office:value-type="float" office:value="0.000329744492066887" calcext:value-type="float">
            <text:p>3.29744E-04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03856466" calcext:value-type="float">
            <text:p>3.85647E-04</text:p>
          </table:table-cell>
          <table:table-cell/>
          <table:table-cell table:formula="of:=100*([.D194]-[.H194])/[.D194]" office:value-type="float" office:value="-16.9531589694525" calcext:value-type="float">
            <text:p>-16.9531589694525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00918764" calcext:value-type="float">
            <text:p>9.18764E-03</text:p>
          </table:table-cell>
          <table:table-cell table:formula="of:=[.C195]/[.$C$205]" office:value-type="float" office:value="0.000257155417159129" calcext:value-type="float">
            <text:p>2.57155E-04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03022468" calcext:value-type="float">
            <text:p>3.02247E-04</text:p>
          </table:table-cell>
          <table:table-cell/>
          <table:table-cell table:formula="of:=100*([.D195]-[.H195])/[.D195]" office:value-type="float" office:value="-17.5346812985737" calcext:value-type="float">
            <text:p>-17.5346812985737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00708313" calcext:value-type="float">
            <text:p>7.08313E-03</text:p>
          </table:table-cell>
          <table:table-cell table:formula="of:=[.C196]/[.$C$205]" office:value-type="float" office:value="0.000198251700103873" calcext:value-type="float">
            <text:p>1.98252E-04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02361484" calcext:value-type="float">
            <text:p>2.36148E-04</text:p>
          </table:table-cell>
          <table:table-cell/>
          <table:table-cell table:formula="of:=100*([.D196]-[.H196])/[.D196]" office:value-type="float" office:value="-19.1154476235367" calcext:value-type="float">
            <text:p>-19.1154476235367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0055791" calcext:value-type="float">
            <text:p>5.57910E-03</text:p>
          </table:table-cell>
          <table:table-cell table:formula="of:=[.C197]/[.$C$205]" office:value-type="float" office:value="0.000156154985161859" calcext:value-type="float">
            <text:p>1.56155E-04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01836481" calcext:value-type="float">
            <text:p>1.83648E-04</text:p>
          </table:table-cell>
          <table:table-cell/>
          <table:table-cell table:formula="of:=100*([.D197]-[.H197])/[.D197]" office:value-type="float" office:value="-17.6062997986543" calcext:value-type="float">
            <text:p>-17.6062997986543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0043268" calcext:value-type="float">
            <text:p>4.32680E-03</text:p>
          </table:table-cell>
          <table:table-cell table:formula="of:=[.C198]/[.$C$205]" office:value-type="float" office:value="0.000121104011363541" calcext:value-type="float">
            <text:p>1.21104E-04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01417279" calcext:value-type="float">
            <text:p>1.41728E-04</text:p>
          </table:table-cell>
          <table:table-cell/>
          <table:table-cell table:formula="of:=100*([.D198]-[.H198])/[.D198]" office:value-type="float" office:value="-17.0298971968388" calcext:value-type="float">
            <text:p>-17.0298971968388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00351526" calcext:value-type="float">
            <text:p>3.51526E-03</text:p>
          </table:table-cell>
          <table:table-cell table:formula="of:=[.C199]/[.$C$205]" office:value-type="float" office:value="0.0000983895920740039" calcext:value-type="float">
            <text:p>9.83896E-05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01079134" calcext:value-type="float">
            <text:p>1.07913E-04</text:p>
          </table:table-cell>
          <table:table-cell/>
          <table:table-cell table:formula="of:=100*([.D199]-[.H199])/[.D199]" office:value-type="float" office:value="-9.67969042785822" calcext:value-type="float">
            <text:p>-9.67969042785822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026598" calcext:value-type="float">
            <text:p>2.65980E-03</text:p>
          </table:table-cell>
          <table:table-cell table:formula="of:=[.C200]/[.$C$205]" office:value-type="float" office:value="0.0000744458836610764" calcext:value-type="float">
            <text:p>7.44459E-05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008015128" calcext:value-type="float">
            <text:p>8.01513E-05</text:p>
          </table:table-cell>
          <table:table-cell/>
          <table:table-cell table:formula="of:=100*([.D200]-[.H200])/[.D200]" office:value-type="float" office:value="-7.66381706864826" calcext:value-type="float">
            <text:p>-7.66381706864826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019856" calcext:value-type="float">
            <text:p>1.98560E-03</text:p>
          </table:table-cell>
          <table:table-cell table:formula="of:=[.C201]/[.$C$205]" office:value-type="float" office:value="0.0000555755119172244" calcext:value-type="float">
            <text:p>5.55755E-05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005670543" calcext:value-type="float">
            <text:p>5.67054E-05</text:p>
          </table:table-cell>
          <table:table-cell/>
          <table:table-cell table:formula="of:=100*([.D201]-[.H201])/[.D201]" office:value-type="float" office:value="-2.03312222199325" calcext:value-type="float">
            <text:p>-2.03312222199325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0127861" calcext:value-type="float">
            <text:p>1.27861E-03</text:p>
          </table:table-cell>
          <table:table-cell table:formula="of:=[.C202]/[.$C$205]" office:value-type="float" office:value="0.0000357873717226442" calcext:value-type="float">
            <text:p>3.57874E-05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003607405" calcext:value-type="float">
            <text:p>3.60741E-05</text:p>
          </table:table-cell>
          <table:table-cell/>
          <table:table-cell table:formula="of:=100*([.D202]-[.H202])/[.D202]" office:value-type="float" office:value="-0.801059881059684" calcext:value-type="float">
            <text:p>-0.801059881059684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00512686" calcext:value-type="float">
            <text:p>5.12686E-04</text:p>
          </table:table-cell>
          <table:table-cell table:formula="of:=[.C203]/[.$C$205]" office:value-type="float" office:value="0.0000143497113732847" calcext:value-type="float">
            <text:p>1.43497E-05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01692934" calcext:value-type="float">
            <text:p>1.69293E-05</text:p>
          </table:table-cell>
          <table:table-cell/>
          <table:table-cell table:formula="of:=100*([.D203]-[.H203])/[.D203]" office:value-type="float" office:value="-17.9768676847248" calcext:value-type="float">
            <text:p>-17.976867684724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5.7279659962" calcext:value-type="float">
            <text:p>3.57280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two_materials_4g_2" table:style-name="ta1">
        <table:shapes>
          <draw:frame draw:z-index="0" draw:style-name="gr1" draw:text-style-name="P1" svg:width="23.073cm" svg:height="13.739cm" svg:x="24.56cm" svg:y="0cm">
            <draw:object draw:notify-on-update-of-ranges="slab_water_two_materials_4g_2.B4:slab_water_two_materials_4g_2.B53 slab_water_two_materials_4g_2.E4:slab_water_two_materials_4g_2.E4 slab_water_two_materials_4g_2.D4:slab_water_two_materials_4g_2.D53 slab_water_two_materials_4g_2.G4:slab_water_two_materials_4g_2.G52 slab_water_two_materials_4g_2.J4:slab_water_two_materials_4g_2.J4 slab_water_two_materials_4g_2.I4:slab_water_two_materials_4g_2.I5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2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52485611243834" calcext:value-type="float">
            <text:p>5.24856E-02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3737271" calcext:value-type="float">
            <text:p>3.73727E-03</text:p>
          </table:table-cell>
          <table:table-cell table:formula="of:=[.H4]/[.$H$55]" office:value-type="float" office:value="0.0519412314881317" calcext:value-type="float">
            <text:p>5.19412E-02</text:p>
          </table:table-cell>
          <table:table-cell table:style-name="ce1" office:value-type="string" calcext:value-type="string">
            <text:p>Almost_1g</text:p>
          </table:table-cell>
          <table:table-cell table:formula="of:=100*([.D4]-[.I4])/[.D4]" office:value-type="float" office:value="1.03719808686854" calcext:value-type="float">
            <text:p>1.03719808686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521028474993788" calcext:value-type="float">
            <text:p>5.21028E-02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3727195" calcext:value-type="float">
            <text:p>3.72720E-03</text:p>
          </table:table-cell>
          <table:table-cell table:formula="of:=[.H5]/[.$H$55]" office:value-type="float" office:value="0.0518011935169825" calcext:value-type="float">
            <text:p>5.18012E-02</text:p>
          </table:table-cell>
          <table:table-cell/>
          <table:table-cell table:formula="of:=100*([.D5]-[.I5])/[.D5]" office:value-type="float" office:value="0.578958726583786" calcext:value-type="float">
            <text:p>0.578958726583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519777703772911" calcext:value-type="float">
            <text:p>5.19778E-02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3707069" calcext:value-type="float">
            <text:p>3.70707E-03</text:p>
          </table:table-cell>
          <table:table-cell table:formula="of:=[.H6]/[.$H$55]" office:value-type="float" office:value="0.0515214789271307" calcext:value-type="float">
            <text:p>5.15215E-02</text:p>
          </table:table-cell>
          <table:table-cell/>
          <table:table-cell table:formula="of:=100*([.D6]-[.I6])/[.D6]" office:value-type="float" office:value="0.877858836283889" calcext:value-type="float">
            <text:p>0.877858836283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515404960011811" calcext:value-type="float">
            <text:p>5.15405E-02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3676939" calcext:value-type="float">
            <text:p>3.67694E-03</text:p>
          </table:table-cell>
          <table:table-cell table:formula="of:=[.H7]/[.$H$55]" office:value-type="float" office:value="0.0511027270344429" calcext:value-type="float">
            <text:p>5.11027E-02</text:p>
          </table:table-cell>
          <table:table-cell/>
          <table:table-cell table:formula="of:=100*([.D7]-[.I7])/[.D7]" office:value-type="float" office:value="0.849368944234005" calcext:value-type="float">
            <text:p>0.849368944234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507737791893981" calcext:value-type="float">
            <text:p>5.07738E-02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3636879" calcext:value-type="float">
            <text:p>3.63688E-03</text:p>
          </table:table-cell>
          <table:table-cell table:formula="of:=[.H8]/[.$H$55]" office:value-type="float" office:value="0.0505459663035741" calcext:value-type="float">
            <text:p>5.05460E-02</text:p>
          </table:table-cell>
          <table:table-cell/>
          <table:table-cell table:formula="of:=100*([.D8]-[.I8])/[.D8]" office:value-type="float" office:value="0.448682153389061" calcext:value-type="float">
            <text:p>0.448682153389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502306550776387" calcext:value-type="float">
            <text:p>5.02307E-02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3586986" calcext:value-type="float">
            <text:p>3.58699E-03</text:p>
          </table:table-cell>
          <table:table-cell table:formula="of:=[.H9]/[.$H$55]" office:value-type="float" office:value="0.049852544857113" calcext:value-type="float">
            <text:p>4.98525E-02</text:p>
          </table:table-cell>
          <table:table-cell/>
          <table:table-cell table:formula="of:=100*([.D9]-[.I9])/[.D9]" office:value-type="float" office:value="0.752747938368059" calcext:value-type="float">
            <text:p>0.752747938368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498114187650945" calcext:value-type="float">
            <text:p>4.98114E-02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3527381" calcext:value-type="float">
            <text:p>3.52738E-03</text:p>
          </table:table-cell>
          <table:table-cell table:formula="of:=[.H10]/[.$H$55]" office:value-type="float" office:value="0.0490241443737522" calcext:value-type="float">
            <text:p>4.90241E-02</text:p>
          </table:table-cell>
          <table:table-cell/>
          <table:table-cell table:formula="of:=100*([.D10]-[.I10])/[.D10]" office:value-type="float" office:value="1.58050987275629" calcext:value-type="float">
            <text:p>1.58050987275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486199154673624" calcext:value-type="float">
            <text:p>4.86199E-02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3458209" calcext:value-type="float">
            <text:p>3.45821E-03</text:p>
          </table:table-cell>
          <table:table-cell table:formula="of:=[.H11]/[.$H$55]" office:value-type="float" office:value="0.0480627800882891" calcext:value-type="float">
            <text:p>4.80628E-02</text:p>
          </table:table-cell>
          <table:table-cell/>
          <table:table-cell table:formula="of:=100*([.D11]-[.I11])/[.D11]" office:value-type="float" office:value="1.1458995222797" calcext:value-type="float">
            <text:p>1.1458995222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476652856417298" calcext:value-type="float">
            <text:p>4.76653E-02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337964" calcext:value-type="float">
            <text:p>3.37964E-03</text:p>
          </table:table-cell>
          <table:table-cell table:formula="of:=[.H12]/[.$H$55]" office:value-type="float" office:value="0.0469708146897962" calcext:value-type="float">
            <text:p>4.69708E-02</text:p>
          </table:table-cell>
          <table:table-cell/>
          <table:table-cell table:formula="of:=100*([.D12]-[.I12])/[.D12]" office:value-type="float" office:value="1.45697427925535" calcext:value-type="float">
            <text:p>1.45697427925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461812089173712" calcext:value-type="float">
            <text:p>4.61812E-02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3291869" calcext:value-type="float">
            <text:p>3.29187E-03</text:p>
          </table:table-cell>
          <table:table-cell table:formula="of:=[.H13]/[.$H$55]" office:value-type="float" office:value="0.0457509583216214" calcext:value-type="float">
            <text:p>4.57510E-02</text:p>
          </table:table-cell>
          <table:table-cell/>
          <table:table-cell table:formula="of:=100*([.D13]-[.I13])/[.D13]" office:value-type="float" office:value="0.9316572819036" calcext:value-type="float">
            <text:p>0.9316572819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451439211521022" calcext:value-type="float">
            <text:p>4.51439E-02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3195114" calcext:value-type="float">
            <text:p>3.19511E-03</text:p>
          </table:table-cell>
          <table:table-cell table:formula="of:=[.H14]/[.$H$55]" office:value-type="float" office:value="0.0444062407850462" calcext:value-type="float">
            <text:p>4.44062E-02</text:p>
          </table:table-cell>
          <table:table-cell/>
          <table:table-cell table:formula="of:=100*([.D14]-[.I14])/[.D14]" office:value-type="float" office:value="1.63406356432919" calcext:value-type="float">
            <text:p>1.63406356432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433420970003164" calcext:value-type="float">
            <text:p>4.33421E-02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3089619" calcext:value-type="float">
            <text:p>3.08962E-03</text:p>
          </table:table-cell>
          <table:table-cell table:formula="of:=[.H15]/[.$H$55]" office:value-type="float" office:value="0.0429400532337981" calcext:value-type="float">
            <text:p>4.29401E-02</text:p>
          </table:table-cell>
          <table:table-cell/>
          <table:table-cell table:formula="of:=100*([.D15]-[.I15])/[.D15]" office:value-type="float" office:value="0.927605709791483" calcext:value-type="float">
            <text:p>0.9276057097914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417912199746209" calcext:value-type="float">
            <text:p>4.17912E-02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2975653" calcext:value-type="float">
            <text:p>2.97565E-03</text:p>
          </table:table-cell>
          <table:table-cell table:formula="of:=[.H16]/[.$H$55]" office:value-type="float" office:value="0.0413561342758803" calcext:value-type="float">
            <text:p>4.13561E-02</text:p>
          </table:table-cell>
          <table:table-cell/>
          <table:table-cell table:formula="of:=100*([.D16]-[.I16])/[.D16]" office:value-type="float" office:value="1.04109355746212" calcext:value-type="float">
            <text:p>1.04109355746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399043592374538" calcext:value-type="float">
            <text:p>3.99044E-02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2853507" calcext:value-type="float">
            <text:p>2.85351E-03</text:p>
          </table:table-cell>
          <table:table-cell table:formula="of:=[.H17]/[.$H$55]" office:value-type="float" office:value="0.0396585282790582" calcext:value-type="float">
            <text:p>3.96585E-02</text:p>
          </table:table-cell>
          <table:table-cell/>
          <table:table-cell table:formula="of:=100*([.D17]-[.I17])/[.D17]" office:value-type="float" office:value="0.616050384201802" calcext:value-type="float">
            <text:p>0.616050384201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380977777941781" calcext:value-type="float">
            <text:p>3.80978E-02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2723498" calcext:value-type="float">
            <text:p>2.72350E-03</text:p>
          </table:table-cell>
          <table:table-cell table:formula="of:=[.H18]/[.$H$55]" office:value-type="float" office:value="0.0378516409635436" calcext:value-type="float">
            <text:p>3.78516E-02</text:p>
          </table:table-cell>
          <table:table-cell/>
          <table:table-cell table:formula="of:=100*([.D18]-[.I18])/[.D18]" office:value-type="float" office:value="0.646066109063487" calcext:value-type="float">
            <text:p>0.646066109063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361887163633916" calcext:value-type="float">
            <text:p>3.61887E-02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2585967" calcext:value-type="float">
            <text:p>2.58597E-03</text:p>
          </table:table-cell>
          <table:table-cell table:formula="of:=[.H19]/[.$H$55]" office:value-type="float" office:value="0.0359402116056527" calcext:value-type="float">
            <text:p>3.59402E-02</text:p>
          </table:table-cell>
          <table:table-cell/>
          <table:table-cell table:formula="of:=100*([.D19]-[.I19])/[.D19]" office:value-type="float" office:value="0.686691274825881" calcext:value-type="float">
            <text:p>0.686691274825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340368348461434" calcext:value-type="float">
            <text:p>3.40368E-02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2441271" calcext:value-type="float">
            <text:p>2.44127E-03</text:p>
          </table:table-cell>
          <table:table-cell table:formula="of:=[.H20]/[.$H$55]" office:value-type="float" office:value="0.033929201852438" calcext:value-type="float">
            <text:p>3.39292E-02</text:p>
          </table:table-cell>
          <table:table-cell/>
          <table:table-cell table:formula="of:=100*([.D20]-[.I20])/[.D20]" office:value-type="float" office:value="0.316225037351247" calcext:value-type="float">
            <text:p>0.316225037351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319166686054942" calcext:value-type="float">
            <text:p>3.19167E-02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2289779" calcext:value-type="float">
            <text:p>2.28978E-03</text:p>
          </table:table-cell>
          <table:table-cell table:formula="of:=[.H21]/[.$H$55]" office:value-type="float" office:value="0.0318237401290039" calcext:value-type="float">
            <text:p>3.18237E-02</text:p>
          </table:table-cell>
          <table:table-cell/>
          <table:table-cell table:formula="of:=100*([.D21]-[.I21])/[.D21]" office:value-type="float" office:value="0.291159699776125" calcext:value-type="float">
            <text:p>0.29115969977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298129546645808" calcext:value-type="float">
            <text:p>2.98130E-02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2131842" calcext:value-type="float">
            <text:p>2.13184E-03</text:p>
          </table:table-cell>
          <table:table-cell table:formula="of:=[.H22]/[.$H$55]" office:value-type="float" office:value="0.0296287046933769" calcext:value-type="float">
            <text:p>2.96287E-02</text:p>
          </table:table-cell>
          <table:table-cell/>
          <table:table-cell table:formula="of:=100*([.D22]-[.I22])/[.D22]" office:value-type="float" office:value="0.618019828215139" calcext:value-type="float">
            <text:p>0.618019828215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271014967358374" calcext:value-type="float">
            <text:p>2.71015E-02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1967743" calcext:value-type="float">
            <text:p>1.96774E-03</text:p>
          </table:table-cell>
          <table:table-cell table:formula="of:=[.H23]/[.$H$55]" office:value-type="float" office:value="0.0273480287279543" calcext:value-type="float">
            <text:p>2.73480E-02</text:p>
          </table:table-cell>
          <table:table-cell/>
          <table:table-cell table:formula="of:=100*([.D23]-[.I23])/[.D23]" office:value-type="float" office:value="-0.909661907310459" calcext:value-type="float">
            <text:p>-0.909661907310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246889552890403" calcext:value-type="float">
            <text:p>2.46890E-02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1797551" calcext:value-type="float">
            <text:p>1.79755E-03</text:p>
          </table:table-cell>
          <table:table-cell table:formula="of:=[.H24]/[.$H$55]" office:value-type="float" office:value="0.0249826712065361" calcext:value-type="float">
            <text:p>2.49827E-02</text:p>
          </table:table-cell>
          <table:table-cell/>
          <table:table-cell table:formula="of:=100*([.D24]-[.I24])/[.D24]" office:value-type="float" office:value="-1.18966523312625" calcext:value-type="float">
            <text:p>-1.18966523312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222924697010216" calcext:value-type="float">
            <text:p>2.22925E-02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1620785" calcext:value-type="float">
            <text:p>1.62079E-03</text:p>
          </table:table-cell>
          <table:table-cell table:formula="of:=[.H25]/[.$H$55]" office:value-type="float" office:value="0.022525947108864" calcext:value-type="float">
            <text:p>2.25259E-02</text:p>
          </table:table-cell>
          <table:table-cell/>
          <table:table-cell table:formula="of:=100*([.D25]-[.I25])/[.D25]" office:value-type="float" office:value="-1.04733755825942" calcext:value-type="float">
            <text:p>-1.04733755825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195755607091127" calcext:value-type="float">
            <text:p>1.95756E-02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1435502" calcext:value-type="float">
            <text:p>1.43550E-03</text:p>
          </table:table-cell>
          <table:table-cell table:formula="of:=[.H26]/[.$H$55]" office:value-type="float" office:value="0.0199508522886555" calcext:value-type="float">
            <text:p>1.99509E-02</text:p>
          </table:table-cell>
          <table:table-cell/>
          <table:table-cell table:formula="of:=100*([.D26]-[.I26])/[.D26]" office:value-type="float" office:value="-1.9171434479938" calcext:value-type="float">
            <text:p>-1.9171434479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166411840299734" calcext:value-type="float">
            <text:p>1.66412E-02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1235452" calcext:value-type="float">
            <text:p>1.23545E-03</text:p>
          </table:table-cell>
          <table:table-cell table:formula="of:=[.H27]/[.$H$55]" office:value-type="float" office:value="0.0171705231770656" calcext:value-type="float">
            <text:p>1.71705E-02</text:p>
          </table:table-cell>
          <table:table-cell/>
          <table:table-cell table:formula="of:=100*([.D27]-[.I27])/[.D27]" office:value-type="float" office:value="-3.18089834316342" calcext:value-type="float">
            <text:p>-3.180898343163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133869786083801" calcext:value-type="float">
            <text:p>1.33870E-02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0994557" calcext:value-type="float">
            <text:p>9.94557E-04</text:p>
          </table:table-cell>
          <table:table-cell table:formula="of:=[.H28]/[.$H$55]" office:value-type="float" office:value="0.01382252327036" calcext:value-type="float">
            <text:p>1.38225E-02</text:p>
          </table:table-cell>
          <table:table-cell/>
          <table:table-cell table:formula="of:=100*([.D28]-[.I28])/[.D28]" office:value-type="float" office:value="-3.25349486782068" calcext:value-type="float">
            <text:p>-3.25349486782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866501000782887" calcext:value-type="float">
            <text:p>8.66501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06687868" calcext:value-type="float">
            <text:p>6.68787E-04</text:p>
          </table:table-cell>
          <table:table-cell table:formula="of:=[.H29]/[.$H$55]" office:value-type="float" office:value="0.00929491331910552" calcext:value-type="float">
            <text:p>9.29491E-03</text:p>
          </table:table-cell>
          <table:table-cell/>
          <table:table-cell table:formula="of:=100*([.D29]-[.I29])/[.D29]" office:value-type="float" office:value="-7.26950471733477" calcext:value-type="float">
            <text:p>-7.26950471733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604800413720709" calcext:value-type="float">
            <text:p>6.04800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04813213" calcext:value-type="float">
            <text:p>4.81321E-04</text:p>
          </table:table-cell>
          <table:table-cell table:formula="of:=[.H30]/[.$H$55]" office:value-type="float" office:value="0.00668948574065634" calcext:value-type="float">
            <text:p>6.68949E-03</text:p>
          </table:table-cell>
          <table:table-cell/>
          <table:table-cell table:formula="of:=100*([.D30]-[.I30])/[.D30]" office:value-type="float" office:value="-10.6065007380349" calcext:value-type="float">
            <text:p>-10.6065007380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448545192531355" calcext:value-type="float">
            <text:p>4.48545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3637053" calcext:value-type="float">
            <text:p>3.63705E-04</text:p>
          </table:table-cell>
          <table:table-cell table:formula="of:=[.H31]/[.$H$55]" office:value-type="float" office:value="0.00505483845853308" calcext:value-type="float">
            <text:p>5.05484E-03</text:p>
          </table:table-cell>
          <table:table-cell/>
          <table:table-cell table:formula="of:=100*([.D31]-[.I31])/[.D31]" office:value-type="float" office:value="-12.694072809168" calcext:value-type="float">
            <text:p>-12.694072809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338974858495861" calcext:value-type="float">
            <text:p>3.3897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2806491" calcext:value-type="float">
            <text:p>2.80649E-04</text:p>
          </table:table-cell>
          <table:table-cell table:formula="of:=[.H32]/[.$H$55]" office:value-type="float" office:value="0.00390050918706077" calcext:value-type="float">
            <text:p>3.90051E-03</text:p>
          </table:table-cell>
          <table:table-cell/>
          <table:table-cell table:formula="of:=100*([.D32]-[.I32])/[.D32]" office:value-type="float" office:value="-15.0678019121703" calcext:value-type="float">
            <text:p>-15.0678019121703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256604338553662" calcext:value-type="float">
            <text:p>2.56604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2193692" calcext:value-type="float">
            <text:p>2.19369E-04</text:p>
          </table:table-cell>
          <table:table-cell table:formula="of:=[.H33]/[.$H$55]" office:value-type="float" office:value="0.00304883065706668" calcext:value-type="float">
            <text:p>3.04883E-03</text:p>
          </table:table-cell>
          <table:table-cell/>
          <table:table-cell table:formula="of:=100*([.D33]-[.I33])/[.D33]" office:value-type="float" office:value="-18.8144625399269" calcext:value-type="float">
            <text:p>-18.8144625399269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201758714289898" calcext:value-type="float">
            <text:p>2.0175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1730217" calcext:value-type="float">
            <text:p>1.73022E-04</text:p>
          </table:table-cell>
          <table:table-cell table:formula="of:=[.H34]/[.$H$55]" office:value-type="float" office:value="0.0024046851759399" calcext:value-type="float">
            <text:p>2.40469E-03</text:p>
          </table:table-cell>
          <table:table-cell/>
          <table:table-cell table:formula="of:=100*([.D34]-[.I34])/[.D34]" office:value-type="float" office:value="-19.1861865497773" calcext:value-type="float">
            <text:p>-19.1861865497773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155805260702604" calcext:value-type="float">
            <text:p>1.55805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1373923" calcext:value-type="float">
            <text:p>1.37392E-04</text:p>
          </table:table-cell>
          <table:table-cell table:formula="of:=[.H35]/[.$H$55]" office:value-type="float" office:value="0.00190950168157108" calcext:value-type="float">
            <text:p>1.90950E-03</text:p>
          </table:table-cell>
          <table:table-cell/>
          <table:table-cell table:formula="of:=100*([.D35]-[.I35])/[.D35]" office:value-type="float" office:value="-22.5569453149515" calcext:value-type="float">
            <text:p>-22.5569453149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125864850270191" calcext:value-type="float">
            <text:p>1.25865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1096812" calcext:value-type="float">
            <text:p>1.09681E-04</text:p>
          </table:table-cell>
          <table:table-cell table:formula="of:=[.H36]/[.$H$55]" office:value-type="float" office:value="0.00152436807475189" calcext:value-type="float">
            <text:p>1.52437E-03</text:p>
          </table:table-cell>
          <table:table-cell/>
          <table:table-cell table:formula="of:=100*([.D36]-[.I36])/[.D36]" office:value-type="float" office:value="-21.1114994757922" calcext:value-type="float">
            <text:p>-21.11149947579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O33]-[.O34])/[.O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959910419186357" calcext:value-type="float">
            <text:p>9.59910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08793783" calcext:value-type="float">
            <text:p>8.79378E-05</text:p>
          </table:table-cell>
          <table:table-cell table:formula="of:=[.H37]/[.$H$55]" office:value-type="float" office:value="0.00122217500004521" calcext:value-type="float">
            <text:p>1.22218E-03</text:p>
          </table:table-cell>
          <table:table-cell/>
          <table:table-cell table:formula="of:=100*([.D37]-[.I37])/[.D37]" office:value-type="float" office:value="-27.3217766592381" calcext:value-type="float">
            <text:p>-27.3217766592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731457353023962" calcext:value-type="float">
            <text:p>7.31457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07075828" calcext:value-type="float">
            <text:p>7.07583E-05</text:p>
          </table:table-cell>
          <table:table-cell table:formula="of:=[.H38]/[.$H$55]" office:value-type="float" office:value="0.000983410676181105" calcext:value-type="float">
            <text:p>9.83411E-04</text:p>
          </table:table-cell>
          <table:table-cell/>
          <table:table-cell table:formula="of:=100*([.D38]-[.I38])/[.D38]" office:value-type="float" office:value="-34.4453879799728" calcext:value-type="float">
            <text:p>-34.4453879799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593202533509379" calcext:value-type="float">
            <text:p>5.93203E-04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0571082" calcext:value-type="float">
            <text:p>5.71082E-05</text:p>
          </table:table-cell>
          <table:table-cell table:formula="of:=[.H39]/[.$H$55]" office:value-type="float" office:value="0.000793699529970002" calcext:value-type="float">
            <text:p>7.93700E-04</text:p>
          </table:table-cell>
          <table:table-cell/>
          <table:table-cell table:formula="of:=100*([.D39]-[.I39])/[.D39]" office:value-type="float" office:value="-33.799079595039" calcext:value-type="float">
            <text:p>-33.799079595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497230124315746" calcext:value-type="float">
            <text:p>4.97230E-04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4621188" calcext:value-type="float">
            <text:p>4.62119E-05</text:p>
          </table:table-cell>
          <table:table-cell table:formula="of:=[.H40]/[.$H$55]" office:value-type="float" office:value="0.000642260611173704" calcext:value-type="float">
            <text:p>6.42261E-04</text:p>
          </table:table-cell>
          <table:table-cell/>
          <table:table-cell table:formula="of:=100*([.D40]-[.I40])/[.D40]" office:value-type="float" office:value="-29.1676790615892" calcext:value-type="float">
            <text:p>-29.1676790615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397097067273269" calcext:value-type="float">
            <text:p>3.97097E-04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3747949" calcext:value-type="float">
            <text:p>3.74795E-05</text:p>
          </table:table-cell>
          <table:table-cell table:formula="of:=[.H41]/[.$H$55]" office:value-type="float" office:value="0.000520896361582319" calcext:value-type="float">
            <text:p>5.20896E-04</text:p>
          </table:table-cell>
          <table:table-cell/>
          <table:table-cell table:formula="of:=100*([.D41]-[.I41])/[.D41]" office:value-type="float" office:value="-31.1760787253197" calcext:value-type="float">
            <text:p>-31.1760787253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291588270847246" calcext:value-type="float">
            <text:p>2.91588E-04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3045761" calcext:value-type="float">
            <text:p>3.04576E-05</text:p>
          </table:table-cell>
          <table:table-cell table:formula="of:=[.H42]/[.$H$55]" office:value-type="float" office:value="0.000423305072494136" calcext:value-type="float">
            <text:p>4.23305E-04</text:p>
          </table:table-cell>
          <table:table-cell/>
          <table:table-cell table:formula="of:=100*([.D42]-[.I42])/[.D42]" office:value-type="float" office:value="-45.1721879155737" calcext:value-type="float">
            <text:p>-45.1721879155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249091782409253" calcext:value-type="float">
            <text:p>2.49092E-04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2479452" calcext:value-type="float">
            <text:p>2.47945E-05</text:p>
          </table:table-cell>
          <table:table-cell table:formula="of:=[.H43]/[.$H$55]" office:value-type="float" office:value="0.000344598479199691" calcext:value-type="float">
            <text:p>3.44598E-04</text:p>
          </table:table-cell>
          <table:table-cell/>
          <table:table-cell table:formula="of:=100*([.D43]-[.I43])/[.D43]" office:value-type="float" office:value="-38.341970123094" calcext:value-type="float">
            <text:p>-38.341970123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182853634350138" calcext:value-type="float">
            <text:p>1.82854E-04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2021533" calcext:value-type="float">
            <text:p>2.02153E-05</text:p>
          </table:table-cell>
          <table:table-cell table:formula="of:=[.H44]/[.$H$55]" office:value-type="float" office:value="0.000280956113468617" calcext:value-type="float">
            <text:p>2.80956E-04</text:p>
          </table:table-cell>
          <table:table-cell/>
          <table:table-cell table:formula="of:=100*([.D44]-[.I44])/[.D44]" office:value-type="float" office:value="-53.6508226741762" calcext:value-type="float">
            <text:p>-53.6508226741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161687255188863" calcext:value-type="float">
            <text:p>1.61687E-04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1650385" calcext:value-type="float">
            <text:p>1.65039E-05</text:p>
          </table:table-cell>
          <table:table-cell table:formula="of:=[.H45]/[.$H$55]" office:value-type="float" office:value="0.000229373329709138" calcext:value-type="float">
            <text:p>2.29373E-04</text:p>
          </table:table-cell>
          <table:table-cell/>
          <table:table-cell table:formula="of:=100*([.D45]-[.I45])/[.D45]" office:value-type="float" office:value="-41.8623437210388" calcext:value-type="float">
            <text:p>-41.8623437210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148923045680602" calcext:value-type="float">
            <text:p>1.48923E-04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348908" calcext:value-type="float">
            <text:p>1.34891E-05</text:p>
          </table:table-cell>
          <table:table-cell table:formula="of:=[.H46]/[.$H$55]" office:value-type="float" office:value="0.000187473540677657" calcext:value-type="float">
            <text:p>1.87474E-04</text:p>
          </table:table-cell>
          <table:table-cell/>
          <table:table-cell table:formula="of:=100*([.D46]-[.I46])/[.D46]" office:value-type="float" office:value="-25.8861849224699" calcext:value-type="float">
            <text:p>-25.8861849224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112001111766335" calcext:value-type="float">
            <text:p>1.12001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10351" calcext:value-type="float">
            <text:p>1.10351E-05</text:p>
          </table:table-cell>
          <table:table-cell table:formula="of:=[.H47]/[.$H$55]" office:value-type="float" office:value="0.000153367706969787" calcext:value-type="float">
            <text:p>1.53368E-04</text:p>
          </table:table-cell>
          <table:table-cell/>
          <table:table-cell table:formula="of:=100*([.D47]-[.I47])/[.D47]" office:value-type="float" office:value="-36.9340933773533" calcext:value-type="float">
            <text:p>-36.9340933773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934944549888511" calcext:value-type="float">
            <text:p>9.34945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09033346" calcext:value-type="float">
            <text:p>9.03335E-06</text:p>
          </table:table-cell>
          <table:table-cell table:formula="of:=[.H48]/[.$H$55]" office:value-type="float" office:value="0.000125546987547434" calcext:value-type="float">
            <text:p>1.25547E-04</text:p>
          </table:table-cell>
          <table:table-cell/>
          <table:table-cell table:formula="of:=100*([.D48]-[.I48])/[.D48]" office:value-type="float" office:value="-34.2828166252267" calcext:value-type="float">
            <text:p>-34.2828166252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885884981399294" calcext:value-type="float">
            <text:p>8.85885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7396646" calcext:value-type="float">
            <text:p>7.39665E-06</text:p>
          </table:table-cell>
          <table:table-cell table:formula="of:=[.H49]/[.$H$55]" office:value-type="float" office:value="0.000102799851046864" calcext:value-type="float">
            <text:p>1.02800E-04</text:p>
          </table:table-cell>
          <table:table-cell/>
          <table:table-cell table:formula="of:=100*([.D49]-[.I49])/[.D49]" office:value-type="float" office:value="-16.0419842364718" calcext:value-type="float">
            <text:p>-16.0419842364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684598031848807" calcext:value-type="float">
            <text:p>6.84598E-05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054501" calcext:value-type="float">
            <text:p>6.05450E-06</text:p>
          </table:table-cell>
          <table:table-cell table:formula="of:=[.H50]/[.$H$55]" office:value-type="float" office:value="0.0000841464903096737" calcext:value-type="float">
            <text:p>8.41465E-05</text:p>
          </table:table-cell>
          <table:table-cell/>
          <table:table-cell table:formula="of:=100*([.D50]-[.I50])/[.D50]" office:value-type="float" office:value="-22.913719284921" calcext:value-type="float">
            <text:p>-22.913719284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555516856090511" calcext:value-type="float">
            <text:p>5.55517E-05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4949145" calcext:value-type="float">
            <text:p>4.94915E-06</text:p>
          </table:table-cell>
          <table:table-cell table:formula="of:=[.H51]/[.$H$55]" office:value-type="float" office:value="0.000068784063589001" calcext:value-type="float">
            <text:p>6.87841E-05</text:p>
          </table:table-cell>
          <table:table-cell/>
          <table:table-cell table:formula="of:=100*([.D51]-[.I51])/[.D51]" office:value-type="float" office:value="-23.8199396379683" calcext:value-type="float">
            <text:p>-23.8199396379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386829246474313" calcext:value-type="float">
            <text:p>3.86829E-05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031546" calcext:value-type="float">
            <text:p>4.03155E-06</text:p>
          </table:table-cell>
          <table:table-cell table:formula="of:=[.H52]/[.$H$55]" office:value-type="float" office:value="0.0000560311157636284" calcext:value-type="float">
            <text:p>5.60311E-05</text:p>
          </table:table-cell>
          <table:table-cell/>
          <table:table-cell table:formula="of:=100*([.D52]-[.I52])/[.D52]" office:value-type="float" office:value="-44.8471548475565" calcext:value-type="float">
            <text:p>-44.8471548475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314508504804451" calcext:value-type="float">
            <text:p>3.14509E-05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25234" calcext:value-type="float">
            <text:p>3.25234E-06</text:p>
          </table:table-cell>
          <table:table-cell table:formula="of:=[.H53]/[.$H$55]" office:value-type="float" office:value="0.0000452015775195618" calcext:value-type="float">
            <text:p>4.52016E-05</text:p>
          </table:table-cell>
          <table:table-cell/>
          <table:table-cell table:formula="of:=100*([.D53]-[.I53])/[.D53]" office:value-type="float" office:value="-43.7213201839052" calcext:value-type="float">
            <text:p>-43.721320183905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formula="of:=SUM([.H4:.H53])" office:value-type="float" office:value="0.071951913594" calcext:value-type="float">
            <text:p>7.19519E-02</text:p>
          </table:table-cell>
          <table:table-cell table:number-columns-repeated="7"/>
        </table:table-row>
        <table:table-row table:style-name="ro1" table:number-rows-repeated="48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49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49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SUM([.C4:.C203])" office:value-type="float" office:value="5.044887422" calcext:value-type="float">
            <text:p>5.04489E+00</text:p>
          </table:table-cell>
          <table:table-cell table:number-columns-repeated="12"/>
        </table:table-row>
        <table:table-row table:style-name="ro1" table:number-rows-repeated="10483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water_1g_temp_0" table:style-name="ta1">
        <table:shapes>
          <draw:frame draw:z-index="0" draw:style-name="gr1" draw:text-style-name="P1" svg:width="15.99cm" svg:height="9.004cm" svg:x="26.727cm" svg:y="0.238cm">
            <draw:object draw:notify-on-update-of-ranges="water_1g_temp_0.D5:water_1g_temp_0.D7 water_1g_temp_0.E3:water_1g_temp_0.E3 water_1g_temp_0.E5:water_1g_temp_0.E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5.99cm" svg:height="9.004cm" svg:x="26.702cm" svg:y="10.334cm">
            <draw:object draw:notify-on-update-of-ranges="water_1g_temp_0.D5:water_1g_temp_0.D7 water_1g_temp_0.F3:water_1g_temp_0.F3 water_1g_temp_0.F5:water_1g_temp_0.F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5.99cm" svg:height="9.004cm" svg:x="10.931cm" svg:y="3.85cm">
            <draw:object draw:notify-on-update-of-ranges="water_1g_temp_0.D5:water_1g_temp_0.D7 water_1g_temp_0.H3:water_1g_temp_0.H3 water_1g_temp_0.H5:water_1g_temp_0.H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5.99cm" svg:height="9.004cm" svg:x="9.038cm" svg:y="13.759cm">
            <draw:object draw:notify-on-update-of-ranges="water_1g_temp_0.D5:water_1g_temp_0.D7 water_1g_temp_0.I3:water_1g_temp_0.I3 water_1g_temp_0.I5:water_1g_temp_0.I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Temp K</text:p>
          </table:table-cell>
          <table:table-cell table:style-name="ce6" office:value-type="string" calcext:value-type="string">
            <text:p>Temp C</text:p>
          </table:table-cell>
          <table:table-cell table:style-name="ce6" office:value-type="string" calcext:value-type="string">
            <text:p>Total XS</text:p>
          </table:table-cell>
          <table:table-cell table:style-name="ce6" office:value-type="string" calcext:value-type="string">
            <text:p>Fission XS</text:p>
          </table:table-cell>
          <table:table-cell table:style-name="ce6" office:value-type="string" calcext:value-type="string">
            <text:p>ni</text:p>
          </table:table-cell>
          <table:table-cell table:style-name="ce6" office:value-type="string" calcext:value-type="string">
            <text:p>diff coeff</text:p>
          </table:table-cell>
          <table:table-cell table:style-name="ce6" office:value-type="string" calcext:value-type="string">
            <text:p>scatt</text:p>
          </table:table-cell>
          <table:table-cell table:style-name="ce6"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" table:number-columns-repeated="5"/>
        </table:table-row>
        <table:table-row table:style-name="ro1">
          <table:table-cell table:number-columns-repeated="2"/>
          <table:table-cell office:value-type="float" office:value="300" calcext:value-type="float">
            <text:p>3.00000E+02</text:p>
          </table:table-cell>
          <table:table-cell table:style-name="Default" table:formula="of:=[.C5]-273.15" office:value-type="float" office:value="26.85" calcext:value-type="float">
            <text:p>26.85</text:p>
          </table:table-cell>
          <table:table-cell office:value-type="float" office:value="1.11263" calcext:value-type="float">
            <text:p>1.11263E+00</text:p>
          </table:table-cell>
          <table:table-cell office:value-type="float" office:value="0.00508201" calcext:value-type="float">
            <text:p>5.08201E-03</text:p>
          </table:table-cell>
          <table:table-cell office:value-type="float" office:value="2.43756" calcext:value-type="float">
            <text:p>2.43756E+00</text:p>
          </table:table-cell>
          <table:table-cell office:value-type="float" office:value="1.01321" calcext:value-type="float">
            <text:p>1.01321E+00</text:p>
          </table:table-cell>
          <table:table-cell table:style-name="ce1" office:value-type="float" office:value="1.09806" calcext:value-type="float">
            <text:p>1.09806E+00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office:value-type="float" office:value="600" calcext:value-type="float">
            <text:p>6.00000E+02</text:p>
          </table:table-cell>
          <table:table-cell table:style-name="Default" table:formula="of:=[.C6]-273.15" office:value-type="float" office:value="326.85" calcext:value-type="float">
            <text:p>326.85</text:p>
          </table:table-cell>
          <table:table-cell office:value-type="float" office:value="1.18743" calcext:value-type="float">
            <text:p>1.18743E+00</text:p>
          </table:table-cell>
          <table:table-cell office:value-type="float" office:value="0.00398344" calcext:value-type="float">
            <text:p>3.98344E-03</text:p>
          </table:table-cell>
          <table:table-cell office:value-type="float" office:value="2.43753" calcext:value-type="float">
            <text:p>2.43753E+00</text:p>
          </table:table-cell>
          <table:table-cell office:value-type="float" office:value="0.882092" calcext:value-type="float">
            <text:p>8.82092E-01</text:p>
          </table:table-cell>
          <table:table-cell table:style-name="ce1" office:value-type="float" office:value="1.17566" calcext:value-type="float">
            <text:p>1.17566E+00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office:value-type="float" office:value="900" calcext:value-type="float">
            <text:p>9.00000E+02</text:p>
          </table:table-cell>
          <table:table-cell table:style-name="Default" table:formula="of:=[.C7]-273.15" office:value-type="float" office:value="626.85" calcext:value-type="float">
            <text:p>626.85</text:p>
          </table:table-cell>
          <table:table-cell office:value-type="float" office:value="1.22631" calcext:value-type="float">
            <text:p>1.22631E+00</text:p>
          </table:table-cell>
          <table:table-cell office:value-type="float" office:value="0.00342342" calcext:value-type="float">
            <text:p>3.42342E-03</text:p>
          </table:table-cell>
          <table:table-cell office:value-type="float" office:value="2.43753" calcext:value-type="float">
            <text:p>2.43753E+00</text:p>
          </table:table-cell>
          <table:table-cell office:value-type="float" office:value="0.812493" calcext:value-type="float">
            <text:p>8.12493E-01</text:p>
          </table:table-cell>
          <table:table-cell table:style-name="ce1" office:value-type="float" office:value="1.21606" calcext:value-type="float">
            <text:p>1.21606E+00</text:p>
          </table:table-cell>
          <table:table-cell table:style-name="ce1" table:number-columns-repeated="4"/>
        </table:table-row>
        <table:table-row table:style-name="ro1" table:number-rows-repeated="3">
          <table:table-cell table:number-columns-repeated="8"/>
          <table:table-cell table:style-name="ce1" table:number-columns-repeated="5"/>
        </table:table-row>
        <table:table-row table:style-name="ro1">
          <table:table-cell/>
          <table:table-cell table:style-name="ce6" office:value-type="string" calcext:value-type="string">
            <text:p>Fission XS</text:p>
          </table:table-cell>
          <table:table-cell table:number-columns-repeated="6"/>
          <table:table-cell table:style-name="ce1" table:number-columns-repeated="5"/>
        </table:table-row>
        <table:table-row table:style-name="ro1">
          <table:table-cell/>
          <table:table-cell office:value-type="float" office:value="26.85" calcext:value-type="float">
            <text:p>26.85</text:p>
          </table:table-cell>
          <table:table-cell office:value-type="float" office:value="0.00508201" calcext:value-type="float">
            <text:p>5.08201E-03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/>
          <table:table-cell office:value-type="float" office:value="326.85" calcext:value-type="float">
            <text:p>326.85</text:p>
          </table:table-cell>
          <table:table-cell office:value-type="float" office:value="0.00398344" calcext:value-type="float">
            <text:p>3.98344E-03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/>
          <table:table-cell office:value-type="float" office:value="626.85" calcext:value-type="float">
            <text:p>626.85</text:p>
          </table:table-cell>
          <table:table-cell office:value-type="float" office:value="0.00342342" calcext:value-type="float">
            <text:p>3.42342E-03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 table:number-columns-repeated="8"/>
          <table:table-cell table:style-name="ce1" table:number-columns-repeated="5"/>
        </table:table-row>
        <table:table-row table:style-name="ro1">
          <table:table-cell/>
          <table:table-cell table:style-name="ce6" office:value-type="string" calcext:value-type="string">
            <text:p>diff coeff</text:p>
          </table:table-cell>
          <table:table-cell table:number-columns-repeated="6"/>
          <table:table-cell table:style-name="ce1" table:number-columns-repeated="5"/>
        </table:table-row>
        <table:table-row table:style-name="ro1">
          <table:table-cell/>
          <table:table-cell office:value-type="float" office:value="26.85" calcext:value-type="float">
            <text:p>26.85</text:p>
          </table:table-cell>
          <table:table-cell office:value-type="float" office:value="1.01321" calcext:value-type="float">
            <text:p>1.01321E+00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/>
          <table:table-cell office:value-type="float" office:value="326.85" calcext:value-type="float">
            <text:p>326.85</text:p>
          </table:table-cell>
          <table:table-cell office:value-type="float" office:value="0.882092" calcext:value-type="float">
            <text:p>8.82092E-01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/>
          <table:table-cell office:value-type="float" office:value="626.85" calcext:value-type="float">
            <text:p>626.85</text:p>
          </table:table-cell>
          <table:table-cell office:value-type="float" office:value="0.812493" calcext:value-type="float">
            <text:p>8.12493E-01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 table:number-columns-repeated="8"/>
          <table:table-cell table:style-name="ce1" table:number-columns-repeated="5"/>
        </table:table-row>
        <table:table-row table:style-name="ro1">
          <table:table-cell/>
          <table:table-cell table:style-name="ce6" office:value-type="string" calcext:value-type="string">
            <text:p>scatt</text:p>
          </table:table-cell>
          <table:table-cell table:number-columns-repeated="6"/>
          <table:table-cell table:style-name="ce1" table:number-columns-repeated="5"/>
        </table:table-row>
        <table:table-row table:style-name="ro1">
          <table:table-cell/>
          <table:table-cell office:value-type="float" office:value="26.85" calcext:value-type="float">
            <text:p>26.85</text:p>
          </table:table-cell>
          <table:table-cell office:value-type="float" office:value="1.09806" calcext:value-type="float">
            <text:p>1.09806E+00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/>
          <table:table-cell office:value-type="float" office:value="326.85" calcext:value-type="float">
            <text:p>326.85</text:p>
          </table:table-cell>
          <table:table-cell office:value-type="float" office:value="1.17566" calcext:value-type="float">
            <text:p>1.17566E+00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/>
          <table:table-cell office:value-type="float" office:value="626.85" calcext:value-type="float">
            <text:p>626.85</text:p>
          </table:table-cell>
          <table:table-cell office:value-type="float" office:value="1.21606" calcext:value-type="float">
            <text:p>1.21606E+00</text:p>
          </table:table-cell>
          <table:table-cell table:number-columns-repeated="5"/>
          <table:table-cell table:style-name="ce1" table:number-columns-repeated="5"/>
        </table:table-row>
        <table:table-row table:style-name="ro1" table:number-rows-repeated="31">
          <table:table-cell table:number-columns-repeated="8"/>
          <table:table-cell table:style-name="ce1" table:number-columns-repeated="5"/>
        </table:table-row>
        <table:table-row table:style-name="ro1" table:number-rows-repeated="25">
          <table:table-cell table:number-columns-repeated="9"/>
          <table:table-cell table:style-name="ce3"/>
          <table:table-cell table:style-name="ce1"/>
          <table:table-cell table:number-columns-repeated="2"/>
        </table:table-row>
        <table:table-row table:style-name="ro1" table:number-rows-repeated="1048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water_1g_temp" table:style-name="ta1">
        <table:shapes>
          <draw:frame draw:z-index="0" draw:style-name="gr1" draw:text-style-name="P1" svg:width="20.622cm" svg:height="11.607cm" svg:x="32.27cm" svg:y="1.462cm">
            <draw:object draw:notify-on-update-of-ranges="water_1g_temp.C4:water_1g_temp.C53 water_1g_temp.G3:water_1g_temp.G3 water_1g_temp.G4:water_1g_temp.G53 water_1g_temp.C4:water_1g_temp.C53 water_1g_temp.J3:water_1g_temp.J3 water_1g_temp.J4:water_1g_temp.J53 water_1g_temp.C4:water_1g_temp.C53 water_1g_temp.M3:water_1g_temp.M3 water_1g_temp.M4:water_1g_temp.M5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T=300K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T=600K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T=900K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000E+00</text:p>
          </table:table-cell>
          <table:table-cell office:value-type="float" office:value="0.0585266" calcext:value-type="float">
            <text:p>5.85266E-02</text:p>
          </table:table-cell>
          <table:table-cell office:value-type="float" office:value="12.56637" calcext:value-type="float">
            <text:p>1.25664E+01</text:p>
          </table:table-cell>
          <table:table-cell table:formula="of:=[.D4]/[.E4]" office:value-type="float" office:value="0.00465739907387734" calcext:value-type="float">
            <text:p>4.65740E-03</text:p>
          </table:table-cell>
          <table:table-cell table:formula="of:=[.F4]/[.$F$55]" office:value-type="float" office:value="0.0316047066008901" calcext:value-type="float">
            <text:p>3.16047E-02</text:p>
          </table:table-cell>
          <table:table-cell office:value-type="float" office:value="0.0730347" calcext:value-type="float">
            <text:p>7.30347E-02</text:p>
          </table:table-cell>
          <table:table-cell table:style-name="ce1" table:formula="of:=[.H4]/[.$E4]" office:value-type="float" office:value="0.00581191704525651" calcext:value-type="float">
            <text:p>5.81192E-03</text:p>
          </table:table-cell>
          <table:table-cell table:style-name="ce1" table:formula="of:=[.I4]/[.$F$55]" office:value-type="float" office:value="0.0394391655278801" calcext:value-type="float">
            <text:p>3.94392E-02</text:p>
          </table:table-cell>
          <table:table-cell table:style-name="ce1" office:value-type="float" office:value="0.0834867" calcext:value-type="float">
            <text:p>8.34867E-02</text:p>
          </table:table-cell>
          <table:table-cell table:style-name="ce1" table:formula="of:=[.K4]/[.$E4]" office:value-type="float" office:value="0.006643660818518" calcext:value-type="float">
            <text:p>6.64366E-03</text:p>
          </table:table-cell>
          <table:table-cell table:style-name="ce1" table:formula="of:=[.L4]/[.$F$55]" office:value-type="float" office:value="0.0450833067114189" calcext:value-type="float">
            <text:p>4.50833E-0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.00000E+00</text:p>
          </table:table-cell>
          <table:table-cell office:value-type="float" office:value="0.175332" calcext:value-type="float">
            <text:p>1.75332E-01</text:p>
          </table:table-cell>
          <table:table-cell office:value-type="float" office:value="37.69911" calcext:value-type="float">
            <text:p>3.76991E+01</text:p>
          </table:table-cell>
          <table:table-cell table:formula="of:=[.D5]/[.E5]" office:value-type="float" office:value="0.00465082597440629" calcext:value-type="float">
            <text:p>4.65083E-03</text:p>
          </table:table-cell>
          <table:table-cell table:formula="of:=[.F5]/[.$F$55]" office:value-type="float" office:value="0.0315601021173692" calcext:value-type="float">
            <text:p>3.15601E-02</text:p>
          </table:table-cell>
          <table:table-cell office:value-type="float" office:value="0.218496" calcext:value-type="float">
            <text:p>2.18496E-01</text:p>
          </table:table-cell>
          <table:table-cell table:style-name="ce1" table:formula="of:=[.H5]/[.$E5]" office:value-type="float" office:value="0.00579578669098554" calcext:value-type="float">
            <text:p>5.79579E-03</text:p>
          </table:table-cell>
          <table:table-cell table:style-name="ce1" table:formula="of:=[.I5]/[.$F$55]" office:value-type="float" office:value="0.0393297063413222" calcext:value-type="float">
            <text:p>3.93297E-02</text:p>
          </table:table-cell>
          <table:table-cell table:style-name="ce1" office:value-type="float" office:value="0.252206" calcext:value-type="float">
            <text:p>2.52206E-01</text:p>
          </table:table-cell>
          <table:table-cell table:style-name="ce1" table:formula="of:=[.K5]/[.$E5]" office:value-type="float" office:value="0.00668997225663948" calcext:value-type="float">
            <text:p>6.68997E-03</text:p>
          </table:table-cell>
          <table:table-cell table:style-name="ce1" table:formula="of:=[.L5]/[.$F$55]" office:value-type="float" office:value="0.0453975721181143" calcext:value-type="float">
            <text:p>4.53976E-0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000E+00</text:p>
          </table:table-cell>
          <table:table-cell office:value-type="float" office:value="0.291999" calcext:value-type="float">
            <text:p>2.91999E-01</text:p>
          </table:table-cell>
          <table:table-cell office:value-type="float" office:value="62.83185" calcext:value-type="float">
            <text:p>6.28319E+01</text:p>
          </table:table-cell>
          <table:table-cell table:formula="of:=[.D6]/[.E6]" office:value-type="float" office:value="0.004647308649992" calcext:value-type="float">
            <text:p>4.64731E-03</text:p>
          </table:table-cell>
          <table:table-cell table:formula="of:=[.F6]/[.$F$55]" office:value-type="float" office:value="0.0315362338586328" calcext:value-type="float">
            <text:p>3.15362E-02</text:p>
          </table:table-cell>
          <table:table-cell office:value-type="float" office:value="0.364386" calcext:value-type="float">
            <text:p>3.64386E-01</text:p>
          </table:table-cell>
          <table:table-cell table:style-name="ce1" table:formula="of:=[.H6]/[.$E6]" office:value-type="float" office:value="0.00579938359287527" calcext:value-type="float">
            <text:p>5.79938E-03</text:p>
          </table:table-cell>
          <table:table-cell table:style-name="ce1" table:formula="of:=[.I6]/[.$F$55]" office:value-type="float" office:value="0.0393541146059123" calcext:value-type="float">
            <text:p>3.93541E-02</text:p>
          </table:table-cell>
          <table:table-cell table:style-name="ce1" office:value-type="float" office:value="0.418017" calcext:value-type="float">
            <text:p>4.18017E-01</text:p>
          </table:table-cell>
          <table:table-cell table:style-name="ce1" table:formula="of:=[.K6]/[.$E6]" office:value-type="float" office:value="0.00665294750990143" calcext:value-type="float">
            <text:p>6.65295E-03</text:p>
          </table:table-cell>
          <table:table-cell table:style-name="ce1" table:formula="of:=[.L6]/[.$F$55]" office:value-type="float" office:value="0.0451463253945532" calcext:value-type="float">
            <text:p>4.51463E-0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.00000E+00</text:p>
          </table:table-cell>
          <table:table-cell office:value-type="float" office:value="0.40567" calcext:value-type="float">
            <text:p>4.05670E-01</text:p>
          </table:table-cell>
          <table:table-cell office:value-type="float" office:value="87.96459" calcext:value-type="float">
            <text:p>8.79646E+01</text:p>
          </table:table-cell>
          <table:table-cell table:formula="of:=[.D7]/[.E7]" office:value-type="float" office:value="0.00461174206575623" calcext:value-type="float">
            <text:p>4.61174E-03</text:p>
          </table:table-cell>
          <table:table-cell table:formula="of:=[.F7]/[.$F$55]" office:value-type="float" office:value="0.0312948820994778" calcext:value-type="float">
            <text:p>3.12949E-02</text:p>
          </table:table-cell>
          <table:table-cell office:value-type="float" office:value="0.509031" calcext:value-type="float">
            <text:p>5.09031E-01</text:p>
          </table:table-cell>
          <table:table-cell table:style-name="ce1" table:formula="of:=[.H7]/[.$E7]" office:value-type="float" office:value="0.00578677169983967" calcext:value-type="float">
            <text:p>5.78677E-03</text:p>
          </table:table-cell>
          <table:table-cell table:style-name="ce1" table:formula="of:=[.I7]/[.$F$55]" office:value-type="float" office:value="0.0392685313924601" calcext:value-type="float">
            <text:p>3.92685E-02</text:p>
          </table:table-cell>
          <table:table-cell table:style-name="ce1" office:value-type="float" office:value="0.582039" calcext:value-type="float">
            <text:p>5.82039E-01</text:p>
          </table:table-cell>
          <table:table-cell table:style-name="ce1" table:formula="of:=[.K7]/[.$E7]" office:value-type="float" office:value="0.00661674203222001" calcext:value-type="float">
            <text:p>6.61674E-03</text:p>
          </table:table-cell>
          <table:table-cell table:style-name="ce1" table:formula="of:=[.L7]/[.$F$55]" office:value-type="float" office:value="0.0449006381598293" calcext:value-type="float">
            <text:p>4.49006E-0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.00000E+00</text:p>
          </table:table-cell>
          <table:table-cell office:value-type="float" office:value="0.520973" calcext:value-type="float">
            <text:p>5.20973E-01</text:p>
          </table:table-cell>
          <table:table-cell office:value-type="float" office:value="113.0973" calcext:value-type="float">
            <text:p>1.13097E+02</text:p>
          </table:table-cell>
          <table:table-cell table:formula="of:=[.D8]/[.E8]" office:value-type="float" office:value="0.00460641412306041" calcext:value-type="float">
            <text:p>4.60641E-03</text:p>
          </table:table-cell>
          <table:table-cell table:formula="of:=[.F8]/[.$F$55]" office:value-type="float" office:value="0.0312587271419539" calcext:value-type="float">
            <text:p>3.12587E-02</text:p>
          </table:table-cell>
          <table:table-cell office:value-type="float" office:value="0.652296" calcext:value-type="float">
            <text:p>6.52296E-01</text:p>
          </table:table-cell>
          <table:table-cell table:style-name="ce1" table:formula="of:=[.H8]/[.$E8]" office:value-type="float" office:value="0.0057675647429249" calcext:value-type="float">
            <text:p>5.76756E-03</text:p>
          </table:table-cell>
          <table:table-cell table:style-name="ce1" table:formula="of:=[.I8]/[.$F$55]" office:value-type="float" office:value="0.0391381946469164" calcext:value-type="float">
            <text:p>3.91382E-02</text:p>
          </table:table-cell>
          <table:table-cell table:style-name="ce1" office:value-type="float" office:value="0.745988" calcext:value-type="float">
            <text:p>7.45988E-01</text:p>
          </table:table-cell>
          <table:table-cell table:style-name="ce1" table:formula="of:=[.K8]/[.$E8]" office:value-type="float" office:value="0.00659598416584658" calcext:value-type="float">
            <text:p>6.59598E-03</text:p>
          </table:table-cell>
          <table:table-cell table:style-name="ce1" table:formula="of:=[.L8]/[.$F$55]" office:value-type="float" office:value="0.0447597770770691" calcext:value-type="float">
            <text:p>4.47598E-0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.10000E+01</text:p>
          </table:table-cell>
          <table:table-cell office:value-type="float" office:value="0.634959" calcext:value-type="float">
            <text:p>6.34959E-01</text:p>
          </table:table-cell>
          <table:table-cell office:value-type="float" office:value="138.2301" calcext:value-type="float">
            <text:p>1.38230E+02</text:p>
          </table:table-cell>
          <table:table-cell table:formula="of:=[.D9]/[.E9]" office:value-type="float" office:value="0.00459349302358893" calcext:value-type="float">
            <text:p>4.59349E-03</text:p>
          </table:table-cell>
          <table:table-cell table:formula="of:=[.F9]/[.$F$55]" office:value-type="float" office:value="0.0311710456804173" calcext:value-type="float">
            <text:p>3.11710E-02</text:p>
          </table:table-cell>
          <table:table-cell office:value-type="float" office:value="0.79632" calcext:value-type="float">
            <text:p>7.96320E-01</text:p>
          </table:table-cell>
          <table:table-cell table:style-name="ce1" table:formula="of:=[.H9]/[.$E9]" office:value-type="float" office:value="0.00576082922605135" calcext:value-type="float">
            <text:p>5.76083E-03</text:p>
          </table:table-cell>
          <table:table-cell table:style-name="ce1" table:formula="of:=[.I9]/[.$F$55]" office:value-type="float" office:value="0.0390924880129739" calcext:value-type="float">
            <text:p>3.90925E-02</text:p>
          </table:table-cell>
          <table:table-cell table:style-name="ce1" office:value-type="float" office:value="0.905692" calcext:value-type="float">
            <text:p>9.05692E-01</text:p>
          </table:table-cell>
          <table:table-cell table:style-name="ce1" table:formula="of:=[.K9]/[.$E9]" office:value-type="float" office:value="0.0065520606582792" calcext:value-type="float">
            <text:p>6.55206E-03</text:p>
          </table:table-cell>
          <table:table-cell table:style-name="ce1" table:formula="of:=[.L9]/[.$F$55]" office:value-type="float" office:value="0.0444617159602249" calcext:value-type="float">
            <text:p>4.44617E-02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.30000E+01</text:p>
          </table:table-cell>
          <table:table-cell office:value-type="float" office:value="0.745549" calcext:value-type="float">
            <text:p>7.45549E-01</text:p>
          </table:table-cell>
          <table:table-cell office:value-type="float" office:value="163.3628" calcext:value-type="float">
            <text:p>1.63363E+02</text:p>
          </table:table-cell>
          <table:table-cell table:formula="of:=[.D10]/[.E10]" office:value-type="float" office:value="0.00456376237429819" calcext:value-type="float">
            <text:p>4.56376E-03</text:p>
          </table:table-cell>
          <table:table-cell table:formula="of:=[.F10]/[.$F$55]" office:value-type="float" office:value="0.0309692960701771" calcext:value-type="float">
            <text:p>3.09693E-02</text:p>
          </table:table-cell>
          <table:table-cell office:value-type="float" office:value="0.933986" calcext:value-type="float">
            <text:p>9.33986E-01</text:p>
          </table:table-cell>
          <table:table-cell table:style-name="ce1" table:formula="of:=[.H10]/[.$E10]" office:value-type="float" office:value="0.00571725019404663" calcext:value-type="float">
            <text:p>5.71725E-03</text:p>
          </table:table-cell>
          <table:table-cell table:style-name="ce1" table:formula="of:=[.I10]/[.$F$55]" office:value-type="float" office:value="0.0387967644774527" calcext:value-type="float">
            <text:p>3.87968E-02</text:p>
          </table:table-cell>
          <table:table-cell table:style-name="ce1" office:value-type="float" office:value="1.06364" calcext:value-type="float">
            <text:p>1.06364E+00</text:p>
          </table:table-cell>
          <table:table-cell table:style-name="ce1" table:formula="of:=[.K10]/[.$E10]" office:value-type="float" office:value="0.00651090701187786" calcext:value-type="float">
            <text:p>6.51091E-03</text:p>
          </table:table-cell>
          <table:table-cell table:style-name="ce1" table:formula="of:=[.L10]/[.$F$55]" office:value-type="float" office:value="0.0441824508812742" calcext:value-type="float">
            <text:p>4.41825E-0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.50000E+01</text:p>
          </table:table-cell>
          <table:table-cell office:value-type="float" office:value="0.853154" calcext:value-type="float">
            <text:p>8.53154E-01</text:p>
          </table:table-cell>
          <table:table-cell office:value-type="float" office:value="188.4956" calcext:value-type="float">
            <text:p>1.88496E+02</text:p>
          </table:table-cell>
          <table:table-cell table:formula="of:=[.D11]/[.E11]" office:value-type="float" office:value="0.0045261215646413" calcext:value-type="float">
            <text:p>4.52612E-03</text:p>
          </table:table-cell>
          <table:table-cell table:formula="of:=[.F11]/[.$F$55]" office:value-type="float" office:value="0.030713868797024" calcext:value-type="float">
            <text:p>3.07139E-02</text:p>
          </table:table-cell>
          <table:table-cell office:value-type="float" office:value="1.06891" calcext:value-type="float">
            <text:p>1.06891E+00</text:p>
          </table:table-cell>
          <table:table-cell table:style-name="ce1" table:formula="of:=[.H11]/[.$E11]" office:value-type="float" office:value="0.00567074244703855" calcext:value-type="float">
            <text:p>5.67074E-03</text:p>
          </table:table-cell>
          <table:table-cell table:style-name="ce1" table:formula="of:=[.I11]/[.$F$55]" office:value-type="float" office:value="0.038481166935661" calcext:value-type="float">
            <text:p>3.84812E-02</text:p>
          </table:table-cell>
          <table:table-cell table:style-name="ce1" office:value-type="float" office:value="1.21991" calcext:value-type="float">
            <text:p>1.21991E+00</text:p>
          </table:table-cell>
          <table:table-cell table:style-name="ce1" table:formula="of:=[.K11]/[.$E11]" office:value-type="float" office:value="0.00647182215393887" calcext:value-type="float">
            <text:p>6.47182E-03</text:p>
          </table:table-cell>
          <table:table-cell table:style-name="ce1" table:formula="of:=[.L11]/[.$F$55]" office:value-type="float" office:value="0.0439172244215904" calcext:value-type="float">
            <text:p>4.39172E-0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.70000E+01</text:p>
          </table:table-cell>
          <table:table-cell office:value-type="float" office:value="0.956856" calcext:value-type="float">
            <text:p>9.56856E-01</text:p>
          </table:table-cell>
          <table:table-cell office:value-type="float" office:value="213.6283" calcext:value-type="float">
            <text:p>2.13628E+02</text:p>
          </table:table-cell>
          <table:table-cell table:formula="of:=[.D12]/[.E12]" office:value-type="float" office:value="0.0044790694865802" calcext:value-type="float">
            <text:p>4.47907E-03</text:p>
          </table:table-cell>
          <table:table-cell table:formula="of:=[.F12]/[.$F$55]" office:value-type="float" office:value="0.030394577471867" calcext:value-type="float">
            <text:p>3.03946E-02</text:p>
          </table:table-cell>
          <table:table-cell office:value-type="float" office:value="1.20077" calcext:value-type="float">
            <text:p>1.20077E+00</text:p>
          </table:table-cell>
          <table:table-cell table:style-name="ce1" table:formula="of:=[.H12]/[.$E12]" office:value-type="float" office:value="0.00562083768863957" calcext:value-type="float">
            <text:p>5.62084E-03</text:p>
          </table:table-cell>
          <table:table-cell table:style-name="ce1" table:formula="of:=[.I12]/[.$F$55]" office:value-type="float" office:value="0.0381425175688858" calcext:value-type="float">
            <text:p>3.81425E-02</text:p>
          </table:table-cell>
          <table:table-cell table:style-name="ce1" office:value-type="float" office:value="1.37336" calcext:value-type="float">
            <text:p>1.37336E+00</text:p>
          </table:table-cell>
          <table:table-cell table:style-name="ce1" table:formula="of:=[.K12]/[.$E12]" office:value-type="float" office:value="0.00642873626761997" calcext:value-type="float">
            <text:p>6.42874E-03</text:p>
          </table:table-cell>
          <table:table-cell table:style-name="ce1" table:formula="of:=[.L12]/[.$F$55]" office:value-type="float" office:value="0.0436248473299674" calcext:value-type="float">
            <text:p>4.36248E-02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.90000E+01</text:p>
          </table:table-cell>
          <table:table-cell office:value-type="float" office:value="1.06153" calcext:value-type="float">
            <text:p>1.06153E+00</text:p>
          </table:table-cell>
          <table:table-cell office:value-type="float" office:value="238.761" calcext:value-type="float">
            <text:p>2.38761E+02</text:p>
          </table:table-cell>
          <table:table-cell table:formula="of:=[.D13]/[.E13]" office:value-type="float" office:value="0.00444599411126608" calcext:value-type="float">
            <text:p>4.44599E-03</text:p>
          </table:table-cell>
          <table:table-cell table:formula="of:=[.F13]/[.$F$55]" office:value-type="float" office:value="0.0301701308406174" calcext:value-type="float">
            <text:p>3.01701E-02</text:p>
          </table:table-cell>
          <table:table-cell office:value-type="float" office:value="1.32952" calcext:value-type="float">
            <text:p>1.32952E+00</text:p>
          </table:table-cell>
          <table:table-cell table:style-name="ce1" table:formula="of:=[.H13]/[.$E13]" office:value-type="float" office:value="0.00556841360188641" calcext:value-type="float">
            <text:p>5.56841E-03</text:p>
          </table:table-cell>
          <table:table-cell table:style-name="ce1" table:formula="of:=[.I13]/[.$F$55]" office:value-type="float" office:value="0.0377867722581723" calcext:value-type="float">
            <text:p>3.77868E-02</text:p>
          </table:table-cell>
          <table:table-cell table:style-name="ce1" office:value-type="float" office:value="1.51982" calcext:value-type="float">
            <text:p>1.51982E+00</text:p>
          </table:table-cell>
          <table:table-cell table:style-name="ce1" table:formula="of:=[.K13]/[.$E13]" office:value-type="float" office:value="0.0063654449428508" calcext:value-type="float">
            <text:p>6.36544E-03</text:p>
          </table:table-cell>
          <table:table-cell table:style-name="ce1" table:formula="of:=[.L13]/[.$F$55]" office:value-type="float" office:value="0.0431953578836087" calcext:value-type="float">
            <text:p>4.31954E-0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.10000E+01</text:p>
          </table:table-cell>
          <table:table-cell office:value-type="float" office:value="1.16098" calcext:value-type="float">
            <text:p>1.16098E+00</text:p>
          </table:table-cell>
          <table:table-cell office:value-type="float" office:value="263.8938" calcext:value-type="float">
            <text:p>2.63894E+02</text:p>
          </table:table-cell>
          <table:table-cell table:formula="of:=[.D14]/[.E14]" office:value-type="float" office:value="0.00439942128234919" calcext:value-type="float">
            <text:p>4.39942E-03</text:p>
          </table:table-cell>
          <table:table-cell table:formula="of:=[.F14]/[.$F$55]" office:value-type="float" office:value="0.0298540916586311" calcext:value-type="float">
            <text:p>2.98541E-02</text:p>
          </table:table-cell>
          <table:table-cell office:value-type="float" office:value="1.45202" calcext:value-type="float">
            <text:p>1.45202E+00</text:p>
          </table:table-cell>
          <table:table-cell table:style-name="ce1" table:formula="of:=[.H14]/[.$E14]" office:value-type="float" office:value="0.00550228917844982" calcext:value-type="float">
            <text:p>5.50229E-03</text:p>
          </table:table-cell>
          <table:table-cell table:style-name="ce1" table:formula="of:=[.I14]/[.$F$55]" office:value-type="float" office:value="0.0373380576497145" calcext:value-type="float">
            <text:p>3.73381E-02</text:p>
          </table:table-cell>
          <table:table-cell table:style-name="ce1" office:value-type="float" office:value="1.66129" calcext:value-type="float">
            <text:p>1.66129E+00</text:p>
          </table:table-cell>
          <table:table-cell table:style-name="ce1" table:formula="of:=[.K14]/[.$E14]" office:value-type="float" office:value="0.00629529757804086" calcext:value-type="float">
            <text:p>6.29530E-03</text:p>
          </table:table-cell>
          <table:table-cell table:style-name="ce1" table:formula="of:=[.L14]/[.$F$55]" office:value-type="float" office:value="0.0427193439435367" calcext:value-type="float">
            <text:p>4.27193E-02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.30000E+01</text:p>
          </table:table-cell>
          <table:table-cell office:value-type="float" office:value="1.2565" calcext:value-type="float">
            <text:p>1.25650E+00</text:p>
          </table:table-cell>
          <table:table-cell office:value-type="float" office:value="289.0265" calcext:value-type="float">
            <text:p>2.89027E+02</text:p>
          </table:table-cell>
          <table:table-cell table:formula="of:=[.D15]/[.E15]" office:value-type="float" office:value="0.00434735223240776" calcext:value-type="float">
            <text:p>4.34735E-03</text:p>
          </table:table-cell>
          <table:table-cell table:formula="of:=[.F15]/[.$F$55]" office:value-type="float" office:value="0.0295007555969618" calcext:value-type="float">
            <text:p>2.95008E-02</text:p>
          </table:table-cell>
          <table:table-cell office:value-type="float" office:value="1.56966" calcext:value-type="float">
            <text:p>1.56966E+00</text:p>
          </table:table-cell>
          <table:table-cell table:style-name="ce1" table:formula="of:=[.H15]/[.$E15]" office:value-type="float" office:value="0.00543085149631608" calcext:value-type="float">
            <text:p>5.43085E-03</text:p>
          </table:table-cell>
          <table:table-cell table:style-name="ce1" table:formula="of:=[.I15]/[.$F$55]" office:value-type="float" office:value="0.0368532877280757" calcext:value-type="float">
            <text:p>3.68533E-02</text:p>
          </table:table-cell>
          <table:table-cell table:style-name="ce1" office:value-type="float" office:value="1.79607" calcext:value-type="float">
            <text:p>1.79607E+00</text:p>
          </table:table-cell>
          <table:table-cell table:style-name="ce1" table:formula="of:=[.K15]/[.$E15]" office:value-type="float" office:value="0.00621420527183494" calcext:value-type="float">
            <text:p>6.21421E-03</text:p>
          </table:table-cell>
          <table:table-cell table:style-name="ce1" table:formula="of:=[.L15]/[.$F$55]" office:value-type="float" office:value="0.0421690585794152" calcext:value-type="float">
            <text:p>4.21691E-0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.50000E+01</text:p>
          </table:table-cell>
          <table:table-cell office:value-type="float" office:value="1.34686" calcext:value-type="float">
            <text:p>1.34686E+00</text:p>
          </table:table-cell>
          <table:table-cell office:value-type="float" office:value="314.1593" calcext:value-type="float">
            <text:p>3.14159E+02</text:p>
          </table:table-cell>
          <table:table-cell table:formula="of:=[.D16]/[.E16]" office:value-type="float" office:value="0.00428718806032481" calcext:value-type="float">
            <text:p>4.28719E-03</text:p>
          </table:table-cell>
          <table:table-cell table:formula="of:=[.F16]/[.$F$55]" office:value-type="float" office:value="0.029092486737797" calcext:value-type="float">
            <text:p>2.90925E-02</text:p>
          </table:table-cell>
          <table:table-cell office:value-type="float" office:value="1.68653" calcext:value-type="float">
            <text:p>1.68653E+00</text:p>
          </table:table-cell>
          <table:table-cell table:style-name="ce1" table:formula="of:=[.H16]/[.$E16]" office:value-type="float" office:value="0.00536839113150558" calcext:value-type="float">
            <text:p>5.36839E-03</text:p>
          </table:table-cell>
          <table:table-cell table:style-name="ce1" table:formula="of:=[.I16]/[.$F$55]" office:value-type="float" office:value="0.0364294371040025" calcext:value-type="float">
            <text:p>3.64294E-02</text:p>
          </table:table-cell>
          <table:table-cell table:style-name="ce1" office:value-type="float" office:value="1.92358" calcext:value-type="float">
            <text:p>1.92358E+00</text:p>
          </table:table-cell>
          <table:table-cell table:style-name="ce1" table:formula="of:=[.K16]/[.$E16]" office:value-type="float" office:value="0.00612294463350281" calcext:value-type="float">
            <text:p>6.12294E-03</text:p>
          </table:table-cell>
          <table:table-cell table:style-name="ce1" table:formula="of:=[.L16]/[.$F$55]" office:value-type="float" office:value="0.0415497717944639" calcext:value-type="float">
            <text:p>4.15498E-0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.70000E+01</text:p>
          </table:table-cell>
          <table:table-cell office:value-type="float" office:value="1.43394" calcext:value-type="float">
            <text:p>1.43394E+00</text:p>
          </table:table-cell>
          <table:table-cell office:value-type="float" office:value="339.292" calcext:value-type="float">
            <text:p>3.39292E+02</text:p>
          </table:table-cell>
          <table:table-cell table:formula="of:=[.D17]/[.E17]" office:value-type="float" office:value="0.00422627117644978" calcext:value-type="float">
            <text:p>4.22627E-03</text:p>
          </table:table-cell>
          <table:table-cell table:formula="of:=[.F17]/[.$F$55]" office:value-type="float" office:value="0.0286791100416257" calcext:value-type="float">
            <text:p>2.86791E-02</text:p>
          </table:table-cell>
          <table:table-cell office:value-type="float" office:value="1.79537" calcext:value-type="float">
            <text:p>1.79537E+00</text:p>
          </table:table-cell>
          <table:table-cell table:style-name="ce1" table:formula="of:=[.H17]/[.$E17]" office:value-type="float" office:value="0.00529151880975679" calcext:value-type="float">
            <text:p>5.29152E-03</text:p>
          </table:table-cell>
          <table:table-cell table:style-name="ce1" table:formula="of:=[.I17]/[.$F$55]" office:value-type="float" office:value="0.03590778818879" calcext:value-type="float">
            <text:p>3.59078E-02</text:p>
          </table:table-cell>
          <table:table-cell table:style-name="ce1" office:value-type="float" office:value="2.04214" calcext:value-type="float">
            <text:p>2.04214E+00</text:p>
          </table:table-cell>
          <table:table-cell table:style-name="ce1" table:formula="of:=[.K17]/[.$E17]" office:value-type="float" office:value="0.00601882744067057" calcext:value-type="float">
            <text:p>6.01883E-03</text:p>
          </table:table-cell>
          <table:table-cell table:style-name="ce1" table:formula="of:=[.L17]/[.$F$55]" office:value-type="float" office:value="0.0408432415445594" calcext:value-type="float">
            <text:p>4.08432E-02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.90000E+01</text:p>
          </table:table-cell>
          <table:table-cell office:value-type="float" office:value="1.51306" calcext:value-type="float">
            <text:p>1.51306E+00</text:p>
          </table:table-cell>
          <table:table-cell office:value-type="float" office:value="364.4247" calcext:value-type="float">
            <text:p>3.64425E+02</text:p>
          </table:table-cell>
          <table:table-cell table:formula="of:=[.D18]/[.E18]" office:value-type="float" office:value="0.0041519139619241" calcext:value-type="float">
            <text:p>4.15191E-03</text:p>
          </table:table-cell>
          <table:table-cell table:formula="of:=[.F18]/[.$F$55]" office:value-type="float" office:value="0.0281745284261217" calcext:value-type="float">
            <text:p>2.81745E-02</text:p>
          </table:table-cell>
          <table:table-cell office:value-type="float" office:value="1.8934" calcext:value-type="float">
            <text:p>1.89340E+00</text:p>
          </table:table-cell>
          <table:table-cell table:style-name="ce1" table:formula="of:=[.H18]/[.$E18]" office:value-type="float" office:value="0.00519558635844387" calcext:value-type="float">
            <text:p>5.19559E-03</text:p>
          </table:table-cell>
          <table:table-cell table:style-name="ce1" table:formula="of:=[.I18]/[.$F$55]" office:value-type="float" office:value="0.0352567988857143" calcext:value-type="float">
            <text:p>3.52568E-02</text:p>
          </table:table-cell>
          <table:table-cell table:style-name="ce1" office:value-type="float" office:value="2.15341" calcext:value-type="float">
            <text:p>2.15341E+00</text:p>
          </table:table-cell>
          <table:table-cell table:style-name="ce1" table:formula="of:=[.K18]/[.$E18]" office:value-type="float" office:value="0.00590906708573815" calcext:value-type="float">
            <text:p>5.90907E-03</text:p>
          </table:table-cell>
          <table:table-cell table:style-name="ce1" table:formula="of:=[.L18]/[.$F$55]" office:value-type="float" office:value="0.0400984172855636" calcext:value-type="float">
            <text:p>4.00984E-02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.10000E+01</text:p>
          </table:table-cell>
          <table:table-cell office:value-type="float" office:value="1.58604" calcext:value-type="float">
            <text:p>1.58604E+00</text:p>
          </table:table-cell>
          <table:table-cell office:value-type="float" office:value="389.5575" calcext:value-type="float">
            <text:p>3.89558E+02</text:p>
          </table:table-cell>
          <table:table-cell table:formula="of:=[.D19]/[.E19]" office:value-type="float" office:value="0.00407138869101481" calcext:value-type="float">
            <text:p>4.07139E-03</text:p>
          </table:table-cell>
          <table:table-cell table:formula="of:=[.F19]/[.$F$55]" office:value-type="float" office:value="0.0276280909143956" calcext:value-type="float">
            <text:p>2.76281E-02</text:p>
          </table:table-cell>
          <table:table-cell office:value-type="float" office:value="1.98858" calcext:value-type="float">
            <text:p>1.98858E+00</text:p>
          </table:table-cell>
          <table:table-cell table:style-name="ce1" table:formula="of:=[.H19]/[.$E19]" office:value-type="float" office:value="0.00510471496505651" calcext:value-type="float">
            <text:p>5.10471E-03</text:p>
          </table:table-cell>
          <table:table-cell table:style-name="ce1" table:formula="of:=[.I19]/[.$F$55]" office:value-type="float" office:value="0.0346401534832342" calcext:value-type="float">
            <text:p>3.46402E-02</text:p>
          </table:table-cell>
          <table:table-cell table:style-name="ce1" office:value-type="float" office:value="2.26346" calcext:value-type="float">
            <text:p>2.26346E+00</text:p>
          </table:table-cell>
          <table:table-cell table:style-name="ce1" table:formula="of:=[.K19]/[.$E19]" office:value-type="float" office:value="0.00581033608645707" calcext:value-type="float">
            <text:p>5.81034E-03</text:p>
          </table:table-cell>
          <table:table-cell table:style-name="ce1" table:formula="of:=[.L19]/[.$F$55]" office:value-type="float" office:value="0.0394284372784405" calcext:value-type="float">
            <text:p>3.94284E-02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.30000E+01</text:p>
          </table:table-cell>
          <table:table-cell office:value-type="float" office:value="1.66187" calcext:value-type="float">
            <text:p>1.66187E+00</text:p>
          </table:table-cell>
          <table:table-cell office:value-type="float" office:value="414.6902" calcext:value-type="float">
            <text:p>4.14690E+02</text:p>
          </table:table-cell>
          <table:table-cell table:formula="of:=[.D20]/[.E20]" office:value-type="float" office:value="0.0040074976452301" calcext:value-type="float">
            <text:p>4.00750E-03</text:p>
          </table:table-cell>
          <table:table-cell table:formula="of:=[.F20]/[.$F$55]" office:value-type="float" office:value="0.0271945318131849" calcext:value-type="float">
            <text:p>2.71945E-02</text:p>
          </table:table-cell>
          <table:table-cell office:value-type="float" office:value="2.08051" calcext:value-type="float">
            <text:p>2.08051E+00</text:p>
          </table:table-cell>
          <table:table-cell table:style-name="ce1" table:formula="of:=[.H20]/[.$E20]" office:value-type="float" office:value="0.00501702234583793" calcext:value-type="float">
            <text:p>5.01702E-03</text:p>
          </table:table-cell>
          <table:table-cell table:style-name="ce1" table:formula="of:=[.I20]/[.$F$55]" office:value-type="float" office:value="0.0340450789668562" calcext:value-type="float">
            <text:p>3.40451E-02</text:p>
          </table:table-cell>
          <table:table-cell table:style-name="ce1" office:value-type="float" office:value="2.36496" calcext:value-type="float">
            <text:p>2.36496E+00</text:p>
          </table:table-cell>
          <table:table-cell table:style-name="ce1" table:formula="of:=[.K20]/[.$E20]" office:value-type="float" office:value="0.00570295608625427" calcext:value-type="float">
            <text:p>5.70296E-03</text:p>
          </table:table-cell>
          <table:table-cell table:style-name="ce1" table:formula="of:=[.L20]/[.$F$55]" office:value-type="float" office:value="0.0386997659004073" calcext:value-type="float">
            <text:p>3.86998E-02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.50000E+01</text:p>
          </table:table-cell>
          <table:table-cell office:value-type="float" office:value="1.72949" calcext:value-type="float">
            <text:p>1.72949E+00</text:p>
          </table:table-cell>
          <table:table-cell office:value-type="float" office:value="439.823" calcext:value-type="float">
            <text:p>4.39823E+02</text:p>
          </table:table-cell>
          <table:table-cell table:formula="of:=[.D21]/[.E21]" office:value-type="float" office:value="0.00393224092418996" calcext:value-type="float">
            <text:p>3.93224E-03</text:p>
          </table:table-cell>
          <table:table-cell table:formula="of:=[.F21]/[.$F$55]" office:value-type="float" office:value="0.0266838462244066" calcext:value-type="float">
            <text:p>2.66838E-02</text:p>
          </table:table-cell>
          <table:table-cell office:value-type="float" office:value="2.15986" calcext:value-type="float">
            <text:p>2.15986E+00</text:p>
          </table:table-cell>
          <table:table-cell table:style-name="ce1" table:formula="of:=[.H21]/[.$E21]" office:value-type="float" office:value="0.004910748187339" calcext:value-type="float">
            <text:p>4.91075E-03</text:p>
          </table:table-cell>
          <table:table-cell table:style-name="ce1" table:formula="of:=[.I21]/[.$F$55]" office:value-type="float" office:value="0.0333239117348159" calcext:value-type="float">
            <text:p>3.33239E-02</text:p>
          </table:table-cell>
          <table:table-cell table:style-name="ce1" office:value-type="float" office:value="2.46262" calcext:value-type="float">
            <text:p>2.46262E+00</text:p>
          </table:table-cell>
          <table:table-cell table:style-name="ce1" table:formula="of:=[.K21]/[.$E21]" office:value-type="float" office:value="0.0055991160080305" calcext:value-type="float">
            <text:p>5.59912E-03</text:p>
          </table:table-cell>
          <table:table-cell table:style-name="ce1" table:formula="of:=[.L21]/[.$F$55]" office:value-type="float" office:value="0.0379951161262269" calcext:value-type="float">
            <text:p>3.79951E-02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.70000E+01</text:p>
          </table:table-cell>
          <table:table-cell office:value-type="float" office:value="1.791" calcext:value-type="float">
            <text:p>1.79100E+00</text:p>
          </table:table-cell>
          <table:table-cell office:value-type="float" office:value="464.9557" calcext:value-type="float">
            <text:p>4.64956E+02</text:p>
          </table:table-cell>
          <table:table-cell table:formula="of:=[.D22]/[.E22]" office:value-type="float" office:value="0.00385197987679256" calcext:value-type="float">
            <text:p>3.85198E-03</text:p>
          </table:table-cell>
          <table:table-cell table:formula="of:=[.F22]/[.$F$55]" office:value-type="float" office:value="0.0261392017105399" calcext:value-type="float">
            <text:p>2.61392E-02</text:p>
          </table:table-cell>
          <table:table-cell office:value-type="float" office:value="2.23678" calcext:value-type="float">
            <text:p>2.23678E+00</text:p>
          </table:table-cell>
          <table:table-cell table:style-name="ce1" table:formula="of:=[.H22]/[.$E22]" office:value-type="float" office:value="0.00481073788320049" calcext:value-type="float">
            <text:p>4.81074E-03</text:p>
          </table:table-cell>
          <table:table-cell table:style-name="ce1" table:formula="of:=[.I22]/[.$F$55]" office:value-type="float" office:value="0.0326452504757686" calcext:value-type="float">
            <text:p>3.26453E-02</text:p>
          </table:table-cell>
          <table:table-cell table:style-name="ce1" office:value-type="float" office:value="2.54904" calcext:value-type="float">
            <text:p>2.54904E+00</text:p>
          </table:table-cell>
          <table:table-cell table:style-name="ce1" table:formula="of:=[.K22]/[.$E22]" office:value-type="float" office:value="0.00548232874658812" calcext:value-type="float">
            <text:p>5.48233E-03</text:p>
          </table:table-cell>
          <table:table-cell table:style-name="ce1" table:formula="of:=[.L22]/[.$F$55]" office:value-type="float" office:value="0.0372026078884616" calcext:value-type="float">
            <text:p>3.72026E-02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.90000E+01</text:p>
          </table:table-cell>
          <table:table-cell office:value-type="float" office:value="1.84252" calcext:value-type="float">
            <text:p>1.84252E+00</text:p>
          </table:table-cell>
          <table:table-cell office:value-type="float" office:value="490.0885" calcext:value-type="float">
            <text:p>4.90089E+02</text:p>
          </table:table-cell>
          <table:table-cell table:formula="of:=[.D23]/[.E23]" office:value-type="float" office:value="0.00375956587432678" calcext:value-type="float">
            <text:p>3.75957E-03</text:p>
          </table:table-cell>
          <table:table-cell table:formula="of:=[.F23]/[.$F$55]" office:value-type="float" office:value="0.0255120882965044" calcext:value-type="float">
            <text:p>2.55121E-02</text:p>
          </table:table-cell>
          <table:table-cell office:value-type="float" office:value="2.30489" calcext:value-type="float">
            <text:p>2.30489E+00</text:p>
          </table:table-cell>
          <table:table-cell table:style-name="ce1" table:formula="of:=[.H23]/[.$E23]" office:value-type="float" office:value="0.00470300772207469" calcext:value-type="float">
            <text:p>4.70301E-03</text:p>
          </table:table-cell>
          <table:table-cell table:style-name="ce1" table:formula="of:=[.I23]/[.$F$55]" office:value-type="float" office:value="0.0319142029360496" calcext:value-type="float">
            <text:p>3.19142E-02</text:p>
          </table:table-cell>
          <table:table-cell table:style-name="ce1" office:value-type="float" office:value="2.62506" calcext:value-type="float">
            <text:p>2.62506E+00</text:p>
          </table:table-cell>
          <table:table-cell table:style-name="ce1" table:formula="of:=[.K23]/[.$E23]" office:value-type="float" office:value="0.00535629789313563" calcext:value-type="float">
            <text:p>5.35630E-03</text:p>
          </table:table-cell>
          <table:table-cell table:style-name="ce1" table:formula="of:=[.L23]/[.$F$55]" office:value-type="float" office:value="0.0363473734361754" calcext:value-type="float">
            <text:p>3.63474E-02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.10000E+01</text:p>
          </table:table-cell>
          <table:table-cell office:value-type="float" office:value="1.89145" calcext:value-type="float">
            <text:p>1.89145E+00</text:p>
          </table:table-cell>
          <table:table-cell office:value-type="float" office:value="515.2212" calcext:value-type="float">
            <text:p>5.15221E+02</text:p>
          </table:table-cell>
          <table:table-cell table:formula="of:=[.D24]/[.E24]" office:value-type="float" office:value="0.00367114163780528" calcext:value-type="float">
            <text:p>3.67114E-03</text:p>
          </table:table-cell>
          <table:table-cell table:formula="of:=[.F24]/[.$F$55]" office:value-type="float" office:value="0.0249120490884957" calcext:value-type="float">
            <text:p>2.49120E-02</text:p>
          </table:table-cell>
          <table:table-cell office:value-type="float" office:value="2.36009" calcext:value-type="float">
            <text:p>2.36009E+00</text:p>
          </table:table-cell>
          <table:table-cell table:style-name="ce1" table:formula="of:=[.H24]/[.$E24]" office:value-type="float" office:value="0.00458073153822087" calcext:value-type="float">
            <text:p>4.58073E-03</text:p>
          </table:table-cell>
          <table:table-cell table:style-name="ce1" table:formula="of:=[.I24]/[.$F$55]" office:value-type="float" office:value="0.0310844473463575" calcext:value-type="float">
            <text:p>3.10844E-02</text:p>
          </table:table-cell>
          <table:table-cell table:style-name="ce1" office:value-type="float" office:value="2.69797" calcext:value-type="float">
            <text:p>2.69797E+00</text:p>
          </table:table-cell>
          <table:table-cell table:style-name="ce1" table:formula="of:=[.K24]/[.$E24]" office:value-type="float" office:value="0.00523652753419308" calcext:value-type="float">
            <text:p>5.23653E-03</text:p>
          </table:table-cell>
          <table:table-cell table:style-name="ce1" table:formula="of:=[.L24]/[.$F$55]" office:value-type="float" office:value="0.035534622157228" calcext:value-type="float">
            <text:p>3.55346E-02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.30000E+01</text:p>
          </table:table-cell>
          <table:table-cell office:value-type="float" office:value="1.92974" calcext:value-type="float">
            <text:p>1.92974E+00</text:p>
          </table:table-cell>
          <table:table-cell office:value-type="float" office:value="540.3539" calcext:value-type="float">
            <text:p>5.40354E+02</text:p>
          </table:table-cell>
          <table:table-cell table:formula="of:=[.D25]/[.E25]" office:value-type="float" office:value="0.00357125209978127" calcext:value-type="float">
            <text:p>3.57125E-03</text:p>
          </table:table-cell>
          <table:table-cell table:formula="of:=[.F25]/[.$F$55]" office:value-type="float" office:value="0.0242342073378384" calcext:value-type="float">
            <text:p>2.42342E-02</text:p>
          </table:table-cell>
          <table:table-cell office:value-type="float" office:value="2.41161" calcext:value-type="float">
            <text:p>2.41161E+00</text:p>
          </table:table-cell>
          <table:table-cell table:style-name="ce1" table:formula="of:=[.H25]/[.$E25]" office:value-type="float" office:value="0.00446301951369279" calcext:value-type="float">
            <text:p>4.46302E-03</text:p>
          </table:table-cell>
          <table:table-cell table:style-name="ce1" table:formula="of:=[.I25]/[.$F$55]" office:value-type="float" office:value="0.0302856637464137" calcext:value-type="float">
            <text:p>3.02857E-02</text:p>
          </table:table-cell>
          <table:table-cell table:style-name="ce1" office:value-type="float" office:value="2.75174" calcext:value-type="float">
            <text:p>2.75174E+00</text:p>
          </table:table-cell>
          <table:table-cell table:style-name="ce1" table:formula="of:=[.K25]/[.$E25]" office:value-type="float" office:value="0.00509247735604388" calcext:value-type="float">
            <text:p>5.09248E-03</text:p>
          </table:table-cell>
          <table:table-cell table:style-name="ce1" table:formula="of:=[.L25]/[.$F$55]" office:value-type="float" office:value="0.0345571101287341" calcext:value-type="float">
            <text:p>3.45571E-02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.50000E+01</text:p>
          </table:table-cell>
          <table:table-cell office:value-type="float" office:value="1.96556" calcext:value-type="float">
            <text:p>1.96556E+00</text:p>
          </table:table-cell>
          <table:table-cell office:value-type="float" office:value="565.4867" calcext:value-type="float">
            <text:p>5.65487E+02</text:p>
          </table:table-cell>
          <table:table-cell table:formula="of:=[.D26]/[.E26]" office:value-type="float" office:value="0.00347587308419455" calcext:value-type="float">
            <text:p>3.47587E-03</text:p>
          </table:table-cell>
          <table:table-cell table:formula="of:=[.F26]/[.$F$55]" office:value-type="float" office:value="0.0235869736016512" calcext:value-type="float">
            <text:p>2.35870E-02</text:p>
          </table:table-cell>
          <table:table-cell office:value-type="float" office:value="2.4575" calcext:value-type="float">
            <text:p>2.45750E+00</text:p>
          </table:table-cell>
          <table:table-cell table:style-name="ce1" table:formula="of:=[.H26]/[.$E26]" office:value-type="float" office:value="0.00434581396874586" calcext:value-type="float">
            <text:p>4.34581E-03</text:p>
          </table:table-cell>
          <table:table-cell table:style-name="ce1" table:formula="of:=[.I26]/[.$F$55]" office:value-type="float" office:value="0.0294903170730265" calcext:value-type="float">
            <text:p>2.94903E-02</text:p>
          </table:table-cell>
          <table:table-cell table:style-name="ce1" office:value-type="float" office:value="2.80333" calcext:value-type="float">
            <text:p>2.80333E+00</text:p>
          </table:table-cell>
          <table:table-cell table:style-name="ce1" table:formula="of:=[.K26]/[.$E26]" office:value-type="float" office:value="0.00495737565534256" calcext:value-type="float">
            <text:p>4.95738E-03</text:p>
          </table:table-cell>
          <table:table-cell table:style-name="ce1" table:formula="of:=[.L26]/[.$F$55]" office:value-type="float" office:value="0.0336403216929104" calcext:value-type="float">
            <text:p>3.36403E-02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.70000E+01</text:p>
          </table:table-cell>
          <table:table-cell office:value-type="float" office:value="1.9958" calcext:value-type="float">
            <text:p>1.99580E+00</text:p>
          </table:table-cell>
          <table:table-cell office:value-type="float" office:value="590.6194" calcext:value-type="float">
            <text:p>5.90619E+02</text:p>
          </table:table-cell>
          <table:table-cell table:formula="of:=[.D27]/[.E27]" office:value-type="float" office:value="0.00337916431461615" calcext:value-type="float">
            <text:p>3.37916E-03</text:p>
          </table:table-cell>
          <table:table-cell table:formula="of:=[.F27]/[.$F$55]" office:value-type="float" office:value="0.0229307162700857" calcext:value-type="float">
            <text:p>2.29307E-02</text:p>
          </table:table-cell>
          <table:table-cell office:value-type="float" office:value="2.48895" calcext:value-type="float">
            <text:p>2.48895E+00</text:p>
          </table:table-cell>
          <table:table-cell table:style-name="ce1" table:formula="of:=[.H27]/[.$E27]" office:value-type="float" office:value="0.00421413519434004" calcext:value-type="float">
            <text:p>4.21414E-03</text:p>
          </table:table-cell>
          <table:table-cell table:style-name="ce1" table:formula="of:=[.I27]/[.$F$55]" office:value-type="float" office:value="0.0285967563184837" calcext:value-type="float">
            <text:p>2.85968E-02</text:p>
          </table:table-cell>
          <table:table-cell table:style-name="ce1" office:value-type="float" office:value="2.84307" calcext:value-type="float">
            <text:p>2.84307E+00</text:p>
          </table:table-cell>
          <table:table-cell table:style-name="ce1" table:formula="of:=[.K27]/[.$E27]" office:value-type="float" office:value="0.0048137091331575" calcext:value-type="float">
            <text:p>4.81371E-03</text:p>
          </table:table-cell>
          <table:table-cell table:style-name="ce1" table:formula="of:=[.L27]/[.$F$55]" office:value-type="float" office:value="0.0326654131205494" calcext:value-type="float">
            <text:p>3.26654E-02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.90000E+01</text:p>
          </table:table-cell>
          <table:table-cell office:value-type="float" office:value="2.01942" calcext:value-type="float">
            <text:p>2.01942E+00</text:p>
          </table:table-cell>
          <table:table-cell office:value-type="float" office:value="615.7522" calcext:value-type="float">
            <text:p>6.15752E+02</text:p>
          </table:table-cell>
          <table:table-cell table:formula="of:=[.D28]/[.E28]" office:value-type="float" office:value="0.00327959851381773" calcext:value-type="float">
            <text:p>3.27960E-03</text:p>
          </table:table-cell>
          <table:table-cell table:formula="of:=[.F28]/[.$F$55]" office:value-type="float" office:value="0.0222550713721928" calcext:value-type="float">
            <text:p>2.22551E-02</text:p>
          </table:table-cell>
          <table:table-cell office:value-type="float" office:value="2.51447" calcext:value-type="float">
            <text:p>2.51447E+00</text:p>
          </table:table-cell>
          <table:table-cell table:style-name="ce1" table:formula="of:=[.H28]/[.$E28]" office:value-type="float" office:value="0.00408357452884456" calcext:value-type="float">
            <text:p>4.08357E-03</text:p>
          </table:table-cell>
          <table:table-cell table:style-name="ce1" table:formula="of:=[.I28]/[.$F$55]" office:value-type="float" office:value="0.0277107829541341" calcext:value-type="float">
            <text:p>2.77108E-02</text:p>
          </table:table-cell>
          <table:table-cell table:style-name="ce1" office:value-type="float" office:value="2.86703" calcext:value-type="float">
            <text:p>2.86703E+00</text:p>
          </table:table-cell>
          <table:table-cell table:style-name="ce1" table:formula="of:=[.K28]/[.$E28]" office:value-type="float" office:value="0.00465614251966944" calcext:value-type="float">
            <text:p>4.65614E-03</text:p>
          </table:table-cell>
          <table:table-cell table:style-name="ce1" table:formula="of:=[.L28]/[.$F$55]" office:value-type="float" office:value="0.0315961797329024" calcext:value-type="float">
            <text:p>3.15962E-02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.10000E+01</text:p>
          </table:table-cell>
          <table:table-cell office:value-type="float" office:value="2.03461" calcext:value-type="float">
            <text:p>2.03461E+00</text:p>
          </table:table-cell>
          <table:table-cell office:value-type="float" office:value="640.8849" calcext:value-type="float">
            <text:p>6.40885E+02</text:p>
          </table:table-cell>
          <table:table-cell table:formula="of:=[.D29]/[.E29]" office:value-type="float" office:value="0.00317468862193508" calcext:value-type="float">
            <text:p>3.17469E-03</text:p>
          </table:table-cell>
          <table:table-cell table:formula="of:=[.F29]/[.$F$55]" office:value-type="float" office:value="0.0215431619352112" calcext:value-type="float">
            <text:p>2.15432E-02</text:p>
          </table:table-cell>
          <table:table-cell office:value-type="float" office:value="2.53188" calcext:value-type="float">
            <text:p>2.53188E+00</text:p>
          </table:table-cell>
          <table:table-cell table:style-name="ce1" table:formula="of:=[.H29]/[.$E29]" office:value-type="float" office:value="0.00395060017797267" calcext:value-type="float">
            <text:p>3.95060E-03</text:p>
          </table:table-cell>
          <table:table-cell table:style-name="ce1" table:formula="of:=[.I29]/[.$F$55]" office:value-type="float" office:value="0.0268084305299406" calcext:value-type="float">
            <text:p>2.68084E-02</text:p>
          </table:table-cell>
          <table:table-cell table:style-name="ce1" office:value-type="float" office:value="2.88768" calcext:value-type="float">
            <text:p>2.88768E+00</text:p>
          </table:table-cell>
          <table:table-cell table:style-name="ce1" table:formula="of:=[.K29]/[.$E29]" office:value-type="float" office:value="0.00450577006885324" calcext:value-type="float">
            <text:p>4.50577E-03</text:p>
          </table:table-cell>
          <table:table-cell table:style-name="ce1" table:formula="of:=[.L29]/[.$F$55]" office:value-type="float" office:value="0.0305757653098484" calcext:value-type="float">
            <text:p>3.05758E-02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.30000E+01</text:p>
          </table:table-cell>
          <table:table-cell office:value-type="float" office:value="2.04428" calcext:value-type="float">
            <text:p>2.04428E+00</text:p>
          </table:table-cell>
          <table:table-cell office:value-type="float" office:value="666.0176" calcext:value-type="float">
            <text:p>6.66018E+02</text:p>
          </table:table-cell>
          <table:table-cell table:formula="of:=[.D30]/[.E30]" office:value-type="float" office:value="0.00306940837599487" calcext:value-type="float">
            <text:p>3.06941E-03</text:p>
          </table:table-cell>
          <table:table-cell table:formula="of:=[.F30]/[.$F$55]" office:value-type="float" office:value="0.0208287393076824" calcext:value-type="float">
            <text:p>2.08287E-02</text:p>
          </table:table-cell>
          <table:table-cell office:value-type="float" office:value="2.53877" calcext:value-type="float">
            <text:p>2.53877E+00</text:p>
          </table:table-cell>
          <table:table-cell table:style-name="ce1" table:formula="of:=[.H30]/[.$E30]" office:value-type="float" office:value="0.00381186623296441" calcext:value-type="float">
            <text:p>3.81187E-03</text:p>
          </table:table-cell>
          <table:table-cell table:style-name="ce1" table:formula="of:=[.I30]/[.$F$55]" office:value-type="float" office:value="0.0258669939989457" calcext:value-type="float">
            <text:p>2.58670E-02</text:p>
          </table:table-cell>
          <table:table-cell table:style-name="ce1" office:value-type="float" office:value="2.89808" calcext:value-type="float">
            <text:p>2.89808E+00</text:p>
          </table:table-cell>
          <table:table-cell table:style-name="ce1" table:formula="of:=[.K30]/[.$E30]" office:value-type="float" office:value="0.00435135648066958" calcext:value-type="float">
            <text:p>4.35136E-03</text:p>
          </table:table-cell>
          <table:table-cell table:style-name="ce1" table:formula="of:=[.L30]/[.$F$55]" office:value-type="float" office:value="0.0295279280787407" calcext:value-type="float">
            <text:p>2.95279E-02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.50000E+01</text:p>
          </table:table-cell>
          <table:table-cell office:value-type="float" office:value="2.045" calcext:value-type="float">
            <text:p>2.04500E+00</text:p>
          </table:table-cell>
          <table:table-cell office:value-type="float" office:value="691.1504" calcext:value-type="float">
            <text:p>6.91150E+02</text:p>
          </table:table-cell>
          <table:table-cell table:formula="of:=[.D31]/[.E31]" office:value-type="float" office:value="0.0029588350089937" calcext:value-type="float">
            <text:p>2.95884E-03</text:p>
          </table:table-cell>
          <table:table-cell table:formula="of:=[.F31]/[.$F$55]" office:value-type="float" office:value="0.0200783980192269" calcext:value-type="float">
            <text:p>2.00784E-02</text:p>
          </table:table-cell>
          <table:table-cell office:value-type="float" office:value="2.52924" calcext:value-type="float">
            <text:p>2.52924E+00</text:p>
          </table:table-cell>
          <table:table-cell table:style-name="ce1" table:formula="of:=[.H31]/[.$E31]" office:value-type="float" office:value="0.00365946398931405" calcext:value-type="float">
            <text:p>3.65946E-03</text:p>
          </table:table-cell>
          <table:table-cell table:style-name="ce1" table:formula="of:=[.I31]/[.$F$55]" office:value-type="float" office:value="0.0248328055775792" calcext:value-type="float">
            <text:p>2.48328E-02</text:p>
          </table:table-cell>
          <table:table-cell table:style-name="ce1" office:value-type="float" office:value="2.9015" calcext:value-type="float">
            <text:p>2.90150E+00</text:p>
          </table:table-cell>
          <table:table-cell table:style-name="ce1" table:formula="of:=[.K31]/[.$E31]" office:value-type="float" office:value="0.00419807324136686" calcext:value-type="float">
            <text:p>4.19807E-03</text:p>
          </table:table-cell>
          <table:table-cell table:style-name="ce1" table:formula="of:=[.L31]/[.$F$55]" office:value-type="float" office:value="0.0284877612972063" calcext:value-type="float">
            <text:p>2.84878E-02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.70000E+01</text:p>
          </table:table-cell>
          <table:table-cell office:value-type="float" office:value="2.03785" calcext:value-type="float">
            <text:p>2.03785E+00</text:p>
          </table:table-cell>
          <table:table-cell office:value-type="float" office:value="716.2831" calcext:value-type="float">
            <text:p>7.16283E+02</text:p>
          </table:table-cell>
          <table:table-cell table:formula="of:=[.D32]/[.E32]" office:value-type="float" office:value="0.00284503431673873" calcext:value-type="float">
            <text:p>2.84503E-03</text:p>
          </table:table-cell>
          <table:table-cell table:formula="of:=[.F32]/[.$F$55]" office:value-type="float" office:value="0.0193061563812128" calcext:value-type="float">
            <text:p>1.93062E-02</text:p>
          </table:table-cell>
          <table:table-cell office:value-type="float" office:value="2.51525" calcext:value-type="float">
            <text:p>2.51525E+00</text:p>
          </table:table-cell>
          <table:table-cell table:style-name="ce1" table:formula="of:=[.H32]/[.$E32]" office:value-type="float" office:value="0.00351153056661535" calcext:value-type="float">
            <text:p>3.51153E-03</text:p>
          </table:table-cell>
          <table:table-cell table:style-name="ce1" table:formula="of:=[.I32]/[.$F$55]" office:value-type="float" office:value="0.0238289421880145" calcext:value-type="float">
            <text:p>2.38289E-02</text:p>
          </table:table-cell>
          <table:table-cell table:style-name="ce1" office:value-type="float" office:value="2.88571" calcext:value-type="float">
            <text:p>2.88571E+00</text:p>
          </table:table-cell>
          <table:table-cell table:style-name="ce1" table:formula="of:=[.K32]/[.$E32]" office:value-type="float" office:value="0.00402872830588911" calcext:value-type="float">
            <text:p>4.02873E-03</text:p>
          </table:table-cell>
          <table:table-cell table:style-name="ce1" table:formula="of:=[.L32]/[.$F$55]" office:value-type="float" office:value="0.0273386012370044" calcext:value-type="float">
            <text:p>2.73386E-02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.90000E+01</text:p>
          </table:table-cell>
          <table:table-cell office:value-type="float" office:value="2.02338" calcext:value-type="float">
            <text:p>2.02338E+00</text:p>
          </table:table-cell>
          <table:table-cell office:value-type="float" office:value="741.4159" calcext:value-type="float">
            <text:p>7.41416E+02</text:p>
          </table:table-cell>
          <table:table-cell table:formula="of:=[.D33]/[.E33]" office:value-type="float" office:value="0.00272907554316005" calcext:value-type="float">
            <text:p>2.72908E-03</text:p>
          </table:table-cell>
          <table:table-cell table:formula="of:=[.F33]/[.$F$55]" office:value-type="float" office:value="0.0185192701903109" calcext:value-type="float">
            <text:p>1.85193E-02</text:p>
          </table:table-cell>
          <table:table-cell office:value-type="float" office:value="2.49428" calcext:value-type="float">
            <text:p>2.49428E+00</text:p>
          </table:table-cell>
          <table:table-cell table:style-name="ce1" table:formula="of:=[.H33]/[.$E33]" office:value-type="float" office:value="0.00336421163883861" calcext:value-type="float">
            <text:p>3.36421E-03</text:p>
          </table:table-cell>
          <table:table-cell table:style-name="ce1" table:formula="of:=[.I33]/[.$F$55]" office:value-type="float" office:value="0.0228292487077507" calcext:value-type="float">
            <text:p>2.28292E-02</text:p>
          </table:table-cell>
          <table:table-cell table:style-name="ce1" office:value-type="float" office:value="2.86226" calcext:value-type="float">
            <text:p>2.86226E+00</text:p>
          </table:table-cell>
          <table:table-cell table:style-name="ce1" table:formula="of:=[.K33]/[.$E33]" office:value-type="float" office:value="0.00386053225996367" calcext:value-type="float">
            <text:p>3.86053E-03</text:p>
          </table:table-cell>
          <table:table-cell table:style-name="ce1" table:formula="of:=[.L33]/[.$F$55]" office:value-type="float" office:value="0.0261972374417654" calcext:value-type="float">
            <text:p>2.61972E-02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.10000E+01</text:p>
          </table:table-cell>
          <table:table-cell office:value-type="float" office:value="1.99977" calcext:value-type="float">
            <text:p>1.99977E+00</text:p>
          </table:table-cell>
          <table:table-cell office:value-type="float" office:value="766.5486" calcext:value-type="float">
            <text:p>7.66549E+02</text:p>
          </table:table-cell>
          <table:table-cell table:formula="of:=[.D34]/[.E34]" office:value-type="float" office:value="0.00260879740697459" calcext:value-type="float">
            <text:p>2.60880E-03</text:p>
          </table:table-cell>
          <table:table-cell table:formula="of:=[.F34]/[.$F$55]" office:value-type="float" office:value="0.0177030731789865" calcext:value-type="float">
            <text:p>1.77031E-02</text:p>
          </table:table-cell>
          <table:table-cell office:value-type="float" office:value="2.46671" calcext:value-type="float">
            <text:p>2.46671E+00</text:p>
          </table:table-cell>
          <table:table-cell table:style-name="ce1" table:formula="of:=[.H34]/[.$E34]" office:value-type="float" office:value="0.00321794338936892" calcext:value-type="float">
            <text:p>3.21794E-03</text:p>
          </table:table-cell>
          <table:table-cell table:style-name="ce1" table:formula="of:=[.I34]/[.$F$55]" office:value-type="float" office:value="0.0218366850394485" calcext:value-type="float">
            <text:p>2.18367E-02</text:p>
          </table:table-cell>
          <table:table-cell table:style-name="ce1" office:value-type="float" office:value="2.82793" calcext:value-type="float">
            <text:p>2.82793E+00</text:p>
          </table:table-cell>
          <table:table-cell table:style-name="ce1" table:formula="of:=[.K34]/[.$E34]" office:value-type="float" office:value="0.00368917248038807" calcext:value-type="float">
            <text:p>3.68917E-03</text:p>
          </table:table-cell>
          <table:table-cell table:style-name="ce1" table:formula="of:=[.L34]/[.$F$55]" office:value-type="float" office:value="0.0250344048240805" calcext:value-type="float">
            <text:p>2.50344E-02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.30000E+01</text:p>
          </table:table-cell>
          <table:table-cell office:value-type="float" office:value="1.97082" calcext:value-type="float">
            <text:p>1.97082E+00</text:p>
          </table:table-cell>
          <table:table-cell office:value-type="float" office:value="791.6813" calcext:value-type="float">
            <text:p>7.91681E+02</text:p>
          </table:table-cell>
          <table:table-cell table:formula="of:=[.D35]/[.E35]" office:value-type="float" office:value="0.00248941082731144" calcext:value-type="float">
            <text:p>2.48941E-03</text:p>
          </table:table-cell>
          <table:table-cell table:formula="of:=[.F35]/[.$F$55]" office:value-type="float" office:value="0.0168929261929787" calcext:value-type="float">
            <text:p>1.68929E-02</text:p>
          </table:table-cell>
          <table:table-cell office:value-type="float" office:value="2.42991" calcext:value-type="float">
            <text:p>2.42991E+00</text:p>
          </table:table-cell>
          <table:table-cell table:style-name="ce1" table:formula="of:=[.H35]/[.$E35]" office:value-type="float" office:value="0.00306930326635226" calcext:value-type="float">
            <text:p>3.06930E-03</text:p>
          </table:table-cell>
          <table:table-cell table:style-name="ce1" table:formula="of:=[.I35]/[.$F$55]" office:value-type="float" office:value="0.0208280260427542" calcext:value-type="float">
            <text:p>2.08280E-02</text:p>
          </table:table-cell>
          <table:table-cell table:style-name="ce1" office:value-type="float" office:value="2.78741" calcext:value-type="float">
            <text:p>2.78741E+00</text:p>
          </table:table-cell>
          <table:table-cell table:style-name="ce1" table:formula="of:=[.K35]/[.$E35]" office:value-type="float" office:value="0.00352087386679463" calcext:value-type="float">
            <text:p>3.52087E-03</text:p>
          </table:table-cell>
          <table:table-cell table:style-name="ce1" table:formula="of:=[.L35]/[.$F$55]" office:value-type="float" office:value="0.0238923450135328" calcext:value-type="float">
            <text:p>2.38923E-0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.50000E+01</text:p>
          </table:table-cell>
          <table:table-cell office:value-type="float" office:value="1.93687" calcext:value-type="float">
            <text:p>1.93687E+00</text:p>
          </table:table-cell>
          <table:table-cell office:value-type="float" office:value="816.8141" calcext:value-type="float">
            <text:p>8.16814E+02</text:p>
          </table:table-cell>
          <table:table-cell table:formula="of:=[.D36]/[.E36]" office:value-type="float" office:value="0.00237124946790218" calcext:value-type="float">
            <text:p>2.37125E-03</text:p>
          </table:table-cell>
          <table:table-cell table:formula="of:=[.F36]/[.$F$55]" office:value-type="float" office:value="0.0160910934454613" calcext:value-type="float">
            <text:p>1.60911E-02</text:p>
          </table:table-cell>
          <table:table-cell office:value-type="float" office:value="2.38357" calcext:value-type="float">
            <text:p>2.38357E+00</text:p>
          </table:table-cell>
          <table:table-cell table:style-name="ce1" table:formula="of:=[.H36]/[.$E36]" office:value-type="float" office:value="0.00291813033100188" calcext:value-type="float">
            <text:p>2.91813E-03</text:p>
          </table:table-cell>
          <table:table-cell table:style-name="ce1" table:formula="of:=[.I36]/[.$F$55]" office:value-type="float" office:value="0.0198021796010048" calcext:value-type="float">
            <text:p>1.98022E-02</text:p>
          </table:table-cell>
          <table:table-cell table:style-name="ce1" office:value-type="float" office:value="2.73816" calcext:value-type="float">
            <text:p>2.73816E+00</text:p>
          </table:table-cell>
          <table:table-cell table:style-name="ce1" table:formula="of:=[.K36]/[.$E36]" office:value-type="float" office:value="0.00335224379696678" calcext:value-type="float">
            <text:p>3.35224E-03</text:p>
          </table:table-cell>
          <table:table-cell table:style-name="ce1" table:formula="of:=[.L36]/[.$F$55]" office:value-type="float" office:value="0.0227480359696956" calcext:value-type="float">
            <text:p>2.27480E-02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.70000E+01</text:p>
          </table:table-cell>
          <table:table-cell office:value-type="float" office:value="1.89236" calcext:value-type="float">
            <text:p>1.89236E+00</text:p>
          </table:table-cell>
          <table:table-cell office:value-type="float" office:value="841.9468" calcext:value-type="float">
            <text:p>8.41947E+02</text:p>
          </table:table-cell>
          <table:table-cell table:formula="of:=[.D37]/[.E37]" office:value-type="float" office:value="0.00224760044221321" calcext:value-type="float">
            <text:p>2.24760E-03</text:p>
          </table:table-cell>
          <table:table-cell table:formula="of:=[.F37]/[.$F$55]" office:value-type="float" office:value="0.0152520218700181" calcext:value-type="float">
            <text:p>1.52520E-02</text:p>
          </table:table-cell>
          <table:table-cell office:value-type="float" office:value="2.33234" calcext:value-type="float">
            <text:p>2.33234E+00</text:p>
          </table:table-cell>
          <table:table-cell table:style-name="ce1" table:formula="of:=[.H37]/[.$E37]" office:value-type="float" office:value="0.00277017502768583" calcext:value-type="float">
            <text:p>2.77018E-03</text:p>
          </table:table-cell>
          <table:table-cell table:style-name="ce1" table:formula="of:=[.I37]/[.$F$55]" office:value-type="float" office:value="0.0187981677314666" calcext:value-type="float">
            <text:p>1.87982E-02</text:p>
          </table:table-cell>
          <table:table-cell table:style-name="ce1" office:value-type="float" office:value="2.67308" calcext:value-type="float">
            <text:p>2.67308E+00</text:p>
          </table:table-cell>
          <table:table-cell table:style-name="ce1" table:formula="of:=[.K37]/[.$E37]" office:value-type="float" office:value="0.0031748799330314" calcext:value-type="float">
            <text:p>3.17488E-03</text:p>
          </table:table-cell>
          <table:table-cell table:style-name="ce1" table:formula="of:=[.L37]/[.$F$55]" office:value-type="float" office:value="0.0215444601557357" calcext:value-type="float">
            <text:p>2.15445E-02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.90000E+01</text:p>
          </table:table-cell>
          <table:table-cell office:value-type="float" office:value="1.8399" calcext:value-type="float">
            <text:p>1.83990E+00</text:p>
          </table:table-cell>
          <table:table-cell office:value-type="float" office:value="867.0796" calcext:value-type="float">
            <text:p>8.67080E+02</text:p>
          </table:table-cell>
          <table:table-cell table:formula="of:=[.D38]/[.E38]" office:value-type="float" office:value="0.00212195051065669" calcext:value-type="float">
            <text:p>2.12195E-03</text:p>
          </table:table-cell>
          <table:table-cell table:formula="of:=[.F38]/[.$F$55]" office:value-type="float" office:value="0.0143993723207151" calcext:value-type="float">
            <text:p>1.43994E-02</text:p>
          </table:table-cell>
          <table:table-cell office:value-type="float" office:value="2.269" calcext:value-type="float">
            <text:p>2.26900E+00</text:p>
          </table:table-cell>
          <table:table-cell table:style-name="ce1" table:formula="of:=[.H38]/[.$E38]" office:value-type="float" office:value="0.00261683010417959" calcext:value-type="float">
            <text:p>2.61683E-03</text:p>
          </table:table-cell>
          <table:table-cell table:style-name="ce1" table:formula="of:=[.I38]/[.$F$55]" office:value-type="float" office:value="0.0177575823662713" calcext:value-type="float">
            <text:p>1.77576E-02</text:p>
          </table:table-cell>
          <table:table-cell table:style-name="ce1" office:value-type="float" office:value="2.59852" calcext:value-type="float">
            <text:p>2.59852E+00</text:p>
          </table:table-cell>
          <table:table-cell table:style-name="ce1" table:formula="of:=[.K38]/[.$E38]" office:value-type="float" office:value="0.00299686441706159" calcext:value-type="float">
            <text:p>2.99686E-03</text:p>
          </table:table-cell>
          <table:table-cell table:style-name="ce1" table:formula="of:=[.L38]/[.$F$55]" office:value-type="float" office:value="0.020336462287529" calcext:value-type="float">
            <text:p>2.03365E-02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.10000E+01</text:p>
          </table:table-cell>
          <table:table-cell office:value-type="float" office:value="1.78427" calcext:value-type="float">
            <text:p>1.78427E+00</text:p>
          </table:table-cell>
          <table:table-cell office:value-type="float" office:value="892.2123" calcext:value-type="float">
            <text:p>8.92212E+02</text:p>
          </table:table-cell>
          <table:table-cell table:formula="of:=[.D39]/[.E39]" office:value-type="float" office:value="0.00199982672285509" calcext:value-type="float">
            <text:p>1.99983E-03</text:p>
          </table:table-cell>
          <table:table-cell table:formula="of:=[.F39]/[.$F$55]" office:value-type="float" office:value="0.0135706508774299" calcext:value-type="float">
            <text:p>1.35707E-02</text:p>
          </table:table-cell>
          <table:table-cell office:value-type="float" office:value="2.20103" calcext:value-type="float">
            <text:p>2.20103E+00</text:p>
          </table:table-cell>
          <table:table-cell table:style-name="ce1" table:formula="of:=[.H39]/[.$E39]" office:value-type="float" office:value="0.00246693527986557" calcext:value-type="float">
            <text:p>2.46694E-03</text:p>
          </table:table-cell>
          <table:table-cell table:style-name="ce1" table:formula="of:=[.I39]/[.$F$55]" office:value-type="float" office:value="0.0167404090752798" calcext:value-type="float">
            <text:p>1.67404E-02</text:p>
          </table:table-cell>
          <table:table-cell table:style-name="ce1" office:value-type="float" office:value="2.51406" calcext:value-type="float">
            <text:p>2.51406E+00</text:p>
          </table:table-cell>
          <table:table-cell table:style-name="ce1" table:formula="of:=[.K39]/[.$E39]" office:value-type="float" office:value="0.00281778226998216" calcext:value-type="float">
            <text:p>2.81778E-03</text:p>
          </table:table-cell>
          <table:table-cell table:style-name="ce1" table:formula="of:=[.L39]/[.$F$55]" office:value-type="float" office:value="0.0191212263530247" calcext:value-type="float">
            <text:p>1.91212E-02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.30000E+01</text:p>
          </table:table-cell>
          <table:table-cell office:value-type="float" office:value="1.71731" calcext:value-type="float">
            <text:p>1.71731E+00</text:p>
          </table:table-cell>
          <table:table-cell office:value-type="float" office:value="917.3451" calcext:value-type="float">
            <text:p>9.17345E+02</text:p>
          </table:table-cell>
          <table:table-cell table:formula="of:=[.D40]/[.E40]" office:value-type="float" office:value="0.00187204357444107" calcext:value-type="float">
            <text:p>1.87204E-03</text:p>
          </table:table-cell>
          <table:table-cell table:formula="of:=[.F40]/[.$F$55]" office:value-type="float" office:value="0.0127035255033526" calcext:value-type="float">
            <text:p>1.27035E-02</text:p>
          </table:table-cell>
          <table:table-cell office:value-type="float" office:value="2.11454" calcext:value-type="float">
            <text:p>2.11454E+00</text:p>
          </table:table-cell>
          <table:table-cell table:style-name="ce1" table:formula="of:=[.H40]/[.$E40]" office:value-type="float" office:value="0.00230506490959618" calcext:value-type="float">
            <text:p>2.30506E-03</text:p>
          </table:table-cell>
          <table:table-cell table:style-name="ce1" table:formula="of:=[.I40]/[.$F$55]" office:value-type="float" office:value="0.0156419707669898" calcext:value-type="float">
            <text:p>1.56420E-02</text:p>
          </table:table-cell>
          <table:table-cell table:style-name="ce1" office:value-type="float" office:value="2.41928" calcext:value-type="float">
            <text:p>2.41928E+00</text:p>
          </table:table-cell>
          <table:table-cell table:style-name="ce1" table:formula="of:=[.K40]/[.$E40]" office:value-type="float" office:value="0.00263726268336747" calcext:value-type="float">
            <text:p>2.63726E-03</text:p>
          </table:table-cell>
          <table:table-cell table:style-name="ce1" table:formula="of:=[.L40]/[.$F$55]" office:value-type="float" office:value="0.0178962360783731" calcext:value-type="float">
            <text:p>1.78962E-02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.50000E+01</text:p>
          </table:table-cell>
          <table:table-cell office:value-type="float" office:value="1.64431" calcext:value-type="float">
            <text:p>1.64431E+00</text:p>
          </table:table-cell>
          <table:table-cell office:value-type="float" office:value="942.4778" calcext:value-type="float">
            <text:p>9.42478E+02</text:p>
          </table:table-cell>
          <table:table-cell table:formula="of:=[.D41]/[.E41]" office:value-type="float" office:value="0.00174466708924072" calcext:value-type="float">
            <text:p>1.74467E-03</text:p>
          </table:table-cell>
          <table:table-cell table:formula="of:=[.F41]/[.$F$55]" office:value-type="float" office:value="0.0118391597106102" calcext:value-type="float">
            <text:p>1.18392E-02</text:p>
          </table:table-cell>
          <table:table-cell office:value-type="float" office:value="2.02236" calcext:value-type="float">
            <text:p>2.02236E+00</text:p>
          </table:table-cell>
          <table:table-cell table:style-name="ce1" table:formula="of:=[.H41]/[.$E41]" office:value-type="float" office:value="0.00214579059581032" calcext:value-type="float">
            <text:p>2.14579E-03</text:p>
          </table:table-cell>
          <table:table-cell table:style-name="ce1" table:formula="of:=[.I41]/[.$F$55]" office:value-type="float" office:value="0.0145611490730761" calcext:value-type="float">
            <text:p>1.45611E-02</text:p>
          </table:table-cell>
          <table:table-cell table:style-name="ce1" office:value-type="float" office:value="2.31518" calcext:value-type="float">
            <text:p>2.31518E+00</text:p>
          </table:table-cell>
          <table:table-cell table:style-name="ce1" table:formula="of:=[.K41]/[.$E41]" office:value-type="float" office:value="0.00245648226409153" calcext:value-type="float">
            <text:p>2.45648E-03</text:p>
          </table:table-cell>
          <table:table-cell table:style-name="ce1" table:formula="of:=[.L41]/[.$F$55]" office:value-type="float" office:value="0.0166694758158806" calcext:value-type="float">
            <text:p>1.66695E-02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.70000E+01</text:p>
          </table:table-cell>
          <table:table-cell office:value-type="float" office:value="1.56414" calcext:value-type="float">
            <text:p>1.56414E+00</text:p>
          </table:table-cell>
          <table:table-cell office:value-type="float" office:value="967.6105" calcext:value-type="float">
            <text:p>9.67611E+02</text:p>
          </table:table-cell>
          <table:table-cell table:formula="of:=[.D42]/[.E42]" office:value-type="float" office:value="0.00161649754730855" calcext:value-type="float">
            <text:p>1.61650E-03</text:p>
          </table:table-cell>
          <table:table-cell table:formula="of:=[.F42]/[.$F$55]" office:value-type="float" office:value="0.0109694123035957" calcext:value-type="float">
            <text:p>1.09694E-02</text:p>
          </table:table-cell>
          <table:table-cell office:value-type="float" office:value="1.91714" calcext:value-type="float">
            <text:p>1.91714E+00</text:p>
          </table:table-cell>
          <table:table-cell table:style-name="ce1" table:formula="of:=[.H42]/[.$E42]" office:value-type="float" office:value="0.00198131376209746" calcext:value-type="float">
            <text:p>1.98131E-03</text:p>
          </table:table-cell>
          <table:table-cell table:style-name="ce1" table:formula="of:=[.I42]/[.$F$55]" office:value-type="float" office:value="0.0134450235296811" calcext:value-type="float">
            <text:p>1.34450E-02</text:p>
          </table:table-cell>
          <table:table-cell table:style-name="ce1" office:value-type="float" office:value="2.19587" calcext:value-type="float">
            <text:p>2.19587E+00</text:p>
          </table:table-cell>
          <table:table-cell table:style-name="ce1" table:formula="of:=[.K42]/[.$E42]" office:value-type="float" office:value="0.00226937388546321" calcext:value-type="float">
            <text:p>2.26937E-03</text:p>
          </table:table-cell>
          <table:table-cell table:style-name="ce1" table:formula="of:=[.L42]/[.$F$55]" office:value-type="float" office:value="0.0153997745694737" calcext:value-type="float">
            <text:p>1.53998E-02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.90000E+01</text:p>
          </table:table-cell>
          <table:table-cell office:value-type="float" office:value="1.4789" calcext:value-type="float">
            <text:p>1.47890E+00</text:p>
          </table:table-cell>
          <table:table-cell office:value-type="float" office:value="992.7433" calcext:value-type="float">
            <text:p>9.92743E+02</text:p>
          </table:table-cell>
          <table:table-cell table:formula="of:=[.D43]/[.E43]" office:value-type="float" office:value="0.00148971038132416" calcext:value-type="float">
            <text:p>1.48971E-03</text:p>
          </table:table-cell>
          <table:table-cell table:formula="of:=[.F43]/[.$F$55]" office:value-type="float" office:value="0.0101090455799945" calcext:value-type="float">
            <text:p>1.01090E-02</text:p>
          </table:table-cell>
          <table:table-cell office:value-type="float" office:value="1.80693" calcext:value-type="float">
            <text:p>1.80693E+00</text:p>
          </table:table-cell>
          <table:table-cell table:style-name="ce1" table:formula="of:=[.H43]/[.$E43]" office:value-type="float" office:value="0.0018201381968531" calcext:value-type="float">
            <text:p>1.82014E-03</text:p>
          </table:table-cell>
          <table:table-cell table:style-name="ce1" table:formula="of:=[.I43]/[.$F$55]" office:value-type="float" office:value="0.0123513001080934" calcext:value-type="float">
            <text:p>1.23513E-02</text:p>
          </table:table-cell>
          <table:table-cell table:style-name="ce1" office:value-type="float" office:value="2.06834" calcext:value-type="float">
            <text:p>2.06834E+00</text:p>
          </table:table-cell>
          <table:table-cell table:style-name="ce1" table:formula="of:=[.K43]/[.$E43]" office:value-type="float" office:value="0.00208345903719521" calcext:value-type="float">
            <text:p>2.08346E-03</text:p>
          </table:table-cell>
          <table:table-cell table:style-name="ce1" table:formula="of:=[.L43]/[.$F$55]" office:value-type="float" office:value="0.0141381725166852" calcext:value-type="float">
            <text:p>1.41382E-02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.10000E+01</text:p>
          </table:table-cell>
          <table:table-cell office:value-type="float" office:value="1.38592" calcext:value-type="float">
            <text:p>1.38592E+00</text:p>
          </table:table-cell>
          <table:table-cell office:value-type="float" office:value="1017.876" calcext:value-type="float">
            <text:p>1.01788E+03</text:p>
          </table:table-cell>
          <table:table-cell table:formula="of:=[.D44]/[.E44]" office:value-type="float" office:value="0.00136158038896683" calcext:value-type="float">
            <text:p>1.36158E-03</text:p>
          </table:table-cell>
          <table:table-cell table:formula="of:=[.F44]/[.$F$55]" office:value-type="float" office:value="0.00923956655296827" calcext:value-type="float">
            <text:p>9.23957E-03</text:p>
          </table:table-cell>
          <table:table-cell office:value-type="float" office:value="1.69063" calcext:value-type="float">
            <text:p>1.69063E+00</text:p>
          </table:table-cell>
          <table:table-cell table:style-name="ce1" table:formula="of:=[.H44]/[.$E44]" office:value-type="float" office:value="0.00166093905347999" calcext:value-type="float">
            <text:p>1.66094E-03</text:p>
          </table:table-cell>
          <table:table-cell table:style-name="ce1" table:formula="of:=[.I44]/[.$F$55]" office:value-type="float" office:value="0.0112709885140879" calcext:value-type="float">
            <text:p>1.12710E-02</text:p>
          </table:table-cell>
          <table:table-cell table:style-name="ce1" office:value-type="float" office:value="1.93851" calcext:value-type="float">
            <text:p>1.93851E+00</text:p>
          </table:table-cell>
          <table:table-cell table:style-name="ce1" table:formula="of:=[.K44]/[.$E44]" office:value-type="float" office:value="0.00190446576989732" calcext:value-type="float">
            <text:p>1.90447E-03</text:p>
          </table:table-cell>
          <table:table-cell table:style-name="ce1" table:formula="of:=[.L44]/[.$F$55]" office:value-type="float" office:value="0.0129235397126779" calcext:value-type="float">
            <text:p>1.29235E-02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.30000E+01</text:p>
          </table:table-cell>
          <table:table-cell office:value-type="float" office:value="1.28963" calcext:value-type="float">
            <text:p>1.28963E+00</text:p>
          </table:table-cell>
          <table:table-cell office:value-type="float" office:value="1043.009" calcext:value-type="float">
            <text:p>1.04301E+03</text:p>
          </table:table-cell>
          <table:table-cell table:formula="of:=[.D45]/[.E45]" office:value-type="float" office:value="0.00123645145919163" calcext:value-type="float">
            <text:p>1.23645E-03</text:p>
          </table:table-cell>
          <table:table-cell table:formula="of:=[.F45]/[.$F$55]" office:value-type="float" office:value="0.00839045247661399" calcext:value-type="float">
            <text:p>8.39045E-03</text:p>
          </table:table-cell>
          <table:table-cell office:value-type="float" office:value="1.56445" calcext:value-type="float">
            <text:p>1.56445E+00</text:p>
          </table:table-cell>
          <table:table-cell table:style-name="ce1" table:formula="of:=[.H45]/[.$E45]" office:value-type="float" office:value="0.00149993911845439" calcext:value-type="float">
            <text:p>1.49994E-03</text:p>
          </table:table-cell>
          <table:table-cell table:style-name="ce1" table:formula="of:=[.I45]/[.$F$55]" office:value-type="float" office:value="0.0101784569039482" calcext:value-type="float">
            <text:p>1.01785E-02</text:p>
          </table:table-cell>
          <table:table-cell table:style-name="ce1" office:value-type="float" office:value="1.79324" calcext:value-type="float">
            <text:p>1.79324E+00</text:p>
          </table:table-cell>
          <table:table-cell table:style-name="ce1" table:formula="of:=[.K45]/[.$E45]" office:value-type="float" office:value="0.00171929484788722" calcext:value-type="float">
            <text:p>1.71929E-03</text:p>
          </table:table-cell>
          <table:table-cell table:style-name="ce1" table:formula="of:=[.L45]/[.$F$55]" office:value-type="float" office:value="0.0116669858790221" calcext:value-type="float">
            <text:p>1.16670E-02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.50000E+01</text:p>
          </table:table-cell>
          <table:table-cell office:value-type="float" office:value="1.18613" calcext:value-type="float">
            <text:p>1.18613E+00</text:p>
          </table:table-cell>
          <table:table-cell office:value-type="float" office:value="1068.142" calcext:value-type="float">
            <text:p>1.06814E+03</text:p>
          </table:table-cell>
          <table:table-cell table:formula="of:=[.D46]/[.E46]" office:value-type="float" office:value="0.0011104609686727" calcext:value-type="float">
            <text:p>1.11046E-03</text:p>
          </table:table-cell>
          <table:table-cell table:formula="of:=[.F46]/[.$F$55]" office:value-type="float" office:value="0.00753549192369795" calcext:value-type="float">
            <text:p>7.53549E-03</text:p>
          </table:table-cell>
          <table:table-cell office:value-type="float" office:value="1.43024" calcext:value-type="float">
            <text:p>1.43024E+00</text:p>
          </table:table-cell>
          <table:table-cell table:style-name="ce1" table:formula="of:=[.H46]/[.$E46]" office:value-type="float" office:value="0.00133899799839347" calcext:value-type="float">
            <text:p>1.33900E-03</text:p>
          </table:table-cell>
          <table:table-cell table:style-name="ce1" table:formula="of:=[.I46]/[.$F$55]" office:value-type="float" office:value="0.0090863244070631" calcext:value-type="float">
            <text:p>9.08632E-03</text:p>
          </table:table-cell>
          <table:table-cell table:style-name="ce1" office:value-type="float" office:value="1.642" calcext:value-type="float">
            <text:p>1.64200E+00</text:p>
          </table:table-cell>
          <table:table-cell table:style-name="ce1" table:formula="of:=[.K46]/[.$E46]" office:value-type="float" office:value="0.00153724879276351" calcext:value-type="float">
            <text:p>1.53725E-03</text:p>
          </table:table-cell>
          <table:table-cell table:style-name="ce1" table:formula="of:=[.L46]/[.$F$55]" office:value-type="float" office:value="0.0104316371213206" calcext:value-type="float">
            <text:p>1.04316E-02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.70000E+01</text:p>
          </table:table-cell>
          <table:table-cell office:value-type="float" office:value="1.07358" calcext:value-type="float">
            <text:p>1.07358E+00</text:p>
          </table:table-cell>
          <table:table-cell office:value-type="float" office:value="1093.274" calcext:value-type="float">
            <text:p>1.09327E+03</text:p>
          </table:table-cell>
          <table:table-cell table:formula="of:=[.D47]/[.E47]" office:value-type="float" office:value="0.000981986217544733" calcext:value-type="float">
            <text:p>9.81986E-04</text:p>
          </table:table-cell>
          <table:table-cell table:formula="of:=[.F47]/[.$F$55]" office:value-type="float" office:value="0.00666367339352386" calcext:value-type="float">
            <text:p>6.66367E-03</text:p>
          </table:table-cell>
          <table:table-cell office:value-type="float" office:value="1.2892" calcext:value-type="float">
            <text:p>1.28920E+00</text:p>
          </table:table-cell>
          <table:table-cell table:style-name="ce1" table:formula="of:=[.H47]/[.$E47]" office:value-type="float" office:value="0.00117921033519502" calcext:value-type="float">
            <text:p>1.17921E-03</text:p>
          </table:table-cell>
          <table:table-cell table:style-name="ce1" table:formula="of:=[.I47]/[.$F$55]" office:value-type="float" office:value="0.00800201916851186" calcext:value-type="float">
            <text:p>8.00202E-03</text:p>
          </table:table-cell>
          <table:table-cell table:style-name="ce1" office:value-type="float" office:value="1.48137" calcext:value-type="float">
            <text:p>1.48137E+00</text:p>
          </table:table-cell>
          <table:table-cell table:style-name="ce1" table:formula="of:=[.K47]/[.$E47]" office:value-type="float" office:value="0.00135498511809482" calcext:value-type="float">
            <text:p>1.35499E-03</text:p>
          </table:table-cell>
          <table:table-cell table:style-name="ce1" table:formula="of:=[.L47]/[.$F$55]" office:value-type="float" office:value="0.0091948116162414" calcext:value-type="float">
            <text:p>9.19481E-03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.90000E+01</text:p>
          </table:table-cell>
          <table:table-cell office:value-type="float" office:value="0.953247" calcext:value-type="float">
            <text:p>9.53247E-01</text:p>
          </table:table-cell>
          <table:table-cell office:value-type="float" office:value="1118.407" calcext:value-type="float">
            <text:p>1.11841E+03</text:p>
          </table:table-cell>
          <table:table-cell table:formula="of:=[.D48]/[.E48]" office:value-type="float" office:value="0.000852325673927291" calcext:value-type="float">
            <text:p>8.52326E-04</text:p>
          </table:table-cell>
          <table:table-cell table:formula="of:=[.F48]/[.$F$55]" office:value-type="float" office:value="0.00578380817825262" calcext:value-type="float">
            <text:p>5.78381E-03</text:p>
          </table:table-cell>
          <table:table-cell office:value-type="float" office:value="1.14176" calcext:value-type="float">
            <text:p>1.14176E+00</text:p>
          </table:table-cell>
          <table:table-cell table:style-name="ce1" table:formula="of:=[.H48]/[.$E48]" office:value-type="float" office:value="0.00102088059177026" calcext:value-type="float">
            <text:p>1.02088E-03</text:p>
          </table:table-cell>
          <table:table-cell table:style-name="ce1" table:formula="of:=[.I48]/[.$F$55]" office:value-type="float" office:value="0.00692760724723153" calcext:value-type="float">
            <text:p>6.92761E-03</text:p>
          </table:table-cell>
          <table:table-cell table:style-name="ce1" office:value-type="float" office:value="1.31369" calcext:value-type="float">
            <text:p>1.31369E+00</text:p>
          </table:table-cell>
          <table:table-cell table:style-name="ce1" table:formula="of:=[.K48]/[.$E48]" office:value-type="float" office:value="0.00117460817037089" calcext:value-type="float">
            <text:p>1.17461E-03</text:p>
          </table:table-cell>
          <table:table-cell table:style-name="ce1" table:formula="of:=[.L48]/[.$F$55]" office:value-type="float" office:value="0.00797078927674432" calcext:value-type="float">
            <text:p>7.97079E-03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.10000E+01</text:p>
          </table:table-cell>
          <table:table-cell office:value-type="float" office:value="0.826879" calcext:value-type="float">
            <text:p>8.26879E-01</text:p>
          </table:table-cell>
          <table:table-cell office:value-type="float" office:value="1143.54" calcext:value-type="float">
            <text:p>1.14354E+03</text:p>
          </table:table-cell>
          <table:table-cell table:formula="of:=[.D49]/[.E49]" office:value-type="float" office:value="0.00072308708046942" calcext:value-type="float">
            <text:p>7.23087E-04</text:p>
          </table:table-cell>
          <table:table-cell table:formula="of:=[.F49]/[.$F$55]" office:value-type="float" office:value="0.0049068062802067" calcext:value-type="float">
            <text:p>4.90681E-03</text:p>
          </table:table-cell>
          <table:table-cell office:value-type="float" office:value="0.985471" calcext:value-type="float">
            <text:p>9.85471E-01</text:p>
          </table:table-cell>
          <table:table-cell table:style-name="ce1" table:formula="of:=[.H49]/[.$E49]" office:value-type="float" office:value="0.00086177221610088" calcext:value-type="float">
            <text:p>8.61772E-04</text:p>
          </table:table-cell>
          <table:table-cell table:style-name="ce1" table:formula="of:=[.I49]/[.$F$55]" office:value-type="float" office:value="0.00584791159499948" calcext:value-type="float">
            <text:p>5.84791E-03</text:p>
          </table:table-cell>
          <table:table-cell table:style-name="ce1" office:value-type="float" office:value="1.13378" calcext:value-type="float">
            <text:p>1.13378E+00</text:p>
          </table:table-cell>
          <table:table-cell table:style-name="ce1" table:formula="of:=[.K49]/[.$E49]" office:value-type="float" office:value="0.000991465099602987" calcext:value-type="float">
            <text:p>9.91465E-04</text:p>
          </table:table-cell>
          <table:table-cell table:style-name="ce1" table:formula="of:=[.L49]/[.$F$55]" office:value-type="float" office:value="0.00672799626592616" calcext:value-type="float">
            <text:p>6.72800E-03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.30000E+01</text:p>
          </table:table-cell>
          <table:table-cell office:value-type="float" office:value="0.693967" calcext:value-type="float">
            <text:p>6.93967E-01</text:p>
          </table:table-cell>
          <table:table-cell office:value-type="float" office:value="1168.672" calcext:value-type="float">
            <text:p>1.16867E+03</text:p>
          </table:table-cell>
          <table:table-cell table:formula="of:=[.D50]/[.E50]" office:value-type="float" office:value="0.000593808185701377" calcext:value-type="float">
            <text:p>5.93808E-04</text:p>
          </table:table-cell>
          <table:table-cell table:formula="of:=[.F50]/[.$F$55]" office:value-type="float" office:value="0.00402953090096164" calcext:value-type="float">
            <text:p>4.02953E-03</text:p>
          </table:table-cell>
          <table:table-cell office:value-type="float" office:value="0.820914" calcext:value-type="float">
            <text:p>8.20914E-01</text:p>
          </table:table-cell>
          <table:table-cell table:style-name="ce1" table:formula="of:=[.H50]/[.$E50]" office:value-type="float" office:value="0.000702433189124066" calcext:value-type="float">
            <text:p>7.02433E-04</text:p>
          </table:table-cell>
          <table:table-cell table:style-name="ce1" table:formula="of:=[.I50]/[.$F$55]" office:value-type="float" office:value="0.00476665076297868" calcext:value-type="float">
            <text:p>4.76665E-03</text:p>
          </table:table-cell>
          <table:table-cell table:style-name="ce1" office:value-type="float" office:value="0.941363" calcext:value-type="float">
            <text:p>9.41363E-01</text:p>
          </table:table-cell>
          <table:table-cell table:style-name="ce1" table:formula="of:=[.K50]/[.$E50]" office:value-type="float" office:value="0.000805498035376906" calcext:value-type="float">
            <text:p>8.05498E-04</text:p>
          </table:table-cell>
          <table:table-cell table:style-name="ce1" table:formula="of:=[.L50]/[.$F$55]" office:value-type="float" office:value="0.00546603988017003" calcext:value-type="float">
            <text:p>5.46604E-03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.50000E+01</text:p>
          </table:table-cell>
          <table:table-cell office:value-type="float" office:value="0.552081" calcext:value-type="float">
            <text:p>5.52081E-01</text:p>
          </table:table-cell>
          <table:table-cell office:value-type="float" office:value="1193.805" calcext:value-type="float">
            <text:p>1.19381E+03</text:p>
          </table:table-cell>
          <table:table-cell table:formula="of:=[.D51]/[.E51]" office:value-type="float" office:value="0.00046245492354279" calcext:value-type="float">
            <text:p>4.62455E-04</text:p>
          </table:table-cell>
          <table:table-cell table:formula="of:=[.F51]/[.$F$55]" office:value-type="float" office:value="0.00313817904432637" calcext:value-type="float">
            <text:p>3.13818E-03</text:p>
          </table:table-cell>
          <table:table-cell office:value-type="float" office:value="0.645862" calcext:value-type="float">
            <text:p>6.45862E-01</text:p>
          </table:table-cell>
          <table:table-cell table:style-name="ce1" table:formula="of:=[.H51]/[.$E51]" office:value-type="float" office:value="0.00054101130419122" calcext:value-type="float">
            <text:p>5.41011E-04</text:p>
          </table:table-cell>
          <table:table-cell table:style-name="ce1" table:formula="of:=[.I51]/[.$F$55]" office:value-type="float" office:value="0.0036712558373259" calcext:value-type="float">
            <text:p>3.67126E-03</text:p>
          </table:table-cell>
          <table:table-cell table:style-name="ce1" office:value-type="float" office:value="0.739065" calcext:value-type="float">
            <text:p>7.39065E-01</text:p>
          </table:table-cell>
          <table:table-cell table:style-name="ce1" table:formula="of:=[.K51]/[.$E51]" office:value-type="float" office:value="0.000619083518665109" calcext:value-type="float">
            <text:p>6.19084E-04</text:p>
          </table:table-cell>
          <table:table-cell table:style-name="ce1" table:formula="of:=[.L51]/[.$F$55]" office:value-type="float" office:value="0.00420104712061286" calcext:value-type="float">
            <text:p>4.20105E-03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.70000E+01</text:p>
          </table:table-cell>
          <table:table-cell office:value-type="float" office:value="0.397074" calcext:value-type="float">
            <text:p>3.97074E-01</text:p>
          </table:table-cell>
          <table:table-cell office:value-type="float" office:value="1218.938" calcext:value-type="float">
            <text:p>1.21894E+03</text:p>
          </table:table-cell>
          <table:table-cell table:formula="of:=[.D52]/[.E52]" office:value-type="float" office:value="0.000325754058040688" calcext:value-type="float">
            <text:p>3.25754E-04</text:p>
          </table:table-cell>
          <table:table-cell table:formula="of:=[.F52]/[.$F$55]" office:value-type="float" office:value="0.00221053881471537" calcext:value-type="float">
            <text:p>2.21054E-03</text:p>
          </table:table-cell>
          <table:table-cell office:value-type="float" office:value="0.459105" calcext:value-type="float">
            <text:p>4.59105E-01</text:p>
          </table:table-cell>
          <table:table-cell table:style-name="ce1" table:formula="of:=[.H52]/[.$E52]" office:value-type="float" office:value="0.000376643438796723" calcext:value-type="float">
            <text:p>3.76643E-04</text:p>
          </table:table-cell>
          <table:table-cell table:style-name="ce1" table:formula="of:=[.I52]/[.$F$55]" office:value-type="float" office:value="0.00255586974349844" calcext:value-type="float">
            <text:p>2.55587E-03</text:p>
          </table:table-cell>
          <table:table-cell table:style-name="ce1" office:value-type="float" office:value="0.523088" calcext:value-type="float">
            <text:p>5.23088E-01</text:p>
          </table:table-cell>
          <table:table-cell table:style-name="ce1" table:formula="of:=[.K52]/[.$E52]" office:value-type="float" office:value="0.000429134213553109" calcext:value-type="float">
            <text:p>4.29134E-04</text:p>
          </table:table-cell>
          <table:table-cell table:style-name="ce1" table:formula="of:=[.L52]/[.$F$55]" office:value-type="float" office:value="0.00291206759322401" calcext:value-type="float">
            <text:p>2.91207E-03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.90000E+01</text:p>
          </table:table-cell>
          <table:table-cell office:value-type="float" office:value="0.228179" calcext:value-type="float">
            <text:p>2.28179E-01</text:p>
          </table:table-cell>
          <table:table-cell office:value-type="float" office:value="1244.071" calcext:value-type="float">
            <text:p>1.24407E+03</text:p>
          </table:table-cell>
          <table:table-cell table:formula="of:=[.D53]/[.E53]" office:value-type="float" office:value="0.000183413165325773" calcext:value-type="float">
            <text:p>1.83413E-04</text:p>
          </table:table-cell>
          <table:table-cell table:formula="of:=[.F53]/[.$F$55]" office:value-type="float" office:value="0.001244625849087" calcext:value-type="float">
            <text:p>1.24463E-03</text:p>
          </table:table-cell>
          <table:table-cell office:value-type="float" office:value="0.255565" calcext:value-type="float">
            <text:p>2.55565E-01</text:p>
          </table:table-cell>
          <table:table-cell table:style-name="ce1" table:formula="of:=[.H53]/[.$E53]" office:value-type="float" office:value="0.000205426378398017" calcext:value-type="float">
            <text:p>2.05426E-04</text:p>
          </table:table-cell>
          <table:table-cell table:style-name="ce1" table:formula="of:=[.I53]/[.$F$55]" office:value-type="float" office:value="0.00139400560578283" calcext:value-type="float">
            <text:p>1.39401E-03</text:p>
          </table:table-cell>
          <table:table-cell table:style-name="ce1" office:value-type="float" office:value="0.285869" calcext:value-type="float">
            <text:p>2.85869E-01</text:p>
          </table:table-cell>
          <table:table-cell table:style-name="ce1" table:formula="of:=[.K53]/[.$E53]" office:value-type="float" office:value="0.000229785116765844" calcext:value-type="float">
            <text:p>2.29785E-04</text:p>
          </table:table-cell>
          <table:table-cell table:style-name="ce1" table:formula="of:=[.L53]/[.$F$55]" office:value-type="float" office:value="0.00155930189391948" calcext:value-type="float">
            <text:p>1.55930E-03</text:p>
          </table:table-cell>
        </table:table-row>
        <table:table-row table:style-name="ro1">
          <table:table-cell table:number-columns-repeated="8"/>
          <table:table-cell table:style-name="ce1" table:number-columns-repeated="5"/>
        </table:table-row>
        <table:table-row table:style-name="ro1">
          <table:table-cell table:number-columns-repeated="5"/>
          <table:table-cell table:formula="of:=SUM([.F4:.F53])" office:value-type="float" office:value="0.147364097781125" calcext:value-type="float">
            <text:p>1.47364E-01</text:p>
          </table:table-cell>
          <table:table-cell table:formula="of:=SUM([.G4:.G53])" office:value-type="float" office:value="1" calcext:value-type="float">
            <text:p>1.00000E+00</text:p>
          </table:table-cell>
          <table:table-cell/>
          <table:table-cell table:style-name="ce1" table:formula="of:=SUM([.I4:.I53])" office:value-type="float" office:value="0.183318190843789" calcext:value-type="float">
            <text:p>1.83318E-01</text:p>
          </table:table-cell>
          <table:table-cell table:style-name="ce1" table:formula="of:=SUM([.J4:.J53])" office:value-type="float" office:value="1.2439813604808" calcext:value-type="float">
            <text:p>1.24398E+00</text:p>
          </table:table-cell>
          <table:table-cell table:style-name="ce1"/>
          <table:table-cell table:style-name="ce1" table:formula="of:=SUM([.L4:.L53])" office:value-type="float" office:value="0.209504310520414" calcext:value-type="float">
            <text:p>2.09504E-01</text:p>
          </table:table-cell>
          <table:table-cell table:style-name="ce1" table:formula="of:=SUM([.M4:.M53])" office:value-type="float" office:value="1.42167809985566" calcext:value-type="float">
            <text:p>1.42168E+00</text:p>
          </table:table-cell>
        </table:table-row>
        <table:table-row table:style-name="ro1" table:number-rows-repeated="25">
          <table:table-cell table:number-columns-repeated="9"/>
          <table:table-cell table:style-name="ce3"/>
          <table:table-cell table:style-name="ce1"/>
          <table:table-cell table:number-columns-repeated="2"/>
        </table:table-row>
        <table:table-row table:style-name="ro1" table:number-rows-repeated="1048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water_1g_temp_2" table:style-name="ta1">
        <table:shapes>
          <draw:frame draw:z-index="0" draw:style-name="gr1" draw:text-style-name="P1" svg:width="20.622cm" svg:height="11.607cm" svg:x="28.731cm" svg:y="0.665cm">
            <draw:object draw:notify-on-update-of-ranges="water_1g_temp_2.C4:water_1g_temp_2.C53 water_1g_temp_2.G3:water_1g_temp_2.G3 water_1g_temp_2.G4:water_1g_temp_2.G53 water_1g_temp_2.C4:water_1g_temp_2.C53 water_1g_temp_2.J3:water_1g_temp_2.J3 water_1g_temp_2.J4:water_1g_temp_2.J5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Almost</text:p>
          </table:table-cell>
          <table:table-cell table:style-name="ce6"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.00000E+00</text:p>
          </table:table-cell>
          <table:table-cell office:value-type="float" office:value="0.0730347" calcext:value-type="float">
            <text:p>7.30347E-02</text:p>
          </table:table-cell>
          <table:table-cell office:value-type="float" office:value="12.56637" calcext:value-type="float">
            <text:p>1.25664E+01</text:p>
          </table:table-cell>
          <table:table-cell table:formula="of:=[.D4]/[.E4]" office:value-type="float" office:value="0.00581191704525651" calcext:value-type="float">
            <text:p>5.81192E-03</text:p>
          </table:table-cell>
          <table:table-cell table:formula="of:=[.F4]/[.$F$55]" office:value-type="float" office:value="0.0317039843045855" calcext:value-type="float">
            <text:p>3.17040E-02</text:p>
          </table:table-cell>
          <table:table-cell office:value-type="float" office:value="0.0730347" calcext:value-type="float">
            <text:p>7.30347E-02</text:p>
          </table:table-cell>
          <table:table-cell table:style-name="ce1" table:formula="of:=[.H4]/[.$E4]" office:value-type="float" office:value="0.00581191704525651" calcext:value-type="float">
            <text:p>5.81192E-03</text:p>
          </table:table-cell>
          <table:table-cell table:style-name="ce1" office:value-type="float" office:value="0.0321482" calcext:value-type="float">
            <text:p>3.21482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.00000E+00</text:p>
          </table:table-cell>
          <table:table-cell office:value-type="float" office:value="0.218496" calcext:value-type="float">
            <text:p>2.18496E-01</text:p>
          </table:table-cell>
          <table:table-cell office:value-type="float" office:value="37.69911" calcext:value-type="float">
            <text:p>3.76991E+01</text:p>
          </table:table-cell>
          <table:table-cell table:formula="of:=[.D5]/[.E5]" office:value-type="float" office:value="0.00579578669098554" calcext:value-type="float">
            <text:p>5.79579E-03</text:p>
          </table:table-cell>
          <table:table-cell table:formula="of:=[.F5]/[.$F$55]" office:value-type="float" office:value="0.0316159932863635" calcext:value-type="float">
            <text:p>3.16160E-02</text:p>
          </table:table-cell>
          <table:table-cell office:value-type="float" office:value="0.218496" calcext:value-type="float">
            <text:p>2.18496E-01</text:p>
          </table:table-cell>
          <table:table-cell table:style-name="ce1" table:formula="of:=[.H5]/[.$E5]" office:value-type="float" office:value="0.00579578669098554" calcext:value-type="float">
            <text:p>5.79579E-03</text:p>
          </table:table-cell>
          <table:table-cell table:style-name="ce1" office:value-type="float" office:value="0.03211229" calcext:value-type="float">
            <text:p>3.21123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.00000E+00</text:p>
          </table:table-cell>
          <table:table-cell office:value-type="float" office:value="0.364386" calcext:value-type="float">
            <text:p>3.64386E-01</text:p>
          </table:table-cell>
          <table:table-cell office:value-type="float" office:value="62.83185" calcext:value-type="float">
            <text:p>6.28319E+01</text:p>
          </table:table-cell>
          <table:table-cell table:formula="of:=[.D6]/[.E6]" office:value-type="float" office:value="0.00579938359287527" calcext:value-type="float">
            <text:p>5.79938E-03</text:p>
          </table:table-cell>
          <table:table-cell table:formula="of:=[.F6]/[.$F$55]" office:value-type="float" office:value="0.0316356143718279" calcext:value-type="float">
            <text:p>3.16356E-02</text:p>
          </table:table-cell>
          <table:table-cell office:value-type="float" office:value="0.364386" calcext:value-type="float">
            <text:p>3.64386E-01</text:p>
          </table:table-cell>
          <table:table-cell table:style-name="ce1" table:formula="of:=[.H6]/[.$E6]" office:value-type="float" office:value="0.00579938359287527" calcext:value-type="float">
            <text:p>5.79938E-03</text:p>
          </table:table-cell>
          <table:table-cell table:style-name="ce1" office:value-type="float" office:value="0.03204055" calcext:value-type="float">
            <text:p>3.20406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.00000E+00</text:p>
          </table:table-cell>
          <table:table-cell office:value-type="float" office:value="0.509031" calcext:value-type="float">
            <text:p>5.09031E-01</text:p>
          </table:table-cell>
          <table:table-cell office:value-type="float" office:value="87.96459" calcext:value-type="float">
            <text:p>8.79646E+01</text:p>
          </table:table-cell>
          <table:table-cell table:formula="of:=[.D7]/[.E7]" office:value-type="float" office:value="0.00578677169983967" calcext:value-type="float">
            <text:p>5.78677E-03</text:p>
          </table:table-cell>
          <table:table-cell table:formula="of:=[.F7]/[.$F$55]" office:value-type="float" office:value="0.0315668165456135" calcext:value-type="float">
            <text:p>3.15668E-02</text:p>
          </table:table-cell>
          <table:table-cell office:value-type="float" office:value="0.509031" calcext:value-type="float">
            <text:p>5.09031E-01</text:p>
          </table:table-cell>
          <table:table-cell table:style-name="ce1" table:formula="of:=[.H7]/[.$E7]" office:value-type="float" office:value="0.00578677169983967" calcext:value-type="float">
            <text:p>5.78677E-03</text:p>
          </table:table-cell>
          <table:table-cell table:style-name="ce1" office:value-type="float" office:value="0.03193308" calcext:value-type="float">
            <text:p>3.19331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.00000E+00</text:p>
          </table:table-cell>
          <table:table-cell office:value-type="float" office:value="0.652296" calcext:value-type="float">
            <text:p>6.52296E-01</text:p>
          </table:table-cell>
          <table:table-cell office:value-type="float" office:value="113.0973" calcext:value-type="float">
            <text:p>1.13097E+02</text:p>
          </table:table-cell>
          <table:table-cell table:formula="of:=[.D8]/[.E8]" office:value-type="float" office:value="0.0057675647429249" calcext:value-type="float">
            <text:p>5.76756E-03</text:p>
          </table:table-cell>
          <table:table-cell table:formula="of:=[.F8]/[.$F$55]" office:value-type="float" office:value="0.0314620426722387" calcext:value-type="float">
            <text:p>3.14620E-02</text:p>
          </table:table-cell>
          <table:table-cell office:value-type="float" office:value="0.652296" calcext:value-type="float">
            <text:p>6.52296E-01</text:p>
          </table:table-cell>
          <table:table-cell table:style-name="ce1" table:formula="of:=[.H8]/[.$E8]" office:value-type="float" office:value="0.0057675647429249" calcext:value-type="float">
            <text:p>5.76756E-03</text:p>
          </table:table-cell>
          <table:table-cell table:style-name="ce1" office:value-type="float" office:value="0.03179007" calcext:value-type="float">
            <text:p>3.17901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.10000E+01</text:p>
          </table:table-cell>
          <table:table-cell office:value-type="float" office:value="0.79632" calcext:value-type="float">
            <text:p>7.96320E-01</text:p>
          </table:table-cell>
          <table:table-cell office:value-type="float" office:value="138.2301" calcext:value-type="float">
            <text:p>1.38230E+02</text:p>
          </table:table-cell>
          <table:table-cell table:formula="of:=[.D9]/[.E9]" office:value-type="float" office:value="0.00576082922605135" calcext:value-type="float">
            <text:p>5.76083E-03</text:p>
          </table:table-cell>
          <table:table-cell table:formula="of:=[.F9]/[.$F$55]" office:value-type="float" office:value="0.031425300454554" calcext:value-type="float">
            <text:p>3.14253E-02</text:p>
          </table:table-cell>
          <table:table-cell office:value-type="float" office:value="0.79632" calcext:value-type="float">
            <text:p>7.96320E-01</text:p>
          </table:table-cell>
          <table:table-cell table:style-name="ce1" table:formula="of:=[.H9]/[.$E9]" office:value-type="float" office:value="0.00576082922605135" calcext:value-type="float">
            <text:p>5.76083E-03</text:p>
          </table:table-cell>
          <table:table-cell table:style-name="ce1" office:value-type="float" office:value="0.03161176" calcext:value-type="float">
            <text:p>3.16118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.30000E+01</text:p>
          </table:table-cell>
          <table:table-cell office:value-type="float" office:value="0.933986" calcext:value-type="float">
            <text:p>9.33986E-01</text:p>
          </table:table-cell>
          <table:table-cell office:value-type="float" office:value="163.3628" calcext:value-type="float">
            <text:p>1.63363E+02</text:p>
          </table:table-cell>
          <table:table-cell table:formula="of:=[.D10]/[.E10]" office:value-type="float" office:value="0.00571725019404663" calcext:value-type="float">
            <text:p>5.71725E-03</text:p>
          </table:table-cell>
          <table:table-cell table:formula="of:=[.F10]/[.$F$55]" office:value-type="float" office:value="0.0311875770087566" calcext:value-type="float">
            <text:p>3.11876E-02</text:p>
          </table:table-cell>
          <table:table-cell office:value-type="float" office:value="0.933986" calcext:value-type="float">
            <text:p>9.33986E-01</text:p>
          </table:table-cell>
          <table:table-cell table:style-name="ce1" table:formula="of:=[.H10]/[.$E10]" office:value-type="float" office:value="0.00571725019404663" calcext:value-type="float">
            <text:p>5.71725E-03</text:p>
          </table:table-cell>
          <table:table-cell table:style-name="ce1" office:value-type="float" office:value="0.03139844" calcext:value-type="float">
            <text:p>3.13984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.50000E+01</text:p>
          </table:table-cell>
          <table:table-cell office:value-type="float" office:value="1.06891" calcext:value-type="float">
            <text:p>1.06891E+00</text:p>
          </table:table-cell>
          <table:table-cell office:value-type="float" office:value="188.4956" calcext:value-type="float">
            <text:p>1.88496E+02</text:p>
          </table:table-cell>
          <table:table-cell table:formula="of:=[.D11]/[.E11]" office:value-type="float" office:value="0.00567074244703855" calcext:value-type="float">
            <text:p>5.67074E-03</text:p>
          </table:table-cell>
          <table:table-cell table:formula="of:=[.F11]/[.$F$55]" office:value-type="float" office:value="0.0309338774342954" calcext:value-type="float">
            <text:p>3.09339E-02</text:p>
          </table:table-cell>
          <table:table-cell office:value-type="float" office:value="1.06891" calcext:value-type="float">
            <text:p>1.06891E+00</text:p>
          </table:table-cell>
          <table:table-cell table:style-name="ce1" table:formula="of:=[.H11]/[.$E11]" office:value-type="float" office:value="0.00567074244703855" calcext:value-type="float">
            <text:p>5.67074E-03</text:p>
          </table:table-cell>
          <table:table-cell table:style-name="ce1" office:value-type="float" office:value="0.03115048" calcext:value-type="float">
            <text:p>3.11505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.70000E+01</text:p>
          </table:table-cell>
          <table:table-cell office:value-type="float" office:value="1.20077" calcext:value-type="float">
            <text:p>1.20077E+00</text:p>
          </table:table-cell>
          <table:table-cell office:value-type="float" office:value="213.6283" calcext:value-type="float">
            <text:p>2.13628E+02</text:p>
          </table:table-cell>
          <table:table-cell table:formula="of:=[.D12]/[.E12]" office:value-type="float" office:value="0.00562083768863957" calcext:value-type="float">
            <text:p>5.62084E-03</text:p>
          </table:table-cell>
          <table:table-cell table:formula="of:=[.F12]/[.$F$55]" office:value-type="float" office:value="0.0306616471762436" calcext:value-type="float">
            <text:p>3.06616E-02</text:p>
          </table:table-cell>
          <table:table-cell office:value-type="float" office:value="1.20077" calcext:value-type="float">
            <text:p>1.20077E+00</text:p>
          </table:table-cell>
          <table:table-cell table:style-name="ce1" table:formula="of:=[.H12]/[.$E12]" office:value-type="float" office:value="0.00562083768863957" calcext:value-type="float">
            <text:p>5.62084E-03</text:p>
          </table:table-cell>
          <table:table-cell table:style-name="ce1" office:value-type="float" office:value="0.03086829" calcext:value-type="float">
            <text:p>3.08683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.90000E+01</text:p>
          </table:table-cell>
          <table:table-cell office:value-type="float" office:value="1.32952" calcext:value-type="float">
            <text:p>1.32952E+00</text:p>
          </table:table-cell>
          <table:table-cell office:value-type="float" office:value="238.761" calcext:value-type="float">
            <text:p>2.38761E+02</text:p>
          </table:table-cell>
          <table:table-cell table:formula="of:=[.D13]/[.E13]" office:value-type="float" office:value="0.00556841360188641" calcext:value-type="float">
            <text:p>5.56841E-03</text:p>
          </table:table-cell>
          <table:table-cell table:formula="of:=[.F13]/[.$F$55]" office:value-type="float" office:value="0.0303756739920666" calcext:value-type="float">
            <text:p>3.03757E-02</text:p>
          </table:table-cell>
          <table:table-cell office:value-type="float" office:value="1.32952" calcext:value-type="float">
            <text:p>1.32952E+00</text:p>
          </table:table-cell>
          <table:table-cell table:style-name="ce1" table:formula="of:=[.H13]/[.$E13]" office:value-type="float" office:value="0.00556841360188641" calcext:value-type="float">
            <text:p>5.56841E-03</text:p>
          </table:table-cell>
          <table:table-cell table:style-name="ce1" office:value-type="float" office:value="0.03055234" calcext:value-type="float">
            <text:p>3.05523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.10000E+01</text:p>
          </table:table-cell>
          <table:table-cell office:value-type="float" office:value="1.45202" calcext:value-type="float">
            <text:p>1.45202E+00</text:p>
          </table:table-cell>
          <table:table-cell office:value-type="float" office:value="263.8938" calcext:value-type="float">
            <text:p>2.63894E+02</text:p>
          </table:table-cell>
          <table:table-cell table:formula="of:=[.D14]/[.E14]" office:value-type="float" office:value="0.00550228917844982" calcext:value-type="float">
            <text:p>5.50229E-03</text:p>
          </table:table-cell>
          <table:table-cell table:formula="of:=[.F14]/[.$F$55]" office:value-type="float" office:value="0.030014965525917" calcext:value-type="float">
            <text:p>3.00150E-02</text:p>
          </table:table-cell>
          <table:table-cell office:value-type="float" office:value="1.45202" calcext:value-type="float">
            <text:p>1.45202E+00</text:p>
          </table:table-cell>
          <table:table-cell table:style-name="ce1" table:formula="of:=[.H14]/[.$E14]" office:value-type="float" office:value="0.00550228917844982" calcext:value-type="float">
            <text:p>5.50229E-03</text:p>
          </table:table-cell>
          <table:table-cell table:style-name="ce1" office:value-type="float" office:value="0.03020316" calcext:value-type="float">
            <text:p>3.02032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.30000E+01</text:p>
          </table:table-cell>
          <table:table-cell office:value-type="float" office:value="1.56966" calcext:value-type="float">
            <text:p>1.56966E+00</text:p>
          </table:table-cell>
          <table:table-cell office:value-type="float" office:value="289.0265" calcext:value-type="float">
            <text:p>2.89027E+02</text:p>
          </table:table-cell>
          <table:table-cell table:formula="of:=[.D15]/[.E15]" office:value-type="float" office:value="0.00543085149631608" calcext:value-type="float">
            <text:p>5.43085E-03</text:p>
          </table:table-cell>
          <table:table-cell table:formula="of:=[.F15]/[.$F$55]" office:value-type="float" office:value="0.0296252732547631" calcext:value-type="float">
            <text:p>2.96253E-02</text:p>
          </table:table-cell>
          <table:table-cell office:value-type="float" office:value="1.56966" calcext:value-type="float">
            <text:p>1.56966E+00</text:p>
          </table:table-cell>
          <table:table-cell table:style-name="ce1" table:formula="of:=[.H15]/[.$E15]" office:value-type="float" office:value="0.00543085149631608" calcext:value-type="float">
            <text:p>5.43085E-03</text:p>
          </table:table-cell>
          <table:table-cell table:style-name="ce1" office:value-type="float" office:value="0.02982134" calcext:value-type="float">
            <text:p>2.98213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.50000E+01</text:p>
          </table:table-cell>
          <table:table-cell office:value-type="float" office:value="1.68653" calcext:value-type="float">
            <text:p>1.68653E+00</text:p>
          </table:table-cell>
          <table:table-cell office:value-type="float" office:value="314.1593" calcext:value-type="float">
            <text:p>3.14159E+02</text:p>
          </table:table-cell>
          <table:table-cell table:formula="of:=[.D16]/[.E16]" office:value-type="float" office:value="0.00536839113150558" calcext:value-type="float">
            <text:p>5.36839E-03</text:p>
          </table:table-cell>
          <table:table-cell table:formula="of:=[.F16]/[.$F$55]" office:value-type="float" office:value="0.0292845522138069" calcext:value-type="float">
            <text:p>2.92846E-02</text:p>
          </table:table-cell>
          <table:table-cell office:value-type="float" office:value="1.68653" calcext:value-type="float">
            <text:p>1.68653E+00</text:p>
          </table:table-cell>
          <table:table-cell table:style-name="ce1" table:formula="of:=[.H16]/[.$E16]" office:value-type="float" office:value="0.00536839113150558" calcext:value-type="float">
            <text:p>5.36839E-03</text:p>
          </table:table-cell>
          <table:table-cell table:style-name="ce1" office:value-type="float" office:value="0.02940751" calcext:value-type="float">
            <text:p>2.94075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.70000E+01</text:p>
          </table:table-cell>
          <table:table-cell office:value-type="float" office:value="1.79537" calcext:value-type="float">
            <text:p>1.79537E+00</text:p>
          </table:table-cell>
          <table:table-cell office:value-type="float" office:value="339.292" calcext:value-type="float">
            <text:p>3.39292E+02</text:p>
          </table:table-cell>
          <table:table-cell table:formula="of:=[.D17]/[.E17]" office:value-type="float" office:value="0.00529151880975679" calcext:value-type="float">
            <text:p>5.29152E-03</text:p>
          </table:table-cell>
          <table:table-cell table:formula="of:=[.F17]/[.$F$55]" office:value-type="float" office:value="0.0288652140052257" calcext:value-type="float">
            <text:p>2.88652E-02</text:p>
          </table:table-cell>
          <table:table-cell office:value-type="float" office:value="1.79537" calcext:value-type="float">
            <text:p>1.79537E+00</text:p>
          </table:table-cell>
          <table:table-cell table:style-name="ce1" table:formula="of:=[.H17]/[.$E17]" office:value-type="float" office:value="0.00529151880975679" calcext:value-type="float">
            <text:p>5.29152E-03</text:p>
          </table:table-cell>
          <table:table-cell table:style-name="ce1" office:value-type="float" office:value="0.02896236" calcext:value-type="float">
            <text:p>2.89624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.90000E+01</text:p>
          </table:table-cell>
          <table:table-cell office:value-type="float" office:value="1.8934" calcext:value-type="float">
            <text:p>1.89340E+00</text:p>
          </table:table-cell>
          <table:table-cell office:value-type="float" office:value="364.4247" calcext:value-type="float">
            <text:p>3.64425E+02</text:p>
          </table:table-cell>
          <table:table-cell table:formula="of:=[.D18]/[.E18]" office:value-type="float" office:value="0.00519558635844387" calcext:value-type="float">
            <text:p>5.19559E-03</text:p>
          </table:table-cell>
          <table:table-cell table:formula="of:=[.F18]/[.$F$55]" office:value-type="float" office:value="0.0283419028658818" calcext:value-type="float">
            <text:p>2.83419E-02</text:p>
          </table:table-cell>
          <table:table-cell office:value-type="float" office:value="1.8934" calcext:value-type="float">
            <text:p>1.89340E+00</text:p>
          </table:table-cell>
          <table:table-cell table:style-name="ce1" table:formula="of:=[.H18]/[.$E18]" office:value-type="float" office:value="0.00519558635844387" calcext:value-type="float">
            <text:p>5.19559E-03</text:p>
          </table:table-cell>
          <table:table-cell table:style-name="ce1" office:value-type="float" office:value="0.02848663" calcext:value-type="float">
            <text:p>2.84866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.10000E+01</text:p>
          </table:table-cell>
          <table:table-cell office:value-type="float" office:value="1.98858" calcext:value-type="float">
            <text:p>1.98858E+00</text:p>
          </table:table-cell>
          <table:table-cell office:value-type="float" office:value="389.5575" calcext:value-type="float">
            <text:p>3.89558E+02</text:p>
          </table:table-cell>
          <table:table-cell table:formula="of:=[.D19]/[.E19]" office:value-type="float" office:value="0.00510471496505651" calcext:value-type="float">
            <text:p>5.10471E-03</text:p>
          </table:table-cell>
          <table:table-cell table:formula="of:=[.F19]/[.$F$55]" office:value-type="float" office:value="0.0278461997773389" calcext:value-type="float">
            <text:p>2.78462E-02</text:p>
          </table:table-cell>
          <table:table-cell office:value-type="float" office:value="1.98858" calcext:value-type="float">
            <text:p>1.98858E+00</text:p>
          </table:table-cell>
          <table:table-cell table:style-name="ce1" table:formula="of:=[.H19]/[.$E19]" office:value-type="float" office:value="0.00510471496505651" calcext:value-type="float">
            <text:p>5.10471E-03</text:p>
          </table:table-cell>
          <table:table-cell table:style-name="ce1" office:value-type="float" office:value="0.02798113" calcext:value-type="float">
            <text:p>2.79811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.30000E+01</text:p>
          </table:table-cell>
          <table:table-cell office:value-type="float" office:value="2.08051" calcext:value-type="float">
            <text:p>2.08051E+00</text:p>
          </table:table-cell>
          <table:table-cell office:value-type="float" office:value="414.6902" calcext:value-type="float">
            <text:p>4.14690E+02</text:p>
          </table:table-cell>
          <table:table-cell table:formula="of:=[.D20]/[.E20]" office:value-type="float" office:value="0.00501702234583793" calcext:value-type="float">
            <text:p>5.01702E-03</text:p>
          </table:table-cell>
          <table:table-cell table:formula="of:=[.F20]/[.$F$55]" office:value-type="float" office:value="0.0273678368892102" calcext:value-type="float">
            <text:p>2.73678E-02</text:p>
          </table:table-cell>
          <table:table-cell office:value-type="float" office:value="2.08051" calcext:value-type="float">
            <text:p>2.08051E+00</text:p>
          </table:table-cell>
          <table:table-cell table:style-name="ce1" table:formula="of:=[.H20]/[.$E20]" office:value-type="float" office:value="0.00501702234583793" calcext:value-type="float">
            <text:p>5.01702E-03</text:p>
          </table:table-cell>
          <table:table-cell table:style-name="ce1" office:value-type="float" office:value="0.02744668" calcext:value-type="float">
            <text:p>2.74467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.50000E+01</text:p>
          </table:table-cell>
          <table:table-cell office:value-type="float" office:value="2.15986" calcext:value-type="float">
            <text:p>2.15986E+00</text:p>
          </table:table-cell>
          <table:table-cell office:value-type="float" office:value="439.823" calcext:value-type="float">
            <text:p>4.39823E+02</text:p>
          </table:table-cell>
          <table:table-cell table:formula="of:=[.D21]/[.E21]" office:value-type="float" office:value="0.004910748187339" calcext:value-type="float">
            <text:p>4.91075E-03</text:p>
          </table:table-cell>
          <table:table-cell table:formula="of:=[.F21]/[.$F$55]" office:value-type="float" office:value="0.0267881117784082" calcext:value-type="float">
            <text:p>2.67881E-02</text:p>
          </table:table-cell>
          <table:table-cell office:value-type="float" office:value="2.15986" calcext:value-type="float">
            <text:p>2.15986E+00</text:p>
          </table:table-cell>
          <table:table-cell table:style-name="ce1" table:formula="of:=[.H21]/[.$E21]" office:value-type="float" office:value="0.004910748187339" calcext:value-type="float">
            <text:p>4.91075E-03</text:p>
          </table:table-cell>
          <table:table-cell table:style-name="ce1" office:value-type="float" office:value="0.02688418" calcext:value-type="float">
            <text:p>2.68842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.70000E+01</text:p>
          </table:table-cell>
          <table:table-cell office:value-type="float" office:value="2.23678" calcext:value-type="float">
            <text:p>2.23678E+00</text:p>
          </table:table-cell>
          <table:table-cell office:value-type="float" office:value="464.9557" calcext:value-type="float">
            <text:p>4.64956E+02</text:p>
          </table:table-cell>
          <table:table-cell table:formula="of:=[.D22]/[.E22]" office:value-type="float" office:value="0.00481073788320049" calcext:value-type="float">
            <text:p>4.81074E-03</text:p>
          </table:table-cell>
          <table:table-cell table:formula="of:=[.F22]/[.$F$55]" office:value-type="float" office:value="0.0262425559681628" calcext:value-type="float">
            <text:p>2.62426E-02</text:p>
          </table:table-cell>
          <table:table-cell office:value-type="float" office:value="2.23678" calcext:value-type="float">
            <text:p>2.23678E+00</text:p>
          </table:table-cell>
          <table:table-cell table:style-name="ce1" table:formula="of:=[.H22]/[.$E22]" office:value-type="float" office:value="0.00481073788320049" calcext:value-type="float">
            <text:p>4.81074E-03</text:p>
          </table:table-cell>
          <table:table-cell table:style-name="ce1" office:value-type="float" office:value="0.02629457" calcext:value-type="float">
            <text:p>2.62946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.90000E+01</text:p>
          </table:table-cell>
          <table:table-cell office:value-type="float" office:value="2.30489" calcext:value-type="float">
            <text:p>2.30489E+00</text:p>
          </table:table-cell>
          <table:table-cell office:value-type="float" office:value="490.0885" calcext:value-type="float">
            <text:p>4.90089E+02</text:p>
          </table:table-cell>
          <table:table-cell table:formula="of:=[.D23]/[.E23]" office:value-type="float" office:value="0.00470300772207469" calcext:value-type="float">
            <text:p>4.70301E-03</text:p>
          </table:table-cell>
          <table:table-cell table:formula="of:=[.F23]/[.$F$55]" office:value-type="float" office:value="0.0256548883688376" calcext:value-type="float">
            <text:p>2.56549E-02</text:p>
          </table:table-cell>
          <table:table-cell office:value-type="float" office:value="2.30489" calcext:value-type="float">
            <text:p>2.30489E+00</text:p>
          </table:table-cell>
          <table:table-cell table:style-name="ce1" table:formula="of:=[.H23]/[.$E23]" office:value-type="float" office:value="0.00470300772207469" calcext:value-type="float">
            <text:p>4.70301E-03</text:p>
          </table:table-cell>
          <table:table-cell table:style-name="ce1" office:value-type="float" office:value="0.02567881" calcext:value-type="float">
            <text:p>2.56788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.10000E+01</text:p>
          </table:table-cell>
          <table:table-cell office:value-type="float" office:value="2.36009" calcext:value-type="float">
            <text:p>2.36009E+00</text:p>
          </table:table-cell>
          <table:table-cell office:value-type="float" office:value="515.2212" calcext:value-type="float">
            <text:p>5.15221E+02</text:p>
          </table:table-cell>
          <table:table-cell table:formula="of:=[.D24]/[.E24]" office:value-type="float" office:value="0.00458073153822087" calcext:value-type="float">
            <text:p>4.58073E-03</text:p>
          </table:table-cell>
          <table:table-cell table:formula="of:=[.F24]/[.$F$55]" office:value-type="float" office:value="0.024987872273539" calcext:value-type="float">
            <text:p>2.49879E-02</text:p>
          </table:table-cell>
          <table:table-cell office:value-type="float" office:value="2.36009" calcext:value-type="float">
            <text:p>2.36009E+00</text:p>
          </table:table-cell>
          <table:table-cell table:style-name="ce1" table:formula="of:=[.H24]/[.$E24]" office:value-type="float" office:value="0.00458073153822087" calcext:value-type="float">
            <text:p>4.58073E-03</text:p>
          </table:table-cell>
          <table:table-cell table:style-name="ce1" office:value-type="float" office:value="0.02503794" calcext:value-type="float">
            <text:p>2.50379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.30000E+01</text:p>
          </table:table-cell>
          <table:table-cell office:value-type="float" office:value="2.41161" calcext:value-type="float">
            <text:p>2.41161E+00</text:p>
          </table:table-cell>
          <table:table-cell office:value-type="float" office:value="540.3539" calcext:value-type="float">
            <text:p>5.40354E+02</text:p>
          </table:table-cell>
          <table:table-cell table:formula="of:=[.D25]/[.E25]" office:value-type="float" office:value="0.00446301951369279" calcext:value-type="float">
            <text:p>4.46302E-03</text:p>
          </table:table-cell>
          <table:table-cell table:formula="of:=[.F25]/[.$F$55]" office:value-type="float" office:value="0.024345753649161" calcext:value-type="float">
            <text:p>2.43458E-02</text:p>
          </table:table-cell>
          <table:table-cell office:value-type="float" office:value="2.41161" calcext:value-type="float">
            <text:p>2.41161E+00</text:p>
          </table:table-cell>
          <table:table-cell table:style-name="ce1" table:formula="of:=[.H25]/[.$E25]" office:value-type="float" office:value="0.00446301951369279" calcext:value-type="float">
            <text:p>4.46302E-03</text:p>
          </table:table-cell>
          <table:table-cell table:style-name="ce1" office:value-type="float" office:value="0.02437301" calcext:value-type="float">
            <text:p>2.43730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.50000E+01</text:p>
          </table:table-cell>
          <table:table-cell office:value-type="float" office:value="2.4575" calcext:value-type="float">
            <text:p>2.45750E+00</text:p>
          </table:table-cell>
          <table:table-cell office:value-type="float" office:value="565.4867" calcext:value-type="float">
            <text:p>5.65487E+02</text:p>
          </table:table-cell>
          <table:table-cell table:formula="of:=[.D26]/[.E26]" office:value-type="float" office:value="0.00434581396874586" calcext:value-type="float">
            <text:p>4.34581E-03</text:p>
          </table:table-cell>
          <table:table-cell table:formula="of:=[.F26]/[.$F$55]" office:value-type="float" office:value="0.0237063978688784" calcext:value-type="float">
            <text:p>2.37064E-02</text:p>
          </table:table-cell>
          <table:table-cell office:value-type="float" office:value="2.4575" calcext:value-type="float">
            <text:p>2.45750E+00</text:p>
          </table:table-cell>
          <table:table-cell table:style-name="ce1" table:formula="of:=[.H26]/[.$E26]" office:value-type="float" office:value="0.00434581396874586" calcext:value-type="float">
            <text:p>4.34581E-03</text:p>
          </table:table-cell>
          <table:table-cell table:style-name="ce1" office:value-type="float" office:value="0.02368511" calcext:value-type="float">
            <text:p>2.36851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.70000E+01</text:p>
          </table:table-cell>
          <table:table-cell office:value-type="float" office:value="2.48895" calcext:value-type="float">
            <text:p>2.48895E+00</text:p>
          </table:table-cell>
          <table:table-cell office:value-type="float" office:value="590.6194" calcext:value-type="float">
            <text:p>5.90619E+02</text:p>
          </table:table-cell>
          <table:table-cell table:formula="of:=[.D27]/[.E27]" office:value-type="float" office:value="0.00421413519434004" calcext:value-type="float">
            <text:p>4.21414E-03</text:p>
          </table:table-cell>
          <table:table-cell table:formula="of:=[.F27]/[.$F$55]" office:value-type="float" office:value="0.0229880906796152" calcext:value-type="float">
            <text:p>2.29881E-02</text:p>
          </table:table-cell>
          <table:table-cell office:value-type="float" office:value="2.48895" calcext:value-type="float">
            <text:p>2.48895E+00</text:p>
          </table:table-cell>
          <table:table-cell table:style-name="ce1" table:formula="of:=[.H27]/[.$E27]" office:value-type="float" office:value="0.00421413519434004" calcext:value-type="float">
            <text:p>4.21414E-03</text:p>
          </table:table-cell>
          <table:table-cell table:style-name="ce1" office:value-type="float" office:value="0.02297539" calcext:value-type="float">
            <text:p>2.29754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.90000E+01</text:p>
          </table:table-cell>
          <table:table-cell office:value-type="float" office:value="2.51447" calcext:value-type="float">
            <text:p>2.51447E+00</text:p>
          </table:table-cell>
          <table:table-cell office:value-type="float" office:value="615.7522" calcext:value-type="float">
            <text:p>6.15752E+02</text:p>
          </table:table-cell>
          <table:table-cell table:formula="of:=[.D28]/[.E28]" office:value-type="float" office:value="0.00408357452884456" calcext:value-type="float">
            <text:p>4.08357E-03</text:p>
          </table:table-cell>
          <table:table-cell table:formula="of:=[.F28]/[.$F$55]" office:value-type="float" office:value="0.022275882769999" calcext:value-type="float">
            <text:p>2.22759E-02</text:p>
          </table:table-cell>
          <table:table-cell office:value-type="float" office:value="2.51447" calcext:value-type="float">
            <text:p>2.51447E+00</text:p>
          </table:table-cell>
          <table:table-cell table:style-name="ce1" table:formula="of:=[.H28]/[.$E28]" office:value-type="float" office:value="0.00408357452884456" calcext:value-type="float">
            <text:p>4.08357E-03</text:p>
          </table:table-cell>
          <table:table-cell table:style-name="ce1" office:value-type="float" office:value="0.02224502" calcext:value-type="float">
            <text:p>2.22450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.10000E+01</text:p>
          </table:table-cell>
          <table:table-cell office:value-type="float" office:value="2.53188" calcext:value-type="float">
            <text:p>2.53188E+00</text:p>
          </table:table-cell>
          <table:table-cell office:value-type="float" office:value="640.8849" calcext:value-type="float">
            <text:p>6.40885E+02</text:p>
          </table:table-cell>
          <table:table-cell table:formula="of:=[.D29]/[.E29]" office:value-type="float" office:value="0.00395060017797267" calcext:value-type="float">
            <text:p>3.95060E-03</text:p>
          </table:table-cell>
          <table:table-cell table:formula="of:=[.F29]/[.$F$55]" office:value-type="float" office:value="0.02155050821628" calcext:value-type="float">
            <text:p>2.15505E-02</text:p>
          </table:table-cell>
          <table:table-cell office:value-type="float" office:value="2.53188" calcext:value-type="float">
            <text:p>2.53188E+00</text:p>
          </table:table-cell>
          <table:table-cell table:style-name="ce1" table:formula="of:=[.H29]/[.$E29]" office:value-type="float" office:value="0.00395060017797267" calcext:value-type="float">
            <text:p>3.95060E-03</text:p>
          </table:table-cell>
          <table:table-cell table:style-name="ce1" office:value-type="float" office:value="0.02149518" calcext:value-type="float">
            <text:p>2.14952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3" calcext:value-type="float">
            <text:p>5.30000E+01</text:p>
          </table:table-cell>
          <table:table-cell office:value-type="float" office:value="2.53877" calcext:value-type="float">
            <text:p>2.53877E+00</text:p>
          </table:table-cell>
          <table:table-cell office:value-type="float" office:value="666.0176" calcext:value-type="float">
            <text:p>6.66018E+02</text:p>
          </table:table-cell>
          <table:table-cell table:formula="of:=[.D30]/[.E30]" office:value-type="float" office:value="0.00381186623296441" calcext:value-type="float">
            <text:p>3.81187E-03</text:p>
          </table:table-cell>
          <table:table-cell table:formula="of:=[.F30]/[.$F$55]" office:value-type="float" office:value="0.0207937150995157" calcext:value-type="float">
            <text:p>2.07937E-02</text:p>
          </table:table-cell>
          <table:table-cell office:value-type="float" office:value="2.53877" calcext:value-type="float">
            <text:p>2.53877E+00</text:p>
          </table:table-cell>
          <table:table-cell table:style-name="ce1" table:formula="of:=[.H30]/[.$E30]" office:value-type="float" office:value="0.00381186623296441" calcext:value-type="float">
            <text:p>3.81187E-03</text:p>
          </table:table-cell>
          <table:table-cell table:style-name="ce1" office:value-type="float" office:value="0.02072711" calcext:value-type="float">
            <text:p>2.07271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5" calcext:value-type="float">
            <text:p>5.50000E+01</text:p>
          </table:table-cell>
          <table:table-cell office:value-type="float" office:value="2.52924" calcext:value-type="float">
            <text:p>2.52924E+00</text:p>
          </table:table-cell>
          <table:table-cell office:value-type="float" office:value="691.1504" calcext:value-type="float">
            <text:p>6.91150E+02</text:p>
          </table:table-cell>
          <table:table-cell table:formula="of:=[.D31]/[.E31]" office:value-type="float" office:value="0.00365946398931405" calcext:value-type="float">
            <text:p>3.65946E-03</text:p>
          </table:table-cell>
          <table:table-cell table:formula="of:=[.F31]/[.$F$55]" office:value-type="float" office:value="0.0199623614681665" calcext:value-type="float">
            <text:p>1.99624E-02</text:p>
          </table:table-cell>
          <table:table-cell office:value-type="float" office:value="2.52924" calcext:value-type="float">
            <text:p>2.52924E+00</text:p>
          </table:table-cell>
          <table:table-cell table:style-name="ce1" table:formula="of:=[.H31]/[.$E31]" office:value-type="float" office:value="0.00365946398931405" calcext:value-type="float">
            <text:p>3.65946E-03</text:p>
          </table:table-cell>
          <table:table-cell table:style-name="ce1" office:value-type="float" office:value="0.01994208" calcext:value-type="float">
            <text:p>1.99421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.70000E+01</text:p>
          </table:table-cell>
          <table:table-cell office:value-type="float" office:value="2.51525" calcext:value-type="float">
            <text:p>2.51525E+00</text:p>
          </table:table-cell>
          <table:table-cell office:value-type="float" office:value="716.2831" calcext:value-type="float">
            <text:p>7.16283E+02</text:p>
          </table:table-cell>
          <table:table-cell table:formula="of:=[.D32]/[.E32]" office:value-type="float" office:value="0.00351153056661535" calcext:value-type="float">
            <text:p>3.51153E-03</text:p>
          </table:table-cell>
          <table:table-cell table:formula="of:=[.F32]/[.$F$55]" office:value-type="float" office:value="0.0191553852372874" calcext:value-type="float">
            <text:p>1.91554E-02</text:p>
          </table:table-cell>
          <table:table-cell office:value-type="float" office:value="2.51525" calcext:value-type="float">
            <text:p>2.51525E+00</text:p>
          </table:table-cell>
          <table:table-cell table:style-name="ce1" table:formula="of:=[.H32]/[.$E32]" office:value-type="float" office:value="0.00351153056661535" calcext:value-type="float">
            <text:p>3.51153E-03</text:p>
          </table:table-cell>
          <table:table-cell table:style-name="ce1" office:value-type="float" office:value="0.01914135" calcext:value-type="float">
            <text:p>1.91414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.90000E+01</text:p>
          </table:table-cell>
          <table:table-cell office:value-type="float" office:value="2.49428" calcext:value-type="float">
            <text:p>2.49428E+00</text:p>
          </table:table-cell>
          <table:table-cell office:value-type="float" office:value="741.4159" calcext:value-type="float">
            <text:p>7.41416E+02</text:p>
          </table:table-cell>
          <table:table-cell table:formula="of:=[.D33]/[.E33]" office:value-type="float" office:value="0.00336421163883861" calcext:value-type="float">
            <text:p>3.36421E-03</text:p>
          </table:table-cell>
          <table:table-cell table:formula="of:=[.F33]/[.$F$55]" office:value-type="float" office:value="0.018351761073757" calcext:value-type="float">
            <text:p>1.83518E-02</text:p>
          </table:table-cell>
          <table:table-cell office:value-type="float" office:value="2.49428" calcext:value-type="float">
            <text:p>2.49428E+00</text:p>
          </table:table-cell>
          <table:table-cell table:style-name="ce1" table:formula="of:=[.H33]/[.$E33]" office:value-type="float" office:value="0.00336421163883861" calcext:value-type="float">
            <text:p>3.36421E-03</text:p>
          </table:table-cell>
          <table:table-cell table:style-name="ce1" office:value-type="float" office:value="0.01832624" calcext:value-type="float">
            <text:p>1.83262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1" calcext:value-type="float">
            <text:p>6.10000E+01</text:p>
          </table:table-cell>
          <table:table-cell office:value-type="float" office:value="2.46671" calcext:value-type="float">
            <text:p>2.46671E+00</text:p>
          </table:table-cell>
          <table:table-cell office:value-type="float" office:value="766.5486" calcext:value-type="float">
            <text:p>7.66549E+02</text:p>
          </table:table-cell>
          <table:table-cell table:formula="of:=[.D34]/[.E34]" office:value-type="float" office:value="0.00321794338936892" calcext:value-type="float">
            <text:p>3.21794E-03</text:p>
          </table:table-cell>
          <table:table-cell table:formula="of:=[.F34]/[.$F$55]" office:value-type="float" office:value="0.0175538683562016" calcext:value-type="float">
            <text:p>1.75539E-02</text:p>
          </table:table-cell>
          <table:table-cell office:value-type="float" office:value="2.46671" calcext:value-type="float">
            <text:p>2.46671E+00</text:p>
          </table:table-cell>
          <table:table-cell table:style-name="ce1" table:formula="of:=[.H34]/[.$E34]" office:value-type="float" office:value="0.00321794338936892" calcext:value-type="float">
            <text:p>3.21794E-03</text:p>
          </table:table-cell>
          <table:table-cell table:style-name="ce1" office:value-type="float" office:value="0.01749807" calcext:value-type="float">
            <text:p>1.74981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3" calcext:value-type="float">
            <text:p>6.30000E+01</text:p>
          </table:table-cell>
          <table:table-cell office:value-type="float" office:value="2.42991" calcext:value-type="float">
            <text:p>2.42991E+00</text:p>
          </table:table-cell>
          <table:table-cell office:value-type="float" office:value="791.6813" calcext:value-type="float">
            <text:p>7.91681E+02</text:p>
          </table:table-cell>
          <table:table-cell table:formula="of:=[.D35]/[.E35]" office:value-type="float" office:value="0.00306930326635226" calcext:value-type="float">
            <text:p>3.06930E-03</text:p>
          </table:table-cell>
          <table:table-cell table:formula="of:=[.F35]/[.$F$55]" office:value-type="float" office:value="0.0167430370779062" calcext:value-type="float">
            <text:p>1.67430E-02</text:p>
          </table:table-cell>
          <table:table-cell office:value-type="float" office:value="2.42991" calcext:value-type="float">
            <text:p>2.42991E+00</text:p>
          </table:table-cell>
          <table:table-cell table:style-name="ce1" table:formula="of:=[.H35]/[.$E35]" office:value-type="float" office:value="0.00306930326635226" calcext:value-type="float">
            <text:p>3.06930E-03</text:p>
          </table:table-cell>
          <table:table-cell table:style-name="ce1" office:value-type="float" office:value="0.01665818" calcext:value-type="float">
            <text:p>1.66582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.50000E+01</text:p>
          </table:table-cell>
          <table:table-cell office:value-type="float" office:value="2.38357" calcext:value-type="float">
            <text:p>2.38357E+00</text:p>
          </table:table-cell>
          <table:table-cell office:value-type="float" office:value="816.8141" calcext:value-type="float">
            <text:p>8.16814E+02</text:p>
          </table:table-cell>
          <table:table-cell table:formula="of:=[.D36]/[.E36]" office:value-type="float" office:value="0.00291813033100188" calcext:value-type="float">
            <text:p>2.91813E-03</text:p>
          </table:table-cell>
          <table:table-cell table:formula="of:=[.F36]/[.$F$55]" office:value-type="float" office:value="0.015918389318431" calcext:value-type="float">
            <text:p>1.59184E-02</text:p>
          </table:table-cell>
          <table:table-cell office:value-type="float" office:value="2.38357" calcext:value-type="float">
            <text:p>2.38357E+00</text:p>
          </table:table-cell>
          <table:table-cell table:style-name="ce1" table:formula="of:=[.H36]/[.$E36]" office:value-type="float" office:value="0.00291813033100188" calcext:value-type="float">
            <text:p>2.91813E-03</text:p>
          </table:table-cell>
          <table:table-cell table:style-name="ce1" office:value-type="float" office:value="0.01580794" calcext:value-type="float">
            <text:p>1.58079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.70000E+01</text:p>
          </table:table-cell>
          <table:table-cell office:value-type="float" office:value="2.33234" calcext:value-type="float">
            <text:p>2.33234E+00</text:p>
          </table:table-cell>
          <table:table-cell office:value-type="float" office:value="841.9468" calcext:value-type="float">
            <text:p>8.41947E+02</text:p>
          </table:table-cell>
          <table:table-cell table:formula="of:=[.D37]/[.E37]" office:value-type="float" office:value="0.00277017502768583" calcext:value-type="float">
            <text:p>2.77018E-03</text:p>
          </table:table-cell>
          <table:table-cell table:formula="of:=[.F37]/[.$F$55]" office:value-type="float" office:value="0.0151112937288716" calcext:value-type="float">
            <text:p>1.51113E-02</text:p>
          </table:table-cell>
          <table:table-cell office:value-type="float" office:value="2.33234" calcext:value-type="float">
            <text:p>2.33234E+00</text:p>
          </table:table-cell>
          <table:table-cell table:style-name="ce1" table:formula="of:=[.H37]/[.$E37]" office:value-type="float" office:value="0.00277017502768583" calcext:value-type="float">
            <text:p>2.77018E-03</text:p>
          </table:table-cell>
          <table:table-cell table:style-name="ce1" office:value-type="float" office:value="0.0149487" calcext:value-type="float">
            <text:p>1.49487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9" calcext:value-type="float">
            <text:p>6.90000E+01</text:p>
          </table:table-cell>
          <table:table-cell office:value-type="float" office:value="2.269" calcext:value-type="float">
            <text:p>2.26900E+00</text:p>
          </table:table-cell>
          <table:table-cell office:value-type="float" office:value="867.0796" calcext:value-type="float">
            <text:p>8.67080E+02</text:p>
          </table:table-cell>
          <table:table-cell table:formula="of:=[.D38]/[.E38]" office:value-type="float" office:value="0.00261683010417959" calcext:value-type="float">
            <text:p>2.61683E-03</text:p>
          </table:table-cell>
          <table:table-cell table:formula="of:=[.F38]/[.$F$55]" office:value-type="float" office:value="0.0142747977826678" calcext:value-type="float">
            <text:p>1.42748E-02</text:p>
          </table:table-cell>
          <table:table-cell office:value-type="float" office:value="2.269" calcext:value-type="float">
            <text:p>2.26900E+00</text:p>
          </table:table-cell>
          <table:table-cell table:style-name="ce1" table:formula="of:=[.H38]/[.$E38]" office:value-type="float" office:value="0.00261683010417959" calcext:value-type="float">
            <text:p>2.61683E-03</text:p>
          </table:table-cell>
          <table:table-cell table:style-name="ce1" office:value-type="float" office:value="0.01408186" calcext:value-type="float">
            <text:p>1.40819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.10000E+01</text:p>
          </table:table-cell>
          <table:table-cell office:value-type="float" office:value="2.20103" calcext:value-type="float">
            <text:p>2.20103E+00</text:p>
          </table:table-cell>
          <table:table-cell office:value-type="float" office:value="892.2123" calcext:value-type="float">
            <text:p>8.92212E+02</text:p>
          </table:table-cell>
          <table:table-cell table:formula="of:=[.D39]/[.E39]" office:value-type="float" office:value="0.00246693527986557" calcext:value-type="float">
            <text:p>2.46694E-03</text:p>
          </table:table-cell>
          <table:table-cell table:formula="of:=[.F39]/[.$F$55]" office:value-type="float" office:value="0.0134571221137989" calcext:value-type="float">
            <text:p>1.34571E-02</text:p>
          </table:table-cell>
          <table:table-cell office:value-type="float" office:value="2.20103" calcext:value-type="float">
            <text:p>2.20103E+00</text:p>
          </table:table-cell>
          <table:table-cell table:style-name="ce1" table:formula="of:=[.H39]/[.$E39]" office:value-type="float" office:value="0.00246693527986557" calcext:value-type="float">
            <text:p>2.46694E-03</text:p>
          </table:table-cell>
          <table:table-cell table:style-name="ce1" office:value-type="float" office:value="0.01320881" calcext:value-type="float">
            <text:p>1.32088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.30000E+01</text:p>
          </table:table-cell>
          <table:table-cell office:value-type="float" office:value="2.11454" calcext:value-type="float">
            <text:p>2.11454E+00</text:p>
          </table:table-cell>
          <table:table-cell office:value-type="float" office:value="917.3451" calcext:value-type="float">
            <text:p>9.17345E+02</text:p>
          </table:table-cell>
          <table:table-cell table:formula="of:=[.D40]/[.E40]" office:value-type="float" office:value="0.00230506490959618" calcext:value-type="float">
            <text:p>2.30506E-03</text:p>
          </table:table-cell>
          <table:table-cell table:formula="of:=[.F40]/[.$F$55]" office:value-type="float" office:value="0.0125741198895007" calcext:value-type="float">
            <text:p>1.25741E-02</text:p>
          </table:table-cell>
          <table:table-cell office:value-type="float" office:value="2.11454" calcext:value-type="float">
            <text:p>2.11454E+00</text:p>
          </table:table-cell>
          <table:table-cell table:style-name="ce1" table:formula="of:=[.H40]/[.$E40]" office:value-type="float" office:value="0.00230506490959618" calcext:value-type="float">
            <text:p>2.30506E-03</text:p>
          </table:table-cell>
          <table:table-cell table:style-name="ce1" office:value-type="float" office:value="0.01233093" calcext:value-type="float">
            <text:p>1.23309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.50000E+01</text:p>
          </table:table-cell>
          <table:table-cell office:value-type="float" office:value="2.02236" calcext:value-type="float">
            <text:p>2.02236E+00</text:p>
          </table:table-cell>
          <table:table-cell office:value-type="float" office:value="942.4778" calcext:value-type="float">
            <text:p>9.42478E+02</text:p>
          </table:table-cell>
          <table:table-cell table:formula="of:=[.D41]/[.E41]" office:value-type="float" office:value="0.00214579059581032" calcext:value-type="float">
            <text:p>2.14579E-03</text:p>
          </table:table-cell>
          <table:table-cell table:formula="of:=[.F41]/[.$F$55]" office:value-type="float" office:value="0.0117052791429674" calcext:value-type="float">
            <text:p>1.17053E-02</text:p>
          </table:table-cell>
          <table:table-cell office:value-type="float" office:value="2.02236" calcext:value-type="float">
            <text:p>2.02236E+00</text:p>
          </table:table-cell>
          <table:table-cell table:style-name="ce1" table:formula="of:=[.H41]/[.$E41]" office:value-type="float" office:value="0.00214579059581032" calcext:value-type="float">
            <text:p>2.14579E-03</text:p>
          </table:table-cell>
          <table:table-cell table:style-name="ce1" office:value-type="float" office:value="0.01144962" calcext:value-type="float">
            <text:p>1.14496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.70000E+01</text:p>
          </table:table-cell>
          <table:table-cell office:value-type="float" office:value="1.91714" calcext:value-type="float">
            <text:p>1.91714E+00</text:p>
          </table:table-cell>
          <table:table-cell office:value-type="float" office:value="967.6105" calcext:value-type="float">
            <text:p>9.67611E+02</text:p>
          </table:table-cell>
          <table:table-cell table:formula="of:=[.D42]/[.E42]" office:value-type="float" office:value="0.00198131376209746" calcext:value-type="float">
            <text:p>1.98131E-03</text:p>
          </table:table-cell>
          <table:table-cell table:formula="of:=[.F42]/[.$F$55]" office:value-type="float" office:value="0.0108080586709793" calcext:value-type="float">
            <text:p>1.08081E-02</text:p>
          </table:table-cell>
          <table:table-cell office:value-type="float" office:value="1.91714" calcext:value-type="float">
            <text:p>1.91714E+00</text:p>
          </table:table-cell>
          <table:table-cell table:style-name="ce1" table:formula="of:=[.H42]/[.$E42]" office:value-type="float" office:value="0.00198131376209746" calcext:value-type="float">
            <text:p>1.98131E-03</text:p>
          </table:table-cell>
          <table:table-cell table:style-name="ce1" office:value-type="float" office:value="0.01056629" calcext:value-type="float">
            <text:p>1.05663E-02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.90000E+01</text:p>
          </table:table-cell>
          <table:table-cell office:value-type="float" office:value="1.80693" calcext:value-type="float">
            <text:p>1.80693E+00</text:p>
          </table:table-cell>
          <table:table-cell office:value-type="float" office:value="992.7433" calcext:value-type="float">
            <text:p>9.92743E+02</text:p>
          </table:table-cell>
          <table:table-cell table:formula="of:=[.D43]/[.E43]" office:value-type="float" office:value="0.0018201381968531" calcext:value-type="float">
            <text:p>1.82014E-03</text:p>
          </table:table-cell>
          <table:table-cell table:formula="of:=[.F43]/[.$F$55]" office:value-type="float" office:value="0.00992884660532186" calcext:value-type="float">
            <text:p>9.92885E-03</text:p>
          </table:table-cell>
          <table:table-cell office:value-type="float" office:value="1.80693" calcext:value-type="float">
            <text:p>1.80693E+00</text:p>
          </table:table-cell>
          <table:table-cell table:style-name="ce1" table:formula="of:=[.H43]/[.$E43]" office:value-type="float" office:value="0.0018201381968531" calcext:value-type="float">
            <text:p>1.82014E-03</text:p>
          </table:table-cell>
          <table:table-cell table:style-name="ce1" office:value-type="float" office:value="0.009682323" calcext:value-type="float">
            <text:p>9.68232E-03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81" calcext:value-type="float">
            <text:p>8.10000E+01</text:p>
          </table:table-cell>
          <table:table-cell office:value-type="float" office:value="1.69063" calcext:value-type="float">
            <text:p>1.69063E+00</text:p>
          </table:table-cell>
          <table:table-cell office:value-type="float" office:value="1017.876" calcext:value-type="float">
            <text:p>1.01788E+03</text:p>
          </table:table-cell>
          <table:table-cell table:formula="of:=[.D44]/[.E44]" office:value-type="float" office:value="0.00166093905347999" calcext:value-type="float">
            <text:p>1.66094E-03</text:p>
          </table:table-cell>
          <table:table-cell table:formula="of:=[.F44]/[.$F$55]" office:value-type="float" office:value="0.00906041591309029" calcext:value-type="float">
            <text:p>9.06042E-03</text:p>
          </table:table-cell>
          <table:table-cell office:value-type="float" office:value="1.69063" calcext:value-type="float">
            <text:p>1.69063E+00</text:p>
          </table:table-cell>
          <table:table-cell table:style-name="ce1" table:formula="of:=[.H44]/[.$E44]" office:value-type="float" office:value="0.00166093905347999" calcext:value-type="float">
            <text:p>1.66094E-03</text:p>
          </table:table-cell>
          <table:table-cell table:style-name="ce1" office:value-type="float" office:value="0.008799117" calcext:value-type="float">
            <text:p>8.79912E-03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.30000E+01</text:p>
          </table:table-cell>
          <table:table-cell office:value-type="float" office:value="1.56445" calcext:value-type="float">
            <text:p>1.56445E+00</text:p>
          </table:table-cell>
          <table:table-cell office:value-type="float" office:value="1043.009" calcext:value-type="float">
            <text:p>1.04301E+03</text:p>
          </table:table-cell>
          <table:table-cell table:formula="of:=[.D45]/[.E45]" office:value-type="float" office:value="0.00149993911845439" calcext:value-type="float">
            <text:p>1.49994E-03</text:p>
          </table:table-cell>
          <table:table-cell table:formula="of:=[.F45]/[.$F$55]" office:value-type="float" office:value="0.00818216190957577" calcext:value-type="float">
            <text:p>8.18216E-03</text:p>
          </table:table-cell>
          <table:table-cell office:value-type="float" office:value="1.56445" calcext:value-type="float">
            <text:p>1.56445E+00</text:p>
          </table:table-cell>
          <table:table-cell table:style-name="ce1" table:formula="of:=[.H45]/[.$E45]" office:value-type="float" office:value="0.00149993911845439" calcext:value-type="float">
            <text:p>1.49994E-03</text:p>
          </table:table-cell>
          <table:table-cell table:style-name="ce1" office:value-type="float" office:value="0.007918054" calcext:value-type="float">
            <text:p>7.91805E-03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.50000E+01</text:p>
          </table:table-cell>
          <table:table-cell office:value-type="float" office:value="1.43024" calcext:value-type="float">
            <text:p>1.43024E+00</text:p>
          </table:table-cell>
          <table:table-cell office:value-type="float" office:value="1068.142" calcext:value-type="float">
            <text:p>1.06814E+03</text:p>
          </table:table-cell>
          <table:table-cell table:formula="of:=[.D46]/[.E46]" office:value-type="float" office:value="0.00133899799839347" calcext:value-type="float">
            <text:p>1.33900E-03</text:p>
          </table:table-cell>
          <table:table-cell table:formula="of:=[.F46]/[.$F$55]" office:value-type="float" office:value="0.00730422874145899" calcext:value-type="float">
            <text:p>7.30423E-03</text:p>
          </table:table-cell>
          <table:table-cell office:value-type="float" office:value="1.43024" calcext:value-type="float">
            <text:p>1.43024E+00</text:p>
          </table:table-cell>
          <table:table-cell table:style-name="ce1" table:formula="of:=[.H46]/[.$E46]" office:value-type="float" office:value="0.00133899799839347" calcext:value-type="float">
            <text:p>1.33900E-03</text:p>
          </table:table-cell>
          <table:table-cell table:style-name="ce1" office:value-type="float" office:value="0.007040506" calcext:value-type="float">
            <text:p>7.04051E-03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87" calcext:value-type="float">
            <text:p>8.70000E+01</text:p>
          </table:table-cell>
          <table:table-cell office:value-type="float" office:value="1.2892" calcext:value-type="float">
            <text:p>1.28920E+00</text:p>
          </table:table-cell>
          <table:table-cell office:value-type="float" office:value="1093.274" calcext:value-type="float">
            <text:p>1.09327E+03</text:p>
          </table:table-cell>
          <table:table-cell table:formula="of:=[.D47]/[.E47]" office:value-type="float" office:value="0.00117921033519502" calcext:value-type="float">
            <text:p>1.17921E-03</text:p>
          </table:table-cell>
          <table:table-cell table:formula="of:=[.F47]/[.$F$55]" office:value-type="float" office:value="0.00643258767592714" calcext:value-type="float">
            <text:p>6.43259E-03</text:p>
          </table:table-cell>
          <table:table-cell office:value-type="float" office:value="1.2892" calcext:value-type="float">
            <text:p>1.28920E+00</text:p>
          </table:table-cell>
          <table:table-cell table:style-name="ce1" table:formula="of:=[.H47]/[.$E47]" office:value-type="float" office:value="0.00117921033519502" calcext:value-type="float">
            <text:p>1.17921E-03</text:p>
          </table:table-cell>
          <table:table-cell table:style-name="ce1" office:value-type="float" office:value="0.006167836" calcext:value-type="float">
            <text:p>6.16784E-03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.90000E+01</text:p>
          </table:table-cell>
          <table:table-cell office:value-type="float" office:value="1.14176" calcext:value-type="float">
            <text:p>1.14176E+00</text:p>
          </table:table-cell>
          <table:table-cell office:value-type="float" office:value="1118.407" calcext:value-type="float">
            <text:p>1.11841E+03</text:p>
          </table:table-cell>
          <table:table-cell table:formula="of:=[.D48]/[.E48]" office:value-type="float" office:value="0.00102088059177026" calcext:value-type="float">
            <text:p>1.02088E-03</text:p>
          </table:table-cell>
          <table:table-cell table:formula="of:=[.F48]/[.$F$55]" office:value-type="float" office:value="0.00556889955694675" calcext:value-type="float">
            <text:p>5.56890E-03</text:p>
          </table:table-cell>
          <table:table-cell office:value-type="float" office:value="1.14176" calcext:value-type="float">
            <text:p>1.14176E+00</text:p>
          </table:table-cell>
          <table:table-cell table:style-name="ce1" table:formula="of:=[.H48]/[.$E48]" office:value-type="float" office:value="0.00102088059177026" calcext:value-type="float">
            <text:p>1.02088E-03</text:p>
          </table:table-cell>
          <table:table-cell table:style-name="ce1" office:value-type="float" office:value="0.00530139" calcext:value-type="float">
            <text:p>5.30139E-03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91" calcext:value-type="float">
            <text:p>9.10000E+01</text:p>
          </table:table-cell>
          <table:table-cell office:value-type="float" office:value="0.985471" calcext:value-type="float">
            <text:p>9.85471E-01</text:p>
          </table:table-cell>
          <table:table-cell office:value-type="float" office:value="1143.54" calcext:value-type="float">
            <text:p>1.14354E+03</text:p>
          </table:table-cell>
          <table:table-cell table:formula="of:=[.D49]/[.E49]" office:value-type="float" office:value="0.00086177221610088" calcext:value-type="float">
            <text:p>8.61772E-04</text:p>
          </table:table-cell>
          <table:table-cell table:formula="of:=[.F49]/[.$F$55]" office:value-type="float" office:value="0.00470096400217707" calcext:value-type="float">
            <text:p>4.70096E-03</text:p>
          </table:table-cell>
          <table:table-cell office:value-type="float" office:value="0.985471" calcext:value-type="float">
            <text:p>9.85471E-01</text:p>
          </table:table-cell>
          <table:table-cell table:style-name="ce1" table:formula="of:=[.H49]/[.$E49]" office:value-type="float" office:value="0.00086177221610088" calcext:value-type="float">
            <text:p>8.61772E-04</text:p>
          </table:table-cell>
          <table:table-cell table:style-name="ce1" office:value-type="float" office:value="0.004442498" calcext:value-type="float">
            <text:p>4.44250E-03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93" calcext:value-type="float">
            <text:p>9.30000E+01</text:p>
          </table:table-cell>
          <table:table-cell office:value-type="float" office:value="0.820914" calcext:value-type="float">
            <text:p>8.20914E-01</text:p>
          </table:table-cell>
          <table:table-cell office:value-type="float" office:value="1168.672" calcext:value-type="float">
            <text:p>1.16867E+03</text:p>
          </table:table-cell>
          <table:table-cell table:formula="of:=[.D50]/[.E50]" office:value-type="float" office:value="0.000702433189124066" calcext:value-type="float">
            <text:p>7.02433E-04</text:p>
          </table:table-cell>
          <table:table-cell table:formula="of:=[.F50]/[.$F$55]" office:value-type="float" office:value="0.00383177024544514" calcext:value-type="float">
            <text:p>3.83177E-03</text:p>
          </table:table-cell>
          <table:table-cell office:value-type="float" office:value="0.820914" calcext:value-type="float">
            <text:p>8.20914E-01</text:p>
          </table:table-cell>
          <table:table-cell table:style-name="ce1" table:formula="of:=[.H50]/[.$E50]" office:value-type="float" office:value="0.000702433189124066" calcext:value-type="float">
            <text:p>7.02433E-04</text:p>
          </table:table-cell>
          <table:table-cell table:style-name="ce1" office:value-type="float" office:value="0.003592471" calcext:value-type="float">
            <text:p>3.59247E-03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.50000E+01</text:p>
          </table:table-cell>
          <table:table-cell office:value-type="float" office:value="0.645862" calcext:value-type="float">
            <text:p>6.45862E-01</text:p>
          </table:table-cell>
          <table:table-cell office:value-type="float" office:value="1193.805" calcext:value-type="float">
            <text:p>1.19381E+03</text:p>
          </table:table-cell>
          <table:table-cell table:formula="of:=[.D51]/[.E51]" office:value-type="float" office:value="0.00054101130419122" calcext:value-type="float">
            <text:p>5.41011E-04</text:p>
          </table:table-cell>
          <table:table-cell table:formula="of:=[.F51]/[.$F$55]" office:value-type="float" office:value="0.00295121450686927" calcext:value-type="float">
            <text:p>2.95121E-03</text:p>
          </table:table-cell>
          <table:table-cell office:value-type="float" office:value="0.645862" calcext:value-type="float">
            <text:p>6.45862E-01</text:p>
          </table:table-cell>
          <table:table-cell table:style-name="ce1" table:formula="of:=[.H51]/[.$E51]" office:value-type="float" office:value="0.00054101130419122" calcext:value-type="float">
            <text:p>5.41011E-04</text:p>
          </table:table-cell>
          <table:table-cell table:style-name="ce1" office:value-type="float" office:value="0.002752597" calcext:value-type="float">
            <text:p>2.75260E-03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97" calcext:value-type="float">
            <text:p>9.70000E+01</text:p>
          </table:table-cell>
          <table:table-cell office:value-type="float" office:value="0.459105" calcext:value-type="float">
            <text:p>4.59105E-01</text:p>
          </table:table-cell>
          <table:table-cell office:value-type="float" office:value="1218.938" calcext:value-type="float">
            <text:p>1.21894E+03</text:p>
          </table:table-cell>
          <table:table-cell table:formula="of:=[.D52]/[.E52]" office:value-type="float" office:value="0.000376643438796723" calcext:value-type="float">
            <text:p>3.76643E-04</text:p>
          </table:table-cell>
          <table:table-cell table:formula="of:=[.F52]/[.$F$55]" office:value-type="float" office:value="0.00205458845662333" calcext:value-type="float">
            <text:p>2.05459E-03</text:p>
          </table:table-cell>
          <table:table-cell office:value-type="float" office:value="0.459105" calcext:value-type="float">
            <text:p>4.59105E-01</text:p>
          </table:table-cell>
          <table:table-cell table:style-name="ce1" table:formula="of:=[.H52]/[.$E52]" office:value-type="float" office:value="0.000376643438796723" calcext:value-type="float">
            <text:p>3.76643E-04</text:p>
          </table:table-cell>
          <table:table-cell table:style-name="ce1" office:value-type="float" office:value="0.001924142" calcext:value-type="float">
            <text:p>1.92414E-03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.90000E+01</text:p>
          </table:table-cell>
          <table:table-cell office:value-type="float" office:value="0.255565" calcext:value-type="float">
            <text:p>2.55565E-01</text:p>
          </table:table-cell>
          <table:table-cell office:value-type="float" office:value="1244.071" calcext:value-type="float">
            <text:p>1.24407E+03</text:p>
          </table:table-cell>
          <table:table-cell table:formula="of:=[.D53]/[.E53]" office:value-type="float" office:value="0.000205426378398017" calcext:value-type="float">
            <text:p>2.05426E-04</text:p>
          </table:table-cell>
          <table:table-cell table:formula="of:=[.F53]/[.$F$55]" office:value-type="float" office:value="0.00112060007494328" calcext:value-type="float">
            <text:p>1.12060E-03</text:p>
          </table:table-cell>
          <table:table-cell office:value-type="float" office:value="0.255565" calcext:value-type="float">
            <text:p>2.55565E-01</text:p>
          </table:table-cell>
          <table:table-cell table:style-name="ce1" table:formula="of:=[.H53]/[.$E53]" office:value-type="float" office:value="0.000205426378398017" calcext:value-type="float">
            <text:p>2.05426E-04</text:p>
          </table:table-cell>
          <table:table-cell table:style-name="ce1" office:value-type="float" office:value="0.001108343" calcext:value-type="float">
            <text:p>1.10834E-03</text:p>
          </table:table-cell>
          <table:table-cell table:style-name="ce1" table:number-columns-repeated="3"/>
        </table:table-row>
        <table:table-row table:style-name="ro1">
          <table:table-cell table:number-columns-repeated="8"/>
          <table:table-cell table:style-name="ce1" table:number-columns-repeated="5"/>
        </table:table-row>
        <table:table-row table:style-name="ro1">
          <table:table-cell table:number-columns-repeated="5"/>
          <table:table-cell table:formula="of:=SUM([.F4:.F53])" office:value-type="float" office:value="0.183318190843789" calcext:value-type="float">
            <text:p>1.83318E-01</text:p>
          </table:table-cell>
          <table:table-cell table:formula="of:=SUM([.G4:.G53])" office:value-type="float" office:value="1" calcext:value-type="float">
            <text:p>1.00000E+00</text:p>
          </table:table-cell>
          <table:table-cell/>
          <table:table-cell table:style-name="ce1" table:formula="of:=SUM([.I4:.I53])" office:value-type="float" office:value="0.183318190843789" calcext:value-type="float">
            <text:p>1.83318E-01</text:p>
          </table:table-cell>
          <table:table-cell table:style-name="ce1" table:formula="of:=SUM([.J4:.J53])" office:value-type="float" office:value="0.999999977" calcext:value-type="float">
            <text:p>1.00000E+00</text:p>
          </table:table-cell>
          <table:table-cell table:style-name="ce1" table:number-columns-repeated="3"/>
        </table:table-row>
        <table:table-row table:style-name="ro1" table:number-rows-repeated="25">
          <table:table-cell table:number-columns-repeated="9"/>
          <table:table-cell table:style-name="ce3"/>
          <table:table-cell table:style-name="ce1"/>
          <table:table-cell table:number-columns-repeated="2"/>
        </table:table-row>
        <table:table-row table:style-name="ro1" table:number-rows-repeated="1048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water_1g_temp_3" table:style-name="ta1">
        <table:shapes>
          <draw:frame draw:z-index="0" draw:style-name="gr1" draw:text-style-name="P1" svg:width="20.622cm" svg:height="11.607cm" svg:x="28.731cm" svg:y="0.665cm">
            <draw:object draw:notify-on-update-of-ranges="water_1g_temp_3.C4:water_1g_temp_3.C53 water_1g_temp_3.G3:water_1g_temp_3.G3 water_1g_temp_3.G4:water_1g_temp_3.G53 water_1g_temp_3.K3:water_1g_temp_3.K3 water_1g_temp_3.K4:water_1g_temp_3.K53 water_1g_temp_3.C4:water_1g_temp_3.C53 water_1g_temp_3.C4:water_1g_temp_3.C53 water_1g_temp_3.J3:water_1g_temp_3.J3 water_1g_temp_3.J4:water_1g_temp_3.J5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Almost Diff</text:p>
          </table:table-cell>
          <table:table-cell table:style-name="ce6" office:value-type="string" calcext:value-type="string">
            <text:p>Almost Transport</text:p>
          </table:table-cell>
          <table:table-cell table:style-name="ce6"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.00000E+00</text:p>
          </table:table-cell>
          <table:table-cell office:value-type="float" office:value="0.0730347" calcext:value-type="float">
            <text:p>7.30347E-02</text:p>
          </table:table-cell>
          <table:table-cell office:value-type="float" office:value="12.56637" calcext:value-type="float">
            <text:p>1.25664E+01</text:p>
          </table:table-cell>
          <table:table-cell table:formula="of:=[.D4]/[.E4]" office:value-type="float" office:value="0.00581191704525651" calcext:value-type="float">
            <text:p>5.81192E-03</text:p>
          </table:table-cell>
          <table:table-cell table:formula="of:=[.F4]/[.$F$55]" office:value-type="float" office:value="0.0317039843045855" calcext:value-type="float">
            <text:p>3.17040E-02</text:p>
          </table:table-cell>
          <table:table-cell office:value-type="float" office:value="0.0730347" calcext:value-type="float">
            <text:p>7.30347E-02</text:p>
          </table:table-cell>
          <table:table-cell table:style-name="ce1" table:formula="of:=[.H4]/[.$E4]" office:value-type="float" office:value="0.00581191704525651" calcext:value-type="float">
            <text:p>5.81192E-03</text:p>
          </table:table-cell>
          <table:table-cell table:style-name="ce1" office:value-type="float" office:value="0.008157157" calcext:value-type="float">
            <text:p>8.15716E-03</text:p>
          </table:table-cell>
          <table:table-cell table:style-name="ce1" office:value-type="float" office:value="0.01253813" calcext:value-type="float">
            <text:p>1.2538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.00000E+00</text:p>
          </table:table-cell>
          <table:table-cell office:value-type="float" office:value="0.218496" calcext:value-type="float">
            <text:p>2.18496E-01</text:p>
          </table:table-cell>
          <table:table-cell office:value-type="float" office:value="37.69911" calcext:value-type="float">
            <text:p>3.76991E+01</text:p>
          </table:table-cell>
          <table:table-cell table:formula="of:=[.D5]/[.E5]" office:value-type="float" office:value="0.00579578669098554" calcext:value-type="float">
            <text:p>5.79579E-03</text:p>
          </table:table-cell>
          <table:table-cell table:formula="of:=[.F5]/[.$F$55]" office:value-type="float" office:value="0.0316159932863635" calcext:value-type="float">
            <text:p>3.16160E-02</text:p>
          </table:table-cell>
          <table:table-cell office:value-type="float" office:value="0.218496" calcext:value-type="float">
            <text:p>2.18496E-01</text:p>
          </table:table-cell>
          <table:table-cell table:style-name="ce1" table:formula="of:=[.H5]/[.$E5]" office:value-type="float" office:value="0.00579578669098554" calcext:value-type="float">
            <text:p>5.79579E-03</text:p>
          </table:table-cell>
          <table:table-cell table:style-name="ce1" office:value-type="float" office:value="0.008188925" calcext:value-type="float">
            <text:p>8.18893E-03</text:p>
          </table:table-cell>
          <table:table-cell table:style-name="ce1" office:value-type="float" office:value="0.01257627" calcext:value-type="float">
            <text:p>1.25763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.00000E+00</text:p>
          </table:table-cell>
          <table:table-cell office:value-type="float" office:value="0.364386" calcext:value-type="float">
            <text:p>3.64386E-01</text:p>
          </table:table-cell>
          <table:table-cell office:value-type="float" office:value="62.83185" calcext:value-type="float">
            <text:p>6.28319E+01</text:p>
          </table:table-cell>
          <table:table-cell table:formula="of:=[.D6]/[.E6]" office:value-type="float" office:value="0.00579938359287527" calcext:value-type="float">
            <text:p>5.79938E-03</text:p>
          </table:table-cell>
          <table:table-cell table:formula="of:=[.F6]/[.$F$55]" office:value-type="float" office:value="0.0316356143718279" calcext:value-type="float">
            <text:p>3.16356E-02</text:p>
          </table:table-cell>
          <table:table-cell office:value-type="float" office:value="0.364386" calcext:value-type="float">
            <text:p>3.64386E-01</text:p>
          </table:table-cell>
          <table:table-cell table:style-name="ce1" table:formula="of:=[.H6]/[.$E6]" office:value-type="float" office:value="0.00579938359287527" calcext:value-type="float">
            <text:p>5.79938E-03</text:p>
          </table:table-cell>
          <table:table-cell table:style-name="ce1" office:value-type="float" office:value="0.008252702" calcext:value-type="float">
            <text:p>8.25270E-03</text:p>
          </table:table-cell>
          <table:table-cell table:style-name="ce1" office:value-type="float" office:value="0.01265206" calcext:value-type="float">
            <text:p>1.2652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.00000E+00</text:p>
          </table:table-cell>
          <table:table-cell office:value-type="float" office:value="0.509031" calcext:value-type="float">
            <text:p>5.09031E-01</text:p>
          </table:table-cell>
          <table:table-cell office:value-type="float" office:value="87.96459" calcext:value-type="float">
            <text:p>8.79646E+01</text:p>
          </table:table-cell>
          <table:table-cell table:formula="of:=[.D7]/[.E7]" office:value-type="float" office:value="0.00578677169983967" calcext:value-type="float">
            <text:p>5.78677E-03</text:p>
          </table:table-cell>
          <table:table-cell table:formula="of:=[.F7]/[.$F$55]" office:value-type="float" office:value="0.0315668165456135" calcext:value-type="float">
            <text:p>3.15668E-02</text:p>
          </table:table-cell>
          <table:table-cell office:value-type="float" office:value="0.509031" calcext:value-type="float">
            <text:p>5.09031E-01</text:p>
          </table:table-cell>
          <table:table-cell table:style-name="ce1" table:formula="of:=[.H7]/[.$E7]" office:value-type="float" office:value="0.00578677169983967" calcext:value-type="float">
            <text:p>5.78677E-03</text:p>
          </table:table-cell>
          <table:table-cell table:style-name="ce1" office:value-type="float" office:value="0.008348972" calcext:value-type="float">
            <text:p>8.34897E-03</text:p>
          </table:table-cell>
          <table:table-cell table:style-name="ce1" office:value-type="float" office:value="0.01276577" calcext:value-type="float">
            <text:p>1.27658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.00000E+00</text:p>
          </table:table-cell>
          <table:table-cell office:value-type="float" office:value="0.652296" calcext:value-type="float">
            <text:p>6.52296E-01</text:p>
          </table:table-cell>
          <table:table-cell office:value-type="float" office:value="113.0973" calcext:value-type="float">
            <text:p>1.13097E+02</text:p>
          </table:table-cell>
          <table:table-cell table:formula="of:=[.D8]/[.E8]" office:value-type="float" office:value="0.0057675647429249" calcext:value-type="float">
            <text:p>5.76756E-03</text:p>
          </table:table-cell>
          <table:table-cell table:formula="of:=[.F8]/[.$F$55]" office:value-type="float" office:value="0.0314620426722387" calcext:value-type="float">
            <text:p>3.14620E-02</text:p>
          </table:table-cell>
          <table:table-cell office:value-type="float" office:value="0.652296" calcext:value-type="float">
            <text:p>6.52296E-01</text:p>
          </table:table-cell>
          <table:table-cell table:style-name="ce1" table:formula="of:=[.H8]/[.$E8]" office:value-type="float" office:value="0.0057675647429249" calcext:value-type="float">
            <text:p>5.76756E-03</text:p>
          </table:table-cell>
          <table:table-cell table:style-name="ce1" office:value-type="float" office:value="0.008478459" calcext:value-type="float">
            <text:p>8.47846E-03</text:p>
          </table:table-cell>
          <table:table-cell table:style-name="ce1" office:value-type="float" office:value="0.01291766" calcext:value-type="float">
            <text:p>1.29177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.10000E+01</text:p>
          </table:table-cell>
          <table:table-cell office:value-type="float" office:value="0.79632" calcext:value-type="float">
            <text:p>7.96320E-01</text:p>
          </table:table-cell>
          <table:table-cell office:value-type="float" office:value="138.2301" calcext:value-type="float">
            <text:p>1.38230E+02</text:p>
          </table:table-cell>
          <table:table-cell table:formula="of:=[.D9]/[.E9]" office:value-type="float" office:value="0.00576082922605135" calcext:value-type="float">
            <text:p>5.76083E-03</text:p>
          </table:table-cell>
          <table:table-cell table:formula="of:=[.F9]/[.$F$55]" office:value-type="float" office:value="0.031425300454554" calcext:value-type="float">
            <text:p>3.14253E-02</text:p>
          </table:table-cell>
          <table:table-cell office:value-type="float" office:value="0.79632" calcext:value-type="float">
            <text:p>7.96320E-01</text:p>
          </table:table-cell>
          <table:table-cell table:style-name="ce1" table:formula="of:=[.H9]/[.$E9]" office:value-type="float" office:value="0.00576082922605135" calcext:value-type="float">
            <text:p>5.76083E-03</text:p>
          </table:table-cell>
          <table:table-cell table:style-name="ce1" office:value-type="float" office:value="0.008642125" calcext:value-type="float">
            <text:p>8.64213E-03</text:p>
          </table:table-cell>
          <table:table-cell table:style-name="ce1" office:value-type="float" office:value="0.01310802" calcext:value-type="float">
            <text:p>1.31080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.30000E+01</text:p>
          </table:table-cell>
          <table:table-cell office:value-type="float" office:value="0.933986" calcext:value-type="float">
            <text:p>9.33986E-01</text:p>
          </table:table-cell>
          <table:table-cell office:value-type="float" office:value="163.3628" calcext:value-type="float">
            <text:p>1.63363E+02</text:p>
          </table:table-cell>
          <table:table-cell table:formula="of:=[.D10]/[.E10]" office:value-type="float" office:value="0.00571725019404663" calcext:value-type="float">
            <text:p>5.71725E-03</text:p>
          </table:table-cell>
          <table:table-cell table:formula="of:=[.F10]/[.$F$55]" office:value-type="float" office:value="0.0311875770087566" calcext:value-type="float">
            <text:p>3.11876E-02</text:p>
          </table:table-cell>
          <table:table-cell office:value-type="float" office:value="0.933986" calcext:value-type="float">
            <text:p>9.33986E-01</text:p>
          </table:table-cell>
          <table:table-cell table:style-name="ce1" table:formula="of:=[.H10]/[.$E10]" office:value-type="float" office:value="0.00571725019404663" calcext:value-type="float">
            <text:p>5.71725E-03</text:p>
          </table:table-cell>
          <table:table-cell table:style-name="ce1" office:value-type="float" office:value="0.008841166" calcext:value-type="float">
            <text:p>8.84117E-03</text:p>
          </table:table-cell>
          <table:table-cell table:style-name="ce1" office:value-type="float" office:value="0.01333719" calcext:value-type="float">
            <text:p>1.33372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.50000E+01</text:p>
          </table:table-cell>
          <table:table-cell office:value-type="float" office:value="1.06891" calcext:value-type="float">
            <text:p>1.06891E+00</text:p>
          </table:table-cell>
          <table:table-cell office:value-type="float" office:value="188.4956" calcext:value-type="float">
            <text:p>1.88496E+02</text:p>
          </table:table-cell>
          <table:table-cell table:formula="of:=[.D11]/[.E11]" office:value-type="float" office:value="0.00567074244703855" calcext:value-type="float">
            <text:p>5.67074E-03</text:p>
          </table:table-cell>
          <table:table-cell table:formula="of:=[.F11]/[.$F$55]" office:value-type="float" office:value="0.0309338774342954" calcext:value-type="float">
            <text:p>3.09339E-02</text:p>
          </table:table-cell>
          <table:table-cell office:value-type="float" office:value="1.06891" calcext:value-type="float">
            <text:p>1.06891E+00</text:p>
          </table:table-cell>
          <table:table-cell table:style-name="ce1" table:formula="of:=[.H11]/[.$E11]" office:value-type="float" office:value="0.00567074244703855" calcext:value-type="float">
            <text:p>5.67074E-03</text:p>
          </table:table-cell>
          <table:table-cell table:style-name="ce1" office:value-type="float" office:value="0.009077009" calcext:value-type="float">
            <text:p>9.07701E-03</text:p>
          </table:table-cell>
          <table:table-cell table:style-name="ce1" office:value-type="float" office:value="0.01360552" calcext:value-type="float">
            <text:p>1.36055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.70000E+01</text:p>
          </table:table-cell>
          <table:table-cell office:value-type="float" office:value="1.20077" calcext:value-type="float">
            <text:p>1.20077E+00</text:p>
          </table:table-cell>
          <table:table-cell office:value-type="float" office:value="213.6283" calcext:value-type="float">
            <text:p>2.13628E+02</text:p>
          </table:table-cell>
          <table:table-cell table:formula="of:=[.D12]/[.E12]" office:value-type="float" office:value="0.00562083768863957" calcext:value-type="float">
            <text:p>5.62084E-03</text:p>
          </table:table-cell>
          <table:table-cell table:formula="of:=[.F12]/[.$F$55]" office:value-type="float" office:value="0.0306616471762436" calcext:value-type="float">
            <text:p>3.06616E-02</text:p>
          </table:table-cell>
          <table:table-cell office:value-type="float" office:value="1.20077" calcext:value-type="float">
            <text:p>1.20077E+00</text:p>
          </table:table-cell>
          <table:table-cell table:style-name="ce1" table:formula="of:=[.H12]/[.$E12]" office:value-type="float" office:value="0.00562083768863957" calcext:value-type="float">
            <text:p>5.62084E-03</text:p>
          </table:table-cell>
          <table:table-cell table:style-name="ce1" office:value-type="float" office:value="0.009351301" calcext:value-type="float">
            <text:p>9.35130E-03</text:p>
          </table:table-cell>
          <table:table-cell table:style-name="ce1" office:value-type="float" office:value="0.01391337" calcext:value-type="float">
            <text:p>1.39134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.90000E+01</text:p>
          </table:table-cell>
          <table:table-cell office:value-type="float" office:value="1.32952" calcext:value-type="float">
            <text:p>1.32952E+00</text:p>
          </table:table-cell>
          <table:table-cell office:value-type="float" office:value="238.761" calcext:value-type="float">
            <text:p>2.38761E+02</text:p>
          </table:table-cell>
          <table:table-cell table:formula="of:=[.D13]/[.E13]" office:value-type="float" office:value="0.00556841360188641" calcext:value-type="float">
            <text:p>5.56841E-03</text:p>
          </table:table-cell>
          <table:table-cell table:formula="of:=[.F13]/[.$F$55]" office:value-type="float" office:value="0.0303756739920666" calcext:value-type="float">
            <text:p>3.03757E-02</text:p>
          </table:table-cell>
          <table:table-cell office:value-type="float" office:value="1.32952" calcext:value-type="float">
            <text:p>1.32952E+00</text:p>
          </table:table-cell>
          <table:table-cell table:style-name="ce1" table:formula="of:=[.H13]/[.$E13]" office:value-type="float" office:value="0.00556841360188641" calcext:value-type="float">
            <text:p>5.56841E-03</text:p>
          </table:table-cell>
          <table:table-cell table:style-name="ce1" office:value-type="float" office:value="0.009665902" calcext:value-type="float">
            <text:p>9.66590E-03</text:p>
          </table:table-cell>
          <table:table-cell table:style-name="ce1" office:value-type="float" office:value="0.01426111" calcext:value-type="float">
            <text:p>1.4261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.10000E+01</text:p>
          </table:table-cell>
          <table:table-cell office:value-type="float" office:value="1.45202" calcext:value-type="float">
            <text:p>1.45202E+00</text:p>
          </table:table-cell>
          <table:table-cell office:value-type="float" office:value="263.8938" calcext:value-type="float">
            <text:p>2.63894E+02</text:p>
          </table:table-cell>
          <table:table-cell table:formula="of:=[.D14]/[.E14]" office:value-type="float" office:value="0.00550228917844982" calcext:value-type="float">
            <text:p>5.50229E-03</text:p>
          </table:table-cell>
          <table:table-cell table:formula="of:=[.F14]/[.$F$55]" office:value-type="float" office:value="0.030014965525917" calcext:value-type="float">
            <text:p>3.00150E-02</text:p>
          </table:table-cell>
          <table:table-cell office:value-type="float" office:value="1.45202" calcext:value-type="float">
            <text:p>1.45202E+00</text:p>
          </table:table-cell>
          <table:table-cell table:style-name="ce1" table:formula="of:=[.H14]/[.$E14]" office:value-type="float" office:value="0.00550228917844982" calcext:value-type="float">
            <text:p>5.50229E-03</text:p>
          </table:table-cell>
          <table:table-cell table:style-name="ce1" office:value-type="float" office:value="0.01002287" calcext:value-type="float">
            <text:p>1.00229E-02</text:p>
          </table:table-cell>
          <table:table-cell table:style-name="ce1" office:value-type="float" office:value="0.01464901" calcext:value-type="float">
            <text:p>1.46490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.30000E+01</text:p>
          </table:table-cell>
          <table:table-cell office:value-type="float" office:value="1.56966" calcext:value-type="float">
            <text:p>1.56966E+00</text:p>
          </table:table-cell>
          <table:table-cell office:value-type="float" office:value="289.0265" calcext:value-type="float">
            <text:p>2.89027E+02</text:p>
          </table:table-cell>
          <table:table-cell table:formula="of:=[.D15]/[.E15]" office:value-type="float" office:value="0.00543085149631608" calcext:value-type="float">
            <text:p>5.43085E-03</text:p>
          </table:table-cell>
          <table:table-cell table:formula="of:=[.F15]/[.$F$55]" office:value-type="float" office:value="0.0296252732547631" calcext:value-type="float">
            <text:p>2.96253E-02</text:p>
          </table:table-cell>
          <table:table-cell office:value-type="float" office:value="1.56966" calcext:value-type="float">
            <text:p>1.56966E+00</text:p>
          </table:table-cell>
          <table:table-cell table:style-name="ce1" table:formula="of:=[.H15]/[.$E15]" office:value-type="float" office:value="0.00543085149631608" calcext:value-type="float">
            <text:p>5.43085E-03</text:p>
          </table:table-cell>
          <table:table-cell table:style-name="ce1" office:value-type="float" office:value="0.01042445" calcext:value-type="float">
            <text:p>1.04245E-02</text:p>
          </table:table-cell>
          <table:table-cell table:style-name="ce1" office:value-type="float" office:value="0.01507729" calcext:value-type="float">
            <text:p>1.50773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.50000E+01</text:p>
          </table:table-cell>
          <table:table-cell office:value-type="float" office:value="1.68653" calcext:value-type="float">
            <text:p>1.68653E+00</text:p>
          </table:table-cell>
          <table:table-cell office:value-type="float" office:value="314.1593" calcext:value-type="float">
            <text:p>3.14159E+02</text:p>
          </table:table-cell>
          <table:table-cell table:formula="of:=[.D16]/[.E16]" office:value-type="float" office:value="0.00536839113150558" calcext:value-type="float">
            <text:p>5.36839E-03</text:p>
          </table:table-cell>
          <table:table-cell table:formula="of:=[.F16]/[.$F$55]" office:value-type="float" office:value="0.0292845522138069" calcext:value-type="float">
            <text:p>2.92846E-02</text:p>
          </table:table-cell>
          <table:table-cell office:value-type="float" office:value="1.68653" calcext:value-type="float">
            <text:p>1.68653E+00</text:p>
          </table:table-cell>
          <table:table-cell table:style-name="ce1" table:formula="of:=[.H16]/[.$E16]" office:value-type="float" office:value="0.00536839113150558" calcext:value-type="float">
            <text:p>5.36839E-03</text:p>
          </table:table-cell>
          <table:table-cell table:style-name="ce1" office:value-type="float" office:value="0.01087302" calcext:value-type="float">
            <text:p>1.08730E-02</text:p>
          </table:table-cell>
          <table:table-cell table:style-name="ce1" office:value-type="float" office:value="0.01554605" calcext:value-type="float">
            <text:p>1.5546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.70000E+01</text:p>
          </table:table-cell>
          <table:table-cell office:value-type="float" office:value="1.79537" calcext:value-type="float">
            <text:p>1.79537E+00</text:p>
          </table:table-cell>
          <table:table-cell office:value-type="float" office:value="339.292" calcext:value-type="float">
            <text:p>3.39292E+02</text:p>
          </table:table-cell>
          <table:table-cell table:formula="of:=[.D17]/[.E17]" office:value-type="float" office:value="0.00529151880975679" calcext:value-type="float">
            <text:p>5.29152E-03</text:p>
          </table:table-cell>
          <table:table-cell table:formula="of:=[.F17]/[.$F$55]" office:value-type="float" office:value="0.0288652140052257" calcext:value-type="float">
            <text:p>2.88652E-02</text:p>
          </table:table-cell>
          <table:table-cell office:value-type="float" office:value="1.79537" calcext:value-type="float">
            <text:p>1.79537E+00</text:p>
          </table:table-cell>
          <table:table-cell table:style-name="ce1" table:formula="of:=[.H17]/[.$E17]" office:value-type="float" office:value="0.00529151880975679" calcext:value-type="float">
            <text:p>5.29152E-03</text:p>
          </table:table-cell>
          <table:table-cell table:style-name="ce1" office:value-type="float" office:value="0.01137111" calcext:value-type="float">
            <text:p>1.13711E-02</text:p>
          </table:table-cell>
          <table:table-cell table:style-name="ce1" office:value-type="float" office:value="0.01605519" calcext:value-type="float">
            <text:p>1.60552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.90000E+01</text:p>
          </table:table-cell>
          <table:table-cell office:value-type="float" office:value="1.8934" calcext:value-type="float">
            <text:p>1.89340E+00</text:p>
          </table:table-cell>
          <table:table-cell office:value-type="float" office:value="364.4247" calcext:value-type="float">
            <text:p>3.64425E+02</text:p>
          </table:table-cell>
          <table:table-cell table:formula="of:=[.D18]/[.E18]" office:value-type="float" office:value="0.00519558635844387" calcext:value-type="float">
            <text:p>5.19559E-03</text:p>
          </table:table-cell>
          <table:table-cell table:formula="of:=[.F18]/[.$F$55]" office:value-type="float" office:value="0.0283419028658818" calcext:value-type="float">
            <text:p>2.83419E-02</text:p>
          </table:table-cell>
          <table:table-cell office:value-type="float" office:value="1.8934" calcext:value-type="float">
            <text:p>1.89340E+00</text:p>
          </table:table-cell>
          <table:table-cell table:style-name="ce1" table:formula="of:=[.H18]/[.$E18]" office:value-type="float" office:value="0.00519558635844387" calcext:value-type="float">
            <text:p>5.19559E-03</text:p>
          </table:table-cell>
          <table:table-cell table:style-name="ce1" office:value-type="float" office:value="0.0119213" calcext:value-type="float">
            <text:p>1.19213E-02</text:p>
          </table:table-cell>
          <table:table-cell table:style-name="ce1" office:value-type="float" office:value="0.0166044" calcext:value-type="float">
            <text:p>1.66044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.10000E+01</text:p>
          </table:table-cell>
          <table:table-cell office:value-type="float" office:value="1.98858" calcext:value-type="float">
            <text:p>1.98858E+00</text:p>
          </table:table-cell>
          <table:table-cell office:value-type="float" office:value="389.5575" calcext:value-type="float">
            <text:p>3.89558E+02</text:p>
          </table:table-cell>
          <table:table-cell table:formula="of:=[.D19]/[.E19]" office:value-type="float" office:value="0.00510471496505651" calcext:value-type="float">
            <text:p>5.10471E-03</text:p>
          </table:table-cell>
          <table:table-cell table:formula="of:=[.F19]/[.$F$55]" office:value-type="float" office:value="0.0278461997773389" calcext:value-type="float">
            <text:p>2.78462E-02</text:p>
          </table:table-cell>
          <table:table-cell office:value-type="float" office:value="1.98858" calcext:value-type="float">
            <text:p>1.98858E+00</text:p>
          </table:table-cell>
          <table:table-cell table:style-name="ce1" table:formula="of:=[.H19]/[.$E19]" office:value-type="float" office:value="0.00510471496505651" calcext:value-type="float">
            <text:p>5.10471E-03</text:p>
          </table:table-cell>
          <table:table-cell table:style-name="ce1" office:value-type="float" office:value="0.01252623" calcext:value-type="float">
            <text:p>1.25262E-02</text:p>
          </table:table-cell>
          <table:table-cell table:style-name="ce1" office:value-type="float" office:value="0.01719306" calcext:value-type="float">
            <text:p>1.7193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.30000E+01</text:p>
          </table:table-cell>
          <table:table-cell office:value-type="float" office:value="2.08051" calcext:value-type="float">
            <text:p>2.08051E+00</text:p>
          </table:table-cell>
          <table:table-cell office:value-type="float" office:value="414.6902" calcext:value-type="float">
            <text:p>4.14690E+02</text:p>
          </table:table-cell>
          <table:table-cell table:formula="of:=[.D20]/[.E20]" office:value-type="float" office:value="0.00501702234583793" calcext:value-type="float">
            <text:p>5.01702E-03</text:p>
          </table:table-cell>
          <table:table-cell table:formula="of:=[.F20]/[.$F$55]" office:value-type="float" office:value="0.0273678368892102" calcext:value-type="float">
            <text:p>2.73678E-02</text:p>
          </table:table-cell>
          <table:table-cell office:value-type="float" office:value="2.08051" calcext:value-type="float">
            <text:p>2.08051E+00</text:p>
          </table:table-cell>
          <table:table-cell table:style-name="ce1" table:formula="of:=[.H20]/[.$E20]" office:value-type="float" office:value="0.00501702234583793" calcext:value-type="float">
            <text:p>5.01702E-03</text:p>
          </table:table-cell>
          <table:table-cell table:style-name="ce1" office:value-type="float" office:value="0.01318848" calcext:value-type="float">
            <text:p>1.31885E-02</text:p>
          </table:table-cell>
          <table:table-cell table:style-name="ce1" office:value-type="float" office:value="0.0178202" calcext:value-type="float">
            <text:p>1.78202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.50000E+01</text:p>
          </table:table-cell>
          <table:table-cell office:value-type="float" office:value="2.15986" calcext:value-type="float">
            <text:p>2.15986E+00</text:p>
          </table:table-cell>
          <table:table-cell office:value-type="float" office:value="439.823" calcext:value-type="float">
            <text:p>4.39823E+02</text:p>
          </table:table-cell>
          <table:table-cell table:formula="of:=[.D21]/[.E21]" office:value-type="float" office:value="0.004910748187339" calcext:value-type="float">
            <text:p>4.91075E-03</text:p>
          </table:table-cell>
          <table:table-cell table:formula="of:=[.F21]/[.$F$55]" office:value-type="float" office:value="0.0267881117784082" calcext:value-type="float">
            <text:p>2.67881E-02</text:p>
          </table:table-cell>
          <table:table-cell office:value-type="float" office:value="2.15986" calcext:value-type="float">
            <text:p>2.15986E+00</text:p>
          </table:table-cell>
          <table:table-cell table:style-name="ce1" table:formula="of:=[.H21]/[.$E21]" office:value-type="float" office:value="0.004910748187339" calcext:value-type="float">
            <text:p>4.91075E-03</text:p>
          </table:table-cell>
          <table:table-cell table:style-name="ce1" office:value-type="float" office:value="0.01391051" calcext:value-type="float">
            <text:p>1.39105E-02</text:p>
          </table:table-cell>
          <table:table-cell table:style-name="ce1" office:value-type="float" office:value="0.01848441" calcext:value-type="float">
            <text:p>1.84844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37" calcext:value-type="float">
            <text:p>3.70000E+01</text:p>
          </table:table-cell>
          <table:table-cell office:value-type="float" office:value="2.23678" calcext:value-type="float">
            <text:p>2.23678E+00</text:p>
          </table:table-cell>
          <table:table-cell office:value-type="float" office:value="464.9557" calcext:value-type="float">
            <text:p>4.64956E+02</text:p>
          </table:table-cell>
          <table:table-cell table:formula="of:=[.D22]/[.E22]" office:value-type="float" office:value="0.00481073788320049" calcext:value-type="float">
            <text:p>4.81074E-03</text:p>
          </table:table-cell>
          <table:table-cell table:formula="of:=[.F22]/[.$F$55]" office:value-type="float" office:value="0.0262425559681628" calcext:value-type="float">
            <text:p>2.62426E-02</text:p>
          </table:table-cell>
          <table:table-cell office:value-type="float" office:value="2.23678" calcext:value-type="float">
            <text:p>2.23678E+00</text:p>
          </table:table-cell>
          <table:table-cell table:style-name="ce1" table:formula="of:=[.H22]/[.$E22]" office:value-type="float" office:value="0.00481073788320049" calcext:value-type="float">
            <text:p>4.81074E-03</text:p>
          </table:table-cell>
          <table:table-cell table:style-name="ce1" office:value-type="float" office:value="0.01469457" calcext:value-type="float">
            <text:p>1.46946E-02</text:p>
          </table:table-cell>
          <table:table-cell table:style-name="ce1" office:value-type="float" office:value="0.01918374" calcext:value-type="float">
            <text:p>1.91837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.90000E+01</text:p>
          </table:table-cell>
          <table:table-cell office:value-type="float" office:value="2.30489" calcext:value-type="float">
            <text:p>2.30489E+00</text:p>
          </table:table-cell>
          <table:table-cell office:value-type="float" office:value="490.0885" calcext:value-type="float">
            <text:p>4.90089E+02</text:p>
          </table:table-cell>
          <table:table-cell table:formula="of:=[.D23]/[.E23]" office:value-type="float" office:value="0.00470300772207469" calcext:value-type="float">
            <text:p>4.70301E-03</text:p>
          </table:table-cell>
          <table:table-cell table:formula="of:=[.F23]/[.$F$55]" office:value-type="float" office:value="0.0256548883688376" calcext:value-type="float">
            <text:p>2.56549E-02</text:p>
          </table:table-cell>
          <table:table-cell office:value-type="float" office:value="2.30489" calcext:value-type="float">
            <text:p>2.30489E+00</text:p>
          </table:table-cell>
          <table:table-cell table:style-name="ce1" table:formula="of:=[.H23]/[.$E23]" office:value-type="float" office:value="0.00470300772207469" calcext:value-type="float">
            <text:p>4.70301E-03</text:p>
          </table:table-cell>
          <table:table-cell table:style-name="ce1" office:value-type="float" office:value="0.01554256" calcext:value-type="float">
            <text:p>1.55426E-02</text:p>
          </table:table-cell>
          <table:table-cell table:style-name="ce1" office:value-type="float" office:value="0.01991561" calcext:value-type="float">
            <text:p>1.99156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41" calcext:value-type="float">
            <text:p>4.10000E+01</text:p>
          </table:table-cell>
          <table:table-cell office:value-type="float" office:value="2.36009" calcext:value-type="float">
            <text:p>2.36009E+00</text:p>
          </table:table-cell>
          <table:table-cell office:value-type="float" office:value="515.2212" calcext:value-type="float">
            <text:p>5.15221E+02</text:p>
          </table:table-cell>
          <table:table-cell table:formula="of:=[.D24]/[.E24]" office:value-type="float" office:value="0.00458073153822087" calcext:value-type="float">
            <text:p>4.58073E-03</text:p>
          </table:table-cell>
          <table:table-cell table:formula="of:=[.F24]/[.$F$55]" office:value-type="float" office:value="0.024987872273539" calcext:value-type="float">
            <text:p>2.49879E-02</text:p>
          </table:table-cell>
          <table:table-cell office:value-type="float" office:value="2.36009" calcext:value-type="float">
            <text:p>2.36009E+00</text:p>
          </table:table-cell>
          <table:table-cell table:style-name="ce1" table:formula="of:=[.H24]/[.$E24]" office:value-type="float" office:value="0.00458073153822087" calcext:value-type="float">
            <text:p>4.58073E-03</text:p>
          </table:table-cell>
          <table:table-cell table:style-name="ce1" office:value-type="float" office:value="0.01645589" calcext:value-type="float">
            <text:p>1.64559E-02</text:p>
          </table:table-cell>
          <table:table-cell table:style-name="ce1" office:value-type="float" office:value="0.02067673" calcext:value-type="float">
            <text:p>2.06767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43" calcext:value-type="float">
            <text:p>4.30000E+01</text:p>
          </table:table-cell>
          <table:table-cell office:value-type="float" office:value="2.41161" calcext:value-type="float">
            <text:p>2.41161E+00</text:p>
          </table:table-cell>
          <table:table-cell office:value-type="float" office:value="540.3539" calcext:value-type="float">
            <text:p>5.40354E+02</text:p>
          </table:table-cell>
          <table:table-cell table:formula="of:=[.D25]/[.E25]" office:value-type="float" office:value="0.00446301951369279" calcext:value-type="float">
            <text:p>4.46302E-03</text:p>
          </table:table-cell>
          <table:table-cell table:formula="of:=[.F25]/[.$F$55]" office:value-type="float" office:value="0.024345753649161" calcext:value-type="float">
            <text:p>2.43458E-02</text:p>
          </table:table-cell>
          <table:table-cell office:value-type="float" office:value="2.41161" calcext:value-type="float">
            <text:p>2.41161E+00</text:p>
          </table:table-cell>
          <table:table-cell table:style-name="ce1" table:formula="of:=[.H25]/[.$E25]" office:value-type="float" office:value="0.00446301951369279" calcext:value-type="float">
            <text:p>4.46302E-03</text:p>
          </table:table-cell>
          <table:table-cell table:style-name="ce1" office:value-type="float" office:value="0.01743532" calcext:value-type="float">
            <text:p>1.74353E-02</text:p>
          </table:table-cell>
          <table:table-cell table:style-name="ce1" office:value-type="float" office:value="0.02146294" calcext:value-type="float">
            <text:p>2.14629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.50000E+01</text:p>
          </table:table-cell>
          <table:table-cell office:value-type="float" office:value="2.4575" calcext:value-type="float">
            <text:p>2.45750E+00</text:p>
          </table:table-cell>
          <table:table-cell office:value-type="float" office:value="565.4867" calcext:value-type="float">
            <text:p>5.65487E+02</text:p>
          </table:table-cell>
          <table:table-cell table:formula="of:=[.D26]/[.E26]" office:value-type="float" office:value="0.00434581396874586" calcext:value-type="float">
            <text:p>4.34581E-03</text:p>
          </table:table-cell>
          <table:table-cell table:formula="of:=[.F26]/[.$F$55]" office:value-type="float" office:value="0.0237063978688784" calcext:value-type="float">
            <text:p>2.37064E-02</text:p>
          </table:table-cell>
          <table:table-cell office:value-type="float" office:value="2.4575" calcext:value-type="float">
            <text:p>2.45750E+00</text:p>
          </table:table-cell>
          <table:table-cell table:style-name="ce1" table:formula="of:=[.H26]/[.$E26]" office:value-type="float" office:value="0.00434581396874586" calcext:value-type="float">
            <text:p>4.34581E-03</text:p>
          </table:table-cell>
          <table:table-cell table:style-name="ce1" office:value-type="float" office:value="0.01848071" calcext:value-type="float">
            <text:p>1.84807E-02</text:p>
          </table:table-cell>
          <table:table-cell table:style-name="ce1" office:value-type="float" office:value="0.02226913" calcext:value-type="float">
            <text:p>2.2269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47" calcext:value-type="float">
            <text:p>4.70000E+01</text:p>
          </table:table-cell>
          <table:table-cell office:value-type="float" office:value="2.48895" calcext:value-type="float">
            <text:p>2.48895E+00</text:p>
          </table:table-cell>
          <table:table-cell office:value-type="float" office:value="590.6194" calcext:value-type="float">
            <text:p>5.90619E+02</text:p>
          </table:table-cell>
          <table:table-cell table:formula="of:=[.D27]/[.E27]" office:value-type="float" office:value="0.00421413519434004" calcext:value-type="float">
            <text:p>4.21414E-03</text:p>
          </table:table-cell>
          <table:table-cell table:formula="of:=[.F27]/[.$F$55]" office:value-type="float" office:value="0.0229880906796152" calcext:value-type="float">
            <text:p>2.29881E-02</text:p>
          </table:table-cell>
          <table:table-cell office:value-type="float" office:value="2.48895" calcext:value-type="float">
            <text:p>2.48895E+00</text:p>
          </table:table-cell>
          <table:table-cell table:style-name="ce1" table:formula="of:=[.H27]/[.$E27]" office:value-type="float" office:value="0.00421413519434004" calcext:value-type="float">
            <text:p>4.21414E-03</text:p>
          </table:table-cell>
          <table:table-cell table:style-name="ce1" office:value-type="float" office:value="0.01959084" calcext:value-type="float">
            <text:p>1.95908E-02</text:p>
          </table:table-cell>
          <table:table-cell table:style-name="ce1" office:value-type="float" office:value="0.02308912" calcext:value-type="float">
            <text:p>2.3089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49" calcext:value-type="float">
            <text:p>4.90000E+01</text:p>
          </table:table-cell>
          <table:table-cell office:value-type="float" office:value="2.51447" calcext:value-type="float">
            <text:p>2.51447E+00</text:p>
          </table:table-cell>
          <table:table-cell office:value-type="float" office:value="615.7522" calcext:value-type="float">
            <text:p>6.15752E+02</text:p>
          </table:table-cell>
          <table:table-cell table:formula="of:=[.D28]/[.E28]" office:value-type="float" office:value="0.00408357452884456" calcext:value-type="float">
            <text:p>4.08357E-03</text:p>
          </table:table-cell>
          <table:table-cell table:formula="of:=[.F28]/[.$F$55]" office:value-type="float" office:value="0.022275882769999" calcext:value-type="float">
            <text:p>2.22759E-02</text:p>
          </table:table-cell>
          <table:table-cell office:value-type="float" office:value="2.51447" calcext:value-type="float">
            <text:p>2.51447E+00</text:p>
          </table:table-cell>
          <table:table-cell table:style-name="ce1" table:formula="of:=[.H28]/[.$E28]" office:value-type="float" office:value="0.00408357452884456" calcext:value-type="float">
            <text:p>4.08357E-03</text:p>
          </table:table-cell>
          <table:table-cell table:style-name="ce1" office:value-type="float" office:value="0.02076308" calcext:value-type="float">
            <text:p>2.07631E-02</text:p>
          </table:table-cell>
          <table:table-cell table:style-name="ce1" office:value-type="float" office:value="0.0239155" calcext:value-type="float">
            <text:p>2.39155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51" calcext:value-type="float">
            <text:p>5.10000E+01</text:p>
          </table:table-cell>
          <table:table-cell office:value-type="float" office:value="2.53188" calcext:value-type="float">
            <text:p>2.53188E+00</text:p>
          </table:table-cell>
          <table:table-cell office:value-type="float" office:value="640.8849" calcext:value-type="float">
            <text:p>6.40885E+02</text:p>
          </table:table-cell>
          <table:table-cell table:formula="of:=[.D29]/[.E29]" office:value-type="float" office:value="0.00395060017797267" calcext:value-type="float">
            <text:p>3.95060E-03</text:p>
          </table:table-cell>
          <table:table-cell table:formula="of:=[.F29]/[.$F$55]" office:value-type="float" office:value="0.02155050821628" calcext:value-type="float">
            <text:p>2.15505E-02</text:p>
          </table:table-cell>
          <table:table-cell office:value-type="float" office:value="2.53188" calcext:value-type="float">
            <text:p>2.53188E+00</text:p>
          </table:table-cell>
          <table:table-cell table:style-name="ce1" table:formula="of:=[.H29]/[.$E29]" office:value-type="float" office:value="0.00395060017797267" calcext:value-type="float">
            <text:p>3.95060E-03</text:p>
          </table:table-cell>
          <table:table-cell table:style-name="ce1" office:value-type="float" office:value="0.02199313" calcext:value-type="float">
            <text:p>2.19931E-02</text:p>
          </table:table-cell>
          <table:table-cell table:style-name="ce1" office:value-type="float" office:value="0.02473956" calcext:value-type="float">
            <text:p>2.47396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53" calcext:value-type="float">
            <text:p>5.30000E+01</text:p>
          </table:table-cell>
          <table:table-cell office:value-type="float" office:value="2.53877" calcext:value-type="float">
            <text:p>2.53877E+00</text:p>
          </table:table-cell>
          <table:table-cell office:value-type="float" office:value="666.0176" calcext:value-type="float">
            <text:p>6.66018E+02</text:p>
          </table:table-cell>
          <table:table-cell table:formula="of:=[.D30]/[.E30]" office:value-type="float" office:value="0.00381186623296441" calcext:value-type="float">
            <text:p>3.81187E-03</text:p>
          </table:table-cell>
          <table:table-cell table:formula="of:=[.F30]/[.$F$55]" office:value-type="float" office:value="0.0207937150995157" calcext:value-type="float">
            <text:p>2.07937E-02</text:p>
          </table:table-cell>
          <table:table-cell office:value-type="float" office:value="2.53877" calcext:value-type="float">
            <text:p>2.53877E+00</text:p>
          </table:table-cell>
          <table:table-cell table:style-name="ce1" table:formula="of:=[.H30]/[.$E30]" office:value-type="float" office:value="0.00381186623296441" calcext:value-type="float">
            <text:p>3.81187E-03</text:p>
          </table:table-cell>
          <table:table-cell table:style-name="ce1" office:value-type="float" office:value="0.02327461" calcext:value-type="float">
            <text:p>2.32746E-02</text:p>
          </table:table-cell>
          <table:table-cell table:style-name="ce1" office:value-type="float" office:value="0.02555113" calcext:value-type="float">
            <text:p>2.5551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.50000E+01</text:p>
          </table:table-cell>
          <table:table-cell office:value-type="float" office:value="2.52924" calcext:value-type="float">
            <text:p>2.52924E+00</text:p>
          </table:table-cell>
          <table:table-cell office:value-type="float" office:value="691.1504" calcext:value-type="float">
            <text:p>6.91150E+02</text:p>
          </table:table-cell>
          <table:table-cell table:formula="of:=[.D31]/[.E31]" office:value-type="float" office:value="0.00365946398931405" calcext:value-type="float">
            <text:p>3.65946E-03</text:p>
          </table:table-cell>
          <table:table-cell table:formula="of:=[.F31]/[.$F$55]" office:value-type="float" office:value="0.0199623614681665" calcext:value-type="float">
            <text:p>1.99624E-02</text:p>
          </table:table-cell>
          <table:table-cell office:value-type="float" office:value="2.52924" calcext:value-type="float">
            <text:p>2.52924E+00</text:p>
          </table:table-cell>
          <table:table-cell table:style-name="ce1" table:formula="of:=[.H31]/[.$E31]" office:value-type="float" office:value="0.00365946398931405" calcext:value-type="float">
            <text:p>3.65946E-03</text:p>
          </table:table-cell>
          <table:table-cell table:style-name="ce1" office:value-type="float" office:value="0.02459873" calcext:value-type="float">
            <text:p>2.45987E-02</text:p>
          </table:table-cell>
          <table:table-cell table:style-name="ce1" office:value-type="float" office:value="0.0263385" calcext:value-type="float">
            <text:p>2.63385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57" calcext:value-type="float">
            <text:p>5.70000E+01</text:p>
          </table:table-cell>
          <table:table-cell office:value-type="float" office:value="2.51525" calcext:value-type="float">
            <text:p>2.51525E+00</text:p>
          </table:table-cell>
          <table:table-cell office:value-type="float" office:value="716.2831" calcext:value-type="float">
            <text:p>7.16283E+02</text:p>
          </table:table-cell>
          <table:table-cell table:formula="of:=[.D32]/[.E32]" office:value-type="float" office:value="0.00351153056661535" calcext:value-type="float">
            <text:p>3.51153E-03</text:p>
          </table:table-cell>
          <table:table-cell table:formula="of:=[.F32]/[.$F$55]" office:value-type="float" office:value="0.0191553852372874" calcext:value-type="float">
            <text:p>1.91554E-02</text:p>
          </table:table-cell>
          <table:table-cell office:value-type="float" office:value="2.51525" calcext:value-type="float">
            <text:p>2.51525E+00</text:p>
          </table:table-cell>
          <table:table-cell table:style-name="ce1" table:formula="of:=[.H32]/[.$E32]" office:value-type="float" office:value="0.00351153056661535" calcext:value-type="float">
            <text:p>3.51153E-03</text:p>
          </table:table-cell>
          <table:table-cell table:style-name="ce1" office:value-type="float" office:value="0.02595388" calcext:value-type="float">
            <text:p>2.59539E-02</text:p>
          </table:table-cell>
          <table:table-cell table:style-name="ce1" office:value-type="float" office:value="0.02708836" calcext:value-type="float">
            <text:p>2.70884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59" calcext:value-type="float">
            <text:p>5.90000E+01</text:p>
          </table:table-cell>
          <table:table-cell office:value-type="float" office:value="2.49428" calcext:value-type="float">
            <text:p>2.49428E+00</text:p>
          </table:table-cell>
          <table:table-cell office:value-type="float" office:value="741.4159" calcext:value-type="float">
            <text:p>7.41416E+02</text:p>
          </table:table-cell>
          <table:table-cell table:formula="of:=[.D33]/[.E33]" office:value-type="float" office:value="0.00336421163883861" calcext:value-type="float">
            <text:p>3.36421E-03</text:p>
          </table:table-cell>
          <table:table-cell table:formula="of:=[.F33]/[.$F$55]" office:value-type="float" office:value="0.018351761073757" calcext:value-type="float">
            <text:p>1.83518E-02</text:p>
          </table:table-cell>
          <table:table-cell office:value-type="float" office:value="2.49428" calcext:value-type="float">
            <text:p>2.49428E+00</text:p>
          </table:table-cell>
          <table:table-cell table:style-name="ce1" table:formula="of:=[.H33]/[.$E33]" office:value-type="float" office:value="0.00336421163883861" calcext:value-type="float">
            <text:p>3.36421E-03</text:p>
          </table:table-cell>
          <table:table-cell table:style-name="ce1" office:value-type="float" office:value="0.02732518" calcext:value-type="float">
            <text:p>2.73252E-02</text:p>
          </table:table-cell>
          <table:table-cell table:style-name="ce1" office:value-type="float" office:value="0.02778572" calcext:value-type="float">
            <text:p>2.77857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61" calcext:value-type="float">
            <text:p>6.10000E+01</text:p>
          </table:table-cell>
          <table:table-cell office:value-type="float" office:value="2.46671" calcext:value-type="float">
            <text:p>2.46671E+00</text:p>
          </table:table-cell>
          <table:table-cell office:value-type="float" office:value="766.5486" calcext:value-type="float">
            <text:p>7.66549E+02</text:p>
          </table:table-cell>
          <table:table-cell table:formula="of:=[.D34]/[.E34]" office:value-type="float" office:value="0.00321794338936892" calcext:value-type="float">
            <text:p>3.21794E-03</text:p>
          </table:table-cell>
          <table:table-cell table:formula="of:=[.F34]/[.$F$55]" office:value-type="float" office:value="0.0175538683562016" calcext:value-type="float">
            <text:p>1.75539E-02</text:p>
          </table:table-cell>
          <table:table-cell office:value-type="float" office:value="2.46671" calcext:value-type="float">
            <text:p>2.46671E+00</text:p>
          </table:table-cell>
          <table:table-cell table:style-name="ce1" table:formula="of:=[.H34]/[.$E34]" office:value-type="float" office:value="0.00321794338936892" calcext:value-type="float">
            <text:p>3.21794E-03</text:p>
          </table:table-cell>
          <table:table-cell table:style-name="ce1" office:value-type="float" office:value="0.02869407" calcext:value-type="float">
            <text:p>2.86941E-02</text:p>
          </table:table-cell>
          <table:table-cell table:style-name="ce1" office:value-type="float" office:value="0.02841391" calcext:value-type="float">
            <text:p>2.84139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63" calcext:value-type="float">
            <text:p>6.30000E+01</text:p>
          </table:table-cell>
          <table:table-cell office:value-type="float" office:value="2.42991" calcext:value-type="float">
            <text:p>2.42991E+00</text:p>
          </table:table-cell>
          <table:table-cell office:value-type="float" office:value="791.6813" calcext:value-type="float">
            <text:p>7.91681E+02</text:p>
          </table:table-cell>
          <table:table-cell table:formula="of:=[.D35]/[.E35]" office:value-type="float" office:value="0.00306930326635226" calcext:value-type="float">
            <text:p>3.06930E-03</text:p>
          </table:table-cell>
          <table:table-cell table:formula="of:=[.F35]/[.$F$55]" office:value-type="float" office:value="0.0167430370779062" calcext:value-type="float">
            <text:p>1.67430E-02</text:p>
          </table:table-cell>
          <table:table-cell office:value-type="float" office:value="2.42991" calcext:value-type="float">
            <text:p>2.42991E+00</text:p>
          </table:table-cell>
          <table:table-cell table:style-name="ce1" table:formula="of:=[.H35]/[.$E35]" office:value-type="float" office:value="0.00306930326635226" calcext:value-type="float">
            <text:p>3.06930E-03</text:p>
          </table:table-cell>
          <table:table-cell table:style-name="ce1" office:value-type="float" office:value="0.0300379" calcext:value-type="float">
            <text:p>3.00379E-02</text:p>
          </table:table-cell>
          <table:table-cell table:style-name="ce1" office:value-type="float" office:value="0.02895463" calcext:value-type="float">
            <text:p>2.89546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65" calcext:value-type="float">
            <text:p>6.50000E+01</text:p>
          </table:table-cell>
          <table:table-cell office:value-type="float" office:value="2.38357" calcext:value-type="float">
            <text:p>2.38357E+00</text:p>
          </table:table-cell>
          <table:table-cell office:value-type="float" office:value="816.8141" calcext:value-type="float">
            <text:p>8.16814E+02</text:p>
          </table:table-cell>
          <table:table-cell table:formula="of:=[.D36]/[.E36]" office:value-type="float" office:value="0.00291813033100188" calcext:value-type="float">
            <text:p>2.91813E-03</text:p>
          </table:table-cell>
          <table:table-cell table:formula="of:=[.F36]/[.$F$55]" office:value-type="float" office:value="0.015918389318431" calcext:value-type="float">
            <text:p>1.59184E-02</text:p>
          </table:table-cell>
          <table:table-cell office:value-type="float" office:value="2.38357" calcext:value-type="float">
            <text:p>2.38357E+00</text:p>
          </table:table-cell>
          <table:table-cell table:style-name="ce1" table:formula="of:=[.H36]/[.$E36]" office:value-type="float" office:value="0.00291813033100188" calcext:value-type="float">
            <text:p>2.91813E-03</text:p>
          </table:table-cell>
          <table:table-cell table:style-name="ce1" office:value-type="float" office:value="0.03132962" calcext:value-type="float">
            <text:p>3.13296E-02</text:p>
          </table:table-cell>
          <table:table-cell table:style-name="ce1" office:value-type="float" office:value="0.02938808" calcext:value-type="float">
            <text:p>2.9388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67" calcext:value-type="float">
            <text:p>6.70000E+01</text:p>
          </table:table-cell>
          <table:table-cell office:value-type="float" office:value="2.33234" calcext:value-type="float">
            <text:p>2.33234E+00</text:p>
          </table:table-cell>
          <table:table-cell office:value-type="float" office:value="841.9468" calcext:value-type="float">
            <text:p>8.41947E+02</text:p>
          </table:table-cell>
          <table:table-cell table:formula="of:=[.D37]/[.E37]" office:value-type="float" office:value="0.00277017502768583" calcext:value-type="float">
            <text:p>2.77018E-03</text:p>
          </table:table-cell>
          <table:table-cell table:formula="of:=[.F37]/[.$F$55]" office:value-type="float" office:value="0.0151112937288716" calcext:value-type="float">
            <text:p>1.51113E-02</text:p>
          </table:table-cell>
          <table:table-cell office:value-type="float" office:value="2.33234" calcext:value-type="float">
            <text:p>2.33234E+00</text:p>
          </table:table-cell>
          <table:table-cell table:style-name="ce1" table:formula="of:=[.H37]/[.$E37]" office:value-type="float" office:value="0.00277017502768583" calcext:value-type="float">
            <text:p>2.77018E-03</text:p>
          </table:table-cell>
          <table:table-cell table:style-name="ce1" office:value-type="float" office:value="0.03253745" calcext:value-type="float">
            <text:p>3.25375E-02</text:p>
          </table:table-cell>
          <table:table-cell table:style-name="ce1" office:value-type="float" office:value="0.0296931" calcext:value-type="float">
            <text:p>2.9693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69" calcext:value-type="float">
            <text:p>6.90000E+01</text:p>
          </table:table-cell>
          <table:table-cell office:value-type="float" office:value="2.269" calcext:value-type="float">
            <text:p>2.26900E+00</text:p>
          </table:table-cell>
          <table:table-cell office:value-type="float" office:value="867.0796" calcext:value-type="float">
            <text:p>8.67080E+02</text:p>
          </table:table-cell>
          <table:table-cell table:formula="of:=[.D38]/[.E38]" office:value-type="float" office:value="0.00261683010417959" calcext:value-type="float">
            <text:p>2.61683E-03</text:p>
          </table:table-cell>
          <table:table-cell table:formula="of:=[.F38]/[.$F$55]" office:value-type="float" office:value="0.0142747977826678" calcext:value-type="float">
            <text:p>1.42748E-02</text:p>
          </table:table-cell>
          <table:table-cell office:value-type="float" office:value="2.269" calcext:value-type="float">
            <text:p>2.26900E+00</text:p>
          </table:table-cell>
          <table:table-cell table:style-name="ce1" table:formula="of:=[.H38]/[.$E38]" office:value-type="float" office:value="0.00261683010417959" calcext:value-type="float">
            <text:p>2.61683E-03</text:p>
          </table:table-cell>
          <table:table-cell table:style-name="ce1" office:value-type="float" office:value="0.03362485" calcext:value-type="float">
            <text:p>3.36249E-02</text:p>
          </table:table-cell>
          <table:table-cell table:style-name="ce1" office:value-type="float" office:value="0.02984752" calcext:value-type="float">
            <text:p>2.98475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71" calcext:value-type="float">
            <text:p>7.10000E+01</text:p>
          </table:table-cell>
          <table:table-cell office:value-type="float" office:value="2.20103" calcext:value-type="float">
            <text:p>2.20103E+00</text:p>
          </table:table-cell>
          <table:table-cell office:value-type="float" office:value="892.2123" calcext:value-type="float">
            <text:p>8.92212E+02</text:p>
          </table:table-cell>
          <table:table-cell table:formula="of:=[.D39]/[.E39]" office:value-type="float" office:value="0.00246693527986557" calcext:value-type="float">
            <text:p>2.46694E-03</text:p>
          </table:table-cell>
          <table:table-cell table:formula="of:=[.F39]/[.$F$55]" office:value-type="float" office:value="0.0134571221137989" calcext:value-type="float">
            <text:p>1.34571E-02</text:p>
          </table:table-cell>
          <table:table-cell office:value-type="float" office:value="2.20103" calcext:value-type="float">
            <text:p>2.20103E+00</text:p>
          </table:table-cell>
          <table:table-cell table:style-name="ce1" table:formula="of:=[.H39]/[.$E39]" office:value-type="float" office:value="0.00246693527986557" calcext:value-type="float">
            <text:p>2.46694E-03</text:p>
          </table:table-cell>
          <table:table-cell table:style-name="ce1" office:value-type="float" office:value="0.0345505" calcext:value-type="float">
            <text:p>3.45505E-02</text:p>
          </table:table-cell>
          <table:table-cell table:style-name="ce1" office:value-type="float" office:value="0.02982851" calcext:value-type="float">
            <text:p>2.98285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73" calcext:value-type="float">
            <text:p>7.30000E+01</text:p>
          </table:table-cell>
          <table:table-cell office:value-type="float" office:value="2.11454" calcext:value-type="float">
            <text:p>2.11454E+00</text:p>
          </table:table-cell>
          <table:table-cell office:value-type="float" office:value="917.3451" calcext:value-type="float">
            <text:p>9.17345E+02</text:p>
          </table:table-cell>
          <table:table-cell table:formula="of:=[.D40]/[.E40]" office:value-type="float" office:value="0.00230506490959618" calcext:value-type="float">
            <text:p>2.30506E-03</text:p>
          </table:table-cell>
          <table:table-cell table:formula="of:=[.F40]/[.$F$55]" office:value-type="float" office:value="0.0125741198895007" calcext:value-type="float">
            <text:p>1.25741E-02</text:p>
          </table:table-cell>
          <table:table-cell office:value-type="float" office:value="2.11454" calcext:value-type="float">
            <text:p>2.11454E+00</text:p>
          </table:table-cell>
          <table:table-cell table:style-name="ce1" table:formula="of:=[.H40]/[.$E40]" office:value-type="float" office:value="0.00230506490959618" calcext:value-type="float">
            <text:p>2.30506E-03</text:p>
          </table:table-cell>
          <table:table-cell table:style-name="ce1" office:value-type="float" office:value="0.03526872" calcext:value-type="float">
            <text:p>3.52687E-02</text:p>
          </table:table-cell>
          <table:table-cell table:style-name="ce1" office:value-type="float" office:value="0.02961311" calcext:value-type="float">
            <text:p>2.9613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75" calcext:value-type="float">
            <text:p>7.50000E+01</text:p>
          </table:table-cell>
          <table:table-cell office:value-type="float" office:value="2.02236" calcext:value-type="float">
            <text:p>2.02236E+00</text:p>
          </table:table-cell>
          <table:table-cell office:value-type="float" office:value="942.4778" calcext:value-type="float">
            <text:p>9.42478E+02</text:p>
          </table:table-cell>
          <table:table-cell table:formula="of:=[.D41]/[.E41]" office:value-type="float" office:value="0.00214579059581032" calcext:value-type="float">
            <text:p>2.14579E-03</text:p>
          </table:table-cell>
          <table:table-cell table:formula="of:=[.F41]/[.$F$55]" office:value-type="float" office:value="0.0117052791429674" calcext:value-type="float">
            <text:p>1.17053E-02</text:p>
          </table:table-cell>
          <table:table-cell office:value-type="float" office:value="2.02236" calcext:value-type="float">
            <text:p>2.02236E+00</text:p>
          </table:table-cell>
          <table:table-cell table:style-name="ce1" table:formula="of:=[.H41]/[.$E41]" office:value-type="float" office:value="0.00214579059581032" calcext:value-type="float">
            <text:p>2.14579E-03</text:p>
          </table:table-cell>
          <table:table-cell table:style-name="ce1" office:value-type="float" office:value="0.03573013" calcext:value-type="float">
            <text:p>3.57301E-02</text:p>
          </table:table-cell>
          <table:table-cell table:style-name="ce1" office:value-type="float" office:value="0.02917887" calcext:value-type="float">
            <text:p>2.91789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77" calcext:value-type="float">
            <text:p>7.70000E+01</text:p>
          </table:table-cell>
          <table:table-cell office:value-type="float" office:value="1.91714" calcext:value-type="float">
            <text:p>1.91714E+00</text:p>
          </table:table-cell>
          <table:table-cell office:value-type="float" office:value="967.6105" calcext:value-type="float">
            <text:p>9.67611E+02</text:p>
          </table:table-cell>
          <table:table-cell table:formula="of:=[.D42]/[.E42]" office:value-type="float" office:value="0.00198131376209746" calcext:value-type="float">
            <text:p>1.98131E-03</text:p>
          </table:table-cell>
          <table:table-cell table:formula="of:=[.F42]/[.$F$55]" office:value-type="float" office:value="0.0108080586709793" calcext:value-type="float">
            <text:p>1.08081E-02</text:p>
          </table:table-cell>
          <table:table-cell office:value-type="float" office:value="1.91714" calcext:value-type="float">
            <text:p>1.91714E+00</text:p>
          </table:table-cell>
          <table:table-cell table:style-name="ce1" table:formula="of:=[.H42]/[.$E42]" office:value-type="float" office:value="0.00198131376209746" calcext:value-type="float">
            <text:p>1.98131E-03</text:p>
          </table:table-cell>
          <table:table-cell table:style-name="ce1" office:value-type="float" office:value="0.03588268" calcext:value-type="float">
            <text:p>3.58827E-02</text:p>
          </table:table-cell>
          <table:table-cell table:style-name="ce1" office:value-type="float" office:value="0.02850466" calcext:value-type="float">
            <text:p>2.85047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79" calcext:value-type="float">
            <text:p>7.90000E+01</text:p>
          </table:table-cell>
          <table:table-cell office:value-type="float" office:value="1.80693" calcext:value-type="float">
            <text:p>1.80693E+00</text:p>
          </table:table-cell>
          <table:table-cell office:value-type="float" office:value="992.7433" calcext:value-type="float">
            <text:p>9.92743E+02</text:p>
          </table:table-cell>
          <table:table-cell table:formula="of:=[.D43]/[.E43]" office:value-type="float" office:value="0.0018201381968531" calcext:value-type="float">
            <text:p>1.82014E-03</text:p>
          </table:table-cell>
          <table:table-cell table:formula="of:=[.F43]/[.$F$55]" office:value-type="float" office:value="0.00992884660532186" calcext:value-type="float">
            <text:p>9.92885E-03</text:p>
          </table:table-cell>
          <table:table-cell office:value-type="float" office:value="1.80693" calcext:value-type="float">
            <text:p>1.80693E+00</text:p>
          </table:table-cell>
          <table:table-cell table:style-name="ce1" table:formula="of:=[.H43]/[.$E43]" office:value-type="float" office:value="0.0018201381968531" calcext:value-type="float">
            <text:p>1.82014E-03</text:p>
          </table:table-cell>
          <table:table-cell table:style-name="ce1" office:value-type="float" office:value="0.03567331" calcext:value-type="float">
            <text:p>3.56733E-02</text:p>
          </table:table-cell>
          <table:table-cell table:style-name="ce1" office:value-type="float" office:value="0.02757156" calcext:value-type="float">
            <text:p>2.75716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81" calcext:value-type="float">
            <text:p>8.10000E+01</text:p>
          </table:table-cell>
          <table:table-cell office:value-type="float" office:value="1.69063" calcext:value-type="float">
            <text:p>1.69063E+00</text:p>
          </table:table-cell>
          <table:table-cell office:value-type="float" office:value="1017.876" calcext:value-type="float">
            <text:p>1.01788E+03</text:p>
          </table:table-cell>
          <table:table-cell table:formula="of:=[.D44]/[.E44]" office:value-type="float" office:value="0.00166093905347999" calcext:value-type="float">
            <text:p>1.66094E-03</text:p>
          </table:table-cell>
          <table:table-cell table:formula="of:=[.F44]/[.$F$55]" office:value-type="float" office:value="0.00906041591309029" calcext:value-type="float">
            <text:p>9.06042E-03</text:p>
          </table:table-cell>
          <table:table-cell office:value-type="float" office:value="1.69063" calcext:value-type="float">
            <text:p>1.69063E+00</text:p>
          </table:table-cell>
          <table:table-cell table:style-name="ce1" table:formula="of:=[.H44]/[.$E44]" office:value-type="float" office:value="0.00166093905347999" calcext:value-type="float">
            <text:p>1.66094E-03</text:p>
          </table:table-cell>
          <table:table-cell table:style-name="ce1" office:value-type="float" office:value="0.03504998" calcext:value-type="float">
            <text:p>3.50500E-02</text:p>
          </table:table-cell>
          <table:table-cell table:style-name="ce1" office:value-type="float" office:value="0.0263639" calcext:value-type="float">
            <text:p>2.63639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83" calcext:value-type="float">
            <text:p>8.30000E+01</text:p>
          </table:table-cell>
          <table:table-cell office:value-type="float" office:value="1.56445" calcext:value-type="float">
            <text:p>1.56445E+00</text:p>
          </table:table-cell>
          <table:table-cell office:value-type="float" office:value="1043.009" calcext:value-type="float">
            <text:p>1.04301E+03</text:p>
          </table:table-cell>
          <table:table-cell table:formula="of:=[.D45]/[.E45]" office:value-type="float" office:value="0.00149993911845439" calcext:value-type="float">
            <text:p>1.49994E-03</text:p>
          </table:table-cell>
          <table:table-cell table:formula="of:=[.F45]/[.$F$55]" office:value-type="float" office:value="0.00818216190957577" calcext:value-type="float">
            <text:p>8.18216E-03</text:p>
          </table:table-cell>
          <table:table-cell office:value-type="float" office:value="1.56445" calcext:value-type="float">
            <text:p>1.56445E+00</text:p>
          </table:table-cell>
          <table:table-cell table:style-name="ce1" table:formula="of:=[.H45]/[.$E45]" office:value-type="float" office:value="0.00149993911845439" calcext:value-type="float">
            <text:p>1.49994E-03</text:p>
          </table:table-cell>
          <table:table-cell table:style-name="ce1" office:value-type="float" office:value="0.03396438" calcext:value-type="float">
            <text:p>3.39644E-02</text:p>
          </table:table-cell>
          <table:table-cell table:style-name="ce1" office:value-type="float" office:value="0.02487041" calcext:value-type="float">
            <text:p>2.48704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85" calcext:value-type="float">
            <text:p>8.50000E+01</text:p>
          </table:table-cell>
          <table:table-cell office:value-type="float" office:value="1.43024" calcext:value-type="float">
            <text:p>1.43024E+00</text:p>
          </table:table-cell>
          <table:table-cell office:value-type="float" office:value="1068.142" calcext:value-type="float">
            <text:p>1.06814E+03</text:p>
          </table:table-cell>
          <table:table-cell table:formula="of:=[.D46]/[.E46]" office:value-type="float" office:value="0.00133899799839347" calcext:value-type="float">
            <text:p>1.33900E-03</text:p>
          </table:table-cell>
          <table:table-cell table:formula="of:=[.F46]/[.$F$55]" office:value-type="float" office:value="0.00730422874145899" calcext:value-type="float">
            <text:p>7.30423E-03</text:p>
          </table:table-cell>
          <table:table-cell office:value-type="float" office:value="1.43024" calcext:value-type="float">
            <text:p>1.43024E+00</text:p>
          </table:table-cell>
          <table:table-cell table:style-name="ce1" table:formula="of:=[.H46]/[.$E46]" office:value-type="float" office:value="0.00133899799839347" calcext:value-type="float">
            <text:p>1.33900E-03</text:p>
          </table:table-cell>
          <table:table-cell table:style-name="ce1" office:value-type="float" office:value="0.03237514" calcext:value-type="float">
            <text:p>3.23751E-02</text:p>
          </table:table-cell>
          <table:table-cell table:style-name="ce1" office:value-type="float" office:value="0.02308542" calcext:value-type="float">
            <text:p>2.30854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87" calcext:value-type="float">
            <text:p>8.70000E+01</text:p>
          </table:table-cell>
          <table:table-cell office:value-type="float" office:value="1.2892" calcext:value-type="float">
            <text:p>1.28920E+00</text:p>
          </table:table-cell>
          <table:table-cell office:value-type="float" office:value="1093.274" calcext:value-type="float">
            <text:p>1.09327E+03</text:p>
          </table:table-cell>
          <table:table-cell table:formula="of:=[.D47]/[.E47]" office:value-type="float" office:value="0.00117921033519502" calcext:value-type="float">
            <text:p>1.17921E-03</text:p>
          </table:table-cell>
          <table:table-cell table:formula="of:=[.F47]/[.$F$55]" office:value-type="float" office:value="0.00643258767592714" calcext:value-type="float">
            <text:p>6.43259E-03</text:p>
          </table:table-cell>
          <table:table-cell office:value-type="float" office:value="1.2892" calcext:value-type="float">
            <text:p>1.28920E+00</text:p>
          </table:table-cell>
          <table:table-cell table:style-name="ce1" table:formula="of:=[.H47]/[.$E47]" office:value-type="float" office:value="0.00117921033519502" calcext:value-type="float">
            <text:p>1.17921E-03</text:p>
          </table:table-cell>
          <table:table-cell table:style-name="ce1" office:value-type="float" office:value="0.03025154" calcext:value-type="float">
            <text:p>3.02515E-02</text:p>
          </table:table-cell>
          <table:table-cell table:style-name="ce1" office:value-type="float" office:value="0.02101009" calcext:value-type="float">
            <text:p>2.10101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89" calcext:value-type="float">
            <text:p>8.90000E+01</text:p>
          </table:table-cell>
          <table:table-cell office:value-type="float" office:value="1.14176" calcext:value-type="float">
            <text:p>1.14176E+00</text:p>
          </table:table-cell>
          <table:table-cell office:value-type="float" office:value="1118.407" calcext:value-type="float">
            <text:p>1.11841E+03</text:p>
          </table:table-cell>
          <table:table-cell table:formula="of:=[.D48]/[.E48]" office:value-type="float" office:value="0.00102088059177026" calcext:value-type="float">
            <text:p>1.02088E-03</text:p>
          </table:table-cell>
          <table:table-cell table:formula="of:=[.F48]/[.$F$55]" office:value-type="float" office:value="0.00556889955694675" calcext:value-type="float">
            <text:p>5.56890E-03</text:p>
          </table:table-cell>
          <table:table-cell office:value-type="float" office:value="1.14176" calcext:value-type="float">
            <text:p>1.14176E+00</text:p>
          </table:table-cell>
          <table:table-cell table:style-name="ce1" table:formula="of:=[.H48]/[.$E48]" office:value-type="float" office:value="0.00102088059177026" calcext:value-type="float">
            <text:p>1.02088E-03</text:p>
          </table:table-cell>
          <table:table-cell table:style-name="ce1" office:value-type="float" office:value="0.02757761" calcext:value-type="float">
            <text:p>2.75776E-02</text:p>
          </table:table-cell>
          <table:table-cell table:style-name="ce1" office:value-type="float" office:value="0.01865356" calcext:value-type="float">
            <text:p>1.86536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91" calcext:value-type="float">
            <text:p>9.10000E+01</text:p>
          </table:table-cell>
          <table:table-cell office:value-type="float" office:value="0.985471" calcext:value-type="float">
            <text:p>9.85471E-01</text:p>
          </table:table-cell>
          <table:table-cell office:value-type="float" office:value="1143.54" calcext:value-type="float">
            <text:p>1.14354E+03</text:p>
          </table:table-cell>
          <table:table-cell table:formula="of:=[.D49]/[.E49]" office:value-type="float" office:value="0.00086177221610088" calcext:value-type="float">
            <text:p>8.61772E-04</text:p>
          </table:table-cell>
          <table:table-cell table:formula="of:=[.F49]/[.$F$55]" office:value-type="float" office:value="0.00470096400217707" calcext:value-type="float">
            <text:p>4.70096E-03</text:p>
          </table:table-cell>
          <table:table-cell office:value-type="float" office:value="0.985471" calcext:value-type="float">
            <text:p>9.85471E-01</text:p>
          </table:table-cell>
          <table:table-cell table:style-name="ce1" table:formula="of:=[.H49]/[.$E49]" office:value-type="float" office:value="0.00086177221610088" calcext:value-type="float">
            <text:p>8.61772E-04</text:p>
          </table:table-cell>
          <table:table-cell table:style-name="ce1" office:value-type="float" office:value="0.02435633" calcext:value-type="float">
            <text:p>2.43563E-02</text:p>
          </table:table-cell>
          <table:table-cell table:style-name="ce1" office:value-type="float" office:value="0.01603404" calcext:value-type="float">
            <text:p>1.60340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93" calcext:value-type="float">
            <text:p>9.30000E+01</text:p>
          </table:table-cell>
          <table:table-cell office:value-type="float" office:value="0.820914" calcext:value-type="float">
            <text:p>8.20914E-01</text:p>
          </table:table-cell>
          <table:table-cell office:value-type="float" office:value="1168.672" calcext:value-type="float">
            <text:p>1.16867E+03</text:p>
          </table:table-cell>
          <table:table-cell table:formula="of:=[.D50]/[.E50]" office:value-type="float" office:value="0.000702433189124066" calcext:value-type="float">
            <text:p>7.02433E-04</text:p>
          </table:table-cell>
          <table:table-cell table:formula="of:=[.F50]/[.$F$55]" office:value-type="float" office:value="0.00383177024544514" calcext:value-type="float">
            <text:p>3.83177E-03</text:p>
          </table:table-cell>
          <table:table-cell office:value-type="float" office:value="0.820914" calcext:value-type="float">
            <text:p>8.20914E-01</text:p>
          </table:table-cell>
          <table:table-cell table:style-name="ce1" table:formula="of:=[.H50]/[.$E50]" office:value-type="float" office:value="0.000702433189124066" calcext:value-type="float">
            <text:p>7.02433E-04</text:p>
          </table:table-cell>
          <table:table-cell table:style-name="ce1" office:value-type="float" office:value="0.02061366" calcext:value-type="float">
            <text:p>2.06137E-02</text:p>
          </table:table-cell>
          <table:table-cell table:style-name="ce1" office:value-type="float" office:value="0.0131796" calcext:value-type="float">
            <text:p>1.31796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95" calcext:value-type="float">
            <text:p>9.50000E+01</text:p>
          </table:table-cell>
          <table:table-cell office:value-type="float" office:value="0.645862" calcext:value-type="float">
            <text:p>6.45862E-01</text:p>
          </table:table-cell>
          <table:table-cell office:value-type="float" office:value="1193.805" calcext:value-type="float">
            <text:p>1.19381E+03</text:p>
          </table:table-cell>
          <table:table-cell table:formula="of:=[.D51]/[.E51]" office:value-type="float" office:value="0.00054101130419122" calcext:value-type="float">
            <text:p>5.41011E-04</text:p>
          </table:table-cell>
          <table:table-cell table:formula="of:=[.F51]/[.$F$55]" office:value-type="float" office:value="0.00295121450686927" calcext:value-type="float">
            <text:p>2.95121E-03</text:p>
          </table:table-cell>
          <table:table-cell office:value-type="float" office:value="0.645862" calcext:value-type="float">
            <text:p>6.45862E-01</text:p>
          </table:table-cell>
          <table:table-cell table:style-name="ce1" table:formula="of:=[.H51]/[.$E51]" office:value-type="float" office:value="0.00054101130419122" calcext:value-type="float">
            <text:p>5.41011E-04</text:p>
          </table:table-cell>
          <table:table-cell table:style-name="ce1" office:value-type="float" office:value="0.01640204" calcext:value-type="float">
            <text:p>1.64020E-02</text:p>
          </table:table-cell>
          <table:table-cell table:style-name="ce1" office:value-type="float" office:value="0.01012868" calcext:value-type="float">
            <text:p>1.01287E-02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97" calcext:value-type="float">
            <text:p>9.70000E+01</text:p>
          </table:table-cell>
          <table:table-cell office:value-type="float" office:value="0.459105" calcext:value-type="float">
            <text:p>4.59105E-01</text:p>
          </table:table-cell>
          <table:table-cell office:value-type="float" office:value="1218.938" calcext:value-type="float">
            <text:p>1.21894E+03</text:p>
          </table:table-cell>
          <table:table-cell table:formula="of:=[.D52]/[.E52]" office:value-type="float" office:value="0.000376643438796723" calcext:value-type="float">
            <text:p>3.76643E-04</text:p>
          </table:table-cell>
          <table:table-cell table:formula="of:=[.F52]/[.$F$55]" office:value-type="float" office:value="0.00205458845662333" calcext:value-type="float">
            <text:p>2.05459E-03</text:p>
          </table:table-cell>
          <table:table-cell office:value-type="float" office:value="0.459105" calcext:value-type="float">
            <text:p>4.59105E-01</text:p>
          </table:table-cell>
          <table:table-cell table:style-name="ce1" table:formula="of:=[.H52]/[.$E52]" office:value-type="float" office:value="0.000376643438796723" calcext:value-type="float">
            <text:p>3.76643E-04</text:p>
          </table:table-cell>
          <table:table-cell table:style-name="ce1" office:value-type="float" office:value="0.01180279" calcext:value-type="float">
            <text:p>1.18028E-02</text:p>
          </table:table-cell>
          <table:table-cell table:style-name="ce1" office:value-type="float" office:value="0.006929459" calcext:value-type="float">
            <text:p>6.92946E-03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99" calcext:value-type="float">
            <text:p>9.90000E+01</text:p>
          </table:table-cell>
          <table:table-cell office:value-type="float" office:value="0.255565" calcext:value-type="float">
            <text:p>2.55565E-01</text:p>
          </table:table-cell>
          <table:table-cell office:value-type="float" office:value="1244.071" calcext:value-type="float">
            <text:p>1.24407E+03</text:p>
          </table:table-cell>
          <table:table-cell table:formula="of:=[.D53]/[.E53]" office:value-type="float" office:value="0.000205426378398017" calcext:value-type="float">
            <text:p>2.05426E-04</text:p>
          </table:table-cell>
          <table:table-cell table:formula="of:=[.F53]/[.$F$55]" office:value-type="float" office:value="0.00112060007494328" calcext:value-type="float">
            <text:p>1.12060E-03</text:p>
          </table:table-cell>
          <table:table-cell office:value-type="float" office:value="0.255565" calcext:value-type="float">
            <text:p>2.55565E-01</text:p>
          </table:table-cell>
          <table:table-cell table:style-name="ce1" table:formula="of:=[.H53]/[.$E53]" office:value-type="float" office:value="0.000205426378398017" calcext:value-type="float">
            <text:p>2.05426E-04</text:p>
          </table:table-cell>
          <table:table-cell table:style-name="ce1" office:value-type="float" office:value="0.006927126" calcext:value-type="float">
            <text:p>6.92713E-03</text:p>
          </table:table-cell>
          <table:table-cell table:style-name="ce1" office:value-type="float" office:value="0.003630142" calcext:value-type="float">
            <text:p>3.63014E-03</text:p>
          </table:table-cell>
          <table:table-cell table:style-name="ce1" table:number-columns-repeated="2"/>
        </table:table-row>
        <table:table-row table:style-name="ro1">
          <table:table-cell table:number-columns-repeated="8"/>
          <table:table-cell table:style-name="ce1" table:number-columns-repeated="5"/>
        </table:table-row>
        <table:table-row table:style-name="ro1">
          <table:table-cell table:number-columns-repeated="5"/>
          <table:table-cell table:formula="of:=SUM([.F4:.F53])" office:value-type="float" office:value="0.183318190843789" calcext:value-type="float">
            <text:p>1.83318E-01</text:p>
          </table:table-cell>
          <table:table-cell table:formula="of:=SUM([.G4:.G53])" office:value-type="float" office:value="1" calcext:value-type="float">
            <text:p>1.00000E+00</text:p>
          </table:table-cell>
          <table:table-cell/>
          <table:table-cell table:style-name="ce1" table:formula="of:=SUM([.I4:.I53])" office:value-type="float" office:value="0.183318190843789" calcext:value-type="float">
            <text:p>1.83318E-01</text:p>
          </table:table-cell>
          <table:table-cell table:style-name="ce1" table:formula="of:=SUM([.J4:.J53])" office:value-type="float" office:value="1.000000014" calcext:value-type="float">
            <text:p>1.00000E+00</text:p>
          </table:table-cell>
          <table:table-cell table:style-name="ce1" table:number-columns-repeated="3"/>
        </table:table-row>
        <table:table-row table:style-name="ro1" table:number-rows-repeated="25">
          <table:table-cell table:number-columns-repeated="9"/>
          <table:table-cell table:style-name="ce3"/>
          <table:table-cell table:style-name="ce1"/>
          <table:table-cell table:number-columns-repeated="2"/>
        </table:table-row>
        <table:table-row table:style-name="ro1" table:number-rows-repeated="1048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lab_water_spectrum" table:style-name="ta1">
        <table:shapes>
          <draw:frame draw:z-index="0" draw:style-name="gr1" draw:text-style-name="P1" svg:width="30.177cm" svg:height="10.146cm" svg:x="10.958cm" svg:y="3.055cm">
            <draw:object draw:notify-on-update-of-ranges="slab_water_spectrum.B3:slab_water_spectrum.B174 slab_water_spectrum.C3:slab_water_spectrum.C1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1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group</text:p>
          </table:table-cell>
          <table:table-cell table:style-name="ce6" office:value-type="string" calcext:value-type="string">
            <text:p>energy</text:p>
          </table:table-cell>
          <table:table-cell table:style-name="ce6" office:value-type="string" calcext:value-type="string">
            <text:p>value</text:p>
          </table:table-cell>
          <table:table-cell table:style-name="ce11"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1505" calcext:value-type="float">
            <text:p>1.50500E-09</text:p>
          </table:table-cell>
          <table:table-cell office:value-type="float" office:value="0.235063" calcext:value-type="float">
            <text:p>2.35063E-01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4" calcext:value-type="float">
            <text:p>4.00000E-09</text:p>
          </table:table-cell>
          <table:table-cell office:value-type="float" office:value="0.409078" calcext:value-type="float">
            <text:p>4.09078E-01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595" calcext:value-type="float">
            <text:p>5.95000E-09</text:p>
          </table:table-cell>
          <table:table-cell office:value-type="float" office:value="0.563778" calcext:value-type="float">
            <text:p>5.63778E-0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845" calcext:value-type="float">
            <text:p>8.45000E-09</text:p>
          </table:table-cell>
          <table:table-cell office:value-type="float" office:value="1.26764" calcext:value-type="float">
            <text:p>1.26764E+0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125" calcext:value-type="float">
            <text:p>1.25000E-08</text:p>
          </table:table-cell>
          <table:table-cell office:value-type="float" office:value="2.88176" calcext:value-type="float">
            <text:p>2.88176E+00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175" calcext:value-type="float">
            <text:p>1.75000E-08</text:p>
          </table:table-cell>
          <table:table-cell office:value-type="float" office:value="3.80586" calcext:value-type="float">
            <text:p>3.80586E+00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225" calcext:value-type="float">
            <text:p>2.25000E-08</text:p>
          </table:table-cell>
          <table:table-cell office:value-type="float" office:value="4.60449" calcext:value-type="float">
            <text:p>4.60449E+00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275" calcext:value-type="float">
            <text:p>2.75000E-08</text:p>
          </table:table-cell>
          <table:table-cell office:value-type="float" office:value="5.297" calcext:value-type="float">
            <text:p>5.29700E+00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325" calcext:value-type="float">
            <text:p>3.25000E-08</text:p>
          </table:table-cell>
          <table:table-cell office:value-type="float" office:value="5.89965" calcext:value-type="float">
            <text:p>5.89965E+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385" calcext:value-type="float">
            <text:p>3.85000E-08</text:p>
          </table:table-cell>
          <table:table-cell office:value-type="float" office:value="9.09114" calcext:value-type="float">
            <text:p>9.09114E+00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046" calcext:value-type="float">
            <text:p>4.60000E-08</text:p>
          </table:table-cell>
          <table:table-cell office:value-type="float" office:value="11.324" calcext:value-type="float">
            <text:p>1.13240E+01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54" calcext:value-type="float">
            <text:p>5.40000E-08</text:p>
          </table:table-cell>
          <table:table-cell office:value-type="float" office:value="12.0637" calcext:value-type="float">
            <text:p>1.20637E+01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625" calcext:value-type="float">
            <text:p>6.25000E-08</text:p>
          </table:table-cell>
          <table:table-cell office:value-type="float" office:value="14.1498" calcext:value-type="float">
            <text:p>1.41498E+01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72" calcext:value-type="float">
            <text:p>7.20000E-08</text:p>
          </table:table-cell>
          <table:table-cell office:value-type="float" office:value="16.1386" calcext:value-type="float">
            <text:p>1.61386E+01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785" calcext:value-type="float">
            <text:p>7.85000E-08</text:p>
          </table:table-cell>
          <table:table-cell office:value-type="float" office:value="4.87473" calcext:value-type="float">
            <text:p>4.87473E+00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875" calcext:value-type="float">
            <text:p>8.75000E-08</text:p>
          </table:table-cell>
          <table:table-cell office:value-type="float" office:value="24.2864" calcext:value-type="float">
            <text:p>2.42864E+01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0975" calcext:value-type="float">
            <text:p>9.75000E-08</text:p>
          </table:table-cell>
          <table:table-cell office:value-type="float" office:value="7.99369" calcext:value-type="float">
            <text:p>7.99369E+00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1075" calcext:value-type="float">
            <text:p>1.07500E-07</text:p>
          </table:table-cell>
          <table:table-cell office:value-type="float" office:value="23.3608" calcext:value-type="float">
            <text:p>2.33608E+01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1245" calcext:value-type="float">
            <text:p>1.24500E-07</text:p>
          </table:table-cell>
          <table:table-cell office:value-type="float" office:value="27.8358" calcext:value-type="float">
            <text:p>2.78358E+01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137" calcext:value-type="float">
            <text:p>1.37000E-07</text:p>
          </table:table-cell>
          <table:table-cell office:value-type="float" office:value="8.31169" calcext:value-type="float">
            <text:p>8.31169E+00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15" calcext:value-type="float">
            <text:p>1.50000E-07</text:p>
          </table:table-cell>
          <table:table-cell office:value-type="float" office:value="25.8852" calcext:value-type="float">
            <text:p>2.58852E+01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17" calcext:value-type="float">
            <text:p>1.70000E-07</text:p>
          </table:table-cell>
          <table:table-cell office:value-type="float" office:value="23.0119" calcext:value-type="float">
            <text:p>2.30119E+01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1845" calcext:value-type="float">
            <text:p>1.84500E-07</text:p>
          </table:table-cell>
          <table:table-cell office:value-type="float" office:value="9.41363" calcext:value-type="float">
            <text:p>9.41363E+00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2045" calcext:value-type="float">
            <text:p>2.04500E-07</text:p>
          </table:table-cell>
          <table:table-cell office:value-type="float" office:value="28.3149" calcext:value-type="float">
            <text:p>2.83149E+01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234" calcext:value-type="float">
            <text:p>2.34000E-07</text:p>
          </table:table-cell>
          <table:table-cell office:value-type="float" office:value="20.5904" calcext:value-type="float">
            <text:p>2.05904E+01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264" calcext:value-type="float">
            <text:p>2.64000E-07</text:p>
          </table:table-cell>
          <table:table-cell office:value-type="float" office:value="18.6644" calcext:value-type="float">
            <text:p>1.86644E+01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29" calcext:value-type="float">
            <text:p>2.90000E-07</text:p>
          </table:table-cell>
          <table:table-cell office:value-type="float" office:value="9.47824" calcext:value-type="float">
            <text:p>9.47824E+00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30725" calcext:value-type="float">
            <text:p>3.07250E-07</text:p>
          </table:table-cell>
          <table:table-cell office:value-type="float" office:value="5.9752" calcext:value-type="float">
            <text:p>5.97520E+00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31725" calcext:value-type="float">
            <text:p>3.17250E-07</text:p>
          </table:table-cell>
          <table:table-cell office:value-type="float" office:value="2.09197" calcext:value-type="float">
            <text:p>2.09197E+00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335" calcext:value-type="float">
            <text:p>3.35000E-07</text:p>
          </table:table-cell>
          <table:table-cell office:value-type="float" office:value="9.90359" calcext:value-type="float">
            <text:p>9.90359E+00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3705" calcext:value-type="float">
            <text:p>3.70500E-07</text:p>
          </table:table-cell>
          <table:table-cell office:value-type="float" office:value="10.2261" calcext:value-type="float">
            <text:p>1.02261E+01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3955" calcext:value-type="float">
            <text:p>3.95500E-07</text:p>
          </table:table-cell>
          <table:table-cell office:value-type="float" office:value="1.83723" calcext:value-type="float">
            <text:p>1.83723E+00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4165" calcext:value-type="float">
            <text:p>4.16500E-07</text:p>
          </table:table-cell>
          <table:table-cell office:value-type="float" office:value="5.76317" calcext:value-type="float">
            <text:p>5.76317E+00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0459" calcext:value-type="float">
            <text:p>4.59000E-07</text:p>
          </table:table-cell>
          <table:table-cell office:value-type="float" office:value="6.68316" calcext:value-type="float">
            <text:p>6.68316E+00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4925" calcext:value-type="float">
            <text:p>4.92500E-07</text:p>
          </table:table-cell>
          <table:table-cell office:value-type="float" office:value="1.52745" calcext:value-type="float">
            <text:p>1.52745E+00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52" calcext:value-type="float">
            <text:p>5.20000E-07</text:p>
          </table:table-cell>
          <table:table-cell office:value-type="float" office:value="3.43722" calcext:value-type="float">
            <text:p>3.43722E+00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5825" calcext:value-type="float">
            <text:p>5.82500E-07</text:p>
          </table:table-cell>
          <table:table-cell office:value-type="float" office:value="5.21847" calcext:value-type="float">
            <text:p>5.21847E+00</text:p>
          </table:table-cell>
          <table:table-cell table:number-columns-repeated="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665" calcext:value-type="float">
            <text:p>6.65000E-07</text:p>
          </table:table-cell>
          <table:table-cell office:value-type="float" office:value="3.44684" calcext:value-type="float">
            <text:p>3.44684E+00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7425" calcext:value-type="float">
            <text:p>7.42500E-07</text:p>
          </table:table-cell>
          <table:table-cell office:value-type="float" office:value="2.53152" calcext:value-type="float">
            <text:p>2.53152E+00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785" calcext:value-type="float">
            <text:p>7.85000E-07</text:p>
          </table:table-cell>
          <table:table-cell office:value-type="float" office:value="0.30431" calcext:value-type="float">
            <text:p>3.04310E-01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82" calcext:value-type="float">
            <text:p>8.20000E-07</text:p>
          </table:table-cell>
          <table:table-cell office:value-type="float" office:value="1.69272" calcext:value-type="float">
            <text:p>1.69272E+00</text:p>
          </table:table-cell>
          <table:table-cell table:number-columns-repeated="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855" calcext:value-type="float">
            <text:p>8.55000E-07</text:p>
          </table:table-cell>
          <table:table-cell office:value-type="float" office:value="0.261976" calcext:value-type="float">
            <text:p>2.61976E-01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885" calcext:value-type="float">
            <text:p>8.85000E-07</text:p>
          </table:table-cell>
          <table:table-cell office:value-type="float" office:value="1.25348" calcext:value-type="float">
            <text:p>1.25348E+00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92" calcext:value-type="float">
            <text:p>9.20000E-07</text:p>
          </table:table-cell>
          <table:table-cell office:value-type="float" office:value="0.471947" calcext:value-type="float">
            <text:p>4.71947E-0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94" calcext:value-type="float">
            <text:p>9.40000E-07</text:p>
          </table:table-cell>
          <table:table-cell office:value-type="float" office:value="0.460049" calcext:value-type="float">
            <text:p>4.60049E-01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961" calcext:value-type="float">
            <text:p>9.61000E-07</text:p>
          </table:table-cell>
          <table:table-cell office:value-type="float" office:value="0.491363" calcext:value-type="float">
            <text:p>4.91363E-01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979" calcext:value-type="float">
            <text:p>9.79000E-07</text:p>
          </table:table-cell>
          <table:table-cell office:value-type="float" office:value="0.304903" calcext:value-type="float">
            <text:p>3.04903E-01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991" calcext:value-type="float">
            <text:p>9.91000E-07</text:p>
          </table:table-cell>
          <table:table-cell office:value-type="float" office:value="0.214737" calcext:value-type="float">
            <text:p>2.14737E-01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008" calcext:value-type="float">
            <text:p>1.00800E-06</text:p>
          </table:table-cell>
          <table:table-cell office:value-type="float" office:value="0.50314" calcext:value-type="float">
            <text:p>5.03140E-01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10275" calcext:value-type="float">
            <text:p>1.02750E-06</text:p>
          </table:table-cell>
          <table:table-cell office:value-type="float" office:value="0.306557" calcext:value-type="float">
            <text:p>3.06557E-01</text:p>
          </table:table-cell>
          <table:table-cell table:number-columns-repeated="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104" calcext:value-type="float">
            <text:p>1.04000E-06</text:p>
          </table:table-cell>
          <table:table-cell office:value-type="float" office:value="0.201144" calcext:value-type="float">
            <text:p>2.01144E-01</text:p>
          </table:table-cell>
          <table:table-cell table:number-columns-repeated="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1058" calcext:value-type="float">
            <text:p>1.05800E-06</text:p>
          </table:table-cell>
          <table:table-cell office:value-type="float" office:value="0.512568" calcext:value-type="float">
            <text:p>5.12568E-01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1084" calcext:value-type="float">
            <text:p>1.08400E-06</text:p>
          </table:table-cell>
          <table:table-cell office:value-type="float" office:value="0.496781" calcext:value-type="float">
            <text:p>4.96781E-01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11035" calcext:value-type="float">
            <text:p>1.10350E-06</text:p>
          </table:table-cell>
          <table:table-cell office:value-type="float" office:value="0.242492" calcext:value-type="float">
            <text:p>2.42492E-01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111767" calcext:value-type="float">
            <text:p>1.11767E-06</text:p>
          </table:table-cell>
          <table:table-cell office:value-type="float" office:value="0.280852" calcext:value-type="float">
            <text:p>2.80852E-01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113768" calcext:value-type="float">
            <text:p>1.13768E-06</text:p>
          </table:table-cell>
          <table:table-cell office:value-type="float" office:value="0.443991" calcext:value-type="float">
            <text:p>4.43991E-01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116" calcext:value-type="float">
            <text:p>1.16000E-06</text:p>
          </table:table-cell>
          <table:table-cell office:value-type="float" office:value="0.350135" calcext:value-type="float">
            <text:p>3.50135E-01</text:p>
          </table:table-cell>
          <table:table-cell table:number-columns-repeated="6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12025" calcext:value-type="float">
            <text:p>1.20250E-06</text:p>
          </table:table-cell>
          <table:table-cell office:value-type="float" office:value="1.09845" calcext:value-type="float">
            <text:p>1.09845E+00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12675" calcext:value-type="float">
            <text:p>1.26750E-06</text:p>
          </table:table-cell>
          <table:table-cell office:value-type="float" office:value="1.0313" calcext:value-type="float">
            <text:p>1.03130E+00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31875" calcext:value-type="float">
            <text:p>1.31875E-06</text:p>
          </table:table-cell>
          <table:table-cell office:value-type="float" office:value="0.570601" calcext:value-type="float">
            <text:p>5.70601E-01</text:p>
          </table:table-cell>
          <table:table-cell table:number-columns-repeated="6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135375" calcext:value-type="float">
            <text:p>1.35375E-06</text:p>
          </table:table-cell>
          <table:table-cell office:value-type="float" office:value="0.480089" calcext:value-type="float">
            <text:p>4.80089E-01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140749" calcext:value-type="float">
            <text:p>1.40749E-06</text:p>
          </table:table-cell>
          <table:table-cell office:value-type="float" office:value="1.05811" calcext:value-type="float">
            <text:p>1.05811E+00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145999" calcext:value-type="float">
            <text:p>1.45999E-06</text:p>
          </table:table-cell>
          <table:table-cell office:value-type="float" office:value="0.407922" calcext:value-type="float">
            <text:p>4.07922E-01</text:p>
          </table:table-cell>
          <table:table-cell table:number-columns-repeated="6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4875" calcext:value-type="float">
            <text:p>1.48750E-06</text:p>
          </table:table-cell>
          <table:table-cell office:value-type="float" office:value="0.33129" calcext:value-type="float">
            <text:p>3.31290E-01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1545" calcext:value-type="float">
            <text:p>1.54500E-06</text:p>
          </table:table-cell>
          <table:table-cell office:value-type="float" office:value="1.14742" calcext:value-type="float">
            <text:p>1.14742E+00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163" calcext:value-type="float">
            <text:p>1.63000E-06</text:p>
          </table:table-cell>
          <table:table-cell office:value-type="float" office:value="0.95935" calcext:value-type="float">
            <text:p>9.59350E-01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17125" calcext:value-type="float">
            <text:p>1.71250E-06</text:p>
          </table:table-cell>
          <table:table-cell office:value-type="float" office:value="0.965948" calcext:value-type="float">
            <text:p>9.65948E-01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17975" calcext:value-type="float">
            <text:p>1.79750E-06</text:p>
          </table:table-cell>
          <table:table-cell office:value-type="float" office:value="0.920051" calcext:value-type="float">
            <text:p>9.20051E-01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1885" calcext:value-type="float">
            <text:p>1.88500E-06</text:p>
          </table:table-cell>
          <table:table-cell office:value-type="float" office:value="0.921811" calcext:value-type="float">
            <text:p>9.21811E-01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1975" calcext:value-type="float">
            <text:p>1.97500E-06</text:p>
          </table:table-cell>
          <table:table-cell office:value-type="float" office:value="0.874883" calcext:value-type="float">
            <text:p>8.74883E-01</text:p>
          </table:table-cell>
          <table:table-cell table:number-columns-repeated="6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06" calcext:value-type="float">
            <text:p>2.06000E-06</text:p>
          </table:table-cell>
          <table:table-cell office:value-type="float" office:value="0.744328" calcext:value-type="float">
            <text:p>7.44328E-01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115" calcext:value-type="float">
            <text:p>2.11500E-06</text:p>
          </table:table-cell>
          <table:table-cell office:value-type="float" office:value="0.271949" calcext:value-type="float">
            <text:p>2.71949E-01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2245" calcext:value-type="float">
            <text:p>2.24500E-06</text:p>
          </table:table-cell>
          <table:table-cell office:value-type="float" office:value="1.95328" calcext:value-type="float">
            <text:p>1.95328E+00</text:p>
          </table:table-cell>
          <table:table-cell table:number-columns-repeated="6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455" calcext:value-type="float">
            <text:p>2.45500E-06</text:p>
          </table:table-cell>
          <table:table-cell office:value-type="float" office:value="1.46513" calcext:value-type="float">
            <text:p>1.46513E+00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575" calcext:value-type="float">
            <text:p>2.57500E-06</text:p>
          </table:table-cell>
          <table:table-cell office:value-type="float" office:value="0.368755" calcext:value-type="float">
            <text:p>3.68755E-01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266" calcext:value-type="float">
            <text:p>2.66000E-06</text:p>
          </table:table-cell>
          <table:table-cell office:value-type="float" office:value="0.849993" calcext:value-type="float">
            <text:p>8.49993E-01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74396" calcext:value-type="float">
            <text:p>2.74396E-06</text:p>
          </table:table-cell>
          <table:table-cell office:value-type="float" office:value="0.327685" calcext:value-type="float">
            <text:p>3.27685E-01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303396" calcext:value-type="float">
            <text:p>3.03396E-06</text:p>
          </table:table-cell>
          <table:table-cell office:value-type="float" office:value="3.29736" calcext:value-type="float">
            <text:p>3.29736E+00</text:p>
          </table:table-cell>
          <table:table-cell table:number-columns-repeated="6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34038" calcext:value-type="float">
            <text:p>3.34038E-06</text:p>
          </table:table-cell>
          <table:table-cell office:value-type="float" office:value="0.452014" calcext:value-type="float">
            <text:p>4.52014E-01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369038" calcext:value-type="float">
            <text:p>3.69038E-06</text:p>
          </table:table-cell>
          <table:table-cell office:value-type="float" office:value="3.12899" calcext:value-type="float">
            <text:p>3.12899E+00</text:p>
          </table:table-cell>
          <table:table-cell table:number-columns-repeated="6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406463" calcext:value-type="float">
            <text:p>4.06463E-06</text:p>
          </table:table-cell>
          <table:table-cell office:value-type="float" office:value="0.593221" calcext:value-type="float">
            <text:p>5.93221E-01</text:p>
          </table:table-cell>
          <table:table-cell table:number-columns-repeated="6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458636" calcext:value-type="float">
            <text:p>4.58636E-06</text:p>
          </table:table-cell>
          <table:table-cell office:value-type="float" office:value="3.69318" calcext:value-type="float">
            <text:p>3.69318E+00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519496" calcext:value-type="float">
            <text:p>5.19496E-06</text:p>
          </table:table-cell>
          <table:table-cell office:value-type="float" office:value="1.08012" calcext:value-type="float">
            <text:p>1.08012E+00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575327" calcext:value-type="float">
            <text:p>5.75327E-06</text:p>
          </table:table-cell>
          <table:table-cell office:value-type="float" office:value="2.6511" calcext:value-type="float">
            <text:p>2.65110E+00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684205" calcext:value-type="float">
            <text:p>6.84205E-06</text:p>
          </table:table-cell>
          <table:table-cell office:value-type="float" office:value="3.65101" calcext:value-type="float">
            <text:p>3.65101E+00</text:p>
          </table:table-cell>
          <table:table-cell table:number-columns-repeated="6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791964" calcext:value-type="float">
            <text:p>7.91964E-06</text:p>
          </table:table-cell>
          <table:table-cell office:value-type="float" office:value="2.05296" calcext:value-type="float">
            <text:p>2.05296E+00</text:p>
          </table:table-cell>
          <table:table-cell table:number-columns-repeated="6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875255" calcext:value-type="float">
            <text:p>8.75255E-06</text:p>
          </table:table-cell>
          <table:table-cell office:value-type="float" office:value="2.04137" calcext:value-type="float">
            <text:p>2.04137E+00</text:p>
          </table:table-cell>
          <table:table-cell table:number-columns-repeated="6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954768" calcext:value-type="float">
            <text:p>9.54768E-06</text:p>
          </table:table-cell>
          <table:table-cell office:value-type="float" office:value="1.53562" calcext:value-type="float">
            <text:p>1.53562E+00</text:p>
          </table:table-cell>
          <table:table-cell table:number-columns-repeated="6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10565" calcext:value-type="float">
            <text:p>1.05650E-05</text:p>
          </table:table-cell>
          <table:table-cell office:value-type="float" office:value="2.56522" calcext:value-type="float">
            <text:p>2.56522E+00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124671" calcext:value-type="float">
            <text:p>1.24671E-05</text:p>
          </table:table-cell>
          <table:table-cell office:value-type="float" office:value="4.10253" calcext:value-type="float">
            <text:p>4.10253E+00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14819" calcext:value-type="float">
            <text:p>1.48190E-05</text:p>
          </table:table-cell>
          <table:table-cell office:value-type="float" office:value="3.08107" calcext:value-type="float">
            <text:p>3.08107E+00</text:p>
          </table:table-cell>
          <table:table-cell table:number-columns-repeated="6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176916" calcext:value-type="float">
            <text:p>1.76916E-05</text:p>
          </table:table-cell>
          <table:table-cell office:value-type="float" office:value="4.14302" calcext:value-type="float">
            <text:p>4.14302E+00</text:p>
          </table:table-cell>
          <table:table-cell table:number-columns-repeated="6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210291" calcext:value-type="float">
            <text:p>2.10291E-05</text:p>
          </table:table-cell>
          <table:table-cell office:value-type="float" office:value="3.01001" calcext:value-type="float">
            <text:p>3.01001E+00</text:p>
          </table:table-cell>
          <table:table-cell table:number-columns-repeated="6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237919" calcext:value-type="float">
            <text:p>2.37919E-05</text:p>
          </table:table-cell>
          <table:table-cell office:value-type="float" office:value="2.20314" calcext:value-type="float">
            <text:p>2.20314E+00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262941" calcext:value-type="float">
            <text:p>2.62941E-05</text:p>
          </table:table-cell>
          <table:table-cell office:value-type="float" office:value="2.2037" calcext:value-type="float">
            <text:p>2.20370E+00</text:p>
          </table:table-cell>
          <table:table-cell table:number-columns-repeated="6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290595" calcext:value-type="float">
            <text:p>2.90595E-05</text:p>
          </table:table-cell>
          <table:table-cell office:value-type="float" office:value="2.2006" calcext:value-type="float">
            <text:p>2.20060E+00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321157" calcext:value-type="float">
            <text:p>3.21157E-05</text:p>
          </table:table-cell>
          <table:table-cell office:value-type="float" office:value="2.19306" calcext:value-type="float">
            <text:p>2.19306E+00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354933" calcext:value-type="float">
            <text:p>3.54933E-05</text:p>
          </table:table-cell>
          <table:table-cell office:value-type="float" office:value="2.09533" calcext:value-type="float">
            <text:p>2.09533E+00</text:p>
          </table:table-cell>
          <table:table-cell table:number-columns-repeated="6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387178" calcext:value-type="float">
            <text:p>3.87178E-05</text:p>
          </table:table-cell>
          <table:table-cell office:value-type="float" office:value="1.68269" calcext:value-type="float">
            <text:p>1.68269E+00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28432" calcext:value-type="float">
            <text:p>4.28432E-05</text:p>
          </table:table-cell>
          <table:table-cell office:value-type="float" office:value="2.82431" calcext:value-type="float">
            <text:p>2.82431E+00</text:p>
          </table:table-cell>
          <table:table-cell table:number-columns-repeated="6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468845" calcext:value-type="float">
            <text:p>4.68845E-05</text:p>
          </table:table-cell>
          <table:table-cell office:value-type="float" office:value="1.31847" calcext:value-type="float">
            <text:p>1.31847E+00</text:p>
          </table:table-cell>
          <table:table-cell table:number-columns-repeated="6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499148" calcext:value-type="float">
            <text:p>4.99148E-05</text:p>
          </table:table-cell>
          <table:table-cell office:value-type="float" office:value="1.50685" calcext:value-type="float">
            <text:p>1.50685E+00</text:p>
          </table:table-cell>
          <table:table-cell table:number-columns-repeated="6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535865" calcext:value-type="float">
            <text:p>5.35865E-05</text:p>
          </table:table-cell>
          <table:table-cell office:value-type="float" office:value="1.69911" calcext:value-type="float">
            <text:p>1.69911E+00</text:p>
          </table:table-cell>
          <table:table-cell table:number-columns-repeated="6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617496" calcext:value-type="float">
            <text:p>6.17496E-05</text:p>
          </table:table-cell>
          <table:table-cell office:value-type="float" office:value="4.52041" calcext:value-type="float">
            <text:p>4.52041E+00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717888" calcext:value-type="float">
            <text:p>7.17888E-05</text:p>
          </table:table-cell>
          <table:table-cell office:value-type="float" office:value="2.50084" calcext:value-type="float">
            <text:p>2.50084E+00</text:p>
          </table:table-cell>
          <table:table-cell table:number-columns-repeated="6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836673" calcext:value-type="float">
            <text:p>8.36673E-05</text:p>
          </table:table-cell>
          <table:table-cell office:value-type="float" office:value="4.4231" calcext:value-type="float">
            <text:p>4.42310E+00</text:p>
          </table:table-cell>
          <table:table-cell table:number-columns-repeated="6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114201" calcext:value-type="float">
            <text:p>1.14201E-04</text:p>
          </table:table-cell>
          <table:table-cell office:value-type="float" office:value="9.31067" calcext:value-type="float">
            <text:p>9.31067E+00</text:p>
          </table:table-cell>
          <table:table-cell table:number-columns-repeated="6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142684" calcext:value-type="float">
            <text:p>1.42684E-04</text:p>
          </table:table-cell>
          <table:table-cell office:value-type="float" office:value="1.95976" calcext:value-type="float">
            <text:p>1.95976E+00</text:p>
          </table:table-cell>
          <table:table-cell table:number-columns-repeated="6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17631" calcext:value-type="float">
            <text:p>1.76310E-04</text:p>
          </table:table-cell>
          <table:table-cell office:value-type="float" office:value="7.46408" calcext:value-type="float">
            <text:p>7.46408E+00</text:p>
          </table:table-cell>
          <table:table-cell table:number-columns-repeated="6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25416" calcext:value-type="float">
            <text:p>2.54160E-04</text:p>
          </table:table-cell>
          <table:table-cell office:value-type="float" office:value="9.50876" calcext:value-type="float">
            <text:p>9.50876E+00</text:p>
          </table:table-cell>
          <table:table-cell table:number-columns-repeated="6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338014" calcext:value-type="float">
            <text:p>3.38014E-04</text:p>
          </table:table-cell>
          <table:table-cell office:value-type="float" office:value="4.78019" calcext:value-type="float">
            <text:p>4.78019E+00</text:p>
          </table:table-cell>
          <table:table-cell table:number-columns-repeated="6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412851" calcext:value-type="float">
            <text:p>4.12851E-04</text:p>
          </table:table-cell>
          <table:table-cell office:value-type="float" office:value="4.79621" calcext:value-type="float">
            <text:p>4.79621E+00</text:p>
          </table:table-cell>
          <table:table-cell table:number-columns-repeated="6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65643" calcext:value-type="float">
            <text:p>5.65643E-04</text:p>
          </table:table-cell>
          <table:table-cell office:value-type="float" office:value="9.62294" calcext:value-type="float">
            <text:p>9.62294E+00</text:p>
          </table:table-cell>
          <table:table-cell table:number-columns-repeated="6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712903" calcext:value-type="float">
            <text:p>7.12903E-04</text:p>
          </table:table-cell>
          <table:table-cell office:value-type="float" office:value="2.41433" calcext:value-type="float">
            <text:p>2.41433E+00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83138" calcext:value-type="float">
            <text:p>8.31380E-04</text:p>
          </table:table-cell>
          <table:table-cell office:value-type="float" office:value="4.84031" calcext:value-type="float">
            <text:p>4.84031E+00</text:p>
          </table:table-cell>
          <table:table-cell table:number-columns-repeated="6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962316" calcext:value-type="float">
            <text:p>9.62316E-04</text:p>
          </table:table-cell>
          <table:table-cell office:value-type="float" office:value="2.42166" calcext:value-type="float">
            <text:p>2.42166E+00</text:p>
          </table:table-cell>
          <table:table-cell table:number-columns-repeated="6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12225" calcext:value-type="float">
            <text:p>1.12225E-03</text:p>
          </table:table-cell>
          <table:table-cell office:value-type="float" office:value="4.85339" calcext:value-type="float">
            <text:p>4.85339E+00</text:p>
          </table:table-cell>
          <table:table-cell table:number-columns-repeated="6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33396" calcext:value-type="float">
            <text:p>1.33396E-03</text:p>
          </table:table-cell>
          <table:table-cell office:value-type="float" office:value="3.64581" calcext:value-type="float">
            <text:p>3.64581E+00</text:p>
          </table:table-cell>
          <table:table-cell table:number-columns-repeated="6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47058" calcext:value-type="float">
            <text:p>1.47058E-03</text:p>
          </table:table-cell>
          <table:table-cell office:value-type="float" office:value="1.2173" calcext:value-type="float">
            <text:p>1.21730E+00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771" calcext:value-type="float">
            <text:p>1.77100E-03</text:p>
          </table:table-cell>
          <table:table-cell office:value-type="float" office:value="7.31585" calcext:value-type="float">
            <text:p>7.31585E+00</text:p>
          </table:table-cell>
          <table:table-cell table:number-columns-repeated="6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214168" calcext:value-type="float">
            <text:p>2.14168E-03</text:p>
          </table:table-cell>
          <table:table-cell office:value-type="float" office:value="2.43962" calcext:value-type="float">
            <text:p>2.43962E+00</text:p>
          </table:table-cell>
          <table:table-cell table:number-columns-repeated="6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80165" calcext:value-type="float">
            <text:p>2.80165E-03</text:p>
          </table:table-cell>
          <table:table-cell office:value-type="float" office:value="9.79869" calcext:value-type="float">
            <text:p>9.79869E+00</text:p>
          </table:table-cell>
          <table:table-cell table:number-columns-repeated="6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344063" calcext:value-type="float">
            <text:p>3.44063E-03</text:p>
          </table:table-cell>
          <table:table-cell office:value-type="float" office:value="1.22712" calcext:value-type="float">
            <text:p>1.22712E+00</text:p>
          </table:table-cell>
          <table:table-cell table:number-columns-repeated="6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426556" calcext:value-type="float">
            <text:p>4.26556E-03</text:p>
          </table:table-cell>
          <table:table-cell office:value-type="float" office:value="8.60534" calcext:value-type="float">
            <text:p>8.60534E+00</text:p>
          </table:table-cell>
          <table:table-cell table:number-columns-repeated="6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526768" calcext:value-type="float">
            <text:p>5.26768E-03</text:p>
          </table:table-cell>
          <table:table-cell office:value-type="float" office:value="2.46715" calcext:value-type="float">
            <text:p>2.46715E+00</text:p>
          </table:table-cell>
          <table:table-cell table:number-columns-repeated="6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649836" calcext:value-type="float">
            <text:p>6.49836E-03</text:p>
          </table:table-cell>
          <table:table-cell office:value-type="float" office:value="7.41146" calcext:value-type="float">
            <text:p>7.41146E+00</text:p>
          </table:table-cell>
          <table:table-cell table:number-columns-repeated="6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829234" calcext:value-type="float">
            <text:p>8.29234E-03</text:p>
          </table:table-cell>
          <table:table-cell office:value-type="float" office:value="4.95459" calcext:value-type="float">
            <text:p>4.95459E+00</text:p>
          </table:table-cell>
          <table:table-cell table:number-columns-repeated="6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01283" calcext:value-type="float">
            <text:p>1.01283E-02</text:p>
          </table:table-cell>
          <table:table-cell office:value-type="float" office:value="4.96938" calcext:value-type="float">
            <text:p>4.96938E+00</text:p>
          </table:table-cell>
          <table:table-cell table:number-columns-repeated="6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30861" calcext:value-type="float">
            <text:p>1.30861E-02</text:p>
          </table:table-cell>
          <table:table-cell office:value-type="float" office:value="7.47912" calcext:value-type="float">
            <text:p>7.47912E+00</text:p>
          </table:table-cell>
          <table:table-cell table:number-columns-repeated="6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5825" calcext:value-type="float">
            <text:p>1.58250E-02</text:p>
          </table:table-cell>
          <table:table-cell office:value-type="float" office:value="2.50164" calcext:value-type="float">
            <text:p>2.50164E+00</text:p>
          </table:table-cell>
          <table:table-cell table:number-columns-repeated="6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07015" calcext:value-type="float">
            <text:p>2.07015E-02</text:p>
          </table:table-cell>
          <table:table-cell office:value-type="float" office:value="10.0484" calcext:value-type="float">
            <text:p>1.00484E+01</text:p>
          </table:table-cell>
          <table:table-cell table:number-columns-repeated="6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6091" calcext:value-type="float">
            <text:p>2.60910E-02</text:p>
          </table:table-cell>
          <table:table-cell office:value-type="float" office:value="2.52613" calcext:value-type="float">
            <text:p>2.52613E+00</text:p>
          </table:table-cell>
          <table:table-cell table:number-columns-repeated="6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283387" calcext:value-type="float">
            <text:p>2.83387E-02</text:p>
          </table:table-cell>
          <table:table-cell office:value-type="float" office:value="1.68665" calcext:value-type="float">
            <text:p>1.68665E+00</text:p>
          </table:table-cell>
          <table:table-cell table:number-columns-repeated="6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31308" calcext:value-type="float">
            <text:p>3.31308E-02</text:p>
          </table:table-cell>
          <table:table-cell office:value-type="float" office:value="5.9307" calcext:value-type="float">
            <text:p>5.93070E+00</text:p>
          </table:table-cell>
          <table:table-cell table:number-columns-repeated="6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89232" calcext:value-type="float">
            <text:p>3.89232E-02</text:p>
          </table:table-cell>
          <table:table-cell office:value-type="float" office:value="2.55431" calcext:value-type="float">
            <text:p>2.55431E+00</text:p>
          </table:table-cell>
          <table:table-cell table:number-columns-repeated="6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80167" calcext:value-type="float">
            <text:p>4.80167E-02</text:p>
          </table:table-cell>
          <table:table-cell office:value-type="float" office:value="7.71646" calcext:value-type="float">
            <text:p>7.71646E+00</text:p>
          </table:table-cell>
          <table:table-cell table:number-columns-repeated="6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12725" calcext:value-type="float">
            <text:p>6.12725E-02</text:p>
          </table:table-cell>
          <table:table-cell office:value-type="float" office:value="5.19587" calcext:value-type="float">
            <text:p>5.19587E+00</text:p>
          </table:table-cell>
          <table:table-cell table:number-columns-repeated="6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748385" calcext:value-type="float">
            <text:p>7.48385E-02</text:p>
          </table:table-cell>
          <table:table-cell office:value-type="float" office:value="5.25139" calcext:value-type="float">
            <text:p>5.25139E+00</text:p>
          </table:table-cell>
          <table:table-cell table:number-columns-repeated="6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966937" calcext:value-type="float">
            <text:p>9.66937E-02</text:p>
          </table:table-cell>
          <table:table-cell office:value-type="float" office:value="7.9962" calcext:value-type="float">
            <text:p>7.99620E+00</text:p>
          </table:table-cell>
          <table:table-cell table:number-columns-repeated="6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6931" calcext:value-type="float">
            <text:p>1.16931E-01</text:p>
          </table:table-cell>
          <table:table-cell office:value-type="float" office:value="2.70357" calcext:value-type="float">
            <text:p>2.70357E+00</text:p>
          </table:table-cell>
          <table:table-cell table:number-columns-repeated="6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52965" calcext:value-type="float">
            <text:p>1.52965E-01</text:p>
          </table:table-cell>
          <table:table-cell office:value-type="float" office:value="10.9991" calcext:value-type="float">
            <text:p>1.09991E+01</text:p>
          </table:table-cell>
          <table:table-cell table:number-columns-repeated="6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15196" calcext:value-type="float">
            <text:p>2.15196E-01</text:p>
          </table:table-cell>
          <table:table-cell office:value-type="float" office:value="8.61204" calcext:value-type="float">
            <text:p>8.61204E+00</text:p>
          </table:table-cell>
          <table:table-cell table:number-columns-repeated="6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60236" calcext:value-type="float">
            <text:p>2.60236E-01</text:p>
          </table:table-cell>
          <table:table-cell office:value-type="float" office:value="2.93201" calcext:value-type="float">
            <text:p>2.93201E+00</text:p>
          </table:table-cell>
          <table:table-cell table:number-columns-repeated="6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87606" calcext:value-type="float">
            <text:p>2.87606E-01</text:p>
          </table:table-cell>
          <table:table-cell office:value-type="float" office:value="2.9766" calcext:value-type="float">
            <text:p>2.97660E+00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4798" calcext:value-type="float">
            <text:p>3.54798E-01</text:p>
          </table:table-cell>
          <table:table-cell office:value-type="float" office:value="9.19348" calcext:value-type="float">
            <text:p>9.19348E+00</text:p>
          </table:table-cell>
          <table:table-cell table:number-columns-repeated="6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29057" calcext:value-type="float">
            <text:p>4.29057E-01</text:p>
          </table:table-cell>
          <table:table-cell office:value-type="float" office:value="3.15327" calcext:value-type="float">
            <text:p>3.15327E+00</text:p>
          </table:table-cell>
          <table:table-cell table:number-columns-repeated="6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74182" calcext:value-type="float">
            <text:p>4.74182E-01</text:p>
          </table:table-cell>
          <table:table-cell office:value-type="float" office:value="3.21035" calcext:value-type="float">
            <text:p>3.21035E+00</text:p>
          </table:table-cell>
          <table:table-cell table:number-columns-repeated="6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24052" calcext:value-type="float">
            <text:p>5.24052E-01</text:p>
          </table:table-cell>
          <table:table-cell office:value-type="float" office:value="3.26476" calcext:value-type="float">
            <text:p>3.26476E+00</text:p>
          </table:table-cell>
          <table:table-cell table:number-columns-repeated="6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79167" calcext:value-type="float">
            <text:p>5.79167E-01</text:p>
          </table:table-cell>
          <table:table-cell office:value-type="float" office:value="3.31014" calcext:value-type="float">
            <text:p>3.31014E+00</text:p>
          </table:table-cell>
          <table:table-cell table:number-columns-repeated="6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14476" calcext:value-type="float">
            <text:p>7.14476E-01</text:p>
          </table:table-cell>
          <table:table-cell office:value-type="float" office:value="10.2379" calcext:value-type="float">
            <text:p>1.02379E+01</text:p>
          </table:table-cell>
          <table:table-cell table:number-columns-repeated="6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64015" calcext:value-type="float">
            <text:p>8.64015E-01</text:p>
          </table:table-cell>
          <table:table-cell office:value-type="float" office:value="3.5084" calcext:value-type="float">
            <text:p>3.50840E+00</text:p>
          </table:table-cell>
          <table:table-cell table:number-columns-repeated="6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4885" calcext:value-type="float">
            <text:p>9.54885E-01</text:p>
          </table:table-cell>
          <table:table-cell office:value-type="float" office:value="3.54097" calcext:value-type="float">
            <text:p>3.54097E+00</text:p>
          </table:table-cell>
          <table:table-cell table:number-columns-repeated="6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05531" calcext:value-type="float">
            <text:p>1.05531E+00</text:p>
          </table:table-cell>
          <table:table-cell office:value-type="float" office:value="3.56688" calcext:value-type="float">
            <text:p>3.56688E+00</text:p>
          </table:table-cell>
          <table:table-cell table:number-columns-repeated="6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1663" calcext:value-type="float">
            <text:p>1.16630E+00</text:p>
          </table:table-cell>
          <table:table-cell office:value-type="float" office:value="3.58485" calcext:value-type="float">
            <text:p>3.58485E+00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28896" calcext:value-type="float">
            <text:p>1.28896E+00</text:p>
          </table:table-cell>
          <table:table-cell office:value-type="float" office:value="3.57439" calcext:value-type="float">
            <text:p>3.57439E+00</text:p>
          </table:table-cell>
          <table:table-cell table:number-columns-repeated="6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0317" calcext:value-type="float">
            <text:p>1.50317E+00</text:p>
          </table:table-cell>
          <table:table-cell office:value-type="float" office:value="7.05927" calcext:value-type="float">
            <text:p>7.05927E+00</text:p>
          </table:table-cell>
          <table:table-cell table:number-columns-repeated="6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83598" calcext:value-type="float">
            <text:p>1.83598E+00</text:p>
          </table:table-cell>
          <table:table-cell office:value-type="float" office:value="6.49062" calcext:value-type="float">
            <text:p>6.49062E+00</text:p>
          </table:table-cell>
          <table:table-cell table:number-columns-repeated="6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12514" calcext:value-type="float">
            <text:p>2.12514E+00</text:p>
          </table:table-cell>
          <table:table-cell office:value-type="float" office:value="2.73139" calcext:value-type="float">
            <text:p>2.73139E+00</text:p>
          </table:table-cell>
          <table:table-cell table:number-columns-repeated="6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34863" calcext:value-type="float">
            <text:p>2.34863E+00</text:p>
          </table:table-cell>
          <table:table-cell office:value-type="float" office:value="2.5045" calcext:value-type="float">
            <text:p>2.50450E+00</text:p>
          </table:table-cell>
          <table:table-cell table:number-columns-repeated="6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3895" calcext:value-type="float">
            <text:p>2.73895E+00</text:p>
          </table:table-cell>
          <table:table-cell office:value-type="float" office:value="3.62277" calcext:value-type="float">
            <text:p>3.62277E+00</text:p>
          </table:table-cell>
          <table:table-cell table:number-columns-repeated="6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34537" calcext:value-type="float">
            <text:p>3.34537E+00</text:p>
          </table:table-cell>
          <table:table-cell office:value-type="float" office:value="2.27264" calcext:value-type="float">
            <text:p>2.27264E+00</text:p>
          </table:table-cell>
          <table:table-cell table:number-columns-repeated="6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08604" calcext:value-type="float">
            <text:p>4.08604E+00</text:p>
          </table:table-cell>
          <table:table-cell office:value-type="float" office:value="1.85117" calcext:value-type="float">
            <text:p>1.85117E+00</text:p>
          </table:table-cell>
          <table:table-cell table:number-columns-repeated="6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99071" calcext:value-type="float">
            <text:p>4.99071E+00</text:p>
          </table:table-cell>
          <table:table-cell office:value-type="float" office:value="1.46129" calcext:value-type="float">
            <text:p>1.46129E+00</text:p>
          </table:table-cell>
          <table:table-cell table:number-columns-repeated="6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77672" calcext:value-type="float">
            <text:p>5.77672E+00</text:p>
          </table:table-cell>
          <table:table-cell office:value-type="float" office:value="0.464748" calcext:value-type="float">
            <text:p>4.64748E-01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8425" calcext:value-type="float">
            <text:p>6.38425E+00</text:p>
          </table:table-cell>
          <table:table-cell office:value-type="float" office:value="0.29657" calcext:value-type="float">
            <text:p>2.96570E-01</text:p>
          </table:table-cell>
          <table:table-cell table:number-columns-repeated="6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44525" calcext:value-type="float">
            <text:p>7.44525E+00</text:p>
          </table:table-cell>
          <table:table-cell office:value-type="float" office:value="0.338218" calcext:value-type="float">
            <text:p>3.38218E-01</text:p>
          </table:table-cell>
          <table:table-cell table:number-columns-repeated="6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9366" calcext:value-type="float">
            <text:p>9.09366E+00</text:p>
          </table:table-cell>
          <table:table-cell office:value-type="float" office:value="0.102005" calcext:value-type="float">
            <text:p>1.02005E-01</text:p>
          </table:table-cell>
          <table:table-cell table:number-columns-repeated="6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8091" calcext:value-type="float">
            <text:p>1.08091E+01</text:p>
          </table:table-cell>
          <table:table-cell office:value-type="float" office:value="0.0262889" calcext:value-type="float">
            <text:p>2.62889E-02</text:p>
          </table:table-cell>
          <table:table-cell table:number-columns-repeated="6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7293" calcext:value-type="float">
            <text:p>1.27293E+01</text:p>
          </table:table-cell>
          <table:table-cell office:value-type="float" office:value="0.00691488" calcext:value-type="float">
            <text:p>6.91488E-03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3792" calcext:value-type="float">
            <text:p>1.43792E+01</text:p>
          </table:table-cell>
          <table:table-cell office:value-type="float" office:value="0.00114934" calcext:value-type="float">
            <text:p>1.14934E-03</text:p>
          </table:table-cell>
          <table:table-cell table:number-columns-repeated="6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1254" calcext:value-type="float">
            <text:p>1.61254E+01</text:p>
          </table:table-cell>
          <table:table-cell office:value-type="float" office:value="0.000533039" calcext:value-type="float">
            <text:p>5.33039E-04</text:p>
          </table:table-cell>
          <table:table-cell table:number-columns-repeated="6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.4864" calcext:value-type="float">
            <text:p>1.84864E+01</text:p>
          </table:table-cell>
          <table:table-cell office:value-type="float" office:value="0.000115012" calcext:value-type="float">
            <text:p>1.15012E-04</text:p>
          </table:table-cell>
          <table:table-cell table:number-columns-repeated="61"/>
        </table:table-row>
        <table:table-row table:style-name="ro1" table:number-rows-repeated="10484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3:13:30.286964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1-28T14:21:34.155226848</dc:date>
    <meta:editing-duration>PT10H48M45S</meta:editing-duration>
    <meta:editing-cycles>59</meta:editing-cycles>
    <meta:generator>LibreOffice/6.4.6.2$Linux_X86_64 LibreOffice_project/40$Build-2</meta:generator>
    <meta:document-statistic meta:table-count="10" meta:cell-count="6594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chart:data-source-has-labels="both" svg:x="0.415cm" svg:y="0.217cm" svg:width="20.181cm" svg:height="10.534cm">
          <chartooo:coordinate-region svg:x="1.327cm" svg:y="0.417cm" svg:width="18.989cm" svg:height="9.687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Almost_1g</text:p>
              </table:table-cell>
              <table:table-cell office:value-type="string">
                <text:p>Series5</text:p>
              </table:table-cell>
              <table:table-cell office:value-type="string">
                <text:p>Serpent_2g</text:p>
              </table:table-cell>
              <table:table-cell office:value-type="string">
                <text:p>Series7</text:p>
              </table:table-cell>
              <table:table-cell office:value-type="string">
                <text:p>Almost_2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981643867884882">
                <text:p>0.00981643867884882</text:p>
              </table:table-cell>
              <table:table-cell office:value-type="float" office:value="2">
                <text:p>2</text:p>
              </table:table-cell>
              <table:table-cell office:value-type="float" office:value="0.009742062">
                <text:p>0.009742062</text:p>
              </table:table-cell>
              <table:table-cell office:value-type="float" office:value="2">
                <text:p>2</text:p>
              </table:table-cell>
              <table:table-cell office:value-type="float" office:value="0.00953065622766596">
                <text:p>0.00953065622766596</text:p>
              </table:table-cell>
              <table:table-cell office:value-type="float" office:value="2">
                <text:p>2</text:p>
              </table:table-cell>
              <table:table-cell office:value-type="float" office:value="0.009935105">
                <text:p>0.0099351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79942401479975">
                <text:p>0.00979942401479975</text:p>
              </table:table-cell>
              <table:table-cell office:value-type="float" office:value="6">
                <text:p>6</text:p>
              </table:table-cell>
              <table:table-cell office:value-type="float" office:value="0.00973579">
                <text:p>0.00973579</text:p>
              </table:table-cell>
              <table:table-cell office:value-type="float" office:value="6">
                <text:p>6</text:p>
              </table:table-cell>
              <table:table-cell office:value-type="float" office:value="0.00955425309038941">
                <text:p>0.00955425309038941</text:p>
              </table:table-cell>
              <table:table-cell office:value-type="float" office:value="6">
                <text:p>6</text:p>
              </table:table-cell>
              <table:table-cell office:value-type="float" office:value="0.009943559">
                <text:p>0.009943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979451931821471">
                <text:p>0.00979451931821471</text:p>
              </table:table-cell>
              <table:table-cell office:value-type="float" office:value="10">
                <text:p>10</text:p>
              </table:table-cell>
              <table:table-cell office:value-type="float" office:value="0.00972316">
                <text:p>0.00972316</text:p>
              </table:table-cell>
              <table:table-cell office:value-type="float" office:value="10">
                <text:p>10</text:p>
              </table:table-cell>
              <table:table-cell office:value-type="float" office:value="0.00955455663838653">
                <text:p>0.00955455663838653</text:p>
              </table:table-cell>
              <table:table-cell office:value-type="float" office:value="10">
                <text:p>10</text:p>
              </table:table-cell>
              <table:table-cell office:value-type="float" office:value="0.00996055">
                <text:p>0.00996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977247214789761">
                <text:p>0.00977247214789761</text:p>
              </table:table-cell>
              <table:table-cell office:value-type="float" office:value="14">
                <text:p>14</text:p>
              </table:table-cell>
              <table:table-cell office:value-type="float" office:value="0.009703996">
                <text:p>0.009703996</text:p>
              </table:table-cell>
              <table:table-cell office:value-type="float" office:value="14">
                <text:p>14</text:p>
              </table:table-cell>
              <table:table-cell office:value-type="float" office:value="0.00957904816889096">
                <text:p>0.00957904816889096</text:p>
              </table:table-cell>
              <table:table-cell office:value-type="float" office:value="14">
                <text:p>14</text:p>
              </table:table-cell>
              <table:table-cell office:value-type="float" office:value="0.009986251">
                <text:p>0.00998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75393974386294">
                <text:p>0.00975393974386294</text:p>
              </table:table-cell>
              <table:table-cell office:value-type="float" office:value="18">
                <text:p>18</text:p>
              </table:table-cell>
              <table:table-cell office:value-type="float" office:value="0.009678034">
                <text:p>0.009678034</text:p>
              </table:table-cell>
              <table:table-cell office:value-type="float" office:value="18">
                <text:p>18</text:p>
              </table:table-cell>
              <table:table-cell office:value-type="float" office:value="0.00960484974864612">
                <text:p>0.00960484974864612</text:p>
              </table:table-cell>
              <table:table-cell office:value-type="float" office:value="18">
                <text:p>18</text:p>
              </table:table-cell>
              <table:table-cell office:value-type="float" office:value="0.01002092">
                <text:p>0.0100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972502280308471">
                <text:p>0.00972502280308471</text:p>
              </table:table-cell>
              <table:table-cell office:value-type="float" office:value="22">
                <text:p>22</text:p>
              </table:table-cell>
              <table:table-cell office:value-type="float" office:value="0.009644917">
                <text:p>0.009644917</text:p>
              </table:table-cell>
              <table:table-cell office:value-type="float" office:value="22">
                <text:p>22</text:p>
              </table:table-cell>
              <table:table-cell office:value-type="float" office:value="0.00964780977834372">
                <text:p>0.00964780977834372</text:p>
              </table:table-cell>
              <table:table-cell office:value-type="float" office:value="22">
                <text:p>22</text:p>
              </table:table-cell>
              <table:table-cell office:value-type="float" office:value="0.0100649">
                <text:p>0.0100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970272001340161">
                <text:p>0.00970272001340161</text:p>
              </table:table-cell>
              <table:table-cell office:value-type="float" office:value="26">
                <text:p>26</text:p>
              </table:table-cell>
              <table:table-cell office:value-type="float" office:value="0.00960419">
                <text:p>0.00960419</text:p>
              </table:table-cell>
              <table:table-cell office:value-type="float" office:value="26">
                <text:p>26</text:p>
              </table:table-cell>
              <table:table-cell office:value-type="float" office:value="0.00967832434015943">
                <text:p>0.00967832434015943</text:p>
              </table:table-cell>
              <table:table-cell office:value-type="float" office:value="26">
                <text:p>26</text:p>
              </table:table-cell>
              <table:table-cell office:value-type="float" office:value="0.01011864">
                <text:p>0.01011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4236189060595">
                <text:p>0.00964236189060595</text:p>
              </table:table-cell>
              <table:table-cell office:value-type="float" office:value="30">
                <text:p>30</text:p>
              </table:table-cell>
              <table:table-cell office:value-type="float" office:value="0.009555298">
                <text:p>0.009555298</text:p>
              </table:table-cell>
              <table:table-cell office:value-type="float" office:value="30">
                <text:p>30</text:p>
              </table:table-cell>
              <table:table-cell office:value-type="float" office:value="0.00972805828305591">
                <text:p>0.00972805828305591</text:p>
              </table:table-cell>
              <table:table-cell office:value-type="float" office:value="30">
                <text:p>30</text:p>
              </table:table-cell>
              <table:table-cell office:value-type="float" office:value="0.01018269">
                <text:p>0.01018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95784570491071">
                <text:p>0.0095784570491071</text:p>
              </table:table-cell>
              <table:table-cell office:value-type="float" office:value="34">
                <text:p>34</text:p>
              </table:table-cell>
              <table:table-cell office:value-type="float" office:value="0.009497574">
                <text:p>0.009497574</text:p>
              </table:table-cell>
              <table:table-cell office:value-type="float" office:value="34">
                <text:p>34</text:p>
              </table:table-cell>
              <table:table-cell office:value-type="float" office:value="0.00978924716879106">
                <text:p>0.00978924716879106</text:p>
              </table:table-cell>
              <table:table-cell office:value-type="float" office:value="34">
                <text:p>34</text:p>
              </table:table-cell>
              <table:table-cell office:value-type="float" office:value="0.01025768">
                <text:p>0.01025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950578126811253">
                <text:p>0.00950578126811253</text:p>
              </table:table-cell>
              <table:table-cell office:value-type="float" office:value="38">
                <text:p>38</text:p>
              </table:table-cell>
              <table:table-cell office:value-type="float" office:value="0.009430237">
                <text:p>0.009430237</text:p>
              </table:table-cell>
              <table:table-cell office:value-type="float" office:value="38">
                <text:p>38</text:p>
              </table:table-cell>
              <table:table-cell office:value-type="float" office:value="0.00988240445148601">
                <text:p>0.00988240445148601</text:p>
              </table:table-cell>
              <table:table-cell office:value-type="float" office:value="38">
                <text:p>38</text:p>
              </table:table-cell>
              <table:table-cell office:value-type="float" office:value="0.01034439">
                <text:p>0.01034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943070905556175">
                <text:p>0.00943070905556175</text:p>
              </table:table-cell>
              <table:table-cell office:value-type="float" office:value="42">
                <text:p>42</text:p>
              </table:table-cell>
              <table:table-cell office:value-type="float" office:value="0.00935238">
                <text:p>0.00935238</text:p>
              </table:table-cell>
              <table:table-cell office:value-type="float" office:value="42">
                <text:p>42</text:p>
              </table:table-cell>
              <table:table-cell office:value-type="float" office:value="0.00996425057723566">
                <text:p>0.00996425057723566</text:p>
              </table:table-cell>
              <table:table-cell office:value-type="float" office:value="42">
                <text:p>42</text:p>
              </table:table-cell>
              <table:table-cell office:value-type="float" office:value="0.0104437">
                <text:p>0.0104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933311038638263">
                <text:p>0.00933311038638263</text:p>
              </table:table-cell>
              <table:table-cell office:value-type="float" office:value="46">
                <text:p>46</text:p>
              </table:table-cell>
              <table:table-cell office:value-type="float" office:value="0.009262959">
                <text:p>0.009262959</text:p>
              </table:table-cell>
              <table:table-cell office:value-type="float" office:value="46">
                <text:p>46</text:p>
              </table:table-cell>
              <table:table-cell office:value-type="float" office:value="0.0100832733445273">
                <text:p>0.0100832733445273</text:p>
              </table:table-cell>
              <table:table-cell office:value-type="float" office:value="46">
                <text:p>46</text:p>
              </table:table-cell>
              <table:table-cell office:value-type="float" office:value="0.01055663">
                <text:p>0.0105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924580039668483">
                <text:p>0.00924580039668483</text:p>
              </table:table-cell>
              <table:table-cell office:value-type="float" office:value="50">
                <text:p>50</text:p>
              </table:table-cell>
              <table:table-cell office:value-type="float" office:value="0.009160784">
                <text:p>0.009160784</text:p>
              </table:table-cell>
              <table:table-cell office:value-type="float" office:value="50">
                <text:p>50</text:p>
              </table:table-cell>
              <table:table-cell office:value-type="float" office:value="0.0101932056481157">
                <text:p>0.0101932056481157</text:p>
              </table:table-cell>
              <table:table-cell office:value-type="float" office:value="50">
                <text:p>50</text:p>
              </table:table-cell>
              <table:table-cell office:value-type="float" office:value="0.01068433">
                <text:p>0.01068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912372617321165">
                <text:p>0.00912372617321165</text:p>
              </table:table-cell>
              <table:table-cell office:value-type="float" office:value="54">
                <text:p>54</text:p>
              </table:table-cell>
              <table:table-cell office:value-type="float" office:value="0.009044501">
                <text:p>0.009044501</text:p>
              </table:table-cell>
              <table:table-cell office:value-type="float" office:value="54">
                <text:p>54</text:p>
              </table:table-cell>
              <table:table-cell office:value-type="float" office:value="0.0103314797489088">
                <text:p>0.0103314797489088</text:p>
              </table:table-cell>
              <table:table-cell office:value-type="float" office:value="54">
                <text:p>54</text:p>
              </table:table-cell>
              <table:table-cell office:value-type="float" office:value="0.01082813">
                <text:p>0.01082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899075617426292">
                <text:p>0.00899075617426292</text:p>
              </table:table-cell>
              <table:table-cell office:value-type="float" office:value="58">
                <text:p>58</text:p>
              </table:table-cell>
              <table:table-cell office:value-type="float" office:value="0.008912581">
                <text:p>0.008912581</text:p>
              </table:table-cell>
              <table:table-cell office:value-type="float" office:value="58">
                <text:p>58</text:p>
              </table:table-cell>
              <table:table-cell office:value-type="float" office:value="0.0105089434937511">
                <text:p>0.0105089434937511</text:p>
              </table:table-cell>
              <table:table-cell office:value-type="float" office:value="58">
                <text:p>58</text:p>
              </table:table-cell>
              <table:table-cell office:value-type="float" office:value="0.01098953">
                <text:p>0.01098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88554376723891">
                <text:p>0.0088554376723891</text:p>
              </table:table-cell>
              <table:table-cell office:value-type="float" office:value="62">
                <text:p>62</text:p>
              </table:table-cell>
              <table:table-cell office:value-type="float" office:value="0.008763298">
                <text:p>0.008763298</text:p>
              </table:table-cell>
              <table:table-cell office:value-type="float" office:value="62">
                <text:p>62</text:p>
              </table:table-cell>
              <table:table-cell office:value-type="float" office:value="0.0106895385758269">
                <text:p>0.0106895385758269</text:p>
              </table:table-cell>
              <table:table-cell office:value-type="float" office:value="62">
                <text:p>62</text:p>
              </table:table-cell>
              <table:table-cell office:value-type="float" office:value="0.0111702">
                <text:p>0.0111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865784390247466">
                <text:p>0.00865784390247466</text:p>
              </table:table-cell>
              <table:table-cell office:value-type="float" office:value="66">
                <text:p>66</text:p>
              </table:table-cell>
              <table:table-cell office:value-type="float" office:value="0.008594711">
                <text:p>0.008594711</text:p>
              </table:table-cell>
              <table:table-cell office:value-type="float" office:value="66">
                <text:p>66</text:p>
              </table:table-cell>
              <table:table-cell office:value-type="float" office:value="0.0108943695690411">
                <text:p>0.0108943695690411</text:p>
              </table:table-cell>
              <table:table-cell office:value-type="float" office:value="66">
                <text:p>66</text:p>
              </table:table-cell>
              <table:table-cell office:value-type="float" office:value="0.01137203">
                <text:p>0.01137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847159324192625">
                <text:p>0.00847159324192625</text:p>
              </table:table-cell>
              <table:table-cell office:value-type="float" office:value="70">
                <text:p>70</text:p>
              </table:table-cell>
              <table:table-cell office:value-type="float" office:value="0.008404643">
                <text:p>0.008404643</text:p>
              </table:table-cell>
              <table:table-cell office:value-type="float" office:value="70">
                <text:p>70</text:p>
              </table:table-cell>
              <table:table-cell office:value-type="float" office:value="0.0111280855506127">
                <text:p>0.0111280855506127</text:p>
              </table:table-cell>
              <table:table-cell office:value-type="float" office:value="70">
                <text:p>70</text:p>
              </table:table-cell>
              <table:table-cell office:value-type="float" office:value="0.01159716">
                <text:p>0.01159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825623392607513">
                <text:p>0.00825623392607513</text:p>
              </table:table-cell>
              <table:table-cell office:value-type="float" office:value="74">
                <text:p>74</text:p>
              </table:table-cell>
              <table:table-cell office:value-type="float" office:value="0.008190654">
                <text:p>0.008190654</text:p>
              </table:table-cell>
              <table:table-cell office:value-type="float" office:value="74">
                <text:p>74</text:p>
              </table:table-cell>
              <table:table-cell office:value-type="float" office:value="0.0113865167296341">
                <text:p>0.0113865167296341</text:p>
              </table:table-cell>
              <table:table-cell office:value-type="float" office:value="74">
                <text:p>74</text:p>
              </table:table-cell>
              <table:table-cell office:value-type="float" office:value="0.01184795">
                <text:p>0.0118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803461193575711">
                <text:p>0.00803461193575711</text:p>
              </table:table-cell>
              <table:table-cell office:value-type="float" office:value="78">
                <text:p>78</text:p>
              </table:table-cell>
              <table:table-cell office:value-type="float" office:value="0.007950011">
                <text:p>0.007950011</text:p>
              </table:table-cell>
              <table:table-cell office:value-type="float" office:value="78">
                <text:p>78</text:p>
              </table:table-cell>
              <table:table-cell office:value-type="float" office:value="0.0116601732371425">
                <text:p>0.0116601732371425</text:p>
              </table:table-cell>
              <table:table-cell office:value-type="float" office:value="78">
                <text:p>78</text:p>
              </table:table-cell>
              <table:table-cell office:value-type="float" office:value="0.01212707">
                <text:p>0.0121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776923110522276">
                <text:p>0.00776923110522276</text:p>
              </table:table-cell>
              <table:table-cell office:value-type="float" office:value="82">
                <text:p>82</text:p>
              </table:table-cell>
              <table:table-cell office:value-type="float" office:value="0.00767966">
                <text:p>0.00767966</text:p>
              </table:table-cell>
              <table:table-cell office:value-type="float" office:value="82">
                <text:p>82</text:p>
              </table:table-cell>
              <table:table-cell office:value-type="float" office:value="0.0119912642209481">
                <text:p>0.0119912642209481</text:p>
              </table:table-cell>
              <table:table-cell office:value-type="float" office:value="82">
                <text:p>82</text:p>
              </table:table-cell>
              <table:table-cell office:value-type="float" office:value="0.01243751">
                <text:p>0.01243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74658268939966">
                <text:p>0.0074658268939966</text:p>
              </table:table-cell>
              <table:table-cell office:value-type="float" office:value="86">
                <text:p>86</text:p>
              </table:table-cell>
              <table:table-cell office:value-type="float" office:value="0.007376192">
                <text:p>0.007376192</text:p>
              </table:table-cell>
              <table:table-cell office:value-type="float" office:value="86">
                <text:p>86</text:p>
              </table:table-cell>
              <table:table-cell office:value-type="float" office:value="0.012351831312895">
                <text:p>0.012351831312895</text:p>
              </table:table-cell>
              <table:table-cell office:value-type="float" office:value="86">
                <text:p>86</text:p>
              </table:table-cell>
              <table:table-cell office:value-type="float" office:value="0.01278257">
                <text:p>0.01278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713861812931211">
                <text:p>0.00713861812931211</text:p>
              </table:table-cell>
              <table:table-cell office:value-type="float" office:value="90">
                <text:p>90</text:p>
              </table:table-cell>
              <table:table-cell office:value-type="float" office:value="0.007035795">
                <text:p>0.007035795</text:p>
              </table:table-cell>
              <table:table-cell office:value-type="float" office:value="90">
                <text:p>90</text:p>
              </table:table-cell>
              <table:table-cell office:value-type="float" office:value="0.0127499584754328">
                <text:p>0.0127499584754328</text:p>
              </table:table-cell>
              <table:table-cell office:value-type="float" office:value="90">
                <text:p>90</text:p>
              </table:table-cell>
              <table:table-cell office:value-type="float" office:value="0.01316598">
                <text:p>0.01316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677253924478594">
                <text:p>0.00677253924478594</text:p>
              </table:table-cell>
              <table:table-cell office:value-type="float" office:value="94">
                <text:p>94</text:p>
              </table:table-cell>
              <table:table-cell office:value-type="float" office:value="0.006654222">
                <text:p>0.006654222</text:p>
              </table:table-cell>
              <table:table-cell office:value-type="float" office:value="94">
                <text:p>94</text:p>
              </table:table-cell>
              <table:table-cell office:value-type="float" office:value="0.0131805013688209">
                <text:p>0.0131805013688209</text:p>
              </table:table-cell>
              <table:table-cell office:value-type="float" office:value="94">
                <text:p>94</text:p>
              </table:table-cell>
              <table:table-cell office:value-type="float" office:value="0.01359187">
                <text:p>0.01359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636623226253625">
                <text:p>0.00636623226253625</text:p>
              </table:table-cell>
              <table:table-cell office:value-type="float" office:value="98">
                <text:p>98</text:p>
              </table:table-cell>
              <table:table-cell office:value-type="float" office:value="0.006226731">
                <text:p>0.006226731</text:p>
              </table:table-cell>
              <table:table-cell office:value-type="float" office:value="98">
                <text:p>98</text:p>
              </table:table-cell>
              <table:table-cell office:value-type="float" office:value="0.0136917880294429">
                <text:p>0.0136917880294429</text:p>
              </table:table-cell>
              <table:table-cell office:value-type="float" office:value="98">
                <text:p>98</text:p>
              </table:table-cell>
              <table:table-cell office:value-type="float" office:value="0.01406487">
                <text:p>0.01406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8932405781825">
                <text:p>0.0058932405781825</text:p>
              </table:table-cell>
              <table:table-cell office:value-type="float" office:value="102">
                <text:p>102</text:p>
              </table:table-cell>
              <table:table-cell office:value-type="float" office:value="0.005729146">
                <text:p>0.005729146</text:p>
              </table:table-cell>
              <table:table-cell office:value-type="float" office:value="102">
                <text:p>102</text:p>
              </table:table-cell>
              <table:table-cell office:value-type="float" office:value="0.0142716126325723">
                <text:p>0.0142716126325723</text:p>
              </table:table-cell>
              <table:table-cell office:value-type="float" office:value="102">
                <text:p>102</text:p>
              </table:table-cell>
              <table:table-cell office:value-type="float" office:value="0.01458786">
                <text:p>0.01458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545886339430444">
                <text:p>0.00545886339430444</text:p>
              </table:table-cell>
              <table:table-cell office:value-type="float" office:value="106">
                <text:p>106</text:p>
              </table:table-cell>
              <table:table-cell office:value-type="float" office:value="0.005257752">
                <text:p>0.005257752</text:p>
              </table:table-cell>
              <table:table-cell office:value-type="float" office:value="106">
                <text:p>106</text:p>
              </table:table-cell>
              <table:table-cell office:value-type="float" office:value="0.0147890341579781">
                <text:p>0.0147890341579781</text:p>
              </table:table-cell>
              <table:table-cell office:value-type="float" office:value="106">
                <text:p>106</text:p>
              </table:table-cell>
              <table:table-cell office:value-type="float" office:value="0.01505712">
                <text:p>0.01505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50625734959597">
                <text:p>0.0050625734959597</text:p>
              </table:table-cell>
              <table:table-cell office:value-type="float" office:value="110">
                <text:p>110</text:p>
              </table:table-cell>
              <table:table-cell office:value-type="float" office:value="0.004827699">
                <text:p>0.004827699</text:p>
              </table:table-cell>
              <table:table-cell office:value-type="float" office:value="110">
                <text:p>110</text:p>
              </table:table-cell>
              <table:table-cell office:value-type="float" office:value="0.0152655565848247">
                <text:p>0.0152655565848247</text:p>
              </table:table-cell>
              <table:table-cell office:value-type="float" office:value="110">
                <text:p>110</text:p>
              </table:table-cell>
              <table:table-cell office:value-type="float" office:value="0.01547959">
                <text:p>0.01547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69860347120299">
                <text:p>0.00469860347120299</text:p>
              </table:table-cell>
              <table:table-cell office:value-type="float" office:value="114">
                <text:p>114</text:p>
              </table:table-cell>
              <table:table-cell office:value-type="float" office:value="0.004435578">
                <text:p>0.004435578</text:p>
              </table:table-cell>
              <table:table-cell office:value-type="float" office:value="114">
                <text:p>114</text:p>
              </table:table-cell>
              <table:table-cell office:value-type="float" office:value="0.0157007485554319">
                <text:p>0.0157007485554319</text:p>
              </table:table-cell>
              <table:table-cell office:value-type="float" office:value="114">
                <text:p>114</text:p>
              </table:table-cell>
              <table:table-cell office:value-type="float" office:value="0.01585957">
                <text:p>0.01585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4019316765669">
                <text:p>0.00434019316765669</text:p>
              </table:table-cell>
              <table:table-cell office:value-type="float" office:value="118">
                <text:p>118</text:p>
              </table:table-cell>
              <table:table-cell office:value-type="float" office:value="0.004078276">
                <text:p>0.004078276</text:p>
              </table:table-cell>
              <table:table-cell office:value-type="float" office:value="118">
                <text:p>118</text:p>
              </table:table-cell>
              <table:table-cell office:value-type="float" office:value="0.0160830912221195">
                <text:p>0.0160830912221195</text:p>
              </table:table-cell>
              <table:table-cell office:value-type="float" office:value="118">
                <text:p>118</text:p>
              </table:table-cell>
              <table:table-cell office:value-type="float" office:value="0.01620096">
                <text:p>0.0162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00098626898079">
                <text:p>0.00400098626898079</text:p>
              </table:table-cell>
              <table:table-cell office:value-type="float" office:value="122">
                <text:p>122</text:p>
              </table:table-cell>
              <table:table-cell office:value-type="float" office:value="0.00375296">
                <text:p>0.00375296</text:p>
              </table:table-cell>
              <table:table-cell office:value-type="float" office:value="122">
                <text:p>122</text:p>
              </table:table-cell>
              <table:table-cell office:value-type="float" office:value="0.0164411180966168">
                <text:p>0.0164411180966168</text:p>
              </table:table-cell>
              <table:table-cell office:value-type="float" office:value="122">
                <text:p>122</text:p>
              </table:table-cell>
              <table:table-cell office:value-type="float" office:value="0.01650733">
                <text:p>0.01650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36987962497431">
                <text:p>0.0036987962497431</text:p>
              </table:table-cell>
              <table:table-cell office:value-type="float" office:value="126">
                <text:p>126</text:p>
              </table:table-cell>
              <table:table-cell office:value-type="float" office:value="0.003457049">
                <text:p>0.003457049</text:p>
              </table:table-cell>
              <table:table-cell office:value-type="float" office:value="126">
                <text:p>126</text:p>
              </table:table-cell>
              <table:table-cell office:value-type="float" office:value="0.0167978668742841">
                <text:p>0.0167978668742841</text:p>
              </table:table-cell>
              <table:table-cell office:value-type="float" office:value="126">
                <text:p>126</text:p>
              </table:table-cell>
              <table:table-cell office:value-type="float" office:value="0.01678191">
                <text:p>0.01678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39657427808466">
                <text:p>0.00339657427808466</text:p>
              </table:table-cell>
              <table:table-cell office:value-type="float" office:value="130">
                <text:p>130</text:p>
              </table:table-cell>
              <table:table-cell office:value-type="float" office:value="0.003188198">
                <text:p>0.003188198</text:p>
              </table:table-cell>
              <table:table-cell office:value-type="float" office:value="130">
                <text:p>130</text:p>
              </table:table-cell>
              <table:table-cell office:value-type="float" office:value="0.0171055686861011">
                <text:p>0.0171055686861011</text:p>
              </table:table-cell>
              <table:table-cell office:value-type="float" office:value="130">
                <text:p>130</text:p>
              </table:table-cell>
              <table:table-cell office:value-type="float" office:value="0.01702764">
                <text:p>0.01702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12839761073473">
                <text:p>0.00312839761073473</text:p>
              </table:table-cell>
              <table:table-cell office:value-type="float" office:value="134">
                <text:p>134</text:p>
              </table:table-cell>
              <table:table-cell office:value-type="float" office:value="0.002944272">
                <text:p>0.002944272</text:p>
              </table:table-cell>
              <table:table-cell office:value-type="float" office:value="134">
                <text:p>134</text:p>
              </table:table-cell>
              <table:table-cell office:value-type="float" office:value="0.0174121521631918">
                <text:p>0.0174121521631918</text:p>
              </table:table-cell>
              <table:table-cell office:value-type="float" office:value="134">
                <text:p>134</text:p>
              </table:table-cell>
              <table:table-cell office:value-type="float" office:value="0.01724721">
                <text:p>0.01724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88607045177109">
                <text:p>0.00288607045177109</text:p>
              </table:table-cell>
              <table:table-cell office:value-type="float" office:value="138">
                <text:p>138</text:p>
              </table:table-cell>
              <table:table-cell office:value-type="float" office:value="0.002723338">
                <text:p>0.002723338</text:p>
              </table:table-cell>
              <table:table-cell office:value-type="float" office:value="138">
                <text:p>138</text:p>
              </table:table-cell>
              <table:table-cell office:value-type="float" office:value="0.0176760791585821">
                <text:p>0.0176760791585821</text:p>
              </table:table-cell>
              <table:table-cell office:value-type="float" office:value="138">
                <text:p>138</text:p>
              </table:table-cell>
              <table:table-cell office:value-type="float" office:value="0.01744304">
                <text:p>0.0174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6699922064531">
                <text:p>0.0026699922064531</text:p>
              </table:table-cell>
              <table:table-cell office:value-type="float" office:value="142">
                <text:p>142</text:p>
              </table:table-cell>
              <table:table-cell office:value-type="float" office:value="0.002523643">
                <text:p>0.002523643</text:p>
              </table:table-cell>
              <table:table-cell office:value-type="float" office:value="142">
                <text:p>142</text:p>
              </table:table-cell>
              <table:table-cell office:value-type="float" office:value="0.0178983082448943">
                <text:p>0.0178983082448943</text:p>
              </table:table-cell>
              <table:table-cell office:value-type="float" office:value="142">
                <text:p>142</text:p>
              </table:table-cell>
              <table:table-cell office:value-type="float" office:value="0.01761733">
                <text:p>0.01761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244821045403134">
                <text:p>0.00244821045403134</text:p>
              </table:table-cell>
              <table:table-cell office:value-type="float" office:value="146">
                <text:p>146</text:p>
              </table:table-cell>
              <table:table-cell office:value-type="float" office:value="0.002343604">
                <text:p>0.002343604</text:p>
              </table:table-cell>
              <table:table-cell office:value-type="float" office:value="146">
                <text:p>146</text:p>
              </table:table-cell>
              <table:table-cell office:value-type="float" office:value="0.0181016854029644">
                <text:p>0.0181016854029644</text:p>
              </table:table-cell>
              <table:table-cell office:value-type="float" office:value="146">
                <text:p>146</text:p>
              </table:table-cell>
              <table:table-cell office:value-type="float" office:value="0.01777206">
                <text:p>0.01777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24845989571631">
                <text:p>0.00224845989571631</text:p>
              </table:table-cell>
              <table:table-cell office:value-type="float" office:value="150">
                <text:p>150</text:p>
              </table:table-cell>
              <table:table-cell office:value-type="float" office:value="0.002181793">
                <text:p>0.002181793</text:p>
              </table:table-cell>
              <table:table-cell office:value-type="float" office:value="150">
                <text:p>150</text:p>
              </table:table-cell>
              <table:table-cell office:value-type="float" office:value="0.0182731101402851">
                <text:p>0.0182731101402851</text:p>
              </table:table-cell>
              <table:table-cell office:value-type="float" office:value="150">
                <text:p>150</text:p>
              </table:table-cell>
              <table:table-cell office:value-type="float" office:value="0.01790902">
                <text:p>0.0179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0725138908596">
                <text:p>0.0020725138908596</text:p>
              </table:table-cell>
              <table:table-cell office:value-type="float" office:value="154">
                <text:p>154</text:p>
              </table:table-cell>
              <table:table-cell office:value-type="float" office:value="0.002036926">
                <text:p>0.002036926</text:p>
              </table:table-cell>
              <table:table-cell office:value-type="float" office:value="154">
                <text:p>154</text:p>
              </table:table-cell>
              <table:table-cell office:value-type="float" office:value="0.018419771751525">
                <text:p>0.018419771751525</text:p>
              </table:table-cell>
              <table:table-cell office:value-type="float" office:value="154">
                <text:p>154</text:p>
              </table:table-cell>
              <table:table-cell office:value-type="float" office:value="0.01802982">
                <text:p>0.01802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91471686098856">
                <text:p>0.00191471686098856</text:p>
              </table:table-cell>
              <table:table-cell office:value-type="float" office:value="158">
                <text:p>158</text:p>
              </table:table-cell>
              <table:table-cell office:value-type="float" office:value="0.001907855">
                <text:p>0.001907855</text:p>
              </table:table-cell>
              <table:table-cell office:value-type="float" office:value="158">
                <text:p>158</text:p>
              </table:table-cell>
              <table:table-cell office:value-type="float" office:value="0.0185811314763096">
                <text:p>0.0185811314763096</text:p>
              </table:table-cell>
              <table:table-cell office:value-type="float" office:value="158">
                <text:p>158</text:p>
              </table:table-cell>
              <table:table-cell office:value-type="float" office:value="0.01813589">
                <text:p>0.01813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76241564748643">
                <text:p>0.00176241564748643</text:p>
              </table:table-cell>
              <table:table-cell office:value-type="float" office:value="162">
                <text:p>162</text:p>
              </table:table-cell>
              <table:table-cell office:value-type="float" office:value="0.001793557">
                <text:p>0.001793557</text:p>
              </table:table-cell>
              <table:table-cell office:value-type="float" office:value="162">
                <text:p>162</text:p>
              </table:table-cell>
              <table:table-cell office:value-type="float" office:value="0.0187274735633419">
                <text:p>0.0187274735633419</text:p>
              </table:table-cell>
              <table:table-cell office:value-type="float" office:value="162">
                <text:p>162</text:p>
              </table:table-cell>
              <table:table-cell office:value-type="float" office:value="0.01822852">
                <text:p>0.01822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6387917316069">
                <text:p>0.0016387917316069</text:p>
              </table:table-cell>
              <table:table-cell office:value-type="float" office:value="166">
                <text:p>166</text:p>
              </table:table-cell>
              <table:table-cell office:value-type="float" office:value="0.001693125">
                <text:p>0.001693125</text:p>
              </table:table-cell>
              <table:table-cell office:value-type="float" office:value="166">
                <text:p>166</text:p>
              </table:table-cell>
              <table:table-cell office:value-type="float" office:value="0.0188501708590197">
                <text:p>0.0188501708590197</text:p>
              </table:table-cell>
              <table:table-cell office:value-type="float" office:value="166">
                <text:p>166</text:p>
              </table:table-cell>
              <table:table-cell office:value-type="float" office:value="0.01830884">
                <text:p>0.01830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53065036120151">
                <text:p>0.00153065036120151</text:p>
              </table:table-cell>
              <table:table-cell office:value-type="float" office:value="170">
                <text:p>170</text:p>
              </table:table-cell>
              <table:table-cell office:value-type="float" office:value="0.001605763">
                <text:p>0.001605763</text:p>
              </table:table-cell>
              <table:table-cell office:value-type="float" office:value="170">
                <text:p>170</text:p>
              </table:table-cell>
              <table:table-cell office:value-type="float" office:value="0.0189631226663689">
                <text:p>0.0189631226663689</text:p>
              </table:table-cell>
              <table:table-cell office:value-type="float" office:value="170">
                <text:p>170</text:p>
              </table:table-cell>
              <table:table-cell office:value-type="float" office:value="0.01837785">
                <text:p>0.01837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43251009849068">
                <text:p>0.00143251009849068</text:p>
              </table:table-cell>
              <table:table-cell office:value-type="float" office:value="174">
                <text:p>174</text:p>
              </table:table-cell>
              <table:table-cell office:value-type="float" office:value="0.001530778">
                <text:p>0.001530778</text:p>
              </table:table-cell>
              <table:table-cell office:value-type="float" office:value="174">
                <text:p>174</text:p>
              </table:table-cell>
              <table:table-cell office:value-type="float" office:value="0.0190736780421619">
                <text:p>0.0190736780421619</text:p>
              </table:table-cell>
              <table:table-cell office:value-type="float" office:value="174">
                <text:p>174</text:p>
              </table:table-cell>
              <table:table-cell office:value-type="float" office:value="0.01843641">
                <text:p>0.01843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3512934354298">
                <text:p>0.0013512934354298</text:p>
              </table:table-cell>
              <table:table-cell office:value-type="float" office:value="178">
                <text:p>178</text:p>
              </table:table-cell>
              <table:table-cell office:value-type="float" office:value="0.001467576">
                <text:p>0.001467576</text:p>
              </table:table-cell>
              <table:table-cell office:value-type="float" office:value="178">
                <text:p>178</text:p>
              </table:table-cell>
              <table:table-cell office:value-type="float" office:value="0.0191473283719894">
                <text:p>0.0191473283719894</text:p>
              </table:table-cell>
              <table:table-cell office:value-type="float" office:value="178">
                <text:p>178</text:p>
              </table:table-cell>
              <table:table-cell office:value-type="float" office:value="0.01848526">
                <text:p>0.01848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850672505635">
                <text:p>0.0012850672505635</text:p>
              </table:table-cell>
              <table:table-cell office:value-type="float" office:value="182">
                <text:p>182</text:p>
              </table:table-cell>
              <table:table-cell office:value-type="float" office:value="0.001415655">
                <text:p>0.001415655</text:p>
              </table:table-cell>
              <table:table-cell office:value-type="float" office:value="182">
                <text:p>182</text:p>
              </table:table-cell>
              <table:table-cell office:value-type="float" office:value="0.0192211384639205">
                <text:p>0.0192211384639205</text:p>
              </table:table-cell>
              <table:table-cell office:value-type="float" office:value="182">
                <text:p>182</text:p>
              </table:table-cell>
              <table:table-cell office:value-type="float" office:value="0.01852504">
                <text:p>0.01852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122978317218284">
                <text:p>0.00122978317218284</text:p>
              </table:table-cell>
              <table:table-cell office:value-type="float" office:value="186">
                <text:p>186</text:p>
              </table:table-cell>
              <table:table-cell office:value-type="float" office:value="0.001374603">
                <text:p>0.001374603</text:p>
              </table:table-cell>
              <table:table-cell office:value-type="float" office:value="186">
                <text:p>186</text:p>
              </table:table-cell>
              <table:table-cell office:value-type="float" office:value="0.0192695463813559">
                <text:p>0.0192695463813559</text:p>
              </table:table-cell>
              <table:table-cell office:value-type="float" office:value="186">
                <text:p>186</text:p>
              </table:table-cell>
              <table:table-cell office:value-type="float" office:value="0.01855626">
                <text:p>0.01855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119036187308324">
                <text:p>0.00119036187308324</text:p>
              </table:table-cell>
              <table:table-cell office:value-type="float" office:value="190">
                <text:p>190</text:p>
              </table:table-cell>
              <table:table-cell office:value-type="float" office:value="0.001344096">
                <text:p>0.001344096</text:p>
              </table:table-cell>
              <table:table-cell office:value-type="float" office:value="190">
                <text:p>190</text:p>
              </table:table-cell>
              <table:table-cell office:value-type="float" office:value="0.0192890373580131">
                <text:p>0.0192890373580131</text:p>
              </table:table-cell>
              <table:table-cell office:value-type="float" office:value="190">
                <text:p>190</text:p>
              </table:table-cell>
              <table:table-cell office:value-type="float" office:value="0.01857932">
                <text:p>0.01857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116313841060473">
                <text:p>0.00116313841060473</text:p>
              </table:table-cell>
              <table:table-cell office:value-type="float" office:value="194">
                <text:p>194</text:p>
              </table:table-cell>
              <table:table-cell office:value-type="float" office:value="0.001323892">
                <text:p>0.001323892</text:p>
              </table:table-cell>
              <table:table-cell office:value-type="float" office:value="194">
                <text:p>194</text:p>
              </table:table-cell>
              <table:table-cell office:value-type="float" office:value="0.0192899959306356">
                <text:p>0.0192899959306356</text:p>
              </table:table-cell>
              <table:table-cell office:value-type="float" office:value="194">
                <text:p>194</text:p>
              </table:table-cell>
              <table:table-cell office:value-type="float" office:value="0.01859453">
                <text:p>0.01859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15646514753121">
                <text:p>0.00115646514753121</text:p>
              </table:table-cell>
              <table:table-cell office:value-type="float" office:value="198">
                <text:p>198</text:p>
              </table:table-cell>
              <table:table-cell office:value-type="float" office:value="0.001313829">
                <text:p>0.001313829</text:p>
              </table:table-cell>
              <table:table-cell office:value-type="float" office:value="198">
                <text:p>198</text:p>
              </table:table-cell>
              <table:table-cell office:value-type="float" office:value="0.019335208605996">
                <text:p>0.019335208605996</text:p>
              </table:table-cell>
              <table:table-cell office:value-type="float" office:value="198">
                <text:p>198</text:p>
              </table:table-cell>
              <table:table-cell office:value-type="float" office:value="0.01860208">
                <text:p>0.01860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2.423cm" svg:y="0.47cm" style:legend-expansion="custom" chartooo:width="3.209cm" chartooo:height="1.595cm" style:legend-expansion-aspect-ratio="2.01191222570533" chart:style-name="ch2"/>
        <chart:plot-area chart:style-name="ch3" table:cell-range-address="water_1g_temp_0.D5:water_1g_temp_0.E7 water_1g_temp_0.E3:water_1g_temp_0.E3" chart:data-source-has-labels="row" svg:x="1.03cm" svg:y="0.02cm" svg:width="13.994cm" svg:height="8.641cm">
          <chartooo:coordinate-region svg:x="1.942cm" svg:y="0.219cm" svg:width="12.564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ter_1g_temp_0.E5:water_1g_temp_0.E7" chart:label-cell-address="water_1g_temp_0.E3:water_1g_temp_0.E3" chart:class="chart:scatter">
            <chart:domain table:cell-range-address="water_1g_temp_0.D5:water_1g_temp_0.D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tal XS</text:p>
                <draw:g>
                  <svg:desc>water_1g_temp_0.E3:water_1g_temp_0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85">
                <text:p>26.85</text:p>
                <draw:g>
                  <svg:desc>water_1g_temp_0.D5:water_1g_temp_0.D7</svg:desc>
                </draw:g>
              </table:table-cell>
              <table:table-cell office:value-type="float" office:value="1.11263">
                <text:p>1.11263</text:p>
                <draw:g>
                  <svg:desc>water_1g_temp_0.E5:water_1g_temp_0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.85">
                <text:p>326.85</text:p>
              </table:table-cell>
              <table:table-cell office:value-type="float" office:value="1.18743">
                <text:p>1.1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85">
                <text:p>626.85</text:p>
              </table:table-cell>
              <table:table-cell office:value-type="float" office:value="1.22631">
                <text:p>1.2263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1.022cm" svg:y="0.178cm" style:legend-expansion="custom" chartooo:width="3.209cm" chartooo:height="1.595cm" style:legend-expansion-aspect-ratio="2.01191222570533" chart:style-name="ch2"/>
        <chart:plot-area chart:style-name="ch3" table:cell-range-address="water_1g_temp_0.D5:water_1g_temp_0.D7 water_1g_temp_0.F3:water_1g_temp_0.F3 water_1g_temp_0.F5:water_1g_temp_0.F7" chart:data-source-has-labels="row" svg:x="0.844cm" svg:y="0.019cm" svg:width="14.18cm" svg:height="8.642cm">
          <chartooo:coordinate-region svg:x="1.942cm" svg:y="0.219cm" svg:width="12.564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ter_1g_temp_0.F5:water_1g_temp_0.F7" chart:label-cell-address="water_1g_temp_0.F3:water_1g_temp_0.F3" chart:class="chart:scatter">
            <chart:domain table:cell-range-address="water_1g_temp_0.D5:water_1g_temp_0.D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ission XS</text:p>
                <draw:g>
                  <svg:desc>water_1g_temp_0.F3:water_1g_temp_0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85">
                <text:p>26.85</text:p>
                <draw:g>
                  <svg:desc>water_1g_temp_0.D5:water_1g_temp_0.D7</svg:desc>
                </draw:g>
              </table:table-cell>
              <table:table-cell office:value-type="float" office:value="0.00508201">
                <text:p>0.00508201</text:p>
                <draw:g>
                  <svg:desc>water_1g_temp_0.F5:water_1g_temp_0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.85">
                <text:p>326.85</text:p>
              </table:table-cell>
              <table:table-cell office:value-type="float" office:value="0.00398344">
                <text:p>0.00398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85">
                <text:p>626.85</text:p>
              </table:table-cell>
              <table:table-cell office:value-type="float" office:value="0.00342342">
                <text:p>0.003423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0.775cm" svg:y="0.205cm" style:legend-expansion="custom" chartooo:width="3.209cm" chartooo:height="1.595cm" style:legend-expansion-aspect-ratio="2.01191222570533" chart:style-name="ch2"/>
        <chart:plot-area chart:style-name="ch3" table:cell-range-address="water_1g_temp_0.D5:water_1g_temp_0.D7 water_1g_temp_0.H3:water_1g_temp_0.H3 water_1g_temp_0.H5:water_1g_temp_0.H7" chart:data-source-has-labels="row" svg:x="1.215cm" svg:y="0.019cm" svg:width="13.809cm" svg:height="8.642cm">
          <chartooo:coordinate-region svg:x="1.942cm" svg:y="0.219cm" svg:width="12.564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ter_1g_temp_0.H5:water_1g_temp_0.H7" chart:label-cell-address="water_1g_temp_0.H3:water_1g_temp_0.H3" chart:class="chart:scatter">
            <chart:domain table:cell-range-address="water_1g_temp_0.D5:water_1g_temp_0.D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iff coeff</text:p>
                <draw:g>
                  <svg:desc>water_1g_temp_0.H3:water_1g_temp_0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85">
                <text:p>26.85</text:p>
                <draw:g>
                  <svg:desc>water_1g_temp_0.D5:water_1g_temp_0.D7</svg:desc>
                </draw:g>
              </table:table-cell>
              <table:table-cell office:value-type="float" office:value="1.01321">
                <text:p>1.01321</text:p>
                <draw:g>
                  <svg:desc>water_1g_temp_0.H5:water_1g_temp_0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.85">
                <text:p>326.85</text:p>
              </table:table-cell>
              <table:table-cell office:value-type="float" office:value="0.882092">
                <text:p>0.882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85">
                <text:p>626.85</text:p>
              </table:table-cell>
              <table:table-cell office:value-type="float" office:value="0.812493">
                <text:p>0.81249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3.055cm" svg:y="0.682cm" style:legend-expansion="custom" chartooo:width="3.209cm" chartooo:height="1.595cm" style:legend-expansion-aspect-ratio="2.01191222570533" chart:style-name="ch2"/>
        <chart:plot-area chart:style-name="ch3" table:cell-range-address="water_1g_temp_0.D5:water_1g_temp_0.D7 water_1g_temp_0.I3:water_1g_temp_0.I3 water_1g_temp_0.I5:water_1g_temp_0.I7" chart:data-source-has-labels="row" svg:x="1.03cm" svg:y="0.02cm" svg:width="13.994cm" svg:height="8.641cm">
          <chartooo:coordinate-region svg:x="1.942cm" svg:y="0.219cm" svg:width="12.564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ter_1g_temp_0.I5:water_1g_temp_0.I7" chart:label-cell-address="water_1g_temp_0.I3:water_1g_temp_0.I3" chart:class="chart:scatter">
            <chart:domain table:cell-range-address="water_1g_temp_0.D5:water_1g_temp_0.D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catt</text:p>
                <draw:g>
                  <svg:desc>water_1g_temp_0.I3:water_1g_temp_0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85">
                <text:p>26.85</text:p>
                <draw:g>
                  <svg:desc>water_1g_temp_0.D5:water_1g_temp_0.D7</svg:desc>
                </draw:g>
              </table:table-cell>
              <table:table-cell office:value-type="float" office:value="1.09806">
                <text:p>1.09806</text:p>
                <draw:g>
                  <svg:desc>water_1g_temp_0.I5:water_1g_temp_0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.85">
                <text:p>326.85</text:p>
              </table:table-cell>
              <table:table-cell office:value-type="float" office:value="1.17566">
                <text:p>1.17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85">
                <text:p>626.85</text:p>
              </table:table-cell>
              <table:table-cell office:value-type="float" office:value="1.21606">
                <text:p>1.2160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5cm" svg:height="12.937cm" xlink:href=".." xlink:type="simple" chart:class="chart:scatter" chart:style-name="ch1">
        <chart:legend chart:legend-position="end" svg:x="15.212cm" svg:y="1.371cm" style:legend-expansion="custom" chartooo:width="4.543cm" chartooo:height="2.641cm" style:legend-expansion-aspect-ratio="1.72018174933737" chart:style-name="ch2"/>
        <chart:plot-area chart:style-name="ch3" table:cell-range-address="slab_water_3g.B4:slab_water_3g.B53 slab_water_3g.E4:slab_water_3g.E4 slab_water_3g.D4:slab_water_3g.D153 slab_water_3g.E54:slab_water_3g.E54 slab_water_3g.E104:slab_water_3g.E104 slab_water_3g.I4:slab_water_3g.I4 slab_water_3g.H4:slab_water_3g.H153 slab_water_3g.I54:slab_water_3g.I54 slab_water_3g.I104:slab_water_3g.I104" chart:data-source-has-labels="row" svg:x="1.372cm" svg:y="0.934cm" svg:width="18.96cm" svg:height="11.675cm">
          <chartooo:coordinate-region svg:x="2.284cm" svg:y="1.133cm" svg:width="17.768cm" svg:height="10.8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3g.D4:slab_water_3g.D53" chart:label-cell-address="slab_water_3g.E4:slab_water_3g.E4" chart:class="chart:scatter">
            <chart:domain table:cell-range-address="slab_water_3g.B4:slab_water_3g.B53"/>
            <chart:data-point chart:repeated="50"/>
          </chart:series>
          <chart:series chart:style-name="ch8" chart:values-cell-range-address="slab_water_3g.D54:slab_water_3g.D103" chart:label-cell-address="slab_water_3g.E54:slab_water_3g.E54" chart:class="chart:scatter">
            <chart:domain table:cell-range-address="slab_water_3g.B54:slab_water_3g.B103"/>
            <chart:data-point chart:repeated="50"/>
          </chart:series>
          <chart:series chart:style-name="ch9" chart:values-cell-range-address="slab_water_3g.D104:slab_water_3g.D153" chart:label-cell-address="slab_water_3g.E104:slab_water_3g.E104" chart:class="chart:scatter">
            <chart:domain table:cell-range-address="slab_water_3g.B104:slab_water_3g.B153"/>
            <chart:data-point chart:repeated="50"/>
          </chart:series>
          <chart:series chart:style-name="ch10" chart:values-cell-range-address="slab_water_3g.H4:slab_water_3g.H53" chart:label-cell-address="slab_water_3g.I4:slab_water_3g.I4" chart:class="chart:scatter">
            <chart:domain table:cell-range-address="slab_water_3g.G4:slab_water_3g.G52"/>
            <chart:data-point chart:repeated="50"/>
          </chart:series>
          <chart:series chart:style-name="ch11" chart:values-cell-range-address="slab_water_3g.H54:slab_water_3g.H103" chart:label-cell-address="slab_water_3g.I54:slab_water_3g.I54" chart:class="chart:scatter">
            <chart:domain table:cell-range-address="slab_water_3g.G54:slab_water_3g.G103"/>
            <chart:data-point chart:repeated="50"/>
          </chart:series>
          <chart:series chart:style-name="ch12" chart:values-cell-range-address="slab_water_3g.H104:slab_water_3g.H153" chart:label-cell-address="slab_water_3g.I104:slab_water_3g.I104" chart:class="chart:scatter">
            <chart:domain table:cell-range-address="slab_water_3g.G104:slab_water_3g.G153"/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3g.E4:slab_water_3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3g.E54:slab_water_3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3g.E104:slab_water_3g.E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3g.I4:slab_water_3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3g.I54:slab_water_3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3g.I104:slab_water_3g.I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3g.B4:slab_water_3g.B53</svg:desc>
                </draw:g>
              </table:table-cell>
              <table:table-cell office:value-type="float" office:value="0.00440555312941841">
                <text:p>0.00440555312941841</text:p>
                <draw:g>
                  <svg:desc>slab_water_3g.D4:slab_water_3g.D53</svg:desc>
                </draw:g>
              </table:table-cell>
              <table:table-cell office:value-type="float" office:value="2">
                <text:p>2</text:p>
                <draw:g>
                  <svg:desc>slab_water_3g.B54:slab_water_3g.B103</svg:desc>
                </draw:g>
              </table:table-cell>
              <table:table-cell office:value-type="float" office:value="0.00819940262127427">
                <text:p>0.00819940262127427</text:p>
                <draw:g>
                  <svg:desc>slab_water_3g.D54:slab_water_3g.D103</svg:desc>
                </draw:g>
              </table:table-cell>
              <table:table-cell office:value-type="float" office:value="2">
                <text:p>2</text:p>
                <draw:g>
                  <svg:desc>slab_water_3g.B104:slab_water_3g.B153</svg:desc>
                </draw:g>
              </table:table-cell>
              <table:table-cell office:value-type="float" office:value="0.0177499455776949">
                <text:p>0.0177499455776949</text:p>
                <draw:g>
                  <svg:desc>slab_water_3g.D104:slab_water_3g.D153</svg:desc>
                </draw:g>
              </table:table-cell>
              <table:table-cell office:value-type="float" office:value="2">
                <text:p>2</text:p>
                <draw:g>
                  <svg:desc>slab_water_3g.G4:slab_water_3g.G52</svg:desc>
                </draw:g>
              </table:table-cell>
              <table:table-cell office:value-type="float" office:value="0.004444588">
                <text:p>0.004444588</text:p>
                <draw:g>
                  <svg:desc>slab_water_3g.H4:slab_water_3g.H53</svg:desc>
                </draw:g>
              </table:table-cell>
              <table:table-cell office:value-type="float" office:value="2">
                <text:p>2</text:p>
                <draw:g>
                  <svg:desc>slab_water_3g.G54:slab_water_3g.G103</svg:desc>
                </draw:g>
              </table:table-cell>
              <table:table-cell office:value-type="float" office:value="0.007972525">
                <text:p>0.007972525</text:p>
                <draw:g>
                  <svg:desc>slab_water_3g.H54:slab_water_3g.H103</svg:desc>
                </draw:g>
              </table:table-cell>
              <table:table-cell office:value-type="float" office:value="2">
                <text:p>2</text:p>
                <draw:g>
                  <svg:desc>slab_water_3g.G104:slab_water_3g.G153</svg:desc>
                </draw:g>
              </table:table-cell>
              <table:table-cell office:value-type="float" office:value="0.01770625">
                <text:p>0.01770625</text:p>
                <draw:g>
                  <svg:desc>slab_water_3g.H104:slab_water_3g.H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40578605954838">
                <text:p>0.00440578605954838</text:p>
              </table:table-cell>
              <table:table-cell office:value-type="float" office:value="6">
                <text:p>6</text:p>
              </table:table-cell>
              <table:table-cell office:value-type="float" office:value="0.00814029660079486">
                <text:p>0.00814029660079486</text:p>
              </table:table-cell>
              <table:table-cell office:value-type="float" office:value="6">
                <text:p>6</text:p>
              </table:table-cell>
              <table:table-cell office:value-type="float" office:value="0.0178037524377175">
                <text:p>0.0178037524377175</text:p>
              </table:table-cell>
              <table:table-cell office:value-type="float" office:value="6">
                <text:p>6</text:p>
              </table:table-cell>
              <table:table-cell office:value-type="float" office:value="0.004441038">
                <text:p>0.004441038</text:p>
              </table:table-cell>
              <table:table-cell office:value-type="float" office:value="6">
                <text:p>6</text:p>
              </table:table-cell>
              <table:table-cell office:value-type="float" office:value="0.007966149">
                <text:p>0.007966149</text:p>
              </table:table-cell>
              <table:table-cell office:value-type="float" office:value="6">
                <text:p>6</text:p>
              </table:table-cell>
              <table:table-cell office:value-type="float" office:value="0.01769207">
                <text:p>0.01769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264294923168">
                <text:p>0.0044264294923168</text:p>
              </table:table-cell>
              <table:table-cell office:value-type="float" office:value="10">
                <text:p>10</text:p>
              </table:table-cell>
              <table:table-cell office:value-type="float" office:value="0.00816210468421312">
                <text:p>0.00816210468421312</text:p>
              </table:table-cell>
              <table:table-cell office:value-type="float" office:value="10">
                <text:p>10</text:p>
              </table:table-cell>
              <table:table-cell office:value-type="float" office:value="0.0178614608774171">
                <text:p>0.0178614608774171</text:p>
              </table:table-cell>
              <table:table-cell office:value-type="float" office:value="10">
                <text:p>10</text:p>
              </table:table-cell>
              <table:table-cell office:value-type="float" office:value="0.004433934">
                <text:p>0.004433934</text:p>
              </table:table-cell>
              <table:table-cell office:value-type="float" office:value="10">
                <text:p>10</text:p>
              </table:table-cell>
              <table:table-cell office:value-type="float" office:value="0.007953392">
                <text:p>0.007953392</text:p>
              </table:table-cell>
              <table:table-cell office:value-type="float" office:value="10">
                <text:p>10</text:p>
              </table:table-cell>
              <table:table-cell office:value-type="float" office:value="0.01766369">
                <text:p>0.01766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41670465939063">
                <text:p>0.00441670465939063</text:p>
              </table:table-cell>
              <table:table-cell office:value-type="float" office:value="14">
                <text:p>14</text:p>
              </table:table-cell>
              <table:table-cell office:value-type="float" office:value="0.00821658121835942">
                <text:p>0.00821658121835942</text:p>
              </table:table-cell>
              <table:table-cell office:value-type="float" office:value="14">
                <text:p>14</text:p>
              </table:table-cell>
              <table:table-cell office:value-type="float" office:value="0.0179001272789919">
                <text:p>0.0179001272789919</text:p>
              </table:table-cell>
              <table:table-cell office:value-type="float" office:value="14">
                <text:p>14</text:p>
              </table:table-cell>
              <table:table-cell office:value-type="float" office:value="0.004423271">
                <text:p>0.004423271</text:p>
              </table:table-cell>
              <table:table-cell office:value-type="float" office:value="14">
                <text:p>14</text:p>
              </table:table-cell>
              <table:table-cell office:value-type="float" office:value="0.007934244">
                <text:p>0.007934244</text:p>
              </table:table-cell>
              <table:table-cell office:value-type="float" office:value="14">
                <text:p>14</text:p>
              </table:table-cell>
              <table:table-cell office:value-type="float" office:value="0.01762109">
                <text:p>0.0176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4257307019269">
                <text:p>0.0044257307019269</text:p>
              </table:table-cell>
              <table:table-cell office:value-type="float" office:value="18">
                <text:p>18</text:p>
              </table:table-cell>
              <table:table-cell office:value-type="float" office:value="0.0083004069488817">
                <text:p>0.0083004069488817</text:p>
              </table:table-cell>
              <table:table-cell office:value-type="float" office:value="18">
                <text:p>18</text:p>
              </table:table-cell>
              <table:table-cell office:value-type="float" office:value="0.0180392156828491">
                <text:p>0.0180392156828491</text:p>
              </table:table-cell>
              <table:table-cell office:value-type="float" office:value="18">
                <text:p>18</text:p>
              </table:table-cell>
              <table:table-cell office:value-type="float" office:value="0.004409043">
                <text:p>0.004409043</text:p>
              </table:table-cell>
              <table:table-cell office:value-type="float" office:value="18">
                <text:p>18</text:p>
              </table:table-cell>
              <table:table-cell office:value-type="float" office:value="0.007908694">
                <text:p>0.007908694</text:p>
              </table:table-cell>
              <table:table-cell office:value-type="float" office:value="18">
                <text:p>18</text:p>
              </table:table-cell>
              <table:table-cell office:value-type="float" office:value="0.01756426">
                <text:p>0.01756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4593308731748">
                <text:p>0.0044593308731748</text:p>
              </table:table-cell>
              <table:table-cell office:value-type="float" office:value="22">
                <text:p>22</text:p>
              </table:table-cell>
              <table:table-cell office:value-type="float" office:value="0.00830739485278074">
                <text:p>0.00830739485278074</text:p>
              </table:table-cell>
              <table:table-cell office:value-type="float" office:value="22">
                <text:p>22</text:p>
              </table:table-cell>
              <table:table-cell office:value-type="float" office:value="0.0180220953182964">
                <text:p>0.0180220953182964</text:p>
              </table:table-cell>
              <table:table-cell office:value-type="float" office:value="22">
                <text:p>22</text:p>
              </table:table-cell>
              <table:table-cell office:value-type="float" office:value="0.004391239">
                <text:p>0.004391239</text:p>
              </table:table-cell>
              <table:table-cell office:value-type="float" office:value="22">
                <text:p>22</text:p>
              </table:table-cell>
              <table:table-cell office:value-type="float" office:value="0.007876723">
                <text:p>0.007876723</text:p>
              </table:table-cell>
              <table:table-cell office:value-type="float" office:value="22">
                <text:p>22</text:p>
              </table:table-cell>
              <table:table-cell office:value-type="float" office:value="0.01749315">
                <text:p>0.0174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47158882126437">
                <text:p>0.00447158882126437</text:p>
              </table:table-cell>
              <table:table-cell office:value-type="float" office:value="26">
                <text:p>26</text:p>
              </table:table-cell>
              <table:table-cell office:value-type="float" office:value="0.00832204033470249">
                <text:p>0.00832204033470249</text:p>
              </table:table-cell>
              <table:table-cell office:value-type="float" office:value="26">
                <text:p>26</text:p>
              </table:table-cell>
              <table:table-cell office:value-type="float" office:value="0.0180770959452351">
                <text:p>0.0180770959452351</text:p>
              </table:table-cell>
              <table:table-cell office:value-type="float" office:value="26">
                <text:p>26</text:p>
              </table:table-cell>
              <table:table-cell office:value-type="float" office:value="0.004369848">
                <text:p>0.004369848</text:p>
              </table:table-cell>
              <table:table-cell office:value-type="float" office:value="26">
                <text:p>26</text:p>
              </table:table-cell>
              <table:table-cell office:value-type="float" office:value="0.00783831">
                <text:p>0.00783831</text:p>
              </table:table-cell>
              <table:table-cell office:value-type="float" office:value="26">
                <text:p>26</text:p>
              </table:table-cell>
              <table:table-cell office:value-type="float" office:value="0.01740771">
                <text:p>0.01740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4777171547513">
                <text:p>0.00444777171547513</text:p>
              </table:table-cell>
              <table:table-cell office:value-type="float" office:value="30">
                <text:p>30</text:p>
              </table:table-cell>
              <table:table-cell office:value-type="float" office:value="0.00825108399386095">
                <text:p>0.00825108399386095</text:p>
              </table:table-cell>
              <table:table-cell office:value-type="float" office:value="30">
                <text:p>30</text:p>
              </table:table-cell>
              <table:table-cell office:value-type="float" office:value="0.0179820022196756">
                <text:p>0.0179820022196756</text:p>
              </table:table-cell>
              <table:table-cell office:value-type="float" office:value="30">
                <text:p>30</text:p>
              </table:table-cell>
              <table:table-cell office:value-type="float" office:value="0.004344856">
                <text:p>0.004344856</text:p>
              </table:table-cell>
              <table:table-cell office:value-type="float" office:value="30">
                <text:p>30</text:p>
              </table:table-cell>
              <table:table-cell office:value-type="float" office:value="0.007793432">
                <text:p>0.007793432</text:p>
              </table:table-cell>
              <table:table-cell office:value-type="float" office:value="30">
                <text:p>30</text:p>
              </table:table-cell>
              <table:table-cell office:value-type="float" office:value="0.01730789">
                <text:p>0.01730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38380327853263">
                <text:p>0.00438380327853263</text:p>
              </table:table-cell>
              <table:table-cell office:value-type="float" office:value="34">
                <text:p>34</text:p>
              </table:table-cell>
              <table:table-cell office:value-type="float" office:value="0.00814993408492229">
                <text:p>0.00814993408492229</text:p>
              </table:table-cell>
              <table:table-cell office:value-type="float" office:value="34">
                <text:p>34</text:p>
              </table:table-cell>
              <table:table-cell office:value-type="float" office:value="0.0178078869475245">
                <text:p>0.0178078869475245</text:p>
              </table:table-cell>
              <table:table-cell office:value-type="float" office:value="34">
                <text:p>34</text:p>
              </table:table-cell>
              <table:table-cell office:value-type="float" office:value="0.004316247">
                <text:p>0.004316247</text:p>
              </table:table-cell>
              <table:table-cell office:value-type="float" office:value="34">
                <text:p>34</text:p>
              </table:table-cell>
              <table:table-cell office:value-type="float" office:value="0.007742062">
                <text:p>0.007742062</text:p>
              </table:table-cell>
              <table:table-cell office:value-type="float" office:value="34">
                <text:p>34</text:p>
              </table:table-cell>
              <table:table-cell office:value-type="float" office:value="0.01719363">
                <text:p>0.0171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36604235612256">
                <text:p>0.00436604235612256</text:p>
              </table:table-cell>
              <table:table-cell office:value-type="float" office:value="38">
                <text:p>38</text:p>
              </table:table-cell>
              <table:table-cell office:value-type="float" office:value="0.00807723076810599">
                <text:p>0.00807723076810599</text:p>
              </table:table-cell>
              <table:table-cell office:value-type="float" office:value="38">
                <text:p>38</text:p>
              </table:table-cell>
              <table:table-cell office:value-type="float" office:value="0.0175252262348082">
                <text:p>0.0175252262348082</text:p>
              </table:table-cell>
              <table:table-cell office:value-type="float" office:value="38">
                <text:p>38</text:p>
              </table:table-cell>
              <table:table-cell office:value-type="float" office:value="0.004284005">
                <text:p>0.004284005</text:p>
              </table:table-cell>
              <table:table-cell office:value-type="float" office:value="38">
                <text:p>38</text:p>
              </table:table-cell>
              <table:table-cell office:value-type="float" office:value="0.007684171">
                <text:p>0.007684171</text:p>
              </table:table-cell>
              <table:table-cell office:value-type="float" office:value="38">
                <text:p>38</text:p>
              </table:table-cell>
              <table:table-cell office:value-type="float" office:value="0.01706488">
                <text:p>0.0170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30772247483179">
                <text:p>0.00430772247483179</text:p>
              </table:table-cell>
              <table:table-cell office:value-type="float" office:value="42">
                <text:p>42</text:p>
              </table:table-cell>
              <table:table-cell office:value-type="float" office:value="0.00798298141426763">
                <text:p>0.00798298141426763</text:p>
              </table:table-cell>
              <table:table-cell office:value-type="float" office:value="42">
                <text:p>42</text:p>
              </table:table-cell>
              <table:table-cell office:value-type="float" office:value="0.0173679692808134">
                <text:p>0.0173679692808134</text:p>
              </table:table-cell>
              <table:table-cell office:value-type="float" office:value="42">
                <text:p>42</text:p>
              </table:table-cell>
              <table:table-cell office:value-type="float" office:value="0.004248114">
                <text:p>0.004248114</text:p>
              </table:table-cell>
              <table:table-cell office:value-type="float" office:value="42">
                <text:p>42</text:p>
              </table:table-cell>
              <table:table-cell office:value-type="float" office:value="0.007619728">
                <text:p>0.007619728</text:p>
              </table:table-cell>
              <table:table-cell office:value-type="float" office:value="42">
                <text:p>42</text:p>
              </table:table-cell>
              <table:table-cell office:value-type="float" office:value="0.01692156">
                <text:p>0.01692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26733821354857">
                <text:p>0.00426733821354857</text:p>
              </table:table-cell>
              <table:table-cell office:value-type="float" office:value="46">
                <text:p>46</text:p>
              </table:table-cell>
              <table:table-cell office:value-type="float" office:value="0.00789673903364694">
                <text:p>0.00789673903364694</text:p>
              </table:table-cell>
              <table:table-cell office:value-type="float" office:value="46">
                <text:p>46</text:p>
              </table:table-cell>
              <table:table-cell office:value-type="float" office:value="0.0172238728791619">
                <text:p>0.0172238728791619</text:p>
              </table:table-cell>
              <table:table-cell office:value-type="float" office:value="46">
                <text:p>46</text:p>
              </table:table-cell>
              <table:table-cell office:value-type="float" office:value="0.004208556">
                <text:p>0.004208556</text:p>
              </table:table-cell>
              <table:table-cell office:value-type="float" office:value="46">
                <text:p>46</text:p>
              </table:table-cell>
              <table:table-cell office:value-type="float" office:value="0.007548703">
                <text:p>0.007548703</text:p>
              </table:table-cell>
              <table:table-cell office:value-type="float" office:value="46">
                <text:p>46</text:p>
              </table:table-cell>
              <table:table-cell office:value-type="float" office:value="0.01676362">
                <text:p>0.01676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2203445598275">
                <text:p>0.0042203445598275</text:p>
              </table:table-cell>
              <table:table-cell office:value-type="float" office:value="50">
                <text:p>50</text:p>
              </table:table-cell>
              <table:table-cell office:value-type="float" office:value="0.00789277922143748">
                <text:p>0.00789277922143748</text:p>
              </table:table-cell>
              <table:table-cell office:value-type="float" office:value="50">
                <text:p>50</text:p>
              </table:table-cell>
              <table:table-cell office:value-type="float" office:value="0.0171117752541147">
                <text:p>0.0171117752541147</text:p>
              </table:table-cell>
              <table:table-cell office:value-type="float" office:value="50">
                <text:p>50</text:p>
              </table:table-cell>
              <table:table-cell office:value-type="float" office:value="0.004165312">
                <text:p>0.004165312</text:p>
              </table:table-cell>
              <table:table-cell office:value-type="float" office:value="50">
                <text:p>50</text:p>
              </table:table-cell>
              <table:table-cell office:value-type="float" office:value="0.007471066">
                <text:p>0.007471066</text:p>
              </table:table-cell>
              <table:table-cell office:value-type="float" office:value="50">
                <text:p>50</text:p>
              </table:table-cell>
              <table:table-cell office:value-type="float" office:value="0.01659097">
                <text:p>0.01659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17582578873734">
                <text:p>0.00417582578873734</text:p>
              </table:table-cell>
              <table:table-cell office:value-type="float" office:value="54">
                <text:p>54</text:p>
              </table:table-cell>
              <table:table-cell office:value-type="float" office:value="0.00776446383609128">
                <text:p>0.00776446383609128</text:p>
              </table:table-cell>
              <table:table-cell office:value-type="float" office:value="54">
                <text:p>54</text:p>
              </table:table-cell>
              <table:table-cell office:value-type="float" office:value="0.0169825572645149">
                <text:p>0.0169825572645149</text:p>
              </table:table-cell>
              <table:table-cell office:value-type="float" office:value="54">
                <text:p>54</text:p>
              </table:table-cell>
              <table:table-cell office:value-type="float" office:value="0.004118367">
                <text:p>0.004118367</text:p>
              </table:table-cell>
              <table:table-cell office:value-type="float" office:value="54">
                <text:p>54</text:p>
              </table:table-cell>
              <table:table-cell office:value-type="float" office:value="0.007386786">
                <text:p>0.007386786</text:p>
              </table:table-cell>
              <table:table-cell office:value-type="float" office:value="54">
                <text:p>54</text:p>
              </table:table-cell>
              <table:table-cell office:value-type="float" office:value="0.01640357">
                <text:p>0.01640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9397996431979">
                <text:p>0.00409397996431979</text:p>
              </table:table-cell>
              <table:table-cell office:value-type="float" office:value="58">
                <text:p>58</text:p>
              </table:table-cell>
              <table:table-cell office:value-type="float" office:value="0.00765778183656588">
                <text:p>0.00765778183656588</text:p>
              </table:table-cell>
              <table:table-cell office:value-type="float" office:value="58">
                <text:p>58</text:p>
              </table:table-cell>
              <table:table-cell office:value-type="float" office:value="0.0167775205176105">
                <text:p>0.0167775205176105</text:p>
              </table:table-cell>
              <table:table-cell office:value-type="float" office:value="58">
                <text:p>58</text:p>
              </table:table-cell>
              <table:table-cell office:value-type="float" office:value="0.004067705">
                <text:p>0.004067705</text:p>
              </table:table-cell>
              <table:table-cell office:value-type="float" office:value="58">
                <text:p>58</text:p>
              </table:table-cell>
              <table:table-cell office:value-type="float" office:value="0.007295836">
                <text:p>0.007295836</text:p>
              </table:table-cell>
              <table:table-cell office:value-type="float" office:value="58">
                <text:p>58</text:p>
              </table:table-cell>
              <table:table-cell office:value-type="float" office:value="0.01620135">
                <text:p>0.0162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407161867184285">
                <text:p>0.00407161867184285</text:p>
              </table:table-cell>
              <table:table-cell office:value-type="float" office:value="62">
                <text:p>62</text:p>
              </table:table-cell>
              <table:table-cell office:value-type="float" office:value="0.00749671065169292">
                <text:p>0.00749671065169292</text:p>
              </table:table-cell>
              <table:table-cell office:value-type="float" office:value="62">
                <text:p>62</text:p>
              </table:table-cell>
              <table:table-cell office:value-type="float" office:value="0.0165234228620815">
                <text:p>0.0165234228620815</text:p>
              </table:table-cell>
              <table:table-cell office:value-type="float" office:value="62">
                <text:p>62</text:p>
              </table:table-cell>
              <table:table-cell office:value-type="float" office:value="0.004013311">
                <text:p>0.004013311</text:p>
              </table:table-cell>
              <table:table-cell office:value-type="float" office:value="62">
                <text:p>62</text:p>
              </table:table-cell>
              <table:table-cell office:value-type="float" office:value="0.007198191">
                <text:p>0.007198191</text:p>
              </table:table-cell>
              <table:table-cell office:value-type="float" office:value="62">
                <text:p>62</text:p>
              </table:table-cell>
              <table:table-cell office:value-type="float" office:value="0.01598425">
                <text:p>0.01598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93311259331055">
                <text:p>0.00393311259331055</text:p>
              </table:table-cell>
              <table:table-cell office:value-type="float" office:value="66">
                <text:p>66</text:p>
              </table:table-cell>
              <table:table-cell office:value-type="float" office:value="0.00736289229202623">
                <text:p>0.00736289229202623</text:p>
              </table:table-cell>
              <table:table-cell office:value-type="float" office:value="66">
                <text:p>66</text:p>
              </table:table-cell>
              <table:table-cell office:value-type="float" office:value="0.0161243553169136">
                <text:p>0.0161243553169136</text:p>
              </table:table-cell>
              <table:table-cell office:value-type="float" office:value="66">
                <text:p>66</text:p>
              </table:table-cell>
              <table:table-cell office:value-type="float" office:value="0.003955173">
                <text:p>0.003955173</text:p>
              </table:table-cell>
              <table:table-cell office:value-type="float" office:value="66">
                <text:p>66</text:p>
              </table:table-cell>
              <table:table-cell office:value-type="float" office:value="0.00709383">
                <text:p>0.00709383</text:p>
              </table:table-cell>
              <table:table-cell office:value-type="float" office:value="66">
                <text:p>66</text:p>
              </table:table-cell>
              <table:table-cell office:value-type="float" office:value="0.01575224">
                <text:p>0.01575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90722823261785">
                <text:p>0.00390722823261785</text:p>
              </table:table-cell>
              <table:table-cell office:value-type="float" office:value="70">
                <text:p>70</text:p>
              </table:table-cell>
              <table:table-cell office:value-type="float" office:value="0.00725859782633301">
                <text:p>0.00725859782633301</text:p>
              </table:table-cell>
              <table:table-cell office:value-type="float" office:value="70">
                <text:p>70</text:p>
              </table:table-cell>
              <table:table-cell office:value-type="float" office:value="0.0159191147561454">
                <text:p>0.0159191147561454</text:p>
              </table:table-cell>
              <table:table-cell office:value-type="float" office:value="70">
                <text:p>70</text:p>
              </table:table-cell>
              <table:table-cell office:value-type="float" office:value="0.003893282">
                <text:p>0.003893282</text:p>
              </table:table-cell>
              <table:table-cell office:value-type="float" office:value="70">
                <text:p>70</text:p>
              </table:table-cell>
              <table:table-cell office:value-type="float" office:value="0.006982737">
                <text:p>0.006982737</text:p>
              </table:table-cell>
              <table:table-cell office:value-type="float" office:value="70">
                <text:p>70</text:p>
              </table:table-cell>
              <table:table-cell office:value-type="float" office:value="0.01550528">
                <text:p>0.0155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83356407901543">
                <text:p>0.00383356407901543</text:p>
              </table:table-cell>
              <table:table-cell office:value-type="float" office:value="74">
                <text:p>74</text:p>
              </table:table-cell>
              <table:table-cell office:value-type="float" office:value="0.00716132038080507">
                <text:p>0.00716132038080507</text:p>
              </table:table-cell>
              <table:table-cell office:value-type="float" office:value="74">
                <text:p>74</text:p>
              </table:table-cell>
              <table:table-cell office:value-type="float" office:value="0.0155341686001069">
                <text:p>0.0155341686001069</text:p>
              </table:table-cell>
              <table:table-cell office:value-type="float" office:value="74">
                <text:p>74</text:p>
              </table:table-cell>
              <table:table-cell office:value-type="float" office:value="0.003827631">
                <text:p>0.003827631</text:p>
              </table:table-cell>
              <table:table-cell office:value-type="float" office:value="74">
                <text:p>74</text:p>
              </table:table-cell>
              <table:table-cell office:value-type="float" office:value="0.006864901">
                <text:p>0.006864901</text:p>
              </table:table-cell>
              <table:table-cell office:value-type="float" office:value="74">
                <text:p>74</text:p>
              </table:table-cell>
              <table:table-cell office:value-type="float" office:value="0.01524335">
                <text:p>0.01524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72292226728057">
                <text:p>0.00372292226728057</text:p>
              </table:table-cell>
              <table:table-cell office:value-type="float" office:value="78">
                <text:p>78</text:p>
              </table:table-cell>
              <table:table-cell office:value-type="float" office:value="0.00699139785099332">
                <text:p>0.00699139785099332</text:p>
              </table:table-cell>
              <table:table-cell office:value-type="float" office:value="78">
                <text:p>78</text:p>
              </table:table-cell>
              <table:table-cell office:value-type="float" office:value="0.0152608833251217">
                <text:p>0.0152608833251217</text:p>
              </table:table-cell>
              <table:table-cell office:value-type="float" office:value="78">
                <text:p>78</text:p>
              </table:table-cell>
              <table:table-cell office:value-type="float" office:value="0.003758219">
                <text:p>0.003758219</text:p>
              </table:table-cell>
              <table:table-cell office:value-type="float" office:value="78">
                <text:p>78</text:p>
              </table:table-cell>
              <table:table-cell office:value-type="float" office:value="0.00674032">
                <text:p>0.00674032</text:p>
              </table:table-cell>
              <table:table-cell office:value-type="float" office:value="78">
                <text:p>78</text:p>
              </table:table-cell>
              <table:table-cell office:value-type="float" office:value="0.01496644">
                <text:p>0.01496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6626201316582">
                <text:p>0.00366626201316582</text:p>
              </table:table-cell>
              <table:table-cell office:value-type="float" office:value="82">
                <text:p>82</text:p>
              </table:table-cell>
              <table:table-cell office:value-type="float" office:value="0.00681949541507684">
                <text:p>0.00681949541507684</text:p>
              </table:table-cell>
              <table:table-cell office:value-type="float" office:value="82">
                <text:p>82</text:p>
              </table:table-cell>
              <table:table-cell office:value-type="float" office:value="0.0149079359456875">
                <text:p>0.0149079359456875</text:p>
              </table:table-cell>
              <table:table-cell office:value-type="float" office:value="82">
                <text:p>82</text:p>
              </table:table-cell>
              <table:table-cell office:value-type="float" office:value="0.003685046">
                <text:p>0.003685046</text:p>
              </table:table-cell>
              <table:table-cell office:value-type="float" office:value="82">
                <text:p>82</text:p>
              </table:table-cell>
              <table:table-cell office:value-type="float" office:value="0.006608996">
                <text:p>0.006608996</text:p>
              </table:table-cell>
              <table:table-cell office:value-type="float" office:value="82">
                <text:p>82</text:p>
              </table:table-cell>
              <table:table-cell office:value-type="float" office:value="0.01467456">
                <text:p>0.0146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5643545688585">
                <text:p>0.00355643545688585</text:p>
              </table:table-cell>
              <table:table-cell office:value-type="float" office:value="86">
                <text:p>86</text:p>
              </table:table-cell>
              <table:table-cell office:value-type="float" office:value="0.00657867477695604">
                <text:p>0.00657867477695604</text:p>
              </table:table-cell>
              <table:table-cell office:value-type="float" office:value="86">
                <text:p>86</text:p>
              </table:table-cell>
              <table:table-cell office:value-type="float" office:value="0.014481091482521">
                <text:p>0.014481091482521</text:p>
              </table:table-cell>
              <table:table-cell office:value-type="float" office:value="86">
                <text:p>86</text:p>
              </table:table-cell>
              <table:table-cell office:value-type="float" office:value="0.003608121">
                <text:p>0.003608121</text:p>
              </table:table-cell>
              <table:table-cell office:value-type="float" office:value="86">
                <text:p>86</text:p>
              </table:table-cell>
              <table:table-cell office:value-type="float" office:value="0.006470944">
                <text:p>0.006470944</text:p>
              </table:table-cell>
              <table:table-cell office:value-type="float" office:value="86">
                <text:p>86</text:p>
              </table:table-cell>
              <table:table-cell office:value-type="float" office:value="0.01436775">
                <text:p>0.0143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4509485476108">
                <text:p>0.00344509485476108</text:p>
              </table:table-cell>
              <table:table-cell office:value-type="float" office:value="90">
                <text:p>90</text:p>
              </table:table-cell>
              <table:table-cell office:value-type="float" office:value="0.00639966797207554">
                <text:p>0.00639966797207554</text:p>
              </table:table-cell>
              <table:table-cell office:value-type="float" office:value="90">
                <text:p>90</text:p>
              </table:table-cell>
              <table:table-cell office:value-type="float" office:value="0.0141730122693719">
                <text:p>0.0141730122693719</text:p>
              </table:table-cell>
              <table:table-cell office:value-type="float" office:value="90">
                <text:p>90</text:p>
              </table:table-cell>
              <table:table-cell office:value-type="float" office:value="0.003527455">
                <text:p>0.003527455</text:p>
              </table:table-cell>
              <table:table-cell office:value-type="float" office:value="90">
                <text:p>90</text:p>
              </table:table-cell>
              <table:table-cell office:value-type="float" office:value="0.006326187">
                <text:p>0.006326187</text:p>
              </table:table-cell>
              <table:table-cell office:value-type="float" office:value="90">
                <text:p>90</text:p>
              </table:table-cell>
              <table:table-cell office:value-type="float" office:value="0.01404607">
                <text:p>0.0140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3631648406597">
                <text:p>0.00333631648406597</text:p>
              </table:table-cell>
              <table:table-cell office:value-type="float" office:value="94">
                <text:p>94</text:p>
              </table:table-cell>
              <table:table-cell office:value-type="float" office:value="0.00621579875073195">
                <text:p>0.00621579875073195</text:p>
              </table:table-cell>
              <table:table-cell office:value-type="float" office:value="94">
                <text:p>94</text:p>
              </table:table-cell>
              <table:table-cell office:value-type="float" office:value="0.0136536945446079">
                <text:p>0.0136536945446079</text:p>
              </table:table-cell>
              <table:table-cell office:value-type="float" office:value="94">
                <text:p>94</text:p>
              </table:table-cell>
              <table:table-cell office:value-type="float" office:value="0.003443067">
                <text:p>0.003443067</text:p>
              </table:table-cell>
              <table:table-cell office:value-type="float" office:value="94">
                <text:p>94</text:p>
              </table:table-cell>
              <table:table-cell office:value-type="float" office:value="0.006174757">
                <text:p>0.006174757</text:p>
              </table:table-cell>
              <table:table-cell office:value-type="float" office:value="94">
                <text:p>94</text:p>
              </table:table-cell>
              <table:table-cell office:value-type="float" office:value="0.01370957">
                <text:p>0.01370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2220642553166">
                <text:p>0.0032220642553166</text:p>
              </table:table-cell>
              <table:table-cell office:value-type="float" office:value="98">
                <text:p>98</text:p>
              </table:table-cell>
              <table:table-cell office:value-type="float" office:value="0.00601131521288618">
                <text:p>0.00601131521288618</text:p>
              </table:table-cell>
              <table:table-cell office:value-type="float" office:value="98">
                <text:p>98</text:p>
              </table:table-cell>
              <table:table-cell office:value-type="float" office:value="0.0132062357649392">
                <text:p>0.0132062357649392</text:p>
              </table:table-cell>
              <table:table-cell office:value-type="float" office:value="98">
                <text:p>98</text:p>
              </table:table-cell>
              <table:table-cell office:value-type="float" office:value="0.003354981">
                <text:p>0.003354981</text:p>
              </table:table-cell>
              <table:table-cell office:value-type="float" office:value="98">
                <text:p>98</text:p>
              </table:table-cell>
              <table:table-cell office:value-type="float" office:value="0.0060167">
                <text:p>0.0060167</text:p>
              </table:table-cell>
              <table:table-cell office:value-type="float" office:value="98">
                <text:p>98</text:p>
              </table:table-cell>
              <table:table-cell office:value-type="float" office:value="0.01335838">
                <text:p>0.01335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12041936985176">
                <text:p>0.00312041936985176</text:p>
              </table:table-cell>
              <table:table-cell office:value-type="float" office:value="102">
                <text:p>102</text:p>
              </table:table-cell>
              <table:table-cell office:value-type="float" office:value="0.005848205889376">
                <text:p>0.005848205889376</text:p>
              </table:table-cell>
              <table:table-cell office:value-type="float" office:value="102">
                <text:p>102</text:p>
              </table:table-cell>
              <table:table-cell office:value-type="float" office:value="0.0128080999402911">
                <text:p>0.0128080999402911</text:p>
              </table:table-cell>
              <table:table-cell office:value-type="float" office:value="102">
                <text:p>102</text:p>
              </table:table-cell>
              <table:table-cell office:value-type="float" office:value="0.003263229">
                <text:p>0.003263229</text:p>
              </table:table-cell>
              <table:table-cell office:value-type="float" office:value="102">
                <text:p>102</text:p>
              </table:table-cell>
              <table:table-cell office:value-type="float" office:value="0.005852073">
                <text:p>0.005852073</text:p>
              </table:table-cell>
              <table:table-cell office:value-type="float" office:value="102">
                <text:p>102</text:p>
              </table:table-cell>
              <table:table-cell office:value-type="float" office:value="0.01299262">
                <text:p>0.01299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2078350675789">
                <text:p>0.00302078350675789</text:p>
              </table:table-cell>
              <table:table-cell office:value-type="float" office:value="106">
                <text:p>106</text:p>
              </table:table-cell>
              <table:table-cell office:value-type="float" office:value="0.00564116012010058">
                <text:p>0.00564116012010058</text:p>
              </table:table-cell>
              <table:table-cell office:value-type="float" office:value="106">
                <text:p>106</text:p>
              </table:table-cell>
              <table:table-cell office:value-type="float" office:value="0.0123334174516823">
                <text:p>0.0123334174516823</text:p>
              </table:table-cell>
              <table:table-cell office:value-type="float" office:value="106">
                <text:p>106</text:p>
              </table:table-cell>
              <table:table-cell office:value-type="float" office:value="0.003167851">
                <text:p>0.003167851</text:p>
              </table:table-cell>
              <table:table-cell office:value-type="float" office:value="106">
                <text:p>106</text:p>
              </table:table-cell>
              <table:table-cell office:value-type="float" office:value="0.005680948">
                <text:p>0.005680948</text:p>
              </table:table-cell>
              <table:table-cell office:value-type="float" office:value="106">
                <text:p>106</text:p>
              </table:table-cell>
              <table:table-cell office:value-type="float" office:value="0.01261244">
                <text:p>0.01261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0679041277812">
                <text:p>0.00290679041277812</text:p>
              </table:table-cell>
              <table:table-cell office:value-type="float" office:value="110">
                <text:p>110</text:p>
              </table:table-cell>
              <table:table-cell office:value-type="float" office:value="0.00536117810387889">
                <text:p>0.00536117810387889</text:p>
              </table:table-cell>
              <table:table-cell office:value-type="float" office:value="110">
                <text:p>110</text:p>
              </table:table-cell>
              <table:table-cell office:value-type="float" office:value="0.0117671060731973">
                <text:p>0.0117671060731973</text:p>
              </table:table-cell>
              <table:table-cell office:value-type="float" office:value="110">
                <text:p>110</text:p>
              </table:table-cell>
              <table:table-cell office:value-type="float" office:value="0.003068893">
                <text:p>0.003068893</text:p>
              </table:table-cell>
              <table:table-cell office:value-type="float" office:value="110">
                <text:p>110</text:p>
              </table:table-cell>
              <table:table-cell office:value-type="float" office:value="0.005503408">
                <text:p>0.005503408</text:p>
              </table:table-cell>
              <table:table-cell office:value-type="float" office:value="110">
                <text:p>110</text:p>
              </table:table-cell>
              <table:table-cell office:value-type="float" office:value="0.01221804">
                <text:p>0.01221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79155696585626">
                <text:p>0.00279155696585626</text:p>
              </table:table-cell>
              <table:table-cell office:value-type="float" office:value="114">
                <text:p>114</text:p>
              </table:table-cell>
              <table:table-cell office:value-type="float" office:value="0.00516100377343753">
                <text:p>0.00516100377343753</text:p>
              </table:table-cell>
              <table:table-cell office:value-type="float" office:value="114">
                <text:p>114</text:p>
              </table:table-cell>
              <table:table-cell office:value-type="float" office:value="0.0112291830543022">
                <text:p>0.0112291830543022</text:p>
              </table:table-cell>
              <table:table-cell office:value-type="float" office:value="114">
                <text:p>114</text:p>
              </table:table-cell>
              <table:table-cell office:value-type="float" office:value="0.002966409">
                <text:p>0.002966409</text:p>
              </table:table-cell>
              <table:table-cell office:value-type="float" office:value="114">
                <text:p>114</text:p>
              </table:table-cell>
              <table:table-cell office:value-type="float" office:value="0.005319552">
                <text:p>0.005319552</text:p>
              </table:table-cell>
              <table:table-cell office:value-type="float" office:value="114">
                <text:p>114</text:p>
              </table:table-cell>
              <table:table-cell office:value-type="float" office:value="0.01180963">
                <text:p>0.01180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65736882960825">
                <text:p>0.00265736882960825</text:p>
              </table:table-cell>
              <table:table-cell office:value-type="float" office:value="118">
                <text:p>118</text:p>
              </table:table-cell>
              <table:table-cell office:value-type="float" office:value="0.00492478350538361">
                <text:p>0.00492478350538361</text:p>
              </table:table-cell>
              <table:table-cell office:value-type="float" office:value="118">
                <text:p>118</text:p>
              </table:table-cell>
              <table:table-cell office:value-type="float" office:value="0.0108368704829034">
                <text:p>0.0108368704829034</text:p>
              </table:table-cell>
              <table:table-cell office:value-type="float" office:value="118">
                <text:p>118</text:p>
              </table:table-cell>
              <table:table-cell office:value-type="float" office:value="0.002860464">
                <text:p>0.002860464</text:p>
              </table:table-cell>
              <table:table-cell office:value-type="float" office:value="118">
                <text:p>118</text:p>
              </table:table-cell>
              <table:table-cell office:value-type="float" office:value="0.005129495">
                <text:p>0.005129495</text:p>
              </table:table-cell>
              <table:table-cell office:value-type="float" office:value="118">
                <text:p>118</text:p>
              </table:table-cell>
              <table:table-cell office:value-type="float" office:value="0.01138748">
                <text:p>0.01138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50225774443585">
                <text:p>0.00250225774443585</text:p>
              </table:table-cell>
              <table:table-cell office:value-type="float" office:value="122">
                <text:p>122</text:p>
              </table:table-cell>
              <table:table-cell office:value-type="float" office:value="0.00472551177919588">
                <text:p>0.00472551177919588</text:p>
              </table:table-cell>
              <table:table-cell office:value-type="float" office:value="122">
                <text:p>122</text:p>
              </table:table-cell>
              <table:table-cell office:value-type="float" office:value="0.0103484160003602">
                <text:p>0.0103484160003602</text:p>
              </table:table-cell>
              <table:table-cell office:value-type="float" office:value="122">
                <text:p>122</text:p>
              </table:table-cell>
              <table:table-cell office:value-type="float" office:value="0.002751129">
                <text:p>0.002751129</text:p>
              </table:table-cell>
              <table:table-cell office:value-type="float" office:value="122">
                <text:p>122</text:p>
              </table:table-cell>
              <table:table-cell office:value-type="float" office:value="0.004933366">
                <text:p>0.004933366</text:p>
              </table:table-cell>
              <table:table-cell office:value-type="float" office:value="122">
                <text:p>122</text:p>
              </table:table-cell>
              <table:table-cell office:value-type="float" office:value="0.01095187">
                <text:p>0.01095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40125632845504">
                <text:p>0.00240125632845504</text:p>
              </table:table-cell>
              <table:table-cell office:value-type="float" office:value="126">
                <text:p>126</text:p>
              </table:table-cell>
              <table:table-cell office:value-type="float" office:value="0.00451208954761258">
                <text:p>0.00451208954761258</text:p>
              </table:table-cell>
              <table:table-cell office:value-type="float" office:value="126">
                <text:p>126</text:p>
              </table:table-cell>
              <table:table-cell office:value-type="float" office:value="0.00986517332947508">
                <text:p>0.00986517332947508</text:p>
              </table:table-cell>
              <table:table-cell office:value-type="float" office:value="126">
                <text:p>126</text:p>
              </table:table-cell>
              <table:table-cell office:value-type="float" office:value="0.002638486">
                <text:p>0.002638486</text:p>
              </table:table-cell>
              <table:table-cell office:value-type="float" office:value="126">
                <text:p>126</text:p>
              </table:table-cell>
              <table:table-cell office:value-type="float" office:value="0.004731309">
                <text:p>0.004731309</text:p>
              </table:table-cell>
              <table:table-cell office:value-type="float" office:value="126">
                <text:p>126</text:p>
              </table:table-cell>
              <table:table-cell office:value-type="float" office:value="0.01050312">
                <text:p>0.01050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2804383816672">
                <text:p>0.0022804383816672</text:p>
              </table:table-cell>
              <table:table-cell office:value-type="float" office:value="130">
                <text:p>130</text:p>
              </table:table-cell>
              <table:table-cell office:value-type="float" office:value="0.00425947682166215">
                <text:p>0.00425947682166215</text:p>
              </table:table-cell>
              <table:table-cell office:value-type="float" office:value="130">
                <text:p>130</text:p>
              </table:table-cell>
              <table:table-cell office:value-type="float" office:value="0.00943233091546181">
                <text:p>0.00943233091546181</text:p>
              </table:table-cell>
              <table:table-cell office:value-type="float" office:value="130">
                <text:p>130</text:p>
              </table:table-cell>
              <table:table-cell office:value-type="float" office:value="0.002522622">
                <text:p>0.002522622</text:p>
              </table:table-cell>
              <table:table-cell office:value-type="float" office:value="130">
                <text:p>130</text:p>
              </table:table-cell>
              <table:table-cell office:value-type="float" office:value="0.004523487">
                <text:p>0.004523487</text:p>
              </table:table-cell>
              <table:table-cell office:value-type="float" office:value="130">
                <text:p>130</text:p>
              </table:table-cell>
              <table:table-cell office:value-type="float" office:value="0.01004159">
                <text:p>0.01004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19046038408714">
                <text:p>0.00219046038408714</text:p>
              </table:table-cell>
              <table:table-cell office:value-type="float" office:value="134">
                <text:p>134</text:p>
              </table:table-cell>
              <table:table-cell office:value-type="float" office:value="0.0040698134633356">
                <text:p>0.0040698134633356</text:p>
              </table:table-cell>
              <table:table-cell office:value-type="float" office:value="134">
                <text:p>134</text:p>
              </table:table-cell>
              <table:table-cell office:value-type="float" office:value="0.00893004620645179">
                <text:p>0.00893004620645179</text:p>
              </table:table-cell>
              <table:table-cell office:value-type="float" office:value="134">
                <text:p>134</text:p>
              </table:table-cell>
              <table:table-cell office:value-type="float" office:value="0.002403639">
                <text:p>0.002403639</text:p>
              </table:table-cell>
              <table:table-cell office:value-type="float" office:value="134">
                <text:p>134</text:p>
              </table:table-cell>
              <table:table-cell office:value-type="float" office:value="0.004310077">
                <text:p>0.004310077</text:p>
              </table:table-cell>
              <table:table-cell office:value-type="float" office:value="134">
                <text:p>134</text:p>
              </table:table-cell>
              <table:table-cell office:value-type="float" office:value="0.009567679">
                <text:p>0.009567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1027097808749">
                <text:p>0.0021027097808749</text:p>
              </table:table-cell>
              <table:table-cell office:value-type="float" office:value="138">
                <text:p>138</text:p>
              </table:table-cell>
              <table:table-cell office:value-type="float" office:value="0.00386212713620277">
                <text:p>0.00386212713620277</text:p>
              </table:table-cell>
              <table:table-cell office:value-type="float" office:value="138">
                <text:p>138</text:p>
              </table:table-cell>
              <table:table-cell office:value-type="float" office:value="0.00856067725285483">
                <text:p>0.00856067725285483</text:p>
              </table:table-cell>
              <table:table-cell office:value-type="float" office:value="138">
                <text:p>138</text:p>
              </table:table-cell>
              <table:table-cell office:value-type="float" office:value="0.002281643">
                <text:p>0.002281643</text:p>
              </table:table-cell>
              <table:table-cell office:value-type="float" office:value="138">
                <text:p>138</text:p>
              </table:table-cell>
              <table:table-cell office:value-type="float" office:value="0.004091272">
                <text:p>0.004091272</text:p>
              </table:table-cell>
              <table:table-cell office:value-type="float" office:value="138">
                <text:p>138</text:p>
              </table:table-cell>
              <table:table-cell office:value-type="float" office:value="0.009081816">
                <text:p>0.009081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19813764761745">
                <text:p>0.0019813764761745</text:p>
              </table:table-cell>
              <table:table-cell office:value-type="float" office:value="142">
                <text:p>142</text:p>
              </table:table-cell>
              <table:table-cell office:value-type="float" office:value="0.0036232864041867">
                <text:p>0.0036232864041867</text:p>
              </table:table-cell>
              <table:table-cell office:value-type="float" office:value="142">
                <text:p>142</text:p>
              </table:table-cell>
              <table:table-cell office:value-type="float" office:value="0.00807717253557349">
                <text:p>0.00807717253557349</text:p>
              </table:table-cell>
              <table:table-cell office:value-type="float" office:value="142">
                <text:p>142</text:p>
              </table:table-cell>
              <table:table-cell office:value-type="float" office:value="0.002156752">
                <text:p>0.002156752</text:p>
              </table:table-cell>
              <table:table-cell office:value-type="float" office:value="142">
                <text:p>142</text:p>
              </table:table-cell>
              <table:table-cell office:value-type="float" office:value="0.003867283">
                <text:p>0.003867283</text:p>
              </table:table-cell>
              <table:table-cell office:value-type="float" office:value="142">
                <text:p>142</text:p>
              </table:table-cell>
              <table:table-cell office:value-type="float" office:value="0.008584466">
                <text:p>0.008584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87395201185982">
                <text:p>0.00187395201185982</text:p>
              </table:table-cell>
              <table:table-cell office:value-type="float" office:value="146">
                <text:p>146</text:p>
              </table:table-cell>
              <table:table-cell office:value-type="float" office:value="0.003427450397416">
                <text:p>0.003427450397416</text:p>
              </table:table-cell>
              <table:table-cell office:value-type="float" office:value="146">
                <text:p>146</text:p>
              </table:table-cell>
              <table:table-cell office:value-type="float" office:value="0.00757194708367263">
                <text:p>0.00757194708367263</text:p>
              </table:table-cell>
              <table:table-cell office:value-type="float" office:value="146">
                <text:p>146</text:p>
              </table:table-cell>
              <table:table-cell office:value-type="float" office:value="0.002029091">
                <text:p>0.002029091</text:p>
              </table:table-cell>
              <table:table-cell office:value-type="float" office:value="146">
                <text:p>146</text:p>
              </table:table-cell>
              <table:table-cell office:value-type="float" office:value="0.003638334">
                <text:p>0.003638334</text:p>
              </table:table-cell>
              <table:table-cell office:value-type="float" office:value="146">
                <text:p>146</text:p>
              </table:table-cell>
              <table:table-cell office:value-type="float" office:value="0.008076131">
                <text:p>0.00807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76329273036522">
                <text:p>0.00176329273036522</text:p>
              </table:table-cell>
              <table:table-cell office:value-type="float" office:value="150">
                <text:p>150</text:p>
              </table:table-cell>
              <table:table-cell office:value-type="float" office:value="0.00326288526059352">
                <text:p>0.00326288526059352</text:p>
              </table:table-cell>
              <table:table-cell office:value-type="float" office:value="150">
                <text:p>150</text:p>
              </table:table-cell>
              <table:table-cell office:value-type="float" office:value="0.00710288403444931">
                <text:p>0.00710288403444931</text:p>
              </table:table-cell>
              <table:table-cell office:value-type="float" office:value="150">
                <text:p>150</text:p>
              </table:table-cell>
              <table:table-cell office:value-type="float" office:value="0.001898796">
                <text:p>0.001898796</text:p>
              </table:table-cell>
              <table:table-cell office:value-type="float" office:value="150">
                <text:p>150</text:p>
              </table:table-cell>
              <table:table-cell office:value-type="float" office:value="0.003404669">
                <text:p>0.003404669</text:p>
              </table:table-cell>
              <table:table-cell office:value-type="float" office:value="150">
                <text:p>150</text:p>
              </table:table-cell>
              <table:table-cell office:value-type="float" office:value="0.007557345">
                <text:p>0.007557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2746243670093">
                <text:p>0.00162746243670093</text:p>
              </table:table-cell>
              <table:table-cell office:value-type="float" office:value="154">
                <text:p>154</text:p>
              </table:table-cell>
              <table:table-cell office:value-type="float" office:value="0.0030042745837964">
                <text:p>0.0030042745837964</text:p>
              </table:table-cell>
              <table:table-cell office:value-type="float" office:value="154">
                <text:p>154</text:p>
              </table:table-cell>
              <table:table-cell office:value-type="float" office:value="0.00655168399814599">
                <text:p>0.00655168399814599</text:p>
              </table:table-cell>
              <table:table-cell office:value-type="float" office:value="154">
                <text:p>154</text:p>
              </table:table-cell>
              <table:table-cell office:value-type="float" office:value="0.001766009">
                <text:p>0.001766009</text:p>
              </table:table-cell>
              <table:table-cell office:value-type="float" office:value="154">
                <text:p>154</text:p>
              </table:table-cell>
              <table:table-cell office:value-type="float" office:value="0.003166542">
                <text:p>0.003166542</text:p>
              </table:table-cell>
              <table:table-cell office:value-type="float" office:value="154">
                <text:p>154</text:p>
              </table:table-cell>
              <table:table-cell office:value-type="float" office:value="0.007028678">
                <text:p>0.007028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47135266359629">
                <text:p>0.00147135266359629</text:p>
              </table:table-cell>
              <table:table-cell office:value-type="float" office:value="158">
                <text:p>158</text:p>
              </table:table-cell>
              <table:table-cell office:value-type="float" office:value="0.00277447445244972">
                <text:p>0.00277447445244972</text:p>
              </table:table-cell>
              <table:table-cell office:value-type="float" office:value="158">
                <text:p>158</text:p>
              </table:table-cell>
              <table:table-cell office:value-type="float" office:value="0.00607493425463373">
                <text:p>0.00607493425463373</text:p>
              </table:table-cell>
              <table:table-cell office:value-type="float" office:value="158">
                <text:p>158</text:p>
              </table:table-cell>
              <table:table-cell office:value-type="float" office:value="0.001630882">
                <text:p>0.001630882</text:p>
              </table:table-cell>
              <table:table-cell office:value-type="float" office:value="158">
                <text:p>158</text:p>
              </table:table-cell>
              <table:table-cell office:value-type="float" office:value="0.002924228">
                <text:p>0.002924228</text:p>
              </table:table-cell>
              <table:table-cell office:value-type="float" office:value="158">
                <text:p>158</text:p>
              </table:table-cell>
              <table:table-cell office:value-type="float" office:value="0.006490729">
                <text:p>0.006490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725902884898">
                <text:p>0.0013725902884898</text:p>
              </table:table-cell>
              <table:table-cell office:value-type="float" office:value="162">
                <text:p>162</text:p>
              </table:table-cell>
              <table:table-cell office:value-type="float" office:value="0.0025364082131158">
                <text:p>0.0025364082131158</text:p>
              </table:table-cell>
              <table:table-cell office:value-type="float" office:value="162">
                <text:p>162</text:p>
              </table:table-cell>
              <table:table-cell office:value-type="float" office:value="0.00554673606866475">
                <text:p>0.00554673606866475</text:p>
              </table:table-cell>
              <table:table-cell office:value-type="float" office:value="162">
                <text:p>162</text:p>
              </table:table-cell>
              <table:table-cell office:value-type="float" office:value="0.001493576">
                <text:p>0.001493576</text:p>
              </table:table-cell>
              <table:table-cell office:value-type="float" office:value="162">
                <text:p>162</text:p>
              </table:table-cell>
              <table:table-cell office:value-type="float" office:value="0.002678011">
                <text:p>0.002678011</text:p>
              </table:table-cell>
              <table:table-cell office:value-type="float" office:value="162">
                <text:p>162</text:p>
              </table:table-cell>
              <table:table-cell office:value-type="float" office:value="0.005944125">
                <text:p>0.005944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3305640575902">
                <text:p>0.00123305640575902</text:p>
              </table:table-cell>
              <table:table-cell office:value-type="float" office:value="166">
                <text:p>166</text:p>
              </table:table-cell>
              <table:table-cell office:value-type="float" office:value="0.00233250408896833">
                <text:p>0.00233250408896833</text:p>
              </table:table-cell>
              <table:table-cell office:value-type="float" office:value="166">
                <text:p>166</text:p>
              </table:table-cell>
              <table:table-cell office:value-type="float" office:value="0.00505210893767744">
                <text:p>0.00505210893767744</text:p>
              </table:table-cell>
              <table:table-cell office:value-type="float" office:value="166">
                <text:p>166</text:p>
              </table:table-cell>
              <table:table-cell office:value-type="float" office:value="0.001354259">
                <text:p>0.001354259</text:p>
              </table:table-cell>
              <table:table-cell office:value-type="float" office:value="166">
                <text:p>166</text:p>
              </table:table-cell>
              <table:table-cell office:value-type="float" office:value="0.002428192">
                <text:p>0.002428192</text:p>
              </table:table-cell>
              <table:table-cell office:value-type="float" office:value="166">
                <text:p>166</text:p>
              </table:table-cell>
              <table:table-cell office:value-type="float" office:value="0.005389509">
                <text:p>0.005389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884785140903">
                <text:p>0.00111884785140903</text:p>
              </table:table-cell>
              <table:table-cell office:value-type="float" office:value="170">
                <text:p>170</text:p>
              </table:table-cell>
              <table:table-cell office:value-type="float" office:value="0.00209635369995339">
                <text:p>0.00209635369995339</text:p>
              </table:table-cell>
              <table:table-cell office:value-type="float" office:value="170">
                <text:p>170</text:p>
              </table:table-cell>
              <table:table-cell office:value-type="float" office:value="0.00453905121015639">
                <text:p>0.00453905121015639</text:p>
              </table:table-cell>
              <table:table-cell office:value-type="float" office:value="170">
                <text:p>170</text:p>
              </table:table-cell>
              <table:table-cell office:value-type="float" office:value="0.001213111">
                <text:p>0.001213111</text:p>
              </table:table-cell>
              <table:table-cell office:value-type="float" office:value="170">
                <text:p>170</text:p>
              </table:table-cell>
              <table:table-cell office:value-type="float" office:value="0.002175088">
                <text:p>0.002175088</text:p>
              </table:table-cell>
              <table:table-cell office:value-type="float" office:value="170">
                <text:p>170</text:p>
              </table:table-cell>
              <table:table-cell office:value-type="float" office:value="0.004827519">
                <text:p>0.004827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79456638382849">
                <text:p>0.000979456638382849</text:p>
              </table:table-cell>
              <table:table-cell office:value-type="float" office:value="174">
                <text:p>174</text:p>
              </table:table-cell>
              <table:table-cell office:value-type="float" office:value="0.00179392595408265">
                <text:p>0.00179392595408265</text:p>
              </table:table-cell>
              <table:table-cell office:value-type="float" office:value="174">
                <text:p>174</text:p>
              </table:table-cell>
              <table:table-cell office:value-type="float" office:value="0.00402424650666058">
                <text:p>0.00402424650666058</text:p>
              </table:table-cell>
              <table:table-cell office:value-type="float" office:value="174">
                <text:p>174</text:p>
              </table:table-cell>
              <table:table-cell office:value-type="float" office:value="0.001070329">
                <text:p>0.001070329</text:p>
              </table:table-cell>
              <table:table-cell office:value-type="float" office:value="174">
                <text:p>174</text:p>
              </table:table-cell>
              <table:table-cell office:value-type="float" office:value="0.001919027">
                <text:p>0.001919027</text:p>
              </table:table-cell>
              <table:table-cell office:value-type="float" office:value="174">
                <text:p>174</text:p>
              </table:table-cell>
              <table:table-cell office:value-type="float" office:value="0.004258728">
                <text:p>0.00425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45481050878432">
                <text:p>0.000845481050878432</text:p>
              </table:table-cell>
              <table:table-cell office:value-type="float" office:value="178">
                <text:p>178</text:p>
              </table:table-cell>
              <table:table-cell office:value-type="float" office:value="0.00154182276279152">
                <text:p>0.00154182276279152</text:p>
              </table:table-cell>
              <table:table-cell office:value-type="float" office:value="178">
                <text:p>178</text:p>
              </table:table-cell>
              <table:table-cell office:value-type="float" office:value="0.00339856706129995">
                <text:p>0.00339856706129995</text:p>
              </table:table-cell>
              <table:table-cell office:value-type="float" office:value="178">
                <text:p>178</text:p>
              </table:table-cell>
              <table:table-cell office:value-type="float" office:value="0.0009261473">
                <text:p>0.0009261473</text:p>
              </table:table-cell>
              <table:table-cell office:value-type="float" office:value="178">
                <text:p>178</text:p>
              </table:table-cell>
              <table:table-cell office:value-type="float" office:value="0.00166035">
                <text:p>0.00166035</text:p>
              </table:table-cell>
              <table:table-cell office:value-type="float" office:value="178">
                <text:p>178</text:p>
              </table:table-cell>
              <table:table-cell office:value-type="float" office:value="0.003683496">
                <text:p>0.003683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0920527834058">
                <text:p>0.00070920527834058</text:p>
              </table:table-cell>
              <table:table-cell office:value-type="float" office:value="182">
                <text:p>182</text:p>
              </table:table-cell>
              <table:table-cell office:value-type="float" office:value="0.00132263551049151">
                <text:p>0.00132263551049151</text:p>
              </table:table-cell>
              <table:table-cell office:value-type="float" office:value="182">
                <text:p>182</text:p>
              </table:table-cell>
              <table:table-cell office:value-type="float" office:value="0.00291552820427855">
                <text:p>0.00291552820427855</text:p>
              </table:table-cell>
              <table:table-cell office:value-type="float" office:value="182">
                <text:p>182</text:p>
              </table:table-cell>
              <table:table-cell office:value-type="float" office:value="0.0007808915">
                <text:p>0.0007808915</text:p>
              </table:table-cell>
              <table:table-cell office:value-type="float" office:value="182">
                <text:p>182</text:p>
              </table:table-cell>
              <table:table-cell office:value-type="float" office:value="0.001399399">
                <text:p>0.001399399</text:p>
              </table:table-cell>
              <table:table-cell office:value-type="float" office:value="182">
                <text:p>182</text:p>
              </table:table-cell>
              <table:table-cell office:value-type="float" office:value="0.003101601">
                <text:p>0.00310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584902114483089">
                <text:p>0.000584902114483089</text:p>
              </table:table-cell>
              <table:table-cell office:value-type="float" office:value="186">
                <text:p>186</text:p>
              </table:table-cell>
              <table:table-cell office:value-type="float" office:value="0.00109365063459972">
                <text:p>0.00109365063459972</text:p>
              </table:table-cell>
              <table:table-cell office:value-type="float" office:value="186">
                <text:p>186</text:p>
              </table:table-cell>
              <table:table-cell office:value-type="float" office:value="0.0023891672547097">
                <text:p>0.0023891672547097</text:p>
              </table:table-cell>
              <table:table-cell office:value-type="float" office:value="186">
                <text:p>186</text:p>
              </table:table-cell>
              <table:table-cell office:value-type="float" office:value="0.0006351215">
                <text:p>0.0006351215</text:p>
              </table:table-cell>
              <table:table-cell office:value-type="float" office:value="186">
                <text:p>186</text:p>
              </table:table-cell>
              <table:table-cell office:value-type="float" office:value="0.001136449">
                <text:p>0.001136449</text:p>
              </table:table-cell>
              <table:table-cell office:value-type="float" office:value="186">
                <text:p>186</text:p>
              </table:table-cell>
              <table:table-cell office:value-type="float" office:value="0.002511324">
                <text:p>0.00251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53220888758858">
                <text:p>0.000453220888758858</text:p>
              </table:table-cell>
              <table:table-cell office:value-type="float" office:value="190">
                <text:p>190</text:p>
              </table:table-cell>
              <table:table-cell office:value-type="float" office:value="0.000860787472043963">
                <text:p>0.000860787472043963</text:p>
              </table:table-cell>
              <table:table-cell office:value-type="float" office:value="190">
                <text:p>190</text:p>
              </table:table-cell>
              <table:table-cell office:value-type="float" office:value="0.00184807347442037">
                <text:p>0.00184807347442037</text:p>
              </table:table-cell>
              <table:table-cell office:value-type="float" office:value="190">
                <text:p>190</text:p>
              </table:table-cell>
              <table:table-cell office:value-type="float" office:value="0.0004900087">
                <text:p>0.0004900087</text:p>
              </table:table-cell>
              <table:table-cell office:value-type="float" office:value="190">
                <text:p>190</text:p>
              </table:table-cell>
              <table:table-cell office:value-type="float" office:value="0.0008714889">
                <text:p>0.0008714889</text:p>
              </table:table-cell>
              <table:table-cell office:value-type="float" office:value="190">
                <text:p>190</text:p>
              </table:table-cell>
              <table:table-cell office:value-type="float" office:value="0.001907285">
                <text:p>0.001907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30335687067548">
                <text:p>0.000330335687067548</text:p>
              </table:table-cell>
              <table:table-cell office:value-type="float" office:value="194">
                <text:p>194</text:p>
              </table:table-cell>
              <table:table-cell office:value-type="float" office:value="0.000578449949882972">
                <text:p>0.000578449949882972</text:p>
              </table:table-cell>
              <table:table-cell office:value-type="float" office:value="194">
                <text:p>194</text:p>
              </table:table-cell>
              <table:table-cell office:value-type="float" office:value="0.00123529835825997">
                <text:p>0.00123529835825997</text:p>
              </table:table-cell>
              <table:table-cell office:value-type="float" office:value="194">
                <text:p>194</text:p>
              </table:table-cell>
              <table:table-cell office:value-type="float" office:value="0.0003482959">
                <text:p>0.0003482959</text:p>
              </table:table-cell>
              <table:table-cell office:value-type="float" office:value="194">
                <text:p>194</text:p>
              </table:table-cell>
              <table:table-cell office:value-type="float" office:value="0.0006034508">
                <text:p>0.0006034508</text:p>
              </table:table-cell>
              <table:table-cell office:value-type="float" office:value="194">
                <text:p>194</text:p>
              </table:table-cell>
              <table:table-cell office:value-type="float" office:value="0.001275464">
                <text:p>0.001275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5760322836269">
                <text:p>0.000185760322836269</text:p>
              </table:table-cell>
              <table:table-cell office:value-type="float" office:value="198">
                <text:p>198</text:p>
              </table:table-cell>
              <table:table-cell office:value-type="float" office:value="0.000305939167580011">
                <text:p>0.000305939167580011</text:p>
              </table:table-cell>
              <table:table-cell office:value-type="float" office:value="198">
                <text:p>198</text:p>
              </table:table-cell>
              <table:table-cell office:value-type="float" office:value="0.000534664908702213">
                <text:p>0.000534664908702213</text:p>
              </table:table-cell>
              <table:table-cell office:value-type="float" office:value="NaN">
                <text:p>NaN</text:p>
              </table:table-cell>
              <table:table-cell office:value-type="float" office:value="0.0002166849">
                <text:p>0.0002166849</text:p>
              </table:table-cell>
              <table:table-cell office:value-type="float" office:value="198">
                <text:p>198</text:p>
              </table:table-cell>
              <table:table-cell office:value-type="float" office:value="0.0003277755">
                <text:p>0.0003277755</text:p>
              </table:table-cell>
              <table:table-cell office:value-type="float" office:value="198">
                <text:p>198</text:p>
              </table:table-cell>
              <table:table-cell office:value-type="float" office:value="0.0005823668">
                <text:p>0.0005823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4g.B4:slab_water_4g.B53 slab_water_4g.E4:slab_water_4g.E4 slab_water_4g.D4:slab_water_4g.D203 slab_water_4g.E54:slab_water_4g.E54 slab_water_4g.E104:slab_water_4g.E104 slab_water_4g.E154:slab_water_4g.E154 slab_water_4g.I4:slab_water_4g.I4 slab_water_4g.H4:slab_water_4g.H203 slab_water_4g.I54:slab_water_4g.I54 slab_water_4g.I104:slab_water_4g.I104 slab_water_4g.I154:slab_water_4g.I154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4g.D4:slab_water_4g.D53" chart:label-cell-address="slab_water_4g.E4:slab_water_4g.E4" chart:class="chart:scatter">
            <chart:domain table:cell-range-address="slab_water_4g.B4:slab_water_4g.B53"/>
            <chart:data-point chart:repeated="50"/>
          </chart:series>
          <chart:series chart:style-name="ch8" chart:values-cell-range-address="slab_water_4g.D54:slab_water_4g.D103" chart:label-cell-address="slab_water_4g.E54:slab_water_4g.E54" chart:class="chart:scatter">
            <chart:domain table:cell-range-address="slab_water_4g.B54:slab_water_4g.B103"/>
            <chart:data-point chart:repeated="50"/>
          </chart:series>
          <chart:series chart:style-name="ch9" chart:values-cell-range-address="slab_water_4g.D104:slab_water_4g.D153" chart:label-cell-address="slab_water_4g.E104:slab_water_4g.E104" chart:class="chart:scatter">
            <chart:domain table:cell-range-address="slab_water_4g.B104:slab_water_4g.B153"/>
            <chart:data-point chart:repeated="50"/>
          </chart:series>
          <chart:series chart:style-name="ch10" chart:values-cell-range-address="slab_water_4g.D154:slab_water_4g.D203" chart:label-cell-address="slab_water_4g.E154:slab_water_4g.E154" chart:class="chart:scatter">
            <chart:domain table:cell-range-address="slab_water_4g.B154:slab_water_4g.B203"/>
            <chart:data-point chart:repeated="50"/>
          </chart:series>
          <chart:series chart:style-name="ch11" chart:values-cell-range-address="slab_water_4g.H4:slab_water_4g.H53" chart:label-cell-address="slab_water_4g.I4:slab_water_4g.I4" chart:class="chart:scatter">
            <chart:domain table:cell-range-address="slab_water_4g.G4:slab_water_4g.G52"/>
            <chart:data-point chart:repeated="50"/>
          </chart:series>
          <chart:series chart:style-name="ch12" chart:values-cell-range-address="slab_water_4g.H54:slab_water_4g.H103" chart:label-cell-address="slab_water_4g.I54:slab_water_4g.I54" chart:class="chart:scatter">
            <chart:domain table:cell-range-address="slab_water_4g.G54:slab_water_4g.G103"/>
            <chart:data-point chart:repeated="50"/>
          </chart:series>
          <chart:series chart:style-name="ch13" chart:values-cell-range-address="slab_water_4g.H104:slab_water_4g.H153" chart:label-cell-address="slab_water_4g.I104:slab_water_4g.I104" chart:class="chart:scatter">
            <chart:domain table:cell-range-address="slab_water_4g.G104:slab_water_4g.G153"/>
            <chart:data-point chart:repeated="50"/>
          </chart:series>
          <chart:series chart:style-name="ch14" chart:values-cell-range-address="slab_water_4g.H154:slab_water_4g.H203" chart:label-cell-address="slab_water_4g.I154:slab_water_4g.I154" chart:class="chart:scatter">
            <chart:domain table:cell-range-address="slab_water_4g.G154:slab_water_4g.G203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4g.E4:slab_water_4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4g.E54:slab_water_4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4g.E104:slab_water_4g.E1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4g</text:p>
                <draw:g>
                  <svg:desc>slab_water_4g.E154:slab_water_4g.E1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4g.I4:slab_water_4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4g.I54:slab_water_4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4g.I104:slab_water_4g.I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4g</text:p>
                <draw:g>
                  <svg:desc>slab_water_4g.I154:slab_water_4g.I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4g.B4:slab_water_4g.B53</svg:desc>
                </draw:g>
              </table:table-cell>
              <table:table-cell office:value-type="float" office:value="0.00446918950531326">
                <text:p>0.00446918950531326</text:p>
                <draw:g>
                  <svg:desc>slab_water_4g.D4:slab_water_4g.D53</svg:desc>
                </draw:g>
              </table:table-cell>
              <table:table-cell office:value-type="float" office:value="2">
                <text:p>2</text:p>
                <draw:g>
                  <svg:desc>slab_water_4g.B54:slab_water_4g.B103</svg:desc>
                </draw:g>
              </table:table-cell>
              <table:table-cell office:value-type="float" office:value="0.00417080118103038">
                <text:p>0.00417080118103038</text:p>
                <draw:g>
                  <svg:desc>slab_water_4g.D54:slab_water_4g.D103</svg:desc>
                </draw:g>
              </table:table-cell>
              <table:table-cell office:value-type="float" office:value="2">
                <text:p>2</text:p>
                <draw:g>
                  <svg:desc>slab_water_4g.B104:slab_water_4g.B153</svg:desc>
                </draw:g>
              </table:table-cell>
              <table:table-cell office:value-type="float" office:value="0.00408706237182689">
                <text:p>0.00408706237182689</text:p>
                <draw:g>
                  <svg:desc>slab_water_4g.D104:slab_water_4g.D153</svg:desc>
                </draw:g>
              </table:table-cell>
              <table:table-cell office:value-type="float" office:value="2">
                <text:p>2</text:p>
                <draw:g>
                  <svg:desc>slab_water_4g.B154:slab_water_4g.B203</svg:desc>
                </draw:g>
              </table:table-cell>
              <table:table-cell office:value-type="float" office:value="0.0180111747464762">
                <text:p>0.0180111747464762</text:p>
                <draw:g>
                  <svg:desc>slab_water_4g.D154:slab_water_4g.D203</svg:desc>
                </draw:g>
              </table:table-cell>
              <table:table-cell office:value-type="float" office:value="2">
                <text:p>2</text:p>
                <draw:g>
                  <svg:desc>slab_water_4g.G4:slab_water_4g.G52</svg:desc>
                </draw:g>
              </table:table-cell>
              <table:table-cell office:value-type="float" office:value="0.004435527">
                <text:p>0.004435527</text:p>
                <draw:g>
                  <svg:desc>slab_water_4g.H4:slab_water_4g.H53</svg:desc>
                </draw:g>
              </table:table-cell>
              <table:table-cell office:value-type="float" office:value="2">
                <text:p>2</text:p>
                <draw:g>
                  <svg:desc>slab_water_4g.G54:slab_water_4g.G103</svg:desc>
                </draw:g>
              </table:table-cell>
              <table:table-cell office:value-type="float" office:value="0.004064574">
                <text:p>0.004064574</text:p>
                <draw:g>
                  <svg:desc>slab_water_4g.H54:slab_water_4g.H103</svg:desc>
                </draw:g>
              </table:table-cell>
              <table:table-cell office:value-type="float" office:value="2">
                <text:p>2</text:p>
                <draw:g>
                  <svg:desc>slab_water_4g.G104:slab_water_4g.G153</svg:desc>
                </draw:g>
              </table:table-cell>
              <table:table-cell office:value-type="float" office:value="0.003957006">
                <text:p>0.003957006</text:p>
                <draw:g>
                  <svg:desc>slab_water_4g.H104:slab_water_4g.H153</svg:desc>
                </draw:g>
              </table:table-cell>
              <table:table-cell office:value-type="float" office:value="2">
                <text:p>2</text:p>
                <draw:g>
                  <svg:desc>slab_water_4g.G154:slab_water_4g.G203</svg:desc>
                </draw:g>
              </table:table-cell>
              <table:table-cell office:value-type="float" office:value="0.01766666">
                <text:p>0.01766666</text:p>
                <draw:g>
                  <svg:desc>slab_water_4g.H154:slab_water_4g.H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39144859697659">
                <text:p>0.00439144859697659</text:p>
              </table:table-cell>
              <table:table-cell office:value-type="float" office:value="6">
                <text:p>6</text:p>
              </table:table-cell>
              <table:table-cell office:value-type="float" office:value="0.00414544773533728">
                <text:p>0.00414544773533728</text:p>
              </table:table-cell>
              <table:table-cell office:value-type="float" office:value="6">
                <text:p>6</text:p>
              </table:table-cell>
              <table:table-cell office:value-type="float" office:value="0.00404867001120591">
                <text:p>0.00404867001120591</text:p>
              </table:table-cell>
              <table:table-cell office:value-type="float" office:value="6">
                <text:p>6</text:p>
              </table:table-cell>
              <table:table-cell office:value-type="float" office:value="0.0180251988238653">
                <text:p>0.0180251988238653</text:p>
              </table:table-cell>
              <table:table-cell office:value-type="float" office:value="6">
                <text:p>6</text:p>
              </table:table-cell>
              <table:table-cell office:value-type="float" office:value="0.004431979">
                <text:p>0.004431979</text:p>
              </table:table-cell>
              <table:table-cell office:value-type="float" office:value="6">
                <text:p>6</text:p>
              </table:table-cell>
              <table:table-cell office:value-type="float" office:value="0.004061321">
                <text:p>0.004061321</text:p>
              </table:table-cell>
              <table:table-cell office:value-type="float" office:value="6">
                <text:p>6</text:p>
              </table:table-cell>
              <table:table-cell office:value-type="float" office:value="0.003953837">
                <text:p>0.003953837</text:p>
              </table:table-cell>
              <table:table-cell office:value-type="float" office:value="6">
                <text:p>6</text:p>
              </table:table-cell>
              <table:table-cell office:value-type="float" office:value="0.01765249">
                <text:p>0.01765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1149955059902">
                <text:p>0.00441149955059902</text:p>
              </table:table-cell>
              <table:table-cell office:value-type="float" office:value="10">
                <text:p>10</text:p>
              </table:table-cell>
              <table:table-cell office:value-type="float" office:value="0.00417755244142637">
                <text:p>0.00417755244142637</text:p>
              </table:table-cell>
              <table:table-cell office:value-type="float" office:value="10">
                <text:p>10</text:p>
              </table:table-cell>
              <table:table-cell office:value-type="float" office:value="0.00406689551673843">
                <text:p>0.00406689551673843</text:p>
              </table:table-cell>
              <table:table-cell office:value-type="float" office:value="10">
                <text:p>10</text:p>
              </table:table-cell>
              <table:table-cell office:value-type="float" office:value="0.0179634523178402">
                <text:p>0.0179634523178402</text:p>
              </table:table-cell>
              <table:table-cell office:value-type="float" office:value="10">
                <text:p>10</text:p>
              </table:table-cell>
              <table:table-cell office:value-type="float" office:value="0.004424879">
                <text:p>0.004424879</text:p>
              </table:table-cell>
              <table:table-cell office:value-type="float" office:value="10">
                <text:p>10</text:p>
              </table:table-cell>
              <table:table-cell office:value-type="float" office:value="0.004054812">
                <text:p>0.004054812</text:p>
              </table:table-cell>
              <table:table-cell office:value-type="float" office:value="10">
                <text:p>10</text:p>
              </table:table-cell>
              <table:table-cell office:value-type="float" office:value="0.003947496">
                <text:p>0.003947496</text:p>
              </table:table-cell>
              <table:table-cell office:value-type="float" office:value="10">
                <text:p>10</text:p>
              </table:table-cell>
              <table:table-cell office:value-type="float" office:value="0.01762413">
                <text:p>0.01762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39515744388941">
                <text:p>0.00439515744388941</text:p>
              </table:table-cell>
              <table:table-cell office:value-type="float" office:value="14">
                <text:p>14</text:p>
              </table:table-cell>
              <table:table-cell office:value-type="float" office:value="0.00413849364737574">
                <text:p>0.00413849364737574</text:p>
              </table:table-cell>
              <table:table-cell office:value-type="float" office:value="14">
                <text:p>14</text:p>
              </table:table-cell>
              <table:table-cell office:value-type="float" office:value="0.00402864803294999">
                <text:p>0.00402864803294999</text:p>
              </table:table-cell>
              <table:table-cell office:value-type="float" office:value="14">
                <text:p>14</text:p>
              </table:table-cell>
              <table:table-cell office:value-type="float" office:value="0.01796710321402">
                <text:p>0.01796710321402</text:p>
              </table:table-cell>
              <table:table-cell office:value-type="float" office:value="14">
                <text:p>14</text:p>
              </table:table-cell>
              <table:table-cell office:value-type="float" office:value="0.004414224">
                <text:p>0.004414224</text:p>
              </table:table-cell>
              <table:table-cell office:value-type="float" office:value="14">
                <text:p>14</text:p>
              </table:table-cell>
              <table:table-cell office:value-type="float" office:value="0.004045044">
                <text:p>0.004045044</text:p>
              </table:table-cell>
              <table:table-cell office:value-type="float" office:value="14">
                <text:p>14</text:p>
              </table:table-cell>
              <table:table-cell office:value-type="float" office:value="0.003937979">
                <text:p>0.003937979</text:p>
              </table:table-cell>
              <table:table-cell office:value-type="float" office:value="14">
                <text:p>14</text:p>
              </table:table-cell>
              <table:table-cell office:value-type="float" office:value="0.01758158">
                <text:p>0.01758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34731911378735">
                <text:p>0.00434731911378735</text:p>
              </table:table-cell>
              <table:table-cell office:value-type="float" office:value="18">
                <text:p>18</text:p>
              </table:table-cell>
              <table:table-cell office:value-type="float" office:value="0.00410995291136694">
                <text:p>0.00410995291136694</text:p>
              </table:table-cell>
              <table:table-cell office:value-type="float" office:value="18">
                <text:p>18</text:p>
              </table:table-cell>
              <table:table-cell office:value-type="float" office:value="0.00401042252741747">
                <text:p>0.00401042252741747</text:p>
              </table:table-cell>
              <table:table-cell office:value-type="float" office:value="18">
                <text:p>18</text:p>
              </table:table-cell>
              <table:table-cell office:value-type="float" office:value="0.0177834573411024">
                <text:p>0.0177834573411024</text:p>
              </table:table-cell>
              <table:table-cell office:value-type="float" office:value="18">
                <text:p>18</text:p>
              </table:table-cell>
              <table:table-cell office:value-type="float" office:value="0.004400006">
                <text:p>0.004400006</text:p>
              </table:table-cell>
              <table:table-cell office:value-type="float" office:value="18">
                <text:p>18</text:p>
              </table:table-cell>
              <table:table-cell office:value-type="float" office:value="0.004032009">
                <text:p>0.004032009</text:p>
              </table:table-cell>
              <table:table-cell office:value-type="float" office:value="18">
                <text:p>18</text:p>
              </table:table-cell>
              <table:table-cell office:value-type="float" office:value="0.003925281">
                <text:p>0.003925281</text:p>
              </table:table-cell>
              <table:table-cell office:value-type="float" office:value="18">
                <text:p>18</text:p>
              </table:table-cell>
              <table:table-cell office:value-type="float" office:value="0.01752479">
                <text:p>0.01752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33755441527469">
                <text:p>0.00433755441527469</text:p>
              </table:table-cell>
              <table:table-cell office:value-type="float" office:value="22">
                <text:p>22</text:p>
              </table:table-cell>
              <table:table-cell office:value-type="float" office:value="0.00407602275718795">
                <text:p>0.00407602275718795</text:p>
              </table:table-cell>
              <table:table-cell office:value-type="float" office:value="22">
                <text:p>22</text:p>
              </table:table-cell>
              <table:table-cell office:value-type="float" office:value="0.00396832131988367">
                <text:p>0.00396832131988367</text:p>
              </table:table-cell>
              <table:table-cell office:value-type="float" office:value="22">
                <text:p>22</text:p>
              </table:table-cell>
              <table:table-cell office:value-type="float" office:value="0.0176950824732579">
                <text:p>0.0176950824732579</text:p>
              </table:table-cell>
              <table:table-cell office:value-type="float" office:value="22">
                <text:p>22</text:p>
              </table:table-cell>
              <table:table-cell office:value-type="float" office:value="0.004382215">
                <text:p>0.004382215</text:p>
              </table:table-cell>
              <table:table-cell office:value-type="float" office:value="22">
                <text:p>22</text:p>
              </table:table-cell>
              <table:table-cell office:value-type="float" office:value="0.004015699">
                <text:p>0.004015699</text:p>
              </table:table-cell>
              <table:table-cell office:value-type="float" office:value="22">
                <text:p>22</text:p>
              </table:table-cell>
              <table:table-cell office:value-type="float" office:value="0.003909391">
                <text:p>0.003909391</text:p>
              </table:table-cell>
              <table:table-cell office:value-type="float" office:value="22">
                <text:p>22</text:p>
              </table:table-cell>
              <table:table-cell office:value-type="float" office:value="0.01745375">
                <text:p>0.01745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29148358252952">
                <text:p>0.00429148358252952</text:p>
              </table:table-cell>
              <table:table-cell office:value-type="float" office:value="26">
                <text:p>26</text:p>
              </table:table-cell>
              <table:table-cell office:value-type="float" office:value="0.00405828983288603">
                <text:p>0.00405828983288603</text:p>
              </table:table-cell>
              <table:table-cell office:value-type="float" office:value="26">
                <text:p>26</text:p>
              </table:table-cell>
              <table:table-cell office:value-type="float" office:value="0.00393027666366077">
                <text:p>0.00393027666366077</text:p>
              </table:table-cell>
              <table:table-cell office:value-type="float" office:value="26">
                <text:p>26</text:p>
              </table:table-cell>
              <table:table-cell office:value-type="float" office:value="0.0175669534025666">
                <text:p>0.0175669534025666</text:p>
              </table:table-cell>
              <table:table-cell office:value-type="float" office:value="26">
                <text:p>26</text:p>
              </table:table-cell>
              <table:table-cell office:value-type="float" office:value="0.00436084">
                <text:p>0.00436084</text:p>
              </table:table-cell>
              <table:table-cell office:value-type="float" office:value="26">
                <text:p>26</text:p>
              </table:table-cell>
              <table:table-cell office:value-type="float" office:value="0.003996103">
                <text:p>0.003996103</text:p>
              </table:table-cell>
              <table:table-cell office:value-type="float" office:value="26">
                <text:p>26</text:p>
              </table:table-cell>
              <table:table-cell office:value-type="float" office:value="0.003890301">
                <text:p>0.003890301</text:p>
              </table:table-cell>
              <table:table-cell office:value-type="float" office:value="26">
                <text:p>26</text:p>
              </table:table-cell>
              <table:table-cell office:value-type="float" office:value="0.01736839">
                <text:p>0.01736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25836473861271">
                <text:p>0.00425836473861271</text:p>
              </table:table-cell>
              <table:table-cell office:value-type="float" office:value="30">
                <text:p>30</text:p>
              </table:table-cell>
              <table:table-cell office:value-type="float" office:value="0.00401134973914567">
                <text:p>0.00401134973914567</text:p>
              </table:table-cell>
              <table:table-cell office:value-type="float" office:value="30">
                <text:p>30</text:p>
              </table:table-cell>
              <table:table-cell office:value-type="float" office:value="0.00390480731650165">
                <text:p>0.00390480731650165</text:p>
              </table:table-cell>
              <table:table-cell office:value-type="float" office:value="30">
                <text:p>30</text:p>
              </table:table-cell>
              <table:table-cell office:value-type="float" office:value="0.0173361066576102">
                <text:p>0.0173361066576102</text:p>
              </table:table-cell>
              <table:table-cell office:value-type="float" office:value="30">
                <text:p>30</text:p>
              </table:table-cell>
              <table:table-cell office:value-type="float" office:value="0.004335868">
                <text:p>0.004335868</text:p>
              </table:table-cell>
              <table:table-cell office:value-type="float" office:value="30">
                <text:p>30</text:p>
              </table:table-cell>
              <table:table-cell office:value-type="float" office:value="0.003973209">
                <text:p>0.003973209</text:p>
              </table:table-cell>
              <table:table-cell office:value-type="float" office:value="30">
                <text:p>30</text:p>
              </table:table-cell>
              <table:table-cell office:value-type="float" office:value="0.003867999">
                <text:p>0.003867999</text:p>
              </table:table-cell>
              <table:table-cell office:value-type="float" office:value="30">
                <text:p>30</text:p>
              </table:table-cell>
              <table:table-cell office:value-type="float" office:value="0.01726867">
                <text:p>0.01726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24686151810967">
                <text:p>0.00424686151810967</text:p>
              </table:table-cell>
              <table:table-cell office:value-type="float" office:value="34">
                <text:p>34</text:p>
              </table:table-cell>
              <table:table-cell office:value-type="float" office:value="0.00399975959254311">
                <text:p>0.00399975959254311</text:p>
              </table:table-cell>
              <table:table-cell office:value-type="float" office:value="34">
                <text:p>34</text:p>
              </table:table-cell>
              <table:table-cell office:value-type="float" office:value="0.00389730269657649">
                <text:p>0.00389730269657649</text:p>
              </table:table-cell>
              <table:table-cell office:value-type="float" office:value="34">
                <text:p>34</text:p>
              </table:table-cell>
              <table:table-cell office:value-type="float" office:value="0.0171618198280742">
                <text:p>0.0171618198280742</text:p>
              </table:table-cell>
              <table:table-cell office:value-type="float" office:value="34">
                <text:p>34</text:p>
              </table:table-cell>
              <table:table-cell office:value-type="float" office:value="0.004307283">
                <text:p>0.004307283</text:p>
              </table:table-cell>
              <table:table-cell office:value-type="float" office:value="34">
                <text:p>34</text:p>
              </table:table-cell>
              <table:table-cell office:value-type="float" office:value="0.003947005">
                <text:p>0.003947005</text:p>
              </table:table-cell>
              <table:table-cell office:value-type="float" office:value="34">
                <text:p>34</text:p>
              </table:table-cell>
              <table:table-cell office:value-type="float" office:value="0.003842472">
                <text:p>0.003842472</text:p>
              </table:table-cell>
              <table:table-cell office:value-type="float" office:value="34">
                <text:p>34</text:p>
              </table:table-cell>
              <table:table-cell office:value-type="float" office:value="0.01715453">
                <text:p>0.0171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20754194576049">
                <text:p>0.00420754194576049</text:p>
              </table:table-cell>
              <table:table-cell office:value-type="float" office:value="38">
                <text:p>38</text:p>
              </table:table-cell>
              <table:table-cell office:value-type="float" office:value="0.00395641244424954">
                <text:p>0.00395641244424954</text:p>
              </table:table-cell>
              <table:table-cell office:value-type="float" office:value="38">
                <text:p>38</text:p>
              </table:table-cell>
              <table:table-cell office:value-type="float" office:value="0.0038706163840241">
                <text:p>0.0038706163840241</text:p>
              </table:table-cell>
              <table:table-cell office:value-type="float" office:value="38">
                <text:p>38</text:p>
              </table:table-cell>
              <table:table-cell office:value-type="float" office:value="0.0171514176714984">
                <text:p>0.0171514176714984</text:p>
              </table:table-cell>
              <table:table-cell office:value-type="float" office:value="38">
                <text:p>38</text:p>
              </table:table-cell>
              <table:table-cell office:value-type="float" office:value="0.00427507">
                <text:p>0.00427507</text:p>
              </table:table-cell>
              <table:table-cell office:value-type="float" office:value="38">
                <text:p>38</text:p>
              </table:table-cell>
              <table:table-cell office:value-type="float" office:value="0.003917475">
                <text:p>0.003917475</text:p>
              </table:table-cell>
              <table:table-cell office:value-type="float" office:value="38">
                <text:p>38</text:p>
              </table:table-cell>
              <table:table-cell office:value-type="float" office:value="0.003813705">
                <text:p>0.003813705</text:p>
              </table:table-cell>
              <table:table-cell office:value-type="float" office:value="38">
                <text:p>38</text:p>
              </table:table-cell>
              <table:table-cell office:value-type="float" office:value="0.01702592">
                <text:p>0.0170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18737509067203">
                <text:p>0.00418737509067203</text:p>
              </table:table-cell>
              <table:table-cell office:value-type="float" office:value="42">
                <text:p>42</text:p>
              </table:table-cell>
              <table:table-cell office:value-type="float" office:value="0.00395110995217887">
                <text:p>0.00395110995217887</text:p>
              </table:table-cell>
              <table:table-cell office:value-type="float" office:value="42">
                <text:p>42</text:p>
              </table:table-cell>
              <table:table-cell office:value-type="float" office:value="0.00384561064272908">
                <text:p>0.00384561064272908</text:p>
              </table:table-cell>
              <table:table-cell office:value-type="float" office:value="42">
                <text:p>42</text:p>
              </table:table-cell>
              <table:table-cell office:value-type="float" office:value="0.0170147408676877">
                <text:p>0.0170147408676877</text:p>
              </table:table-cell>
              <table:table-cell office:value-type="float" office:value="42">
                <text:p>42</text:p>
              </table:table-cell>
              <table:table-cell office:value-type="float" office:value="0.004239213">
                <text:p>0.004239213</text:p>
              </table:table-cell>
              <table:table-cell office:value-type="float" office:value="42">
                <text:p>42</text:p>
              </table:table-cell>
              <table:table-cell office:value-type="float" office:value="0.003884604">
                <text:p>0.003884604</text:p>
              </table:table-cell>
              <table:table-cell office:value-type="float" office:value="42">
                <text:p>42</text:p>
              </table:table-cell>
              <table:table-cell office:value-type="float" office:value="0.003781685">
                <text:p>0.003781685</text:p>
              </table:table-cell>
              <table:table-cell office:value-type="float" office:value="42">
                <text:p>42</text:p>
              </table:table-cell>
              <table:table-cell office:value-type="float" office:value="0.01688277">
                <text:p>0.01688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1151974527046">
                <text:p>0.0041151974527046</text:p>
              </table:table-cell>
              <table:table-cell office:value-type="float" office:value="46">
                <text:p>46</text:p>
              </table:table-cell>
              <table:table-cell office:value-type="float" office:value="0.00389741859804251">
                <text:p>0.00389741859804251</text:p>
              </table:table-cell>
              <table:table-cell office:value-type="float" office:value="46">
                <text:p>46</text:p>
              </table:table-cell>
              <table:table-cell office:value-type="float" office:value="0.00377804008803616">
                <text:p>0.00377804008803616</text:p>
              </table:table-cell>
              <table:table-cell office:value-type="float" office:value="46">
                <text:p>46</text:p>
              </table:table-cell>
              <table:table-cell office:value-type="float" office:value="0.016807798800099">
                <text:p>0.016807798800099</text:p>
              </table:table-cell>
              <table:table-cell office:value-type="float" office:value="46">
                <text:p>46</text:p>
              </table:table-cell>
              <table:table-cell office:value-type="float" office:value="0.004199694">
                <text:p>0.004199694</text:p>
              </table:table-cell>
              <table:table-cell office:value-type="float" office:value="46">
                <text:p>46</text:p>
              </table:table-cell>
              <table:table-cell office:value-type="float" office:value="0.003848377">
                <text:p>0.003848377</text:p>
              </table:table-cell>
              <table:table-cell office:value-type="float" office:value="46">
                <text:p>46</text:p>
              </table:table-cell>
              <table:table-cell office:value-type="float" office:value="0.003746396">
                <text:p>0.003746396</text:p>
              </table:table-cell>
              <table:table-cell office:value-type="float" office:value="46">
                <text:p>46</text:p>
              </table:table-cell>
              <table:table-cell office:value-type="float" office:value="0.01672501">
                <text:p>0.01672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09537830201422">
                <text:p>0.00409537830201422</text:p>
              </table:table-cell>
              <table:table-cell office:value-type="float" office:value="50">
                <text:p>50</text:p>
              </table:table-cell>
              <table:table-cell office:value-type="float" office:value="0.00384068483042299">
                <text:p>0.00384068483042299</text:p>
              </table:table-cell>
              <table:table-cell office:value-type="float" office:value="50">
                <text:p>50</text:p>
              </table:table-cell>
              <table:table-cell office:value-type="float" office:value="0.00375888737077543">
                <text:p>0.00375888737077543</text:p>
              </table:table-cell>
              <table:table-cell office:value-type="float" office:value="50">
                <text:p>50</text:p>
              </table:table-cell>
              <table:table-cell office:value-type="float" office:value="0.0166867976695683">
                <text:p>0.0166867976695683</text:p>
              </table:table-cell>
              <table:table-cell office:value-type="float" office:value="50">
                <text:p>50</text:p>
              </table:table-cell>
              <table:table-cell office:value-type="float" office:value="0.004156497">
                <text:p>0.004156497</text:p>
              </table:table-cell>
              <table:table-cell office:value-type="float" office:value="50">
                <text:p>50</text:p>
              </table:table-cell>
              <table:table-cell office:value-type="float" office:value="0.003808778">
                <text:p>0.003808778</text:p>
              </table:table-cell>
              <table:table-cell office:value-type="float" office:value="50">
                <text:p>50</text:p>
              </table:table-cell>
              <table:table-cell office:value-type="float" office:value="0.003707824">
                <text:p>0.003707824</text:p>
              </table:table-cell>
              <table:table-cell office:value-type="float" office:value="50">
                <text:p>50</text:p>
              </table:table-cell>
              <table:table-cell office:value-type="float" office:value="0.01655259">
                <text:p>0.01655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0391371156253">
                <text:p>0.0040391371156253</text:p>
              </table:table-cell>
              <table:table-cell office:value-type="float" office:value="54">
                <text:p>54</text:p>
              </table:table-cell>
              <table:table-cell office:value-type="float" office:value="0.00381159356245056">
                <text:p>0.00381159356245056</text:p>
              </table:table-cell>
              <table:table-cell office:value-type="float" office:value="54">
                <text:p>54</text:p>
              </table:table-cell>
              <table:table-cell office:value-type="float" office:value="0.00372255226117641">
                <text:p>0.00372255226117641</text:p>
              </table:table-cell>
              <table:table-cell office:value-type="float" office:value="54">
                <text:p>54</text:p>
              </table:table-cell>
              <table:table-cell office:value-type="float" office:value="0.0164312928877149">
                <text:p>0.0164312928877149</text:p>
              </table:table-cell>
              <table:table-cell office:value-type="float" office:value="54">
                <text:p>54</text:p>
              </table:table-cell>
              <table:table-cell office:value-type="float" office:value="0.004109606">
                <text:p>0.004109606</text:p>
              </table:table-cell>
              <table:table-cell office:value-type="float" office:value="54">
                <text:p>54</text:p>
              </table:table-cell>
              <table:table-cell office:value-type="float" office:value="0.003765794">
                <text:p>0.003765794</text:p>
              </table:table-cell>
              <table:table-cell office:value-type="float" office:value="54">
                <text:p>54</text:p>
              </table:table-cell>
              <table:table-cell office:value-type="float" office:value="0.003665955">
                <text:p>0.003665955</text:p>
              </table:table-cell>
              <table:table-cell office:value-type="float" office:value="54">
                <text:p>54</text:p>
              </table:table-cell>
              <table:table-cell office:value-type="float" office:value="0.01636544">
                <text:p>0.0163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2861905758348">
                <text:p>0.00402861905758348</text:p>
              </table:table-cell>
              <table:table-cell office:value-type="float" office:value="58">
                <text:p>58</text:p>
              </table:table-cell>
              <table:table-cell office:value-type="float" office:value="0.00378389311207045">
                <text:p>0.00378389311207045</text:p>
              </table:table-cell>
              <table:table-cell office:value-type="float" office:value="58">
                <text:p>58</text:p>
              </table:table-cell>
              <table:table-cell office:value-type="float" office:value="0.00366422484839903">
                <text:p>0.00366422484839903</text:p>
              </table:table-cell>
              <table:table-cell office:value-type="float" office:value="58">
                <text:p>58</text:p>
              </table:table-cell>
              <table:table-cell office:value-type="float" office:value="0.0162775206176654">
                <text:p>0.0162775206176654</text:p>
              </table:table-cell>
              <table:table-cell office:value-type="float" office:value="58">
                <text:p>58</text:p>
              </table:table-cell>
              <table:table-cell office:value-type="float" office:value="0.004059005">
                <text:p>0.004059005</text:p>
              </table:table-cell>
              <table:table-cell office:value-type="float" office:value="58">
                <text:p>58</text:p>
              </table:table-cell>
              <table:table-cell office:value-type="float" office:value="0.00371941">
                <text:p>0.00371941</text:p>
              </table:table-cell>
              <table:table-cell office:value-type="float" office:value="58">
                <text:p>58</text:p>
              </table:table-cell>
              <table:table-cell office:value-type="float" office:value="0.003620776">
                <text:p>0.003620776</text:p>
              </table:table-cell>
              <table:table-cell office:value-type="float" office:value="58">
                <text:p>58</text:p>
              </table:table-cell>
              <table:table-cell office:value-type="float" office:value="0.0161635">
                <text:p>0.0161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398796661837501">
                <text:p>0.00398796661837501</text:p>
              </table:table-cell>
              <table:table-cell office:value-type="float" office:value="62">
                <text:p>62</text:p>
              </table:table-cell>
              <table:table-cell office:value-type="float" office:value="0.00371017977967817">
                <text:p>0.00371017977967817</text:p>
              </table:table-cell>
              <table:table-cell office:value-type="float" office:value="62">
                <text:p>62</text:p>
              </table:table-cell>
              <table:table-cell office:value-type="float" office:value="0.00362533990654744">
                <text:p>0.00362533990654744</text:p>
              </table:table-cell>
              <table:table-cell office:value-type="float" office:value="62">
                <text:p>62</text:p>
              </table:table-cell>
              <table:table-cell office:value-type="float" office:value="0.0161414522965514">
                <text:p>0.0161414522965514</text:p>
              </table:table-cell>
              <table:table-cell office:value-type="float" office:value="62">
                <text:p>62</text:p>
              </table:table-cell>
              <table:table-cell office:value-type="float" office:value="0.00400468">
                <text:p>0.00400468</text:p>
              </table:table-cell>
              <table:table-cell office:value-type="float" office:value="62">
                <text:p>62</text:p>
              </table:table-cell>
              <table:table-cell office:value-type="float" office:value="0.003669613">
                <text:p>0.003669613</text:p>
              </table:table-cell>
              <table:table-cell office:value-type="float" office:value="62">
                <text:p>62</text:p>
              </table:table-cell>
              <table:table-cell office:value-type="float" office:value="0.003572274">
                <text:p>0.003572274</text:p>
              </table:table-cell>
              <table:table-cell office:value-type="float" office:value="62">
                <text:p>62</text:p>
              </table:table-cell>
              <table:table-cell office:value-type="float" office:value="0.01594672">
                <text:p>0.01594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88521996874332">
                <text:p>0.00388521996874332</text:p>
              </table:table-cell>
              <table:table-cell office:value-type="float" office:value="66">
                <text:p>66</text:p>
              </table:table-cell>
              <table:table-cell office:value-type="float" office:value="0.00367891535921777">
                <text:p>0.00367891535921777</text:p>
              </table:table-cell>
              <table:table-cell office:value-type="float" office:value="66">
                <text:p>66</text:p>
              </table:table-cell>
              <table:table-cell office:value-type="float" office:value="0.00356675171547151">
                <text:p>0.00356675171547151</text:p>
              </table:table-cell>
              <table:table-cell office:value-type="float" office:value="66">
                <text:p>66</text:p>
              </table:table-cell>
              <table:table-cell office:value-type="float" office:value="0.0159367992829167">
                <text:p>0.0159367992829167</text:p>
              </table:table-cell>
              <table:table-cell office:value-type="float" office:value="66">
                <text:p>66</text:p>
              </table:table-cell>
              <table:table-cell office:value-type="float" office:value="0.003946621">
                <text:p>0.003946621</text:p>
              </table:table-cell>
              <table:table-cell office:value-type="float" office:value="66">
                <text:p>66</text:p>
              </table:table-cell>
              <table:table-cell office:value-type="float" office:value="0.003616395">
                <text:p>0.003616395</text:p>
              </table:table-cell>
              <table:table-cell office:value-type="float" office:value="66">
                <text:p>66</text:p>
              </table:table-cell>
              <table:table-cell office:value-type="float" office:value="0.003520441">
                <text:p>0.003520441</text:p>
              </table:table-cell>
              <table:table-cell office:value-type="float" office:value="66">
                <text:p>66</text:p>
              </table:table-cell>
              <table:table-cell office:value-type="float" office:value="0.01571507">
                <text:p>0.01571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81231794661322">
                <text:p>0.00381231794661322</text:p>
              </table:table-cell>
              <table:table-cell office:value-type="float" office:value="70">
                <text:p>70</text:p>
              </table:table-cell>
              <table:table-cell office:value-type="float" office:value="0.00359091717113784">
                <text:p>0.00359091717113784</text:p>
              </table:table-cell>
              <table:table-cell office:value-type="float" office:value="70">
                <text:p>70</text:p>
              </table:table-cell>
              <table:table-cell office:value-type="float" office:value="0.00351995649856367">
                <text:p>0.00351995649856367</text:p>
              </table:table-cell>
              <table:table-cell office:value-type="float" office:value="70">
                <text:p>70</text:p>
              </table:table-cell>
              <table:table-cell office:value-type="float" office:value="0.0154880288064656">
                <text:p>0.0154880288064656</text:p>
              </table:table-cell>
              <table:table-cell office:value-type="float" office:value="70">
                <text:p>70</text:p>
              </table:table-cell>
              <table:table-cell office:value-type="float" office:value="0.003884818">
                <text:p>0.003884818</text:p>
              </table:table-cell>
              <table:table-cell office:value-type="float" office:value="70">
                <text:p>70</text:p>
              </table:table-cell>
              <table:table-cell office:value-type="float" office:value="0.003559746">
                <text:p>0.003559746</text:p>
              </table:table-cell>
              <table:table-cell office:value-type="float" office:value="70">
                <text:p>70</text:p>
              </table:table-cell>
              <table:table-cell office:value-type="float" office:value="0.003465268">
                <text:p>0.003465268</text:p>
              </table:table-cell>
              <table:table-cell office:value-type="float" office:value="70">
                <text:p>70</text:p>
              </table:table-cell>
              <table:table-cell office:value-type="float" office:value="0.01546851">
                <text:p>0.01546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77059341884401">
                <text:p>0.00377059341884401</text:p>
              </table:table-cell>
              <table:table-cell office:value-type="float" office:value="74">
                <text:p>74</text:p>
              </table:table-cell>
              <table:table-cell office:value-type="float" office:value="0.00355084423925949">
                <text:p>0.00355084423925949</text:p>
              </table:table-cell>
              <table:table-cell office:value-type="float" office:value="74">
                <text:p>74</text:p>
              </table:table-cell>
              <table:table-cell office:value-type="float" office:value="0.00344725730399912">
                <text:p>0.00344725730399912</text:p>
              </table:table-cell>
              <table:table-cell office:value-type="float" office:value="74">
                <text:p>74</text:p>
              </table:table-cell>
              <table:table-cell office:value-type="float" office:value="0.0152901850039599">
                <text:p>0.0152901850039599</text:p>
              </table:table-cell>
              <table:table-cell office:value-type="float" office:value="74">
                <text:p>74</text:p>
              </table:table-cell>
              <table:table-cell office:value-type="float" office:value="0.003819267">
                <text:p>0.003819267</text:p>
              </table:table-cell>
              <table:table-cell office:value-type="float" office:value="74">
                <text:p>74</text:p>
              </table:table-cell>
              <table:table-cell office:value-type="float" office:value="0.003499661">
                <text:p>0.003499661</text:p>
              </table:table-cell>
              <table:table-cell office:value-type="float" office:value="74">
                <text:p>74</text:p>
              </table:table-cell>
              <table:table-cell office:value-type="float" office:value="0.003406751">
                <text:p>0.003406751</text:p>
              </table:table-cell>
              <table:table-cell office:value-type="float" office:value="74">
                <text:p>74</text:p>
              </table:table-cell>
              <table:table-cell office:value-type="float" office:value="0.01520703">
                <text:p>0.01520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68276908296312">
                <text:p>0.00368276908296312</text:p>
              </table:table-cell>
              <table:table-cell office:value-type="float" office:value="78">
                <text:p>78</text:p>
              </table:table-cell>
              <table:table-cell office:value-type="float" office:value="0.00347121993209991">
                <text:p>0.00347121993209991</text:p>
              </table:table-cell>
              <table:table-cell office:value-type="float" office:value="78">
                <text:p>78</text:p>
              </table:table-cell>
              <table:table-cell office:value-type="float" office:value="0.00337986060150524">
                <text:p>0.00337986060150524</text:p>
              </table:table-cell>
              <table:table-cell office:value-type="float" office:value="78">
                <text:p>78</text:p>
              </table:table-cell>
              <table:table-cell office:value-type="float" office:value="0.0149618651260759">
                <text:p>0.0149618651260759</text:p>
              </table:table-cell>
              <table:table-cell office:value-type="float" office:value="78">
                <text:p>78</text:p>
              </table:table-cell>
              <table:table-cell office:value-type="float" office:value="0.003749965">
                <text:p>0.003749965</text:p>
              </table:table-cell>
              <table:table-cell office:value-type="float" office:value="78">
                <text:p>78</text:p>
              </table:table-cell>
              <table:table-cell office:value-type="float" office:value="0.003436141">
                <text:p>0.003436141</text:p>
              </table:table-cell>
              <table:table-cell office:value-type="float" office:value="78">
                <text:p>78</text:p>
              </table:table-cell>
              <table:table-cell office:value-type="float" office:value="0.003344889">
                <text:p>0.003344889</text:p>
              </table:table-cell>
              <table:table-cell office:value-type="float" office:value="78">
                <text:p>78</text:p>
              </table:table-cell>
              <table:table-cell office:value-type="float" office:value="0.01493061">
                <text:p>0.01493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3023674348702">
                <text:p>0.00363023674348702</text:p>
              </table:table-cell>
              <table:table-cell office:value-type="float" office:value="82">
                <text:p>82</text:p>
              </table:table-cell>
              <table:table-cell office:value-type="float" office:value="0.00341295047005555">
                <text:p>0.00341295047005555</text:p>
              </table:table-cell>
              <table:table-cell office:value-type="float" office:value="82">
                <text:p>82</text:p>
              </table:table-cell>
              <table:table-cell office:value-type="float" office:value="0.00332886395645398">
                <text:p>0.00332886395645398</text:p>
              </table:table-cell>
              <table:table-cell office:value-type="float" office:value="82">
                <text:p>82</text:p>
              </table:table-cell>
              <table:table-cell office:value-type="float" office:value="0.0146961610152123">
                <text:p>0.0146961610152123</text:p>
              </table:table-cell>
              <table:table-cell office:value-type="float" office:value="82">
                <text:p>82</text:p>
              </table:table-cell>
              <table:table-cell office:value-type="float" office:value="0.003676915">
                <text:p>0.003676915</text:p>
              </table:table-cell>
              <table:table-cell office:value-type="float" office:value="82">
                <text:p>82</text:p>
              </table:table-cell>
              <table:table-cell office:value-type="float" office:value="0.003369186">
                <text:p>0.003369186</text:p>
              </table:table-cell>
              <table:table-cell office:value-type="float" office:value="82">
                <text:p>82</text:p>
              </table:table-cell>
              <table:table-cell office:value-type="float" office:value="0.003279685">
                <text:p>0.003279685</text:p>
              </table:table-cell>
              <table:table-cell office:value-type="float" office:value="82">
                <text:p>82</text:p>
              </table:table-cell>
              <table:table-cell office:value-type="float" office:value="0.01463928">
                <text:p>0.01463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8100759579265">
                <text:p>0.00358100759579265</text:p>
              </table:table-cell>
              <table:table-cell office:value-type="float" office:value="86">
                <text:p>86</text:p>
              </table:table-cell>
              <table:table-cell office:value-type="float" office:value="0.00335450715581214">
                <text:p>0.00335450715581214</text:p>
              </table:table-cell>
              <table:table-cell office:value-type="float" office:value="86">
                <text:p>86</text:p>
              </table:table-cell>
              <table:table-cell office:value-type="float" office:value="0.00326485737184135">
                <text:p>0.00326485737184135</text:p>
              </table:table-cell>
              <table:table-cell office:value-type="float" office:value="86">
                <text:p>86</text:p>
              </table:table-cell>
              <table:table-cell office:value-type="float" office:value="0.0144237056439526">
                <text:p>0.0144237056439526</text:p>
              </table:table-cell>
              <table:table-cell office:value-type="float" office:value="86">
                <text:p>86</text:p>
              </table:table-cell>
              <table:table-cell office:value-type="float" office:value="0.003600124">
                <text:p>0.003600124</text:p>
              </table:table-cell>
              <table:table-cell office:value-type="float" office:value="86">
                <text:p>86</text:p>
              </table:table-cell>
              <table:table-cell office:value-type="float" office:value="0.003298804">
                <text:p>0.003298804</text:p>
              </table:table-cell>
              <table:table-cell office:value-type="float" office:value="86">
                <text:p>86</text:p>
              </table:table-cell>
              <table:table-cell office:value-type="float" office:value="0.003211145">
                <text:p>0.003211145</text:p>
              </table:table-cell>
              <table:table-cell office:value-type="float" office:value="86">
                <text:p>86</text:p>
              </table:table-cell>
              <table:table-cell office:value-type="float" office:value="0.01433307">
                <text:p>0.01433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7353796142043">
                <text:p>0.00347353796142043</text:p>
              </table:table-cell>
              <table:table-cell office:value-type="float" office:value="90">
                <text:p>90</text:p>
              </table:table-cell>
              <table:table-cell office:value-type="float" office:value="0.00326624818943366">
                <text:p>0.00326624818943366</text:p>
              </table:table-cell>
              <table:table-cell office:value-type="float" office:value="90">
                <text:p>90</text:p>
              </table:table-cell>
              <table:table-cell office:value-type="float" office:value="0.00315961884069011">
                <text:p>0.00315961884069011</text:p>
              </table:table-cell>
              <table:table-cell office:value-type="float" office:value="90">
                <text:p>90</text:p>
              </table:table-cell>
              <table:table-cell office:value-type="float" office:value="0.0139086105535684">
                <text:p>0.0139086105535684</text:p>
              </table:table-cell>
              <table:table-cell office:value-type="float" office:value="90">
                <text:p>90</text:p>
              </table:table-cell>
              <table:table-cell office:value-type="float" office:value="0.003519606">
                <text:p>0.003519606</text:p>
              </table:table-cell>
              <table:table-cell office:value-type="float" office:value="90">
                <text:p>90</text:p>
              </table:table-cell>
              <table:table-cell office:value-type="float" office:value="0.003225008">
                <text:p>0.003225008</text:p>
              </table:table-cell>
              <table:table-cell office:value-type="float" office:value="90">
                <text:p>90</text:p>
              </table:table-cell>
              <table:table-cell office:value-type="float" office:value="0.003139282">
                <text:p>0.003139282</text:p>
              </table:table-cell>
              <table:table-cell office:value-type="float" office:value="90">
                <text:p>90</text:p>
              </table:table-cell>
              <table:table-cell office:value-type="float" office:value="0.01401204">
                <text:p>0.01401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6595242558217">
                <text:p>0.00336595242558217</text:p>
              </table:table-cell>
              <table:table-cell office:value-type="float" office:value="94">
                <text:p>94</text:p>
              </table:table-cell>
              <table:table-cell office:value-type="float" office:value="0.00314649299966272">
                <text:p>0.00314649299966272</text:p>
              </table:table-cell>
              <table:table-cell office:value-type="float" office:value="94">
                <text:p>94</text:p>
              </table:table-cell>
              <table:table-cell office:value-type="float" office:value="0.00306933159865618">
                <text:p>0.00306933159865618</text:p>
              </table:table-cell>
              <table:table-cell office:value-type="float" office:value="94">
                <text:p>94</text:p>
              </table:table-cell>
              <table:table-cell office:value-type="float" office:value="0.0136983363188315">
                <text:p>0.0136983363188315</text:p>
              </table:table-cell>
              <table:table-cell office:value-type="float" office:value="94">
                <text:p>94</text:p>
              </table:table-cell>
              <table:table-cell office:value-type="float" office:value="0.00343538">
                <text:p>0.00343538</text:p>
              </table:table-cell>
              <table:table-cell office:value-type="float" office:value="94">
                <text:p>94</text:p>
              </table:table-cell>
              <table:table-cell office:value-type="float" office:value="0.003147814">
                <text:p>0.003147814</text:p>
              </table:table-cell>
              <table:table-cell office:value-type="float" office:value="94">
                <text:p>94</text:p>
              </table:table-cell>
              <table:table-cell office:value-type="float" office:value="0.003064114">
                <text:p>0.003064114</text:p>
              </table:table-cell>
              <table:table-cell office:value-type="float" office:value="94">
                <text:p>94</text:p>
              </table:table-cell>
              <table:table-cell office:value-type="float" office:value="0.01367626">
                <text:p>0.01367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32501023270863">
                <text:p>0.00332501023270863</text:p>
              </table:table-cell>
              <table:table-cell office:value-type="float" office:value="98">
                <text:p>98</text:p>
              </table:table-cell>
              <table:table-cell office:value-type="float" office:value="0.00309761155636642">
                <text:p>0.00309761155636642</text:p>
              </table:table-cell>
              <table:table-cell office:value-type="float" office:value="98">
                <text:p>98</text:p>
              </table:table-cell>
              <table:table-cell office:value-type="float" office:value="0.00304076188728087">
                <text:p>0.00304076188728087</text:p>
              </table:table-cell>
              <table:table-cell office:value-type="float" office:value="98">
                <text:p>98</text:p>
              </table:table-cell>
              <table:table-cell office:value-type="float" office:value="0.0134242003763144">
                <text:p>0.0134242003763144</text:p>
              </table:table-cell>
              <table:table-cell office:value-type="float" office:value="98">
                <text:p>98</text:p>
              </table:table-cell>
              <table:table-cell office:value-type="float" office:value="0.00334747">
                <text:p>0.00334747</text:p>
              </table:table-cell>
              <table:table-cell office:value-type="float" office:value="98">
                <text:p>98</text:p>
              </table:table-cell>
              <table:table-cell office:value-type="float" office:value="0.003067245">
                <text:p>0.003067245</text:p>
              </table:table-cell>
              <table:table-cell office:value-type="float" office:value="98">
                <text:p>98</text:p>
              </table:table-cell>
              <table:table-cell office:value-type="float" office:value="0.002985661">
                <text:p>0.002985661</text:p>
              </table:table-cell>
              <table:table-cell office:value-type="float" office:value="98">
                <text:p>98</text:p>
              </table:table-cell>
              <table:table-cell office:value-type="float" office:value="0.01332584">
                <text:p>0.01332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2107313872074">
                <text:p>0.0032107313872074</text:p>
              </table:table-cell>
              <table:table-cell office:value-type="float" office:value="102">
                <text:p>102</text:p>
              </table:table-cell>
              <table:table-cell office:value-type="float" office:value="0.00300633915187127">
                <text:p>0.00300633915187127</text:p>
              </table:table-cell>
              <table:table-cell office:value-type="float" office:value="102">
                <text:p>102</text:p>
              </table:table-cell>
              <table:table-cell office:value-type="float" office:value="0.00292164415557307">
                <text:p>0.00292164415557307</text:p>
              </table:table-cell>
              <table:table-cell office:value-type="float" office:value="102">
                <text:p>102</text:p>
              </table:table-cell>
              <table:table-cell office:value-type="float" office:value="0.0129877444306286">
                <text:p>0.0129877444306286</text:p>
              </table:table-cell>
              <table:table-cell office:value-type="float" office:value="102">
                <text:p>102</text:p>
              </table:table-cell>
              <table:table-cell office:value-type="float" office:value="0.003255909">
                <text:p>0.003255909</text:p>
              </table:table-cell>
              <table:table-cell office:value-type="float" office:value="102">
                <text:p>102</text:p>
              </table:table-cell>
              <table:table-cell office:value-type="float" office:value="0.002983333">
                <text:p>0.002983333</text:p>
              </table:table-cell>
              <table:table-cell office:value-type="float" office:value="102">
                <text:p>102</text:p>
              </table:table-cell>
              <table:table-cell office:value-type="float" office:value="0.002903955">
                <text:p>0.002903955</text:p>
              </table:table-cell>
              <table:table-cell office:value-type="float" office:value="102">
                <text:p>102</text:p>
              </table:table-cell>
              <table:table-cell office:value-type="float" office:value="0.0129609">
                <text:p>0.0129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9430836458469">
                <text:p>0.00309430836458469</text:p>
              </table:table-cell>
              <table:table-cell office:value-type="float" office:value="106">
                <text:p>106</text:p>
              </table:table-cell>
              <table:table-cell office:value-type="float" office:value="0.00292836644060256">
                <text:p>0.00292836644060256</text:p>
              </table:table-cell>
              <table:table-cell office:value-type="float" office:value="106">
                <text:p>106</text:p>
              </table:table-cell>
              <table:table-cell office:value-type="float" office:value="0.00285237274686623">
                <text:p>0.00285237274686623</text:p>
              </table:table-cell>
              <table:table-cell office:value-type="float" office:value="106">
                <text:p>106</text:p>
              </table:table-cell>
              <table:table-cell office:value-type="float" office:value="0.0126110356906789">
                <text:p>0.0126110356906789</text:p>
              </table:table-cell>
              <table:table-cell office:value-type="float" office:value="106">
                <text:p>106</text:p>
              </table:table-cell>
              <table:table-cell office:value-type="float" office:value="0.003160736">
                <text:p>0.003160736</text:p>
              </table:table-cell>
              <table:table-cell office:value-type="float" office:value="106">
                <text:p>106</text:p>
              </table:table-cell>
              <table:table-cell office:value-type="float" office:value="0.002896111">
                <text:p>0.002896111</text:p>
              </table:table-cell>
              <table:table-cell office:value-type="float" office:value="106">
                <text:p>106</text:p>
              </table:table-cell>
              <table:table-cell office:value-type="float" office:value="0.00281903">
                <text:p>0.00281903</text:p>
              </table:table-cell>
              <table:table-cell office:value-type="float" office:value="106">
                <text:p>106</text:p>
              </table:table-cell>
              <table:table-cell office:value-type="float" office:value="0.01258162">
                <text:p>0.01258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9098220762288">
                <text:p>0.00299098220762288</text:p>
              </table:table-cell>
              <table:table-cell office:value-type="float" office:value="110">
                <text:p>110</text:p>
              </table:table-cell>
              <table:table-cell office:value-type="float" office:value="0.00282021588511743">
                <text:p>0.00282021588511743</text:p>
              </table:table-cell>
              <table:table-cell office:value-type="float" office:value="110">
                <text:p>110</text:p>
              </table:table-cell>
              <table:table-cell office:value-type="float" office:value="0.00274375568798035">
                <text:p>0.00274375568798035</text:p>
              </table:table-cell>
              <table:table-cell office:value-type="float" office:value="110">
                <text:p>110</text:p>
              </table:table-cell>
              <table:table-cell office:value-type="float" office:value="0.0121662927901722">
                <text:p>0.0121662927901722</text:p>
              </table:table-cell>
              <table:table-cell office:value-type="float" office:value="110">
                <text:p>110</text:p>
              </table:table-cell>
              <table:table-cell office:value-type="float" office:value="0.003061999">
                <text:p>0.003061999</text:p>
              </table:table-cell>
              <table:table-cell office:value-type="float" office:value="110">
                <text:p>110</text:p>
              </table:table-cell>
              <table:table-cell office:value-type="float" office:value="0.002805625">
                <text:p>0.002805625</text:p>
              </table:table-cell>
              <table:table-cell office:value-type="float" office:value="110">
                <text:p>110</text:p>
              </table:table-cell>
              <table:table-cell office:value-type="float" office:value="0.002730928">
                <text:p>0.002730928</text:p>
              </table:table-cell>
              <table:table-cell office:value-type="float" office:value="110">
                <text:p>110</text:p>
              </table:table-cell>
              <table:table-cell office:value-type="float" office:value="0.01218817">
                <text:p>0.01218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9344512675689">
                <text:p>0.0029344512675689</text:p>
              </table:table-cell>
              <table:table-cell office:value-type="float" office:value="114">
                <text:p>114</text:p>
              </table:table-cell>
              <table:table-cell office:value-type="float" office:value="0.00271668110551677">
                <text:p>0.00271668110551677</text:p>
              </table:table-cell>
              <table:table-cell office:value-type="float" office:value="114">
                <text:p>114</text:p>
              </table:table-cell>
              <table:table-cell office:value-type="float" office:value="0.00264306049429731">
                <text:p>0.00264306049429731</text:p>
              </table:table-cell>
              <table:table-cell office:value-type="float" office:value="114">
                <text:p>114</text:p>
              </table:table-cell>
              <table:table-cell office:value-type="float" office:value="0.0117491634139461">
                <text:p>0.0117491634139461</text:p>
              </table:table-cell>
              <table:table-cell office:value-type="float" office:value="114">
                <text:p>114</text:p>
              </table:table-cell>
              <table:table-cell office:value-type="float" office:value="0.002959752">
                <text:p>0.002959752</text:p>
              </table:table-cell>
              <table:table-cell office:value-type="float" office:value="114">
                <text:p>114</text:p>
              </table:table-cell>
              <table:table-cell office:value-type="float" office:value="0.002711924">
                <text:p>0.002711924</text:p>
              </table:table-cell>
              <table:table-cell office:value-type="float" office:value="114">
                <text:p>114</text:p>
              </table:table-cell>
              <table:table-cell office:value-type="float" office:value="0.0026397">
                <text:p>0.0026397</text:p>
              </table:table-cell>
              <table:table-cell office:value-type="float" office:value="114">
                <text:p>114</text:p>
              </table:table-cell>
              <table:table-cell office:value-type="float" office:value="0.01178079">
                <text:p>0.01178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79308335192084">
                <text:p>0.00279308335192084</text:p>
              </table:table-cell>
              <table:table-cell office:value-type="float" office:value="118">
                <text:p>118</text:p>
              </table:table-cell>
              <table:table-cell office:value-type="float" office:value="0.00262225618114572">
                <text:p>0.00262225618114572</text:p>
              </table:table-cell>
              <table:table-cell office:value-type="float" office:value="118">
                <text:p>118</text:p>
              </table:table-cell>
              <table:table-cell office:value-type="float" office:value="0.00255091013619702">
                <text:p>0.00255091013619702</text:p>
              </table:table-cell>
              <table:table-cell office:value-type="float" office:value="118">
                <text:p>118</text:p>
              </table:table-cell>
              <table:table-cell office:value-type="float" office:value="0.0113662249701976">
                <text:p>0.0113662249701976</text:p>
              </table:table-cell>
              <table:table-cell office:value-type="float" office:value="118">
                <text:p>118</text:p>
              </table:table-cell>
              <table:table-cell office:value-type="float" office:value="0.002854059">
                <text:p>0.002854059</text:p>
              </table:table-cell>
              <table:table-cell office:value-type="float" office:value="118">
                <text:p>118</text:p>
              </table:table-cell>
              <table:table-cell office:value-type="float" office:value="0.002615067">
                <text:p>0.002615067</text:p>
              </table:table-cell>
              <table:table-cell office:value-type="float" office:value="118">
                <text:p>118</text:p>
              </table:table-cell>
              <table:table-cell office:value-type="float" office:value="0.002545401">
                <text:p>0.002545401</text:p>
              </table:table-cell>
              <table:table-cell office:value-type="float" office:value="118">
                <text:p>118</text:p>
              </table:table-cell>
              <table:table-cell office:value-type="float" office:value="0.01135973">
                <text:p>0.01135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71351409795762">
                <text:p>0.00271351409795762</text:p>
              </table:table-cell>
              <table:table-cell office:value-type="float" office:value="122">
                <text:p>122</text:p>
              </table:table-cell>
              <table:table-cell office:value-type="float" office:value="0.00251485319011646">
                <text:p>0.00251485319011646</text:p>
              </table:table-cell>
              <table:table-cell office:value-type="float" office:value="122">
                <text:p>122</text:p>
              </table:table-cell>
              <table:table-cell office:value-type="float" office:value="0.00245886698695279">
                <text:p>0.00245886698695279</text:p>
              </table:table-cell>
              <table:table-cell office:value-type="float" office:value="122">
                <text:p>122</text:p>
              </table:table-cell>
              <table:table-cell office:value-type="float" office:value="0.0108388443244146">
                <text:p>0.0108388443244146</text:p>
              </table:table-cell>
              <table:table-cell office:value-type="float" office:value="122">
                <text:p>122</text:p>
              </table:table-cell>
              <table:table-cell office:value-type="float" office:value="0.002744992">
                <text:p>0.002744992</text:p>
              </table:table-cell>
              <table:table-cell office:value-type="float" office:value="122">
                <text:p>122</text:p>
              </table:table-cell>
              <table:table-cell office:value-type="float" office:value="0.00251512">
                <text:p>0.00251512</text:p>
              </table:table-cell>
              <table:table-cell office:value-type="float" office:value="122">
                <text:p>122</text:p>
              </table:table-cell>
              <table:table-cell office:value-type="float" office:value="0.002448096">
                <text:p>0.002448096</text:p>
              </table:table-cell>
              <table:table-cell office:value-type="float" office:value="122">
                <text:p>122</text:p>
              </table:table-cell>
              <table:table-cell office:value-type="float" office:value="0.01092527">
                <text:p>0.0109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58016656375853">
                <text:p>0.00258016656375853</text:p>
              </table:table-cell>
              <table:table-cell office:value-type="float" office:value="126">
                <text:p>126</text:p>
              </table:table-cell>
              <table:table-cell office:value-type="float" office:value="0.00240632015979344">
                <text:p>0.00240632015979344</text:p>
              </table:table-cell>
              <table:table-cell office:value-type="float" office:value="126">
                <text:p>126</text:p>
              </table:table-cell>
              <table:table-cell office:value-type="float" office:value="0.00233444676317432">
                <text:p>0.00233444676317432</text:p>
              </table:table-cell>
              <table:table-cell office:value-type="float" office:value="126">
                <text:p>126</text:p>
              </table:table-cell>
              <table:table-cell office:value-type="float" office:value="0.0103677338403871">
                <text:p>0.0103677338403871</text:p>
              </table:table-cell>
              <table:table-cell office:value-type="float" office:value="126">
                <text:p>126</text:p>
              </table:table-cell>
              <table:table-cell office:value-type="float" office:value="0.002632632">
                <text:p>0.002632632</text:p>
              </table:table-cell>
              <table:table-cell office:value-type="float" office:value="126">
                <text:p>126</text:p>
              </table:table-cell>
              <table:table-cell office:value-type="float" office:value="0.002412157">
                <text:p>0.002412157</text:p>
              </table:table-cell>
              <table:table-cell office:value-type="float" office:value="126">
                <text:p>126</text:p>
              </table:table-cell>
              <table:table-cell office:value-type="float" office:value="0.002347858">
                <text:p>0.002347858</text:p>
              </table:table-cell>
              <table:table-cell office:value-type="float" office:value="126">
                <text:p>126</text:p>
              </table:table-cell>
              <table:table-cell office:value-type="float" office:value="0.01047774">
                <text:p>0.01047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42187123899743">
                <text:p>0.00242187123899743</text:p>
              </table:table-cell>
              <table:table-cell office:value-type="float" office:value="130">
                <text:p>130</text:p>
              </table:table-cell>
              <table:table-cell office:value-type="float" office:value="0.00230267817133671">
                <text:p>0.00230267817133671</text:p>
              </table:table-cell>
              <table:table-cell office:value-type="float" office:value="130">
                <text:p>130</text:p>
              </table:table-cell>
              <table:table-cell office:value-type="float" office:value="0.00224264410947211">
                <text:p>0.00224264410947211</text:p>
              </table:table-cell>
              <table:table-cell office:value-type="float" office:value="130">
                <text:p>130</text:p>
              </table:table-cell>
              <table:table-cell office:value-type="float" office:value="0.00993029273224002">
                <text:p>0.00993029273224002</text:p>
              </table:table-cell>
              <table:table-cell office:value-type="float" office:value="130">
                <text:p>130</text:p>
              </table:table-cell>
              <table:table-cell office:value-type="float" office:value="0.002517068">
                <text:p>0.002517068</text:p>
              </table:table-cell>
              <table:table-cell office:value-type="float" office:value="130">
                <text:p>130</text:p>
              </table:table-cell>
              <table:table-cell office:value-type="float" office:value="0.00230626">
                <text:p>0.00230626</text:p>
              </table:table-cell>
              <table:table-cell office:value-type="float" office:value="130">
                <text:p>130</text:p>
              </table:table-cell>
              <table:table-cell office:value-type="float" office:value="0.002244766">
                <text:p>0.002244766</text:p>
              </table:table-cell>
              <table:table-cell office:value-type="float" office:value="130">
                <text:p>130</text:p>
              </table:table-cell>
              <table:table-cell office:value-type="float" office:value="0.01001749">
                <text:p>0.01001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31241389448286">
                <text:p>0.00231241389448286</text:p>
              </table:table-cell>
              <table:table-cell office:value-type="float" office:value="134">
                <text:p>134</text:p>
              </table:table-cell>
              <table:table-cell office:value-type="float" office:value="0.00218231160133248">
                <text:p>0.00218231160133248</text:p>
              </table:table-cell>
              <table:table-cell office:value-type="float" office:value="134">
                <text:p>134</text:p>
              </table:table-cell>
              <table:table-cell office:value-type="float" office:value="0.00212020290322602">
                <text:p>0.00212020290322602</text:p>
              </table:table-cell>
              <table:table-cell office:value-type="float" office:value="134">
                <text:p>134</text:p>
              </table:table-cell>
              <table:table-cell office:value-type="float" office:value="0.00946193490803061">
                <text:p>0.00946193490803061</text:p>
              </table:table-cell>
              <table:table-cell office:value-type="float" office:value="134">
                <text:p>134</text:p>
              </table:table-cell>
              <table:table-cell office:value-type="float" office:value="0.0023984">
                <text:p>0.0023984</text:p>
              </table:table-cell>
              <table:table-cell office:value-type="float" office:value="134">
                <text:p>134</text:p>
              </table:table-cell>
              <table:table-cell office:value-type="float" office:value="0.00219752">
                <text:p>0.00219752</text:p>
              </table:table-cell>
              <table:table-cell office:value-type="float" office:value="134">
                <text:p>134</text:p>
              </table:table-cell>
              <table:table-cell office:value-type="float" office:value="0.002138908">
                <text:p>0.002138908</text:p>
              </table:table-cell>
              <table:table-cell office:value-type="float" office:value="134">
                <text:p>134</text:p>
              </table:table-cell>
              <table:table-cell office:value-type="float" office:value="0.009544932">
                <text:p>0.009544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21041480930704">
                <text:p>0.00221041480930704</text:p>
              </table:table-cell>
              <table:table-cell office:value-type="float" office:value="138">
                <text:p>138</text:p>
              </table:table-cell>
              <table:table-cell office:value-type="float" office:value="0.00206255641156154">
                <text:p>0.00206255641156154</text:p>
              </table:table-cell>
              <table:table-cell office:value-type="float" office:value="138">
                <text:p>138</text:p>
              </table:table-cell>
              <table:table-cell office:value-type="float" office:value="0.0020055184025937">
                <text:p>0.0020055184025937</text:p>
              </table:table-cell>
              <table:table-cell office:value-type="float" office:value="138">
                <text:p>138</text:p>
              </table:table-cell>
              <table:table-cell office:value-type="float" office:value="0.00902863727729394">
                <text:p>0.00902863727729394</text:p>
              </table:table-cell>
              <table:table-cell office:value-type="float" office:value="138">
                <text:p>138</text:p>
              </table:table-cell>
              <table:table-cell office:value-type="float" office:value="0.002276734">
                <text:p>0.002276734</text:p>
              </table:table-cell>
              <table:table-cell office:value-type="float" office:value="138">
                <text:p>138</text:p>
              </table:table-cell>
              <table:table-cell office:value-type="float" office:value="0.002086034">
                <text:p>0.002086034</text:p>
              </table:table-cell>
              <table:table-cell office:value-type="float" office:value="138">
                <text:p>138</text:p>
              </table:table-cell>
              <table:table-cell office:value-type="float" office:value="0.002030381">
                <text:p>0.002030381</text:p>
              </table:table-cell>
              <table:table-cell office:value-type="float" office:value="138">
                <text:p>138</text:p>
              </table:table-cell>
              <table:table-cell office:value-type="float" office:value="0.009060479">
                <text:p>0.009060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05426076413076">
                <text:p>0.00205426076413076</text:p>
              </table:table-cell>
              <table:table-cell office:value-type="float" office:value="142">
                <text:p>142</text:p>
              </table:table-cell>
              <table:table-cell office:value-type="float" office:value="0.00195750911782925">
                <text:p>0.00195750911782925</text:p>
              </table:table-cell>
              <table:table-cell office:value-type="float" office:value="142">
                <text:p>142</text:p>
              </table:table-cell>
              <table:table-cell office:value-type="float" office:value="0.00189973513455214">
                <text:p>0.00189973513455214</text:p>
              </table:table-cell>
              <table:table-cell office:value-type="float" office:value="142">
                <text:p>142</text:p>
              </table:table-cell>
              <table:table-cell office:value-type="float" office:value="0.00856734944251209">
                <text:p>0.00856734944251209</text:p>
              </table:table-cell>
              <table:table-cell office:value-type="float" office:value="142">
                <text:p>142</text:p>
              </table:table-cell>
              <table:table-cell office:value-type="float" office:value="0.002152188">
                <text:p>0.002152188</text:p>
              </table:table-cell>
              <table:table-cell office:value-type="float" office:value="142">
                <text:p>142</text:p>
              </table:table-cell>
              <table:table-cell office:value-type="float" office:value="0.001971911">
                <text:p>0.001971911</text:p>
              </table:table-cell>
              <table:table-cell office:value-type="float" office:value="142">
                <text:p>142</text:p>
              </table:table-cell>
              <table:table-cell office:value-type="float" office:value="0.001919289">
                <text:p>0.001919289</text:p>
              </table:table-cell>
              <table:table-cell office:value-type="float" office:value="142">
                <text:p>142</text:p>
              </table:table-cell>
              <table:table-cell office:value-type="float" office:value="0.0085646">
                <text:p>0.0085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93043163782902">
                <text:p>0.00193043163782902</text:p>
              </table:table-cell>
              <table:table-cell office:value-type="float" office:value="146">
                <text:p>146</text:p>
              </table:table-cell>
              <table:table-cell office:value-type="float" office:value="0.00183572565240286">
                <text:p>0.00183572565240286</text:p>
              </table:table-cell>
              <table:table-cell office:value-type="float" office:value="146">
                <text:p>146</text:p>
              </table:table-cell>
              <table:table-cell office:value-type="float" office:value="0.00178116213973466">
                <text:p>0.00178116213973466</text:p>
              </table:table-cell>
              <table:table-cell office:value-type="float" office:value="146">
                <text:p>146</text:p>
              </table:table-cell>
              <table:table-cell office:value-type="float" office:value="0.00792131467088545">
                <text:p>0.00792131467088545</text:p>
              </table:table-cell>
              <table:table-cell office:value-type="float" office:value="146">
                <text:p>146</text:p>
              </table:table-cell>
              <table:table-cell office:value-type="float" office:value="0.002024886">
                <text:p>0.002024886</text:p>
              </table:table-cell>
              <table:table-cell office:value-type="float" office:value="146">
                <text:p>146</text:p>
              </table:table-cell>
              <table:table-cell office:value-type="float" office:value="0.001855265">
                <text:p>0.001855265</text:p>
              </table:table-cell>
              <table:table-cell office:value-type="float" office:value="146">
                <text:p>146</text:p>
              </table:table-cell>
              <table:table-cell office:value-type="float" office:value="0.001805743">
                <text:p>0.001805743</text:p>
              </table:table-cell>
              <table:table-cell office:value-type="float" office:value="146">
                <text:p>146</text:p>
              </table:table-cell>
              <table:table-cell office:value-type="float" office:value="0.008057793">
                <text:p>0.008057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81601660810521">
                <text:p>0.00181601660810521</text:p>
              </table:table-cell>
              <table:table-cell office:value-type="float" office:value="150">
                <text:p>150</text:p>
              </table:table-cell>
              <table:table-cell office:value-type="float" office:value="0.00170535099080733">
                <text:p>0.00170535099080733</text:p>
              </table:table-cell>
              <table:table-cell office:value-type="float" office:value="150">
                <text:p>150</text:p>
              </table:table-cell>
              <table:table-cell office:value-type="float" office:value="0.00165818778674486">
                <text:p>0.00165818778674486</text:p>
              </table:table-cell>
              <table:table-cell office:value-type="float" office:value="150">
                <text:p>150</text:p>
              </table:table-cell>
              <table:table-cell office:value-type="float" office:value="0.00740514749194049">
                <text:p>0.00740514749194049</text:p>
              </table:table-cell>
              <table:table-cell office:value-type="float" office:value="150">
                <text:p>150</text:p>
              </table:table-cell>
              <table:table-cell office:value-type="float" office:value="0.001894963">
                <text:p>0.001894963</text:p>
              </table:table-cell>
              <table:table-cell office:value-type="float" office:value="150">
                <text:p>150</text:p>
              </table:table-cell>
              <table:table-cell office:value-type="float" office:value="0.001736218">
                <text:p>0.001736218</text:p>
              </table:table-cell>
              <table:table-cell office:value-type="float" office:value="150">
                <text:p>150</text:p>
              </table:table-cell>
              <table:table-cell office:value-type="float" office:value="0.001689864">
                <text:p>0.001689864</text:p>
              </table:table-cell>
              <table:table-cell office:value-type="float" office:value="150">
                <text:p>150</text:p>
              </table:table-cell>
              <table:table-cell office:value-type="float" office:value="0.007540593">
                <text:p>0.007540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714990701179">
                <text:p>0.0016714990701179</text:p>
              </table:table-cell>
              <table:table-cell office:value-type="float" office:value="154">
                <text:p>154</text:p>
              </table:table-cell>
              <table:table-cell office:value-type="float" office:value="0.00158015712474313">
                <text:p>0.00158015712474313</text:p>
              </table:table-cell>
              <table:table-cell office:value-type="float" office:value="154">
                <text:p>154</text:p>
              </table:table-cell>
              <table:table-cell office:value-type="float" office:value="0.00153900051415745">
                <text:p>0.00153900051415745</text:p>
              </table:table-cell>
              <table:table-cell office:value-type="float" office:value="154">
                <text:p>154</text:p>
              </table:table-cell>
              <table:table-cell office:value-type="float" office:value="0.00679767893313387">
                <text:p>0.00679767893313387</text:p>
              </table:table-cell>
              <table:table-cell office:value-type="float" office:value="154">
                <text:p>154</text:p>
              </table:table-cell>
              <table:table-cell office:value-type="float" office:value="0.001762561">
                <text:p>0.001762561</text:p>
              </table:table-cell>
              <table:table-cell office:value-type="float" office:value="154">
                <text:p>154</text:p>
              </table:table-cell>
              <table:table-cell office:value-type="float" office:value="0.001614902">
                <text:p>0.001614902</text:p>
              </table:table-cell>
              <table:table-cell office:value-type="float" office:value="154">
                <text:p>154</text:p>
              </table:table-cell>
              <table:table-cell office:value-type="float" office:value="0.001571777">
                <text:p>0.001571777</text:p>
              </table:table-cell>
              <table:table-cell office:value-type="float" office:value="154">
                <text:p>154</text:p>
              </table:table-cell>
              <table:table-cell office:value-type="float" office:value="0.007013566">
                <text:p>0.007013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54519834505317">
                <text:p>0.00154519834505317</text:p>
              </table:table-cell>
              <table:table-cell office:value-type="float" office:value="158">
                <text:p>158</text:p>
              </table:table-cell>
              <table:table-cell office:value-type="float" office:value="0.00144447707354028">
                <text:p>0.00144447707354028</text:p>
              </table:table-cell>
              <table:table-cell office:value-type="float" office:value="158">
                <text:p>158</text:p>
              </table:table-cell>
              <table:table-cell office:value-type="float" office:value="0.00141159872516547">
                <text:p>0.00141159872516547</text:p>
              </table:table-cell>
              <table:table-cell office:value-type="float" office:value="158">
                <text:p>158</text:p>
              </table:table-cell>
              <table:table-cell office:value-type="float" office:value="0.00624758160000991">
                <text:p>0.00624758160000991</text:p>
              </table:table-cell>
              <table:table-cell office:value-type="float" office:value="158">
                <text:p>158</text:p>
              </table:table-cell>
              <table:table-cell office:value-type="float" office:value="0.001627832">
                <text:p>0.001627832</text:p>
              </table:table-cell>
              <table:table-cell office:value-type="float" office:value="158">
                <text:p>158</text:p>
              </table:table-cell>
              <table:table-cell office:value-type="float" office:value="0.001491454">
                <text:p>0.001491454</text:p>
              </table:table-cell>
              <table:table-cell office:value-type="float" office:value="158">
                <text:p>158</text:p>
              </table:table-cell>
              <table:table-cell office:value-type="float" office:value="0.001451618">
                <text:p>0.001451618</text:p>
              </table:table-cell>
              <table:table-cell office:value-type="float" office:value="158">
                <text:p>158</text:p>
              </table:table-cell>
              <table:table-cell office:value-type="float" office:value="0.006477308">
                <text:p>0.006477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9312982655429">
                <text:p>0.00139312982655429</text:p>
              </table:table-cell>
              <table:table-cell office:value-type="float" office:value="162">
                <text:p>162</text:p>
              </table:table-cell>
              <table:table-cell office:value-type="float" office:value="0.00131599740091426">
                <text:p>0.00131599740091426</text:p>
              </table:table-cell>
              <table:table-cell office:value-type="float" office:value="162">
                <text:p>162</text:p>
              </table:table-cell>
              <table:table-cell office:value-type="float" office:value="0.00127616496457792">
                <text:p>0.00127616496457792</text:p>
              </table:table-cell>
              <table:table-cell office:value-type="float" office:value="162">
                <text:p>162</text:p>
              </table:table-cell>
              <table:table-cell office:value-type="float" office:value="0.00573596355360645">
                <text:p>0.00573596355360645</text:p>
              </table:table-cell>
              <table:table-cell office:value-type="float" office:value="162">
                <text:p>162</text:p>
              </table:table-cell>
              <table:table-cell office:value-type="float" office:value="0.001490934">
                <text:p>0.001490934</text:p>
              </table:table-cell>
              <table:table-cell office:value-type="float" office:value="162">
                <text:p>162</text:p>
              </table:table-cell>
              <table:table-cell office:value-type="float" office:value="0.001366021">
                <text:p>0.001366021</text:p>
              </table:table-cell>
              <table:table-cell office:value-type="float" office:value="162">
                <text:p>162</text:p>
              </table:table-cell>
              <table:table-cell office:value-type="float" office:value="0.001329529">
                <text:p>0.001329529</text:p>
              </table:table-cell>
              <table:table-cell office:value-type="float" office:value="162">
                <text:p>162</text:p>
              </table:table-cell>
              <table:table-cell office:value-type="float" office:value="0.005932446">
                <text:p>0.005932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9080911481025">
                <text:p>0.00129080911481025</text:p>
              </table:table-cell>
              <table:table-cell office:value-type="float" office:value="166">
                <text:p>166</text:p>
              </table:table-cell>
              <table:table-cell office:value-type="float" office:value="0.00118787122775962">
                <text:p>0.00118787122775962</text:p>
              </table:table-cell>
              <table:table-cell office:value-type="float" office:value="166">
                <text:p>166</text:p>
              </table:table-cell>
              <table:table-cell office:value-type="float" office:value="0.00115416128636608">
                <text:p>0.00115416128636608</text:p>
              </table:table-cell>
              <table:table-cell office:value-type="float" office:value="166">
                <text:p>166</text:p>
              </table:table-cell>
              <table:table-cell office:value-type="float" office:value="0.00512678544817595">
                <text:p>0.00512678544817595</text:p>
              </table:table-cell>
              <table:table-cell office:value-type="float" office:value="166">
                <text:p>166</text:p>
              </table:table-cell>
              <table:table-cell office:value-type="float" office:value="0.001352033">
                <text:p>0.001352033</text:p>
              </table:table-cell>
              <table:table-cell office:value-type="float" office:value="166">
                <text:p>166</text:p>
              </table:table-cell>
              <table:table-cell office:value-type="float" office:value="0.001238755">
                <text:p>0.001238755</text:p>
              </table:table-cell>
              <table:table-cell office:value-type="float" office:value="166">
                <text:p>166</text:p>
              </table:table-cell>
              <table:table-cell office:value-type="float" office:value="0.001205659">
                <text:p>0.001205659</text:p>
              </table:table-cell>
              <table:table-cell office:value-type="float" office:value="166">
                <text:p>166</text:p>
              </table:table-cell>
              <table:table-cell office:value-type="float" office:value="0.005379624">
                <text:p>0.005379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0304171622">
                <text:p>0.001110304171622</text:p>
              </table:table-cell>
              <table:table-cell office:value-type="float" office:value="170">
                <text:p>170</text:p>
              </table:table-cell>
              <table:table-cell office:value-type="float" office:value="0.00104090816883917">
                <text:p>0.00104090816883917</text:p>
              </table:table-cell>
              <table:table-cell office:value-type="float" office:value="170">
                <text:p>170</text:p>
              </table:table-cell>
              <table:table-cell office:value-type="float" office:value="0.00102220456975929">
                <text:p>0.00102220456975929</text:p>
              </table:table-cell>
              <table:table-cell office:value-type="float" office:value="170">
                <text:p>170</text:p>
              </table:table-cell>
              <table:table-cell office:value-type="float" office:value="0.00456205555496626">
                <text:p>0.00456205555496626</text:p>
              </table:table-cell>
              <table:table-cell office:value-type="float" office:value="170">
                <text:p>170</text:p>
              </table:table-cell>
              <table:table-cell office:value-type="float" office:value="0.001211307">
                <text:p>0.001211307</text:p>
              </table:table-cell>
              <table:table-cell office:value-type="float" office:value="170">
                <text:p>170</text:p>
              </table:table-cell>
              <table:table-cell office:value-type="float" office:value="0.001109817">
                <text:p>0.001109817</text:p>
              </table:table-cell>
              <table:table-cell office:value-type="float" office:value="170">
                <text:p>170</text:p>
              </table:table-cell>
              <table:table-cell office:value-type="float" office:value="0.001080166">
                <text:p>0.001080166</text:p>
              </table:table-cell>
              <table:table-cell office:value-type="float" office:value="170">
                <text:p>170</text:p>
              </table:table-cell>
              <table:table-cell office:value-type="float" office:value="0.004819486">
                <text:p>0.004819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83348603274214">
                <text:p>0.000983348603274214</text:p>
              </table:table-cell>
              <table:table-cell office:value-type="float" office:value="174">
                <text:p>174</text:p>
              </table:table-cell>
              <table:table-cell office:value-type="float" office:value="0.000935066950064604">
                <text:p>0.000935066950064604</text:p>
              </table:table-cell>
              <table:table-cell office:value-type="float" office:value="174">
                <text:p>174</text:p>
              </table:table-cell>
              <table:table-cell office:value-type="float" office:value="0.000894521719712202">
                <text:p>0.000894521719712202</text:p>
              </table:table-cell>
              <table:table-cell office:value-type="float" office:value="174">
                <text:p>174</text:p>
              </table:table-cell>
              <table:table-cell office:value-type="float" office:value="0.00402212857548605">
                <text:p>0.00402212857548605</text:p>
              </table:table-cell>
              <table:table-cell office:value-type="float" office:value="174">
                <text:p>174</text:p>
              </table:table-cell>
              <table:table-cell office:value-type="float" office:value="0.001068946">
                <text:p>0.001068946</text:p>
              </table:table-cell>
              <table:table-cell office:value-type="float" office:value="174">
                <text:p>174</text:p>
              </table:table-cell>
              <table:table-cell office:value-type="float" office:value="0.0009793795">
                <text:p>0.0009793795</text:p>
              </table:table-cell>
              <table:table-cell office:value-type="float" office:value="174">
                <text:p>174</text:p>
              </table:table-cell>
              <table:table-cell office:value-type="float" office:value="0.0009532186">
                <text:p>0.0009532186</text:p>
              </table:table-cell>
              <table:table-cell office:value-type="float" office:value="174">
                <text:p>174</text:p>
              </table:table-cell>
              <table:table-cell office:value-type="float" office:value="0.004252617">
                <text:p>0.004252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53634580035025">
                <text:p>0.000853634580035025</text:p>
              </table:table-cell>
              <table:table-cell office:value-type="float" office:value="178">
                <text:p>178</text:p>
              </table:table-cell>
              <table:table-cell office:value-type="float" office:value="0.000797462934525723">
                <text:p>0.000797462934525723</text:p>
              </table:table-cell>
              <table:table-cell office:value-type="float" office:value="178">
                <text:p>178</text:p>
              </table:table-cell>
              <table:table-cell office:value-type="float" office:value="0.000783601119189062">
                <text:p>0.000783601119189062</text:p>
              </table:table-cell>
              <table:table-cell office:value-type="float" office:value="178">
                <text:p>178</text:p>
              </table:table-cell>
              <table:table-cell office:value-type="float" office:value="0.00348150618720968">
                <text:p>0.00348150618720968</text:p>
              </table:table-cell>
              <table:table-cell office:value-type="float" office:value="178">
                <text:p>178</text:p>
              </table:table-cell>
              <table:table-cell office:value-type="float" office:value="0.0009251695">
                <text:p>0.0009251695</text:p>
              </table:table-cell>
              <table:table-cell office:value-type="float" office:value="178">
                <text:p>178</text:p>
              </table:table-cell>
              <table:table-cell office:value-type="float" office:value="0.0008476305">
                <text:p>0.0008476305</text:p>
              </table:table-cell>
              <table:table-cell office:value-type="float" office:value="178">
                <text:p>178</text:p>
              </table:table-cell>
              <table:table-cell office:value-type="float" office:value="0.0008249994">
                <text:p>0.0008249994</text:p>
              </table:table-cell>
              <table:table-cell office:value-type="float" office:value="178">
                <text:p>178</text:p>
              </table:table-cell>
              <table:table-cell office:value-type="float" office:value="0.003679386">
                <text:p>0.003679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31990196367867">
                <text:p>0.000731990196367867</text:p>
              </table:table-cell>
              <table:table-cell office:value-type="float" office:value="182">
                <text:p>182</text:p>
              </table:table-cell>
              <table:table-cell office:value-type="float" office:value="0.000687269615701893">
                <text:p>0.000687269615701893</text:p>
              </table:table-cell>
              <table:table-cell office:value-type="float" office:value="182">
                <text:p>182</text:p>
              </table:table-cell>
              <table:table-cell office:value-type="float" office:value="0.000658213118169277">
                <text:p>0.000658213118169277</text:p>
              </table:table-cell>
              <table:table-cell office:value-type="float" office:value="182">
                <text:p>182</text:p>
              </table:table-cell>
              <table:table-cell office:value-type="float" office:value="0.0029557191865846">
                <text:p>0.0029557191865846</text:p>
              </table:table-cell>
              <table:table-cell office:value-type="float" office:value="182">
                <text:p>182</text:p>
              </table:table-cell>
              <table:table-cell office:value-type="float" office:value="0.000780275">
                <text:p>0.000780275</text:p>
              </table:table-cell>
              <table:table-cell office:value-type="float" office:value="182">
                <text:p>182</text:p>
              </table:table-cell>
              <table:table-cell office:value-type="float" office:value="0.0007147913">
                <text:p>0.0007147913</text:p>
              </table:table-cell>
              <table:table-cell office:value-type="float" office:value="182">
                <text:p>182</text:p>
              </table:table-cell>
              <table:table-cell office:value-type="float" office:value="0.0006957033">
                <text:p>0.0006957033</text:p>
              </table:table-cell>
              <table:table-cell office:value-type="float" office:value="182">
                <text:p>182</text:p>
              </table:table-cell>
              <table:table-cell office:value-type="float" office:value="0.003099528">
                <text:p>0.003099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606289261389813">
                <text:p>0.000606289261389813</text:p>
              </table:table-cell>
              <table:table-cell office:value-type="float" office:value="186">
                <text:p>186</text:p>
              </table:table-cell>
              <table:table-cell office:value-type="float" office:value="0.000560398075916981">
                <text:p>0.000560398075916981</text:p>
              </table:table-cell>
              <table:table-cell office:value-type="float" office:value="186">
                <text:p>186</text:p>
              </table:table-cell>
              <table:table-cell office:value-type="float" office:value="0.000542178365457758">
                <text:p>0.000542178365457758</text:p>
              </table:table-cell>
              <table:table-cell office:value-type="float" office:value="186">
                <text:p>186</text:p>
              </table:table-cell>
              <table:table-cell office:value-type="float" office:value="0.00241048102242376">
                <text:p>0.00241048102242376</text:p>
              </table:table-cell>
              <table:table-cell office:value-type="float" office:value="186">
                <text:p>186</text:p>
              </table:table-cell>
              <table:table-cell office:value-type="float" office:value="0.0006347744">
                <text:p>0.0006347744</text:p>
              </table:table-cell>
              <table:table-cell office:value-type="float" office:value="186">
                <text:p>186</text:p>
              </table:table-cell>
              <table:table-cell office:value-type="float" office:value="0.0005811433">
                <text:p>0.0005811433</text:p>
              </table:table-cell>
              <table:table-cell office:value-type="float" office:value="186">
                <text:p>186</text:p>
              </table:table-cell>
              <table:table-cell office:value-type="float" office:value="0.0005654942">
                <text:p>0.0005654942</text:p>
              </table:table-cell>
              <table:table-cell office:value-type="float" office:value="186">
                <text:p>186</text:p>
              </table:table-cell>
              <table:table-cell office:value-type="float" office:value="0.002511096">
                <text:p>0.002511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64506998000709">
                <text:p>0.000464506998000709</text:p>
              </table:table-cell>
              <table:table-cell office:value-type="float" office:value="190">
                <text:p>190</text:p>
              </table:table-cell>
              <table:table-cell office:value-type="float" office:value="0.000427630049048017">
                <text:p>0.000427630049048017</text:p>
              </table:table-cell>
              <table:table-cell office:value-type="float" office:value="190">
                <text:p>190</text:p>
              </table:table-cell>
              <table:table-cell office:value-type="float" office:value="0.000411925400401549">
                <text:p>0.000411925400401549</text:p>
              </table:table-cell>
              <table:table-cell office:value-type="float" office:value="190">
                <text:p>190</text:p>
              </table:table-cell>
              <table:table-cell office:value-type="float" office:value="0.00185113475231096">
                <text:p>0.00185113475231096</text:p>
              </table:table-cell>
              <table:table-cell office:value-type="float" office:value="190">
                <text:p>190</text:p>
              </table:table-cell>
              <table:table-cell office:value-type="float" office:value="0.0004897735">
                <text:p>0.0004897735</text:p>
              </table:table-cell>
              <table:table-cell office:value-type="float" office:value="190">
                <text:p>190</text:p>
              </table:table-cell>
              <table:table-cell office:value-type="float" office:value="0.0004470576">
                <text:p>0.0004470576</text:p>
              </table:table-cell>
              <table:table-cell office:value-type="float" office:value="190">
                <text:p>190</text:p>
              </table:table-cell>
              <table:table-cell office:value-type="float" office:value="0.0004342759">
                <text:p>0.0004342759</text:p>
              </table:table-cell>
              <table:table-cell office:value-type="float" office:value="190">
                <text:p>190</text:p>
              </table:table-cell>
              <table:table-cell office:value-type="float" office:value="0.001907965">
                <text:p>0.001907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24518309798351">
                <text:p>0.000324518309798351</text:p>
              </table:table-cell>
              <table:table-cell office:value-type="float" office:value="194">
                <text:p>194</text:p>
              </table:table-cell>
              <table:table-cell office:value-type="float" office:value="0.000293358200657371">
                <text:p>0.000293358200657371</text:p>
              </table:table-cell>
              <table:table-cell office:value-type="float" office:value="194">
                <text:p>194</text:p>
              </table:table-cell>
              <table:table-cell office:value-type="float" office:value="0.00028737826451778">
                <text:p>0.00028737826451778</text:p>
              </table:table-cell>
              <table:table-cell office:value-type="float" office:value="194">
                <text:p>194</text:p>
              </table:table-cell>
              <table:table-cell office:value-type="float" office:value="0.00122089735050361">
                <text:p>0.00122089735050361</text:p>
              </table:table-cell>
              <table:table-cell office:value-type="float" office:value="194">
                <text:p>194</text:p>
              </table:table-cell>
              <table:table-cell office:value-type="float" office:value="0.0003479784">
                <text:p>0.0003479784</text:p>
              </table:table-cell>
              <table:table-cell office:value-type="float" office:value="194">
                <text:p>194</text:p>
              </table:table-cell>
              <table:table-cell office:value-type="float" office:value="0.0003129142">
                <text:p>0.0003129142</text:p>
              </table:table-cell>
              <table:table-cell office:value-type="float" office:value="194">
                <text:p>194</text:p>
              </table:table-cell>
              <table:table-cell office:value-type="float" office:value="0.0003007281">
                <text:p>0.0003007281</text:p>
              </table:table-cell>
              <table:table-cell office:value-type="float" office:value="194">
                <text:p>194</text:p>
              </table:table-cell>
              <table:table-cell office:value-type="float" office:value="0.001274539">
                <text:p>0.001274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4379818951154">
                <text:p>0.000184379818951154</text:p>
              </table:table-cell>
              <table:table-cell office:value-type="float" office:value="198">
                <text:p>198</text:p>
              </table:table-cell>
              <table:table-cell office:value-type="float" office:value="0.000166830888226555">
                <text:p>0.000166830888226555</text:p>
              </table:table-cell>
              <table:table-cell office:value-type="float" office:value="198">
                <text:p>198</text:p>
              </table:table-cell>
              <table:table-cell office:value-type="float" office:value="0.000148774309080763">
                <text:p>0.000148774309080763</text:p>
              </table:table-cell>
              <table:table-cell office:value-type="float" office:value="198">
                <text:p>198</text:p>
              </table:table-cell>
              <table:table-cell office:value-type="float" office:value="0.000543667699296187">
                <text:p>0.000543667699296187</text:p>
              </table:table-cell>
              <table:table-cell office:value-type="float" office:value="NaN">
                <text:p>NaN</text:p>
              </table:table-cell>
              <table:table-cell office:value-type="float" office:value="0.0002162228">
                <text:p>0.0002162228</text:p>
              </table:table-cell>
              <table:table-cell office:value-type="float" office:value="198">
                <text:p>198</text:p>
              </table:table-cell>
              <table:table-cell office:value-type="float" office:value="0.00017837">
                <text:p>0.00017837</text:p>
              </table:table-cell>
              <table:table-cell office:value-type="float" office:value="198">
                <text:p>198</text:p>
              </table:table-cell>
              <table:table-cell office:value-type="float" office:value="0.0001587392">
                <text:p>0.0001587392</text:p>
              </table:table-cell>
              <table:table-cell office:value-type="float" office:value="198">
                <text:p>198</text:p>
              </table:table-cell>
              <table:table-cell office:value-type="float" office:value="0.0005767434">
                <text:p>0.0005767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two_materials_4g.B4:slab_water_two_materials_4g.B53 slab_water_two_materials_4g.E4:slab_water_two_materials_4g.E4 slab_water_two_materials_4g.D4:slab_water_two_materials_4g.D203 slab_water_two_materials_4g.E54:slab_water_two_materials_4g.E54 slab_water_two_materials_4g.E104:slab_water_two_materials_4g.E104 slab_water_two_materials_4g.E154:slab_water_two_materials_4g.E154 slab_water_two_materials_4g.I4:slab_water_two_materials_4g.I4 slab_water_two_materials_4g.H4:slab_water_two_materials_4g.H203 slab_water_two_materials_4g.I54:slab_water_two_materials_4g.I54 slab_water_two_materials_4g.I104:slab_water_two_materials_4g.I104 slab_water_two_materials_4g.I154:slab_water_two_materials_4g.I154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two_materials_4g.D4:slab_water_two_materials_4g.D53" chart:label-cell-address="slab_water_two_materials_4g.E4:slab_water_two_materials_4g.E4" chart:class="chart:scatter">
            <chart:domain table:cell-range-address="slab_water_two_materials_4g.B4:slab_water_two_materials_4g.B53"/>
            <chart:data-point chart:repeated="50"/>
          </chart:series>
          <chart:series chart:style-name="ch8" chart:values-cell-range-address="slab_water_two_materials_4g.D54:slab_water_two_materials_4g.D103" chart:label-cell-address="slab_water_two_materials_4g.E54:slab_water_two_materials_4g.E54" chart:class="chart:scatter">
            <chart:domain table:cell-range-address="slab_water_two_materials_4g.B54:slab_water_two_materials_4g.B103"/>
            <chart:data-point chart:repeated="50"/>
          </chart:series>
          <chart:series chart:style-name="ch9" chart:values-cell-range-address="slab_water_two_materials_4g.D104:slab_water_two_materials_4g.D153" chart:label-cell-address="slab_water_two_materials_4g.E104:slab_water_two_materials_4g.E104" chart:class="chart:scatter">
            <chart:domain table:cell-range-address="slab_water_two_materials_4g.B104:slab_water_two_materials_4g.B153"/>
            <chart:data-point chart:repeated="50"/>
          </chart:series>
          <chart:series chart:style-name="ch10" chart:values-cell-range-address="slab_water_two_materials_4g.D154:slab_water_two_materials_4g.D203" chart:label-cell-address="slab_water_two_materials_4g.E154:slab_water_two_materials_4g.E154" chart:class="chart:scatter">
            <chart:domain table:cell-range-address="slab_water_two_materials_4g.B154:slab_water_two_materials_4g.B203"/>
            <chart:data-point chart:repeated="50"/>
          </chart:series>
          <chart:series chart:style-name="ch11" chart:values-cell-range-address="slab_water_two_materials_4g.H4:slab_water_two_materials_4g.H53" chart:label-cell-address="slab_water_two_materials_4g.I4:slab_water_two_materials_4g.I4" chart:class="chart:scatter">
            <chart:domain table:cell-range-address="slab_water_two_materials_4g.G4:slab_water_two_materials_4g.G52"/>
            <chart:data-point chart:repeated="50"/>
          </chart:series>
          <chart:series chart:style-name="ch12" chart:values-cell-range-address="slab_water_two_materials_4g.H54:slab_water_two_materials_4g.H103" chart:label-cell-address="slab_water_two_materials_4g.I54:slab_water_two_materials_4g.I54" chart:class="chart:scatter">
            <chart:domain table:cell-range-address="slab_water_two_materials_4g.G54:slab_water_two_materials_4g.G103"/>
            <chart:data-point chart:repeated="50"/>
          </chart:series>
          <chart:series chart:style-name="ch13" chart:values-cell-range-address="slab_water_two_materials_4g.H104:slab_water_two_materials_4g.H153" chart:label-cell-address="slab_water_two_materials_4g.I104:slab_water_two_materials_4g.I104" chart:class="chart:scatter">
            <chart:domain table:cell-range-address="slab_water_two_materials_4g.G104:slab_water_two_materials_4g.G153"/>
            <chart:data-point chart:repeated="50"/>
          </chart:series>
          <chart:series chart:style-name="ch14" chart:values-cell-range-address="slab_water_two_materials_4g.H154:slab_water_two_materials_4g.H203" chart:label-cell-address="slab_water_two_materials_4g.I154:slab_water_two_materials_4g.I154" chart:class="chart:scatter">
            <chart:domain table:cell-range-address="slab_water_two_materials_4g.G154:slab_water_two_materials_4g.G203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two_materials_4g.E4:slab_water_two_materials_4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two_materials_4g.E54:slab_water_two_materials_4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two_materials_4g.E104:slab_water_two_materials_4g.E1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4g</text:p>
                <draw:g>
                  <svg:desc>slab_water_two_materials_4g.E154:slab_water_two_materials_4g.E1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two_materials_4g.I4:slab_water_two_materials_4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two_materials_4g.I54:slab_water_two_materials_4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two_materials_4g.I104:slab_water_two_materials_4g.I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4g</text:p>
                <draw:g>
                  <svg:desc>slab_water_two_materials_4g.I154:slab_water_two_materials_4g.I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two_materials_4g.B4:slab_water_two_materials_4g.B53</svg:desc>
                </draw:g>
              </table:table-cell>
              <table:table-cell office:value-type="float" office:value="0.00741111318870383">
                <text:p>0.00741111318870383</text:p>
                <draw:g>
                  <svg:desc>slab_water_two_materials_4g.D4:slab_water_two_materials_4g.D53</svg:desc>
                </draw:g>
              </table:table-cell>
              <table:table-cell office:value-type="float" office:value="2">
                <text:p>2</text:p>
                <draw:g>
                  <svg:desc>slab_water_two_materials_4g.B54:slab_water_two_materials_4g.B103</svg:desc>
                </draw:g>
              </table:table-cell>
              <table:table-cell office:value-type="float" office:value="0.00697058993021008">
                <text:p>0.00697058993021008</text:p>
                <draw:g>
                  <svg:desc>slab_water_two_materials_4g.D54:slab_water_two_materials_4g.D103</svg:desc>
                </draw:g>
              </table:table-cell>
              <table:table-cell office:value-type="float" office:value="2">
                <text:p>2</text:p>
                <draw:g>
                  <svg:desc>slab_water_two_materials_4g.B104:slab_water_two_materials_4g.B153</svg:desc>
                </draw:g>
              </table:table-cell>
              <table:table-cell office:value-type="float" office:value="0.00676548449541485">
                <text:p>0.00676548449541485</text:p>
                <draw:g>
                  <svg:desc>slab_water_two_materials_4g.D104:slab_water_two_materials_4g.D153</svg:desc>
                </draw:g>
              </table:table-cell>
              <table:table-cell office:value-type="float" office:value="2">
                <text:p>2</text:p>
                <draw:g>
                  <svg:desc>slab_water_two_materials_4g.B154:slab_water_two_materials_4g.B203</svg:desc>
                </draw:g>
              </table:table-cell>
              <table:table-cell office:value-type="float" office:value="0.0295516403064282">
                <text:p>0.0295516403064282</text:p>
                <draw:g>
                  <svg:desc>slab_water_two_materials_4g.D154:slab_water_two_materials_4g.D203</svg:desc>
                </draw:g>
              </table:table-cell>
              <table:table-cell office:value-type="float" office:value="2">
                <text:p>2</text:p>
                <draw:g>
                  <svg:desc>slab_water_two_materials_4g.G4:slab_water_two_materials_4g.G52</svg:desc>
                </draw:g>
              </table:table-cell>
              <table:table-cell office:value-type="float" office:value="0.007648793">
                <text:p>0.007648793</text:p>
                <draw:g>
                  <svg:desc>slab_water_two_materials_4g.H4:slab_water_two_materials_4g.H53</svg:desc>
                </draw:g>
              </table:table-cell>
              <table:table-cell office:value-type="float" office:value="2">
                <text:p>2</text:p>
                <draw:g>
                  <svg:desc>slab_water_two_materials_4g.G54:slab_water_two_materials_4g.G103</svg:desc>
                </draw:g>
              </table:table-cell>
              <table:table-cell office:value-type="float" office:value="0.006985454">
                <text:p>0.006985454</text:p>
                <draw:g>
                  <svg:desc>slab_water_two_materials_4g.H54:slab_water_two_materials_4g.H103</svg:desc>
                </draw:g>
              </table:table-cell>
              <table:table-cell office:value-type="float" office:value="2">
                <text:p>2</text:p>
                <draw:g>
                  <svg:desc>slab_water_two_materials_4g.G104:slab_water_two_materials_4g.G153</svg:desc>
                </draw:g>
              </table:table-cell>
              <table:table-cell office:value-type="float" office:value="0.006763269">
                <text:p>0.006763269</text:p>
                <draw:g>
                  <svg:desc>slab_water_two_materials_4g.H104:slab_water_two_materials_4g.H153</svg:desc>
                </draw:g>
              </table:table-cell>
              <table:table-cell office:value-type="float" office:value="2">
                <text:p>2</text:p>
                <draw:g>
                  <svg:desc>slab_water_two_materials_4g.G154:slab_water_two_materials_4g.G203</svg:desc>
                </draw:g>
              </table:table-cell>
              <table:table-cell office:value-type="float" office:value="0.02985878">
                <text:p>0.02985878</text:p>
                <draw:g>
                  <svg:desc>slab_water_two_materials_4g.H154:slab_water_two_materials_4g.H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35706589140722">
                <text:p>0.00735706589140722</text:p>
              </table:table-cell>
              <table:table-cell office:value-type="float" office:value="6">
                <text:p>6</text:p>
              </table:table-cell>
              <table:table-cell office:value-type="float" office:value="0.00696140944677492">
                <text:p>0.00696140944677492</text:p>
              </table:table-cell>
              <table:table-cell office:value-type="float" office:value="6">
                <text:p>6</text:p>
              </table:table-cell>
              <table:table-cell office:value-type="float" office:value="0.00671913424977881">
                <text:p>0.00671913424977881</text:p>
              </table:table-cell>
              <table:table-cell office:value-type="float" office:value="6">
                <text:p>6</text:p>
              </table:table-cell>
              <table:table-cell office:value-type="float" office:value="0.0294906236787189">
                <text:p>0.0294906236787189</text:p>
              </table:table-cell>
              <table:table-cell office:value-type="float" office:value="6">
                <text:p>6</text:p>
              </table:table-cell>
              <table:table-cell office:value-type="float" office:value="0.007626735">
                <text:p>0.007626735</text:p>
              </table:table-cell>
              <table:table-cell office:value-type="float" office:value="6">
                <text:p>6</text:p>
              </table:table-cell>
              <table:table-cell office:value-type="float" office:value="0.006965306">
                <text:p>0.006965306</text:p>
              </table:table-cell>
              <table:table-cell office:value-type="float" office:value="6">
                <text:p>6</text:p>
              </table:table-cell>
              <table:table-cell office:value-type="float" office:value="0.006743758">
                <text:p>0.006743758</text:p>
              </table:table-cell>
              <table:table-cell office:value-type="float" office:value="6">
                <text:p>6</text:p>
              </table:table-cell>
              <table:table-cell office:value-type="float" office:value="0.0297726">
                <text:p>0.029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33940465650605">
                <text:p>0.00733940465650605</text:p>
              </table:table-cell>
              <table:table-cell office:value-type="float" office:value="10">
                <text:p>10</text:p>
              </table:table-cell>
              <table:table-cell office:value-type="float" office:value="0.00689009276447986">
                <text:p>0.00689009276447986</text:p>
              </table:table-cell>
              <table:table-cell office:value-type="float" office:value="10">
                <text:p>10</text:p>
              </table:table-cell>
              <table:table-cell office:value-type="float" office:value="0.00666309971368982">
                <text:p>0.00666309971368982</text:p>
              </table:table-cell>
              <table:table-cell office:value-type="float" office:value="10">
                <text:p>10</text:p>
              </table:table-cell>
              <table:table-cell office:value-type="float" office:value="0.0293856638833474">
                <text:p>0.0293856638833474</text:p>
              </table:table-cell>
              <table:table-cell office:value-type="float" office:value="10">
                <text:p>10</text:p>
              </table:table-cell>
              <table:table-cell office:value-type="float" office:value="0.007582679">
                <text:p>0.007582679</text:p>
              </table:table-cell>
              <table:table-cell office:value-type="float" office:value="10">
                <text:p>10</text:p>
              </table:table-cell>
              <table:table-cell office:value-type="float" office:value="0.006925066">
                <text:p>0.006925066</text:p>
              </table:table-cell>
              <table:table-cell office:value-type="float" office:value="10">
                <text:p>10</text:p>
              </table:table-cell>
              <table:table-cell office:value-type="float" office:value="0.00670479">
                <text:p>0.00670479</text:p>
              </table:table-cell>
              <table:table-cell office:value-type="float" office:value="10">
                <text:p>10</text:p>
              </table:table-cell>
              <table:table-cell office:value-type="float" office:value="0.02960049">
                <text:p>0.0296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27766030754886">
                <text:p>0.00727766030754886</text:p>
              </table:table-cell>
              <table:table-cell office:value-type="float" office:value="14">
                <text:p>14</text:p>
              </table:table-cell>
              <table:table-cell office:value-type="float" office:value="0.00690531893212841">
                <text:p>0.00690531893212841</text:p>
              </table:table-cell>
              <table:table-cell office:value-type="float" office:value="14">
                <text:p>14</text:p>
              </table:table-cell>
              <table:table-cell office:value-type="float" office:value="0.00664056834428341">
                <text:p>0.00664056834428341</text:p>
              </table:table-cell>
              <table:table-cell office:value-type="float" office:value="14">
                <text:p>14</text:p>
              </table:table-cell>
              <table:table-cell office:value-type="float" office:value="0.0291309614465793">
                <text:p>0.0291309614465793</text:p>
              </table:table-cell>
              <table:table-cell office:value-type="float" office:value="14">
                <text:p>14</text:p>
              </table:table-cell>
              <table:table-cell office:value-type="float" office:value="0.007516748">
                <text:p>0.007516748</text:p>
              </table:table-cell>
              <table:table-cell office:value-type="float" office:value="14">
                <text:p>14</text:p>
              </table:table-cell>
              <table:table-cell office:value-type="float" office:value="0.006864845">
                <text:p>0.006864845</text:p>
              </table:table-cell>
              <table:table-cell office:value-type="float" office:value="14">
                <text:p>14</text:p>
              </table:table-cell>
              <table:table-cell office:value-type="float" office:value="0.006646472">
                <text:p>0.006646472</text:p>
              </table:table-cell>
              <table:table-cell office:value-type="float" office:value="14">
                <text:p>14</text:p>
              </table:table-cell>
              <table:table-cell office:value-type="float" office:value="0.02934293">
                <text:p>0.02934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6939777728303">
                <text:p>0.00716939777728303</text:p>
              </table:table-cell>
              <table:table-cell office:value-type="float" office:value="18">
                <text:p>18</text:p>
              </table:table-cell>
              <table:table-cell office:value-type="float" office:value="0.00680998744865235">
                <text:p>0.00680998744865235</text:p>
              </table:table-cell>
              <table:table-cell office:value-type="float" office:value="18">
                <text:p>18</text:p>
              </table:table-cell>
              <table:table-cell office:value-type="float" office:value="0.00658134303041514">
                <text:p>0.00658134303041514</text:p>
              </table:table-cell>
              <table:table-cell office:value-type="float" office:value="18">
                <text:p>18</text:p>
              </table:table-cell>
              <table:table-cell office:value-type="float" office:value="0.0287774568557682">
                <text:p>0.0287774568557682</text:p>
              </table:table-cell>
              <table:table-cell office:value-type="float" office:value="18">
                <text:p>18</text:p>
              </table:table-cell>
              <table:table-cell office:value-type="float" office:value="0.007429124">
                <text:p>0.007429124</text:p>
              </table:table-cell>
              <table:table-cell office:value-type="float" office:value="18">
                <text:p>18</text:p>
              </table:table-cell>
              <table:table-cell office:value-type="float" office:value="0.00678481">
                <text:p>0.00678481</text:p>
              </table:table-cell>
              <table:table-cell office:value-type="float" office:value="18">
                <text:p>18</text:p>
              </table:table-cell>
              <table:table-cell office:value-type="float" office:value="0.006568967">
                <text:p>0.006568967</text:p>
              </table:table-cell>
              <table:table-cell office:value-type="float" office:value="18">
                <text:p>18</text:p>
              </table:table-cell>
              <table:table-cell office:value-type="float" office:value="0.02900063">
                <text:p>0.0290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9270715346494">
                <text:p>0.00709270715346494</text:p>
              </table:table-cell>
              <table:table-cell office:value-type="float" office:value="22">
                <text:p>22</text:p>
              </table:table-cell>
              <table:table-cell office:value-type="float" office:value="0.00669825424781957">
                <text:p>0.00669825424781957</text:p>
              </table:table-cell>
              <table:table-cell office:value-type="float" office:value="22">
                <text:p>22</text:p>
              </table:table-cell>
              <table:table-cell office:value-type="float" office:value="0.0064785663987874">
                <text:p>0.0064785663987874</text:p>
              </table:table-cell>
              <table:table-cell office:value-type="float" office:value="22">
                <text:p>22</text:p>
              </table:table-cell>
              <table:table-cell office:value-type="float" office:value="0.0284113570895125">
                <text:p>0.0284113570895125</text:p>
              </table:table-cell>
              <table:table-cell office:value-type="float" office:value="22">
                <text:p>22</text:p>
              </table:table-cell>
              <table:table-cell office:value-type="float" office:value="0.007320051">
                <text:p>0.007320051</text:p>
              </table:table-cell>
              <table:table-cell office:value-type="float" office:value="22">
                <text:p>22</text:p>
              </table:table-cell>
              <table:table-cell office:value-type="float" office:value="0.006685184">
                <text:p>0.006685184</text:p>
              </table:table-cell>
              <table:table-cell office:value-type="float" office:value="22">
                <text:p>22</text:p>
              </table:table-cell>
              <table:table-cell office:value-type="float" office:value="0.00647249">
                <text:p>0.00647249</text:p>
              </table:table-cell>
              <table:table-cell office:value-type="float" office:value="22">
                <text:p>22</text:p>
              </table:table-cell>
              <table:table-cell office:value-type="float" office:value="0.02857455">
                <text:p>0.02857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350982887543">
                <text:p>0.00703350982887543</text:p>
              </table:table-cell>
              <table:table-cell office:value-type="float" office:value="26">
                <text:p>26</text:p>
              </table:table-cell>
              <table:table-cell office:value-type="float" office:value="0.0065765568637462">
                <text:p>0.0065765568637462</text:p>
              </table:table-cell>
              <table:table-cell office:value-type="float" office:value="26">
                <text:p>26</text:p>
              </table:table-cell>
              <table:table-cell office:value-type="float" office:value="0.00640153990362412">
                <text:p>0.00640153990362412</text:p>
              </table:table-cell>
              <table:table-cell office:value-type="float" office:value="26">
                <text:p>26</text:p>
              </table:table-cell>
              <table:table-cell office:value-type="float" office:value="0.0279634446614246">
                <text:p>0.0279634446614246</text:p>
              </table:table-cell>
              <table:table-cell office:value-type="float" office:value="26">
                <text:p>26</text:p>
              </table:table-cell>
              <table:table-cell office:value-type="float" office:value="0.007189832">
                <text:p>0.007189832</text:p>
              </table:table-cell>
              <table:table-cell office:value-type="float" office:value="26">
                <text:p>26</text:p>
              </table:table-cell>
              <table:table-cell office:value-type="float" office:value="0.006566243">
                <text:p>0.006566243</text:p>
              </table:table-cell>
              <table:table-cell office:value-type="float" office:value="26">
                <text:p>26</text:p>
              </table:table-cell>
              <table:table-cell office:value-type="float" office:value="0.00635731">
                <text:p>0.00635731</text:p>
              </table:table-cell>
              <table:table-cell office:value-type="float" office:value="26">
                <text:p>26</text:p>
              </table:table-cell>
              <table:table-cell office:value-type="float" office:value="0.02806588">
                <text:p>0.02806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86526627421466">
                <text:p>0.00686526627421466</text:p>
              </table:table-cell>
              <table:table-cell office:value-type="float" office:value="30">
                <text:p>30</text:p>
              </table:table-cell>
              <table:table-cell office:value-type="float" office:value="0.0064863194290055">
                <text:p>0.0064863194290055</text:p>
              </table:table-cell>
              <table:table-cell office:value-type="float" office:value="30">
                <text:p>30</text:p>
              </table:table-cell>
              <table:table-cell office:value-type="float" office:value="0.0062544002651527">
                <text:p>0.0062544002651527</text:p>
              </table:table-cell>
              <table:table-cell office:value-type="float" office:value="30">
                <text:p>30</text:p>
              </table:table-cell>
              <table:table-cell office:value-type="float" office:value="0.0273632985461299">
                <text:p>0.0273632985461299</text:p>
              </table:table-cell>
              <table:table-cell office:value-type="float" office:value="30">
                <text:p>30</text:p>
              </table:table-cell>
              <table:table-cell office:value-type="float" office:value="0.007038829">
                <text:p>0.007038829</text:p>
              </table:table-cell>
              <table:table-cell office:value-type="float" office:value="30">
                <text:p>30</text:p>
              </table:table-cell>
              <table:table-cell office:value-type="float" office:value="0.006428318">
                <text:p>0.006428318</text:p>
              </table:table-cell>
              <table:table-cell office:value-type="float" office:value="30">
                <text:p>30</text:p>
              </table:table-cell>
              <table:table-cell office:value-type="float" office:value="0.006223746">
                <text:p>0.006223746</text:p>
              </table:table-cell>
              <table:table-cell office:value-type="float" office:value="30">
                <text:p>30</text:p>
              </table:table-cell>
              <table:table-cell office:value-type="float" office:value="0.02747607">
                <text:p>0.02747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73046990767892">
                <text:p>0.00673046990767892</text:p>
              </table:table-cell>
              <table:table-cell office:value-type="float" office:value="34">
                <text:p>34</text:p>
              </table:table-cell>
              <table:table-cell office:value-type="float" office:value="0.00633780831587456">
                <text:p>0.00633780831587456</text:p>
              </table:table-cell>
              <table:table-cell office:value-type="float" office:value="34">
                <text:p>34</text:p>
              </table:table-cell>
              <table:table-cell office:value-type="float" office:value="0.0061444023996034">
                <text:p>0.0061444023996034</text:p>
              </table:table-cell>
              <table:table-cell office:value-type="float" office:value="34">
                <text:p>34</text:p>
              </table:table-cell>
              <table:table-cell office:value-type="float" office:value="0.0268337413918824">
                <text:p>0.0268337413918824</text:p>
              </table:table-cell>
              <table:table-cell office:value-type="float" office:value="34">
                <text:p>34</text:p>
              </table:table-cell>
              <table:table-cell office:value-type="float" office:value="0.006867464">
                <text:p>0.006867464</text:p>
              </table:table-cell>
              <table:table-cell office:value-type="float" office:value="34">
                <text:p>34</text:p>
              </table:table-cell>
              <table:table-cell office:value-type="float" office:value="0.006271794">
                <text:p>0.006271794</text:p>
              </table:table-cell>
              <table:table-cell office:value-type="float" office:value="34">
                <text:p>34</text:p>
              </table:table-cell>
              <table:table-cell office:value-type="float" office:value="0.006072169">
                <text:p>0.006072169</text:p>
              </table:table-cell>
              <table:table-cell office:value-type="float" office:value="34">
                <text:p>34</text:p>
              </table:table-cell>
              <table:table-cell office:value-type="float" office:value="0.02680676">
                <text:p>0.0268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52091417755994">
                <text:p>0.00652091417755994</text:p>
              </table:table-cell>
              <table:table-cell office:value-type="float" office:value="38">
                <text:p>38</text:p>
              </table:table-cell>
              <table:table-cell office:value-type="float" office:value="0.00616058020272999">
                <text:p>0.00616058020272999</text:p>
              </table:table-cell>
              <table:table-cell office:value-type="float" office:value="38">
                <text:p>38</text:p>
              </table:table-cell>
              <table:table-cell office:value-type="float" office:value="0.00597154061394628">
                <text:p>0.00597154061394628</text:p>
              </table:table-cell>
              <table:table-cell office:value-type="float" office:value="38">
                <text:p>38</text:p>
              </table:table-cell>
              <table:table-cell office:value-type="float" office:value="0.0261889523769564">
                <text:p>0.0261889523769564</text:p>
              </table:table-cell>
              <table:table-cell office:value-type="float" office:value="38">
                <text:p>38</text:p>
              </table:table-cell>
              <table:table-cell office:value-type="float" office:value="0.006676215">
                <text:p>0.006676215</text:p>
              </table:table-cell>
              <table:table-cell office:value-type="float" office:value="38">
                <text:p>38</text:p>
              </table:table-cell>
              <table:table-cell office:value-type="float" office:value="0.006097107">
                <text:p>0.006097107</text:p>
              </table:table-cell>
              <table:table-cell office:value-type="float" office:value="38">
                <text:p>38</text:p>
              </table:table-cell>
              <table:table-cell office:value-type="float" office:value="0.005903002">
                <text:p>0.005903002</text:p>
              </table:table-cell>
              <table:table-cell office:value-type="float" office:value="38">
                <text:p>38</text:p>
              </table:table-cell>
              <table:table-cell office:value-type="float" office:value="0.02605987">
                <text:p>0.02605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3744462817789">
                <text:p>0.0063744462817789</text:p>
              </table:table-cell>
              <table:table-cell office:value-type="float" office:value="42">
                <text:p>42</text:p>
              </table:table-cell>
              <table:table-cell office:value-type="float" office:value="0.00596375959444941">
                <text:p>0.00596375959444941</text:p>
              </table:table-cell>
              <table:table-cell office:value-type="float" office:value="42">
                <text:p>42</text:p>
              </table:table-cell>
              <table:table-cell office:value-type="float" office:value="0.005776595287343">
                <text:p>0.005776595287343</text:p>
              </table:table-cell>
              <table:table-cell office:value-type="float" office:value="42">
                <text:p>42</text:p>
              </table:table-cell>
              <table:table-cell office:value-type="float" office:value="0.0253848763765747">
                <text:p>0.0253848763765747</text:p>
              </table:table-cell>
              <table:table-cell office:value-type="float" office:value="42">
                <text:p>42</text:p>
              </table:table-cell>
              <table:table-cell office:value-type="float" office:value="0.006465618">
                <text:p>0.006465618</text:p>
              </table:table-cell>
              <table:table-cell office:value-type="float" office:value="42">
                <text:p>42</text:p>
              </table:table-cell>
              <table:table-cell office:value-type="float" office:value="0.005904744">
                <text:p>0.005904744</text:p>
              </table:table-cell>
              <table:table-cell office:value-type="float" office:value="42">
                <text:p>42</text:p>
              </table:table-cell>
              <table:table-cell office:value-type="float" office:value="0.005716711">
                <text:p>0.005716711</text:p>
              </table:table-cell>
              <table:table-cell office:value-type="float" office:value="42">
                <text:p>42</text:p>
              </table:table-cell>
              <table:table-cell office:value-type="float" office:value="0.02523755">
                <text:p>0.02523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12002373779845">
                <text:p>0.00612002373779845</text:p>
              </table:table-cell>
              <table:table-cell office:value-type="float" office:value="46">
                <text:p>46</text:p>
              </table:table-cell>
              <table:table-cell office:value-type="float" office:value="0.00577281673470963">
                <text:p>0.00577281673470963</text:p>
              </table:table-cell>
              <table:table-cell office:value-type="float" office:value="46">
                <text:p>46</text:p>
              </table:table-cell>
              <table:table-cell office:value-type="float" office:value="0.00557907494709328">
                <text:p>0.00557907494709328</text:p>
              </table:table-cell>
              <table:table-cell office:value-type="float" office:value="46">
                <text:p>46</text:p>
              </table:table-cell>
              <table:table-cell office:value-type="float" office:value="0.0244580673888052">
                <text:p>0.0244580673888052</text:p>
              </table:table-cell>
              <table:table-cell office:value-type="float" office:value="46">
                <text:p>46</text:p>
              </table:table-cell>
              <table:table-cell office:value-type="float" office:value="0.00623626">
                <text:p>0.00623626</text:p>
              </table:table-cell>
              <table:table-cell office:value-type="float" office:value="46">
                <text:p>46</text:p>
              </table:table-cell>
              <table:table-cell office:value-type="float" office:value="0.00569524">
                <text:p>0.00569524</text:p>
              </table:table-cell>
              <table:table-cell office:value-type="float" office:value="46">
                <text:p>46</text:p>
              </table:table-cell>
              <table:table-cell office:value-type="float" office:value="0.005513809">
                <text:p>0.005513809</text:p>
              </table:table-cell>
              <table:table-cell office:value-type="float" office:value="46">
                <text:p>46</text:p>
              </table:table-cell>
              <table:table-cell office:value-type="float" office:value="0.02434219">
                <text:p>0.02434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590103562073542">
                <text:p>0.00590103562073542</text:p>
              </table:table-cell>
              <table:table-cell office:value-type="float" office:value="50">
                <text:p>50</text:p>
              </table:table-cell>
              <table:table-cell office:value-type="float" office:value="0.00554797885838456">
                <text:p>0.00554797885838456</text:p>
              </table:table-cell>
              <table:table-cell office:value-type="float" office:value="50">
                <text:p>50</text:p>
              </table:table-cell>
              <table:table-cell office:value-type="float" office:value="0.00538054699280799">
                <text:p>0.00538054699280799</text:p>
              </table:table-cell>
              <table:table-cell office:value-type="float" office:value="50">
                <text:p>50</text:p>
              </table:table-cell>
              <table:table-cell office:value-type="float" office:value="0.0235170678367015">
                <text:p>0.0235170678367015</text:p>
              </table:table-cell>
              <table:table-cell office:value-type="float" office:value="50">
                <text:p>50</text:p>
              </table:table-cell>
              <table:table-cell office:value-type="float" office:value="0.00598878">
                <text:p>0.00598878</text:p>
              </table:table-cell>
              <table:table-cell office:value-type="float" office:value="50">
                <text:p>50</text:p>
              </table:table-cell>
              <table:table-cell office:value-type="float" office:value="0.005469175">
                <text:p>0.005469175</text:p>
              </table:table-cell>
              <table:table-cell office:value-type="float" office:value="50">
                <text:p>50</text:p>
              </table:table-cell>
              <table:table-cell office:value-type="float" office:value="0.00529485">
                <text:p>0.00529485</text:p>
              </table:table-cell>
              <table:table-cell office:value-type="float" office:value="50">
                <text:p>50</text:p>
              </table:table-cell>
              <table:table-cell office:value-type="float" office:value="0.02337649">
                <text:p>0.0233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563460567616448">
                <text:p>0.00563460567616448</text:p>
              </table:table-cell>
              <table:table-cell office:value-type="float" office:value="54">
                <text:p>54</text:p>
              </table:table-cell>
              <table:table-cell office:value-type="float" office:value="0.00532924264483041">
                <text:p>0.00532924264483041</text:p>
              </table:table-cell>
              <table:table-cell office:value-type="float" office:value="54">
                <text:p>54</text:p>
              </table:table-cell>
              <table:table-cell office:value-type="float" office:value="0.00516889206678157">
                <text:p>0.00516889206678157</text:p>
              </table:table-cell>
              <table:table-cell office:value-type="float" office:value="54">
                <text:p>54</text:p>
              </table:table-cell>
              <table:table-cell office:value-type="float" office:value="0.0225094258118566">
                <text:p>0.0225094258118566</text:p>
              </table:table-cell>
              <table:table-cell office:value-type="float" office:value="54">
                <text:p>54</text:p>
              </table:table-cell>
              <table:table-cell office:value-type="float" office:value="0.005723862">
                <text:p>0.005723862</text:p>
              </table:table-cell>
              <table:table-cell office:value-type="float" office:value="54">
                <text:p>54</text:p>
              </table:table-cell>
              <table:table-cell office:value-type="float" office:value="0.005227168">
                <text:p>0.005227168</text:p>
              </table:table-cell>
              <table:table-cell office:value-type="float" office:value="54">
                <text:p>54</text:p>
              </table:table-cell>
              <table:table-cell office:value-type="float" office:value="0.005060421">
                <text:p>0.005060421</text:p>
              </table:table-cell>
              <table:table-cell office:value-type="float" office:value="54">
                <text:p>54</text:p>
              </table:table-cell>
              <table:table-cell office:value-type="float" office:value="0.02234344">
                <text:p>0.02234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537951138949366">
                <text:p>0.00537951138949366</text:p>
              </table:table-cell>
              <table:table-cell office:value-type="float" office:value="58">
                <text:p>58</text:p>
              </table:table-cell>
              <table:table-cell office:value-type="float" office:value="0.00507134943028302">
                <text:p>0.00507134943028302</text:p>
              </table:table-cell>
              <table:table-cell office:value-type="float" office:value="58">
                <text:p>58</text:p>
              </table:table-cell>
              <table:table-cell office:value-type="float" office:value="0.00489664035222736">
                <text:p>0.00489664035222736</text:p>
              </table:table-cell>
              <table:table-cell office:value-type="float" office:value="58">
                <text:p>58</text:p>
              </table:table-cell>
              <table:table-cell office:value-type="float" office:value="0.0214439859263605">
                <text:p>0.0214439859263605</text:p>
              </table:table-cell>
              <table:table-cell office:value-type="float" office:value="58">
                <text:p>58</text:p>
              </table:table-cell>
              <table:table-cell office:value-type="float" office:value="0.005442222">
                <text:p>0.005442222</text:p>
              </table:table-cell>
              <table:table-cell office:value-type="float" office:value="58">
                <text:p>58</text:p>
              </table:table-cell>
              <table:table-cell office:value-type="float" office:value="0.004969872">
                <text:p>0.004969872</text:p>
              </table:table-cell>
              <table:table-cell office:value-type="float" office:value="58">
                <text:p>58</text:p>
              </table:table-cell>
              <table:table-cell office:value-type="float" office:value="0.004811133">
                <text:p>0.004811133</text:p>
              </table:table-cell>
              <table:table-cell office:value-type="float" office:value="58">
                <text:p>58</text:p>
              </table:table-cell>
              <table:table-cell office:value-type="float" office:value="0.02124649">
                <text:p>0.02124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510994664570095">
                <text:p>0.00510994664570095</text:p>
              </table:table-cell>
              <table:table-cell office:value-type="float" office:value="62">
                <text:p>62</text:p>
              </table:table-cell>
              <table:table-cell office:value-type="float" office:value="0.00481653503639986">
                <text:p>0.00481653503639986</text:p>
              </table:table-cell>
              <table:table-cell office:value-type="float" office:value="62">
                <text:p>62</text:p>
              </table:table-cell>
              <table:table-cell office:value-type="float" office:value="0.00465271378778407">
                <text:p>0.00465271378778407</text:p>
              </table:table-cell>
              <table:table-cell office:value-type="float" office:value="62">
                <text:p>62</text:p>
              </table:table-cell>
              <table:table-cell office:value-type="float" office:value="0.0203720805174695">
                <text:p>0.0203720805174695</text:p>
              </table:table-cell>
              <table:table-cell office:value-type="float" office:value="62">
                <text:p>62</text:p>
              </table:table-cell>
              <table:table-cell office:value-type="float" office:value="0.005144596">
                <text:p>0.005144596</text:p>
              </table:table-cell>
              <table:table-cell office:value-type="float" office:value="62">
                <text:p>62</text:p>
              </table:table-cell>
              <table:table-cell office:value-type="float" office:value="0.004697959">
                <text:p>0.004697959</text:p>
              </table:table-cell>
              <table:table-cell office:value-type="float" office:value="62">
                <text:p>62</text:p>
              </table:table-cell>
              <table:table-cell office:value-type="float" office:value="0.004547612">
                <text:p>0.004547612</text:p>
              </table:table-cell>
              <table:table-cell office:value-type="float" office:value="62">
                <text:p>62</text:p>
              </table:table-cell>
              <table:table-cell office:value-type="float" office:value="0.02008965">
                <text:p>0.02008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480609503542024">
                <text:p>0.00480609503542024</text:p>
              </table:table-cell>
              <table:table-cell office:value-type="float" office:value="66">
                <text:p>66</text:p>
              </table:table-cell>
              <table:table-cell office:value-type="float" office:value="0.00454397543977922">
                <text:p>0.00454397543977922</text:p>
              </table:table-cell>
              <table:table-cell office:value-type="float" office:value="66">
                <text:p>66</text:p>
              </table:table-cell>
              <table:table-cell office:value-type="float" office:value="0.00436657939096205">
                <text:p>0.00436657939096205</text:p>
              </table:table-cell>
              <table:table-cell office:value-type="float" office:value="66">
                <text:p>66</text:p>
              </table:table-cell>
              <table:table-cell office:value-type="float" office:value="0.0192426851299937">
                <text:p>0.0192426851299937</text:p>
              </table:table-cell>
              <table:table-cell office:value-type="float" office:value="66">
                <text:p>66</text:p>
              </table:table-cell>
              <table:table-cell office:value-type="float" office:value="0.004831706">
                <text:p>0.004831706</text:p>
              </table:table-cell>
              <table:table-cell office:value-type="float" office:value="66">
                <text:p>66</text:p>
              </table:table-cell>
              <table:table-cell office:value-type="float" office:value="0.004412103">
                <text:p>0.004412103</text:p>
              </table:table-cell>
              <table:table-cell office:value-type="float" office:value="66">
                <text:p>66</text:p>
              </table:table-cell>
              <table:table-cell office:value-type="float" office:value="0.004270479">
                <text:p>0.004270479</text:p>
              </table:table-cell>
              <table:table-cell office:value-type="float" office:value="66">
                <text:p>66</text:p>
              </table:table-cell>
              <table:table-cell office:value-type="float" office:value="0.01887781">
                <text:p>0.01887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450672170974204">
                <text:p>0.00450672170974204</text:p>
              </table:table-cell>
              <table:table-cell office:value-type="float" office:value="70">
                <text:p>70</text:p>
              </table:table-cell>
              <table:table-cell office:value-type="float" office:value="0.00426259922034738">
                <text:p>0.00426259922034738</text:p>
              </table:table-cell>
              <table:table-cell office:value-type="float" office:value="70">
                <text:p>70</text:p>
              </table:table-cell>
              <table:table-cell office:value-type="float" office:value="0.00410104510331162">
                <text:p>0.00410104510331162</text:p>
              </table:table-cell>
              <table:table-cell office:value-type="float" office:value="70">
                <text:p>70</text:p>
              </table:table-cell>
              <table:table-cell office:value-type="float" office:value="0.0180017244773578">
                <text:p>0.0180017244773578</text:p>
              </table:table-cell>
              <table:table-cell office:value-type="float" office:value="70">
                <text:p>70</text:p>
              </table:table-cell>
              <table:table-cell office:value-type="float" office:value="0.004504208">
                <text:p>0.004504208</text:p>
              </table:table-cell>
              <table:table-cell office:value-type="float" office:value="70">
                <text:p>70</text:p>
              </table:table-cell>
              <table:table-cell office:value-type="float" office:value="0.004112948">
                <text:p>0.004112948</text:p>
              </table:table-cell>
              <table:table-cell office:value-type="float" office:value="70">
                <text:p>70</text:p>
              </table:table-cell>
              <table:table-cell office:value-type="float" office:value="0.003980335">
                <text:p>0.003980335</text:p>
              </table:table-cell>
              <table:table-cell office:value-type="float" office:value="70">
                <text:p>70</text:p>
              </table:table-cell>
              <table:table-cell office:value-type="float" office:value="0.01761721">
                <text:p>0.01761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42096714942014">
                <text:p>0.0042096714942014</text:p>
              </table:table-cell>
              <table:table-cell office:value-type="float" office:value="74">
                <text:p>74</text:p>
              </table:table-cell>
              <table:table-cell office:value-type="float" office:value="0.0039379795652225">
                <text:p>0.0039379795652225</text:p>
              </table:table-cell>
              <table:table-cell office:value-type="float" office:value="74">
                <text:p>74</text:p>
              </table:table-cell>
              <table:table-cell office:value-type="float" office:value="0.0038003842708102">
                <text:p>0.0038003842708102</text:p>
              </table:table-cell>
              <table:table-cell office:value-type="float" office:value="74">
                <text:p>74</text:p>
              </table:table-cell>
              <table:table-cell office:value-type="float" office:value="0.0167198714884451">
                <text:p>0.0167198714884451</text:p>
              </table:table-cell>
              <table:table-cell office:value-type="float" office:value="74">
                <text:p>74</text:p>
              </table:table-cell>
              <table:table-cell office:value-type="float" office:value="0.004162599">
                <text:p>0.004162599</text:p>
              </table:table-cell>
              <table:table-cell office:value-type="float" office:value="74">
                <text:p>74</text:p>
              </table:table-cell>
              <table:table-cell office:value-type="float" office:value="0.003801066">
                <text:p>0.003801066</text:p>
              </table:table-cell>
              <table:table-cell office:value-type="float" office:value="74">
                <text:p>74</text:p>
              </table:table-cell>
              <table:table-cell office:value-type="float" office:value="0.003677745">
                <text:p>0.003677745</text:p>
              </table:table-cell>
              <table:table-cell office:value-type="float" office:value="74">
                <text:p>74</text:p>
              </table:table-cell>
              <table:table-cell office:value-type="float" office:value="0.01631626">
                <text:p>0.01631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82680614996504">
                <text:p>0.00382680614996504</text:p>
              </table:table-cell>
              <table:table-cell office:value-type="float" office:value="78">
                <text:p>78</text:p>
              </table:table-cell>
              <table:table-cell office:value-type="float" office:value="0.00360546693348568">
                <text:p>0.00360546693348568</text:p>
              </table:table-cell>
              <table:table-cell office:value-type="float" office:value="78">
                <text:p>78</text:p>
              </table:table-cell>
              <table:table-cell office:value-type="float" office:value="0.0034868763593553">
                <text:p>0.0034868763593553</text:p>
              </table:table-cell>
              <table:table-cell office:value-type="float" office:value="78">
                <text:p>78</text:p>
              </table:table-cell>
              <table:table-cell office:value-type="float" office:value="0.0153946071281668">
                <text:p>0.0153946071281668</text:p>
              </table:table-cell>
              <table:table-cell office:value-type="float" office:value="78">
                <text:p>78</text:p>
              </table:table-cell>
              <table:table-cell office:value-type="float" office:value="0.003807056">
                <text:p>0.003807056</text:p>
              </table:table-cell>
              <table:table-cell office:value-type="float" office:value="78">
                <text:p>78</text:p>
              </table:table-cell>
              <table:table-cell office:value-type="float" office:value="0.003476888">
                <text:p>0.003476888</text:p>
              </table:table-cell>
              <table:table-cell office:value-type="float" office:value="78">
                <text:p>78</text:p>
              </table:table-cell>
              <table:table-cell office:value-type="float" office:value="0.003363237">
                <text:p>0.003363237</text:p>
              </table:table-cell>
              <table:table-cell office:value-type="float" office:value="78">
                <text:p>78</text:p>
              </table:table-cell>
              <table:table-cell office:value-type="float" office:value="0.01498694">
                <text:p>0.01498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4861486381074">
                <text:p>0.0034861486381074</text:p>
              </table:table-cell>
              <table:table-cell office:value-type="float" office:value="82">
                <text:p>82</text:p>
              </table:table-cell>
              <table:table-cell office:value-type="float" office:value="0.00327564127251037">
                <text:p>0.00327564127251037</text:p>
              </table:table-cell>
              <table:table-cell office:value-type="float" office:value="82">
                <text:p>82</text:p>
              </table:table-cell>
              <table:table-cell office:value-type="float" office:value="0.00317040158435125">
                <text:p>0.00317040158435125</text:p>
              </table:table-cell>
              <table:table-cell office:value-type="float" office:value="82">
                <text:p>82</text:p>
              </table:table-cell>
              <table:table-cell office:value-type="float" office:value="0.0139639071547779">
                <text:p>0.0139639071547779</text:p>
              </table:table-cell>
              <table:table-cell office:value-type="float" office:value="82">
                <text:p>82</text:p>
              </table:table-cell>
              <table:table-cell office:value-type="float" office:value="0.003437149">
                <text:p>0.003437149</text:p>
              </table:table-cell>
              <table:table-cell office:value-type="float" office:value="82">
                <text:p>82</text:p>
              </table:table-cell>
              <table:table-cell office:value-type="float" office:value="0.0031406">
                <text:p>0.0031406</text:p>
              </table:table-cell>
              <table:table-cell office:value-type="float" office:value="82">
                <text:p>82</text:p>
              </table:table-cell>
              <table:table-cell office:value-type="float" office:value="0.003037363">
                <text:p>0.003037363</text:p>
              </table:table-cell>
              <table:table-cell office:value-type="float" office:value="82">
                <text:p>82</text:p>
              </table:table-cell>
              <table:table-cell office:value-type="float" office:value="0.01364702">
                <text:p>0.01364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14775825782978">
                <text:p>0.00314775825782978</text:p>
              </table:table-cell>
              <table:table-cell office:value-type="float" office:value="86">
                <text:p>86</text:p>
              </table:table-cell>
              <table:table-cell office:value-type="float" office:value="0.00294497593317209">
                <text:p>0.00294497593317209</text:p>
              </table:table-cell>
              <table:table-cell office:value-type="float" office:value="86">
                <text:p>86</text:p>
              </table:table-cell>
              <table:table-cell office:value-type="float" office:value="0.00284301099062856">
                <text:p>0.00284301099062856</text:p>
              </table:table-cell>
              <table:table-cell office:value-type="float" office:value="86">
                <text:p>86</text:p>
              </table:table-cell>
              <table:table-cell office:value-type="float" office:value="0.0126210655274347">
                <text:p>0.0126210655274347</text:p>
              </table:table-cell>
              <table:table-cell office:value-type="float" office:value="86">
                <text:p>86</text:p>
              </table:table-cell>
              <table:table-cell office:value-type="float" office:value="0.003051364">
                <text:p>0.003051364</text:p>
              </table:table-cell>
              <table:table-cell office:value-type="float" office:value="86">
                <text:p>86</text:p>
              </table:table-cell>
              <table:table-cell office:value-type="float" office:value="0.002792008">
                <text:p>0.002792008</text:p>
              </table:table-cell>
              <table:table-cell office:value-type="float" office:value="86">
                <text:p>86</text:p>
              </table:table-cell>
              <table:table-cell office:value-type="float" office:value="0.002700888">
                <text:p>0.002700888</text:p>
              </table:table-cell>
              <table:table-cell office:value-type="float" office:value="86">
                <text:p>86</text:p>
              </table:table-cell>
              <table:table-cell office:value-type="float" office:value="0.01232358">
                <text:p>0.01232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276412320842736">
                <text:p>0.00276412320842736</text:p>
              </table:table-cell>
              <table:table-cell office:value-type="float" office:value="90">
                <text:p>90</text:p>
              </table:table-cell>
              <table:table-cell office:value-type="float" office:value="0.00257793572714988">
                <text:p>0.00257793572714988</text:p>
              </table:table-cell>
              <table:table-cell office:value-type="float" office:value="90">
                <text:p>90</text:p>
              </table:table-cell>
              <table:table-cell office:value-type="float" office:value="0.0024598713514603">
                <text:p>0.0024598713514603</text:p>
              </table:table-cell>
              <table:table-cell office:value-type="float" office:value="90">
                <text:p>90</text:p>
              </table:table-cell>
              <table:table-cell office:value-type="float" office:value="0.0113686572597836">
                <text:p>0.0113686572597836</text:p>
              </table:table-cell>
              <table:table-cell office:value-type="float" office:value="90">
                <text:p>90</text:p>
              </table:table-cell>
              <table:table-cell office:value-type="float" office:value="0.002646277">
                <text:p>0.002646277</text:p>
              </table:table-cell>
              <table:table-cell office:value-type="float" office:value="90">
                <text:p>90</text:p>
              </table:table-cell>
              <table:table-cell office:value-type="float" office:value="0.002430356">
                <text:p>0.002430356</text:p>
              </table:table-cell>
              <table:table-cell office:value-type="float" office:value="90">
                <text:p>90</text:p>
              </table:table-cell>
              <table:table-cell office:value-type="float" office:value="0.002355286">
                <text:p>0.002355286</text:p>
              </table:table-cell>
              <table:table-cell office:value-type="float" office:value="90">
                <text:p>90</text:p>
              </table:table-cell>
              <table:table-cell office:value-type="float" office:value="0.01105857">
                <text:p>0.01105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234978112129107">
                <text:p>0.00234978112129107</text:p>
              </table:table-cell>
              <table:table-cell office:value-type="float" office:value="94">
                <text:p>94</text:p>
              </table:table-cell>
              <table:table-cell office:value-type="float" office:value="0.00216769966720852">
                <text:p>0.00216769966720852</text:p>
              </table:table-cell>
              <table:table-cell office:value-type="float" office:value="94">
                <text:p>94</text:p>
              </table:table-cell>
              <table:table-cell office:value-type="float" office:value="0.00207773372847185">
                <text:p>0.00207773372847185</text:p>
              </table:table-cell>
              <table:table-cell office:value-type="float" office:value="94">
                <text:p>94</text:p>
              </table:table-cell>
              <table:table-cell office:value-type="float" office:value="0.0101262691539306">
                <text:p>0.0101262691539306</text:p>
              </table:table-cell>
              <table:table-cell office:value-type="float" office:value="94">
                <text:p>94</text:p>
              </table:table-cell>
              <table:table-cell office:value-type="float" office:value="0.002215181">
                <text:p>0.002215181</text:p>
              </table:table-cell>
              <table:table-cell office:value-type="float" office:value="94">
                <text:p>94</text:p>
              </table:table-cell>
              <table:table-cell office:value-type="float" office:value="0.00205413">
                <text:p>0.00205413</text:p>
              </table:table-cell>
              <table:table-cell office:value-type="float" office:value="94">
                <text:p>94</text:p>
              </table:table-cell>
              <table:table-cell office:value-type="float" office:value="0.002003904">
                <text:p>0.002003904</text:p>
              </table:table-cell>
              <table:table-cell office:value-type="float" office:value="94">
                <text:p>94</text:p>
              </table:table-cell>
              <table:table-cell office:value-type="float" office:value="0.009916985">
                <text:p>0.009916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189027833286628">
                <text:p>0.00189027833286628</text:p>
              </table:table-cell>
              <table:table-cell office:value-type="float" office:value="98">
                <text:p>98</text:p>
              </table:table-cell>
              <table:table-cell office:value-type="float" office:value="0.00173523172314354">
                <text:p>0.00173523172314354</text:p>
              </table:table-cell>
              <table:table-cell office:value-type="float" office:value="98">
                <text:p>98</text:p>
              </table:table-cell>
              <table:table-cell office:value-type="float" office:value="0.00168226201307941">
                <text:p>0.00168226201307941</text:p>
              </table:table-cell>
              <table:table-cell office:value-type="float" office:value="98">
                <text:p>98</text:p>
              </table:table-cell>
              <table:table-cell office:value-type="float" office:value="0.00914143839127974">
                <text:p>0.00914143839127974</text:p>
              </table:table-cell>
              <table:table-cell office:value-type="float" office:value="98">
                <text:p>98</text:p>
              </table:table-cell>
              <table:table-cell office:value-type="float" office:value="0.001745821">
                <text:p>0.001745821</text:p>
              </table:table-cell>
              <table:table-cell office:value-type="float" office:value="98">
                <text:p>98</text:p>
              </table:table-cell>
              <table:table-cell office:value-type="float" office:value="0.001660925">
                <text:p>0.001660925</text:p>
              </table:table-cell>
              <table:table-cell office:value-type="float" office:value="98">
                <text:p>98</text:p>
              </table:table-cell>
              <table:table-cell office:value-type="float" office:value="0.001654489">
                <text:p>0.001654489</text:p>
              </table:table-cell>
              <table:table-cell office:value-type="float" office:value="98">
                <text:p>98</text:p>
              </table:table-cell>
              <table:table-cell office:value-type="float" office:value="0.008998488">
                <text:p>0.008998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122352333196492">
                <text:p>0.00122352333196492</text:p>
              </table:table-cell>
              <table:table-cell office:value-type="float" office:value="102">
                <text:p>102</text:p>
              </table:table-cell>
              <table:table-cell office:value-type="float" office:value="0.00122390118722826">
                <text:p>0.00122390118722826</text:p>
              </table:table-cell>
              <table:table-cell office:value-type="float" office:value="102">
                <text:p>102</text:p>
              </table:table-cell>
              <table:table-cell office:value-type="float" office:value="0.00132801850530888">
                <text:p>0.00132801850530888</text:p>
              </table:table-cell>
              <table:table-cell office:value-type="float" office:value="102">
                <text:p>102</text:p>
              </table:table-cell>
              <table:table-cell office:value-type="float" office:value="0.00843375746696714">
                <text:p>0.00843375746696714</text:p>
              </table:table-cell>
              <table:table-cell office:value-type="float" office:value="102">
                <text:p>102</text:p>
              </table:table-cell>
              <table:table-cell office:value-type="float" office:value="0.001297178">
                <text:p>0.001297178</text:p>
              </table:table-cell>
              <table:table-cell office:value-type="float" office:value="102">
                <text:p>102</text:p>
              </table:table-cell>
              <table:table-cell office:value-type="float" office:value="0.001226756">
                <text:p>0.001226756</text:p>
              </table:table-cell>
              <table:table-cell office:value-type="float" office:value="102">
                <text:p>102</text:p>
              </table:table-cell>
              <table:table-cell office:value-type="float" office:value="0.001319802">
                <text:p>0.001319802</text:p>
              </table:table-cell>
              <table:table-cell office:value-type="float" office:value="102">
                <text:p>102</text:p>
              </table:table-cell>
              <table:table-cell office:value-type="float" office:value="0.008448167">
                <text:p>0.008448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085399487906043">
                <text:p>0.00085399487906043</text:p>
              </table:table-cell>
              <table:table-cell office:value-type="float" office:value="106">
                <text:p>106</text:p>
              </table:table-cell>
              <table:table-cell office:value-type="float" office:value="0.000860499587445585">
                <text:p>0.000860499587445585</text:p>
              </table:table-cell>
              <table:table-cell office:value-type="float" office:value="106">
                <text:p>106</text:p>
              </table:table-cell>
              <table:table-cell office:value-type="float" office:value="0.00101332104950645">
                <text:p>0.00101332104950645</text:p>
              </table:table-cell>
              <table:table-cell office:value-type="float" office:value="106">
                <text:p>106</text:p>
              </table:table-cell>
              <table:table-cell office:value-type="float" office:value="0.00754674923360254">
                <text:p>0.00754674923360254</text:p>
              </table:table-cell>
              <table:table-cell office:value-type="float" office:value="106">
                <text:p>106</text:p>
              </table:table-cell>
              <table:table-cell office:value-type="float" office:value="0.001010386">
                <text:p>0.001010386</text:p>
              </table:table-cell>
              <table:table-cell office:value-type="float" office:value="106">
                <text:p>106</text:p>
              </table:table-cell>
              <table:table-cell office:value-type="float" office:value="0.0009079304">
                <text:p>0.0009079304</text:p>
              </table:table-cell>
              <table:table-cell office:value-type="float" office:value="106">
                <text:p>106</text:p>
              </table:table-cell>
              <table:table-cell office:value-type="float" office:value="0.001023586">
                <text:p>0.001023586</text:p>
              </table:table-cell>
              <table:table-cell office:value-type="float" office:value="106">
                <text:p>106</text:p>
              </table:table-cell>
              <table:table-cell office:value-type="float" office:value="0.007557967">
                <text:p>0.007557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0633358193478094">
                <text:p>0.000633358193478094</text:p>
              </table:table-cell>
              <table:table-cell office:value-type="float" office:value="110">
                <text:p>110</text:p>
              </table:table-cell>
              <table:table-cell office:value-type="float" office:value="0.000621062503316311">
                <text:p>0.000621062503316311</text:p>
              </table:table-cell>
              <table:table-cell office:value-type="float" office:value="110">
                <text:p>110</text:p>
              </table:table-cell>
              <table:table-cell office:value-type="float" office:value="0.000762204039348234">
                <text:p>0.000762204039348234</text:p>
              </table:table-cell>
              <table:table-cell office:value-type="float" office:value="110">
                <text:p>110</text:p>
              </table:table-cell>
              <table:table-cell office:value-type="float" office:value="0.00644763824575127">
                <text:p>0.00644763824575127</text:p>
              </table:table-cell>
              <table:table-cell office:value-type="float" office:value="110">
                <text:p>110</text:p>
              </table:table-cell>
              <table:table-cell office:value-type="float" office:value="0.0007870014">
                <text:p>0.0007870014</text:p>
              </table:table-cell>
              <table:table-cell office:value-type="float" office:value="110">
                <text:p>110</text:p>
              </table:table-cell>
              <table:table-cell office:value-type="float" office:value="0.0006799572">
                <text:p>0.0006799572</text:p>
              </table:table-cell>
              <table:table-cell office:value-type="float" office:value="110">
                <text:p>110</text:p>
              </table:table-cell>
              <table:table-cell office:value-type="float" office:value="0.0007850593">
                <text:p>0.0007850593</text:p>
              </table:table-cell>
              <table:table-cell office:value-type="float" office:value="110">
                <text:p>110</text:p>
              </table:table-cell>
              <table:table-cell office:value-type="float" office:value="0.006543373">
                <text:p>0.006543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0478641857244794">
                <text:p>0.000478641857244794</text:p>
              </table:table-cell>
              <table:table-cell office:value-type="float" office:value="114">
                <text:p>114</text:p>
              </table:table-cell>
              <table:table-cell office:value-type="float" office:value="0.000450330701773262">
                <text:p>0.000450330701773262</text:p>
              </table:table-cell>
              <table:table-cell office:value-type="float" office:value="114">
                <text:p>114</text:p>
              </table:table-cell>
              <table:table-cell office:value-type="float" office:value="0.000555769113811626">
                <text:p>0.000555769113811626</text:p>
              </table:table-cell>
              <table:table-cell office:value-type="float" office:value="114">
                <text:p>114</text:p>
              </table:table-cell>
              <table:table-cell office:value-type="float" office:value="0.00535169004640053">
                <text:p>0.00535169004640053</text:p>
              </table:table-cell>
              <table:table-cell office:value-type="float" office:value="114">
                <text:p>114</text:p>
              </table:table-cell>
              <table:table-cell office:value-type="float" office:value="0.0006130044">
                <text:p>0.0006130044</text:p>
              </table:table-cell>
              <table:table-cell office:value-type="float" office:value="114">
                <text:p>114</text:p>
              </table:table-cell>
              <table:table-cell office:value-type="float" office:value="0.0005140388">
                <text:p>0.0005140388</text:p>
              </table:table-cell>
              <table:table-cell office:value-type="float" office:value="114">
                <text:p>114</text:p>
              </table:table-cell>
              <table:table-cell office:value-type="float" office:value="0.0005998308">
                <text:p>0.0005998308</text:p>
              </table:table-cell>
              <table:table-cell office:value-type="float" office:value="114">
                <text:p>114</text:p>
              </table:table-cell>
              <table:table-cell office:value-type="float" office:value="0.00553417">
                <text:p>0.00553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0362332409333822">
                <text:p>0.000362332409333822</text:p>
              </table:table-cell>
              <table:table-cell office:value-type="float" office:value="118">
                <text:p>118</text:p>
              </table:table-cell>
              <table:table-cell office:value-type="float" office:value="0.000338244836028038">
                <text:p>0.000338244836028038</text:p>
              </table:table-cell>
              <table:table-cell office:value-type="float" office:value="118">
                <text:p>118</text:p>
              </table:table-cell>
              <table:table-cell office:value-type="float" office:value="0.000402667758963109">
                <text:p>0.000402667758963109</text:p>
              </table:table-cell>
              <table:table-cell office:value-type="float" office:value="118">
                <text:p>118</text:p>
              </table:table-cell>
              <table:table-cell office:value-type="float" office:value="0.00443610475941612">
                <text:p>0.00443610475941612</text:p>
              </table:table-cell>
              <table:table-cell office:value-type="float" office:value="118">
                <text:p>118</text:p>
              </table:table-cell>
              <table:table-cell office:value-type="float" office:value="0.0004774763">
                <text:p>0.0004774763</text:p>
              </table:table-cell>
              <table:table-cell office:value-type="float" office:value="118">
                <text:p>118</text:p>
              </table:table-cell>
              <table:table-cell office:value-type="float" office:value="0.0003914711">
                <text:p>0.0003914711</text:p>
              </table:table-cell>
              <table:table-cell office:value-type="float" office:value="118">
                <text:p>118</text:p>
              </table:table-cell>
              <table:table-cell office:value-type="float" office:value="0.000458297">
                <text:p>0.000458297</text:p>
              </table:table-cell>
              <table:table-cell office:value-type="float" office:value="118">
                <text:p>118</text:p>
              </table:table-cell>
              <table:table-cell office:value-type="float" office:value="0.004601266">
                <text:p>0.004601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0284888873916936">
                <text:p>0.000284888873916936</text:p>
              </table:table-cell>
              <table:table-cell office:value-type="float" office:value="122">
                <text:p>122</text:p>
              </table:table-cell>
              <table:table-cell office:value-type="float" office:value="0.000250375014378132">
                <text:p>0.000250375014378132</text:p>
              </table:table-cell>
              <table:table-cell office:value-type="float" office:value="122">
                <text:p>122</text:p>
              </table:table-cell>
              <table:table-cell office:value-type="float" office:value="0.000298194977042162">
                <text:p>0.000298194977042162</text:p>
              </table:table-cell>
              <table:table-cell office:value-type="float" office:value="122">
                <text:p>122</text:p>
              </table:table-cell>
              <table:table-cell office:value-type="float" office:value="0.00357842929019799">
                <text:p>0.00357842929019799</text:p>
              </table:table-cell>
              <table:table-cell office:value-type="float" office:value="122">
                <text:p>122</text:p>
              </table:table-cell>
              <table:table-cell office:value-type="float" office:value="0.000371912">
                <text:p>0.000371912</text:p>
              </table:table-cell>
              <table:table-cell office:value-type="float" office:value="122">
                <text:p>122</text:p>
              </table:table-cell>
              <table:table-cell office:value-type="float" office:value="0.0002998174">
                <text:p>0.0002998174</text:p>
              </table:table-cell>
              <table:table-cell office:value-type="float" office:value="122">
                <text:p>122</text:p>
              </table:table-cell>
              <table:table-cell office:value-type="float" office:value="0.0003507899">
                <text:p>0.0003507899</text:p>
              </table:table-cell>
              <table:table-cell office:value-type="float" office:value="122">
                <text:p>122</text:p>
              </table:table-cell>
              <table:table-cell office:value-type="float" office:value="0.003777002">
                <text:p>0.003777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0220001328954355">
                <text:p>0.000220001328954355</text:p>
              </table:table-cell>
              <table:table-cell office:value-type="float" office:value="126">
                <text:p>126</text:p>
              </table:table-cell>
              <table:table-cell office:value-type="float" office:value="0.000187319927496343">
                <text:p>0.000187319927496343</text:p>
              </table:table-cell>
              <table:table-cell office:value-type="float" office:value="126">
                <text:p>126</text:p>
              </table:table-cell>
              <table:table-cell office:value-type="float" office:value="0.000223105899755049">
                <text:p>0.000223105899755049</text:p>
              </table:table-cell>
              <table:table-cell office:value-type="float" office:value="126">
                <text:p>126</text:p>
              </table:table-cell>
              <table:table-cell office:value-type="float" office:value="0.00284312294774362">
                <text:p>0.00284312294774362</text:p>
              </table:table-cell>
              <table:table-cell office:value-type="float" office:value="126">
                <text:p>126</text:p>
              </table:table-cell>
              <table:table-cell office:value-type="float" office:value="0.000289687">
                <text:p>0.000289687</text:p>
              </table:table-cell>
              <table:table-cell office:value-type="float" office:value="126">
                <text:p>126</text:p>
              </table:table-cell>
              <table:table-cell office:value-type="float" office:value="0.0002306109">
                <text:p>0.0002306109</text:p>
              </table:table-cell>
              <table:table-cell office:value-type="float" office:value="126">
                <text:p>126</text:p>
              </table:table-cell>
              <table:table-cell office:value-type="float" office:value="0.0002691777">
                <text:p>0.0002691777</text:p>
              </table:table-cell>
              <table:table-cell office:value-type="float" office:value="126">
                <text:p>126</text:p>
              </table:table-cell>
              <table:table-cell office:value-type="float" office:value="0.003070331">
                <text:p>0.003070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0177724642949877">
                <text:p>0.000177724642949877</text:p>
              </table:table-cell>
              <table:table-cell office:value-type="float" office:value="130">
                <text:p>130</text:p>
              </table:table-cell>
              <table:table-cell office:value-type="float" office:value="0.000145303821677175">
                <text:p>0.000145303821677175</text:p>
              </table:table-cell>
              <table:table-cell office:value-type="float" office:value="130">
                <text:p>130</text:p>
              </table:table-cell>
              <table:table-cell office:value-type="float" office:value="0.00017204701775225">
                <text:p>0.00017204701775225</text:p>
              </table:table-cell>
              <table:table-cell office:value-type="float" office:value="130">
                <text:p>130</text:p>
              </table:table-cell>
              <table:table-cell office:value-type="float" office:value="0.00229940601736852">
                <text:p>0.00229940601736852</text:p>
              </table:table-cell>
              <table:table-cell office:value-type="float" office:value="130">
                <text:p>130</text:p>
              </table:table-cell>
              <table:table-cell office:value-type="float" office:value="0.0002256412">
                <text:p>0.0002256412</text:p>
              </table:table-cell>
              <table:table-cell office:value-type="float" office:value="130">
                <text:p>130</text:p>
              </table:table-cell>
              <table:table-cell office:value-type="float" office:value="0.0001779546">
                <text:p>0.0001779546</text:p>
              </table:table-cell>
              <table:table-cell office:value-type="float" office:value="130">
                <text:p>130</text:p>
              </table:table-cell>
              <table:table-cell office:value-type="float" office:value="0.0002070957">
                <text:p>0.0002070957</text:p>
              </table:table-cell>
              <table:table-cell office:value-type="float" office:value="130">
                <text:p>130</text:p>
              </table:table-cell>
              <table:table-cell office:value-type="float" office:value="0.002477124">
                <text:p>0.002477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135542000922052">
                <text:p>0.000135542000922052</text:p>
              </table:table-cell>
              <table:table-cell office:value-type="float" office:value="134">
                <text:p>134</text:p>
              </table:table-cell>
              <table:table-cell office:value-type="float" office:value="0.00010954275987657">
                <text:p>0.00010954275987657</text:p>
              </table:table-cell>
              <table:table-cell office:value-type="float" office:value="134">
                <text:p>134</text:p>
              </table:table-cell>
              <table:table-cell office:value-type="float" office:value="0.000128434123579497">
                <text:p>0.000128434123579497</text:p>
              </table:table-cell>
              <table:table-cell office:value-type="float" office:value="134">
                <text:p>134</text:p>
              </table:table-cell>
              <table:table-cell office:value-type="float" office:value="0.00181802400973256">
                <text:p>0.00181802400973256</text:p>
              </table:table-cell>
              <table:table-cell office:value-type="float" office:value="134">
                <text:p>134</text:p>
              </table:table-cell>
              <table:table-cell office:value-type="float" office:value="0.0001757554">
                <text:p>0.0001757554</text:p>
              </table:table-cell>
              <table:table-cell office:value-type="float" office:value="134">
                <text:p>134</text:p>
              </table:table-cell>
              <table:table-cell office:value-type="float" office:value="0.0001376551">
                <text:p>0.0001376551</text:p>
              </table:table-cell>
              <table:table-cell office:value-type="float" office:value="134">
                <text:p>134</text:p>
              </table:table-cell>
              <table:table-cell office:value-type="float" office:value="0.00015972">
                <text:p>0.00015972</text:p>
              </table:table-cell>
              <table:table-cell office:value-type="float" office:value="134">
                <text:p>134</text:p>
              </table:table-cell>
              <table:table-cell office:value-type="float" office:value="0.001986725">
                <text:p>0.001986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103283797358979">
                <text:p>0.000103283797358979</text:p>
              </table:table-cell>
              <table:table-cell office:value-type="float" office:value="138">
                <text:p>138</text:p>
              </table:table-cell>
              <table:table-cell office:value-type="float" office:value="0.0000852413484810167">
                <text:p>0.0000852413484810167</text:p>
              </table:table-cell>
              <table:table-cell office:value-type="float" office:value="138">
                <text:p>138</text:p>
              </table:table-cell>
              <table:table-cell office:value-type="float" office:value="0.0000962349773946183">
                <text:p>0.0000962349773946183</text:p>
              </table:table-cell>
              <table:table-cell office:value-type="float" office:value="138">
                <text:p>138</text:p>
              </table:table-cell>
              <table:table-cell office:value-type="float" office:value="0.00144594013567676">
                <text:p>0.00144594013567676</text:p>
              </table:table-cell>
              <table:table-cell office:value-type="float" office:value="138">
                <text:p>138</text:p>
              </table:table-cell>
              <table:table-cell office:value-type="float" office:value="0.0001368991">
                <text:p>0.0001368991</text:p>
              </table:table-cell>
              <table:table-cell office:value-type="float" office:value="138">
                <text:p>138</text:p>
              </table:table-cell>
              <table:table-cell office:value-type="float" office:value="0.0001066747">
                <text:p>0.0001066747</text:p>
              </table:table-cell>
              <table:table-cell office:value-type="float" office:value="138">
                <text:p>138</text:p>
              </table:table-cell>
              <table:table-cell office:value-type="float" office:value="0.0001234419">
                <text:p>0.0001234419</text:p>
              </table:table-cell>
              <table:table-cell office:value-type="float" office:value="138">
                <text:p>138</text:p>
              </table:table-cell>
              <table:table-cell office:value-type="float" office:value="0.001585913">
                <text:p>0.001585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0837618352054605">
                <text:p>0.0000837618352054605</text:p>
              </table:table-cell>
              <table:table-cell office:value-type="float" office:value="142">
                <text:p>142</text:p>
              </table:table-cell>
              <table:table-cell office:value-type="float" office:value="0.0000661756115713799">
                <text:p>0.0000661756115713799</text:p>
              </table:table-cell>
              <table:table-cell office:value-type="float" office:value="142">
                <text:p>142</text:p>
              </table:table-cell>
              <table:table-cell office:value-type="float" office:value="0.0000757510237299222">
                <text:p>0.0000757510237299222</text:p>
              </table:table-cell>
              <table:table-cell office:value-type="float" office:value="142">
                <text:p>142</text:p>
              </table:table-cell>
              <table:table-cell office:value-type="float" office:value="0.00111580099477927">
                <text:p>0.00111580099477927</text:p>
              </table:table-cell>
              <table:table-cell office:value-type="float" office:value="142">
                <text:p>142</text:p>
              </table:table-cell>
              <table:table-cell office:value-type="float" office:value="0.0001066339">
                <text:p>0.0001066339</text:p>
              </table:table-cell>
              <table:table-cell office:value-type="float" office:value="142">
                <text:p>142</text:p>
              </table:table-cell>
              <table:table-cell office:value-type="float" office:value="0.00008277809">
                <text:p>0.00008277809</text:p>
              </table:table-cell>
              <table:table-cell office:value-type="float" office:value="142">
                <text:p>142</text:p>
              </table:table-cell>
              <table:table-cell office:value-type="float" office:value="0.00009557124">
                <text:p>0.00009557124</text:p>
              </table:table-cell>
              <table:table-cell office:value-type="float" office:value="142">
                <text:p>142</text:p>
              </table:table-cell>
              <table:table-cell office:value-type="float" office:value="0.00126115">
                <text:p>0.00126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0702102661054592">
                <text:p>0.0000702102661054592</text:p>
              </table:table-cell>
              <table:table-cell office:value-type="float" office:value="146">
                <text:p>146</text:p>
              </table:table-cell>
              <table:table-cell office:value-type="float" office:value="0.0000504948980356699">
                <text:p>0.0000504948980356699</text:p>
              </table:table-cell>
              <table:table-cell office:value-type="float" office:value="146">
                <text:p>146</text:p>
              </table:table-cell>
              <table:table-cell office:value-type="float" office:value="0.0000596230415195359">
                <text:p>0.0000596230415195359</text:p>
              </table:table-cell>
              <table:table-cell office:value-type="float" office:value="146">
                <text:p>146</text:p>
              </table:table-cell>
              <table:table-cell office:value-type="float" office:value="0.000852796937929258">
                <text:p>0.000852796937929258</text:p>
              </table:table-cell>
              <table:table-cell office:value-type="float" office:value="146">
                <text:p>146</text:p>
              </table:table-cell>
              <table:table-cell office:value-type="float" office:value="0.00008306043">
                <text:p>0.00008306043</text:p>
              </table:table-cell>
              <table:table-cell office:value-type="float" office:value="146">
                <text:p>146</text:p>
              </table:table-cell>
              <table:table-cell office:value-type="float" office:value="0.00006429893">
                <text:p>0.00006429893</text:p>
              </table:table-cell>
              <table:table-cell office:value-type="float" office:value="146">
                <text:p>146</text:p>
              </table:table-cell>
              <table:table-cell office:value-type="float" office:value="0.00007409802">
                <text:p>0.00007409802</text:p>
              </table:table-cell>
              <table:table-cell office:value-type="float" office:value="146">
                <text:p>146</text:p>
              </table:table-cell>
              <table:table-cell office:value-type="float" office:value="0.0009997603">
                <text:p>0.0009997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0560712020441653">
                <text:p>0.0000560712020441653</text:p>
              </table:table-cell>
              <table:table-cell office:value-type="float" office:value="150">
                <text:p>150</text:p>
              </table:table-cell>
              <table:table-cell office:value-type="float" office:value="0.0000390036197456137">
                <text:p>0.0000390036197456137</text:p>
              </table:table-cell>
              <table:table-cell office:value-type="float" office:value="150">
                <text:p>150</text:p>
              </table:table-cell>
              <table:table-cell office:value-type="float" office:value="0.0000462366091642524">
                <text:p>0.0000462366091642524</text:p>
              </table:table-cell>
              <table:table-cell office:value-type="float" office:value="150">
                <text:p>150</text:p>
              </table:table-cell>
              <table:table-cell office:value-type="float" office:value="0.000674625586090279">
                <text:p>0.000674625586090279</text:p>
              </table:table-cell>
              <table:table-cell office:value-type="float" office:value="150">
                <text:p>150</text:p>
              </table:table-cell>
              <table:table-cell office:value-type="float" office:value="0.00006469941">
                <text:p>0.00006469941</text:p>
              </table:table-cell>
              <table:table-cell office:value-type="float" office:value="150">
                <text:p>150</text:p>
              </table:table-cell>
              <table:table-cell office:value-type="float" office:value="0.00004998224">
                <text:p>0.00004998224</text:p>
              </table:table-cell>
              <table:table-cell office:value-type="float" office:value="150">
                <text:p>150</text:p>
              </table:table-cell>
              <table:table-cell office:value-type="float" office:value="0.00005751387">
                <text:p>0.00005751387</text:p>
              </table:table-cell>
              <table:table-cell office:value-type="float" office:value="150">
                <text:p>150</text:p>
              </table:table-cell>
              <table:table-cell office:value-type="float" office:value="0.0007904721">
                <text:p>0.0007904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041173068742745">
                <text:p>0.000041173068742745</text:p>
              </table:table-cell>
              <table:table-cell office:value-type="float" office:value="154">
                <text:p>154</text:p>
              </table:table-cell>
              <table:table-cell office:value-type="float" office:value="0.0000316611922470009">
                <text:p>0.0000316611922470009</text:p>
              </table:table-cell>
              <table:table-cell office:value-type="float" office:value="154">
                <text:p>154</text:p>
              </table:table-cell>
              <table:table-cell office:value-type="float" office:value="0.0000369447283996069">
                <text:p>0.0000369447283996069</text:p>
              </table:table-cell>
              <table:table-cell office:value-type="float" office:value="154">
                <text:p>154</text:p>
              </table:table-cell>
              <table:table-cell office:value-type="float" office:value="0.000528031738554793">
                <text:p>0.000528031738554793</text:p>
              </table:table-cell>
              <table:table-cell office:value-type="float" office:value="154">
                <text:p>154</text:p>
              </table:table-cell>
              <table:table-cell office:value-type="float" office:value="0.00005039857">
                <text:p>0.00005039857</text:p>
              </table:table-cell>
              <table:table-cell office:value-type="float" office:value="154">
                <text:p>154</text:p>
              </table:table-cell>
              <table:table-cell office:value-type="float" office:value="0.00003887494">
                <text:p>0.00003887494</text:p>
              </table:table-cell>
              <table:table-cell office:value-type="float" office:value="154">
                <text:p>154</text:p>
              </table:table-cell>
              <table:table-cell office:value-type="float" office:value="0.00004468038">
                <text:p>0.00004468038</text:p>
              </table:table-cell>
              <table:table-cell office:value-type="float" office:value="154">
                <text:p>154</text:p>
              </table:table-cell>
              <table:table-cell office:value-type="float" office:value="0.0006235776">
                <text:p>0.000623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0351724472681612">
                <text:p>0.0000351724472681612</text:p>
              </table:table-cell>
              <table:table-cell office:value-type="float" office:value="158">
                <text:p>158</text:p>
              </table:table-cell>
              <table:table-cell office:value-type="float" office:value="0.0000253621770714956">
                <text:p>0.0000253621770714956</text:p>
              </table:table-cell>
              <table:table-cell office:value-type="float" office:value="158">
                <text:p>158</text:p>
              </table:table-cell>
              <table:table-cell office:value-type="float" office:value="0.0000273128058872366">
                <text:p>0.0000273128058872366</text:p>
              </table:table-cell>
              <table:table-cell office:value-type="float" office:value="158">
                <text:p>158</text:p>
              </table:table-cell>
              <table:table-cell office:value-type="float" office:value="0.000410445979532104">
                <text:p>0.000410445979532104</text:p>
              </table:table-cell>
              <table:table-cell office:value-type="float" office:value="158">
                <text:p>158</text:p>
              </table:table-cell>
              <table:table-cell office:value-type="float" office:value="0.00003926048">
                <text:p>0.00003926048</text:p>
              </table:table-cell>
              <table:table-cell office:value-type="float" office:value="158">
                <text:p>158</text:p>
              </table:table-cell>
              <table:table-cell office:value-type="float" office:value="0.00003024861">
                <text:p>0.00003024861</text:p>
              </table:table-cell>
              <table:table-cell office:value-type="float" office:value="158">
                <text:p>158</text:p>
              </table:table-cell>
              <table:table-cell office:value-type="float" office:value="0.00003473344">
                <text:p>0.00003473344</text:p>
              </table:table-cell>
              <table:table-cell office:value-type="float" office:value="158">
                <text:p>158</text:p>
              </table:table-cell>
              <table:table-cell office:value-type="float" office:value="0.0004908983">
                <text:p>0.0004908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0258194379186913">
                <text:p>0.0000258194379186913</text:p>
              </table:table-cell>
              <table:table-cell office:value-type="float" office:value="162">
                <text:p>162</text:p>
              </table:table-cell>
              <table:table-cell office:value-type="float" office:value="0.0000199400939889993">
                <text:p>0.0000199400939889993</text:p>
              </table:table-cell>
              <table:table-cell office:value-type="float" office:value="162">
                <text:p>162</text:p>
              </table:table-cell>
              <table:table-cell office:value-type="float" office:value="0.0000213845366982621">
                <text:p>0.0000213845366982621</text:p>
              </table:table-cell>
              <table:table-cell office:value-type="float" office:value="162">
                <text:p>162</text:p>
              </table:table-cell>
              <table:table-cell office:value-type="float" office:value="0.000329744492066887">
                <text:p>0.000329744492066887</text:p>
              </table:table-cell>
              <table:table-cell office:value-type="float" office:value="162">
                <text:p>162</text:p>
              </table:table-cell>
              <table:table-cell office:value-type="float" office:value="0.00003058617">
                <text:p>0.00003058617</text:p>
              </table:table-cell>
              <table:table-cell office:value-type="float" office:value="162">
                <text:p>162</text:p>
              </table:table-cell>
              <table:table-cell office:value-type="float" office:value="0.00002354379">
                <text:p>0.00002354379</text:p>
              </table:table-cell>
              <table:table-cell office:value-type="float" office:value="162">
                <text:p>162</text:p>
              </table:table-cell>
              <table:table-cell office:value-type="float" office:value="0.0000270136">
                <text:p>0.0000270136</text:p>
              </table:table-cell>
              <table:table-cell office:value-type="float" office:value="162">
                <text:p>162</text:p>
              </table:table-cell>
              <table:table-cell office:value-type="float" office:value="0.0003856466">
                <text:p>0.0003856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0228306867535296">
                <text:p>0.0000228306867535296</text:p>
              </table:table-cell>
              <table:table-cell office:value-type="float" office:value="166">
                <text:p>166</text:p>
              </table:table-cell>
              <table:table-cell office:value-type="float" office:value="0.0000159998472921968">
                <text:p>0.0000159998472921968</text:p>
              </table:table-cell>
              <table:table-cell office:value-type="float" office:value="166">
                <text:p>166</text:p>
              </table:table-cell>
              <table:table-cell office:value-type="float" office:value="0.0000180658199257313">
                <text:p>0.0000180658199257313</text:p>
              </table:table-cell>
              <table:table-cell office:value-type="float" office:value="166">
                <text:p>166</text:p>
              </table:table-cell>
              <table:table-cell office:value-type="float" office:value="0.000257155417159129">
                <text:p>0.000257155417159129</text:p>
              </table:table-cell>
              <table:table-cell office:value-type="float" office:value="166">
                <text:p>166</text:p>
              </table:table-cell>
              <table:table-cell office:value-type="float" office:value="0.00002383129">
                <text:p>0.00002383129</text:p>
              </table:table-cell>
              <table:table-cell office:value-type="float" office:value="166">
                <text:p>166</text:p>
              </table:table-cell>
              <table:table-cell office:value-type="float" office:value="0.00001832901">
                <text:p>0.00001832901</text:p>
              </table:table-cell>
              <table:table-cell office:value-type="float" office:value="166">
                <text:p>166</text:p>
              </table:table-cell>
              <table:table-cell office:value-type="float" office:value="0.00002101498">
                <text:p>0.00002101498</text:p>
              </table:table-cell>
              <table:table-cell office:value-type="float" office:value="166">
                <text:p>166</text:p>
              </table:table-cell>
              <table:table-cell office:value-type="float" office:value="0.0003022468">
                <text:p>0.0003022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0210283451366895">
                <text:p>0.0000210283451366895</text:p>
              </table:table-cell>
              <table:table-cell office:value-type="float" office:value="170">
                <text:p>170</text:p>
              </table:table-cell>
              <table:table-cell office:value-type="float" office:value="0.0000130191010607621">
                <text:p>0.0000130191010607621</text:p>
              </table:table-cell>
              <table:table-cell office:value-type="float" office:value="170">
                <text:p>170</text:p>
              </table:table-cell>
              <table:table-cell office:value-type="float" office:value="0.0000142730767280241">
                <text:p>0.0000142730767280241</text:p>
              </table:table-cell>
              <table:table-cell office:value-type="float" office:value="170">
                <text:p>170</text:p>
              </table:table-cell>
              <table:table-cell office:value-type="float" office:value="0.000198251700103873">
                <text:p>0.000198251700103873</text:p>
              </table:table-cell>
              <table:table-cell office:value-type="float" office:value="170">
                <text:p>170</text:p>
              </table:table-cell>
              <table:table-cell office:value-type="float" office:value="0.00001857193">
                <text:p>0.00001857193</text:p>
              </table:table-cell>
              <table:table-cell office:value-type="float" office:value="170">
                <text:p>170</text:p>
              </table:table-cell>
              <table:table-cell office:value-type="float" office:value="0.00001427034">
                <text:p>0.00001427034</text:p>
              </table:table-cell>
              <table:table-cell office:value-type="float" office:value="170">
                <text:p>170</text:p>
              </table:table-cell>
              <table:table-cell office:value-type="float" office:value="0.00001634751">
                <text:p>0.00001634751</text:p>
              </table:table-cell>
              <table:table-cell office:value-type="float" office:value="170">
                <text:p>170</text:p>
              </table:table-cell>
              <table:table-cell office:value-type="float" office:value="0.0002361484">
                <text:p>0.000236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0158148661488341">
                <text:p>0.0000158148661488341</text:p>
              </table:table-cell>
              <table:table-cell office:value-type="float" office:value="174">
                <text:p>174</text:p>
              </table:table-cell>
              <table:table-cell office:value-type="float" office:value="0.0000111861391729523">
                <text:p>0.0000111861391729523</text:p>
              </table:table-cell>
              <table:table-cell office:value-type="float" office:value="174">
                <text:p>174</text:p>
              </table:table-cell>
              <table:table-cell office:value-type="float" office:value="0.0000110691159984328">
                <text:p>0.0000110691159984328</text:p>
              </table:table-cell>
              <table:table-cell office:value-type="float" office:value="174">
                <text:p>174</text:p>
              </table:table-cell>
              <table:table-cell office:value-type="float" office:value="0.000156154985161859">
                <text:p>0.000156154985161859</text:p>
              </table:table-cell>
              <table:table-cell office:value-type="float" office:value="174">
                <text:p>174</text:p>
              </table:table-cell>
              <table:table-cell office:value-type="float" office:value="0.00001447804">
                <text:p>0.00001447804</text:p>
              </table:table-cell>
              <table:table-cell office:value-type="float" office:value="174">
                <text:p>174</text:p>
              </table:table-cell>
              <table:table-cell office:value-type="float" office:value="0.0000111083">
                <text:p>0.0000111083</text:p>
              </table:table-cell>
              <table:table-cell office:value-type="float" office:value="174">
                <text:p>174</text:p>
              </table:table-cell>
              <table:table-cell office:value-type="float" office:value="0.00001270846">
                <text:p>0.00001270846</text:p>
              </table:table-cell>
              <table:table-cell office:value-type="float" office:value="174">
                <text:p>174</text:p>
              </table:table-cell>
              <table:table-cell office:value-type="float" office:value="0.0001836481">
                <text:p>0.0001836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132016751261509">
                <text:p>0.0000132016751261509</text:p>
              </table:table-cell>
              <table:table-cell office:value-type="float" office:value="178">
                <text:p>178</text:p>
              </table:table-cell>
              <table:table-cell office:value-type="float" office:value="0.00000845928368920149">
                <text:p>0.00000845928368920149</text:p>
              </table:table-cell>
              <table:table-cell office:value-type="float" office:value="178">
                <text:p>178</text:p>
              </table:table-cell>
              <table:table-cell office:value-type="float" office:value="0.00000863486043489888">
                <text:p>0.00000863486043489888</text:p>
              </table:table-cell>
              <table:table-cell office:value-type="float" office:value="178">
                <text:p>178</text:p>
              </table:table-cell>
              <table:table-cell office:value-type="float" office:value="0.000121104011363541">
                <text:p>0.000121104011363541</text:p>
              </table:table-cell>
              <table:table-cell office:value-type="float" office:value="178">
                <text:p>178</text:p>
              </table:table-cell>
              <table:table-cell office:value-type="float" office:value="0.00001129273">
                <text:p>0.00001129273</text:p>
              </table:table-cell>
              <table:table-cell office:value-type="float" office:value="178">
                <text:p>178</text:p>
              </table:table-cell>
              <table:table-cell office:value-type="float" office:value="0.000008639994">
                <text:p>0.000008639994</text:p>
              </table:table-cell>
              <table:table-cell office:value-type="float" office:value="178">
                <text:p>178</text:p>
              </table:table-cell>
              <table:table-cell office:value-type="float" office:value="0.000009860604">
                <text:p>0.000009860604</text:p>
              </table:table-cell>
              <table:table-cell office:value-type="float" office:value="178">
                <text:p>178</text:p>
              </table:table-cell>
              <table:table-cell office:value-type="float" office:value="0.0001417279">
                <text:p>0.000141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125089404766992">
                <text:p>0.0000125089404766992</text:p>
              </table:table-cell>
              <table:table-cell office:value-type="float" office:value="182">
                <text:p>182</text:p>
              </table:table-cell>
              <table:table-cell office:value-type="float" office:value="0.00000646711878377221">
                <text:p>0.00000646711878377221</text:p>
              </table:table-cell>
              <table:table-cell office:value-type="float" office:value="182">
                <text:p>182</text:p>
              </table:table-cell>
              <table:table-cell office:value-type="float" office:value="0.00000756494226480026">
                <text:p>0.00000756494226480026</text:p>
              </table:table-cell>
              <table:table-cell office:value-type="float" office:value="182">
                <text:p>182</text:p>
              </table:table-cell>
              <table:table-cell office:value-type="float" office:value="0.0000983895920740039">
                <text:p>0.0000983895920740039</text:p>
              </table:table-cell>
              <table:table-cell office:value-type="float" office:value="182">
                <text:p>182</text:p>
              </table:table-cell>
              <table:table-cell office:value-type="float" office:value="0.000008816078">
                <text:p>0.000008816078</text:p>
              </table:table-cell>
              <table:table-cell office:value-type="float" office:value="182">
                <text:p>182</text:p>
              </table:table-cell>
              <table:table-cell office:value-type="float" office:value="0.000006705004">
                <text:p>0.000006705004</text:p>
              </table:table-cell>
              <table:table-cell office:value-type="float" office:value="182">
                <text:p>182</text:p>
              </table:table-cell>
              <table:table-cell office:value-type="float" office:value="0.00000761489">
                <text:p>0.00000761489</text:p>
              </table:table-cell>
              <table:table-cell office:value-type="float" office:value="182">
                <text:p>182</text:p>
              </table:table-cell>
              <table:table-cell office:value-type="float" office:value="0.0001079134">
                <text:p>0.0001079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0966671318587611">
                <text:p>0.00000966671318587611</text:p>
              </table:table-cell>
              <table:table-cell office:value-type="float" office:value="186">
                <text:p>186</text:p>
              </table:table-cell>
              <table:table-cell office:value-type="float" office:value="0.00000505268058134628">
                <text:p>0.00000505268058134628</text:p>
              </table:table-cell>
              <table:table-cell office:value-type="float" office:value="186">
                <text:p>186</text:p>
              </table:table-cell>
              <table:table-cell office:value-type="float" office:value="0.00000582196590822224">
                <text:p>0.00000582196590822224</text:p>
              </table:table-cell>
              <table:table-cell office:value-type="float" office:value="186">
                <text:p>186</text:p>
              </table:table-cell>
              <table:table-cell office:value-type="float" office:value="0.0000744458836610764">
                <text:p>0.0000744458836610764</text:p>
              </table:table-cell>
              <table:table-cell office:value-type="float" office:value="186">
                <text:p>186</text:p>
              </table:table-cell>
              <table:table-cell office:value-type="float" office:value="0.000006892681">
                <text:p>0.000006892681</text:p>
              </table:table-cell>
              <table:table-cell office:value-type="float" office:value="186">
                <text:p>186</text:p>
              </table:table-cell>
              <table:table-cell office:value-type="float" office:value="0.000005173536">
                <text:p>0.000005173536</text:p>
              </table:table-cell>
              <table:table-cell office:value-type="float" office:value="186">
                <text:p>186</text:p>
              </table:table-cell>
              <table:table-cell office:value-type="float" office:value="0.000005815863">
                <text:p>0.000005815863</text:p>
              </table:table-cell>
              <table:table-cell office:value-type="float" office:value="186">
                <text:p>186</text:p>
              </table:table-cell>
              <table:table-cell office:value-type="float" office:value="0.00008015128">
                <text:p>0.00008015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0784405135265208">
                <text:p>0.00000784405135265208</text:p>
              </table:table-cell>
              <table:table-cell office:value-type="float" office:value="190">
                <text:p>190</text:p>
              </table:table-cell>
              <table:table-cell office:value-type="float" office:value="0.00000390475629132759">
                <text:p>0.00000390475629132759</text:p>
              </table:table-cell>
              <table:table-cell office:value-type="float" office:value="190">
                <text:p>190</text:p>
              </table:table-cell>
              <table:table-cell office:value-type="float" office:value="0.00000484494415434707">
                <text:p>0.00000484494415434707</text:p>
              </table:table-cell>
              <table:table-cell office:value-type="float" office:value="190">
                <text:p>190</text:p>
              </table:table-cell>
              <table:table-cell office:value-type="float" office:value="0.0000555755119172244">
                <text:p>0.0000555755119172244</text:p>
              </table:table-cell>
              <table:table-cell office:value-type="float" office:value="190">
                <text:p>190</text:p>
              </table:table-cell>
              <table:table-cell office:value-type="float" office:value="0.000005401832">
                <text:p>0.000005401832</text:p>
              </table:table-cell>
              <table:table-cell office:value-type="float" office:value="190">
                <text:p>190</text:p>
              </table:table-cell>
              <table:table-cell office:value-type="float" office:value="0.000003935605">
                <text:p>0.000003935605</text:p>
              </table:table-cell>
              <table:table-cell office:value-type="float" office:value="190">
                <text:p>190</text:p>
              </table:table-cell>
              <table:table-cell office:value-type="float" office:value="0.000004328515">
                <text:p>0.000004328515</text:p>
              </table:table-cell>
              <table:table-cell office:value-type="float" office:value="190">
                <text:p>190</text:p>
              </table:table-cell>
              <table:table-cell office:value-type="float" office:value="0.00005670543">
                <text:p>0.00005670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0546213574041008">
                <text:p>0.00000546213574041008</text:p>
              </table:table-cell>
              <table:table-cell office:value-type="float" office:value="194">
                <text:p>194</text:p>
              </table:table-cell>
              <table:table-cell office:value-type="float" office:value="0.00000333290733686505">
                <text:p>0.00000333290733686505</text:p>
              </table:table-cell>
              <table:table-cell office:value-type="float" office:value="194">
                <text:p>194</text:p>
              </table:table-cell>
              <table:table-cell office:value-type="float" office:value="0.00000347470102309221">
                <text:p>0.00000347470102309221</text:p>
              </table:table-cell>
              <table:table-cell office:value-type="float" office:value="194">
                <text:p>194</text:p>
              </table:table-cell>
              <table:table-cell office:value-type="float" office:value="0.0000357873717226442">
                <text:p>0.0000357873717226442</text:p>
              </table:table-cell>
              <table:table-cell office:value-type="float" office:value="194">
                <text:p>194</text:p>
              </table:table-cell>
              <table:table-cell office:value-type="float" office:value="0.000004249973">
                <text:p>0.000004249973</text:p>
              </table:table-cell>
              <table:table-cell office:value-type="float" office:value="194">
                <text:p>194</text:p>
              </table:table-cell>
              <table:table-cell office:value-type="float" office:value="0.00000288969">
                <text:p>0.00000288969</text:p>
              </table:table-cell>
              <table:table-cell office:value-type="float" office:value="194">
                <text:p>194</text:p>
              </table:table-cell>
              <table:table-cell office:value-type="float" office:value="0.00000302529">
                <text:p>0.00000302529</text:p>
              </table:table-cell>
              <table:table-cell office:value-type="float" office:value="194">
                <text:p>194</text:p>
              </table:table-cell>
              <table:table-cell office:value-type="float" office:value="0.00003607405">
                <text:p>0.00003607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0444094690464259">
                <text:p>0.00000444094690464259</text:p>
              </table:table-cell>
              <table:table-cell office:value-type="float" office:value="198">
                <text:p>198</text:p>
              </table:table-cell>
              <table:table-cell office:value-type="float" office:value="0.00000262209721118644">
                <text:p>0.00000262209721118644</text:p>
              </table:table-cell>
              <table:table-cell office:value-type="float" office:value="198">
                <text:p>198</text:p>
              </table:table-cell>
              <table:table-cell office:value-type="float" office:value="0.00000253188216786875">
                <text:p>0.00000253188216786875</text:p>
              </table:table-cell>
              <table:table-cell office:value-type="float" office:value="198">
                <text:p>198</text:p>
              </table:table-cell>
              <table:table-cell office:value-type="float" office:value="0.0000143497113732847">
                <text:p>0.0000143497113732847</text:p>
              </table:table-cell>
              <table:table-cell office:value-type="float" office:value="NaN">
                <text:p>NaN</text:p>
              </table:table-cell>
              <table:table-cell office:value-type="float" office:value="0.000003364819">
                <text:p>0.000003364819</text:p>
              </table:table-cell>
              <table:table-cell office:value-type="float" office:value="198">
                <text:p>198</text:p>
              </table:table-cell>
              <table:table-cell office:value-type="float" office:value="0.000001928748">
                <text:p>0.000001928748</text:p>
              </table:table-cell>
              <table:table-cell office:value-type="float" office:value="198">
                <text:p>198</text:p>
              </table:table-cell>
              <table:table-cell office:value-type="float" office:value="0.000001772383">
                <text:p>0.000001772383</text:p>
              </table:table-cell>
              <table:table-cell office:value-type="float" office:value="198">
                <text:p>198</text:p>
              </table:table-cell>
              <table:table-cell office:value-type="float" office:value="0.00001692934">
                <text:p>0.00001692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78cm" svg:height="10.147cm" xlink:href=".." xlink:type="simple" chart:class="chart:scatter" chart:style-name="ch1">
        <chart:plot-area chart:style-name="ch2" table:cell-range-address="slab_water_spectrum.B3:slab_water_spectrum.C174" svg:x="0.603cm" svg:y="0.202cm" svg:width="28.972cm" svg:height="9.743cm">
          <chartooo:coordinate-region svg:x="1.701cm" svg:y="0.401cm" svg:width="27.131cm" svg:height="8.8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lab_water_spectrum.C3:slab_water_spectrum.C174" chart:class="chart:scatter">
            <chart:domain table:cell-range-address="slab_water_spectrum.B3:slab_water_spectrum.B174"/>
            <chart:data-point chart:repeated="1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505">
                <text:p>0.000000001505</text:p>
                <draw:g>
                  <svg:desc>slab_water_spectrum.B3:slab_water_spectrum.B174</svg:desc>
                </draw:g>
              </table:table-cell>
              <table:table-cell office:value-type="float" office:value="0.235063">
                <text:p>0.235063</text:p>
                <draw:g>
                  <svg:desc>slab_water_spectrum.C3:slab_water_spectrum.C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409078">
                <text:p>0.409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595">
                <text:p>0.00000000595</text:p>
              </table:table-cell>
              <table:table-cell office:value-type="float" office:value="0.563778">
                <text:p>0.563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845">
                <text:p>0.00000000845</text:p>
              </table:table-cell>
              <table:table-cell office:value-type="float" office:value="1.26764">
                <text:p>1.26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125">
                <text:p>0.0000000125</text:p>
              </table:table-cell>
              <table:table-cell office:value-type="float" office:value="2.88176">
                <text:p>2.88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75">
                <text:p>0.0000000175</text:p>
              </table:table-cell>
              <table:table-cell office:value-type="float" office:value="3.80586">
                <text:p>3.80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225">
                <text:p>0.0000000225</text:p>
              </table:table-cell>
              <table:table-cell office:value-type="float" office:value="4.60449">
                <text:p>4.60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275">
                <text:p>0.0000000275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325">
                <text:p>0.0000000325</text:p>
              </table:table-cell>
              <table:table-cell office:value-type="float" office:value="5.89965">
                <text:p>5.89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385">
                <text:p>0.0000000385</text:p>
              </table:table-cell>
              <table:table-cell office:value-type="float" office:value="9.09114">
                <text:p>9.0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46">
                <text:p>0.000000046</text:p>
              </table:table-cell>
              <table:table-cell office:value-type="float" office:value="11.324">
                <text:p>11.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54">
                <text:p>0.000000054</text:p>
              </table:table-cell>
              <table:table-cell office:value-type="float" office:value="12.0637">
                <text:p>12.0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625">
                <text:p>0.0000000625</text:p>
              </table:table-cell>
              <table:table-cell office:value-type="float" office:value="14.1498">
                <text:p>14.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72">
                <text:p>0.000000072</text:p>
              </table:table-cell>
              <table:table-cell office:value-type="float" office:value="16.1386">
                <text:p>16.1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785">
                <text:p>0.0000000785</text:p>
              </table:table-cell>
              <table:table-cell office:value-type="float" office:value="4.87473">
                <text:p>4.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875">
                <text:p>0.0000000875</text:p>
              </table:table-cell>
              <table:table-cell office:value-type="float" office:value="24.2864">
                <text:p>24.2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975">
                <text:p>0.0000000975</text:p>
              </table:table-cell>
              <table:table-cell office:value-type="float" office:value="7.99369">
                <text:p>7.993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1075">
                <text:p>0.0000001075</text:p>
              </table:table-cell>
              <table:table-cell office:value-type="float" office:value="23.3608">
                <text:p>23.3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245">
                <text:p>0.0000001245</text:p>
              </table:table-cell>
              <table:table-cell office:value-type="float" office:value="27.8358">
                <text:p>27.8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137">
                <text:p>0.000000137</text:p>
              </table:table-cell>
              <table:table-cell office:value-type="float" office:value="8.31169">
                <text:p>8.31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5">
                <text:p>0.00000015</text:p>
              </table:table-cell>
              <table:table-cell office:value-type="float" office:value="25.8852">
                <text:p>25.8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17">
                <text:p>0.00000017</text:p>
              </table:table-cell>
              <table:table-cell office:value-type="float" office:value="23.0119">
                <text:p>23.0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1845">
                <text:p>0.0000001845</text:p>
              </table:table-cell>
              <table:table-cell office:value-type="float" office:value="9.41363">
                <text:p>9.41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2045">
                <text:p>0.0000002045</text:p>
              </table:table-cell>
              <table:table-cell office:value-type="float" office:value="28.3149">
                <text:p>28.3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234">
                <text:p>0.000000234</text:p>
              </table:table-cell>
              <table:table-cell office:value-type="float" office:value="20.5904">
                <text:p>20.5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264">
                <text:p>0.000000264</text:p>
              </table:table-cell>
              <table:table-cell office:value-type="float" office:value="18.6644">
                <text:p>18.6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29">
                <text:p>0.00000029</text:p>
              </table:table-cell>
              <table:table-cell office:value-type="float" office:value="9.47824">
                <text:p>9.47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30725">
                <text:p>0.00000030725</text:p>
              </table:table-cell>
              <table:table-cell office:value-type="float" office:value="5.9752">
                <text:p>5.9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31725">
                <text:p>0.00000031725</text:p>
              </table:table-cell>
              <table:table-cell office:value-type="float" office:value="2.09197">
                <text:p>2.09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335">
                <text:p>0.000000335</text:p>
              </table:table-cell>
              <table:table-cell office:value-type="float" office:value="9.90359">
                <text:p>9.90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3705">
                <text:p>0.0000003705</text:p>
              </table:table-cell>
              <table:table-cell office:value-type="float" office:value="10.2261">
                <text:p>10.2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3955">
                <text:p>0.0000003955</text:p>
              </table:table-cell>
              <table:table-cell office:value-type="float" office:value="1.83723">
                <text:p>1.83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4165">
                <text:p>0.0000004165</text:p>
              </table:table-cell>
              <table:table-cell office:value-type="float" office:value="5.76317">
                <text:p>5.763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459">
                <text:p>0.000000459</text:p>
              </table:table-cell>
              <table:table-cell office:value-type="float" office:value="6.68316">
                <text:p>6.68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4925">
                <text:p>0.0000004925</text:p>
              </table:table-cell>
              <table:table-cell office:value-type="float" office:value="1.52745">
                <text:p>1.527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52">
                <text:p>0.00000052</text:p>
              </table:table-cell>
              <table:table-cell office:value-type="float" office:value="3.43722">
                <text:p>3.43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5825">
                <text:p>0.0000005825</text:p>
              </table:table-cell>
              <table:table-cell office:value-type="float" office:value="5.21847">
                <text:p>5.21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665">
                <text:p>0.000000665</text:p>
              </table:table-cell>
              <table:table-cell office:value-type="float" office:value="3.44684">
                <text:p>3.44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7425">
                <text:p>0.0000007425</text:p>
              </table:table-cell>
              <table:table-cell office:value-type="float" office:value="2.53152">
                <text:p>2.53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785">
                <text:p>0.000000785</text:p>
              </table:table-cell>
              <table:table-cell office:value-type="float" office:value="0.30431">
                <text:p>0.30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82">
                <text:p>0.00000082</text:p>
              </table:table-cell>
              <table:table-cell office:value-type="float" office:value="1.69272">
                <text:p>1.69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855">
                <text:p>0.000000855</text:p>
              </table:table-cell>
              <table:table-cell office:value-type="float" office:value="0.261976">
                <text:p>0.261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885">
                <text:p>0.000000885</text:p>
              </table:table-cell>
              <table:table-cell office:value-type="float" office:value="1.25348">
                <text:p>1.253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92">
                <text:p>0.00000092</text:p>
              </table:table-cell>
              <table:table-cell office:value-type="float" office:value="0.471947">
                <text:p>0.471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94">
                <text:p>0.00000094</text:p>
              </table:table-cell>
              <table:table-cell office:value-type="float" office:value="0.460049">
                <text:p>0.460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961">
                <text:p>0.000000961</text:p>
              </table:table-cell>
              <table:table-cell office:value-type="float" office:value="0.491363">
                <text:p>0.491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979">
                <text:p>0.000000979</text:p>
              </table:table-cell>
              <table:table-cell office:value-type="float" office:value="0.304903">
                <text:p>0.304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991">
                <text:p>0.000000991</text:p>
              </table:table-cell>
              <table:table-cell office:value-type="float" office:value="0.214737">
                <text:p>0.214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008">
                <text:p>0.000001008</text:p>
              </table:table-cell>
              <table:table-cell office:value-type="float" office:value="0.50314">
                <text:p>0.50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0275">
                <text:p>0.0000010275</text:p>
              </table:table-cell>
              <table:table-cell office:value-type="float" office:value="0.306557">
                <text:p>0.306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104">
                <text:p>0.00000104</text:p>
              </table:table-cell>
              <table:table-cell office:value-type="float" office:value="0.201144">
                <text:p>0.2011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058">
                <text:p>0.000001058</text:p>
              </table:table-cell>
              <table:table-cell office:value-type="float" office:value="0.512568">
                <text:p>0.512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1084">
                <text:p>0.000001084</text:p>
              </table:table-cell>
              <table:table-cell office:value-type="float" office:value="0.496781">
                <text:p>0.496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1035">
                <text:p>0.0000011035</text:p>
              </table:table-cell>
              <table:table-cell office:value-type="float" office:value="0.242492">
                <text:p>0.242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11767">
                <text:p>0.00000111767</text:p>
              </table:table-cell>
              <table:table-cell office:value-type="float" office:value="0.280852">
                <text:p>0.280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13768">
                <text:p>0.00000113768</text:p>
              </table:table-cell>
              <table:table-cell office:value-type="float" office:value="0.443991">
                <text:p>0.443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16">
                <text:p>0.00000116</text:p>
              </table:table-cell>
              <table:table-cell office:value-type="float" office:value="0.350135">
                <text:p>0.350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2025">
                <text:p>0.0000012025</text:p>
              </table:table-cell>
              <table:table-cell office:value-type="float" office:value="1.09845">
                <text:p>1.098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12675">
                <text:p>0.0000012675</text:p>
              </table:table-cell>
              <table:table-cell office:value-type="float" office:value="1.0313">
                <text:p>1.0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131875">
                <text:p>0.00000131875</text:p>
              </table:table-cell>
              <table:table-cell office:value-type="float" office:value="0.570601">
                <text:p>0.570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135375">
                <text:p>0.00000135375</text:p>
              </table:table-cell>
              <table:table-cell office:value-type="float" office:value="0.480089">
                <text:p>0.4800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40749">
                <text:p>0.00000140749</text:p>
              </table:table-cell>
              <table:table-cell office:value-type="float" office:value="1.05811">
                <text:p>1.05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145999">
                <text:p>0.00000145999</text:p>
              </table:table-cell>
              <table:table-cell office:value-type="float" office:value="0.407922">
                <text:p>0.4079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14875">
                <text:p>0.0000014875</text:p>
              </table:table-cell>
              <table:table-cell office:value-type="float" office:value="0.33129">
                <text:p>0.33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1545">
                <text:p>0.000001545</text:p>
              </table:table-cell>
              <table:table-cell office:value-type="float" office:value="1.14742">
                <text:p>1.147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63">
                <text:p>0.00000163</text:p>
              </table:table-cell>
              <table:table-cell office:value-type="float" office:value="0.95935">
                <text:p>0.95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17125">
                <text:p>0.0000017125</text:p>
              </table:table-cell>
              <table:table-cell office:value-type="float" office:value="0.965948">
                <text:p>0.9659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17975">
                <text:p>0.0000017975</text:p>
              </table:table-cell>
              <table:table-cell office:value-type="float" office:value="0.920051">
                <text:p>0.920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1885">
                <text:p>0.000001885</text:p>
              </table:table-cell>
              <table:table-cell office:value-type="float" office:value="0.921811">
                <text:p>0.921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1975">
                <text:p>0.000001975</text:p>
              </table:table-cell>
              <table:table-cell office:value-type="float" office:value="0.874883">
                <text:p>0.874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206">
                <text:p>0.00000206</text:p>
              </table:table-cell>
              <table:table-cell office:value-type="float" office:value="0.744328">
                <text:p>0.744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2115">
                <text:p>0.000002115</text:p>
              </table:table-cell>
              <table:table-cell office:value-type="float" office:value="0.271949">
                <text:p>0.271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2245">
                <text:p>0.000002245</text:p>
              </table:table-cell>
              <table:table-cell office:value-type="float" office:value="1.95328">
                <text:p>1.95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2455">
                <text:p>0.000002455</text:p>
              </table:table-cell>
              <table:table-cell office:value-type="float" office:value="1.46513">
                <text:p>1.46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2575">
                <text:p>0.000002575</text:p>
              </table:table-cell>
              <table:table-cell office:value-type="float" office:value="0.368755">
                <text:p>0.3687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266">
                <text:p>0.00000266</text:p>
              </table:table-cell>
              <table:table-cell office:value-type="float" office:value="0.849993">
                <text:p>0.849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274396">
                <text:p>0.00000274396</text:p>
              </table:table-cell>
              <table:table-cell office:value-type="float" office:value="0.327685">
                <text:p>0.327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303396">
                <text:p>0.00000303396</text:p>
              </table:table-cell>
              <table:table-cell office:value-type="float" office:value="3.29736">
                <text:p>3.29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334038">
                <text:p>0.00000334038</text:p>
              </table:table-cell>
              <table:table-cell office:value-type="float" office:value="0.452014">
                <text:p>0.452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369038">
                <text:p>0.00000369038</text:p>
              </table:table-cell>
              <table:table-cell office:value-type="float" office:value="3.12899">
                <text:p>3.12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06463">
                <text:p>0.00000406463</text:p>
              </table:table-cell>
              <table:table-cell office:value-type="float" office:value="0.593221">
                <text:p>0.593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458636">
                <text:p>0.00000458636</text:p>
              </table:table-cell>
              <table:table-cell office:value-type="float" office:value="3.69318">
                <text:p>3.69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519496">
                <text:p>0.00000519496</text:p>
              </table:table-cell>
              <table:table-cell office:value-type="float" office:value="1.08012">
                <text:p>1.08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575327">
                <text:p>0.00000575327</text:p>
              </table:table-cell>
              <table:table-cell office:value-type="float" office:value="2.6511">
                <text:p>2.65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684205">
                <text:p>0.00000684205</text:p>
              </table:table-cell>
              <table:table-cell office:value-type="float" office:value="3.65101">
                <text:p>3.65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791964">
                <text:p>0.00000791964</text:p>
              </table:table-cell>
              <table:table-cell office:value-type="float" office:value="2.05296">
                <text:p>2.05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875255">
                <text:p>0.00000875255</text:p>
              </table:table-cell>
              <table:table-cell office:value-type="float" office:value="2.04137">
                <text:p>2.041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954768">
                <text:p>0.00000954768</text:p>
              </table:table-cell>
              <table:table-cell office:value-type="float" office:value="1.53562">
                <text:p>1.535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10565">
                <text:p>0.000010565</text:p>
              </table:table-cell>
              <table:table-cell office:value-type="float" office:value="2.56522">
                <text:p>2.56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124671">
                <text:p>0.0000124671</text:p>
              </table:table-cell>
              <table:table-cell office:value-type="float" office:value="4.10253">
                <text:p>4.10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4819">
                <text:p>0.000014819</text:p>
              </table:table-cell>
              <table:table-cell office:value-type="float" office:value="3.08107">
                <text:p>3.08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176916">
                <text:p>0.0000176916</text:p>
              </table:table-cell>
              <table:table-cell office:value-type="float" office:value="4.14302">
                <text:p>4.14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210291">
                <text:p>0.0000210291</text:p>
              </table:table-cell>
              <table:table-cell office:value-type="float" office:value="3.01001">
                <text:p>3.01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237919">
                <text:p>0.0000237919</text:p>
              </table:table-cell>
              <table:table-cell office:value-type="float" office:value="2.20314">
                <text:p>2.20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262941">
                <text:p>0.0000262941</text:p>
              </table:table-cell>
              <table:table-cell office:value-type="float" office:value="2.2037">
                <text:p>2.20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290595">
                <text:p>0.0000290595</text:p>
              </table:table-cell>
              <table:table-cell office:value-type="float" office:value="2.2006">
                <text:p>2.2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321157">
                <text:p>0.0000321157</text:p>
              </table:table-cell>
              <table:table-cell office:value-type="float" office:value="2.19306">
                <text:p>2.193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354933">
                <text:p>0.0000354933</text:p>
              </table:table-cell>
              <table:table-cell office:value-type="float" office:value="2.09533">
                <text:p>2.095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87178">
                <text:p>0.0000387178</text:p>
              </table:table-cell>
              <table:table-cell office:value-type="float" office:value="1.68269">
                <text:p>1.68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28432">
                <text:p>0.0000428432</text:p>
              </table:table-cell>
              <table:table-cell office:value-type="float" office:value="2.82431">
                <text:p>2.824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68845">
                <text:p>0.0000468845</text:p>
              </table:table-cell>
              <table:table-cell office:value-type="float" office:value="1.31847">
                <text:p>1.318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99148">
                <text:p>0.0000499148</text:p>
              </table:table-cell>
              <table:table-cell office:value-type="float" office:value="1.50685">
                <text:p>1.506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535865">
                <text:p>0.0000535865</text:p>
              </table:table-cell>
              <table:table-cell office:value-type="float" office:value="1.69911">
                <text:p>1.699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617496">
                <text:p>0.0000617496</text:p>
              </table:table-cell>
              <table:table-cell office:value-type="float" office:value="4.52041">
                <text:p>4.520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717888">
                <text:p>0.0000717888</text:p>
              </table:table-cell>
              <table:table-cell office:value-type="float" office:value="2.50084">
                <text:p>2.500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836673">
                <text:p>0.0000836673</text:p>
              </table:table-cell>
              <table:table-cell office:value-type="float" office:value="4.4231">
                <text:p>4.4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14201">
                <text:p>0.000114201</text:p>
              </table:table-cell>
              <table:table-cell office:value-type="float" office:value="9.31067">
                <text:p>9.310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42684">
                <text:p>0.000142684</text:p>
              </table:table-cell>
              <table:table-cell office:value-type="float" office:value="1.95976">
                <text:p>1.95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7631">
                <text:p>0.00017631</text:p>
              </table:table-cell>
              <table:table-cell office:value-type="float" office:value="7.46408">
                <text:p>7.46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5416">
                <text:p>0.00025416</text:p>
              </table:table-cell>
              <table:table-cell office:value-type="float" office:value="9.50876">
                <text:p>9.508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38014">
                <text:p>0.000338014</text:p>
              </table:table-cell>
              <table:table-cell office:value-type="float" office:value="4.78019">
                <text:p>4.78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12851">
                <text:p>0.000412851</text:p>
              </table:table-cell>
              <table:table-cell office:value-type="float" office:value="4.79621">
                <text:p>4.796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565643">
                <text:p>0.000565643</text:p>
              </table:table-cell>
              <table:table-cell office:value-type="float" office:value="9.62294">
                <text:p>9.62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12903">
                <text:p>0.000712903</text:p>
              </table:table-cell>
              <table:table-cell office:value-type="float" office:value="2.41433">
                <text:p>2.41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83138">
                <text:p>0.00083138</text:p>
              </table:table-cell>
              <table:table-cell office:value-type="float" office:value="4.84031">
                <text:p>4.84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2316">
                <text:p>0.000962316</text:p>
              </table:table-cell>
              <table:table-cell office:value-type="float" office:value="2.42166">
                <text:p>2.42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12225">
                <text:p>0.00112225</text:p>
              </table:table-cell>
              <table:table-cell office:value-type="float" office:value="4.85339">
                <text:p>4.85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33396">
                <text:p>0.00133396</text:p>
              </table:table-cell>
              <table:table-cell office:value-type="float" office:value="3.64581">
                <text:p>3.645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47058">
                <text:p>0.00147058</text:p>
              </table:table-cell>
              <table:table-cell office:value-type="float" office:value="1.2173">
                <text:p>1.2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771">
                <text:p>0.001771</text:p>
              </table:table-cell>
              <table:table-cell office:value-type="float" office:value="7.31585">
                <text:p>7.315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14168">
                <text:p>0.00214168</text:p>
              </table:table-cell>
              <table:table-cell office:value-type="float" office:value="2.43962">
                <text:p>2.439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80165">
                <text:p>0.00280165</text:p>
              </table:table-cell>
              <table:table-cell office:value-type="float" office:value="9.79869">
                <text:p>9.798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44063">
                <text:p>0.00344063</text:p>
              </table:table-cell>
              <table:table-cell office:value-type="float" office:value="1.22712">
                <text:p>1.22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26556">
                <text:p>0.00426556</text:p>
              </table:table-cell>
              <table:table-cell office:value-type="float" office:value="8.60534">
                <text:p>8.605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26768">
                <text:p>0.00526768</text:p>
              </table:table-cell>
              <table:table-cell office:value-type="float" office:value="2.46715">
                <text:p>2.467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49836">
                <text:p>0.00649836</text:p>
              </table:table-cell>
              <table:table-cell office:value-type="float" office:value="7.41146">
                <text:p>7.411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29234">
                <text:p>0.00829234</text:p>
              </table:table-cell>
              <table:table-cell office:value-type="float" office:value="4.95459">
                <text:p>4.95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01283">
                <text:p>0.0101283</text:p>
              </table:table-cell>
              <table:table-cell office:value-type="float" office:value="4.96938">
                <text:p>4.96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0861">
                <text:p>0.0130861</text:p>
              </table:table-cell>
              <table:table-cell office:value-type="float" office:value="7.47912">
                <text:p>7.479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5825">
                <text:p>0.015825</text:p>
              </table:table-cell>
              <table:table-cell office:value-type="float" office:value="2.50164">
                <text:p>2.501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07015">
                <text:p>0.0207015</text:p>
              </table:table-cell>
              <table:table-cell office:value-type="float" office:value="10.0484">
                <text:p>10.0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6091">
                <text:p>0.026091</text:p>
              </table:table-cell>
              <table:table-cell office:value-type="float" office:value="2.52613">
                <text:p>2.526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83387">
                <text:p>0.0283387</text:p>
              </table:table-cell>
              <table:table-cell office:value-type="float" office:value="1.68665">
                <text:p>1.686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1308">
                <text:p>0.0331308</text:p>
              </table:table-cell>
              <table:table-cell office:value-type="float" office:value="5.9307">
                <text:p>5.93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89232">
                <text:p>0.0389232</text:p>
              </table:table-cell>
              <table:table-cell office:value-type="float" office:value="2.55431">
                <text:p>2.554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80167">
                <text:p>0.0480167</text:p>
              </table:table-cell>
              <table:table-cell office:value-type="float" office:value="7.71646">
                <text:p>7.716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12725">
                <text:p>0.0612725</text:p>
              </table:table-cell>
              <table:table-cell office:value-type="float" office:value="5.19587">
                <text:p>5.19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48385">
                <text:p>0.0748385</text:p>
              </table:table-cell>
              <table:table-cell office:value-type="float" office:value="5.25139">
                <text:p>5.25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66937">
                <text:p>0.0966937</text:p>
              </table:table-cell>
              <table:table-cell office:value-type="float" office:value="7.9962">
                <text:p>7.99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6931">
                <text:p>0.116931</text:p>
              </table:table-cell>
              <table:table-cell office:value-type="float" office:value="2.70357">
                <text:p>2.703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2965">
                <text:p>0.152965</text:p>
              </table:table-cell>
              <table:table-cell office:value-type="float" office:value="10.9991">
                <text:p>10.9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5196">
                <text:p>0.215196</text:p>
              </table:table-cell>
              <table:table-cell office:value-type="float" office:value="8.61204">
                <text:p>8.61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0236">
                <text:p>0.260236</text:p>
              </table:table-cell>
              <table:table-cell office:value-type="float" office:value="2.93201">
                <text:p>2.932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7606">
                <text:p>0.287606</text:p>
              </table:table-cell>
              <table:table-cell office:value-type="float" office:value="2.9766">
                <text:p>2.97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4798">
                <text:p>0.354798</text:p>
              </table:table-cell>
              <table:table-cell office:value-type="float" office:value="9.19348">
                <text:p>9.193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29057">
                <text:p>0.429057</text:p>
              </table:table-cell>
              <table:table-cell office:value-type="float" office:value="3.15327">
                <text:p>3.153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4182">
                <text:p>0.474182</text:p>
              </table:table-cell>
              <table:table-cell office:value-type="float" office:value="3.21035">
                <text:p>3.21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24052">
                <text:p>0.524052</text:p>
              </table:table-cell>
              <table:table-cell office:value-type="float" office:value="3.26476">
                <text:p>3.26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9167">
                <text:p>0.579167</text:p>
              </table:table-cell>
              <table:table-cell office:value-type="float" office:value="3.31014">
                <text:p>3.310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14476">
                <text:p>0.714476</text:p>
              </table:table-cell>
              <table:table-cell office:value-type="float" office:value="10.2379">
                <text:p>10.23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64015">
                <text:p>0.864015</text:p>
              </table:table-cell>
              <table:table-cell office:value-type="float" office:value="3.5084">
                <text:p>3.5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4885">
                <text:p>0.954885</text:p>
              </table:table-cell>
              <table:table-cell office:value-type="float" office:value="3.54097">
                <text:p>3.540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5531">
                <text:p>1.05531</text:p>
              </table:table-cell>
              <table:table-cell office:value-type="float" office:value="3.56688">
                <text:p>3.56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663">
                <text:p>1.1663</text:p>
              </table:table-cell>
              <table:table-cell office:value-type="float" office:value="3.58485">
                <text:p>3.584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8896">
                <text:p>1.28896</text:p>
              </table:table-cell>
              <table:table-cell office:value-type="float" office:value="3.57439">
                <text:p>3.574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0317">
                <text:p>1.50317</text:p>
              </table:table-cell>
              <table:table-cell office:value-type="float" office:value="7.05927">
                <text:p>7.059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3598">
                <text:p>1.83598</text:p>
              </table:table-cell>
              <table:table-cell office:value-type="float" office:value="6.49062">
                <text:p>6.490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514">
                <text:p>2.12514</text:p>
              </table:table-cell>
              <table:table-cell office:value-type="float" office:value="2.73139">
                <text:p>2.73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4863">
                <text:p>2.34863</text:p>
              </table:table-cell>
              <table:table-cell office:value-type="float" office:value="2.5045">
                <text:p>2.50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3895">
                <text:p>2.73895</text:p>
              </table:table-cell>
              <table:table-cell office:value-type="float" office:value="3.62277">
                <text:p>3.62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4537">
                <text:p>3.34537</text:p>
              </table:table-cell>
              <table:table-cell office:value-type="float" office:value="2.27264">
                <text:p>2.27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8604">
                <text:p>4.08604</text:p>
              </table:table-cell>
              <table:table-cell office:value-type="float" office:value="1.85117">
                <text:p>1.851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9071">
                <text:p>4.99071</text:p>
              </table:table-cell>
              <table:table-cell office:value-type="float" office:value="1.46129">
                <text:p>1.46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77672">
                <text:p>5.77672</text:p>
              </table:table-cell>
              <table:table-cell office:value-type="float" office:value="0.464748">
                <text:p>0.4647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8425">
                <text:p>6.38425</text:p>
              </table:table-cell>
              <table:table-cell office:value-type="float" office:value="0.29657">
                <text:p>0.296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44525">
                <text:p>7.44525</text:p>
              </table:table-cell>
              <table:table-cell office:value-type="float" office:value="0.338218">
                <text:p>0.3382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09366">
                <text:p>9.09366</text:p>
              </table:table-cell>
              <table:table-cell office:value-type="float" office:value="0.102005">
                <text:p>0.102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091">
                <text:p>10.8091</text:p>
              </table:table-cell>
              <table:table-cell office:value-type="float" office:value="0.0262889">
                <text:p>0.02628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7293">
                <text:p>12.7293</text:p>
              </table:table-cell>
              <table:table-cell office:value-type="float" office:value="0.00691488">
                <text:p>0.006914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3792">
                <text:p>14.3792</text:p>
              </table:table-cell>
              <table:table-cell office:value-type="float" office:value="0.00114934">
                <text:p>0.001149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1254">
                <text:p>16.1254</text:p>
              </table:table-cell>
              <table:table-cell office:value-type="float" office:value="0.000533039">
                <text:p>0.0005330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4864">
                <text:p>18.4864</text:p>
              </table:table-cell>
              <table:table-cell office:value-type="float" office:value="0.000115012">
                <text:p>0.0001150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two_materials_4g_2.B4:slab_water_two_materials_4g_2.B53 slab_water_two_materials_4g_2.E4:slab_water_two_materials_4g_2.E4 slab_water_two_materials_4g_2.D4:slab_water_two_materials_4g_2.D53 slab_water_two_materials_4g_2.J4:slab_water_two_materials_4g_2.J4 slab_water_two_materials_4g_2.I4:slab_water_two_materials_4g_2.I53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two_materials_4g_2.D4:slab_water_two_materials_4g_2.D53" chart:label-cell-address="slab_water_two_materials_4g_2.E4:slab_water_two_materials_4g_2.E4" chart:class="chart:scatter">
            <chart:domain table:cell-range-address="slab_water_two_materials_4g_2.B4:slab_water_two_materials_4g_2.B53"/>
            <chart:data-point chart:repeated="50"/>
          </chart:series>
          <chart:series chart:style-name="ch8" chart:values-cell-range-address="slab_water_two_materials_4g_2.I4:slab_water_two_materials_4g_2.I53" chart:label-cell-address="slab_water_two_materials_4g_2.J4:slab_water_two_materials_4g_2.J4" chart:class="chart:scatter">
            <chart:domain table:cell-range-address="slab_water_two_materials_4g_2.G4:slab_water_two_materials_4g_2.G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two_materials_4g_2.E4:slab_water_two_materials_4g_2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two_materials_4g_2.J4:slab_water_two_materials_4g_2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two_materials_4g_2.B4:slab_water_two_materials_4g_2.B53</svg:desc>
                </draw:g>
              </table:table-cell>
              <table:table-cell office:value-type="float" office:value="0.052485611243834">
                <text:p>0.052485611243834</text:p>
                <draw:g>
                  <svg:desc>slab_water_two_materials_4g_2.D4:slab_water_two_materials_4g_2.D53</svg:desc>
                </draw:g>
              </table:table-cell>
              <table:table-cell office:value-type="float" office:value="2">
                <text:p>2</text:p>
                <draw:g>
                  <svg:desc>slab_water_two_materials_4g_2.G4:slab_water_two_materials_4g_2.G52</svg:desc>
                </draw:g>
              </table:table-cell>
              <table:table-cell office:value-type="float" office:value="0.0519412314881317">
                <text:p>0.0519412314881317</text:p>
                <draw:g>
                  <svg:desc>slab_water_two_materials_4g_2.I4:slab_water_two_materials_4g_2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521028474993788">
                <text:p>0.0521028474993788</text:p>
              </table:table-cell>
              <table:table-cell office:value-type="float" office:value="6">
                <text:p>6</text:p>
              </table:table-cell>
              <table:table-cell office:value-type="float" office:value="0.0518011935169825">
                <text:p>0.051801193516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19777703772911">
                <text:p>0.0519777703772911</text:p>
              </table:table-cell>
              <table:table-cell office:value-type="float" office:value="10">
                <text:p>10</text:p>
              </table:table-cell>
              <table:table-cell office:value-type="float" office:value="0.0515214789271307">
                <text:p>0.0515214789271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515404960011811">
                <text:p>0.0515404960011811</text:p>
              </table:table-cell>
              <table:table-cell office:value-type="float" office:value="14">
                <text:p>14</text:p>
              </table:table-cell>
              <table:table-cell office:value-type="float" office:value="0.0511027270344429">
                <text:p>0.0511027270344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507737791893981">
                <text:p>0.0507737791893981</text:p>
              </table:table-cell>
              <table:table-cell office:value-type="float" office:value="18">
                <text:p>18</text:p>
              </table:table-cell>
              <table:table-cell office:value-type="float" office:value="0.0505459663035741">
                <text:p>0.0505459663035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502306550776387">
                <text:p>0.0502306550776387</text:p>
              </table:table-cell>
              <table:table-cell office:value-type="float" office:value="22">
                <text:p>22</text:p>
              </table:table-cell>
              <table:table-cell office:value-type="float" office:value="0.049852544857113">
                <text:p>0.049852544857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498114187650945">
                <text:p>0.0498114187650945</text:p>
              </table:table-cell>
              <table:table-cell office:value-type="float" office:value="26">
                <text:p>26</text:p>
              </table:table-cell>
              <table:table-cell office:value-type="float" office:value="0.0490241443737522">
                <text:p>0.0490241443737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486199154673624">
                <text:p>0.0486199154673624</text:p>
              </table:table-cell>
              <table:table-cell office:value-type="float" office:value="30">
                <text:p>30</text:p>
              </table:table-cell>
              <table:table-cell office:value-type="float" office:value="0.0480627800882891">
                <text:p>0.0480627800882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476652856417298">
                <text:p>0.0476652856417298</text:p>
              </table:table-cell>
              <table:table-cell office:value-type="float" office:value="34">
                <text:p>34</text:p>
              </table:table-cell>
              <table:table-cell office:value-type="float" office:value="0.0469708146897962">
                <text:p>0.0469708146897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461812089173712">
                <text:p>0.0461812089173712</text:p>
              </table:table-cell>
              <table:table-cell office:value-type="float" office:value="38">
                <text:p>38</text:p>
              </table:table-cell>
              <table:table-cell office:value-type="float" office:value="0.0457509583216214">
                <text:p>0.0457509583216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451439211521022">
                <text:p>0.0451439211521022</text:p>
              </table:table-cell>
              <table:table-cell office:value-type="float" office:value="42">
                <text:p>42</text:p>
              </table:table-cell>
              <table:table-cell office:value-type="float" office:value="0.0444062407850462">
                <text:p>0.0444062407850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433420970003164">
                <text:p>0.0433420970003164</text:p>
              </table:table-cell>
              <table:table-cell office:value-type="float" office:value="46">
                <text:p>46</text:p>
              </table:table-cell>
              <table:table-cell office:value-type="float" office:value="0.0429400532337981">
                <text:p>0.0429400532337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417912199746209">
                <text:p>0.0417912199746209</text:p>
              </table:table-cell>
              <table:table-cell office:value-type="float" office:value="50">
                <text:p>50</text:p>
              </table:table-cell>
              <table:table-cell office:value-type="float" office:value="0.0413561342758803">
                <text:p>0.0413561342758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399043592374538">
                <text:p>0.0399043592374538</text:p>
              </table:table-cell>
              <table:table-cell office:value-type="float" office:value="54">
                <text:p>54</text:p>
              </table:table-cell>
              <table:table-cell office:value-type="float" office:value="0.0396585282790582">
                <text:p>0.0396585282790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380977777941781">
                <text:p>0.0380977777941781</text:p>
              </table:table-cell>
              <table:table-cell office:value-type="float" office:value="58">
                <text:p>58</text:p>
              </table:table-cell>
              <table:table-cell office:value-type="float" office:value="0.0378516409635436">
                <text:p>0.0378516409635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361887163633916">
                <text:p>0.0361887163633916</text:p>
              </table:table-cell>
              <table:table-cell office:value-type="float" office:value="62">
                <text:p>62</text:p>
              </table:table-cell>
              <table:table-cell office:value-type="float" office:value="0.0359402116056527">
                <text:p>0.0359402116056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340368348461434">
                <text:p>0.0340368348461434</text:p>
              </table:table-cell>
              <table:table-cell office:value-type="float" office:value="66">
                <text:p>66</text:p>
              </table:table-cell>
              <table:table-cell office:value-type="float" office:value="0.033929201852438">
                <text:p>0.033929201852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319166686054942">
                <text:p>0.0319166686054942</text:p>
              </table:table-cell>
              <table:table-cell office:value-type="float" office:value="70">
                <text:p>70</text:p>
              </table:table-cell>
              <table:table-cell office:value-type="float" office:value="0.0318237401290039">
                <text:p>0.0318237401290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298129546645808">
                <text:p>0.0298129546645808</text:p>
              </table:table-cell>
              <table:table-cell office:value-type="float" office:value="74">
                <text:p>74</text:p>
              </table:table-cell>
              <table:table-cell office:value-type="float" office:value="0.0296287046933769">
                <text:p>0.0296287046933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271014967358374">
                <text:p>0.0271014967358374</text:p>
              </table:table-cell>
              <table:table-cell office:value-type="float" office:value="78">
                <text:p>78</text:p>
              </table:table-cell>
              <table:table-cell office:value-type="float" office:value="0.0273480287279543">
                <text:p>0.0273480287279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246889552890403">
                <text:p>0.0246889552890403</text:p>
              </table:table-cell>
              <table:table-cell office:value-type="float" office:value="82">
                <text:p>82</text:p>
              </table:table-cell>
              <table:table-cell office:value-type="float" office:value="0.0249826712065361">
                <text:p>0.0249826712065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222924697010216">
                <text:p>0.0222924697010216</text:p>
              </table:table-cell>
              <table:table-cell office:value-type="float" office:value="86">
                <text:p>86</text:p>
              </table:table-cell>
              <table:table-cell office:value-type="float" office:value="0.022525947108864">
                <text:p>0.022525947108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195755607091127">
                <text:p>0.0195755607091127</text:p>
              </table:table-cell>
              <table:table-cell office:value-type="float" office:value="90">
                <text:p>90</text:p>
              </table:table-cell>
              <table:table-cell office:value-type="float" office:value="0.0199508522886555">
                <text:p>0.0199508522886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166411840299734">
                <text:p>0.0166411840299734</text:p>
              </table:table-cell>
              <table:table-cell office:value-type="float" office:value="94">
                <text:p>94</text:p>
              </table:table-cell>
              <table:table-cell office:value-type="float" office:value="0.0171705231770656">
                <text:p>0.0171705231770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133869786083801">
                <text:p>0.0133869786083801</text:p>
              </table:table-cell>
              <table:table-cell office:value-type="float" office:value="98">
                <text:p>98</text:p>
              </table:table-cell>
              <table:table-cell office:value-type="float" office:value="0.01382252327036">
                <text:p>0.01382252327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866501000782887">
                <text:p>0.00866501000782887</text:p>
              </table:table-cell>
              <table:table-cell office:value-type="float" office:value="102">
                <text:p>102</text:p>
              </table:table-cell>
              <table:table-cell office:value-type="float" office:value="0.00929491331910552">
                <text:p>0.00929491331910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604800413720709">
                <text:p>0.00604800413720709</text:p>
              </table:table-cell>
              <table:table-cell office:value-type="float" office:value="106">
                <text:p>106</text:p>
              </table:table-cell>
              <table:table-cell office:value-type="float" office:value="0.00668948574065634">
                <text:p>0.00668948574065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448545192531355">
                <text:p>0.00448545192531355</text:p>
              </table:table-cell>
              <table:table-cell office:value-type="float" office:value="110">
                <text:p>110</text:p>
              </table:table-cell>
              <table:table-cell office:value-type="float" office:value="0.00505483845853308">
                <text:p>0.00505483845853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338974858495861">
                <text:p>0.00338974858495861</text:p>
              </table:table-cell>
              <table:table-cell office:value-type="float" office:value="114">
                <text:p>114</text:p>
              </table:table-cell>
              <table:table-cell office:value-type="float" office:value="0.00390050918706077">
                <text:p>0.00390050918706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56604338553662">
                <text:p>0.00256604338553662</text:p>
              </table:table-cell>
              <table:table-cell office:value-type="float" office:value="118">
                <text:p>118</text:p>
              </table:table-cell>
              <table:table-cell office:value-type="float" office:value="0.00304883065706668">
                <text:p>0.00304883065706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01758714289898">
                <text:p>0.00201758714289898</text:p>
              </table:table-cell>
              <table:table-cell office:value-type="float" office:value="122">
                <text:p>122</text:p>
              </table:table-cell>
              <table:table-cell office:value-type="float" office:value="0.0024046851759399">
                <text:p>0.0024046851759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155805260702604">
                <text:p>0.00155805260702604</text:p>
              </table:table-cell>
              <table:table-cell office:value-type="float" office:value="126">
                <text:p>126</text:p>
              </table:table-cell>
              <table:table-cell office:value-type="float" office:value="0.00190950168157108">
                <text:p>0.00190950168157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125864850270191">
                <text:p>0.00125864850270191</text:p>
              </table:table-cell>
              <table:table-cell office:value-type="float" office:value="130">
                <text:p>130</text:p>
              </table:table-cell>
              <table:table-cell office:value-type="float" office:value="0.00152436807475189">
                <text:p>0.00152436807475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959910419186357">
                <text:p>0.000959910419186357</text:p>
              </table:table-cell>
              <table:table-cell office:value-type="float" office:value="134">
                <text:p>134</text:p>
              </table:table-cell>
              <table:table-cell office:value-type="float" office:value="0.00122217500004521">
                <text:p>0.00122217500004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731457353023962">
                <text:p>0.000731457353023962</text:p>
              </table:table-cell>
              <table:table-cell office:value-type="float" office:value="138">
                <text:p>138</text:p>
              </table:table-cell>
              <table:table-cell office:value-type="float" office:value="0.000983410676181105">
                <text:p>0.000983410676181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593202533509379">
                <text:p>0.000593202533509379</text:p>
              </table:table-cell>
              <table:table-cell office:value-type="float" office:value="142">
                <text:p>142</text:p>
              </table:table-cell>
              <table:table-cell office:value-type="float" office:value="0.000793699529970002">
                <text:p>0.00079369952997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497230124315746">
                <text:p>0.000497230124315746</text:p>
              </table:table-cell>
              <table:table-cell office:value-type="float" office:value="146">
                <text:p>146</text:p>
              </table:table-cell>
              <table:table-cell office:value-type="float" office:value="0.000642260611173704">
                <text:p>0.000642260611173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397097067273269">
                <text:p>0.000397097067273269</text:p>
              </table:table-cell>
              <table:table-cell office:value-type="float" office:value="150">
                <text:p>150</text:p>
              </table:table-cell>
              <table:table-cell office:value-type="float" office:value="0.000520896361582319">
                <text:p>0.000520896361582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291588270847246">
                <text:p>0.000291588270847246</text:p>
              </table:table-cell>
              <table:table-cell office:value-type="float" office:value="154">
                <text:p>154</text:p>
              </table:table-cell>
              <table:table-cell office:value-type="float" office:value="0.000423305072494136">
                <text:p>0.000423305072494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249091782409253">
                <text:p>0.000249091782409253</text:p>
              </table:table-cell>
              <table:table-cell office:value-type="float" office:value="158">
                <text:p>158</text:p>
              </table:table-cell>
              <table:table-cell office:value-type="float" office:value="0.000344598479199691">
                <text:p>0.000344598479199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182853634350138">
                <text:p>0.000182853634350138</text:p>
              </table:table-cell>
              <table:table-cell office:value-type="float" office:value="162">
                <text:p>162</text:p>
              </table:table-cell>
              <table:table-cell office:value-type="float" office:value="0.000280956113468617">
                <text:p>0.000280956113468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161687255188863">
                <text:p>0.000161687255188863</text:p>
              </table:table-cell>
              <table:table-cell office:value-type="float" office:value="166">
                <text:p>166</text:p>
              </table:table-cell>
              <table:table-cell office:value-type="float" office:value="0.000229373329709138">
                <text:p>0.000229373329709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148923045680602">
                <text:p>0.000148923045680602</text:p>
              </table:table-cell>
              <table:table-cell office:value-type="float" office:value="170">
                <text:p>170</text:p>
              </table:table-cell>
              <table:table-cell office:value-type="float" office:value="0.000187473540677657">
                <text:p>0.000187473540677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112001111766335">
                <text:p>0.000112001111766335</text:p>
              </table:table-cell>
              <table:table-cell office:value-type="float" office:value="174">
                <text:p>174</text:p>
              </table:table-cell>
              <table:table-cell office:value-type="float" office:value="0.000153367706969787">
                <text:p>0.000153367706969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934944549888511">
                <text:p>0.0000934944549888511</text:p>
              </table:table-cell>
              <table:table-cell office:value-type="float" office:value="178">
                <text:p>178</text:p>
              </table:table-cell>
              <table:table-cell office:value-type="float" office:value="0.000125546987547434">
                <text:p>0.000125546987547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885884981399294">
                <text:p>0.0000885884981399294</text:p>
              </table:table-cell>
              <table:table-cell office:value-type="float" office:value="182">
                <text:p>182</text:p>
              </table:table-cell>
              <table:table-cell office:value-type="float" office:value="0.000102799851046864">
                <text:p>0.000102799851046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684598031848807">
                <text:p>0.0000684598031848807</text:p>
              </table:table-cell>
              <table:table-cell office:value-type="float" office:value="186">
                <text:p>186</text:p>
              </table:table-cell>
              <table:table-cell office:value-type="float" office:value="0.0000841464903096737">
                <text:p>0.0000841464903096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555516856090511">
                <text:p>0.0000555516856090511</text:p>
              </table:table-cell>
              <table:table-cell office:value-type="float" office:value="190">
                <text:p>190</text:p>
              </table:table-cell>
              <table:table-cell office:value-type="float" office:value="0.000068784063589001">
                <text:p>0.000068784063589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386829246474313">
                <text:p>0.0000386829246474313</text:p>
              </table:table-cell>
              <table:table-cell office:value-type="float" office:value="194">
                <text:p>194</text:p>
              </table:table-cell>
              <table:table-cell office:value-type="float" office:value="0.0000560311157636284">
                <text:p>0.0000560311157636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314508504804451">
                <text:p>0.0000314508504804451</text:p>
              </table:table-cell>
              <table:table-cell office:value-type="float" office:value="NaN">
                <text:p>NaN</text:p>
              </table:table-cell>
              <table:table-cell office:value-type="float" office:value="0.0000452015775195618">
                <text:p>0.00004520157751956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3cm" svg:height="11.608cm" xlink:href=".." xlink:type="simple" chart:class="chart:scatter" chart:style-name="ch1">
        <chart:legend chart:legend-position="end" svg:x="15.288cm" svg:y="0.64cm" style:legend-expansion="custom" chartooo:width="3.686cm" chartooo:height="2.581cm" style:legend-expansion-aspect-ratio="1.42812863231306" chart:style-name="ch2"/>
        <chart:plot-area chart:style-name="ch3" table:cell-range-address="water_1g_temp.C4:water_1g_temp.C53 water_1g_temp.G3:water_1g_temp.G53 water_1g_temp.J3:water_1g_temp.J53 water_1g_temp.M3:water_1g_temp.M53" chart:data-source-has-labels="row" svg:x="2.447cm" svg:y="0.288cm" svg:width="17.107cm" svg:height="10.899cm">
          <chartooo:coordinate-region svg:x="3.359cm" svg:y="0.488cm" svg:width="15.915cm" svg:height="10.0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ter_1g_temp.G4:water_1g_temp.G53" chart:label-cell-address="water_1g_temp.G3:water_1g_temp.G3" chart:class="chart:scatter">
            <chart:domain table:cell-range-address="water_1g_temp.C4:water_1g_temp.C53"/>
            <chart:data-point chart:repeated="50"/>
          </chart:series>
          <chart:series chart:style-name="ch8" chart:values-cell-range-address="water_1g_temp.J4:water_1g_temp.J53" chart:label-cell-address="water_1g_temp.J3:water_1g_temp.J3" chart:class="chart:scatter">
            <chart:data-point chart:repeated="50"/>
          </chart:series>
          <chart:series chart:style-name="ch9" chart:values-cell-range-address="water_1g_temp.M4:water_1g_temp.M53" chart:label-cell-address="water_1g_temp.M3:water_1g_temp.M3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=300K</text:p>
                <draw:g>
                  <svg:desc>water_1g_temp.G3:water_1g_temp.G3</svg:desc>
                </draw:g>
              </table:table-cell>
              <table:table-cell office:value-type="string">
                <text:p>T=600K</text:p>
                <draw:g>
                  <svg:desc>water_1g_temp.J3:water_1g_temp.J3</svg:desc>
                </draw:g>
              </table:table-cell>
              <table:table-cell office:value-type="string">
                <text:p>T=900K</text:p>
                <draw:g>
                  <svg:desc>water_1g_temp.M3:water_1g_temp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ater_1g_temp.C4:water_1g_temp.C53</svg:desc>
                </draw:g>
              </table:table-cell>
              <table:table-cell office:value-type="float" office:value="0.0316047066008901">
                <text:p>0.0316047066008901</text:p>
                <draw:g>
                  <svg:desc>water_1g_temp.G4:water_1g_temp.G53</svg:desc>
                </draw:g>
              </table:table-cell>
              <table:table-cell office:value-type="float" office:value="0.0394391655278801">
                <text:p>0.0394391655278801</text:p>
                <draw:g>
                  <svg:desc>water_1g_temp.J4:water_1g_temp.J53</svg:desc>
                </draw:g>
              </table:table-cell>
              <table:table-cell office:value-type="float" office:value="0.0450833067114189">
                <text:p>0.0450833067114189</text:p>
                <draw:g>
                  <svg:desc>water_1g_temp.M4:water_1g_temp.M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15601021173692">
                <text:p>0.0315601021173692</text:p>
              </table:table-cell>
              <table:table-cell office:value-type="float" office:value="0.0393297063413222">
                <text:p>0.0393297063413222</text:p>
              </table:table-cell>
              <table:table-cell office:value-type="float" office:value="0.0453975721181143">
                <text:p>0.0453975721181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5362338586328">
                <text:p>0.0315362338586328</text:p>
              </table:table-cell>
              <table:table-cell office:value-type="float" office:value="0.0393541146059123">
                <text:p>0.0393541146059123</text:p>
              </table:table-cell>
              <table:table-cell office:value-type="float" office:value="0.0451463253945532">
                <text:p>0.0451463253945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2948820994778">
                <text:p>0.0312948820994778</text:p>
              </table:table-cell>
              <table:table-cell office:value-type="float" office:value="0.0392685313924601">
                <text:p>0.0392685313924601</text:p>
              </table:table-cell>
              <table:table-cell office:value-type="float" office:value="0.0449006381598293">
                <text:p>0.0449006381598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2587271419539">
                <text:p>0.0312587271419539</text:p>
              </table:table-cell>
              <table:table-cell office:value-type="float" office:value="0.0391381946469164">
                <text:p>0.0391381946469164</text:p>
              </table:table-cell>
              <table:table-cell office:value-type="float" office:value="0.0447597770770691">
                <text:p>0.0447597770770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1710456804173">
                <text:p>0.0311710456804173</text:p>
              </table:table-cell>
              <table:table-cell office:value-type="float" office:value="0.0390924880129739">
                <text:p>0.0390924880129739</text:p>
              </table:table-cell>
              <table:table-cell office:value-type="float" office:value="0.0444617159602249">
                <text:p>0.0444617159602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09692960701771">
                <text:p>0.0309692960701771</text:p>
              </table:table-cell>
              <table:table-cell office:value-type="float" office:value="0.0387967644774527">
                <text:p>0.0387967644774527</text:p>
              </table:table-cell>
              <table:table-cell office:value-type="float" office:value="0.0441824508812742">
                <text:p>0.0441824508812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713868797024">
                <text:p>0.030713868797024</text:p>
              </table:table-cell>
              <table:table-cell office:value-type="float" office:value="0.038481166935661">
                <text:p>0.038481166935661</text:p>
              </table:table-cell>
              <table:table-cell office:value-type="float" office:value="0.0439172244215904">
                <text:p>0.0439172244215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394577471867">
                <text:p>0.030394577471867</text:p>
              </table:table-cell>
              <table:table-cell office:value-type="float" office:value="0.0381425175688858">
                <text:p>0.0381425175688858</text:p>
              </table:table-cell>
              <table:table-cell office:value-type="float" office:value="0.0436248473299674">
                <text:p>0.0436248473299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1701308406174">
                <text:p>0.0301701308406174</text:p>
              </table:table-cell>
              <table:table-cell office:value-type="float" office:value="0.0377867722581723">
                <text:p>0.0377867722581723</text:p>
              </table:table-cell>
              <table:table-cell office:value-type="float" office:value="0.0431953578836087">
                <text:p>0.0431953578836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298540916586311">
                <text:p>0.0298540916586311</text:p>
              </table:table-cell>
              <table:table-cell office:value-type="float" office:value="0.0373380576497145">
                <text:p>0.0373380576497145</text:p>
              </table:table-cell>
              <table:table-cell office:value-type="float" office:value="0.0427193439435367">
                <text:p>0.0427193439435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5007555969618">
                <text:p>0.0295007555969618</text:p>
              </table:table-cell>
              <table:table-cell office:value-type="float" office:value="0.0368532877280757">
                <text:p>0.0368532877280757</text:p>
              </table:table-cell>
              <table:table-cell office:value-type="float" office:value="0.0421690585794152">
                <text:p>0.0421690585794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092486737797">
                <text:p>0.029092486737797</text:p>
              </table:table-cell>
              <table:table-cell office:value-type="float" office:value="0.0364294371040025">
                <text:p>0.0364294371040025</text:p>
              </table:table-cell>
              <table:table-cell office:value-type="float" office:value="0.0415497717944639">
                <text:p>0.0415497717944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6791100416257">
                <text:p>0.0286791100416257</text:p>
              </table:table-cell>
              <table:table-cell office:value-type="float" office:value="0.03590778818879">
                <text:p>0.03590778818879</text:p>
              </table:table-cell>
              <table:table-cell office:value-type="float" office:value="0.0408432415445594">
                <text:p>0.0408432415445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1745284261217">
                <text:p>0.0281745284261217</text:p>
              </table:table-cell>
              <table:table-cell office:value-type="float" office:value="0.0352567988857143">
                <text:p>0.0352567988857143</text:p>
              </table:table-cell>
              <table:table-cell office:value-type="float" office:value="0.0400984172855636">
                <text:p>0.0400984172855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6280909143956">
                <text:p>0.0276280909143956</text:p>
              </table:table-cell>
              <table:table-cell office:value-type="float" office:value="0.0346401534832342">
                <text:p>0.0346401534832342</text:p>
              </table:table-cell>
              <table:table-cell office:value-type="float" office:value="0.0394284372784405">
                <text:p>0.0394284372784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1945318131849">
                <text:p>0.0271945318131849</text:p>
              </table:table-cell>
              <table:table-cell office:value-type="float" office:value="0.0340450789668562">
                <text:p>0.0340450789668562</text:p>
              </table:table-cell>
              <table:table-cell office:value-type="float" office:value="0.0386997659004073">
                <text:p>0.0386997659004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6838462244066">
                <text:p>0.0266838462244066</text:p>
              </table:table-cell>
              <table:table-cell office:value-type="float" office:value="0.0333239117348159">
                <text:p>0.0333239117348159</text:p>
              </table:table-cell>
              <table:table-cell office:value-type="float" office:value="0.0379951161262269">
                <text:p>0.0379951161262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1392017105399">
                <text:p>0.0261392017105399</text:p>
              </table:table-cell>
              <table:table-cell office:value-type="float" office:value="0.0326452504757686">
                <text:p>0.0326452504757686</text:p>
              </table:table-cell>
              <table:table-cell office:value-type="float" office:value="0.0372026078884616">
                <text:p>0.0372026078884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5120882965044">
                <text:p>0.0255120882965044</text:p>
              </table:table-cell>
              <table:table-cell office:value-type="float" office:value="0.0319142029360496">
                <text:p>0.0319142029360496</text:p>
              </table:table-cell>
              <table:table-cell office:value-type="float" office:value="0.0363473734361754">
                <text:p>0.0363473734361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120490884957">
                <text:p>0.0249120490884957</text:p>
              </table:table-cell>
              <table:table-cell office:value-type="float" office:value="0.0310844473463575">
                <text:p>0.0310844473463575</text:p>
              </table:table-cell>
              <table:table-cell office:value-type="float" office:value="0.035534622157228">
                <text:p>0.035534622157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2342073378384">
                <text:p>0.0242342073378384</text:p>
              </table:table-cell>
              <table:table-cell office:value-type="float" office:value="0.0302856637464137">
                <text:p>0.0302856637464137</text:p>
              </table:table-cell>
              <table:table-cell office:value-type="float" office:value="0.0345571101287341">
                <text:p>0.0345571101287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5869736016512">
                <text:p>0.0235869736016512</text:p>
              </table:table-cell>
              <table:table-cell office:value-type="float" office:value="0.0294903170730265">
                <text:p>0.0294903170730265</text:p>
              </table:table-cell>
              <table:table-cell office:value-type="float" office:value="0.0336403216929104">
                <text:p>0.0336403216929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9307162700857">
                <text:p>0.0229307162700857</text:p>
              </table:table-cell>
              <table:table-cell office:value-type="float" office:value="0.0285967563184837">
                <text:p>0.0285967563184837</text:p>
              </table:table-cell>
              <table:table-cell office:value-type="float" office:value="0.0326654131205494">
                <text:p>0.0326654131205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2550713721928">
                <text:p>0.0222550713721928</text:p>
              </table:table-cell>
              <table:table-cell office:value-type="float" office:value="0.0277107829541341">
                <text:p>0.0277107829541341</text:p>
              </table:table-cell>
              <table:table-cell office:value-type="float" office:value="0.0315961797329024">
                <text:p>0.0315961797329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5431619352112">
                <text:p>0.0215431619352112</text:p>
              </table:table-cell>
              <table:table-cell office:value-type="float" office:value="0.0268084305299406">
                <text:p>0.0268084305299406</text:p>
              </table:table-cell>
              <table:table-cell office:value-type="float" office:value="0.0305757653098484">
                <text:p>0.0305757653098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8287393076824">
                <text:p>0.0208287393076824</text:p>
              </table:table-cell>
              <table:table-cell office:value-type="float" office:value="0.0258669939989457">
                <text:p>0.0258669939989457</text:p>
              </table:table-cell>
              <table:table-cell office:value-type="float" office:value="0.0295279280787407">
                <text:p>0.0295279280787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200783980192269">
                <text:p>0.0200783980192269</text:p>
              </table:table-cell>
              <table:table-cell office:value-type="float" office:value="0.0248328055775792">
                <text:p>0.0248328055775792</text:p>
              </table:table-cell>
              <table:table-cell office:value-type="float" office:value="0.0284877612972063">
                <text:p>0.0284877612972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3061563812128">
                <text:p>0.0193061563812128</text:p>
              </table:table-cell>
              <table:table-cell office:value-type="float" office:value="0.0238289421880145">
                <text:p>0.0238289421880145</text:p>
              </table:table-cell>
              <table:table-cell office:value-type="float" office:value="0.0273386012370044">
                <text:p>0.0273386012370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5192701903109">
                <text:p>0.0185192701903109</text:p>
              </table:table-cell>
              <table:table-cell office:value-type="float" office:value="0.0228292487077507">
                <text:p>0.0228292487077507</text:p>
              </table:table-cell>
              <table:table-cell office:value-type="float" office:value="0.0261972374417654">
                <text:p>0.02619723744176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7030731789865">
                <text:p>0.0177030731789865</text:p>
              </table:table-cell>
              <table:table-cell office:value-type="float" office:value="0.0218366850394485">
                <text:p>0.0218366850394485</text:p>
              </table:table-cell>
              <table:table-cell office:value-type="float" office:value="0.0250344048240805">
                <text:p>0.02503440482408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8929261929787">
                <text:p>0.0168929261929787</text:p>
              </table:table-cell>
              <table:table-cell office:value-type="float" office:value="0.0208280260427542">
                <text:p>0.0208280260427542</text:p>
              </table:table-cell>
              <table:table-cell office:value-type="float" office:value="0.0238923450135328">
                <text:p>0.0238923450135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60910934454613">
                <text:p>0.0160910934454613</text:p>
              </table:table-cell>
              <table:table-cell office:value-type="float" office:value="0.0198021796010048">
                <text:p>0.0198021796010048</text:p>
              </table:table-cell>
              <table:table-cell office:value-type="float" office:value="0.0227480359696956">
                <text:p>0.02274803596969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2520218700181">
                <text:p>0.0152520218700181</text:p>
              </table:table-cell>
              <table:table-cell office:value-type="float" office:value="0.0187981677314666">
                <text:p>0.0187981677314666</text:p>
              </table:table-cell>
              <table:table-cell office:value-type="float" office:value="0.0215444601557357">
                <text:p>0.0215444601557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3993723207151">
                <text:p>0.0143993723207151</text:p>
              </table:table-cell>
              <table:table-cell office:value-type="float" office:value="0.0177575823662713">
                <text:p>0.0177575823662713</text:p>
              </table:table-cell>
              <table:table-cell office:value-type="float" office:value="0.020336462287529">
                <text:p>0.020336462287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5706508774299">
                <text:p>0.0135706508774299</text:p>
              </table:table-cell>
              <table:table-cell office:value-type="float" office:value="0.0167404090752798">
                <text:p>0.0167404090752798</text:p>
              </table:table-cell>
              <table:table-cell office:value-type="float" office:value="0.0191212263530247">
                <text:p>0.0191212263530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7035255033526">
                <text:p>0.0127035255033526</text:p>
              </table:table-cell>
              <table:table-cell office:value-type="float" office:value="0.0156419707669898">
                <text:p>0.0156419707669898</text:p>
              </table:table-cell>
              <table:table-cell office:value-type="float" office:value="0.0178962360783731">
                <text:p>0.0178962360783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8391597106102">
                <text:p>0.0118391597106102</text:p>
              </table:table-cell>
              <table:table-cell office:value-type="float" office:value="0.0145611490730761">
                <text:p>0.0145611490730761</text:p>
              </table:table-cell>
              <table:table-cell office:value-type="float" office:value="0.0166694758158806">
                <text:p>0.0166694758158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9694123035957">
                <text:p>0.0109694123035957</text:p>
              </table:table-cell>
              <table:table-cell office:value-type="float" office:value="0.0134450235296811">
                <text:p>0.0134450235296811</text:p>
              </table:table-cell>
              <table:table-cell office:value-type="float" office:value="0.0153997745694737">
                <text:p>0.0153997745694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01090455799945">
                <text:p>0.0101090455799945</text:p>
              </table:table-cell>
              <table:table-cell office:value-type="float" office:value="0.0123513001080934">
                <text:p>0.0123513001080934</text:p>
              </table:table-cell>
              <table:table-cell office:value-type="float" office:value="0.0141381725166852">
                <text:p>0.0141381725166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23956655296827">
                <text:p>0.00923956655296827</text:p>
              </table:table-cell>
              <table:table-cell office:value-type="float" office:value="0.0112709885140879">
                <text:p>0.0112709885140879</text:p>
              </table:table-cell>
              <table:table-cell office:value-type="float" office:value="0.0129235397126779">
                <text:p>0.0129235397126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39045247661399">
                <text:p>0.00839045247661399</text:p>
              </table:table-cell>
              <table:table-cell office:value-type="float" office:value="0.0101784569039482">
                <text:p>0.0101784569039482</text:p>
              </table:table-cell>
              <table:table-cell office:value-type="float" office:value="0.0116669858790221">
                <text:p>0.0116669858790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53549192369795">
                <text:p>0.00753549192369795</text:p>
              </table:table-cell>
              <table:table-cell office:value-type="float" office:value="0.0090863244070631">
                <text:p>0.0090863244070631</text:p>
              </table:table-cell>
              <table:table-cell office:value-type="float" office:value="0.0104316371213206">
                <text:p>0.01043163712132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66367339352386">
                <text:p>0.00666367339352386</text:p>
              </table:table-cell>
              <table:table-cell office:value-type="float" office:value="0.00800201916851186">
                <text:p>0.00800201916851186</text:p>
              </table:table-cell>
              <table:table-cell office:value-type="float" office:value="0.0091948116162414">
                <text:p>0.00919481161624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78380817825262">
                <text:p>0.00578380817825262</text:p>
              </table:table-cell>
              <table:table-cell office:value-type="float" office:value="0.00692760724723153">
                <text:p>0.00692760724723153</text:p>
              </table:table-cell>
              <table:table-cell office:value-type="float" office:value="0.00797078927674432">
                <text:p>0.007970789276744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9068062802067">
                <text:p>0.0049068062802067</text:p>
              </table:table-cell>
              <table:table-cell office:value-type="float" office:value="0.00584791159499948">
                <text:p>0.00584791159499948</text:p>
              </table:table-cell>
              <table:table-cell office:value-type="float" office:value="0.00672799626592616">
                <text:p>0.00672799626592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402953090096164">
                <text:p>0.00402953090096164</text:p>
              </table:table-cell>
              <table:table-cell office:value-type="float" office:value="0.00476665076297868">
                <text:p>0.00476665076297868</text:p>
              </table:table-cell>
              <table:table-cell office:value-type="float" office:value="0.00546603988017003">
                <text:p>0.00546603988017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313817904432637">
                <text:p>0.00313817904432637</text:p>
              </table:table-cell>
              <table:table-cell office:value-type="float" office:value="0.0036712558373259">
                <text:p>0.0036712558373259</text:p>
              </table:table-cell>
              <table:table-cell office:value-type="float" office:value="0.00420104712061286">
                <text:p>0.00420104712061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21053881471537">
                <text:p>0.00221053881471537</text:p>
              </table:table-cell>
              <table:table-cell office:value-type="float" office:value="0.00255586974349844">
                <text:p>0.00255586974349844</text:p>
              </table:table-cell>
              <table:table-cell office:value-type="float" office:value="0.00291206759322401">
                <text:p>0.00291206759322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244625849087">
                <text:p>0.001244625849087</text:p>
              </table:table-cell>
              <table:table-cell office:value-type="float" office:value="0.00139400560578283">
                <text:p>0.00139400560578283</text:p>
              </table:table-cell>
              <table:table-cell office:value-type="float" office:value="0.00155930189391948">
                <text:p>0.001559301893919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23cm" svg:height="11.608cm" xlink:href=".." xlink:type="simple" chart:class="chart:scatter" chart:style-name="ch1">
        <chart:legend chart:legend-position="end" svg:x="15.288cm" svg:y="0.64cm" style:legend-expansion="custom" chartooo:width="3.686cm" chartooo:height="2.581cm" style:legend-expansion-aspect-ratio="1.42812863231306" chart:style-name="ch2"/>
        <chart:plot-area chart:style-name="ch3" table:cell-range-address="water_1g_temp_2.C4:water_1g_temp_2.C53 water_1g_temp_2.G3:water_1g_temp_2.G53 water_1g_temp_2.J3:water_1g_temp_2.J53" chart:data-source-has-labels="row" svg:x="2.447cm" svg:y="0.288cm" svg:width="17.107cm" svg:height="10.899cm">
          <chartooo:coordinate-region svg:x="3.359cm" svg:y="0.488cm" svg:width="15.915cm" svg:height="10.0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ter_1g_temp_2.G4:water_1g_temp_2.G53" chart:label-cell-address="water_1g_temp_2.G3:water_1g_temp_2.G3" chart:class="chart:scatter">
            <chart:domain table:cell-range-address="water_1g_temp_2.C4:water_1g_temp_2.C53"/>
            <chart:data-point chart:repeated="50"/>
          </chart:series>
          <chart:series chart:style-name="ch8" chart:values-cell-range-address="water_1g_temp_2.J4:water_1g_temp_2.J53" chart:label-cell-address="water_1g_temp_2.J3:water_1g_temp_2.J3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water_1g_temp_2.G3:water_1g_temp_2.G3</svg:desc>
                </draw:g>
              </table:table-cell>
              <table:table-cell office:value-type="string">
                <text:p>Almost</text:p>
                <draw:g>
                  <svg:desc>water_1g_temp_2.J3:water_1g_temp_2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ater_1g_temp_2.C4:water_1g_temp_2.C53</svg:desc>
                </draw:g>
              </table:table-cell>
              <table:table-cell office:value-type="float" office:value="0.0317039843045855">
                <text:p>0.0317039843045855</text:p>
                <draw:g>
                  <svg:desc>water_1g_temp_2.G4:water_1g_temp_2.G53</svg:desc>
                </draw:g>
              </table:table-cell>
              <table:table-cell office:value-type="float" office:value="0.0321482">
                <text:p>0.0321482</text:p>
                <draw:g>
                  <svg:desc>water_1g_temp_2.J4:water_1g_temp_2.J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16159932863635">
                <text:p>0.0316159932863635</text:p>
              </table:table-cell>
              <table:table-cell office:value-type="float" office:value="0.03211229">
                <text:p>0.03211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6356143718279">
                <text:p>0.0316356143718279</text:p>
              </table:table-cell>
              <table:table-cell office:value-type="float" office:value="0.03204055">
                <text:p>0.03204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5668165456135">
                <text:p>0.0315668165456135</text:p>
              </table:table-cell>
              <table:table-cell office:value-type="float" office:value="0.03193308">
                <text:p>0.03193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4620426722387">
                <text:p>0.0314620426722387</text:p>
              </table:table-cell>
              <table:table-cell office:value-type="float" office:value="0.03179007">
                <text:p>0.03179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425300454554">
                <text:p>0.031425300454554</text:p>
              </table:table-cell>
              <table:table-cell office:value-type="float" office:value="0.03161176">
                <text:p>0.03161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875770087566">
                <text:p>0.0311875770087566</text:p>
              </table:table-cell>
              <table:table-cell office:value-type="float" office:value="0.03139844">
                <text:p>0.03139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38774342954">
                <text:p>0.0309338774342954</text:p>
              </table:table-cell>
              <table:table-cell office:value-type="float" office:value="0.03115048">
                <text:p>0.03115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616471762436">
                <text:p>0.0306616471762436</text:p>
              </table:table-cell>
              <table:table-cell office:value-type="float" office:value="0.03086829">
                <text:p>0.03086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756739920666">
                <text:p>0.0303756739920666</text:p>
              </table:table-cell>
              <table:table-cell office:value-type="float" office:value="0.03055234">
                <text:p>0.03055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14965525917">
                <text:p>0.030014965525917</text:p>
              </table:table-cell>
              <table:table-cell office:value-type="float" office:value="0.03020316">
                <text:p>0.03020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252732547631">
                <text:p>0.0296252732547631</text:p>
              </table:table-cell>
              <table:table-cell office:value-type="float" office:value="0.02982134">
                <text:p>0.02982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45522138069">
                <text:p>0.0292845522138069</text:p>
              </table:table-cell>
              <table:table-cell office:value-type="float" office:value="0.02940751">
                <text:p>0.02940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652140052257">
                <text:p>0.0288652140052257</text:p>
              </table:table-cell>
              <table:table-cell office:value-type="float" office:value="0.02896236">
                <text:p>0.02896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419028658818">
                <text:p>0.0283419028658818</text:p>
              </table:table-cell>
              <table:table-cell office:value-type="float" office:value="0.02848663">
                <text:p>0.02848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8461997773389">
                <text:p>0.0278461997773389</text:p>
              </table:table-cell>
              <table:table-cell office:value-type="float" office:value="0.02798113">
                <text:p>0.02798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678368892102">
                <text:p>0.0273678368892102</text:p>
              </table:table-cell>
              <table:table-cell office:value-type="float" office:value="0.02744668">
                <text:p>0.02744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881117784082">
                <text:p>0.0267881117784082</text:p>
              </table:table-cell>
              <table:table-cell office:value-type="float" office:value="0.02688418">
                <text:p>0.02688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2425559681628">
                <text:p>0.0262425559681628</text:p>
              </table:table-cell>
              <table:table-cell office:value-type="float" office:value="0.02629457">
                <text:p>0.02629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6548883688376">
                <text:p>0.0256548883688376</text:p>
              </table:table-cell>
              <table:table-cell office:value-type="float" office:value="0.02567881">
                <text:p>0.02567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87872273539">
                <text:p>0.024987872273539</text:p>
              </table:table-cell>
              <table:table-cell office:value-type="float" office:value="0.02503794">
                <text:p>0.02503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345753649161">
                <text:p>0.024345753649161</text:p>
              </table:table-cell>
              <table:table-cell office:value-type="float" office:value="0.02437301">
                <text:p>0.02437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7063978688784">
                <text:p>0.0237063978688784</text:p>
              </table:table-cell>
              <table:table-cell office:value-type="float" office:value="0.02368511">
                <text:p>0.02368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9880906796152">
                <text:p>0.0229880906796152</text:p>
              </table:table-cell>
              <table:table-cell office:value-type="float" office:value="0.02297539">
                <text:p>0.02297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275882769999">
                <text:p>0.022275882769999</text:p>
              </table:table-cell>
              <table:table-cell office:value-type="float" office:value="0.02224502">
                <text:p>0.02224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55050821628">
                <text:p>0.02155050821628</text:p>
              </table:table-cell>
              <table:table-cell office:value-type="float" office:value="0.02149518">
                <text:p>0.02149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7937150995157">
                <text:p>0.0207937150995157</text:p>
              </table:table-cell>
              <table:table-cell office:value-type="float" office:value="0.02072711">
                <text:p>0.02072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9623614681665">
                <text:p>0.0199623614681665</text:p>
              </table:table-cell>
              <table:table-cell office:value-type="float" office:value="0.01994208">
                <text:p>0.01994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1553852372874">
                <text:p>0.0191553852372874</text:p>
              </table:table-cell>
              <table:table-cell office:value-type="float" office:value="0.01914135">
                <text:p>0.019141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351761073757">
                <text:p>0.018351761073757</text:p>
              </table:table-cell>
              <table:table-cell office:value-type="float" office:value="0.01832624">
                <text:p>0.01832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5538683562016">
                <text:p>0.0175538683562016</text:p>
              </table:table-cell>
              <table:table-cell office:value-type="float" office:value="0.01749807">
                <text:p>0.01749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7430370779062">
                <text:p>0.0167430370779062</text:p>
              </table:table-cell>
              <table:table-cell office:value-type="float" office:value="0.01665818">
                <text:p>0.01665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918389318431">
                <text:p>0.015918389318431</text:p>
              </table:table-cell>
              <table:table-cell office:value-type="float" office:value="0.01580794">
                <text:p>0.01580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1112937288716">
                <text:p>0.0151112937288716</text:p>
              </table:table-cell>
              <table:table-cell office:value-type="float" office:value="0.0149487">
                <text:p>0.0149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2747977826678">
                <text:p>0.0142747977826678</text:p>
              </table:table-cell>
              <table:table-cell office:value-type="float" office:value="0.01408186">
                <text:p>0.01408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4571221137989">
                <text:p>0.0134571221137989</text:p>
              </table:table-cell>
              <table:table-cell office:value-type="float" office:value="0.01320881">
                <text:p>0.01320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5741198895007">
                <text:p>0.0125741198895007</text:p>
              </table:table-cell>
              <table:table-cell office:value-type="float" office:value="0.01233093">
                <text:p>0.012330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7052791429674">
                <text:p>0.0117052791429674</text:p>
              </table:table-cell>
              <table:table-cell office:value-type="float" office:value="0.01144962">
                <text:p>0.01144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8080586709793">
                <text:p>0.0108080586709793</text:p>
              </table:table-cell>
              <table:table-cell office:value-type="float" office:value="0.01056629">
                <text:p>0.01056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2884660532186">
                <text:p>0.00992884660532186</text:p>
              </table:table-cell>
              <table:table-cell office:value-type="float" office:value="0.009682323">
                <text:p>0.0096823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41591309029">
                <text:p>0.00906041591309029</text:p>
              </table:table-cell>
              <table:table-cell office:value-type="float" office:value="0.008799117">
                <text:p>0.008799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8216190957577">
                <text:p>0.00818216190957577</text:p>
              </table:table-cell>
              <table:table-cell office:value-type="float" office:value="0.007918054">
                <text:p>0.0079180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0422874145899">
                <text:p>0.00730422874145899</text:p>
              </table:table-cell>
              <table:table-cell office:value-type="float" office:value="0.007040506">
                <text:p>0.0070405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3258767592714">
                <text:p>0.00643258767592714</text:p>
              </table:table-cell>
              <table:table-cell office:value-type="float" office:value="0.006167836">
                <text:p>0.006167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56889955694675">
                <text:p>0.00556889955694675</text:p>
              </table:table-cell>
              <table:table-cell office:value-type="float" office:value="0.00530139">
                <text:p>0.005301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0096400217707">
                <text:p>0.00470096400217707</text:p>
              </table:table-cell>
              <table:table-cell office:value-type="float" office:value="0.004442498">
                <text:p>0.004442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3177024544514">
                <text:p>0.00383177024544514</text:p>
              </table:table-cell>
              <table:table-cell office:value-type="float" office:value="0.003592471">
                <text:p>0.003592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5121450686927">
                <text:p>0.00295121450686927</text:p>
              </table:table-cell>
              <table:table-cell office:value-type="float" office:value="0.002752597">
                <text:p>0.002752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5458845662333">
                <text:p>0.00205458845662333</text:p>
              </table:table-cell>
              <table:table-cell office:value-type="float" office:value="0.001924142">
                <text:p>0.001924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060007494328">
                <text:p>0.00112060007494328</text:p>
              </table:table-cell>
              <table:table-cell office:value-type="float" office:value="0.001108343">
                <text:p>0.0011083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3cm" svg:height="11.608cm" xlink:href=".." xlink:type="simple" chart:class="chart:scatter" chart:column-mapping="0 1 3 2" chart:style-name="ch1">
        <chart:legend chart:legend-position="end" svg:x="6.788cm" svg:y="0.719cm" style:legend-expansion="custom" chartooo:width="3.686cm" chartooo:height="2.581cm" style:legend-expansion-aspect-ratio="1.42812863231306" chart:style-name="ch2"/>
        <chart:plot-area chart:style-name="ch3" table:cell-range-address="water_1g_temp_3.C4:water_1g_temp_3.C53 water_1g_temp_3.G3:water_1g_temp_3.G53 water_1g_temp_3.J3:water_1g_temp_3.K53" chart:data-source-has-labels="row" svg:x="2.447cm" svg:y="0.288cm" svg:width="17.107cm" svg:height="10.899cm">
          <chartooo:coordinate-region svg:x="3.359cm" svg:y="0.488cm" svg:width="15.915cm" svg:height="10.0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ter_1g_temp_3.G4:water_1g_temp_3.G53" chart:label-cell-address="water_1g_temp_3.G3:water_1g_temp_3.G3" chart:class="chart:scatter">
            <chart:domain table:cell-range-address="water_1g_temp_3.C4:water_1g_temp_3.C53"/>
            <chart:data-point chart:repeated="50"/>
          </chart:series>
          <chart:series chart:style-name="ch8" chart:values-cell-range-address="water_1g_temp_3.K4:water_1g_temp_3.K53" chart:label-cell-address="water_1g_temp_3.K3:water_1g_temp_3.K3" chart:class="chart:scatter">
            <chart:data-point chart:repeated="50"/>
          </chart:series>
          <chart:series chart:style-name="ch9" chart:values-cell-range-address="water_1g_temp_3.J4:water_1g_temp_3.J53" chart:label-cell-address="water_1g_temp_3.J3:water_1g_temp_3.J3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water_1g_temp_3.G3:water_1g_temp_3.G3</svg:desc>
                </draw:g>
              </table:table-cell>
              <table:table-cell office:value-type="string">
                <text:p>Almost Transport</text:p>
                <draw:g>
                  <svg:desc>water_1g_temp_3.K3:water_1g_temp_3.K3</svg:desc>
                </draw:g>
              </table:table-cell>
              <table:table-cell office:value-type="string">
                <text:p>Almost Diff</text:p>
                <draw:g>
                  <svg:desc>water_1g_temp_3.J3:water_1g_temp_3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ater_1g_temp_3.C4:water_1g_temp_3.C53</svg:desc>
                </draw:g>
              </table:table-cell>
              <table:table-cell office:value-type="float" office:value="0.0317039843045855">
                <text:p>0.0317039843045855</text:p>
                <draw:g>
                  <svg:desc>water_1g_temp_3.G4:water_1g_temp_3.G53</svg:desc>
                </draw:g>
              </table:table-cell>
              <table:table-cell office:value-type="float" office:value="0.01253813">
                <text:p>0.01253813</text:p>
                <draw:g>
                  <svg:desc>water_1g_temp_3.K4:water_1g_temp_3.K53</svg:desc>
                </draw:g>
              </table:table-cell>
              <table:table-cell office:value-type="float" office:value="0.008157157">
                <text:p>0.008157157</text:p>
                <draw:g>
                  <svg:desc>water_1g_temp_3.J4:water_1g_temp_3.J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16159932863635">
                <text:p>0.0316159932863635</text:p>
              </table:table-cell>
              <table:table-cell office:value-type="float" office:value="0.01257627">
                <text:p>0.01257627</text:p>
              </table:table-cell>
              <table:table-cell office:value-type="float" office:value="0.008188925">
                <text:p>0.008188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6356143718279">
                <text:p>0.0316356143718279</text:p>
              </table:table-cell>
              <table:table-cell office:value-type="float" office:value="0.01265206">
                <text:p>0.01265206</text:p>
              </table:table-cell>
              <table:table-cell office:value-type="float" office:value="0.008252702">
                <text:p>0.008252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5668165456135">
                <text:p>0.0315668165456135</text:p>
              </table:table-cell>
              <table:table-cell office:value-type="float" office:value="0.01276577">
                <text:p>0.01276577</text:p>
              </table:table-cell>
              <table:table-cell office:value-type="float" office:value="0.008348972">
                <text:p>0.008348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4620426722387">
                <text:p>0.0314620426722387</text:p>
              </table:table-cell>
              <table:table-cell office:value-type="float" office:value="0.01291766">
                <text:p>0.01291766</text:p>
              </table:table-cell>
              <table:table-cell office:value-type="float" office:value="0.008478459">
                <text:p>0.008478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425300454554">
                <text:p>0.031425300454554</text:p>
              </table:table-cell>
              <table:table-cell office:value-type="float" office:value="0.01310802">
                <text:p>0.01310802</text:p>
              </table:table-cell>
              <table:table-cell office:value-type="float" office:value="0.008642125">
                <text:p>0.008642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875770087566">
                <text:p>0.0311875770087566</text:p>
              </table:table-cell>
              <table:table-cell office:value-type="float" office:value="0.01333719">
                <text:p>0.01333719</text:p>
              </table:table-cell>
              <table:table-cell office:value-type="float" office:value="0.008841166">
                <text:p>0.008841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38774342954">
                <text:p>0.0309338774342954</text:p>
              </table:table-cell>
              <table:table-cell office:value-type="float" office:value="0.01360552">
                <text:p>0.01360552</text:p>
              </table:table-cell>
              <table:table-cell office:value-type="float" office:value="0.009077009">
                <text:p>0.009077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616471762436">
                <text:p>0.0306616471762436</text:p>
              </table:table-cell>
              <table:table-cell office:value-type="float" office:value="0.01391337">
                <text:p>0.01391337</text:p>
              </table:table-cell>
              <table:table-cell office:value-type="float" office:value="0.009351301">
                <text:p>0.009351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756739920666">
                <text:p>0.0303756739920666</text:p>
              </table:table-cell>
              <table:table-cell office:value-type="float" office:value="0.01426111">
                <text:p>0.01426111</text:p>
              </table:table-cell>
              <table:table-cell office:value-type="float" office:value="0.009665902">
                <text:p>0.009665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14965525917">
                <text:p>0.030014965525917</text:p>
              </table:table-cell>
              <table:table-cell office:value-type="float" office:value="0.01464901">
                <text:p>0.01464901</text:p>
              </table:table-cell>
              <table:table-cell office:value-type="float" office:value="0.01002287">
                <text:p>0.01002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252732547631">
                <text:p>0.0296252732547631</text:p>
              </table:table-cell>
              <table:table-cell office:value-type="float" office:value="0.01507729">
                <text:p>0.01507729</text:p>
              </table:table-cell>
              <table:table-cell office:value-type="float" office:value="0.01042445">
                <text:p>0.01042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45522138069">
                <text:p>0.0292845522138069</text:p>
              </table:table-cell>
              <table:table-cell office:value-type="float" office:value="0.01554605">
                <text:p>0.01554605</text:p>
              </table:table-cell>
              <table:table-cell office:value-type="float" office:value="0.01087302">
                <text:p>0.01087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652140052257">
                <text:p>0.0288652140052257</text:p>
              </table:table-cell>
              <table:table-cell office:value-type="float" office:value="0.01605519">
                <text:p>0.01605519</text:p>
              </table:table-cell>
              <table:table-cell office:value-type="float" office:value="0.01137111">
                <text:p>0.01137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419028658818">
                <text:p>0.0283419028658818</text:p>
              </table:table-cell>
              <table:table-cell office:value-type="float" office:value="0.0166044">
                <text:p>0.0166044</text:p>
              </table:table-cell>
              <table:table-cell office:value-type="float" office:value="0.0119213">
                <text:p>0.0119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8461997773389">
                <text:p>0.0278461997773389</text:p>
              </table:table-cell>
              <table:table-cell office:value-type="float" office:value="0.01719306">
                <text:p>0.01719306</text:p>
              </table:table-cell>
              <table:table-cell office:value-type="float" office:value="0.01252623">
                <text:p>0.01252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678368892102">
                <text:p>0.0273678368892102</text:p>
              </table:table-cell>
              <table:table-cell office:value-type="float" office:value="0.0178202">
                <text:p>0.0178202</text:p>
              </table:table-cell>
              <table:table-cell office:value-type="float" office:value="0.01318848">
                <text:p>0.01318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881117784082">
                <text:p>0.0267881117784082</text:p>
              </table:table-cell>
              <table:table-cell office:value-type="float" office:value="0.01848441">
                <text:p>0.01848441</text:p>
              </table:table-cell>
              <table:table-cell office:value-type="float" office:value="0.01391051">
                <text:p>0.01391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2425559681628">
                <text:p>0.0262425559681628</text:p>
              </table:table-cell>
              <table:table-cell office:value-type="float" office:value="0.01918374">
                <text:p>0.01918374</text:p>
              </table:table-cell>
              <table:table-cell office:value-type="float" office:value="0.01469457">
                <text:p>0.01469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6548883688376">
                <text:p>0.0256548883688376</text:p>
              </table:table-cell>
              <table:table-cell office:value-type="float" office:value="0.01991561">
                <text:p>0.01991561</text:p>
              </table:table-cell>
              <table:table-cell office:value-type="float" office:value="0.01554256">
                <text:p>0.01554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87872273539">
                <text:p>0.024987872273539</text:p>
              </table:table-cell>
              <table:table-cell office:value-type="float" office:value="0.02067673">
                <text:p>0.02067673</text:p>
              </table:table-cell>
              <table:table-cell office:value-type="float" office:value="0.01645589">
                <text:p>0.01645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345753649161">
                <text:p>0.024345753649161</text:p>
              </table:table-cell>
              <table:table-cell office:value-type="float" office:value="0.02146294">
                <text:p>0.02146294</text:p>
              </table:table-cell>
              <table:table-cell office:value-type="float" office:value="0.01743532">
                <text:p>0.01743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7063978688784">
                <text:p>0.0237063978688784</text:p>
              </table:table-cell>
              <table:table-cell office:value-type="float" office:value="0.02226913">
                <text:p>0.02226913</text:p>
              </table:table-cell>
              <table:table-cell office:value-type="float" office:value="0.01848071">
                <text:p>0.018480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9880906796152">
                <text:p>0.0229880906796152</text:p>
              </table:table-cell>
              <table:table-cell office:value-type="float" office:value="0.02308912">
                <text:p>0.02308912</text:p>
              </table:table-cell>
              <table:table-cell office:value-type="float" office:value="0.01959084">
                <text:p>0.01959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275882769999">
                <text:p>0.022275882769999</text:p>
              </table:table-cell>
              <table:table-cell office:value-type="float" office:value="0.0239155">
                <text:p>0.0239155</text:p>
              </table:table-cell>
              <table:table-cell office:value-type="float" office:value="0.02076308">
                <text:p>0.02076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55050821628">
                <text:p>0.02155050821628</text:p>
              </table:table-cell>
              <table:table-cell office:value-type="float" office:value="0.02473956">
                <text:p>0.02473956</text:p>
              </table:table-cell>
              <table:table-cell office:value-type="float" office:value="0.02199313">
                <text:p>0.02199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7937150995157">
                <text:p>0.0207937150995157</text:p>
              </table:table-cell>
              <table:table-cell office:value-type="float" office:value="0.02555113">
                <text:p>0.02555113</text:p>
              </table:table-cell>
              <table:table-cell office:value-type="float" office:value="0.02327461">
                <text:p>0.02327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9623614681665">
                <text:p>0.0199623614681665</text:p>
              </table:table-cell>
              <table:table-cell office:value-type="float" office:value="0.0263385">
                <text:p>0.0263385</text:p>
              </table:table-cell>
              <table:table-cell office:value-type="float" office:value="0.02459873">
                <text:p>0.024598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1553852372874">
                <text:p>0.0191553852372874</text:p>
              </table:table-cell>
              <table:table-cell office:value-type="float" office:value="0.02708836">
                <text:p>0.02708836</text:p>
              </table:table-cell>
              <table:table-cell office:value-type="float" office:value="0.02595388">
                <text:p>0.02595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351761073757">
                <text:p>0.018351761073757</text:p>
              </table:table-cell>
              <table:table-cell office:value-type="float" office:value="0.02778572">
                <text:p>0.02778572</text:p>
              </table:table-cell>
              <table:table-cell office:value-type="float" office:value="0.02732518">
                <text:p>0.02732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5538683562016">
                <text:p>0.0175538683562016</text:p>
              </table:table-cell>
              <table:table-cell office:value-type="float" office:value="0.02841391">
                <text:p>0.02841391</text:p>
              </table:table-cell>
              <table:table-cell office:value-type="float" office:value="0.02869407">
                <text:p>0.02869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7430370779062">
                <text:p>0.0167430370779062</text:p>
              </table:table-cell>
              <table:table-cell office:value-type="float" office:value="0.02895463">
                <text:p>0.02895463</text:p>
              </table:table-cell>
              <table:table-cell office:value-type="float" office:value="0.0300379">
                <text:p>0.03003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918389318431">
                <text:p>0.015918389318431</text:p>
              </table:table-cell>
              <table:table-cell office:value-type="float" office:value="0.02938808">
                <text:p>0.02938808</text:p>
              </table:table-cell>
              <table:table-cell office:value-type="float" office:value="0.03132962">
                <text:p>0.03132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1112937288716">
                <text:p>0.0151112937288716</text:p>
              </table:table-cell>
              <table:table-cell office:value-type="float" office:value="0.0296931">
                <text:p>0.0296931</text:p>
              </table:table-cell>
              <table:table-cell office:value-type="float" office:value="0.03253745">
                <text:p>0.03253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2747977826678">
                <text:p>0.0142747977826678</text:p>
              </table:table-cell>
              <table:table-cell office:value-type="float" office:value="0.02984752">
                <text:p>0.02984752</text:p>
              </table:table-cell>
              <table:table-cell office:value-type="float" office:value="0.03362485">
                <text:p>0.03362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4571221137989">
                <text:p>0.0134571221137989</text:p>
              </table:table-cell>
              <table:table-cell office:value-type="float" office:value="0.02982851">
                <text:p>0.02982851</text:p>
              </table:table-cell>
              <table:table-cell office:value-type="float" office:value="0.0345505">
                <text:p>0.0345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5741198895007">
                <text:p>0.0125741198895007</text:p>
              </table:table-cell>
              <table:table-cell office:value-type="float" office:value="0.02961311">
                <text:p>0.02961311</text:p>
              </table:table-cell>
              <table:table-cell office:value-type="float" office:value="0.03526872">
                <text:p>0.03526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7052791429674">
                <text:p>0.0117052791429674</text:p>
              </table:table-cell>
              <table:table-cell office:value-type="float" office:value="0.02917887">
                <text:p>0.02917887</text:p>
              </table:table-cell>
              <table:table-cell office:value-type="float" office:value="0.03573013">
                <text:p>0.03573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8080586709793">
                <text:p>0.0108080586709793</text:p>
              </table:table-cell>
              <table:table-cell office:value-type="float" office:value="0.02850466">
                <text:p>0.02850466</text:p>
              </table:table-cell>
              <table:table-cell office:value-type="float" office:value="0.03588268">
                <text:p>0.035882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2884660532186">
                <text:p>0.00992884660532186</text:p>
              </table:table-cell>
              <table:table-cell office:value-type="float" office:value="0.02757156">
                <text:p>0.02757156</text:p>
              </table:table-cell>
              <table:table-cell office:value-type="float" office:value="0.03567331">
                <text:p>0.035673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41591309029">
                <text:p>0.00906041591309029</text:p>
              </table:table-cell>
              <table:table-cell office:value-type="float" office:value="0.0263639">
                <text:p>0.0263639</text:p>
              </table:table-cell>
              <table:table-cell office:value-type="float" office:value="0.03504998">
                <text:p>0.03504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8216190957577">
                <text:p>0.00818216190957577</text:p>
              </table:table-cell>
              <table:table-cell office:value-type="float" office:value="0.02487041">
                <text:p>0.02487041</text:p>
              </table:table-cell>
              <table:table-cell office:value-type="float" office:value="0.03396438">
                <text:p>0.03396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0422874145899">
                <text:p>0.00730422874145899</text:p>
              </table:table-cell>
              <table:table-cell office:value-type="float" office:value="0.02308542">
                <text:p>0.02308542</text:p>
              </table:table-cell>
              <table:table-cell office:value-type="float" office:value="0.03237514">
                <text:p>0.03237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3258767592714">
                <text:p>0.00643258767592714</text:p>
              </table:table-cell>
              <table:table-cell office:value-type="float" office:value="0.02101009">
                <text:p>0.02101009</text:p>
              </table:table-cell>
              <table:table-cell office:value-type="float" office:value="0.03025154">
                <text:p>0.03025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56889955694675">
                <text:p>0.00556889955694675</text:p>
              </table:table-cell>
              <table:table-cell office:value-type="float" office:value="0.01865356">
                <text:p>0.01865356</text:p>
              </table:table-cell>
              <table:table-cell office:value-type="float" office:value="0.02757761">
                <text:p>0.02757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0096400217707">
                <text:p>0.00470096400217707</text:p>
              </table:table-cell>
              <table:table-cell office:value-type="float" office:value="0.01603404">
                <text:p>0.01603404</text:p>
              </table:table-cell>
              <table:table-cell office:value-type="float" office:value="0.02435633">
                <text:p>0.02435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3177024544514">
                <text:p>0.00383177024544514</text:p>
              </table:table-cell>
              <table:table-cell office:value-type="float" office:value="0.0131796">
                <text:p>0.0131796</text:p>
              </table:table-cell>
              <table:table-cell office:value-type="float" office:value="0.02061366">
                <text:p>0.02061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5121450686927">
                <text:p>0.00295121450686927</text:p>
              </table:table-cell>
              <table:table-cell office:value-type="float" office:value="0.01012868">
                <text:p>0.01012868</text:p>
              </table:table-cell>
              <table:table-cell office:value-type="float" office:value="0.01640204">
                <text:p>0.01640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5458845662333">
                <text:p>0.00205458845662333</text:p>
              </table:table-cell>
              <table:table-cell office:value-type="float" office:value="0.006929459">
                <text:p>0.006929459</text:p>
              </table:table-cell>
              <table:table-cell office:value-type="float" office:value="0.01180279">
                <text:p>0.01180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060007494328">
                <text:p>0.00112060007494328</text:p>
              </table:table-cell>
              <table:table-cell office:value-type="float" office:value="0.003630142">
                <text:p>0.003630142</text:p>
              </table:table-cell>
              <table:table-cell office:value-type="float" office:value="0.006927126">
                <text:p>0.0069271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